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coder input Y_N[373] = 16.6692</text:p>
      <text:p text:style-name="Standard">Decoder input Y_N[374] = 6.85879</text:p>
      <text:p text:style-name="Standard">Decoder input Y_N[375] = 15.58</text:p>
      <text:p text:style-name="Standard">Decoder input Y_N[376] = 10.2915</text:p>
      <text:p text:style-name="Standard">Decoder input Y_N[377] = 14.9646</text:p>
      <text:p text:style-name="Standard">Decoder input Y_N[378] = 5.27255</text:p>
      <text:p text:style-name="Standard">Decoder input Y_N[379] = 10.2007</text:p>
      <text:p text:style-name="Standard">Decoder input Y_N[380] = 1.52607</text:p>
      <text:p text:style-name="Standard">Decoder input Y_N[381] = 15.4186</text:p>
      <text:p text:style-name="Standard">Decoder input Y_N[382] = 7.86542</text:p>
      <text:p text:style-name="Standard">Decoder input Y_N[383] = 18.2118</text:p>
      <text:p text:style-name="Standard">Decoder input Y_N[384] = 10.2566</text:p>
      <text:p text:style-name="Standard">Decoder input Y_N[385] = 5.04272</text:p>
      <text:p text:style-name="Standard">Decoder input Y_N[386] = 5.58588</text:p>
      <text:p text:style-name="Standard">Decoder input Y_N[387] = 10.0536</text:p>
      <text:p text:style-name="Standard">Decoder input Y_N[388] = 6.97346</text:p>
      <text:p text:style-name="Standard">Decoder input Y_N[389] = 4.9432</text:p>
      <text:p text:style-name="Standard">Decoder input Y_N[390] = 9.95018</text:p>
      <text:p text:style-name="Standard">Decoder input Y_N[391] = 15.5148</text:p>
      <text:p text:style-name="Standard">Decoder input Y_N[392] = 11.2157</text:p>
      <text:p text:style-name="Standard">Decoder input Y_N[393] = 13.7334</text:p>
      <text:p text:style-name="Standard">Decoder input Y_N[394] = 1.20111</text:p>
      <text:p text:style-name="Standard">Decoder input Y_N[395] = 5.56384</text:p>
      <text:p text:style-name="Standard">Decoder input Y_N[396] = 14.2165</text:p>
      <text:p text:style-name="Standard">Decoder input Y_N[397] = 10.9723</text:p>
      <text:p text:style-name="Standard">Decoder input Y_N[398] = 7.12863</text:p>
      <text:p text:style-name="Standard">Decoder input Y_N[399] = 10.84</text:p>
      <text:p text:style-name="Standard">Decoder input Y_N[400] = 8.5001</text:p>
      <text:p text:style-name="Standard">Decoder input Y_N[401] = 10.0736</text:p>
      <text:p text:style-name="Standard">Decoder input Y_N[402] = 14.3446</text:p>
      <text:p text:style-name="Standard">Decoder input Y_N[403] = 5.49312</text:p>
      <text:p text:style-name="Standard">Decoder input Y_N[404] = 1.54997</text:p>
      <text:p text:style-name="Standard">Decoder input Y_N[405] = 10.5849</text:p>
      <text:p text:style-name="Standard">Decoder input Y_N[406] = 7.85412</text:p>
      <text:p text:style-name="Standard">Decoder input Y_N[407] = 12.2833</text:p>
      <text:p text:style-name="Standard">Decoder input Y_N[408] = 8.3384</text:p>
      <text:p text:style-name="Standard">Decoder input Y_N[409] = 6.63381</text:p>
      <text:p text:style-name="Standard">Decoder input Y_N[410] = 17.0792</text:p>
      <text:p text:style-name="Standard">Decoder input Y_N[411] = 15.9895</text:p>
      <text:p text:style-name="Standard">Decoder input Y_N[412] = 8.33404</text:p>
      <text:p text:style-name="Standard">Decoder input Y_N[413] = 2.3494</text:p>
      <text:p text:style-name="Standard">Decoder input Y_N[414] = 8.54665</text:p>
      <text:p text:style-name="Standard">Decoder input Y_N[415] = 5.74855</text:p>
      <text:p text:style-name="Standard">Decoder input Y_N[416] = 2.83247</text:p>
      <text:p text:style-name="Standard">Decoder input Y_N[417] = 14.5935</text:p>
      <text:p text:style-name="Standard">Decoder input Y_N[418] = 10.4834</text:p>
      <text:p text:style-name="Standard">Decoder input Y_N[419] = 1.78722</text:p>
      <text:p text:style-name="Standard">Decoder input Y_N[420] = 3.61528</text:p>
      <text:p text:style-name="Standard">Decoder input Y_N[421] = 14.4155</text:p>
      <text:p text:style-name="Standard">Decoder input Y_N[422] = 14.367</text:p>
      <text:p text:style-name="Standard">Decoder input Y_N[423] = 6.86477</text:p>
      <text:p text:style-name="Standard">Decoder input Y_N[424] = 8.81298</text:p>
      <text:p text:style-name="Standard"><text:soft-page-break/>Decoder input Y_N[425] = 14.4398</text:p>
      <text:p text:style-name="Standard">Decoder input Y_N[426] = 7.17484</text:p>
      <text:p text:style-name="Standard">Decoder input Y_N[427] = 11.2815</text:p>
      <text:p text:style-name="Standard">Decoder input Y_N[428] = 13.4725</text:p>
      <text:p text:style-name="Standard">Decoder input Y_N[429] = 10.3517</text:p>
      <text:p text:style-name="Standard">Decoder input Y_N[430] = 4.96108</text:p>
      <text:p text:style-name="Standard">Decoder input Y_N[431] = 12.1442</text:p>
      <text:p text:style-name="Standard">Decoder input Y_N[432] = 10.4814</text:p>
      <text:p text:style-name="Standard">Decoder input Y_N[433] = 14.6838</text:p>
      <text:p text:style-name="Standard">Decoder input Y_N[434] = 6.60486</text:p>
      <text:p text:style-name="Standard">Decoder input Y_N[435] = 13.9825</text:p>
      <text:p text:style-name="Standard">Decoder input Y_N[436] = 12.962</text:p>
      <text:p text:style-name="Standard">Decoder input Y_N[437] = 17.6143</text:p>
      <text:p text:style-name="Standard">Decoder input Y_N[438] = 17.0212</text:p>
      <text:p text:style-name="Standard">Decoder input Y_N[439] = 14.28</text:p>
      <text:p text:style-name="Standard">Decoder input Y_N[440] = 9.87712</text:p>
      <text:p text:style-name="Standard">Decoder input Y_N[441] = 11.6106</text:p>
      <text:p text:style-name="Standard">Decoder input Y_N[442] = 6.92536</text:p>
      <text:p text:style-name="Standard">Decoder input Y_N[443] = 16.2125</text:p>
      <text:p text:style-name="Standard">Decoder input Y_N[444] = 7.71446</text:p>
      <text:p text:style-name="Standard">Decoder input Y_N[445] = 9.04464</text:p>
      <text:p text:style-name="Standard">Decoder input Y_N[446] = 13.1706</text:p>
      <text:p text:style-name="Standard">Decoder input Y_N[447] = 8.9676</text:p>
      <text:p text:style-name="Standard">Decoder input Y_N[448] = 10.8606</text:p>
      <text:p text:style-name="Standard">Decoder input Y_N[449] = 16.3686</text:p>
      <text:p text:style-name="Standard">Decoder input Y_N[450] = 12.2704</text:p>
      <text:p text:style-name="Standard">Decoder input Y_N[451] = 5.28148</text:p>
      <text:p text:style-name="Standard">Decoder input Y_N[452] = 17.5653</text:p>
      <text:p text:style-name="Standard">Decoder input Y_N[453] = 13.0928</text:p>
      <text:p text:style-name="Standard">Decoder input Y_N[454] = 10.7196</text:p>
      <text:p text:style-name="Standard">Decoder input Y_N[455] = 14.426</text:p>
      <text:p text:style-name="Standard">Decoder input Y_N[456] = 10.4218</text:p>
      <text:p text:style-name="Standard">Decoder input Y_N[457] = 9.8627</text:p>
      <text:p text:style-name="Standard">Decoder input Y_N[458] = 4.5954</text:p>
      <text:p text:style-name="Standard">Decoder input Y_N[459] = 6.93644</text:p>
      <text:p text:style-name="Standard">Decoder input Y_N[460] = 4.91874</text:p>
      <text:p text:style-name="Standard">Decoder input Y_N[461] = 10.6989</text:p>
      <text:p text:style-name="Standard">Decoder input Y_N[462] = 12.9455</text:p>
      <text:p text:style-name="Standard">Decoder input Y_N[463] = 5.54751</text:p>
      <text:p text:style-name="Standard">Decoder input Y_N[464] = 12.3861</text:p>
      <text:p text:style-name="Standard">Decoder input Y_N[465] = 11.4791</text:p>
      <text:p text:style-name="Standard">Decoder input Y_N[466] = 14.9807</text:p>
      <text:p text:style-name="Standard">Decoder input Y_N[467] = 7.60288</text:p>
      <text:p text:style-name="Standard">Decoder input Y_N[468] = 8.46725</text:p>
      <text:p text:style-name="Standard">Decoder input Y_N[469] = 15.4257</text:p>
      <text:p text:style-name="Standard">Decoder input Y_N[470] = 8.47997</text:p>
      <text:p text:style-name="Standard">Decoder input Y_N[471] = 7.3846</text:p>
      <text:p text:style-name="Standard">Decoder input Y_N[472] = 17.0581</text:p>
      <text:p text:style-name="Standard">Decoder input Y_N[473] = 9.4422</text:p>
      <text:p text:style-name="Standard">Decoder input Y_N[474] = 2.94381</text:p>
      <text:p text:style-name="Standard">Decoder input Y_N[475] = 13.749</text:p>
      <text:p text:style-name="Standard">Decoder input Y_N[476] = 6.2406</text:p>
      <text:p text:style-name="Standard"><text:soft-page-break/>Decoder input Y_N[477] = 6.71212</text:p>
      <text:p text:style-name="Standard">Decoder input Y_N[478] = 10.3122</text:p>
      <text:p text:style-name="Standard">Decoder input Y_N[479] = 8.58688</text:p>
      <text:p text:style-name="Standard">Decoder input Y_N[480] = 1.58197</text:p>
      <text:p text:style-name="Standard">Decoder input Y_N[481] = 8.89226</text:p>
      <text:p text:style-name="Standard">Decoder input Y_N[482] = 24.0998</text:p>
      <text:p text:style-name="Standard">Decoder input Y_N[483] = 16.2287</text:p>
      <text:p text:style-name="Standard">Decoder input Y_N[484] = 2.08179</text:p>
      <text:p text:style-name="Standard">Decoder input Y_N[485] = 16.0281</text:p>
      <text:p text:style-name="Standard">Decoder input Y_N[486] = 15.3139</text:p>
      <text:p text:style-name="Standard">Decoder input Y_N[487] = 4.8956</text:p>
      <text:p text:style-name="Standard">Decoder input Y_N[488] = 4.03417</text:p>
      <text:p text:style-name="Standard">Decoder input Y_N[489] = 9.60306</text:p>
      <text:p text:style-name="Standard">Decoder input Y_N[490] = 16.9024</text:p>
      <text:p text:style-name="Standard">Decoder input Y_N[491] = 11.6681</text:p>
      <text:p text:style-name="Standard">Decoder input Y_N[492] = 14.1604</text:p>
      <text:p text:style-name="Standard">Decoder input Y_N[493] = 12.5494</text:p>
      <text:p text:style-name="Standard">Decoder input Y_N[494] = 10.7732</text:p>
      <text:p text:style-name="Standard">Decoder input Y_N[495] = 14.2424</text:p>
      <text:p text:style-name="Standard">Decoder input Y_N[496] = 1.32486</text:p>
      <text:p text:style-name="Standard">Decoder input Y_N[497] = 14.2895</text:p>
      <text:p text:style-name="Standard">Decoder input Y_N[498] = 13.3775</text:p>
      <text:p text:style-name="Standard">Decoder input Y_N[499] = 15.7433</text:p>
      <text:p text:style-name="Standard">Decoder input Y_N[500] = 12.1767</text:p>
      <text:p text:style-name="Standard">Decoder input Y_N[501] = 19.8011</text:p>
      <text:p text:style-name="Standard">Decoder input Y_N[502] = -2.49354</text:p>
      <text:p text:style-name="Standard">Decoder input Y_N[503] = 8.10427</text:p>
      <text:p text:style-name="Standard">Decoder input Y_N[504] = 0.941873</text:p>
      <text:p text:style-name="Standard">Decoder input Y_N[505] = 3.71546</text:p>
      <text:p text:style-name="Standard">Decoder input Y_N[506] = 6.95958</text:p>
      <text:p text:style-name="Standard">Decoder input Y_N[507] = 7.07235</text:p>
      <text:p text:style-name="Standard">Decoder input Y_N[508] = 5.83412</text:p>
      <text:p text:style-name="Standard">Decoder input Y_N[509] = 3.74995</text:p>
      <text:p text:style-name="Standard">Decoder input Y_N[510] = 12.7823</text:p>
      <text:p text:style-name="Standard">Decoder input Y_N[511] = 12.1063</text:p>
      <text:p text:style-name="Standard">Decoder input Y_N[512] = 4.90781</text:p>
      <text:p text:style-name="Standard">Decoder input Y_N[513] = 10.3226</text:p>
      <text:p text:style-name="Standard">Decoder input Y_N[514] = 19.8314</text:p>
      <text:p text:style-name="Standard">Decoder input Y_N[515] = 10.8063</text:p>
      <text:p text:style-name="Standard">Decoder input Y_N[516] = 11.5731</text:p>
      <text:p text:style-name="Standard">Decoder input Y_N[517] = 0.448751</text:p>
      <text:p text:style-name="Standard">Decoder input Y_N[518] = 5.50476</text:p>
      <text:p text:style-name="Standard">Decoder input Y_N[519] = 3.7391</text:p>
      <text:p text:style-name="Standard">Decoder input Y_N[520] = 8.90145</text:p>
      <text:p text:style-name="Standard">Decoder input Y_N[521] = 6.41118</text:p>
      <text:p text:style-name="Standard">Decoder input Y_N[522] = 18.8686</text:p>
      <text:p text:style-name="Standard">Decoder input Y_N[523] = 11.2996</text:p>
      <text:p text:style-name="Standard">Decoder input Y_N[524] = 8.59604</text:p>
      <text:p text:style-name="Standard">Decoder input Y_N[525] = 15.9096</text:p>
      <text:p text:style-name="Standard">Decoder input Y_N[526] = 1.46003</text:p>
      <text:p text:style-name="Standard">Decoder input Y_N[527] = 13.065</text:p>
      <text:p text:style-name="Standard">Decoder input Y_N[528] = 8.72725</text:p>
      <text:p text:style-name="Standard"><text:soft-page-break/>Decoder input Y_N[529] = 11.9852</text:p>
      <text:p text:style-name="Standard">Decoder input Y_N[530] = 9.44748</text:p>
      <text:p text:style-name="Standard">Decoder input Y_N[531] = 15.9203</text:p>
      <text:p text:style-name="Standard">Decoder input Y_N[532] = 14.5135</text:p>
      <text:p text:style-name="Standard">Decoder input Y_N[533] = 15.3643</text:p>
      <text:p text:style-name="Standard">Decoder input Y_N[534] = 11.8596</text:p>
      <text:p text:style-name="Standard">Decoder input Y_N[535] = 7.8932</text:p>
      <text:p text:style-name="Standard">Decoder input Y_N[536] = 6.89675</text:p>
      <text:p text:style-name="Standard">Decoder input Y_N[537] = 14.2261</text:p>
      <text:p text:style-name="Standard">Decoder input Y_N[538] = 14.2331</text:p>
      <text:p text:style-name="Standard">Decoder input Y_N[539] = 11.8516</text:p>
      <text:p text:style-name="Standard">Decoder input Y_N[540] = 15.3886</text:p>
      <text:p text:style-name="Standard">Decoder input Y_N[541] = 17.8822</text:p>
      <text:p text:style-name="Standard">Decoder input Y_N[542] = 14.4041</text:p>
      <text:p text:style-name="Standard">Decoder input Y_N[543] = 11.9165</text:p>
      <text:p text:style-name="Standard">Decoder input Y_N[544] = 5.64418</text:p>
      <text:p text:style-name="Standard">Decoder input Y_N[545] = 6.35152</text:p>
      <text:p text:style-name="Standard">Decoder input Y_N[546] = -0.728706</text:p>
      <text:p text:style-name="Standard">Decoder input Y_N[547] = 19.6387</text:p>
      <text:p text:style-name="Standard">Decoder input Y_N[548] = 14.8696</text:p>
      <text:p text:style-name="Standard">Decoder input Y_N[549] = 9.78554</text:p>
      <text:p text:style-name="Standard">Decoder input Y_N[550] = 7.59661</text:p>
      <text:p text:style-name="Standard">Decoder input Y_N[551] = 9.64254</text:p>
      <text:p text:style-name="Standard">Decoder input Y_N[552] = 10.7004</text:p>
      <text:p text:style-name="Standard">Decoder input Y_N[553] = 7.93147</text:p>
      <text:p text:style-name="Standard">Decoder input Y_N[554] = 3.47209</text:p>
      <text:p text:style-name="Standard">Decoder input Y_N[555] = 11.2633</text:p>
      <text:p text:style-name="Standard">Decoder input Y_N[556] = 3.91243</text:p>
      <text:p text:style-name="Standard">Decoder input Y_N[557] = 18.7426</text:p>
      <text:p text:style-name="Standard">Decoder input Y_N[558] = 11.5804</text:p>
      <text:p text:style-name="Standard">Decoder input Y_N[559] = 5.49007</text:p>
      <text:p text:style-name="Standard">Decoder input Y_N[560] = 9.80782</text:p>
      <text:p text:style-name="Standard">Decoder input Y_N[561] = 9.70543</text:p>
      <text:p text:style-name="Standard">Decoder input Y_N[562] = 6.67951</text:p>
      <text:p text:style-name="Standard">Decoder input Y_N[563] = 11.6426</text:p>
      <text:p text:style-name="Standard">Decoder input Y_N[564] = 6.2541</text:p>
      <text:p text:style-name="Standard">Decoder input Y_N[565] = 14.7973</text:p>
      <text:p text:style-name="Standard">Decoder input Y_N[566] = 15.3185</text:p>
      <text:p text:style-name="Standard">Decoder input Y_N[567] = 6.13199</text:p>
      <text:p text:style-name="Standard">Decoder input Y_N[568] = 11.9427</text:p>
      <text:p text:style-name="Standard">Decoder input Y_N[569] = 10.5596</text:p>
      <text:p text:style-name="Standard">Decoder input Y_N[570] = 4.28073</text:p>
      <text:p text:style-name="Standard">Decoder input Y_N[571] = 10.5528</text:p>
      <text:p text:style-name="Standard">Decoder input Y_N[572] = 10.5259</text:p>
      <text:p text:style-name="Standard">Decoder input Y_N[573] = 9.71329</text:p>
      <text:p text:style-name="Standard">Decoder input Y_N[574] = 8.09885</text:p>
      <text:p text:style-name="Standard">Decoder input Y_N[575] = 0.61964</text:p>
      <text:p text:style-name="Standard">Decoder input Y_N[576] = 11.6797</text:p>
      <text:p text:style-name="Standard">Decoder input Y_N[577] = 12.6405</text:p>
      <text:p text:style-name="Standard">Decoder input Y_N[578] = 14.4437</text:p>
      <text:p text:style-name="Standard">Decoder input Y_N[579] = 12.3628</text:p>
      <text:p text:style-name="Standard">Decoder input Y_N[580] = 11.3338</text:p>
      <text:p text:style-name="Standard"><text:soft-page-break/>Decoder input Y_N[581] = 13.7464</text:p>
      <text:p text:style-name="Standard">Decoder input Y_N[582] = 16.7905</text:p>
      <text:p text:style-name="Standard">Decoder input Y_N[583] = 16.7732</text:p>
      <text:p text:style-name="Standard">Decoder input Y_N[584] = 6.89237</text:p>
      <text:p text:style-name="Standard">Decoder input Y_N[585] = 15.6663</text:p>
      <text:p text:style-name="Standard">Decoder input Y_N[586] = 18.8918</text:p>
      <text:p text:style-name="Standard">Decoder input Y_N[587] = 14.2504</text:p>
      <text:p text:style-name="Standard">Decoder input Y_N[588] = 10.6872</text:p>
      <text:p text:style-name="Standard">Decoder input Y_N[589] = 8.26403</text:p>
      <text:p text:style-name="Standard">Decoder input Y_N[590] = 10.1669</text:p>
      <text:p text:style-name="Standard">Decoder input Y_N[591] = 8.63877</text:p>
      <text:p text:style-name="Standard">Decoder input Y_N[592] = 6.42142</text:p>
      <text:p text:style-name="Standard">Decoder input Y_N[593] = 16.4555</text:p>
      <text:p text:style-name="Standard">Decoder input Y_N[594] = 10.1654</text:p>
      <text:p text:style-name="Standard">Decoder input Y_N[595] = 4.74498</text:p>
      <text:p text:style-name="Standard">Decoder input Y_N[596] = 1.22239</text:p>
      <text:p text:style-name="Standard">Decoder input Y_N[597] = 13.8266</text:p>
      <text:p text:style-name="Standard">Decoder input Y_N[598] = 9.34324</text:p>
      <text:p text:style-name="Standard">Decoder input Y_N[599] = 12.9632</text:p>
      <text:p text:style-name="Standard">Decoder input Y_N[600] = 7.79799</text:p>
      <text:p text:style-name="Standard">Decoder input Y_N[601] = 12.3628</text:p>
      <text:p text:style-name="Standard">Decoder input Y_N[602] = 9.18667</text:p>
      <text:p text:style-name="Standard">Decoder input Y_N[603] = 5.32687</text:p>
      <text:p text:style-name="Standard">Decoder input Y_N[604] = 18.0497</text:p>
      <text:p text:style-name="Standard">Decoder input Y_N[605] = 14.5653</text:p>
      <text:p text:style-name="Standard">Decoder input Y_N[606] = 11.5287</text:p>
      <text:p text:style-name="Standard">Decoder input Y_N[607] = 13.0879</text:p>
      <text:p text:style-name="Standard">Decoder input Y_N[608] = 14.029</text:p>
      <text:p text:style-name="Standard">Decoder input Y_N[609] = 13.3768</text:p>
      <text:p text:style-name="Standard">Decoder input Y_N[610] = 1.53022</text:p>
      <text:p text:style-name="Standard">Decoder input Y_N[611] = 4.56111</text:p>
      <text:p text:style-name="Standard">Decoder input Y_N[612] = 5.68309</text:p>
      <text:p text:style-name="Standard">Decoder input Y_N[613] = 8.23592</text:p>
      <text:p text:style-name="Standard">Decoder input Y_N[614] = 7.03284</text:p>
      <text:p text:style-name="Standard">Decoder input Y_N[615] = 8.88775</text:p>
      <text:p text:style-name="Standard">Decoder input Y_N[616] = 10.2612</text:p>
      <text:p text:style-name="Standard">Decoder input Y_N[617] = 10.5779</text:p>
      <text:p text:style-name="Standard">Decoder input Y_N[618] = 16.7083</text:p>
      <text:p text:style-name="Standard">Decoder input Y_N[619] = 14.2504</text:p>
      <text:p text:style-name="Standard">Decoder input Y_N[620] = 12.051</text:p>
      <text:p text:style-name="Standard">Decoder input Y_N[621] = 7.29184</text:p>
      <text:p text:style-name="Standard">Decoder input Y_N[622] = 9.61031</text:p>
      <text:p text:style-name="Standard">Decoder input Y_N[623] = 0.470123</text:p>
      <text:p text:style-name="Standard">Decoder input Y_N[624] = 14.5717</text:p>
      <text:p text:style-name="Standard">Decoder input Y_N[625] = 9.32952</text:p>
      <text:p text:style-name="Standard">Decoder input Y_N[626] = 11.2584</text:p>
      <text:p text:style-name="Standard">Decoder input Y_N[627] = 13.4689</text:p>
      <text:p text:style-name="Standard">Decoder input Y_N[628] = 4.82334</text:p>
      <text:p text:style-name="Standard">Decoder input Y_N[629] = 10.0858</text:p>
      <text:p text:style-name="Standard">Decoder input Y_N[630] = 16.8911</text:p>
      <text:p text:style-name="Standard">Decoder input Y_N[631] = 5.47044</text:p>
      <text:p text:style-name="Standard">Decoder input Y_N[632] = 10.756</text:p>
      <text:p text:style-name="Standard"><text:soft-page-break/>Decoder input Y_N[633] = 11.9776</text:p>
      <text:p text:style-name="Standard">Decoder input Y_N[634] = 11.4027</text:p>
      <text:p text:style-name="Standard">Decoder input Y_N[635] = 16.963</text:p>
      <text:p text:style-name="Standard">Decoder input Y_N[636] = 7.73154</text:p>
      <text:p text:style-name="Standard">Decoder input Y_N[637] = 13.4146</text:p>
      <text:p text:style-name="Standard">Decoder input Y_N[638] = 9.07111</text:p>
      <text:p text:style-name="Standard">Decoder input Y_N[639] = 5.63295</text:p>
      <text:p text:style-name="Standard">Decoder input Y_N[640] = 10.0737</text:p>
      <text:p text:style-name="Standard">Decoder input Y_N[641] = 6.47953</text:p>
      <text:p text:style-name="Standard">Decoder input Y_N[642] = 6.03836</text:p>
      <text:p text:style-name="Standard">Decoder input Y_N[643] = 8.01933</text:p>
      <text:p text:style-name="Standard">Decoder input Y_N[644] = 14.6572</text:p>
      <text:p text:style-name="Standard">Decoder input Y_N[645] = 11.7158</text:p>
      <text:p text:style-name="Standard">Decoder input Y_N[646] = 12.1763</text:p>
      <text:p text:style-name="Standard">Decoder input Y_N[647] = 15.4736</text:p>
      <text:p text:style-name="Standard">Encoder output index 0 -&gt; 0</text:p>
      <text:p text:style-name="Standard">Encoder output index 1 -&gt; 1</text:p>
      <text:p text:style-name="Standard">Encoder output index 2 -&gt; 0</text:p>
      <text:p text:style-name="Standard">Encoder output index 3 -&gt; 1</text:p>
      <text:p text:style-name="Standard">Encoder output index 4 -&gt; 1</text:p>
      <text:p text:style-name="Standard">Encoder output index 5 -&gt; 1</text:p>
      <text:p text:style-name="Standard">Encoder output index 6 -&gt; 1</text:p>
      <text:p text:style-name="Standard">Encoder output index 7 -&gt; 1</text:p>
      <text:p text:style-name="Standard">Encoder output index 8 -&gt; 1</text:p>
      <text:p text:style-name="Standard">Encoder output index 9 -&gt; 1</text:p>
      <text:p text:style-name="Standard">Encoder output index 10 -&gt; 0</text:p>
      <text:p text:style-name="Standard">Encoder output index 11 -&gt; 0</text:p>
      <text:p text:style-name="Standard">Encoder output index 12 -&gt; 1</text:p>
      <text:p text:style-name="Standard">Encoder output index 13 -&gt; 0</text:p>
      <text:p text:style-name="Standard">Encoder output index 14 -&gt; 0</text:p>
      <text:p text:style-name="Standard">Encoder output index 15 -&gt; 0</text:p>
      <text:p text:style-name="Standard">Encoder output index 16 -&gt; 0</text:p>
      <text:p text:style-name="Standard">Encoder output index 17 -&gt; 1</text:p>
      <text:p text:style-name="Standard">Encoder output index 18 -&gt; 1</text:p>
      <text:p text:style-name="Standard">Encoder output index 19 -&gt; 0</text:p>
      <text:p text:style-name="Standard">Encoder output index 20 -&gt; 0</text:p>
      <text:p text:style-name="Standard">Encoder output index 21 -&gt; 0</text:p>
      <text:p text:style-name="Standard">Encoder output index 22 -&gt; 0</text:p>
      <text:p text:style-name="Standard">Encoder output index 23 -&gt; 1</text:p>
      <text:p text:style-name="Standard">Encoder output index 24 -&gt; 0</text:p>
      <text:p text:style-name="Standard">Encoder output index 25 -&gt; 1</text:p>
      <text:p text:style-name="Standard">Encoder output index 26 -&gt; 1</text:p>
      <text:p text:style-name="Standard">Encoder output index 27 -&gt; 0</text:p>
      <text:p text:style-name="Standard">Encoder output index 28 -&gt; 0</text:p>
      <text:p text:style-name="Standard">Encoder output index 29 -&gt; 1</text:p>
      <text:p text:style-name="Standard">Encoder output index 30 -&gt; 1</text:p>
      <text:p text:style-name="Standard">Encoder output index 31 -&gt; 1</text:p>
      <text:p text:style-name="Standard">Encoder output index 32 -&gt; 1</text:p>
      <text:p text:style-name="Standard">Encoder output index 33 -&gt; 0</text:p>
      <text:p text:style-name="Standard">Encoder output index 34 -&gt; 1</text:p>
      <text:p text:style-name="Standard">Encoder output index 35 -&gt; 0</text:p>
      <text:p text:style-name="Standard">Encoder output index 36 -&gt; 1</text:p>
      <text:p text:style-name="Standard"><text:soft-page-break/>Encoder output index 37 -&gt; 0</text:p>
      <text:p text:style-name="Standard">Encoder output index 38 -&gt; 0</text:p>
      <text:p text:style-name="Standard">Encoder output index 39 -&gt; 0</text:p>
      <text:p text:style-name="Standard">Encoder output index 40 -&gt; 1</text:p>
      <text:p text:style-name="Standard">Encoder output index 41 -&gt; 1</text:p>
      <text:p text:style-name="Standard">Encoder output index 42 -&gt; 1</text:p>
      <text:p text:style-name="Standard">Encoder output index 43 -&gt; 1</text:p>
      <text:p text:style-name="Standard">Encoder output index 44 -&gt; 1</text:p>
      <text:p text:style-name="Standard">Encoder output index 45 -&gt; 0</text:p>
      <text:p text:style-name="Standard">Encoder output index 46 -&gt; 0</text:p>
      <text:p text:style-name="Standard">Encoder output index 47 -&gt; 0</text:p>
      <text:p text:style-name="Standard">Encoder output index 48 -&gt; 1</text:p>
      <text:p text:style-name="Standard">Encoder output index 49 -&gt; 1</text:p>
      <text:p text:style-name="Standard">Encoder output index 50 -&gt; 0</text:p>
      <text:p text:style-name="Standard">Encoder output index 51 -&gt; 1</text:p>
      <text:p text:style-name="Standard">Encoder output index 52 -&gt; 1</text:p>
      <text:p text:style-name="Standard">Encoder output index 53 -&gt; 0</text:p>
      <text:p text:style-name="Standard">Encoder output index 54 -&gt; 0</text:p>
      <text:p text:style-name="Standard">Encoder output index 55 -&gt; 1</text:p>
      <text:p text:style-name="Standard">Encoder output index 56 -&gt; 1</text:p>
      <text:p text:style-name="Standard">Encoder output index 57 -&gt; 1</text:p>
      <text:p text:style-name="Standard">Encoder output index 58 -&gt; 0</text:p>
      <text:p text:style-name="Standard">Encoder output index 59 -&gt; 1</text:p>
      <text:p text:style-name="Standard">Encoder output index 60 -&gt; 0</text:p>
      <text:p text:style-name="Standard">Encoder output index 61 -&gt; 1</text:p>
      <text:p text:style-name="Standard">Encoder output index 62 -&gt; 0</text:p>
      <text:p text:style-name="Standard">Encoder output index 63 -&gt; 0</text:p>
      <text:p text:style-name="Standard">Encoder output index 64 -&gt; 1</text:p>
      <text:p text:style-name="Standard">Encoder output index 65 -&gt; 0</text:p>
      <text:p text:style-name="Standard">Encoder output index 66 -&gt; 0</text:p>
      <text:p text:style-name="Standard">Encoder output index 67 -&gt; 1</text:p>
      <text:p text:style-name="Standard">Encoder output index 68 -&gt; 1</text:p>
      <text:p text:style-name="Standard">Encoder output index 69 -&gt; 1</text:p>
      <text:p text:style-name="Standard">Encoder output index 70 -&gt; 1</text:p>
      <text:p text:style-name="Standard">Encoder output index 71 -&gt; 0</text:p>
      <text:p text:style-name="Standard">Encoder output index 72 -&gt; 1</text:p>
      <text:p text:style-name="Standard">Encoder output index 73 -&gt; 0</text:p>
      <text:p text:style-name="Standard">Encoder output index 74 -&gt; 1</text:p>
      <text:p text:style-name="Standard">Encoder output index 75 -&gt; 1</text:p>
      <text:p text:style-name="Standard">Encoder output index 76 -&gt; 1</text:p>
      <text:p text:style-name="Standard">Encoder output index 77 -&gt; 0</text:p>
      <text:p text:style-name="Standard">Encoder output index 78 -&gt; 0</text:p>
      <text:p text:style-name="Standard">Encoder output index 79 -&gt; 0</text:p>
      <text:p text:style-name="Standard">Encoder output index 80 -&gt; 0</text:p>
      <text:p text:style-name="Standard">Encoder output index 81 -&gt; 0</text:p>
      <text:p text:style-name="Standard">Encoder output index 82 -&gt; 0</text:p>
      <text:p text:style-name="Standard">Encoder output index 83 -&gt; 0</text:p>
      <text:p text:style-name="Standard">Encoder output index 84 -&gt; 0</text:p>
      <text:p text:style-name="Standard">Encoder output index 85 -&gt; 0</text:p>
      <text:p text:style-name="Standard">Encoder output index 86 -&gt; 1</text:p>
      <text:p text:style-name="Standard">Encoder output index 87 -&gt; 0</text:p>
      <text:p text:style-name="Standard">Encoder output index 88 -&gt; 1</text:p>
      <text:p text:style-name="Standard"><text:soft-page-break/>Encoder output index 89 -&gt; 1</text:p>
      <text:p text:style-name="Standard">Encoder output index 90 -&gt; 0</text:p>
      <text:p text:style-name="Standard">Encoder output index 91 -&gt; 1</text:p>
      <text:p text:style-name="Standard">Encoder output index 92 -&gt; 1</text:p>
      <text:p text:style-name="Standard">Encoder output index 93 -&gt; 0</text:p>
      <text:p text:style-name="Standard">Encoder output index 94 -&gt; 0</text:p>
      <text:p text:style-name="Standard">Encoder output index 95 -&gt; 0</text:p>
      <text:p text:style-name="Standard">Encoder output index 96 -&gt; 1</text:p>
      <text:p text:style-name="Standard">Encoder output index 97 -&gt; 0</text:p>
      <text:p text:style-name="Standard">Encoder output index 98 -&gt; 0</text:p>
      <text:p text:style-name="Standard">Encoder output index 99 -&gt; 1</text:p>
      <text:p text:style-name="Standard">Encoder output index 100 -&gt; 0</text:p>
      <text:p text:style-name="Standard">Encoder output index 101 -&gt; 0</text:p>
      <text:p text:style-name="Standard">Encoder output index 102 -&gt; 1</text:p>
      <text:p text:style-name="Standard">Encoder output index 103 -&gt; 1</text:p>
      <text:p text:style-name="Standard">Encoder output index 104 -&gt; 1</text:p>
      <text:p text:style-name="Standard">Encoder output index 105 -&gt; 1</text:p>
      <text:p text:style-name="Standard">Encoder output index 106 -&gt; 0</text:p>
      <text:p text:style-name="Standard">Encoder output index 107 -&gt; 0</text:p>
      <text:p text:style-name="Standard">Encoder output index 108 -&gt; 1</text:p>
      <text:p text:style-name="Standard">Encoder output index 109 -&gt; 0</text:p>
      <text:p text:style-name="Standard">Encoder output index 110 -&gt; 1</text:p>
      <text:p text:style-name="Standard">Encoder output index 111 -&gt; 0</text:p>
      <text:p text:style-name="Standard">Encoder output index 112 -&gt; 1</text:p>
      <text:p text:style-name="Standard">Encoder output index 113 -&gt; 0</text:p>
      <text:p text:style-name="Standard">Encoder output index 114 -&gt; 0</text:p>
      <text:p text:style-name="Standard">Encoder output index 115 -&gt; 0</text:p>
      <text:p text:style-name="Standard">Encoder output index 116 -&gt; 1</text:p>
      <text:p text:style-name="Standard">Encoder output index 117 -&gt; 0</text:p>
      <text:p text:style-name="Standard">Encoder output index 118 -&gt; 0</text:p>
      <text:p text:style-name="Standard">Encoder output index 119 -&gt; 0</text:p>
      <text:p text:style-name="Standard">Encoder output index 120 -&gt; 0</text:p>
      <text:p text:style-name="Standard">Encoder output index 121 -&gt; 0</text:p>
      <text:p text:style-name="Standard">Encoder output index 122 -&gt; 0</text:p>
      <text:p text:style-name="Standard">Encoder output index 123 -&gt; 1</text:p>
      <text:p text:style-name="Standard">Encoder output index 124 -&gt; 1</text:p>
      <text:p text:style-name="Standard">Encoder output index 125 -&gt; 1</text:p>
      <text:p text:style-name="Standard">Encoder output index 126 -&gt; 0</text:p>
      <text:p text:style-name="Standard">Encoder output index 127 -&gt; 1</text:p>
      <text:p text:style-name="Standard">Encoder output index 128 -&gt; 1</text:p>
      <text:p text:style-name="Standard">Encoder output index 129 -&gt; 1</text:p>
      <text:p text:style-name="Standard">Encoder output index 130 -&gt; 1</text:p>
      <text:p text:style-name="Standard">Encoder output index 131 -&gt; 1</text:p>
      <text:p text:style-name="Standard">Encoder output index 132 -&gt; 0</text:p>
      <text:p text:style-name="Standard">Encoder output index 133 -&gt; 0</text:p>
      <text:p text:style-name="Standard">Encoder output index 134 -&gt; 0</text:p>
      <text:p text:style-name="Standard">Encoder output index 135 -&gt; 1</text:p>
      <text:p text:style-name="Standard">Encoder output index 136 -&gt; 0</text:p>
      <text:p text:style-name="Standard">Encoder output index 137 -&gt; 0</text:p>
      <text:p text:style-name="Standard">Encoder output index 138 -&gt; 1</text:p>
      <text:p text:style-name="Standard">Encoder output index 139 -&gt; 1</text:p>
      <text:p text:style-name="Standard">Encoder output index 140 -&gt; 0</text:p>
      <text:p text:style-name="Standard"><text:soft-page-break/>Encoder output index 141 -&gt; 1</text:p>
      <text:p text:style-name="Standard">Encoder output index 142 -&gt; 0</text:p>
      <text:p text:style-name="Standard">Encoder output index 143 -&gt; 0</text:p>
      <text:p text:style-name="Standard">Encoder output index 144 -&gt; 1</text:p>
      <text:p text:style-name="Standard">Encoder output index 145 -&gt; 1</text:p>
      <text:p text:style-name="Standard">Encoder output index 146 -&gt; 1</text:p>
      <text:p text:style-name="Standard">Encoder output index 147 -&gt; 1</text:p>
      <text:p text:style-name="Standard">Encoder output index 148 -&gt; 0</text:p>
      <text:p text:style-name="Standard">Encoder output index 149 -&gt; 1</text:p>
      <text:p text:style-name="Standard">Encoder output index 150 -&gt; 0</text:p>
      <text:p text:style-name="Standard">Encoder output index 151 -&gt; 1</text:p>
      <text:p text:style-name="Standard">Encoder output index 152 -&gt; 0</text:p>
      <text:p text:style-name="Standard">Encoder output index 153 -&gt; 0</text:p>
      <text:p text:style-name="Standard">Encoder output index 154 -&gt; 0</text:p>
      <text:p text:style-name="Standard">Encoder output index 155 -&gt; 1</text:p>
      <text:p text:style-name="Standard">Encoder output index 156 -&gt; 0</text:p>
      <text:p text:style-name="Standard">Encoder output index 157 -&gt; 0</text:p>
      <text:p text:style-name="Standard">Encoder output index 158 -&gt; 1</text:p>
      <text:p text:style-name="Standard">Encoder output index 159 -&gt; 0</text:p>
      <text:p text:style-name="Standard">Encoder output index 160 -&gt; 0</text:p>
      <text:p text:style-name="Standard">Encoder output index 161 -&gt; 1</text:p>
      <text:p text:style-name="Standard">Encoder output index 162 -&gt; 1</text:p>
      <text:p text:style-name="Standard">Encoder output index 163 -&gt; 1</text:p>
      <text:p text:style-name="Standard">Encoder output index 164 -&gt; 0</text:p>
      <text:p text:style-name="Standard">Encoder output index 165 -&gt; 1</text:p>
      <text:p text:style-name="Standard">Encoder output index 166 -&gt; 1</text:p>
      <text:p text:style-name="Standard">Encoder output index 167 -&gt; 0</text:p>
      <text:p text:style-name="Standard">Encoder output index 168 -&gt; 0</text:p>
      <text:p text:style-name="Standard">Encoder output index 169 -&gt; 1</text:p>
      <text:p text:style-name="Standard">Encoder output index 170 -&gt; 1</text:p>
      <text:p text:style-name="Standard">Encoder output index 171 -&gt; 1</text:p>
      <text:p text:style-name="Standard">Encoder output index 172 -&gt; 1</text:p>
      <text:p text:style-name="Standard">Encoder output index 173 -&gt; 1</text:p>
      <text:p text:style-name="Standard">Encoder output index 174 -&gt; 1</text:p>
      <text:p text:style-name="Standard">Encoder output index 175 -&gt; 0</text:p>
      <text:p text:style-name="Standard">Encoder output index 176 -&gt; 0</text:p>
      <text:p text:style-name="Standard">Encoder output index 177 -&gt; 0</text:p>
      <text:p text:style-name="Standard">Encoder output index 178 -&gt; 0</text:p>
      <text:p text:style-name="Standard">Encoder output index 179 -&gt; 1</text:p>
      <text:p text:style-name="Standard">Encoder output index 180 -&gt; 0</text:p>
      <text:p text:style-name="Standard">Encoder output index 181 -&gt; 0</text:p>
      <text:p text:style-name="Standard">Encoder output index 182 -&gt; 1</text:p>
      <text:p text:style-name="Standard">Encoder output index 183 -&gt; 1</text:p>
      <text:p text:style-name="Standard">Encoder output index 184 -&gt; 0</text:p>
      <text:p text:style-name="Standard">Encoder output index 185 -&gt; 0</text:p>
      <text:p text:style-name="Standard">Encoder output index 186 -&gt; 1</text:p>
      <text:p text:style-name="Standard">Encoder output index 187 -&gt; 0</text:p>
      <text:p text:style-name="Standard">Encoder output index 188 -&gt; 0</text:p>
      <text:p text:style-name="Standard">Encoder output index 189 -&gt; 0</text:p>
      <text:p text:style-name="Standard">Encoder output index 190 -&gt; 1</text:p>
      <text:p text:style-name="Standard">Encoder output index 191 -&gt; 1</text:p>
      <text:p text:style-name="Standard">Encoder output index 192 -&gt; 1</text:p>
      <text:p text:style-name="Standard"><text:soft-page-break/>Encoder output index 193 -&gt; 0</text:p>
      <text:p text:style-name="Standard">Encoder output index 194 -&gt; 1</text:p>
      <text:p text:style-name="Standard">Encoder output index 195 -&gt; 0</text:p>
      <text:p text:style-name="Standard">Encoder output index 196 -&gt; 1</text:p>
      <text:p text:style-name="Standard">Encoder output index 197 -&gt; 1</text:p>
      <text:p text:style-name="Standard">Encoder output index 198 -&gt; 0</text:p>
      <text:p text:style-name="Standard">Encoder output index 199 -&gt; 1</text:p>
      <text:p text:style-name="Standard">Encoder output index 200 -&gt; 1</text:p>
      <text:p text:style-name="Standard">Encoder output index 201 -&gt; 0</text:p>
      <text:p text:style-name="Standard">Encoder output index 202 -&gt; 1</text:p>
      <text:p text:style-name="Standard">Encoder output index 203 -&gt; 0</text:p>
      <text:p text:style-name="Standard">Encoder output index 204 -&gt; 0</text:p>
      <text:p text:style-name="Standard">Encoder output index 205 -&gt; 0</text:p>
      <text:p text:style-name="Standard">Encoder output index 206 -&gt; 1</text:p>
      <text:p text:style-name="Standard">Encoder output index 207 -&gt; 1</text:p>
      <text:p text:style-name="Standard">Encoder output index 208 -&gt; 0</text:p>
      <text:p text:style-name="Standard">Encoder output index 209 -&gt; 1</text:p>
      <text:p text:style-name="Standard">Encoder output index 210 -&gt; 1</text:p>
      <text:p text:style-name="Standard">Encoder output index 211 -&gt; 1</text:p>
      <text:p text:style-name="Standard">Encoder output index 212 -&gt; 0</text:p>
      <text:p text:style-name="Standard">Encoder output index 213 -&gt; 1</text:p>
      <text:p text:style-name="Standard">Encoder output index 214 -&gt; 0</text:p>
      <text:p text:style-name="Standard">Encoder output index 215 -&gt; 0</text:p>
      <text:p text:style-name="Standard">Encoder output index 216 -&gt; 0</text:p>
      <text:p text:style-name="Standard">Encoder output index 217 -&gt; 1</text:p>
      <text:p text:style-name="Standard">Encoder output index 218 -&gt; 1</text:p>
      <text:p text:style-name="Standard">Encoder output index 219 -&gt; 0</text:p>
      <text:p text:style-name="Standard">Encoder output index 220 -&gt; 1</text:p>
      <text:p text:style-name="Standard">Encoder output index 221 -&gt; 1</text:p>
      <text:p text:style-name="Standard">Encoder output index 222 -&gt; 1</text:p>
      <text:p text:style-name="Standard">Encoder output index 223 -&gt; 1</text:p>
      <text:p text:style-name="Standard">Encoder output index 224 -&gt; 0</text:p>
      <text:p text:style-name="Standard">Encoder output index 225 -&gt; 0</text:p>
      <text:p text:style-name="Standard">Encoder output index 226 -&gt; 0</text:p>
      <text:p text:style-name="Standard">Encoder output index 227 -&gt; 1</text:p>
      <text:p text:style-name="Standard">Encoder output index 228 -&gt; 1</text:p>
      <text:p text:style-name="Standard">Encoder output index 229 -&gt; 0</text:p>
      <text:p text:style-name="Standard">Encoder output index 230 -&gt; 0</text:p>
      <text:p text:style-name="Standard">Encoder output index 231 -&gt; 0</text:p>
      <text:p text:style-name="Standard">Encoder output index 232 -&gt; 0</text:p>
      <text:p text:style-name="Standard">Encoder output index 233 -&gt; 0</text:p>
      <text:p text:style-name="Standard">Encoder output index 234 -&gt; 0</text:p>
      <text:p text:style-name="Standard">Encoder output index 235 -&gt; 0</text:p>
      <text:p text:style-name="Standard">Encoder output index 236 -&gt; 0</text:p>
      <text:p text:style-name="Standard">Encoder output index 237 -&gt; 1</text:p>
      <text:p text:style-name="Standard">Encoder output index 238 -&gt; 1</text:p>
      <text:p text:style-name="Standard">Encoder output index 239 -&gt; 0</text:p>
      <text:p text:style-name="Standard">Encoder output index 240 -&gt; 0</text:p>
      <text:p text:style-name="Standard">Encoder output index 241 -&gt; 1</text:p>
      <text:p text:style-name="Standard">Encoder output index 242 -&gt; 0</text:p>
      <text:p text:style-name="Standard">Encoder output index 243 -&gt; 1</text:p>
      <text:p text:style-name="Standard">Encoder output index 244 -&gt; 1</text:p>
      <text:p text:style-name="Standard"><text:soft-page-break/>Encoder output index 245 -&gt; 0</text:p>
      <text:p text:style-name="Standard">Encoder output index 246 -&gt; 0</text:p>
      <text:p text:style-name="Standard">Encoder output index 247 -&gt; 0</text:p>
      <text:p text:style-name="Standard">Encoder output index 248 -&gt; 1</text:p>
      <text:p text:style-name="Standard">Encoder output index 249 -&gt; 1</text:p>
      <text:p text:style-name="Standard">Encoder output index 250 -&gt; 1</text:p>
      <text:p text:style-name="Standard">Encoder output index 251 -&gt; 1</text:p>
      <text:p text:style-name="Standard">Encoder output index 252 -&gt; 1</text:p>
      <text:p text:style-name="Standard">Encoder output index 253 -&gt; 1</text:p>
      <text:p text:style-name="Standard">Encoder output index 254 -&gt; 0</text:p>
      <text:p text:style-name="Standard">Encoder output index 255 -&gt; 0</text:p>
      <text:p text:style-name="Standard">Encoder output index 256 -&gt; 1</text:p>
      <text:p text:style-name="Standard">Encoder output index 257 -&gt; 1</text:p>
      <text:p text:style-name="Standard">Encoder output index 258 -&gt; 1</text:p>
      <text:p text:style-name="Standard">Encoder output index 259 -&gt; 0</text:p>
      <text:p text:style-name="Standard">Encoder output index 260 -&gt; 0</text:p>
      <text:p text:style-name="Standard">Encoder output index 261 -&gt; 1</text:p>
      <text:p text:style-name="Standard">Encoder output index 262 -&gt; 1</text:p>
      <text:p text:style-name="Standard">Encoder output index 263 -&gt; 0</text:p>
      <text:p text:style-name="Standard">Encoder output index 264 -&gt; 1</text:p>
      <text:p text:style-name="Standard">Encoder output index 265 -&gt; 0</text:p>
      <text:p text:style-name="Standard">Encoder output index 266 -&gt; 1</text:p>
      <text:p text:style-name="Standard">Encoder output index 267 -&gt; 0</text:p>
      <text:p text:style-name="Standard">Encoder output index 268 -&gt; 1</text:p>
      <text:p text:style-name="Standard">Encoder output index 269 -&gt; 0</text:p>
      <text:p text:style-name="Standard">Encoder output index 270 -&gt; 1</text:p>
      <text:p text:style-name="Standard">Encoder output index 271 -&gt; 0</text:p>
      <text:p text:style-name="Standard">Encoder output index 272 -&gt; 1</text:p>
      <text:p text:style-name="Standard">Encoder output index 273 -&gt; 0</text:p>
      <text:p text:style-name="Standard">Encoder output index 274 -&gt; 1</text:p>
      <text:p text:style-name="Standard">Encoder output index 275 -&gt; 1</text:p>
      <text:p text:style-name="Standard">Encoder output index 276 -&gt; 0</text:p>
      <text:p text:style-name="Standard">Encoder output index 277 -&gt; 0</text:p>
      <text:p text:style-name="Standard">Encoder output index 278 -&gt; 1</text:p>
      <text:p text:style-name="Standard">Encoder output index 279 -&gt; 0</text:p>
      <text:p text:style-name="Standard">Encoder output index 280 -&gt; 0</text:p>
      <text:p text:style-name="Standard">Encoder output index 281 -&gt; 1</text:p>
      <text:p text:style-name="Standard">Encoder output index 282 -&gt; 1</text:p>
      <text:p text:style-name="Standard">Encoder output index 283 -&gt; 0</text:p>
      <text:p text:style-name="Standard">Encoder output index 284 -&gt; 0</text:p>
      <text:p text:style-name="Standard">Encoder output index 285 -&gt; 1</text:p>
      <text:p text:style-name="Standard">Encoder output index 286 -&gt; 0</text:p>
      <text:p text:style-name="Standard">Encoder output index 287 -&gt; 1</text:p>
      <text:p text:style-name="Standard">Encoder output index 288 -&gt; 0</text:p>
      <text:p text:style-name="Standard">Encoder output index 289 -&gt; 0</text:p>
      <text:p text:style-name="Standard">Encoder output index 290 -&gt; 0</text:p>
      <text:p text:style-name="Standard">Encoder output index 291 -&gt; 1</text:p>
      <text:p text:style-name="Standard">Encoder output index 292 -&gt; 1</text:p>
      <text:p text:style-name="Standard">Encoder output index 293 -&gt; 1</text:p>
      <text:p text:style-name="Standard">Encoder output index 294 -&gt; 0</text:p>
      <text:p text:style-name="Standard">Encoder output index 295 -&gt; 0</text:p>
      <text:p text:style-name="Standard">Encoder output index 296 -&gt; 0</text:p>
      <text:p text:style-name="Standard"><text:soft-page-break/>Encoder output index 297 -&gt; 0</text:p>
      <text:p text:style-name="Standard">Encoder output index 298 -&gt; 1</text:p>
      <text:p text:style-name="Standard">Encoder output index 299 -&gt; 1</text:p>
      <text:p text:style-name="Standard">Encoder output index 300 -&gt; 1</text:p>
      <text:p text:style-name="Standard">Encoder output index 301 -&gt; 1</text:p>
      <text:p text:style-name="Standard">Encoder output index 302 -&gt; 1</text:p>
      <text:p text:style-name="Standard">Encoder output index 303 -&gt; 1</text:p>
      <text:p text:style-name="Standard">Encoder output index 304 -&gt; 0</text:p>
      <text:p text:style-name="Standard">Encoder output index 305 -&gt; 1</text:p>
      <text:p text:style-name="Standard">Encoder output index 306 -&gt; 1</text:p>
      <text:p text:style-name="Standard">Encoder output index 307 -&gt; 1</text:p>
      <text:p text:style-name="Standard">Encoder output index 308 -&gt; 0</text:p>
      <text:p text:style-name="Standard">Encoder output index 309 -&gt; 0</text:p>
      <text:p text:style-name="Standard">Encoder output index 310 -&gt; 1</text:p>
      <text:p text:style-name="Standard">Encoder output index 311 -&gt; 1</text:p>
      <text:p text:style-name="Standard">Encoder output index 312 -&gt; 0</text:p>
      <text:p text:style-name="Standard">Encoder output index 313 -&gt; 0</text:p>
      <text:p text:style-name="Standard">Encoder output index 314 -&gt; 1</text:p>
      <text:p text:style-name="Standard">Encoder output index 315 -&gt; 0</text:p>
      <text:p text:style-name="Standard">Encoder output index 316 -&gt; 1</text:p>
      <text:p text:style-name="Standard">Encoder output index 317 -&gt; 0</text:p>
      <text:p text:style-name="Standard">Encoder output index 318 -&gt; 0</text:p>
      <text:p text:style-name="Standard">Encoder output index 319 -&gt; 0</text:p>
      <text:p text:style-name="Standard">Encoder output index 320 -&gt; 1</text:p>
      <text:p text:style-name="Standard">Encoder output index 321 -&gt; 0</text:p>
      <text:p text:style-name="Standard">Encoder output index 322 -&gt; 1</text:p>
      <text:p text:style-name="Standard">Encoder output index 323 -&gt; 0</text:p>
      <text:p text:style-name="Standard">Encoder output index 324 -&gt; 1</text:p>
      <text:p text:style-name="Standard">Encoder output index 325 -&gt; 1</text:p>
      <text:p text:style-name="Standard">Encoder output index 326 -&gt; 0</text:p>
      <text:p text:style-name="Standard">Encoder output index 327 -&gt; 1</text:p>
      <text:p text:style-name="Standard">Encoder output index 328 -&gt; 0</text:p>
      <text:p text:style-name="Standard">Encoder output index 329 -&gt; 1</text:p>
      <text:p text:style-name="Standard">Encoder output index 330 -&gt; 1</text:p>
      <text:p text:style-name="Standard">Encoder output index 331 -&gt; 0</text:p>
      <text:p text:style-name="Standard">Encoder output index 332 -&gt; 0</text:p>
      <text:p text:style-name="Standard">Encoder output index 333 -&gt; 1</text:p>
      <text:p text:style-name="Standard">Encoder output index 334 -&gt; 1</text:p>
      <text:p text:style-name="Standard">Encoder output index 335 -&gt; 1</text:p>
      <text:p text:style-name="Standard">Encoder output index 336 -&gt; 1</text:p>
      <text:p text:style-name="Standard">Encoder output index 337 -&gt; 1</text:p>
      <text:p text:style-name="Standard">Encoder output index 338 -&gt; 1</text:p>
      <text:p text:style-name="Standard">Encoder output index 339 -&gt; 0</text:p>
      <text:p text:style-name="Standard">Encoder output index 340 -&gt; 0</text:p>
      <text:p text:style-name="Standard">Encoder output index 341 -&gt; 1</text:p>
      <text:p text:style-name="Standard">Encoder output index 342 -&gt; 1</text:p>
      <text:p text:style-name="Standard">Encoder output index 343 -&gt; 1</text:p>
      <text:p text:style-name="Standard">Encoder output index 344 -&gt; 0</text:p>
      <text:p text:style-name="Standard">Encoder output index 345 -&gt; 1</text:p>
      <text:p text:style-name="Standard">Encoder output index 346 -&gt; 0</text:p>
      <text:p text:style-name="Standard">Encoder output index 347 -&gt; 1</text:p>
      <text:p text:style-name="Standard">Encoder output index 348 -&gt; 1</text:p>
      <text:p text:style-name="Standard"><text:soft-page-break/>Encoder output index 349 -&gt; 1</text:p>
      <text:p text:style-name="Standard">Encoder output index 350 -&gt; 0</text:p>
      <text:p text:style-name="Standard">Encoder output index 351 -&gt; 1</text:p>
      <text:p text:style-name="Standard">Encoder output index 352 -&gt; 1</text:p>
      <text:p text:style-name="Standard">Encoder output index 353 -&gt; 1</text:p>
      <text:p text:style-name="Standard">Encoder output index 354 -&gt; 1</text:p>
      <text:p text:style-name="Standard">Encoder output index 355 -&gt; 0</text:p>
      <text:p text:style-name="Standard">Encoder output index 356 -&gt; 1</text:p>
      <text:p text:style-name="Standard">Encoder output index 357 -&gt; 1</text:p>
      <text:p text:style-name="Standard">Encoder output index 358 -&gt; 0</text:p>
      <text:p text:style-name="Standard">Encoder output index 359 -&gt; 0</text:p>
      <text:p text:style-name="Standard">Encoder output index 360 -&gt; 1</text:p>
      <text:p text:style-name="Standard">Encoder output index 361 -&gt; 1</text:p>
      <text:p text:style-name="Standard">Encoder output index 362 -&gt; 1</text:p>
      <text:p text:style-name="Standard">Encoder output index 363 -&gt; 0</text:p>
      <text:p text:style-name="Standard">Encoder output index 364 -&gt; 0</text:p>
      <text:p text:style-name="Standard">Encoder output index 365 -&gt; 0</text:p>
      <text:p text:style-name="Standard">Encoder output index 366 -&gt; 1</text:p>
      <text:p text:style-name="Standard">Encoder output index 367 -&gt; 1</text:p>
      <text:p text:style-name="Standard">Encoder output index 368 -&gt; 1</text:p>
      <text:p text:style-name="Standard">Encoder output index 369 -&gt; 0</text:p>
      <text:p text:style-name="Standard">Encoder output index 370 -&gt; 0</text:p>
      <text:p text:style-name="Standard">Encoder output index 371 -&gt; 0</text:p>
      <text:p text:style-name="Standard">Encoder output index 372 -&gt; 1</text:p>
      <text:p text:style-name="Standard">Encoder output index 373 -&gt; 0</text:p>
      <text:p text:style-name="Standard">Encoder output index 374 -&gt; 0</text:p>
      <text:p text:style-name="Standard">Encoder output index 375 -&gt; 0</text:p>
      <text:p text:style-name="Standard">Encoder output index 376 -&gt; 1</text:p>
      <text:p text:style-name="Standard">Encoder output index 377 -&gt; 1</text:p>
      <text:p text:style-name="Standard">Encoder output index 378 -&gt; 1</text:p>
      <text:p text:style-name="Standard">Encoder output index 379 -&gt; 0</text:p>
      <text:p text:style-name="Standard">Encoder output index 380 -&gt; 1</text:p>
      <text:p text:style-name="Standard">Encoder output index 381 -&gt; 0</text:p>
      <text:p text:style-name="Standard">Encoder output index 382 -&gt; 1</text:p>
      <text:p text:style-name="Standard">Encoder output index 383 -&gt; 0</text:p>
      <text:p text:style-name="Standard">Encoder output index 384 -&gt; 1</text:p>
      <text:p text:style-name="Standard">Encoder output index 385 -&gt; 1</text:p>
      <text:p text:style-name="Standard">Encoder output index 386 -&gt; 1</text:p>
      <text:p text:style-name="Standard">Encoder output index 387 -&gt; 1</text:p>
      <text:p text:style-name="Standard">Encoder output index 388 -&gt; 1</text:p>
      <text:p text:style-name="Standard">Encoder output index 389 -&gt; 1</text:p>
      <text:p text:style-name="Standard">Encoder output index 390 -&gt; 1</text:p>
      <text:p text:style-name="Standard">Encoder output index 391 -&gt; 0</text:p>
      <text:p text:style-name="Standard">Encoder output index 392 -&gt; 1</text:p>
      <text:p text:style-name="Standard">Encoder output index 393 -&gt; 0</text:p>
      <text:p text:style-name="Standard">Encoder output index 394 -&gt; 1</text:p>
      <text:p text:style-name="Standard">Encoder output index 395 -&gt; 0</text:p>
      <text:p text:style-name="Standard">Encoder output index 396 -&gt; 0</text:p>
      <text:p text:style-name="Standard">Encoder output index 397 -&gt; 0</text:p>
      <text:p text:style-name="Standard">Encoder output index 398 -&gt; 1</text:p>
      <text:p text:style-name="Standard">Encoder output index 399 -&gt; 0</text:p>
      <text:p text:style-name="Standard">Encoder output index 400 -&gt; 0</text:p>
      <text:p text:style-name="Standard"><text:soft-page-break/>Encoder output index 401 -&gt; 0</text:p>
      <text:p text:style-name="Standard">Encoder output index 402 -&gt; 1</text:p>
      <text:p text:style-name="Standard">Encoder output index 403 -&gt; 1</text:p>
      <text:p text:style-name="Standard">Encoder output index 404 -&gt; 1</text:p>
      <text:p text:style-name="Standard">Encoder output index 405 -&gt; 1</text:p>
      <text:p text:style-name="Standard">Encoder output index 406 -&gt; 1</text:p>
      <text:p text:style-name="Standard">Encoder output index 407 -&gt; 1</text:p>
      <text:p text:style-name="Standard">Encoder output index 408 -&gt; 1</text:p>
      <text:p text:style-name="Standard">Encoder output index 409 -&gt; 1</text:p>
      <text:p text:style-name="Standard">Encoder output index 410 -&gt; 1</text:p>
      <text:p text:style-name="Standard">Encoder output index 411 -&gt; 1</text:p>
      <text:p text:style-name="Standard">Encoder output index 412 -&gt; 0</text:p>
      <text:p text:style-name="Standard">Encoder output index 413 -&gt; 1</text:p>
      <text:p text:style-name="Standard">Encoder output index 414 -&gt; 0</text:p>
      <text:p text:style-name="Standard">Encoder output index 415 -&gt; 1</text:p>
      <text:p text:style-name="Standard">Encoder output index 416 -&gt; 1</text:p>
      <text:p text:style-name="Standard">Encoder output index 417 -&gt; 0</text:p>
      <text:p text:style-name="Standard">Encoder output index 418 -&gt; 1</text:p>
      <text:p text:style-name="Standard">Encoder output index 419 -&gt; 1</text:p>
      <text:p text:style-name="Standard">Encoder output index 420 -&gt; 1</text:p>
      <text:p text:style-name="Standard">Encoder output index 421 -&gt; 0</text:p>
      <text:p text:style-name="Standard">Encoder output index 422 -&gt; 1</text:p>
      <text:p text:style-name="Standard">Encoder output index 423 -&gt; 0</text:p>
      <text:p text:style-name="Standard">Encoder output index 424 -&gt; 0</text:p>
      <text:p text:style-name="Standard">Encoder output index 425 -&gt; 0</text:p>
      <text:p text:style-name="Standard">Encoder output index 426 -&gt; 1</text:p>
      <text:p text:style-name="Standard">Encoder output index 427 -&gt; 1</text:p>
      <text:p text:style-name="Standard">Encoder output index 428 -&gt; 1</text:p>
      <text:p text:style-name="Standard">Encoder output index 429 -&gt; 1</text:p>
      <text:p text:style-name="Standard">Encoder output index 430 -&gt; 0</text:p>
      <text:p text:style-name="Standard">Encoder output index 431 -&gt; 1</text:p>
      <text:p text:style-name="Standard">Encoder output index 432 -&gt; 1</text:p>
      <text:p text:style-name="Standard">Encoder output index 433 -&gt; 1</text:p>
      <text:p text:style-name="Standard">Encoder output index 434 -&gt; 0</text:p>
      <text:p text:style-name="Standard">Encoder output index 435 -&gt; 1</text:p>
      <text:p text:style-name="Standard">Encoder output index 436 -&gt; 0</text:p>
      <text:p text:style-name="Standard">Encoder output index 437 -&gt; 0</text:p>
      <text:p text:style-name="Standard">Encoder output index 438 -&gt; 1</text:p>
      <text:p text:style-name="Standard">Encoder output index 439 -&gt; 0</text:p>
      <text:p text:style-name="Standard">Encoder output index 440 -&gt; 0</text:p>
      <text:p text:style-name="Standard">Encoder output index 441 -&gt; 0</text:p>
      <text:p text:style-name="Standard">Encoder output index 442 -&gt; 1</text:p>
      <text:p text:style-name="Standard">Encoder output index 443 -&gt; 1</text:p>
      <text:p text:style-name="Standard">Encoder output index 444 -&gt; 1</text:p>
      <text:p text:style-name="Standard">Encoder output index 445 -&gt; 1</text:p>
      <text:p text:style-name="Standard">Encoder output index 446 -&gt; 0</text:p>
      <text:p text:style-name="Standard">Encoder output index 447 -&gt; 1</text:p>
      <text:p text:style-name="Standard">Encoder output index 448 -&gt; 1</text:p>
      <text:p text:style-name="Standard">Encoder output index 449 -&gt; 1</text:p>
      <text:p text:style-name="Standard">Encoder output index 450 -&gt; 0</text:p>
      <text:p text:style-name="Standard">Encoder output index 451 -&gt; 1</text:p>
      <text:p text:style-name="Standard">Encoder output index 452 -&gt; 1</text:p>
      <text:p text:style-name="Standard"><text:soft-page-break/>Encoder output index 453 -&gt; 0</text:p>
      <text:p text:style-name="Standard">Encoder output index 454 -&gt; 0</text:p>
      <text:p text:style-name="Standard">Encoder output index 455 -&gt; 0</text:p>
      <text:p text:style-name="Standard">Encoder output index 456 -&gt; 1</text:p>
      <text:p text:style-name="Standard">Encoder output index 457 -&gt; 1</text:p>
      <text:p text:style-name="Standard">Encoder output index 458 -&gt; 0</text:p>
      <text:p text:style-name="Standard">Encoder output index 459 -&gt; 0</text:p>
      <text:p text:style-name="Standard">Encoder output index 460 -&gt; 0</text:p>
      <text:p text:style-name="Standard">Encoder output index 461 -&gt; 1</text:p>
      <text:p text:style-name="Standard">Encoder output index 462 -&gt; 1</text:p>
      <text:p text:style-name="Standard">Encoder output index 463 -&gt; 1</text:p>
      <text:p text:style-name="Standard">Encoder output index 464 -&gt; 0</text:p>
      <text:p text:style-name="Standard">Encoder output index 465 -&gt; 0</text:p>
      <text:p text:style-name="Standard">Encoder output index 466 -&gt; 1</text:p>
      <text:p text:style-name="Standard">Encoder output index 467 -&gt; 1</text:p>
      <text:p text:style-name="Standard">Encoder output index 468 -&gt; 0</text:p>
      <text:p text:style-name="Standard">Encoder output index 469 -&gt; 0</text:p>
      <text:p text:style-name="Standard">Encoder output index 470 -&gt; 0</text:p>
      <text:p text:style-name="Standard">Encoder output index 471 -&gt; 1</text:p>
      <text:p text:style-name="Standard">Encoder output index 472 -&gt; 0</text:p>
      <text:p text:style-name="Standard">Encoder output index 473 -&gt; 0</text:p>
      <text:p text:style-name="Standard">Encoder output index 474 -&gt; 1</text:p>
      <text:p text:style-name="Standard">Encoder output index 475 -&gt; 0</text:p>
      <text:p text:style-name="Standard">Encoder output index 476 -&gt; 0</text:p>
      <text:p text:style-name="Standard">Encoder output index 477 -&gt; 1</text:p>
      <text:p text:style-name="Standard">Encoder output index 478 -&gt; 1</text:p>
      <text:p text:style-name="Standard">Encoder output index 479 -&gt; 1</text:p>
      <text:p text:style-name="Standard">Encoder output index 480 -&gt; 0</text:p>
      <text:p text:style-name="Standard">Encoder output index 481 -&gt; 0</text:p>
      <text:p text:style-name="Standard">Encoder output index 482 -&gt; 1</text:p>
      <text:p text:style-name="Standard">Encoder output index 483 -&gt; 0</text:p>
      <text:p text:style-name="Standard">Encoder output index 484 -&gt; 1</text:p>
      <text:p text:style-name="Standard">Encoder output index 485 -&gt; 1</text:p>
      <text:p text:style-name="Standard">Encoder output index 486 -&gt; 1</text:p>
      <text:p text:style-name="Standard">Encoder output index 487 -&gt; 0</text:p>
      <text:p text:style-name="Standard">Encoder output index 488 -&gt; 0</text:p>
      <text:p text:style-name="Standard">Encoder output index 489 -&gt; 1</text:p>
      <text:p text:style-name="Standard">Encoder output index 490 -&gt; 1</text:p>
      <text:p text:style-name="Standard">Encoder output index 491 -&gt; 1</text:p>
      <text:p text:style-name="Standard">Encoder output index 492 -&gt; 1</text:p>
      <text:p text:style-name="Standard">Encoder output index 493 -&gt; 0</text:p>
      <text:p text:style-name="Standard">Encoder output index 494 -&gt; 1</text:p>
      <text:p text:style-name="Standard">Encoder output index 495 -&gt; 0</text:p>
      <text:p text:style-name="Standard">Encoder output index 496 -&gt; 0</text:p>
      <text:p text:style-name="Standard">Encoder output index 497 -&gt; 0</text:p>
      <text:p text:style-name="Standard">Encoder output index 498 -&gt; 1</text:p>
      <text:p text:style-name="Standard">Encoder output index 499 -&gt; 0</text:p>
      <text:p text:style-name="Standard">Encoder output index 500 -&gt; 0</text:p>
      <text:p text:style-name="Standard">Encoder output index 501 -&gt; 0</text:p>
      <text:p text:style-name="Standard">Encoder output index 502 -&gt; 0</text:p>
      <text:p text:style-name="Standard">Encoder output index 503 -&gt; 0</text:p>
      <text:p text:style-name="Standard">Encoder output index 504 -&gt; 1</text:p>
      <text:p text:style-name="Standard"><text:soft-page-break/>Encoder output index 505 -&gt; 0</text:p>
      <text:p text:style-name="Standard">Encoder output index 506 -&gt; 1</text:p>
      <text:p text:style-name="Standard">Encoder output index 507 -&gt; 0</text:p>
      <text:p text:style-name="Standard">Encoder output index 508 -&gt; 1</text:p>
      <text:p text:style-name="Standard">Encoder output index 509 -&gt; 0</text:p>
      <text:p text:style-name="Standard">Encoder output index 510 -&gt; 1</text:p>
      <text:p text:style-name="Standard">Encoder output index 511 -&gt; 1</text:p>
      <text:p text:style-name="Standard">Encoder output index 512 -&gt; 0</text:p>
      <text:p text:style-name="Standard">Encoder output index 513 -&gt; 0</text:p>
      <text:p text:style-name="Standard">Encoder output index 514 -&gt; 0</text:p>
      <text:p text:style-name="Standard">Encoder output index 515 -&gt; 1</text:p>
      <text:p text:style-name="Standard">Encoder output index 516 -&gt; 0</text:p>
      <text:p text:style-name="Standard">Encoder output index 517 -&gt; 1</text:p>
      <text:p text:style-name="Standard">Encoder output index 518 -&gt; 1</text:p>
      <text:p text:style-name="Standard">Encoder output index 519 -&gt; 1</text:p>
      <text:p text:style-name="Standard">Encoder output index 520 -&gt; 0</text:p>
      <text:p text:style-name="Standard">Encoder output index 521 -&gt; 1</text:p>
      <text:p text:style-name="Standard">Encoder output index 522 -&gt; 0</text:p>
      <text:p text:style-name="Standard">Encoder output index 523 -&gt; 0</text:p>
      <text:p text:style-name="Standard">Encoder output index 524 -&gt; 1</text:p>
      <text:p text:style-name="Standard">Encoder output index 525 -&gt; 1</text:p>
      <text:p text:style-name="Standard">Encoder output index 526 -&gt; 0</text:p>
      <text:p text:style-name="Standard">Encoder output index 527 -&gt; 0</text:p>
      <text:p text:style-name="Standard">Encoder output index 528 -&gt; 1</text:p>
      <text:p text:style-name="Standard">Encoder output index 529 -&gt; 1</text:p>
      <text:p text:style-name="Standard">Encoder output index 530 -&gt; 0</text:p>
      <text:p text:style-name="Standard">Encoder output index 531 -&gt; 1</text:p>
      <text:p text:style-name="Standard">Encoder output index 532 -&gt; 1</text:p>
      <text:p text:style-name="Standard">Encoder output index 533 -&gt; 0</text:p>
      <text:p text:style-name="Standard">Encoder output index 534 -&gt; 1</text:p>
      <text:p text:style-name="Standard">Encoder output index 535 -&gt; 1</text:p>
      <text:p text:style-name="Standard">Encoder output index 536 -&gt; 0</text:p>
      <text:p text:style-name="Standard">Encoder output index 537 -&gt; 0</text:p>
      <text:p text:style-name="Standard">Encoder output index 538 -&gt; 1</text:p>
      <text:p text:style-name="Standard">Encoder output index 539 -&gt; 1</text:p>
      <text:p text:style-name="Standard">Encoder output index 540 -&gt; 0</text:p>
      <text:p text:style-name="Standard">Encoder output index 541 -&gt; 0</text:p>
      <text:p text:style-name="Standard">Encoder output index 542 -&gt; 1</text:p>
      <text:p text:style-name="Standard">Encoder output index 543 -&gt; 0</text:p>
      <text:p text:style-name="Standard">Encoder output index 544 -&gt; 0</text:p>
      <text:p text:style-name="Standard">Encoder output index 545 -&gt; 0</text:p>
      <text:p text:style-name="Standard">Encoder output index 546 -&gt; 0</text:p>
      <text:p text:style-name="Standard">Encoder output index 547 -&gt; 1</text:p>
      <text:p text:style-name="Standard">Encoder output index 548 -&gt; 1</text:p>
      <text:p text:style-name="Standard">Encoder output index 549 -&gt; 0</text:p>
      <text:p text:style-name="Standard">Encoder output index 550 -&gt; 0</text:p>
      <text:p text:style-name="Standard">Encoder output index 551 -&gt; 0</text:p>
      <text:p text:style-name="Standard">Encoder output index 552 -&gt; 0</text:p>
      <text:p text:style-name="Standard">Encoder output index 553 -&gt; 0</text:p>
      <text:p text:style-name="Standard">Encoder output index 554 -&gt; 1</text:p>
      <text:p text:style-name="Standard">Encoder output index 555 -&gt; 1</text:p>
      <text:p text:style-name="Standard">Encoder output index 556 -&gt; 0</text:p>
      <text:p text:style-name="Standard"><text:soft-page-break/>Encoder output index 557 -&gt; 1</text:p>
      <text:p text:style-name="Standard">Encoder output index 558 -&gt; 1</text:p>
      <text:p text:style-name="Standard">Encoder output index 559 -&gt; 0</text:p>
      <text:p text:style-name="Standard">Encoder output index 560 -&gt; 1</text:p>
      <text:p text:style-name="Standard">Encoder output index 561 -&gt; 1</text:p>
      <text:p text:style-name="Standard">Encoder output index 562 -&gt; 0</text:p>
      <text:p text:style-name="Standard">Encoder output index 563 -&gt; 0</text:p>
      <text:p text:style-name="Standard">Encoder output index 564 -&gt; 0</text:p>
      <text:p text:style-name="Standard">Encoder output index 565 -&gt; 1</text:p>
      <text:p text:style-name="Standard">Encoder output index 566 -&gt; 0</text:p>
      <text:p text:style-name="Standard">Encoder output index 567 -&gt; 0</text:p>
      <text:p text:style-name="Standard">Encoder output index 568 -&gt; 1</text:p>
      <text:p text:style-name="Standard">Encoder output index 569 -&gt; 0</text:p>
      <text:p text:style-name="Standard">Encoder output index 570 -&gt; 1</text:p>
      <text:p text:style-name="Standard">Encoder output index 571 -&gt; 1</text:p>
      <text:p text:style-name="Standard">Encoder output index 572 -&gt; 0</text:p>
      <text:p text:style-name="Standard">Encoder output index 573 -&gt; 0</text:p>
      <text:p text:style-name="Standard">Encoder output index 574 -&gt; 1</text:p>
      <text:p text:style-name="Standard">Encoder output index 575 -&gt; 1</text:p>
      <text:p text:style-name="Standard">Encoder output index 576 -&gt; 0</text:p>
      <text:p text:style-name="Standard">Encoder output index 577 -&gt; 0</text:p>
      <text:p text:style-name="Standard">Encoder output index 578 -&gt; 0</text:p>
      <text:p text:style-name="Standard">Encoder output index 579 -&gt; 1</text:p>
      <text:p text:style-name="Standard">Encoder output index 580 -&gt; 0</text:p>
      <text:p text:style-name="Standard">Encoder output index 581 -&gt; 1</text:p>
      <text:p text:style-name="Standard">Encoder output index 582 -&gt; 0</text:p>
      <text:p text:style-name="Standard">Encoder output index 583 -&gt; 1</text:p>
      <text:p text:style-name="Standard">Encoder output index 584 -&gt; 0</text:p>
      <text:p text:style-name="Standard">Encoder output index 585 -&gt; 1</text:p>
      <text:p text:style-name="Standard">Encoder output index 586 -&gt; 1</text:p>
      <text:p text:style-name="Standard">Encoder output index 587 -&gt; 0</text:p>
      <text:p text:style-name="Standard">Encoder output index 588 -&gt; 0</text:p>
      <text:p text:style-name="Standard">Encoder output index 589 -&gt; 0</text:p>
      <text:p text:style-name="Standard">Encoder output index 590 -&gt; 0</text:p>
      <text:p text:style-name="Standard">Encoder output index 591 -&gt; 0</text:p>
      <text:p text:style-name="Standard">Encoder output index 592 -&gt; 1</text:p>
      <text:p text:style-name="Standard">Encoder output index 593 -&gt; 1</text:p>
      <text:p text:style-name="Standard">Encoder output index 594 -&gt; 1</text:p>
      <text:p text:style-name="Standard">Encoder output index 595 -&gt; 0</text:p>
      <text:p text:style-name="Standard">Encoder output index 596 -&gt; 1</text:p>
      <text:p text:style-name="Standard">Encoder output index 597 -&gt; 1</text:p>
      <text:p text:style-name="Standard">Encoder output index 598 -&gt; 1</text:p>
      <text:p text:style-name="Standard">Encoder output index 599 -&gt; 1</text:p>
      <text:p text:style-name="Standard">Encoder output index 600 -&gt; 1</text:p>
      <text:p text:style-name="Standard">Encoder output index 601 -&gt; 1</text:p>
      <text:p text:style-name="Standard">Encoder output index 602 -&gt; 0</text:p>
      <text:p text:style-name="Standard">Encoder output index 603 -&gt; 1</text:p>
      <text:p text:style-name="Standard">Encoder output index 604 -&gt; 1</text:p>
      <text:p text:style-name="Standard">Encoder output index 605 -&gt; 0</text:p>
      <text:p text:style-name="Standard">Encoder output index 606 -&gt; 1</text:p>
      <text:p text:style-name="Standard">Encoder output index 607 -&gt; 1</text:p>
      <text:p text:style-name="Standard">Encoder output index 608 -&gt; 1</text:p>
      <text:p text:style-name="Standard"><text:soft-page-break/>Encoder output index 609 -&gt; 0</text:p>
      <text:p text:style-name="Standard">Encoder output index 610 -&gt; 0</text:p>
      <text:p text:style-name="Standard">Encoder output index 611 -&gt; 1</text:p>
      <text:p text:style-name="Standard">Encoder output index 612 -&gt; 0</text:p>
      <text:p text:style-name="Standard">Encoder output index 613 -&gt; 1</text:p>
      <text:p text:style-name="Standard">Encoder output index 614 -&gt; 1</text:p>
      <text:p text:style-name="Standard">Encoder output index 615 -&gt; 0</text:p>
      <text:p text:style-name="Standard">Encoder output index 616 -&gt; 1</text:p>
      <text:p text:style-name="Standard">Encoder output index 617 -&gt; 0</text:p>
      <text:p text:style-name="Standard">Encoder output index 618 -&gt; 0</text:p>
      <text:p text:style-name="Standard">Encoder output index 619 -&gt; 1</text:p>
      <text:p text:style-name="Standard">Encoder output index 620 -&gt; 1</text:p>
      <text:p text:style-name="Standard">Encoder output index 621 -&gt; 1</text:p>
      <text:p text:style-name="Standard">Encoder output index 622 -&gt; 1</text:p>
      <text:p text:style-name="Standard">Encoder output index 623 -&gt; 0</text:p>
      <text:p text:style-name="Standard">Encoder output index 624 -&gt; 0</text:p>
      <text:p text:style-name="Standard">Encoder output index 625 -&gt; 0</text:p>
      <text:p text:style-name="Standard">Encoder output index 626 -&gt; 1</text:p>
      <text:p text:style-name="Standard">Encoder output index 627 -&gt; 1</text:p>
      <text:p text:style-name="Standard">Encoder output index 628 -&gt; 1</text:p>
      <text:p text:style-name="Standard">Encoder output index 629 -&gt; 0</text:p>
      <text:p text:style-name="Standard">Encoder output index 630 -&gt; 1</text:p>
      <text:p text:style-name="Standard">Encoder output index 631 -&gt; 0</text:p>
      <text:p text:style-name="Standard">Encoder output index 632 -&gt; 1</text:p>
      <text:p text:style-name="Standard">Encoder output index 633 -&gt; 0</text:p>
      <text:p text:style-name="Standard">Encoder output index 634 -&gt; 1</text:p>
      <text:p text:style-name="Standard">Encoder output index 635 -&gt; 1</text:p>
      <text:p text:style-name="Standard">Encoder output index 636 -&gt; 0</text:p>
      <text:p text:style-name="Standard">Encoder output index 637 -&gt; 0</text:p>
      <text:p text:style-name="Standard">Encoder output index 638 -&gt; 1</text:p>
      <text:p text:style-name="Standard">Encoder output index 639 -&gt; 0</text:p>
      <text:p text:style-name="Standard">Encoder output index 640 -&gt; 0</text:p>
      <text:p text:style-name="Standard">Encoder output index 641 -&gt; 0</text:p>
      <text:p text:style-name="Standard">Encoder output index 642 -&gt; 1</text:p>
      <text:p text:style-name="Standard">Encoder output index 643 -&gt; 0</text:p>
      <text:p text:style-name="Standard">Encoder output index 644 -&gt; 1</text:p>
      <text:p text:style-name="Standard">Encoder output index 645 -&gt; 0</text:p>
      <text:p text:style-name="Standard">Encoder output index 646 -&gt; 0</text:p>
      <text:p text:style-name="Standard">Encoder output index 647 -&gt; 1</text:p>
      <text:p text:style-name="Standard">Frame 0, Y_N[0] = 1.112550</text:p>
      <text:p text:style-name="Standard">Frame 0, Y_N[1] = -0.338104</text:p>
      <text:p text:style-name="Standard">Frame 0, Y_N[2] = 1.222192</text:p>
      <text:p text:style-name="Standard">Frame 0, Y_N[3] = -0.598228</text:p>
      <text:p text:style-name="Standard">Frame 0, Y_N[4] = -0.281732</text:p>
      <text:p text:style-name="Standard">Frame 0, Y_N[5] = -1.319931</text:p>
      <text:p text:style-name="Standard">Frame 0, Y_N[6] = -0.424391</text:p>
      <text:p text:style-name="Standard">Frame 0, Y_N[7] = -1.128578</text:p>
      <text:p text:style-name="Standard">Frame 0, Y_N[8] = -1.167446</text:p>
      <text:p text:style-name="Standard">Frame 0, Y_N[9] = -0.439196</text:p>
      <text:p text:style-name="Standard">Frame 0, Y_N[10] = 0.101979</text:p>
      <text:p text:style-name="Standard">Frame 0, Y_N[11] = -0.186183</text:p>
      <text:p text:style-name="Standard">Frame 0, Y_N[12] = -0.285700</text:p>
      <text:p text:style-name="Standard"><text:soft-page-break/>Frame 0, Y_N[13] = 0.124915</text:p>
      <text:p text:style-name="Standard">Frame 0, Y_N[14] = 1.434996</text:p>
      <text:p text:style-name="Standard">Frame 0, Y_N[15] = 0.715297</text:p>
      <text:p text:style-name="Standard">Frame 0, Y_N[16] = 0.908296</text:p>
      <text:p text:style-name="Standard">Frame 0, Y_N[17] = -0.922397</text:p>
      <text:p text:style-name="Standard">Frame 0, Y_N[18] = -1.100617</text:p>
      <text:p text:style-name="Standard">Frame 0, Y_N[19] = 1.637757</text:p>
      <text:p text:style-name="Standard">Frame 0, Y_N[20] = 0.822354</text:p>
      <text:p text:style-name="Standard">Frame 0, Y_N[21] = 1.849228</text:p>
      <text:p text:style-name="Standard">Frame 0, Y_N[22] = 1.117499</text:p>
      <text:p text:style-name="Standard">Frame 0, Y_N[23] = -0.664299</text:p>
      <text:p text:style-name="Standard">Frame 0, Y_N[24] = 0.347216</text:p>
      <text:p text:style-name="Standard">Frame 0, Y_N[25] = -0.803961</text:p>
      <text:p text:style-name="Standard">Frame 0, Y_N[26] = -1.262176</text:p>
      <text:p text:style-name="Standard">Frame 0, Y_N[27] = 1.665745</text:p>
      <text:p text:style-name="Standard">Frame 0, Y_N[28] = 1.032401</text:p>
      <text:p text:style-name="Standard">Frame 0, Y_N[29] = -1.381705</text:p>
      <text:p text:style-name="Standard">Frame 0, Y_N[30] = -1.408407</text:p>
      <text:p text:style-name="Standard">Frame 0, Y_N[31] = -0.226057</text:p>
      <text:p text:style-name="Standard">Frame 0, Y_N[32] = -0.138371</text:p>
      <text:p text:style-name="Standard">Frame 0, Y_N[33] = 1.848727</text:p>
      <text:p text:style-name="Standard">Frame 0, Y_N[34] = -1.291412</text:p>
      <text:p text:style-name="Standard">Frame 0, Y_N[35] = 0.953575</text:p>
      <text:p text:style-name="Standard">Frame 0, Y_N[36] = -0.697405</text:p>
      <text:p text:style-name="Standard">Frame 0, Y_N[37] = 1.355213</text:p>
      <text:p text:style-name="Standard">Frame 0, Y_N[38] = 1.056905</text:p>
      <text:p text:style-name="Standard">Frame 0, Y_N[39] = -0.108910</text:p>
      <text:p text:style-name="Standard">Frame 0, Y_N[40] = -1.215394</text:p>
      <text:p text:style-name="Standard">Frame 0, Y_N[41] = -1.390040</text:p>
      <text:p text:style-name="Standard">Frame 0, Y_N[42] = -1.879769</text:p>
      <text:p text:style-name="Standard">Frame 0, Y_N[43] = -1.031862</text:p>
      <text:p text:style-name="Standard">Frame 0, Y_N[44] = -1.463520</text:p>
      <text:p text:style-name="Standard">Frame 0, Y_N[45] = 0.745402</text:p>
      <text:p text:style-name="Standard">Frame 0, Y_N[46] = 1.191681</text:p>
      <text:p text:style-name="Standard">Frame 0, Y_N[47] = 1.731772</text:p>
      <text:p text:style-name="Standard">Frame 0, Y_N[48] = -0.764973</text:p>
      <text:p text:style-name="Standard">Frame 0, Y_N[49] = -1.128137</text:p>
      <text:p text:style-name="Standard">Frame 0, Y_N[50] = -0.287528</text:p>
      <text:p text:style-name="Standard">Frame 0, Y_N[51] = -0.793928</text:p>
      <text:p text:style-name="Standard">Frame 0, Y_N[52] = -1.031456</text:p>
      <text:p text:style-name="Standard">Frame 0, Y_N[53] = 1.097807</text:p>
      <text:p text:style-name="Standard">Frame 0, Y_N[54] = 0.097036</text:p>
      <text:p text:style-name="Standard">Frame 0, Y_N[55] = -0.576509</text:p>
      <text:p text:style-name="Standard">Frame 0, Y_N[56] = -0.333966</text:p>
      <text:p text:style-name="Standard">Frame 0, Y_N[57] = -1.601526</text:p>
      <text:p text:style-name="Standard">Frame 0, Y_N[58] = 1.649861</text:p>
      <text:p text:style-name="Standard">Frame 0, Y_N[59] = -1.419847</text:p>
      <text:p text:style-name="Standard">Frame 0, Y_N[60] = 1.156980</text:p>
      <text:p text:style-name="Standard">Frame 0, Y_N[61] = -0.560678</text:p>
      <text:p text:style-name="Standard">Frame 0, Y_N[62] = 1.345024</text:p>
      <text:p text:style-name="Standard">Frame 0, Y_N[63] = 0.784670</text:p>
      <text:p text:style-name="Standard">Frame 0, Y_N[64] = -0.188020</text:p>
      <text:p text:style-name="Standard"><text:soft-page-break/>Frame 0, Y_N[65] = 1.263233</text:p>
      <text:p text:style-name="Standard">Frame 0, Y_N[66] = 0.860470</text:p>
      <text:p text:style-name="Standard">Frame 0, Y_N[67] = -1.172898</text:p>
      <text:p text:style-name="Standard">Frame 0, Y_N[68] = -0.870525</text:p>
      <text:p text:style-name="Standard">Frame 0, Y_N[69] = -0.931401</text:p>
      <text:p text:style-name="Standard">Frame 0, Y_N[70] = -1.002350</text:p>
      <text:p text:style-name="Standard">Frame 0, Y_N[71] = 0.696572</text:p>
      <text:p text:style-name="Standard">Frame 0, Y_N[72] = -1.222190</text:p>
      <text:p text:style-name="Standard">Frame 0, Y_N[73] = 0.557800</text:p>
      <text:p text:style-name="Standard">Frame 0, Y_N[74] = -1.174181</text:p>
      <text:p text:style-name="Standard">Frame 0, Y_N[75] = -1.425535</text:p>
      <text:p text:style-name="Standard">Frame 0, Y_N[76] = -1.634668</text:p>
      <text:p text:style-name="Standard">Frame 0, Y_N[77] = 0.828217</text:p>
      <text:p text:style-name="Standard">Frame 0, Y_N[78] = 0.627856</text:p>
      <text:p text:style-name="Standard">Frame 0, Y_N[79] = 0.594814</text:p>
      <text:p text:style-name="Standard">Frame 0, Y_N[80] = 1.020221</text:p>
      <text:p text:style-name="Standard">Frame 0, Y_N[81] = 1.537781</text:p>
      <text:p text:style-name="Standard">Frame 0, Y_N[82] = 1.537763</text:p>
      <text:p text:style-name="Standard">Frame 0, Y_N[83] = 1.856955</text:p>
      <text:p text:style-name="Standard">Frame 0, Y_N[84] = 1.119689</text:p>
      <text:p text:style-name="Standard">Frame 0, Y_N[85] = 1.074961</text:p>
      <text:p text:style-name="Standard">Frame 0, Y_N[86] = -1.570013</text:p>
      <text:p text:style-name="Standard">Frame 0, Y_N[87] = 1.089981</text:p>
      <text:p text:style-name="Standard">Frame 0, Y_N[88] = -0.989999</text:p>
      <text:p text:style-name="Standard">Frame 0, Y_N[89] = -0.737483</text:p>
      <text:p text:style-name="Standard">Frame 0, Y_N[90] = 1.759116</text:p>
      <text:p text:style-name="Standard">Frame 0, Y_N[91] = -1.001917</text:p>
      <text:p text:style-name="Standard">Frame 0, Y_N[92] = -0.978464</text:p>
      <text:p text:style-name="Standard">Frame 0, Y_N[93] = 0.752503</text:p>
      <text:p text:style-name="Standard">Frame 0, Y_N[94] = 1.370293</text:p>
      <text:p text:style-name="Standard">Frame 0, Y_N[95] = 0.915242</text:p>
      <text:p text:style-name="Standard">Frame 0, Y_N[96] = -1.124338</text:p>
      <text:p text:style-name="Standard">Frame 0, Y_N[97] = 0.992673</text:p>
      <text:p text:style-name="Standard">Frame 0, Y_N[98] = 1.467991</text:p>
      <text:p text:style-name="Standard">Frame 0, Y_N[99] = -1.780924</text:p>
      <text:p text:style-name="Standard">Frame 0, Y_N[100] = 0.348904</text:p>
      <text:p text:style-name="Standard">Frame 0, Y_N[101] = 0.937903</text:p>
      <text:p text:style-name="Standard">Frame 0, Y_N[102] = -0.578706</text:p>
      <text:p text:style-name="Standard">Frame 0, Y_N[103] = -1.323148</text:p>
      <text:p text:style-name="Standard">Frame 0, Y_N[104] = -1.375093</text:p>
      <text:p text:style-name="Standard">Frame 0, Y_N[105] = -0.955331</text:p>
      <text:p text:style-name="Standard">Frame 0, Y_N[106] = 1.930817</text:p>
      <text:p text:style-name="Standard">Frame 0, Y_N[107] = 1.315599</text:p>
      <text:p text:style-name="Standard">Frame 0, Y_N[108] = -0.586504</text:p>
      <text:p text:style-name="Standard">Frame 0, Y_N[109] = 1.441605</text:p>
      <text:p text:style-name="Standard">Frame 0, Y_N[110] = -1.483520</text:p>
      <text:p text:style-name="Standard">Frame 0, Y_N[111] = 0.259690</text:p>
      <text:p text:style-name="Standard">Frame 0, Y_N[112] = -1.217705</text:p>
      <text:p text:style-name="Standard">Frame 0, Y_N[113] = 0.550866</text:p>
      <text:p text:style-name="Standard">Frame 0, Y_N[114] = 1.331611</text:p>
      <text:p text:style-name="Standard">Frame 0, Y_N[115] = 0.929439</text:p>
      <text:p text:style-name="Standard">Frame 0, Y_N[116] = -1.017808</text:p>
      <text:p text:style-name="Standard"><text:soft-page-break/>Frame 0, Y_N[117] = 0.141319</text:p>
      <text:p text:style-name="Standard">Frame 0, Y_N[118] = 1.027557</text:p>
      <text:p text:style-name="Standard">Frame 0, Y_N[119] = 0.216447</text:p>
      <text:p text:style-name="Standard">Frame 0, Y_N[120] = 1.361465</text:p>
      <text:p text:style-name="Standard">Frame 0, Y_N[121] = 0.701162</text:p>
      <text:p text:style-name="Standard">Frame 0, Y_N[122] = 0.906010</text:p>
      <text:p text:style-name="Standard">Frame 0, Y_N[123] = -0.755673</text:p>
      <text:p text:style-name="Standard">Frame 0, Y_N[124] = -1.087485</text:p>
      <text:p text:style-name="Standard">Frame 0, Y_N[125] = -1.258325</text:p>
      <text:p text:style-name="Standard">Frame 0, Y_N[126] = 0.794207</text:p>
      <text:p text:style-name="Standard">Frame 0, Y_N[127] = -1.325699</text:p>
      <text:p text:style-name="Standard">Frame 0, Y_N[128] = -1.303233</text:p>
      <text:p text:style-name="Standard">Frame 0, Y_N[129] = -0.655096</text:p>
      <text:p text:style-name="Standard">Frame 0, Y_N[130] = -0.155803</text:p>
      <text:p text:style-name="Standard">Frame 0, Y_N[131] = -0.992666</text:p>
      <text:p text:style-name="Standard">Frame 0, Y_N[132] = 0.922406</text:p>
      <text:p text:style-name="Standard">Frame 0, Y_N[133] = 0.672259</text:p>
      <text:p text:style-name="Standard">Frame 0, Y_N[134] = 1.003961</text:p>
      <text:p text:style-name="Standard">Frame 0, Y_N[135] = -1.795910</text:p>
      <text:p text:style-name="Standard">Frame 0, Y_N[136] = 1.670901</text:p>
      <text:p text:style-name="Standard">Frame 0, Y_N[137] = 1.154152</text:p>
      <text:p text:style-name="Standard">Frame 0, Y_N[138] = -0.555634</text:p>
      <text:p text:style-name="Standard">Frame 0, Y_N[139] = -0.245504</text:p>
      <text:p text:style-name="Standard">Frame 0, Y_N[140] = 1.609353</text:p>
      <text:p text:style-name="Standard">Frame 0, Y_N[141] = -1.106524</text:p>
      <text:p text:style-name="Standard">Frame 0, Y_N[142] = 1.069486</text:p>
      <text:p text:style-name="Standard">Frame 0, Y_N[143] = 0.772363</text:p>
      <text:p text:style-name="Standard">Frame 0, Y_N[144] = -1.480243</text:p>
      <text:p text:style-name="Standard">Frame 0, Y_N[145] = -0.911914</text:p>
      <text:p text:style-name="Standard">Frame 0, Y_N[146] = -1.111804</text:p>
      <text:p text:style-name="Standard">Frame 0, Y_N[147] = -0.813081</text:p>
      <text:p text:style-name="Standard">Frame 0, Y_N[148] = 1.226578</text:p>
      <text:p text:style-name="Standard">Frame 0, Y_N[149] = -0.985164</text:p>
      <text:p text:style-name="Standard">Frame 0, Y_N[150] = 0.901433</text:p>
      <text:p text:style-name="Standard">Frame 0, Y_N[151] = -1.145525</text:p>
      <text:p text:style-name="Standard">Frame 0, Y_N[152] = 0.348850</text:p>
      <text:p text:style-name="Standard">Frame 0, Y_N[153] = 1.697297</text:p>
      <text:p text:style-name="Standard">Frame 0, Y_N[154] = 0.961655</text:p>
      <text:p text:style-name="Standard">Frame 0, Y_N[155] = -1.179017</text:p>
      <text:p text:style-name="Standard">Frame 0, Y_N[156] = 1.218046</text:p>
      <text:p text:style-name="Standard">Frame 0, Y_N[157] = 0.462195</text:p>
      <text:p text:style-name="Standard">Frame 0, Y_N[158] = -0.803239</text:p>
      <text:p text:style-name="Standard">Frame 0, Y_N[159] = 1.472965</text:p>
      <text:p text:style-name="Standard">Frame 0, Y_N[160] = 0.555833</text:p>
      <text:p text:style-name="Standard">Frame 0, Y_N[161] = -1.343379</text:p>
      <text:p text:style-name="Standard">Frame 0, Y_N[162] = -1.059806</text:p>
      <text:p text:style-name="Standard">Frame 0, Y_N[163] = -1.088869</text:p>
      <text:p text:style-name="Standard">Frame 0, Y_N[164] = 1.218819</text:p>
      <text:p text:style-name="Standard">Frame 0, Y_N[165] = -0.838419</text:p>
      <text:p text:style-name="Standard">Frame 0, Y_N[166] = -0.828911</text:p>
      <text:p text:style-name="Standard">Frame 0, Y_N[167] = 1.123207</text:p>
      <text:p text:style-name="Standard">Frame 0, Y_N[168] = 1.176791</text:p>
      <text:p text:style-name="Standard"><text:soft-page-break/>Frame 0, Y_N[169] = -0.900550</text:p>
      <text:p text:style-name="Standard">Frame 0, Y_N[170] = -1.420654</text:p>
      <text:p text:style-name="Standard">Frame 0, Y_N[171] = -0.963187</text:p>
      <text:p text:style-name="Standard">Frame 0, Y_N[172] = -1.234912</text:p>
      <text:p text:style-name="Standard">Frame 0, Y_N[173] = -1.063802</text:p>
      <text:p text:style-name="Standard">Frame 0, Y_N[174] = -0.300274</text:p>
      <text:p text:style-name="Standard">Frame 0, Y_N[175] = 0.300864</text:p>
      <text:p text:style-name="Standard">Frame 0, Y_N[176] = 0.606695</text:p>
      <text:p text:style-name="Standard">Frame 0, Y_N[177] = 1.109670</text:p>
      <text:p text:style-name="Standard">Frame 0, Y_N[178] = 0.898712</text:p>
      <text:p text:style-name="Standard">Frame 0, Y_N[179] = -1.744647</text:p>
      <text:p text:style-name="Standard">Frame 0, Y_N[180] = 0.771534</text:p>
      <text:p text:style-name="Standard">Frame 0, Y_N[181] = 0.791148</text:p>
      <text:p text:style-name="Standard">Frame 0, Y_N[182] = -0.930981</text:p>
      <text:p text:style-name="Standard">Frame 0, Y_N[183] = -0.402729</text:p>
      <text:p text:style-name="Standard">Frame 0, Y_N[184] = 0.950446</text:p>
      <text:p text:style-name="Standard">Frame 0, Y_N[185] = 0.694698</text:p>
      <text:p text:style-name="Standard">Frame 0, Y_N[186] = -1.191545</text:p>
      <text:p text:style-name="Standard">Frame 0, Y_N[187] = 0.549908</text:p>
      <text:p text:style-name="Standard">Frame 0, Y_N[188] = 0.509960</text:p>
      <text:p text:style-name="Standard">Frame 0, Y_N[189] = 1.056826</text:p>
      <text:p text:style-name="Standard">Frame 0, Y_N[190] = -0.883592</text:p>
      <text:p text:style-name="Standard">Frame 0, Y_N[191] = -1.108958</text:p>
      <text:p text:style-name="Standard">Frame 0, Y_N[192] = -1.064169</text:p>
      <text:p text:style-name="Standard">Frame 0, Y_N[193] = 1.970716</text:p>
      <text:p text:style-name="Standard">Frame 0, Y_N[194] = -0.156479</text:p>
      <text:p text:style-name="Standard">Frame 0, Y_N[195] = 0.679360</text:p>
      <text:p text:style-name="Standard">Frame 0, Y_N[196] = -1.027158</text:p>
      <text:p text:style-name="Standard">Frame 0, Y_N[197] = -1.707967</text:p>
      <text:p text:style-name="Standard">Frame 0, Y_N[198] = 0.010325</text:p>
      <text:p text:style-name="Standard">Frame 0, Y_N[199] = -0.557154</text:p>
      <text:p text:style-name="Standard">Frame 0, Y_N[200] = -1.896163</text:p>
      <text:p text:style-name="Standard">Frame 0, Y_N[201] = 1.593092</text:p>
      <text:p text:style-name="Standard">Frame 0, Y_N[202] = -0.509067</text:p>
      <text:p text:style-name="Standard">Frame 0, Y_N[203] = 0.205786</text:p>
      <text:p text:style-name="Standard">Frame 0, Y_N[204] = 1.921601</text:p>
      <text:p text:style-name="Standard">Frame 0, Y_N[205] = 1.025387</text:p>
      <text:p text:style-name="Standard">Frame 0, Y_N[206] = -1.401844</text:p>
      <text:p text:style-name="Standard">Frame 0, Y_N[207] = -1.608949</text:p>
      <text:p text:style-name="Standard">Frame 0, Y_N[208] = 1.063112</text:p>
      <text:p text:style-name="Standard">Frame 0, Y_N[209] = -1.103065</text:p>
      <text:p text:style-name="Standard">Frame 0, Y_N[210] = -1.356181</text:p>
      <text:p text:style-name="Standard">Frame 0, Y_N[211] = -1.478091</text:p>
      <text:p text:style-name="Standard">Frame 0, Y_N[212] = 1.075242</text:p>
      <text:p text:style-name="Standard">Frame 0, Y_N[213] = -1.526809</text:p>
      <text:p text:style-name="Standard">Frame 0, Y_N[214] = 1.567604</text:p>
      <text:p text:style-name="Standard">Frame 0, Y_N[215] = 1.154236</text:p>
      <text:p text:style-name="Standard">Frame 0, Y_N[216] = 1.277478</text:p>
      <text:p text:style-name="Standard">Frame 0, Y_N[217] = -2.114207</text:p>
      <text:p text:style-name="Standard">Frame 0, Y_N[218] = -0.884101</text:p>
      <text:p text:style-name="Standard">Frame 0, Y_N[219] = 1.014730</text:p>
      <text:p text:style-name="Standard">Frame 0, Y_N[220] = -1.082269</text:p>
      <text:p text:style-name="Standard"><text:soft-page-break/>Frame 0, Y_N[221] = -1.732820</text:p>
      <text:p text:style-name="Standard">Frame 0, Y_N[222] = -1.390670</text:p>
      <text:p text:style-name="Standard">Frame 0, Y_N[223] = -0.230094</text:p>
      <text:p text:style-name="Standard">Frame 0, Y_N[224] = 0.604450</text:p>
      <text:p text:style-name="Standard">Frame 0, Y_N[225] = 1.505142</text:p>
      <text:p text:style-name="Standard">Frame 0, Y_N[226] = 0.958824</text:p>
      <text:p text:style-name="Standard">Frame 0, Y_N[227] = -1.345603</text:p>
      <text:p text:style-name="Standard">Frame 0, Y_N[228] = -0.766767</text:p>
      <text:p text:style-name="Standard">Frame 0, Y_N[229] = 1.448534</text:p>
      <text:p text:style-name="Standard">Frame 0, Y_N[230] = 1.439816</text:p>
      <text:p text:style-name="Standard">Frame 0, Y_N[231] = 1.627643</text:p>
      <text:p text:style-name="Standard">Frame 0, Y_N[232] = 1.369606</text:p>
      <text:p text:style-name="Standard">Frame 0, Y_N[233] = 1.140457</text:p>
      <text:p text:style-name="Standard">Frame 0, Y_N[234] = 0.366301</text:p>
      <text:p text:style-name="Standard">Frame 0, Y_N[235] = 0.423364</text:p>
      <text:p text:style-name="Standard">Frame 0, Y_N[236] = 1.788441</text:p>
      <text:p text:style-name="Standard">Frame 0, Y_N[237] = -0.436791</text:p>
      <text:p text:style-name="Standard">Frame 0, Y_N[238] = -0.862962</text:p>
      <text:p text:style-name="Standard">Frame 0, Y_N[239] = 0.563131</text:p>
      <text:p text:style-name="Standard">Frame 0, Y_N[240] = 0.593770</text:p>
      <text:p text:style-name="Standard">Frame 0, Y_N[241] = -1.107108</text:p>
      <text:p text:style-name="Standard">Frame 0, Y_N[242] = 0.320705</text:p>
      <text:p text:style-name="Standard">Frame 0, Y_N[243] = -1.180362</text:p>
      <text:p text:style-name="Standard">Frame 0, Y_N[244] = -0.956580</text:p>
      <text:p text:style-name="Standard">Frame 0, Y_N[245] = 1.576223</text:p>
      <text:p text:style-name="Standard">Frame 0, Y_N[246] = 1.156962</text:p>
      <text:p text:style-name="Standard">Frame 0, Y_N[247] = 1.039653</text:p>
      <text:p text:style-name="Standard">Frame 0, Y_N[248] = -1.879532</text:p>
      <text:p text:style-name="Standard">Frame 0, Y_N[249] = -1.507844</text:p>
      <text:p text:style-name="Standard">Frame 0, Y_N[250] = -0.822282</text:p>
      <text:p text:style-name="Standard">Frame 0, Y_N[251] = -1.331849</text:p>
      <text:p text:style-name="Standard">Frame 0, Y_N[252] = -0.363381</text:p>
      <text:p text:style-name="Standard">Frame 0, Y_N[253] = -1.118218</text:p>
      <text:p text:style-name="Standard">Frame 0, Y_N[254] = 1.250515</text:p>
      <text:p text:style-name="Standard">Frame 0, Y_N[255] = 1.346418</text:p>
      <text:p text:style-name="Standard">Frame 0, Y_N[256] = -1.658978</text:p>
      <text:p text:style-name="Standard">Frame 0, Y_N[257] = -1.345311</text:p>
      <text:p text:style-name="Standard">Frame 0, Y_N[258] = -1.039886</text:p>
      <text:p text:style-name="Standard">Frame 0, Y_N[259] = 0.931106</text:p>
      <text:p text:style-name="Standard">Frame 0, Y_N[260] = 1.229327</text:p>
      <text:p text:style-name="Standard">Frame 0, Y_N[261] = -1.245983</text:p>
      <text:p text:style-name="Standard">Frame 0, Y_N[262] = -0.650213</text:p>
      <text:p text:style-name="Standard">Frame 0, Y_N[263] = 1.606960</text:p>
      <text:p text:style-name="Standard">Frame 0, Y_N[264] = -0.557825</text:p>
      <text:p text:style-name="Standard">Frame 0, Y_N[265] = 1.501680</text:p>
      <text:p text:style-name="Standard">Frame 0, Y_N[266] = -1.132853</text:p>
      <text:p text:style-name="Standard">Frame 0, Y_N[267] = 1.962520</text:p>
      <text:p text:style-name="Standard">Frame 0, Y_N[268] = -0.760847</text:p>
      <text:p text:style-name="Standard">Frame 0, Y_N[269] = 1.081697</text:p>
      <text:p text:style-name="Standard">Frame 0, Y_N[270] = -0.495197</text:p>
      <text:p text:style-name="Standard">Frame 0, Y_N[271] = 1.749620</text:p>
      <text:p text:style-name="Standard">Frame 0, Y_N[272] = -0.833099</text:p>
      <text:p text:style-name="Standard"><text:soft-page-break/>Frame 0, Y_N[273] = 0.270214</text:p>
      <text:p text:style-name="Standard">Frame 0, Y_N[274] = -0.657724</text:p>
      <text:p text:style-name="Standard">Frame 0, Y_N[275] = -1.166110</text:p>
      <text:p text:style-name="Standard">Frame 0, Y_N[276] = 1.604135</text:p>
      <text:p text:style-name="Standard">Frame 0, Y_N[277] = 1.392897</text:p>
      <text:p text:style-name="Standard">Frame 0, Y_N[278] = -0.970161</text:p>
      <text:p text:style-name="Standard">Frame 0, Y_N[279] = 1.251682</text:p>
      <text:p text:style-name="Standard">Frame 0, Y_N[280] = 1.113032</text:p>
      <text:p text:style-name="Standard">Frame 0, Y_N[281] = -0.440476</text:p>
      <text:p text:style-name="Standard">Frame 0, Y_N[282] = -0.493767</text:p>
      <text:p text:style-name="Standard">Frame 0, Y_N[283] = 1.324763</text:p>
      <text:p text:style-name="Standard">Frame 0, Y_N[284] = 0.789646</text:p>
      <text:p text:style-name="Standard">Frame 0, Y_N[285] = -0.308118</text:p>
      <text:p text:style-name="Standard">Frame 0, Y_N[286] = 1.271053</text:p>
      <text:p text:style-name="Standard">Frame 0, Y_N[287] = -0.888227</text:p>
      <text:p text:style-name="Standard">Frame 0, Y_N[288] = 1.351628</text:p>
      <text:p text:style-name="Standard">Frame 0, Y_N[289] = 0.625956</text:p>
      <text:p text:style-name="Standard">Frame 0, Y_N[290] = 1.654966</text:p>
      <text:p text:style-name="Standard">Frame 0, Y_N[291] = -0.908948</text:p>
      <text:p text:style-name="Standard">Frame 0, Y_N[292] = -0.615963</text:p>
      <text:p text:style-name="Standard">Frame 0, Y_N[293] = -1.565651</text:p>
      <text:p text:style-name="Standard">Frame 0, Y_N[294] = 1.598062</text:p>
      <text:p text:style-name="Standard">Frame 0, Y_N[295] = 0.901637</text:p>
      <text:p text:style-name="Standard">Frame 0, Y_N[296] = 0.721828</text:p>
      <text:p text:style-name="Standard">Frame 0, Y_N[297] = 1.085457</text:p>
      <text:p text:style-name="Standard">Frame 0, Y_N[298] = -1.856975</text:p>
      <text:p text:style-name="Standard">Frame 0, Y_N[299] = -1.724667</text:p>
      <text:p text:style-name="Standard">Frame 0, Y_N[300] = -0.882416</text:p>
      <text:p text:style-name="Standard">Frame 0, Y_N[301] = -1.134529</text:p>
      <text:p text:style-name="Standard">Frame 0, Y_N[302] = -1.590157</text:p>
      <text:p text:style-name="Standard">Frame 0, Y_N[303] = -1.716528</text:p>
      <text:p text:style-name="Standard">Frame 0, Y_N[304] = 1.172706</text:p>
      <text:p text:style-name="Standard">Frame 0, Y_N[305] = -0.876260</text:p>
      <text:p text:style-name="Standard">Frame 0, Y_N[306] = -1.560267</text:p>
      <text:p text:style-name="Standard">Frame 0, Y_N[307] = -0.431218</text:p>
      <text:p text:style-name="Standard">Frame 0, Y_N[308] = 0.707994</text:p>
      <text:p text:style-name="Standard">Frame 0, Y_N[309] = 1.472317</text:p>
      <text:p text:style-name="Standard">Frame 0, Y_N[310] = -0.995858</text:p>
      <text:p text:style-name="Standard">Frame 0, Y_N[311] = -0.402882</text:p>
      <text:p text:style-name="Standard">Frame 0, Y_N[312] = 1.093598</text:p>
      <text:p text:style-name="Standard">Frame 0, Y_N[313] = 0.683531</text:p>
      <text:p text:style-name="Standard">Frame 0, Y_N[314] = -0.302388</text:p>
      <text:p text:style-name="Standard">Frame 0, Y_N[315] = 1.219763</text:p>
      <text:p text:style-name="Standard">Frame 0, Y_N[316] = -0.801985</text:p>
      <text:p text:style-name="Standard">Frame 0, Y_N[317] = 0.200875</text:p>
      <text:p text:style-name="Standard">Frame 0, Y_N[318] = 0.803672</text:p>
      <text:p text:style-name="Standard">Frame 0, Y_N[319] = 0.458434</text:p>
      <text:p text:style-name="Standard">Frame 0, Y_N[320] = -1.297687</text:p>
      <text:p text:style-name="Standard">Frame 0, Y_N[321] = 0.999482</text:p>
      <text:p text:style-name="Standard">Frame 0, Y_N[322] = -0.719300</text:p>
      <text:p text:style-name="Standard">Frame 0, Y_N[323] = 0.499453</text:p>
      <text:p text:style-name="Standard">Frame 0, Y_N[324] = -0.996426</text:p>
      <text:p text:style-name="Standard"><text:soft-page-break/>Frame 0, Y_N[325] = -0.906421</text:p>
      <text:p text:style-name="Standard">Frame 0, Y_N[326] = 1.798665</text:p>
      <text:p text:style-name="Standard">Frame 0, Y_N[327] = -1.203413</text:p>
      <text:p text:style-name="Standard">Frame 0, Y_N[328] = 0.672888</text:p>
      <text:p text:style-name="Standard">Frame 0, Y_N[329] = -1.576382</text:p>
      <text:p text:style-name="Standard">Frame 0, Y_N[330] = -1.008936</text:p>
      <text:p text:style-name="Standard">Frame 0, Y_N[331] = 1.177331</text:p>
      <text:p text:style-name="Standard">Frame 0, Y_N[332] = 0.924576</text:p>
      <text:p text:style-name="Standard">Frame 0, Y_N[333] = -1.279901</text:p>
      <text:p text:style-name="Standard">Frame 0, Y_N[334] = -1.000112</text:p>
      <text:p text:style-name="Standard">Frame 0, Y_N[335] = -0.824987</text:p>
      <text:p text:style-name="Standard">Frame 0, Y_N[336] = -1.142232</text:p>
      <text:p text:style-name="Standard">Frame 0, Y_N[337] = -1.343506</text:p>
      <text:p text:style-name="Standard">Frame 0, Y_N[338] = -0.617217</text:p>
      <text:p text:style-name="Standard">Frame 0, Y_N[339] = 0.829971</text:p>
      <text:p text:style-name="Standard">Frame 0, Y_N[340] = 1.303804</text:p>
      <text:p text:style-name="Standard">Frame 0, Y_N[341] = -1.549442</text:p>
      <text:p text:style-name="Standard">Frame 0, Y_N[342] = -0.716848</text:p>
      <text:p text:style-name="Standard">Frame 0, Y_N[343] = -1.402947</text:p>
      <text:p text:style-name="Standard">Frame 0, Y_N[344] = 1.416056</text:p>
      <text:p text:style-name="Standard">Frame 0, Y_N[345] = -0.753311</text:p>
      <text:p text:style-name="Standard">Frame 0, Y_N[346] = 0.584938</text:p>
      <text:p text:style-name="Standard">Frame 0, Y_N[347] = -1.227953</text:p>
      <text:p text:style-name="Standard">Frame 0, Y_N[348] = -1.179019</text:p>
      <text:p text:style-name="Standard">Frame 0, Y_N[349] = -1.264059</text:p>
      <text:p text:style-name="Standard">Frame 0, Y_N[350] = 1.175310</text:p>
      <text:p text:style-name="Standard">Frame 0, Y_N[351] = -1.291231</text:p>
      <text:p text:style-name="Standard">Frame 0, Y_N[352] = -0.937858</text:p>
      <text:p text:style-name="Standard">Frame 0, Y_N[353] = -1.870554</text:p>
      <text:p text:style-name="Standard">Frame 0, Y_N[354] = -1.118426</text:p>
      <text:p text:style-name="Standard">Frame 0, Y_N[355] = 1.682700</text:p>
      <text:p text:style-name="Standard">Frame 0, Y_N[356] = -0.361026</text:p>
      <text:p text:style-name="Standard">Frame 0, Y_N[357] = -1.160262</text:p>
      <text:p text:style-name="Standard">Frame 0, Y_N[358] = 1.072130</text:p>
      <text:p text:style-name="Standard">Frame 0, Y_N[359] = 1.259111</text:p>
      <text:p text:style-name="Standard">Frame 0, Y_N[360] = -1.243074</text:p>
      <text:p text:style-name="Standard">Frame 0, Y_N[361] = -1.058756</text:p>
      <text:p text:style-name="Standard">Frame 0, Y_N[362] = -1.540381</text:p>
      <text:p text:style-name="Standard">Frame 0, Y_N[363] = 0.912680</text:p>
      <text:p text:style-name="Standard">Frame 0, Y_N[364] = 1.054473</text:p>
      <text:p text:style-name="Standard">Frame 0, Y_N[365] = 1.795109</text:p>
      <text:p text:style-name="Standard">Frame 0, Y_N[366] = -1.108180</text:p>
      <text:p text:style-name="Standard">Frame 0, Y_N[367] = -1.556967</text:p>
      <text:p text:style-name="Standard">Frame 0, Y_N[368] = -0.321880</text:p>
      <text:p text:style-name="Standard">Frame 0, Y_N[369] = 0.954683</text:p>
      <text:p text:style-name="Standard">Frame 0, Y_N[370] = 1.358285</text:p>
      <text:p text:style-name="Standard">Frame 0, Y_N[371] = 1.680314</text:p>
      <text:p text:style-name="Standard">Frame 0, Y_N[372] = -1.465849</text:p>
      <text:p text:style-name="Standard">Frame 0, Y_N[373] = 1.254638</text:p>
      <text:p text:style-name="Standard">Frame 0, Y_N[374] = 1.076311</text:p>
      <text:p text:style-name="Standard">Frame 0, Y_N[375] = 1.158010</text:p>
      <text:p text:style-name="Standard">Frame 0, Y_N[376] = -0.590581</text:p>
      <text:p text:style-name="Standard"><text:soft-page-break/>Frame 0, Y_N[377] = -0.053644</text:p>
      <text:p text:style-name="Standard">Frame 0, Y_N[378] = -0.696351</text:p>
      <text:p text:style-name="Standard">Frame 0, Y_N[379] = 1.582186</text:p>
      <text:p text:style-name="Standard">Frame 0, Y_N[380] = -0.525231</text:p>
      <text:p text:style-name="Standard">Frame 0, Y_N[381] = 1.596723</text:p>
      <text:p text:style-name="Standard">Frame 0, Y_N[382] = -1.667798</text:p>
      <text:p text:style-name="Standard">Frame 0, Y_N[383] = 1.279932</text:p>
      <text:p text:style-name="Standard">Frame 0, Y_N[384] = -1.041925</text:p>
      <text:p text:style-name="Standard">Frame 0, Y_N[385] = -0.580676</text:p>
      <text:p text:style-name="Standard">Frame 0, Y_N[386] = -1.319967</text:p>
      <text:p text:style-name="Standard">Frame 0, Y_N[387] = -1.148786</text:p>
      <text:p text:style-name="Standard">Frame 0, Y_N[388] = -1.148366</text:p>
      <text:p text:style-name="Standard">Frame 0, Y_N[389] = -0.839186</text:p>
      <text:p text:style-name="Standard">Frame 0, Y_N[390] = -0.077929</text:p>
      <text:p text:style-name="Standard">Frame 0, Y_N[391] = 1.965746</text:p>
      <text:p text:style-name="Standard">Frame 0, Y_N[392] = -0.520381</text:p>
      <text:p text:style-name="Standard">Frame 0, Y_N[393] = 1.176932</text:p>
      <text:p text:style-name="Standard">Frame 0, Y_N[394] = -1.032689</text:p>
      <text:p text:style-name="Standard">Frame 0, Y_N[395] = 0.963790</text:p>
      <text:p text:style-name="Standard">Frame 0, Y_N[396] = 0.720465</text:p>
      <text:p text:style-name="Standard">Frame 0, Y_N[397] = 1.187900</text:p>
      <text:p text:style-name="Standard">Frame 0, Y_N[398] = -1.527757</text:p>
      <text:p text:style-name="Standard">Frame 0, Y_N[399] = 1.631451</text:p>
      <text:p text:style-name="Standard">Frame 0, Y_N[400] = 1.336951</text:p>
      <text:p text:style-name="Standard">Frame 0, Y_N[401] = 1.253874</text:p>
      <text:p text:style-name="Standard">Frame 0, Y_N[402] = -0.616065</text:p>
      <text:p text:style-name="Standard">Frame 0, Y_N[403] = -0.735888</text:p>
      <text:p text:style-name="Standard">Frame 0, Y_N[404] = -0.768565</text:p>
      <text:p text:style-name="Standard">Frame 0, Y_N[405] = -2.036072</text:p>
      <text:p text:style-name="Standard">Frame 0, Y_N[406] = -1.559845</text:p>
      <text:p text:style-name="Standard">Frame 0, Y_N[407] = -0.976517</text:p>
      <text:p text:style-name="Standard">Frame 0, Y_N[408] = -1.588639</text:p>
      <text:p text:style-name="Standard">Frame 0, Y_N[409] = -1.459748</text:p>
      <text:p text:style-name="Standard">Frame 0, Y_N[410] = -1.311339</text:p>
      <text:p text:style-name="Standard">Frame 0, Y_N[411] = -0.754321</text:p>
      <text:p text:style-name="Standard">Frame 0, Y_N[412] = 1.165534</text:p>
      <text:p text:style-name="Standard">Frame 0, Y_N[413] = -0.946768</text:p>
      <text:p text:style-name="Standard">Frame 0, Y_N[414] = 0.935947</text:p>
      <text:p text:style-name="Standard">Frame 0, Y_N[415] = -1.470023</text:p>
      <text:p text:style-name="Standard">Frame 0, Y_N[416] = -1.160914</text:p>
      <text:p text:style-name="Standard">Frame 0, Y_N[417] = 1.356571</text:p>
      <text:p text:style-name="Standard">Frame 0, Y_N[418] = -1.290750</text:p>
      <text:p text:style-name="Standard">Frame 0, Y_N[419] = -0.312947</text:p>
      <text:p text:style-name="Standard">Frame 0, Y_N[420] = -1.373699</text:p>
      <text:p text:style-name="Standard">Frame 0, Y_N[421] = 0.729753</text:p>
      <text:p text:style-name="Standard">Frame 0, Y_N[422] = -0.863396</text:p>
      <text:p text:style-name="Standard">Frame 0, Y_N[423] = 0.949282</text:p>
      <text:p text:style-name="Standard">Frame 0, Y_N[424] = 0.997721</text:p>
      <text:p text:style-name="Standard">Frame 0, Y_N[425] = 1.457059</text:p>
      <text:p text:style-name="Standard">Frame 0, Y_N[426] = -1.364048</text:p>
      <text:p text:style-name="Standard">Frame 0, Y_N[427] = -0.825062</text:p>
      <text:p text:style-name="Standard">Frame 0, Y_N[428] = -0.540571</text:p>
      <text:p text:style-name="Standard"><text:soft-page-break/>Frame 0, Y_N[429] = -1.362381</text:p>
      <text:p text:style-name="Standard">Frame 0, Y_N[430] = 0.710687</text:p>
      <text:p text:style-name="Standard">Frame 0, Y_N[431] = -1.086036</text:p>
      <text:p text:style-name="Standard">Frame 0, Y_N[432] = -1.076596</text:p>
      <text:p text:style-name="Standard">Frame 0, Y_N[433] = -1.397587</text:p>
      <text:p text:style-name="Standard">Frame 0, Y_N[434] = 0.918865</text:p>
      <text:p text:style-name="Standard">Frame 0, Y_N[435] = -1.948050</text:p>
      <text:p text:style-name="Standard">Frame 0, Y_N[436] = 1.267960</text:p>
      <text:p text:style-name="Standard">Frame 0, Y_N[437] = 0.756410</text:p>
      <text:p text:style-name="Standard">Frame 0, Y_N[438] = -1.144961</text:p>
      <text:p text:style-name="Standard">Frame 0, Y_N[439] = 0.790833</text:p>
      <text:p text:style-name="Standard">Frame 0, Y_N[440] = 1.636586</text:p>
      <text:p text:style-name="Standard">Frame 0, Y_N[441] = 1.468693</text:p>
      <text:p text:style-name="Standard">Frame 0, Y_N[442] = -0.842808</text:p>
      <text:p text:style-name="Standard">Frame 0, Y_N[443] = -0.937494</text:p>
      <text:p text:style-name="Standard">Frame 0, Y_N[444] = -1.799335</text:p>
      <text:p text:style-name="Standard">Frame 0, Y_N[445] = -0.284913</text:p>
      <text:p text:style-name="Standard">Frame 0, Y_N[446] = 0.715510</text:p>
      <text:p text:style-name="Standard">Frame 0, Y_N[447] = -1.967710</text:p>
      <text:p text:style-name="Standard">Frame 0, Y_N[448] = -0.712587</text:p>
      <text:p text:style-name="Standard">Frame 0, Y_N[449] = -1.243628</text:p>
      <text:p text:style-name="Standard">Frame 0, Y_N[450] = 0.969489</text:p>
      <text:p text:style-name="Standard">Frame 0, Y_N[451] = -0.439292</text:p>
      <text:p text:style-name="Standard">Frame 0, Y_N[452] = -0.243735</text:p>
      <text:p text:style-name="Standard">Frame 0, Y_N[453] = 0.833367</text:p>
      <text:p text:style-name="Standard">Frame 0, Y_N[454] = 1.595704</text:p>
      <text:p text:style-name="Standard">Frame 0, Y_N[455] = 0.946581</text:p>
      <text:p text:style-name="Standard">Frame 0, Y_N[456] = -0.657794</text:p>
      <text:p text:style-name="Standard">Frame 0, Y_N[457] = -1.322024</text:p>
      <text:p text:style-name="Standard">Frame 0, Y_N[458] = 1.330921</text:p>
      <text:p text:style-name="Standard">Frame 0, Y_N[459] = 0.984409</text:p>
      <text:p text:style-name="Standard">Frame 0, Y_N[460] = 1.703850</text:p>
      <text:p text:style-name="Standard">Frame 0, Y_N[461] = -1.776560</text:p>
      <text:p text:style-name="Standard">Frame 0, Y_N[462] = -2.065859</text:p>
      <text:p text:style-name="Standard">Frame 0, Y_N[463] = -0.454295</text:p>
      <text:p text:style-name="Standard">Frame 0, Y_N[464] = 1.394725</text:p>
      <text:p text:style-name="Standard">Frame 0, Y_N[465] = 0.404122</text:p>
      <text:p text:style-name="Standard">Frame 0, Y_N[466] = -0.659626</text:p>
      <text:p text:style-name="Standard">Frame 0, Y_N[467] = -0.717293</text:p>
      <text:p text:style-name="Standard">Frame 0, Y_N[468] = 0.946657</text:p>
      <text:p text:style-name="Standard">Frame 0, Y_N[469] = 0.985610</text:p>
      <text:p text:style-name="Standard">Frame 0, Y_N[470] = 1.168409</text:p>
      <text:p text:style-name="Standard">Frame 0, Y_N[471] = -1.053848</text:p>
      <text:p text:style-name="Standard">Frame 0, Y_N[472] = 0.588966</text:p>
      <text:p text:style-name="Standard">Frame 0, Y_N[473] = 0.100138</text:p>
      <text:p text:style-name="Standard">Frame 0, Y_N[474] = -0.634034</text:p>
      <text:p text:style-name="Standard">Frame 0, Y_N[475] = 0.863396</text:p>
      <text:p text:style-name="Standard">Frame 0, Y_N[476] = 0.893630</text:p>
      <text:p text:style-name="Standard">Frame 0, Y_N[477] = -0.968204</text:p>
      <text:p text:style-name="Standard">Frame 0, Y_N[478] = -1.328598</text:p>
      <text:p text:style-name="Standard">Frame 0, Y_N[479] = -0.716887</text:p>
      <text:p text:style-name="Standard">Frame 0, Y_N[480] = 0.650500</text:p>
      <text:p text:style-name="Standard"><text:soft-page-break/>Frame 0, Y_N[481] = 1.432768</text:p>
      <text:p text:style-name="Standard">Frame 0, Y_N[482] = -1.199848</text:p>
      <text:p text:style-name="Standard">Frame 0, Y_N[483] = 1.046057</text:p>
      <text:p text:style-name="Standard">Frame 0, Y_N[484] = -1.110500</text:p>
      <text:p text:style-name="Standard">Frame 0, Y_N[485] = -0.027290</text:p>
      <text:p text:style-name="Standard">Frame 0, Y_N[486] = -1.582257</text:p>
      <text:p text:style-name="Standard">Frame 0, Y_N[487] = 1.154165</text:p>
      <text:p text:style-name="Standard">Frame 0, Y_N[488] = 0.599380</text:p>
      <text:p text:style-name="Standard">Frame 0, Y_N[489] = -1.765170</text:p>
      <text:p text:style-name="Standard">Frame 0, Y_N[490] = -1.437929</text:p>
      <text:p text:style-name="Standard">Frame 0, Y_N[491] = -1.169314</text:p>
      <text:p text:style-name="Standard">Frame 0, Y_N[492] = -0.445118</text:p>
      <text:p text:style-name="Standard">Frame 0, Y_N[493] = 0.825518</text:p>
      <text:p text:style-name="Standard">Frame 0, Y_N[494] = -0.959840</text:p>
      <text:p text:style-name="Standard">Frame 0, Y_N[495] = 1.213488</text:p>
      <text:p text:style-name="Standard">Frame 0, Y_N[496] = 1.082538</text:p>
      <text:p text:style-name="Standard">Frame 0, Y_N[497] = 0.641593</text:p>
      <text:p text:style-name="Standard">Frame 0, Y_N[498] = -1.260788</text:p>
      <text:p text:style-name="Standard">Frame 0, Y_N[499] = 1.498246</text:p>
      <text:p text:style-name="Standard">Frame 0, Y_N[500] = 1.466347</text:p>
      <text:p text:style-name="Standard">Frame 0, Y_N[501] = 0.699583</text:p>
      <text:p text:style-name="Standard">Frame 0, Y_N[502] = 0.934321</text:p>
      <text:p text:style-name="Standard">Frame 0, Y_N[503] = 1.382404</text:p>
      <text:p text:style-name="Standard">Frame 0, Y_N[504] = -2.183371</text:p>
      <text:p text:style-name="Standard">Frame 0, Y_N[505] = 0.924819</text:p>
      <text:p text:style-name="Standard">Frame 0, Y_N[506] = -1.435569</text:p>
      <text:p text:style-name="Standard">Frame 0, Y_N[507] = 0.701236</text:p>
      <text:p text:style-name="Standard">Frame 0, Y_N[508] = -1.146214</text:p>
      <text:p text:style-name="Standard">Frame 0, Y_N[509] = 0.844844</text:p>
      <text:p text:style-name="Standard">Frame 0, Y_N[510] = -1.323112</text:p>
      <text:p text:style-name="Standard">Frame 0, Y_N[511] = -0.802589</text:p>
      <text:p text:style-name="Standard">Frame 0, Y_N[512] = 1.415849</text:p>
      <text:p text:style-name="Standard">Frame 0, Y_N[513] = 0.763230</text:p>
      <text:p text:style-name="Standard">Frame 0, Y_N[514] = 1.286648</text:p>
      <text:p text:style-name="Standard">Frame 0, Y_N[515] = -1.174021</text:p>
      <text:p text:style-name="Standard">Frame 0, Y_N[516] = 0.741773</text:p>
      <text:p text:style-name="Standard">Frame 0, Y_N[517] = -0.347265</text:p>
      <text:p text:style-name="Standard">Frame 0, Y_N[518] = -1.121933</text:p>
      <text:p text:style-name="Standard">Frame 0, Y_N[519] = -0.728391</text:p>
      <text:p text:style-name="Standard">Frame 0, Y_N[520] = 0.921519</text:p>
      <text:p text:style-name="Standard">Frame 0, Y_N[521] = -1.996015</text:p>
      <text:p text:style-name="Standard">Frame 0, Y_N[522] = 0.952254</text:p>
      <text:p text:style-name="Standard">Frame 0, Y_N[523] = 0.431305</text:p>
      <text:p text:style-name="Standard">Frame 0, Y_N[524] = -1.106754</text:p>
      <text:p text:style-name="Standard">Frame 0, Y_N[525] = -1.294542</text:p>
      <text:p text:style-name="Standard">Frame 0, Y_N[526] = 1.538968</text:p>
      <text:p text:style-name="Standard">Frame 0, Y_N[527] = 0.969048</text:p>
      <text:p text:style-name="Standard">Frame 0, Y_N[528] = -0.473637</text:p>
      <text:p text:style-name="Standard">Frame 0, Y_N[529] = -0.552359</text:p>
      <text:p text:style-name="Standard">Frame 0, Y_N[530] = 1.874326</text:p>
      <text:p text:style-name="Standard">Frame 0, Y_N[531] = -1.212733</text:p>
      <text:p text:style-name="Standard">Frame 0, Y_N[532] = -0.945761</text:p>
      <text:p text:style-name="Standard"><text:soft-page-break/>Frame 0, Y_N[533] = 1.461628</text:p>
      <text:p text:style-name="Standard">Frame 0, Y_N[534] = -0.995313</text:p>
      <text:p text:style-name="Standard">Frame 0, Y_N[535] = -0.547168</text:p>
      <text:p text:style-name="Standard">Frame 0, Y_N[536] = 1.095379</text:p>
      <text:p text:style-name="Standard">Frame 0, Y_N[537] = 0.938030</text:p>
      <text:p text:style-name="Standard">Frame 0, Y_N[538] = -1.111334</text:p>
      <text:p text:style-name="Standard">Frame 0, Y_N[539] = -1.176810</text:p>
      <text:p text:style-name="Standard">Frame 0, Y_N[540] = 1.375653</text:p>
      <text:p text:style-name="Standard">Frame 0, Y_N[541] = 0.453651</text:p>
      <text:p text:style-name="Standard">Frame 0, Y_N[542] = -1.004244</text:p>
      <text:p text:style-name="Standard">Frame 0, Y_N[543] = 1.394151</text:p>
      <text:p text:style-name="Standard">Frame 0, Y_N[544] = 1.359486</text:p>
      <text:p text:style-name="Standard">Frame 0, Y_N[545] = 1.850262</text:p>
      <text:p text:style-name="Standard">Frame 0, Y_N[546] = 0.811084</text:p>
      <text:p text:style-name="Standard">Frame 0, Y_N[547] = -1.169363</text:p>
      <text:p text:style-name="Standard">Frame 0, Y_N[548] = -0.279270</text:p>
      <text:p text:style-name="Standard">Frame 0, Y_N[549] = 1.569227</text:p>
      <text:p text:style-name="Standard">Frame 0, Y_N[550] = 1.114073</text:p>
      <text:p text:style-name="Standard">Frame 0, Y_N[551] = 1.057104</text:p>
      <text:p text:style-name="Standard">Frame 0, Y_N[552] = 0.865913</text:p>
      <text:p text:style-name="Standard">Frame 0, Y_N[553] = 1.286498</text:p>
      <text:p text:style-name="Standard">Frame 0, Y_N[554] = -1.215007</text:p>
      <text:p text:style-name="Standard">Frame 0, Y_N[555] = -0.927942</text:p>
      <text:p text:style-name="Standard">Frame 0, Y_N[556] = 1.065003</text:p>
      <text:p text:style-name="Standard">Frame 0, Y_N[557] = -1.142360</text:p>
      <text:p text:style-name="Standard">Frame 0, Y_N[558] = -1.230915</text:p>
      <text:p text:style-name="Standard">Frame 0, Y_N[559] = 0.458701</text:p>
      <text:p text:style-name="Standard">Frame 0, Y_N[560] = -1.052423</text:p>
      <text:p text:style-name="Standard">Frame 0, Y_N[561] = -1.766763</text:p>
      <text:p text:style-name="Standard">Frame 0, Y_N[562] = 1.408799</text:p>
      <text:p text:style-name="Standard">Frame 0, Y_N[563] = -0.130428</text:p>
      <text:p text:style-name="Standard">Frame 0, Y_N[564] = 1.092555</text:p>
      <text:p text:style-name="Standard">Frame 0, Y_N[565] = -0.315450</text:p>
      <text:p text:style-name="Standard">Frame 0, Y_N[566] = 0.275491</text:p>
      <text:p text:style-name="Standard">Frame 0, Y_N[567] = 1.708341</text:p>
      <text:p text:style-name="Standard">Frame 0, Y_N[568] = -0.916151</text:p>
      <text:p text:style-name="Standard">Frame 0, Y_N[569] = 1.371563</text:p>
      <text:p text:style-name="Standard">Frame 0, Y_N[570] = -1.137046</text:p>
      <text:p text:style-name="Standard">Frame 0, Y_N[571] = -0.697400</text:p>
      <text:p text:style-name="Standard">Frame 0, Y_N[572] = 0.830538</text:p>
      <text:p text:style-name="Standard">Frame 0, Y_N[573] = 1.009271</text:p>
      <text:p text:style-name="Standard">Frame 0, Y_N[574] = -0.805700</text:p>
      <text:p text:style-name="Standard">Frame 0, Y_N[575] = -0.503915</text:p>
      <text:p text:style-name="Standard">Frame 0, Y_N[576] = 1.913604</text:p>
      <text:p text:style-name="Standard">Frame 0, Y_N[577] = 1.388266</text:p>
      <text:p text:style-name="Standard">Frame 0, Y_N[578] = 0.730368</text:p>
      <text:p text:style-name="Standard">Frame 0, Y_N[579] = -0.330554</text:p>
      <text:p text:style-name="Standard">Frame 0, Y_N[580] = 0.647052</text:p>
      <text:p text:style-name="Standard">Frame 0, Y_N[581] = -0.922926</text:p>
      <text:p text:style-name="Standard">Frame 0, Y_N[582] = 1.581425</text:p>
      <text:p text:style-name="Standard">Frame 0, Y_N[583] = -0.929730</text:p>
      <text:p text:style-name="Standard">Frame 0, Y_N[584] = 2.079415</text:p>
      <text:p text:style-name="Standard"><text:soft-page-break/>Frame 0, Y_N[585] = -1.047619</text:p>
      <text:p text:style-name="Standard">Frame 0, Y_N[586] = -1.490758</text:p>
      <text:p text:style-name="Standard">Frame 0, Y_N[587] = 1.082398</text:p>
      <text:p text:style-name="Standard">Frame 0, Y_N[588] = 0.972221</text:p>
      <text:p text:style-name="Standard">Frame 0, Y_N[589] = 1.448590</text:p>
      <text:p text:style-name="Standard">Frame 0, Y_N[590] = 1.107162</text:p>
      <text:p text:style-name="Standard">Frame 0, Y_N[591] = 1.178827</text:p>
      <text:p text:style-name="Standard">Frame 0, Y_N[592] = -1.401346</text:p>
      <text:p text:style-name="Standard">Frame 0, Y_N[593] = -0.952653</text:p>
      <text:p text:style-name="Standard">Frame 0, Y_N[594] = -0.364199</text:p>
      <text:p text:style-name="Standard">Frame 0, Y_N[595] = 0.602599</text:p>
      <text:p text:style-name="Standard">Frame 0, Y_N[596] = -0.890646</text:p>
      <text:p text:style-name="Standard">Frame 0, Y_N[597] = -1.491404</text:p>
      <text:p text:style-name="Standard">Frame 0, Y_N[598] = -0.530816</text:p>
      <text:p text:style-name="Standard">Frame 0, Y_N[599] = -1.181629</text:p>
      <text:p text:style-name="Standard">Frame 0, Y_N[600] = -1.449597</text:p>
      <text:p text:style-name="Standard">Frame 0, Y_N[601] = -0.965857</text:p>
      <text:p text:style-name="Standard">Frame 0, Y_N[602] = 1.512002</text:p>
      <text:p text:style-name="Standard">Frame 0, Y_N[603] = -0.683307</text:p>
      <text:p text:style-name="Standard">Frame 0, Y_N[604] = -1.662770</text:p>
      <text:p text:style-name="Standard">Frame 0, Y_N[605] = 1.082785</text:p>
      <text:p text:style-name="Standard">Frame 0, Y_N[606] = -0.961403</text:p>
      <text:p text:style-name="Standard">Frame 0, Y_N[607] = -0.797691</text:p>
      <text:p text:style-name="Standard">Frame 0, Y_N[608] = -1.240167</text:p>
      <text:p text:style-name="Standard">Frame 0, Y_N[609] = 1.130222</text:p>
      <text:p text:style-name="Standard">Frame 0, Y_N[610] = 1.731850</text:p>
      <text:p text:style-name="Standard">Frame 0, Y_N[611] = -0.985911</text:p>
      <text:p text:style-name="Standard">Frame 0, Y_N[612] = 0.032200</text:p>
      <text:p text:style-name="Standard">Frame 0, Y_N[613] = -0.990977</text:p>
      <text:p text:style-name="Standard">Frame 0, Y_N[614] = -0.837409</text:p>
      <text:p text:style-name="Standard">Frame 0, Y_N[615] = 1.138113</text:p>
      <text:p text:style-name="Standard">Frame 0, Y_N[616] = -1.006541</text:p>
      <text:p text:style-name="Standard">Frame 0, Y_N[617] = 0.752486</text:p>
      <text:p text:style-name="Standard">Frame 0, Y_N[618] = 0.849563</text:p>
      <text:p text:style-name="Standard">Frame 0, Y_N[619] = -2.064552</text:p>
      <text:p text:style-name="Standard">Frame 0, Y_N[620] = -0.628325</text:p>
      <text:p text:style-name="Standard">Frame 0, Y_N[621] = -1.379498</text:p>
      <text:p text:style-name="Standard">Frame 0, Y_N[622] = -0.899145</text:p>
      <text:p text:style-name="Standard">Frame 0, Y_N[623] = 1.499937</text:p>
      <text:p text:style-name="Standard">Frame 0, Y_N[624] = 1.001507</text:p>
      <text:p text:style-name="Standard">Frame 0, Y_N[625] = 0.748906</text:p>
      <text:p text:style-name="Standard">Frame 0, Y_N[626] = -0.942683</text:p>
      <text:p text:style-name="Standard">Frame 0, Y_N[627] = -1.007642</text:p>
      <text:p text:style-name="Standard">Frame 0, Y_N[628] = -1.392555</text:p>
      <text:p text:style-name="Standard">Frame 0, Y_N[629] = 1.418279</text:p>
      <text:p text:style-name="Standard">Frame 0, Y_N[630] = -2.219306</text:p>
      <text:p text:style-name="Standard">Frame 0, Y_N[631] = 0.899044</text:p>
      <text:p text:style-name="Standard">Frame 0, Y_N[632] = -1.104508</text:p>
      <text:p text:style-name="Standard">Frame 0, Y_N[633] = 0.763604</text:p>
      <text:p text:style-name="Standard">Frame 0, Y_N[634] = -0.295246</text:p>
      <text:p text:style-name="Standard">Frame 0, Y_N[635] = -0.841095</text:p>
      <text:p text:style-name="Standard">Frame 0, Y_N[636] = 1.243794</text:p>
      <text:p text:style-name="Standard"><text:soft-page-break/>Frame 0, Y_N[637] = 1.478266</text:p>
      <text:p text:style-name="Standard">Frame 0, Y_N[638] = -1.629645</text:p>
      <text:p text:style-name="Standard">Frame 0, Y_N[639] = 1.065404</text:p>
      <text:p text:style-name="Standard">Frame 0, Y_N[640] = 1.314205</text:p>
      <text:p text:style-name="Standard">Frame 0, Y_N[641] = 1.355429</text:p>
      <text:p text:style-name="Standard">Frame 0, Y_N[642] = -0.836669</text:p>
      <text:p text:style-name="Standard">Frame 0, Y_N[643] = 0.952059</text:p>
      <text:p text:style-name="Standard">Frame 0, Y_N[644] = -0.623526</text:p>
      <text:p text:style-name="Standard">Frame 0, Y_N[645] = 1.326069</text:p>
      <text:p text:style-name="Standard">Frame 0, Y_N[646] = 1.082275</text:p>
      <text:p text:style-name="Standard">Frame 0, Y_N[647] = -0.945562</text:p>
      <text:p text:style-name="Standard">Decoder input Y_N[0] = 11.7273</text:p>
      <text:p text:style-name="Standard">Decoder input Y_N[1] = 3.56393</text:p>
      <text:p text:style-name="Standard">Decoder input Y_N[2] = 12.883</text:p>
      <text:p text:style-name="Standard">Decoder input Y_N[3] = 6.30587</text:p>
      <text:p text:style-name="Standard">Decoder input Y_N[4] = 2.96972</text:p>
      <text:p text:style-name="Standard">Decoder input Y_N[5] = 13.9133</text:p>
      <text:p text:style-name="Standard">Decoder input Y_N[6] = 4.47348</text:p>
      <text:p text:style-name="Standard">Decoder input Y_N[7] = 11.8963</text:p>
      <text:p text:style-name="Standard">Decoder input Y_N[8] = 12.306</text:p>
      <text:p text:style-name="Standard">Decoder input Y_N[9] = 4.62953</text:p>
      <text:p text:style-name="Standard">Decoder input Y_N[10] = 1.07495</text:p>
      <text:p text:style-name="Standard">Decoder input Y_N[11] = -1.96254</text:p>
      <text:p text:style-name="Standard">Decoder input Y_N[12] = 3.01154</text:p>
      <text:p text:style-name="Standard">Decoder input Y_N[13] = 1.31672</text:p>
      <text:p text:style-name="Standard">Decoder input Y_N[14] = 15.1262</text:p>
      <text:p text:style-name="Standard">Decoder input Y_N[15] = 7.53989</text:p>
      <text:p text:style-name="Standard">Decoder input Y_N[16] = 9.57428</text:p>
      <text:p text:style-name="Standard">Decoder input Y_N[17] = 9.72292</text:p>
      <text:p text:style-name="Standard">Decoder input Y_N[18] = 11.6015</text:p>
      <text:p text:style-name="Standard">Decoder input Y_N[19] = 17.2635</text:p>
      <text:p text:style-name="Standard">Decoder input Y_N[20] = 8.66837</text:p>
      <text:p text:style-name="Standard">Decoder input Y_N[21] = 19.4926</text:p>
      <text:p text:style-name="Standard">Decoder input Y_N[22] = 11.7795</text:p>
      <text:p text:style-name="Standard">Decoder input Y_N[23] = 7.00233</text:p>
      <text:p text:style-name="Standard">Decoder input Y_N[24] = 3.65998</text:p>
      <text:p text:style-name="Standard">Decoder input Y_N[25] = 8.47449</text:p>
      <text:p text:style-name="Standard">Decoder input Y_N[26] = 13.3045</text:p>
      <text:p text:style-name="Standard">Decoder input Y_N[27] = 17.5585</text:p>
      <text:p text:style-name="Standard">Decoder input Y_N[28] = 10.8825</text:p>
      <text:p text:style-name="Standard">Decoder input Y_N[29] = 14.5645</text:p>
      <text:p text:style-name="Standard">Decoder input Y_N[30] = 14.8459</text:p>
      <text:p text:style-name="Standard">Decoder input Y_N[31] = 2.38285</text:p>
      <text:p text:style-name="Standard">Decoder input Y_N[32] = 1.45856</text:p>
      <text:p text:style-name="Standard">Decoder input Y_N[33] = 19.4873</text:p>
      <text:p text:style-name="Standard">Decoder input Y_N[34] = 13.6127</text:p>
      <text:p text:style-name="Standard">Decoder input Y_N[35] = 10.0516</text:p>
      <text:p text:style-name="Standard">Decoder input Y_N[36] = 7.3513</text:p>
      <text:p text:style-name="Standard">Decoder input Y_N[37] = 14.2852</text:p>
      <text:p text:style-name="Standard">Decoder input Y_N[38] = 11.1408</text:p>
      <text:p text:style-name="Standard">Decoder input Y_N[39] = -1.14802</text:p>
      <text:p text:style-name="Standard">Decoder input Y_N[40] = 12.8114</text:p>
      <text:p text:style-name="Standard"><text:soft-page-break/>Decoder input Y_N[41] = 14.6523</text:p>
      <text:p text:style-name="Standard">Decoder input Y_N[42] = 19.8145</text:p>
      <text:p text:style-name="Standard">Decoder input Y_N[43] = 10.8768</text:p>
      <text:p text:style-name="Standard">Decoder input Y_N[44] = 15.4269</text:p>
      <text:p text:style-name="Standard">Decoder input Y_N[45] = 7.85722</text:p>
      <text:p text:style-name="Standard">Decoder input Y_N[46] = 12.5614</text:p>
      <text:p text:style-name="Standard">Decoder input Y_N[47] = 18.2545</text:p>
      <text:p text:style-name="Standard">Decoder input Y_N[48] = 8.06352</text:p>
      <text:p text:style-name="Standard">Decoder input Y_N[49] = 11.8916</text:p>
      <text:p text:style-name="Standard">Decoder input Y_N[50] = -3.03081</text:p>
      <text:p text:style-name="Standard">Decoder input Y_N[51] = 8.36874</text:p>
      <text:p text:style-name="Standard">Decoder input Y_N[52] = 10.8725</text:p>
      <text:p text:style-name="Standard">Decoder input Y_N[53] = 11.5719</text:p>
      <text:p text:style-name="Standard">Decoder input Y_N[54] = 1.02285</text:p>
      <text:p text:style-name="Standard">Decoder input Y_N[55] = 6.07694</text:p>
      <text:p text:style-name="Standard">Decoder input Y_N[56] = 3.52031</text:p>
      <text:p text:style-name="Standard">Decoder input Y_N[57] = 16.8816</text:p>
      <text:p text:style-name="Standard">Decoder input Y_N[58] = 17.3911</text:p>
      <text:p text:style-name="Standard">Decoder input Y_N[59] = 14.9665</text:p>
      <text:p text:style-name="Standard">Decoder input Y_N[60] = 12.1956</text:p>
      <text:p text:style-name="Standard">Decoder input Y_N[61] = 5.91007</text:p>
      <text:p text:style-name="Standard">Decoder input Y_N[62] = 14.1778</text:p>
      <text:p text:style-name="Standard">Decoder input Y_N[63] = 8.27115</text:p>
      <text:p text:style-name="Standard">Decoder input Y_N[64] = 1.9819</text:p>
      <text:p text:style-name="Standard">Decoder input Y_N[65] = 13.3156</text:p>
      <text:p text:style-name="Standard">Decoder input Y_N[66] = 9.07015</text:p>
      <text:p text:style-name="Standard">Decoder input Y_N[67] = 12.3634</text:p>
      <text:p text:style-name="Standard">Decoder input Y_N[68] = 9.17614</text:p>
      <text:p text:style-name="Standard">Decoder input Y_N[69] = 9.81782</text:p>
      <text:p text:style-name="Standard">Decoder input Y_N[70] = 10.5657</text:p>
      <text:p text:style-name="Standard">Decoder input Y_N[71] = 7.34251</text:p>
      <text:p text:style-name="Standard">Decoder input Y_N[72] = 12.883</text:p>
      <text:p text:style-name="Standard">Decoder input Y_N[73] = 5.87972</text:p>
      <text:p text:style-name="Standard">Decoder input Y_N[74] = 12.3769</text:p>
      <text:p text:style-name="Standard">Decoder input Y_N[75] = 15.0265</text:p>
      <text:p text:style-name="Standard">Decoder input Y_N[76] = 17.2309</text:p>
      <text:p text:style-name="Standard">Decoder input Y_N[77] = 8.73017</text:p>
      <text:p text:style-name="Standard">Decoder input Y_N[78] = 6.61818</text:p>
      <text:p text:style-name="Standard">Decoder input Y_N[79] = 6.26989</text:p>
      <text:p text:style-name="Standard">Decoder input Y_N[80] = 10.7541</text:p>
      <text:p text:style-name="Standard">Decoder input Y_N[81] = 16.2096</text:p>
      <text:p text:style-name="Standard">Decoder input Y_N[82] = 16.2094</text:p>
      <text:p text:style-name="Standard">Decoder input Y_N[83] = 19.574</text:p>
      <text:p text:style-name="Standard">Decoder input Y_N[84] = 11.8026</text:p>
      <text:p text:style-name="Standard">Decoder input Y_N[85] = 11.3311</text:p>
      <text:p text:style-name="Standard">Decoder input Y_N[86] = 16.5494</text:p>
      <text:p text:style-name="Standard">Decoder input Y_N[87] = 11.4894</text:p>
      <text:p text:style-name="Standard">Decoder input Y_N[88] = 10.4355</text:p>
      <text:p text:style-name="Standard">Decoder input Y_N[89] = 7.77376</text:p>
      <text:p text:style-name="Standard">Decoder input Y_N[90] = 18.5427</text:p>
      <text:p text:style-name="Standard">Decoder input Y_N[91] = 10.5611</text:p>
      <text:p text:style-name="Standard">Decoder input Y_N[92] = 10.3139</text:p>
      <text:p text:style-name="Standard"><text:soft-page-break/>Decoder input Y_N[93] = 7.93208</text:p>
      <text:p text:style-name="Standard">Decoder input Y_N[94] = 14.4442</text:p>
      <text:p text:style-name="Standard">Decoder input Y_N[95] = 9.6475</text:p>
      <text:p text:style-name="Standard">Decoder input Y_N[96] = 11.8516</text:p>
      <text:p text:style-name="Standard">Decoder input Y_N[97] = 10.4637</text:p>
      <text:p text:style-name="Standard">Decoder input Y_N[98] = 15.474</text:p>
      <text:p text:style-name="Standard">Decoder input Y_N[99] = 18.7726</text:p>
      <text:p text:style-name="Standard">Decoder input Y_N[100] = 3.67777</text:p>
      <text:p text:style-name="Standard">Decoder input Y_N[101] = 9.88636</text:p>
      <text:p text:style-name="Standard">Decoder input Y_N[102] = 6.1001</text:p>
      <text:p text:style-name="Standard">Decoder input Y_N[103] = 13.9472</text:p>
      <text:p text:style-name="Standard">Decoder input Y_N[104] = 14.4947</text:p>
      <text:p text:style-name="Standard">Decoder input Y_N[105] = 10.0701</text:p>
      <text:p text:style-name="Standard">Decoder input Y_N[106] = 20.3526</text:p>
      <text:p text:style-name="Standard">Decoder input Y_N[107] = 13.8676</text:p>
      <text:p text:style-name="Standard">Decoder input Y_N[108] = 6.18229</text:p>
      <text:p text:style-name="Standard">Decoder input Y_N[109] = 15.1958</text:p>
      <text:p text:style-name="Standard">Decoder input Y_N[110] = 15.6377</text:p>
      <text:p text:style-name="Standard">Decoder input Y_N[111] = 2.73737</text:p>
      <text:p text:style-name="Standard">Decoder input Y_N[112] = 12.8357</text:p>
      <text:p text:style-name="Standard">Decoder input Y_N[113] = 5.80664</text:p>
      <text:p text:style-name="Standard">Decoder input Y_N[114] = 14.0364</text:p>
      <text:p text:style-name="Standard">Decoder input Y_N[115] = 9.79714</text:p>
      <text:p text:style-name="Standard">Decoder input Y_N[116] = 10.7286</text:p>
      <text:p text:style-name="Standard">Decoder input Y_N[117] = 1.48963</text:p>
      <text:p text:style-name="Standard">Decoder input Y_N[118] = 10.8314</text:p>
      <text:p text:style-name="Standard">Decoder input Y_N[119] = 2.28156</text:p>
      <text:p text:style-name="Standard">Decoder input Y_N[120] = 14.3511</text:p>
      <text:p text:style-name="Standard">Decoder input Y_N[121] = 7.3909</text:p>
      <text:p text:style-name="Standard">Decoder input Y_N[122] = 9.55018</text:p>
      <text:p text:style-name="Standard">Decoder input Y_N[123] = 7.96549</text:p>
      <text:p text:style-name="Standard">Decoder input Y_N[124] = 11.4631</text:p>
      <text:p text:style-name="Standard">Decoder input Y_N[125] = 13.2639</text:p>
      <text:p text:style-name="Standard">Decoder input Y_N[126] = 8.37168</text:p>
      <text:p text:style-name="Standard">Decoder input Y_N[127] = 13.9741</text:p>
      <text:p text:style-name="Standard">Decoder input Y_N[128] = 13.7373</text:p>
      <text:p text:style-name="Standard">Decoder input Y_N[129] = 6.90531</text:p>
      <text:p text:style-name="Standard">Decoder input Y_N[130] = 1.64231</text:p>
      <text:p text:style-name="Standard">Decoder input Y_N[131] = 10.4636</text:p>
      <text:p text:style-name="Standard">Decoder input Y_N[132] = 9.72301</text:p>
      <text:p text:style-name="Standard">Decoder input Y_N[133] = 7.08623</text:p>
      <text:p text:style-name="Standard">Decoder input Y_N[134] = 10.5827</text:p>
      <text:p text:style-name="Standard">Decoder input Y_N[135] = 18.9306</text:p>
      <text:p text:style-name="Standard">Decoder input Y_N[136] = 17.6128</text:p>
      <text:p text:style-name="Standard">Decoder input Y_N[137] = 12.1658</text:p>
      <text:p text:style-name="Standard">Decoder input Y_N[138] = 5.85689</text:p>
      <text:p text:style-name="Standard">Decoder input Y_N[139] = 2.58784</text:p>
      <text:p text:style-name="Standard">Decoder input Y_N[140] = 16.9641</text:p>
      <text:p text:style-name="Standard">Decoder input Y_N[141] = 11.6638</text:p>
      <text:p text:style-name="Standard">Decoder input Y_N[142] = 11.2734</text:p>
      <text:p text:style-name="Standard">Decoder input Y_N[143] = 8.14142</text:p>
      <text:p text:style-name="Standard">Decoder input Y_N[144] = 15.6031</text:p>
      <text:p text:style-name="Standard"><text:soft-page-break/>Decoder input Y_N[145] = 9.61242</text:p>
      <text:p text:style-name="Standard">Decoder input Y_N[146] = 11.7194</text:p>
      <text:p text:style-name="Standard">Decoder input Y_N[147] = 8.57062</text:p>
      <text:p text:style-name="Standard">Decoder input Y_N[148] = 12.9293</text:p>
      <text:p text:style-name="Standard">Decoder input Y_N[149] = 10.3845</text:p>
      <text:p text:style-name="Standard">Decoder input Y_N[150] = 9.50194</text:p>
      <text:p text:style-name="Standard">Decoder input Y_N[151] = 12.0749</text:p>
      <text:p text:style-name="Standard">Decoder input Y_N[152] = 3.6772</text:p>
      <text:p text:style-name="Standard">Decoder input Y_N[153] = 17.8911</text:p>
      <text:p text:style-name="Standard">Decoder input Y_N[154] = 10.1367</text:p>
      <text:p text:style-name="Standard">Decoder input Y_N[155] = 12.4279</text:p>
      <text:p text:style-name="Standard">Decoder input Y_N[156] = 12.8393</text:p>
      <text:p text:style-name="Standard">Decoder input Y_N[157] = 4.87196</text:p>
      <text:p text:style-name="Standard">Decoder input Y_N[158] = 8.46688</text:p>
      <text:p text:style-name="Standard">Decoder input Y_N[159] = 15.5264</text:p>
      <text:p text:style-name="Standard">Decoder input Y_N[160] = 5.85899</text:p>
      <text:p text:style-name="Standard">Decoder input Y_N[161] = 14.1605</text:p>
      <text:p text:style-name="Standard">Decoder input Y_N[162] = 11.1713</text:p>
      <text:p text:style-name="Standard">Decoder input Y_N[163] = 11.4777</text:p>
      <text:p text:style-name="Standard">Decoder input Y_N[164] = 12.8475</text:p>
      <text:p text:style-name="Standard">Decoder input Y_N[165] = 8.83771</text:p>
      <text:p text:style-name="Standard">Decoder input Y_N[166] = 8.73748</text:p>
      <text:p text:style-name="Standard">Decoder input Y_N[167] = 11.8396</text:p>
      <text:p text:style-name="Standard">Decoder input Y_N[168] = 12.4045</text:p>
      <text:p text:style-name="Standard">Decoder input Y_N[169] = 9.49263</text:p>
      <text:p text:style-name="Standard">Decoder input Y_N[170] = 14.975</text:p>
      <text:p text:style-name="Standard">Decoder input Y_N[171] = 10.1529</text:p>
      <text:p text:style-name="Standard">Decoder input Y_N[172] = 13.0171</text:p>
      <text:p text:style-name="Standard">Decoder input Y_N[173] = 11.2135</text:p>
      <text:p text:style-name="Standard">Decoder input Y_N[174] = 3.16516</text:p>
      <text:p text:style-name="Standard">Decoder input Y_N[175] = 3.17138</text:p>
      <text:p text:style-name="Standard">Decoder input Y_N[176] = 6.39513</text:p>
      <text:p text:style-name="Standard">Decoder input Y_N[177] = 11.6969</text:p>
      <text:p text:style-name="Standard">Decoder input Y_N[178] = 9.47326</text:p>
      <text:p text:style-name="Standard">Decoder input Y_N[179] = 18.3902</text:p>
      <text:p text:style-name="Standard">Decoder input Y_N[180] = 8.13268</text:p>
      <text:p text:style-name="Standard">Decoder input Y_N[181] = 8.33943</text:p>
      <text:p text:style-name="Standard">Decoder input Y_N[182] = 9.8134</text:p>
      <text:p text:style-name="Standard">Decoder input Y_N[183] = 4.24513</text:p>
      <text:p text:style-name="Standard">Decoder input Y_N[184] = 10.0186</text:p>
      <text:p text:style-name="Standard">Decoder input Y_N[185] = 7.32276</text:p>
      <text:p text:style-name="Standard">Decoder input Y_N[186] = 12.56</text:p>
      <text:p text:style-name="Standard">Decoder input Y_N[187] = 5.79654</text:p>
      <text:p text:style-name="Standard">Decoder input Y_N[188] = 5.37545</text:p>
      <text:p text:style-name="Standard">Decoder input Y_N[189] = 11.1399</text:p>
      <text:p text:style-name="Standard">Decoder input Y_N[190] = 9.31387</text:p>
      <text:p text:style-name="Standard">Decoder input Y_N[191] = 11.6894</text:p>
      <text:p text:style-name="Standard">Decoder input Y_N[192] = 11.2173</text:p>
      <text:p text:style-name="Standard">Decoder input Y_N[193] = 20.7732</text:p>
      <text:p text:style-name="Standard">Decoder input Y_N[194] = 1.64943</text:p>
      <text:p text:style-name="Standard">Decoder input Y_N[195] = 7.16108</text:p>
      <text:p text:style-name="Standard">Decoder input Y_N[196] = 10.8272</text:p>
      <text:p text:style-name="Standard"><text:soft-page-break/>Decoder input Y_N[197] = 18.0036</text:p>
      <text:p text:style-name="Standard">Decoder input Y_N[198] = 0.108831</text:p>
      <text:p text:style-name="Standard">Decoder input Y_N[199] = 5.87292</text:p>
      <text:p text:style-name="Standard">Decoder input Y_N[200] = 19.9873</text:p>
      <text:p text:style-name="Standard">Decoder input Y_N[201] = 16.7927</text:p>
      <text:p text:style-name="Standard">Decoder input Y_N[202] = 5.36604</text:p>
      <text:p text:style-name="Standard">Decoder input Y_N[203] = 2.16917</text:p>
      <text:p text:style-name="Standard">Decoder input Y_N[204] = 20.2554</text:p>
      <text:p text:style-name="Standard">Decoder input Y_N[205] = 10.8085</text:p>
      <text:p text:style-name="Standard">Decoder input Y_N[206] = 14.7767</text:p>
      <text:p text:style-name="Standard">Decoder input Y_N[207] = 16.9598</text:p>
      <text:p text:style-name="Standard">Decoder input Y_N[208] = 11.2062</text:p>
      <text:p text:style-name="Standard">Decoder input Y_N[209] = 11.6273</text:p>
      <text:p text:style-name="Standard">Decoder input Y_N[210] = 14.2954</text:p>
      <text:p text:style-name="Standard">Decoder input Y_N[211] = 15.5804</text:p>
      <text:p text:style-name="Standard">Decoder input Y_N[212] = 11.334</text:p>
      <text:p text:style-name="Standard">Decoder input Y_N[213] = 16.094</text:p>
      <text:p text:style-name="Standard">Decoder input Y_N[214] = 16.524</text:p>
      <text:p text:style-name="Standard">Decoder input Y_N[215] = 12.1667</text:p>
      <text:p text:style-name="Standard">Decoder input Y_N[216] = 13.4658</text:p>
      <text:p text:style-name="Standard">Decoder input Y_N[217] = 22.2857</text:p>
      <text:p text:style-name="Standard">Decoder input Y_N[218] = 9.31924</text:p>
      <text:p text:style-name="Standard">Decoder input Y_N[219] = 10.6962</text:p>
      <text:p text:style-name="Standard">Decoder input Y_N[220] = 11.4081</text:p>
      <text:p text:style-name="Standard">Decoder input Y_N[221] = 18.2655</text:p>
      <text:p text:style-name="Standard">Decoder input Y_N[222] = 14.6589</text:p>
      <text:p text:style-name="Standard">Decoder input Y_N[223] = 2.4254</text:p>
      <text:p text:style-name="Standard">Decoder input Y_N[224] = 6.37146</text:p>
      <text:p text:style-name="Standard">Decoder input Y_N[225] = 15.8656</text:p>
      <text:p text:style-name="Standard">Decoder input Y_N[226] = 10.1069</text:p>
      <text:p text:style-name="Standard">Decoder input Y_N[227] = 14.1839</text:p>
      <text:p text:style-name="Standard">Decoder input Y_N[228] = 8.08243</text:p>
      <text:p text:style-name="Standard">Decoder input Y_N[229] = 15.2689</text:p>
      <text:p text:style-name="Standard">Decoder input Y_N[230] = 15.177</text:p>
      <text:p text:style-name="Standard">Decoder input Y_N[231] = 17.1569</text:p>
      <text:p text:style-name="Standard">Decoder input Y_N[232] = 14.4369</text:p>
      <text:p text:style-name="Standard">Decoder input Y_N[233] = 12.0215</text:p>
      <text:p text:style-name="Standard">Decoder input Y_N[234] = 3.86115</text:p>
      <text:p text:style-name="Standard">Decoder input Y_N[235] = 4.46265</text:p>
      <text:p text:style-name="Standard">Decoder input Y_N[236] = 18.8518</text:p>
      <text:p text:style-name="Standard">Decoder input Y_N[237] = 4.60418</text:p>
      <text:p text:style-name="Standard">Decoder input Y_N[238] = 9.09642</text:p>
      <text:p text:style-name="Standard">Decoder input Y_N[239] = 5.93592</text:p>
      <text:p text:style-name="Standard">Decoder input Y_N[240] = 6.25888</text:p>
      <text:p text:style-name="Standard">Decoder input Y_N[241] = 11.6699</text:p>
      <text:p text:style-name="Standard">Decoder input Y_N[242] = 3.38052</text:p>
      <text:p text:style-name="Standard">Decoder input Y_N[243] = 12.4421</text:p>
      <text:p text:style-name="Standard">Decoder input Y_N[244] = 10.0832</text:p>
      <text:p text:style-name="Standard">Decoder input Y_N[245] = 16.6149</text:p>
      <text:p text:style-name="Standard">Decoder input Y_N[246] = 12.1954</text:p>
      <text:p text:style-name="Standard">Decoder input Y_N[247] = 10.9589</text:p>
      <text:p text:style-name="Standard">Decoder input Y_N[248] = 19.812</text:p>
      <text:p text:style-name="Standard"><text:soft-page-break/>Decoder input Y_N[249] = 15.8941</text:p>
      <text:p text:style-name="Standard">Decoder input Y_N[250] = 8.66761</text:p>
      <text:p text:style-name="Standard">Decoder input Y_N[251] = 14.0389</text:p>
      <text:p text:style-name="Standard">Decoder input Y_N[252] = 3.83037</text:p>
      <text:p text:style-name="Standard">Decoder input Y_N[253] = 11.787</text:p>
      <text:p text:style-name="Standard">Decoder input Y_N[254] = 13.1816</text:p>
      <text:p text:style-name="Standard">Decoder input Y_N[255] = 14.1925</text:p>
      <text:p text:style-name="Standard">Decoder input Y_N[256] = 17.4872</text:p>
      <text:p text:style-name="Standard">Decoder input Y_N[257] = 14.1808</text:p>
      <text:p text:style-name="Standard">Decoder input Y_N[258] = 10.9614</text:p>
      <text:p text:style-name="Standard">Decoder input Y_N[259] = 9.81471</text:p>
      <text:p text:style-name="Standard">Decoder input Y_N[260] = 12.9582</text:p>
      <text:p text:style-name="Standard">Decoder input Y_N[261] = 13.1338</text:p>
      <text:p text:style-name="Standard">Decoder input Y_N[262] = 6.85384</text:p>
      <text:p text:style-name="Standard">Decoder input Y_N[263] = 16.9388</text:p>
      <text:p text:style-name="Standard">Decoder input Y_N[264] = 5.87999</text:p>
      <text:p text:style-name="Standard">Decoder input Y_N[265] = 15.8291</text:p>
      <text:p text:style-name="Standard">Decoder input Y_N[266] = 11.9413</text:p>
      <text:p text:style-name="Standard">Decoder input Y_N[267] = 20.6868</text:p>
      <text:p text:style-name="Standard">Decoder input Y_N[268] = 8.02003</text:p>
      <text:p text:style-name="Standard">Decoder input Y_N[269] = 11.4021</text:p>
      <text:p text:style-name="Standard">Decoder input Y_N[270] = 5.21984</text:p>
      <text:p text:style-name="Standard">Decoder input Y_N[271] = 18.4426</text:p>
      <text:p text:style-name="Standard">Decoder input Y_N[272] = 8.78163</text:p>
      <text:p text:style-name="Standard">Decoder input Y_N[273] = 2.8483</text:p>
      <text:p text:style-name="Standard">Decoder input Y_N[274] = 6.93302</text:p>
      <text:p text:style-name="Standard">Decoder input Y_N[275] = 12.2919</text:p>
      <text:p text:style-name="Standard">Decoder input Y_N[276] = 16.9091</text:p>
      <text:p text:style-name="Standard">Decoder input Y_N[277] = 14.6824</text:p>
      <text:p text:style-name="Standard">Decoder input Y_N[278] = 10.2264</text:p>
      <text:p text:style-name="Standard">Decoder input Y_N[279] = 13.1939</text:p>
      <text:p text:style-name="Standard">Decoder input Y_N[280] = 11.7324</text:p>
      <text:p text:style-name="Standard">Decoder input Y_N[281] = 4.64302</text:p>
      <text:p text:style-name="Standard">Decoder input Y_N[282] = 5.20476</text:p>
      <text:p text:style-name="Standard">Decoder input Y_N[283] = 13.9642</text:p>
      <text:p text:style-name="Standard">Decoder input Y_N[284] = 8.3236</text:p>
      <text:p text:style-name="Standard">Decoder input Y_N[285] = 3.24785</text:p>
      <text:p text:style-name="Standard">Decoder input Y_N[286] = 13.3981</text:p>
      <text:p text:style-name="Standard">Decoder input Y_N[287] = 9.36273</text:p>
      <text:p text:style-name="Standard">Decoder input Y_N[288] = 14.2474</text:p>
      <text:p text:style-name="Standard">Decoder input Y_N[289] = 6.59816</text:p>
      <text:p text:style-name="Standard">Decoder input Y_N[290] = 17.4449</text:p>
      <text:p text:style-name="Standard">Decoder input Y_N[291] = 9.58115</text:p>
      <text:p text:style-name="Standard">Decoder input Y_N[292] = 6.49282</text:p>
      <text:p text:style-name="Standard">Decoder input Y_N[293] = 16.5034</text:p>
      <text:p text:style-name="Standard">Decoder input Y_N[294] = 16.8451</text:p>
      <text:p text:style-name="Standard">Decoder input Y_N[295] = 9.50409</text:p>
      <text:p text:style-name="Standard">Decoder input Y_N[296] = 7.60873</text:p>
      <text:p text:style-name="Standard">Decoder input Y_N[297] = 11.4417</text:p>
      <text:p text:style-name="Standard">Decoder input Y_N[298] = 19.5742</text:p>
      <text:p text:style-name="Standard">Decoder input Y_N[299] = 18.1796</text:p>
      <text:p text:style-name="Standard">Decoder input Y_N[300] = 9.30148</text:p>
      <text:p text:style-name="Standard"><text:soft-page-break/>Decoder input Y_N[301] = 11.959</text:p>
      <text:p text:style-name="Standard">Decoder input Y_N[302] = 16.7617</text:p>
      <text:p text:style-name="Standard">Decoder input Y_N[303] = 18.0938</text:p>
      <text:p text:style-name="Standard">Decoder input Y_N[304] = 12.3614</text:p>
      <text:p text:style-name="Standard">Decoder input Y_N[305] = 9.23659</text:p>
      <text:p text:style-name="Standard">Decoder input Y_N[306] = 16.4467</text:p>
      <text:p text:style-name="Standard">Decoder input Y_N[307] = 4.54544</text:p>
      <text:p text:style-name="Standard">Decoder input Y_N[308] = 7.46291</text:p>
      <text:p text:style-name="Standard">Decoder input Y_N[309] = 15.5196</text:p>
      <text:p text:style-name="Standard">Decoder input Y_N[310] = 10.4973</text:p>
      <text:p text:style-name="Standard">Decoder input Y_N[311] = 4.24675</text:p>
      <text:p text:style-name="Standard">Decoder input Y_N[312] = 11.5275</text:p>
      <text:p text:style-name="Standard">Decoder input Y_N[313] = 7.20504</text:p>
      <text:p text:style-name="Standard">Decoder input Y_N[314] = 3.18745</text:p>
      <text:p text:style-name="Standard">Decoder input Y_N[315] = 12.8574</text:p>
      <text:p text:style-name="Standard">Decoder input Y_N[316] = 8.45367</text:p>
      <text:p text:style-name="Standard">Decoder input Y_N[317] = 2.1174</text:p>
      <text:p text:style-name="Standard">Decoder input Y_N[318] = 8.47144</text:p>
      <text:p text:style-name="Standard">Decoder input Y_N[319] = 4.83232</text:p>
      <text:p text:style-name="Standard">Decoder input Y_N[320] = 13.6788</text:p>
      <text:p text:style-name="Standard">Decoder input Y_N[321] = 10.5355</text:p>
      <text:p text:style-name="Standard">Decoder input Y_N[322] = 7.58209</text:p>
      <text:p text:style-name="Standard">Decoder input Y_N[323] = 5.2647</text:p>
      <text:p text:style-name="Standard">Decoder input Y_N[324] = 10.5033</text:p>
      <text:p text:style-name="Standard">Decoder input Y_N[325] = 9.55451</text:p>
      <text:p text:style-name="Standard">Decoder input Y_N[326] = 18.9596</text:p>
      <text:p text:style-name="Standard">Decoder input Y_N[327] = 12.6851</text:p>
      <text:p text:style-name="Standard">Decoder input Y_N[328] = 7.09286</text:p>
      <text:p text:style-name="Standard">Decoder input Y_N[329] = 16.6165</text:p>
      <text:p text:style-name="Standard">Decoder input Y_N[330] = 10.6351</text:p>
      <text:p text:style-name="Standard">Decoder input Y_N[331] = 12.4102</text:p>
      <text:p text:style-name="Standard">Decoder input Y_N[332] = 9.74589</text:p>
      <text:p text:style-name="Standard">Decoder input Y_N[333] = 13.4913</text:p>
      <text:p text:style-name="Standard">Decoder input Y_N[334] = 10.5421</text:p>
      <text:p text:style-name="Standard">Decoder input Y_N[335] = 8.69613</text:p>
      <text:p text:style-name="Standard">Decoder input Y_N[336] = 12.0402</text:p>
      <text:p text:style-name="Standard">Decoder input Y_N[337] = 14.1618</text:p>
      <text:p text:style-name="Standard">Decoder input Y_N[338] = 6.50604</text:p>
      <text:p text:style-name="Standard">Decoder input Y_N[339] = 8.74867</text:p>
      <text:p text:style-name="Standard">Decoder input Y_N[340] = 13.7433</text:p>
      <text:p text:style-name="Standard">Decoder input Y_N[341] = 16.3326</text:p>
      <text:p text:style-name="Standard">Decoder input Y_N[342] = 7.55624</text:p>
      <text:p text:style-name="Standard">Decoder input Y_N[343] = 14.7884</text:p>
      <text:p text:style-name="Standard">Decoder input Y_N[344] = 14.9265</text:p>
      <text:p text:style-name="Standard">Decoder input Y_N[345] = 7.94059</text:p>
      <text:p text:style-name="Standard">Decoder input Y_N[346] = 6.16578</text:p>
      <text:p text:style-name="Standard">Decoder input Y_N[347] = 12.9438</text:p>
      <text:p text:style-name="Standard">Decoder input Y_N[348] = 12.4279</text:p>
      <text:p text:style-name="Standard">Decoder input Y_N[349] = 13.3244</text:p>
      <text:p text:style-name="Standard">Decoder input Y_N[350] = 12.3889</text:p>
      <text:p text:style-name="Standard">Decoder input Y_N[351] = 13.6108</text:p>
      <text:p text:style-name="Standard">Decoder input Y_N[352] = 9.88589</text:p>
      <text:p text:style-name="Standard"><text:soft-page-break/>Decoder input Y_N[353] = 19.7174</text:p>
      <text:p text:style-name="Standard">Decoder input Y_N[354] = 11.7892</text:p>
      <text:p text:style-name="Standard">Decoder input Y_N[355] = 17.7372</text:p>
      <text:p text:style-name="Standard">Decoder input Y_N[356] = 3.80554</text:p>
      <text:p text:style-name="Standard">Decoder input Y_N[357] = 12.2302</text:p>
      <text:p text:style-name="Standard">Decoder input Y_N[358] = 11.3012</text:p>
      <text:p text:style-name="Standard">Decoder input Y_N[359] = 13.2722</text:p>
      <text:p text:style-name="Standard">Decoder input Y_N[360] = 13.1031</text:p>
      <text:p text:style-name="Standard">Decoder input Y_N[361] = 11.1603</text:p>
      <text:p text:style-name="Standard">Decoder input Y_N[362] = 16.237</text:p>
      <text:p text:style-name="Standard">Decoder input Y_N[363] = 9.62049</text:p>
      <text:p text:style-name="Standard">Decoder input Y_N[364] = 11.1151</text:p>
      <text:p text:style-name="Standard">Decoder input Y_N[365] = 18.9221</text:p>
      <text:p text:style-name="Standard">Decoder input Y_N[366] = 11.6812</text:p>
      <text:p text:style-name="Standard">Decoder input Y_N[367] = 16.4119</text:p>
      <text:p text:style-name="Standard">Decoder input Y_N[368] = 3.39291</text:p>
      <text:p text:style-name="Standard">Decoder input Y_N[369] = 10.0632</text:p>
      <text:p text:style-name="Standard">Decoder input Y_N[370] = 14.3176</text:p>
      <text:p text:style-name="Standard">Decoder input Y_N[371] = 17.7121</text:p>
      <text:p text:style-name="Standard">Decoder input Y_N[372] = 15.4514</text:p>
      <text:p text:style-name="Standard">Decoder input Y_N[373] = 13.225</text:p>
      <text:p text:style-name="Standard">Decoder input Y_N[374] = 11.3453</text:p>
      <text:p text:style-name="Standard">Decoder input Y_N[375] = 12.2065</text:p>
      <text:p text:style-name="Standard">Decoder input Y_N[376] = 6.22527</text:p>
      <text:p text:style-name="Standard">Decoder input Y_N[377] = 0.565455</text:p>
      <text:p text:style-name="Standard">Decoder input Y_N[378] = 7.34018</text:p>
      <text:p text:style-name="Standard">Decoder input Y_N[379] = 16.6777</text:p>
      <text:p text:style-name="Standard">Decoder input Y_N[380] = 5.53642</text:p>
      <text:p text:style-name="Standard">Decoder input Y_N[381] = 16.8309</text:p>
      <text:p text:style-name="Standard">Decoder input Y_N[382] = 17.5801</text:p>
      <text:p text:style-name="Standard">Decoder input Y_N[383] = 13.4917</text:p>
      <text:p text:style-name="Standard">Decoder input Y_N[384] = 10.9828</text:p>
      <text:p text:style-name="Standard">Decoder input Y_N[385] = 6.12086</text:p>
      <text:p text:style-name="Standard">Decoder input Y_N[386] = 13.9137</text:p>
      <text:p text:style-name="Standard">Decoder input Y_N[387] = 12.1093</text:p>
      <text:p text:style-name="Standard">Decoder input Y_N[388] = 12.1048</text:p>
      <text:p text:style-name="Standard">Decoder input Y_N[389] = 8.84579</text:p>
      <text:p text:style-name="Standard">Decoder input Y_N[390] = 0.821442</text:p>
      <text:p text:style-name="Standard">Decoder input Y_N[391] = 20.7208</text:p>
      <text:p text:style-name="Standard">Decoder input Y_N[392] = 5.4853</text:p>
      <text:p text:style-name="Standard">Decoder input Y_N[393] = 12.406</text:p>
      <text:p text:style-name="Standard">Decoder input Y_N[394] = 10.8855</text:p>
      <text:p text:style-name="Standard">Decoder input Y_N[395] = 10.1592</text:p>
      <text:p text:style-name="Standard">Decoder input Y_N[396] = 7.59437</text:p>
      <text:p text:style-name="Standard">Decoder input Y_N[397] = 12.5216</text:p>
      <text:p text:style-name="Standard">Decoder input Y_N[398] = 16.104</text:p>
      <text:p text:style-name="Standard">Decoder input Y_N[399] = 17.197</text:p>
      <text:p text:style-name="Standard">Decoder input Y_N[400] = 14.0927</text:p>
      <text:p text:style-name="Standard">Decoder input Y_N[401] = 13.217</text:p>
      <text:p text:style-name="Standard">Decoder input Y_N[402] = 6.49389</text:p>
      <text:p text:style-name="Standard">Decoder input Y_N[403] = 7.75694</text:p>
      <text:p text:style-name="Standard">Decoder input Y_N[404] = 8.10139</text:p>
      <text:p text:style-name="Standard"><text:soft-page-break/>Decoder input Y_N[405] = 21.4621</text:p>
      <text:p text:style-name="Standard">Decoder input Y_N[406] = 16.4422</text:p>
      <text:p text:style-name="Standard">Decoder input Y_N[407] = 10.2934</text:p>
      <text:p text:style-name="Standard">Decoder input Y_N[408] = 16.7457</text:p>
      <text:p text:style-name="Standard">Decoder input Y_N[409] = 15.3871</text:p>
      <text:p text:style-name="Standard">Decoder input Y_N[410] = 13.8227</text:p>
      <text:p text:style-name="Standard">Decoder input Y_N[411] = 7.95124</text:p>
      <text:p text:style-name="Standard">Decoder input Y_N[412] = 12.2858</text:p>
      <text:p text:style-name="Standard">Decoder input Y_N[413] = 9.9798</text:p>
      <text:p text:style-name="Standard">Decoder input Y_N[414] = 9.86575</text:p>
      <text:p text:style-name="Standard">Decoder input Y_N[415] = 15.4954</text:p>
      <text:p text:style-name="Standard">Decoder input Y_N[416] = 12.2371</text:p>
      <text:p text:style-name="Standard">Decoder input Y_N[417] = 14.2995</text:p>
      <text:p text:style-name="Standard">Decoder input Y_N[418] = 13.6057</text:p>
      <text:p text:style-name="Standard">Decoder input Y_N[419] = 3.29875</text:p>
      <text:p text:style-name="Standard">Decoder input Y_N[420] = 14.4801</text:p>
      <text:p text:style-name="Standard">Decoder input Y_N[421] = 7.69227</text:p>
      <text:p text:style-name="Standard">Decoder input Y_N[422] = 9.101</text:p>
      <text:p text:style-name="Standard">Decoder input Y_N[423] = 10.0063</text:p>
      <text:p text:style-name="Standard">Decoder input Y_N[424] = 10.5169</text:p>
      <text:p text:style-name="Standard">Decoder input Y_N[425] = 15.3587</text:p>
      <text:p text:style-name="Standard">Decoder input Y_N[426] = 14.3783</text:p>
      <text:p text:style-name="Standard">Decoder input Y_N[427] = 8.69692</text:p>
      <text:p text:style-name="Standard">Decoder input Y_N[428] = 5.69812</text:p>
      <text:p text:style-name="Standard">Decoder input Y_N[429] = 14.3607</text:p>
      <text:p text:style-name="Standard">Decoder input Y_N[430] = 7.4913</text:p>
      <text:p text:style-name="Standard">Decoder input Y_N[431] = 11.4478</text:p>
      <text:p text:style-name="Standard">Decoder input Y_N[432] = 11.3483</text:p>
      <text:p text:style-name="Standard">Decoder input Y_N[433] = 14.7319</text:p>
      <text:p text:style-name="Standard">Decoder input Y_N[434] = 9.68569</text:p>
      <text:p text:style-name="Standard">Decoder input Y_N[435] = 20.5342</text:p>
      <text:p text:style-name="Standard">Decoder input Y_N[436] = 13.3655</text:p>
      <text:p text:style-name="Standard">Decoder input Y_N[437] = 7.97326</text:p>
      <text:p text:style-name="Standard">Decoder input Y_N[438] = 12.0689</text:p>
      <text:p text:style-name="Standard">Decoder input Y_N[439] = 8.33611</text:p>
      <text:p text:style-name="Standard">Decoder input Y_N[440] = 17.2511</text:p>
      <text:p text:style-name="Standard">Decoder input Y_N[441] = 15.4814</text:p>
      <text:p text:style-name="Standard">Decoder input Y_N[442] = 8.88397</text:p>
      <text:p text:style-name="Standard">Decoder input Y_N[443] = 9.88206</text:p>
      <text:p text:style-name="Standard">Decoder input Y_N[444] = 18.9667</text:p>
      <text:p text:style-name="Standard">Decoder input Y_N[445] = 3.00325</text:p>
      <text:p text:style-name="Standard">Decoder input Y_N[446] = 7.54213</text:p>
      <text:p text:style-name="Standard">Decoder input Y_N[447] = 20.7415</text:p>
      <text:p text:style-name="Standard">Decoder input Y_N[448] = 7.51132</text:p>
      <text:p text:style-name="Standard">Decoder input Y_N[449] = 13.109</text:p>
      <text:p text:style-name="Standard">Decoder input Y_N[450] = 10.2193</text:p>
      <text:p text:style-name="Standard">Decoder input Y_N[451] = 4.63054</text:p>
      <text:p text:style-name="Standard">Decoder input Y_N[452] = 2.56919</text:p>
      <text:p text:style-name="Standard">Decoder input Y_N[453] = 8.78446</text:p>
      <text:p text:style-name="Standard">Decoder input Y_N[454] = 16.8202</text:p>
      <text:p text:style-name="Standard">Decoder input Y_N[455] = 9.97784</text:p>
      <text:p text:style-name="Standard">Decoder input Y_N[456] = 6.93375</text:p>
      <text:p text:style-name="Standard"><text:soft-page-break/>Decoder input Y_N[457] = 13.9354</text:p>
      <text:p text:style-name="Standard">Decoder input Y_N[458] = 14.0291</text:p>
      <text:p text:style-name="Standard">Decoder input Y_N[459] = 10.3766</text:p>
      <text:p text:style-name="Standard">Decoder input Y_N[460] = 17.9602</text:p>
      <text:p text:style-name="Standard">Decoder input Y_N[461] = 18.7266</text:p>
      <text:p text:style-name="Standard">Decoder input Y_N[462] = 21.7761</text:p>
      <text:p text:style-name="Standard">Decoder input Y_N[463] = 4.78869</text:p>
      <text:p text:style-name="Standard">Decoder input Y_N[464] = 14.7017</text:p>
      <text:p text:style-name="Standard">Decoder input Y_N[465] = 4.25982</text:p>
      <text:p text:style-name="Standard">Decoder input Y_N[466] = 6.95307</text:p>
      <text:p text:style-name="Standard">Decoder input Y_N[467] = 7.56093</text:p>
      <text:p text:style-name="Standard">Decoder input Y_N[468] = 9.97864</text:p>
      <text:p text:style-name="Standard">Decoder input Y_N[469] = 10.3892</text:p>
      <text:p text:style-name="Standard">Decoder input Y_N[470] = 12.3161</text:p>
      <text:p text:style-name="Standard">Decoder input Y_N[471] = 11.1085</text:p>
      <text:p text:style-name="Standard">Decoder input Y_N[472] = 6.20824</text:p>
      <text:p text:style-name="Standard">Decoder input Y_N[473] = 1.05554</text:p>
      <text:p text:style-name="Standard">Decoder input Y_N[474] = 6.68331</text:p>
      <text:p text:style-name="Standard">Decoder input Y_N[475] = 9.10099</text:p>
      <text:p text:style-name="Standard">Decoder input Y_N[476] = 9.41969</text:p>
      <text:p text:style-name="Standard">Decoder input Y_N[477] = 10.2058</text:p>
      <text:p text:style-name="Standard">Decoder input Y_N[478] = 14.0047</text:p>
      <text:p text:style-name="Standard">Decoder input Y_N[479] = 7.55666</text:p>
      <text:p text:style-name="Standard">Decoder input Y_N[480] = 6.85688</text:p>
      <text:p text:style-name="Standard">Decoder input Y_N[481] = 15.1027</text:p>
      <text:p text:style-name="Standard">Decoder input Y_N[482] = 12.6475</text:p>
      <text:p text:style-name="Standard">Decoder input Y_N[483] = 11.0264</text:p>
      <text:p text:style-name="Standard">Decoder input Y_N[484] = 11.7057</text:p>
      <text:p text:style-name="Standard">Decoder input Y_N[485] = 0.28766</text:p>
      <text:p text:style-name="Standard">Decoder input Y_N[486] = 16.6785</text:p>
      <text:p text:style-name="Standard">Decoder input Y_N[487] = 12.166</text:p>
      <text:p text:style-name="Standard">Decoder input Y_N[488] = 6.31802</text:p>
      <text:p text:style-name="Standard">Decoder input Y_N[489] = 18.6065</text:p>
      <text:p text:style-name="Standard">Decoder input Y_N[490] = 15.1571</text:p>
      <text:p text:style-name="Standard">Decoder input Y_N[491] = 12.3256</text:p>
      <text:p text:style-name="Standard">Decoder input Y_N[492] = 4.69195</text:p>
      <text:p text:style-name="Standard">Decoder input Y_N[493] = 8.70172</text:p>
      <text:p text:style-name="Standard">Decoder input Y_N[494] = 10.1176</text:p>
      <text:p text:style-name="Standard">Decoder input Y_N[495] = 12.7913</text:p>
      <text:p text:style-name="Standard">Decoder input Y_N[496] = 11.4109</text:p>
      <text:p text:style-name="Standard">Decoder input Y_N[497] = 6.76299</text:p>
      <text:p text:style-name="Standard">Decoder input Y_N[498] = 13.2899</text:p>
      <text:p text:style-name="Standard">Decoder input Y_N[499] = 15.7929</text:p>
      <text:p text:style-name="Standard">Decoder input Y_N[500] = 15.4567</text:p>
      <text:p text:style-name="Standard">Decoder input Y_N[501] = 7.37426</text:p>
      <text:p text:style-name="Standard">Decoder input Y_N[502] = 9.84861</text:p>
      <text:p text:style-name="Standard">Decoder input Y_N[503] = 14.5718</text:p>
      <text:p text:style-name="Standard">Decoder input Y_N[504] = 23.0147</text:p>
      <text:p text:style-name="Standard">Decoder input Y_N[505] = 9.74844</text:p>
      <text:p text:style-name="Standard">Decoder input Y_N[506] = 15.1322</text:p>
      <text:p text:style-name="Standard">Decoder input Y_N[507] = 7.39168</text:p>
      <text:p text:style-name="Standard">Decoder input Y_N[508] = 12.0822</text:p>
      <text:p text:style-name="Standard"><text:soft-page-break/>Decoder input Y_N[509] = 8.90543</text:p>
      <text:p text:style-name="Standard">Decoder input Y_N[510] = 13.9468</text:p>
      <text:p text:style-name="Standard">Decoder input Y_N[511] = 8.46003</text:p>
      <text:p text:style-name="Standard">Decoder input Y_N[512] = 14.9244</text:p>
      <text:p text:style-name="Standard">Decoder input Y_N[513] = 8.04515</text:p>
      <text:p text:style-name="Standard">Decoder input Y_N[514] = 13.5625</text:p>
      <text:p text:style-name="Standard">Decoder input Y_N[515] = 12.3753</text:p>
      <text:p text:style-name="Standard">Decoder input Y_N[516] = 7.81898</text:p>
      <text:p text:style-name="Standard">Decoder input Y_N[517] = 3.6605</text:p>
      <text:p text:style-name="Standard">Decoder input Y_N[518] = 11.8262</text:p>
      <text:p text:style-name="Standard">Decoder input Y_N[519] = 7.67791</text:p>
      <text:p text:style-name="Standard">Decoder input Y_N[520] = 9.71366</text:p>
      <text:p text:style-name="Standard">Decoder input Y_N[521] = 21.0398</text:p>
      <text:p text:style-name="Standard">Decoder input Y_N[522] = 10.0376</text:p>
      <text:p text:style-name="Standard">Decoder input Y_N[523] = 4.54635</text:p>
      <text:p text:style-name="Standard">Decoder input Y_N[524] = 11.6662</text:p>
      <text:p text:style-name="Standard">Decoder input Y_N[525] = 13.6457</text:p>
      <text:p text:style-name="Standard">Decoder input Y_N[526] = 16.2221</text:p>
      <text:p text:style-name="Standard">Decoder input Y_N[527] = 10.2147</text:p>
      <text:p text:style-name="Standard">Decoder input Y_N[528] = 4.99257</text:p>
      <text:p text:style-name="Standard">Decoder input Y_N[529] = 5.82238</text:p>
      <text:p text:style-name="Standard">Decoder input Y_N[530] = 19.7571</text:p>
      <text:p text:style-name="Standard">Decoder input Y_N[531] = 12.7833</text:p>
      <text:p text:style-name="Standard">Decoder input Y_N[532] = 9.96919</text:p>
      <text:p text:style-name="Standard">Decoder input Y_N[533] = 15.4069</text:p>
      <text:p text:style-name="Standard">Decoder input Y_N[534] = 10.4915</text:p>
      <text:p text:style-name="Standard">Decoder input Y_N[535] = 5.76766</text:p>
      <text:p text:style-name="Standard">Decoder input Y_N[536] = 11.5463</text:p>
      <text:p text:style-name="Standard">Decoder input Y_N[537] = 9.8877</text:p>
      <text:p text:style-name="Standard">Decoder input Y_N[538] = 11.7145</text:p>
      <text:p text:style-name="Standard">Decoder input Y_N[539] = 12.4047</text:p>
      <text:p text:style-name="Standard">Decoder input Y_N[540] = 14.5007</text:p>
      <text:p text:style-name="Standard">Decoder input Y_N[541] = 4.7819</text:p>
      <text:p text:style-name="Standard">Decoder input Y_N[542] = 10.5857</text:p>
      <text:p text:style-name="Standard">Decoder input Y_N[543] = 14.6956</text:p>
      <text:p text:style-name="Standard">Decoder input Y_N[544] = 14.3302</text:p>
      <text:p text:style-name="Standard">Decoder input Y_N[545] = 19.5035</text:p>
      <text:p text:style-name="Standard">Decoder input Y_N[546] = 8.54957</text:p>
      <text:p text:style-name="Standard">Decoder input Y_N[547] = 12.3262</text:p>
      <text:p text:style-name="Standard">Decoder input Y_N[548] = 2.94376</text:p>
      <text:p text:style-name="Standard">Decoder input Y_N[549] = 16.5411</text:p>
      <text:p text:style-name="Standard">Decoder input Y_N[550] = 11.7434</text:p>
      <text:p text:style-name="Standard">Decoder input Y_N[551] = 11.1429</text:p>
      <text:p text:style-name="Standard">Decoder input Y_N[552] = 9.12752</text:p>
      <text:p text:style-name="Standard">Decoder input Y_N[553] = 13.5609</text:p>
      <text:p text:style-name="Standard">Decoder input Y_N[554] = 12.8073</text:p>
      <text:p text:style-name="Standard">Decoder input Y_N[555] = 9.78136</text:p>
      <text:p text:style-name="Standard">Decoder input Y_N[556] = 11.2261</text:p>
      <text:p text:style-name="Standard">Decoder input Y_N[557] = 12.0415</text:p>
      <text:p text:style-name="Standard">Decoder input Y_N[558] = 12.975</text:p>
      <text:p text:style-name="Standard">Decoder input Y_N[559] = 4.83513</text:p>
      <text:p text:style-name="Standard">Decoder input Y_N[560] = 11.0935</text:p>
      <text:p text:style-name="Standard"><text:soft-page-break/>Decoder input Y_N[561] = 18.6233</text:p>
      <text:p text:style-name="Standard">Decoder input Y_N[562] = 14.85</text:p>
      <text:p text:style-name="Standard">Decoder input Y_N[563] = -1.37484</text:p>
      <text:p text:style-name="Standard">Decoder input Y_N[564] = 11.5165</text:p>
      <text:p text:style-name="Standard">Decoder input Y_N[565] = 3.32513</text:p>
      <text:p text:style-name="Standard">Decoder input Y_N[566] = 2.90393</text:p>
      <text:p text:style-name="Standard">Decoder input Y_N[567] = 18.0075</text:p>
      <text:p text:style-name="Standard">Decoder input Y_N[568] = 9.65708</text:p>
      <text:p text:style-name="Standard">Decoder input Y_N[569] = 14.4575</text:p>
      <text:p text:style-name="Standard">Decoder input Y_N[570] = 11.9855</text:p>
      <text:p text:style-name="Standard">Decoder input Y_N[571] = 7.35124</text:p>
      <text:p text:style-name="Standard">Decoder input Y_N[572] = 8.75464</text:p>
      <text:p text:style-name="Standard">Decoder input Y_N[573] = 10.6386</text:p>
      <text:p text:style-name="Standard">Decoder input Y_N[574] = 8.49282</text:p>
      <text:p text:style-name="Standard">Decoder input Y_N[575] = 5.31173</text:p>
      <text:p text:style-name="Standard">Decoder input Y_N[576] = 20.1712</text:p>
      <text:p text:style-name="Standard">Decoder input Y_N[577] = 14.6336</text:p>
      <text:p text:style-name="Standard">Decoder input Y_N[578] = 7.69875</text:p>
      <text:p text:style-name="Standard">Decoder input Y_N[579] = 3.48434</text:p>
      <text:p text:style-name="Standard">Decoder input Y_N[580] = 6.82053</text:p>
      <text:p text:style-name="Standard">Decoder input Y_N[581] = 9.72849</text:p>
      <text:p text:style-name="Standard">Decoder input Y_N[582] = 16.6697</text:p>
      <text:p text:style-name="Standard">Decoder input Y_N[583] = 9.80021</text:p>
      <text:p text:style-name="Standard">Decoder input Y_N[584] = 21.919</text:p>
      <text:p text:style-name="Standard">Decoder input Y_N[585] = 11.0429</text:p>
      <text:p text:style-name="Standard">Decoder input Y_N[586] = 15.714</text:p>
      <text:p text:style-name="Standard">Decoder input Y_N[587] = 11.4095</text:p>
      <text:p text:style-name="Standard">Decoder input Y_N[588] = 10.2481</text:p>
      <text:p text:style-name="Standard">Decoder input Y_N[589] = 15.2695</text:p>
      <text:p text:style-name="Standard">Decoder input Y_N[590] = 11.6705</text:p>
      <text:p text:style-name="Standard">Decoder input Y_N[591] = 12.4259</text:p>
      <text:p text:style-name="Standard">Decoder input Y_N[592] = 14.7715</text:p>
      <text:p text:style-name="Standard">Decoder input Y_N[593] = 10.0418</text:p>
      <text:p text:style-name="Standard">Decoder input Y_N[594] = 3.839</text:p>
      <text:p text:style-name="Standard">Decoder input Y_N[595] = 6.35195</text:p>
      <text:p text:style-name="Standard">Decoder input Y_N[596] = 9.38823</text:p>
      <text:p text:style-name="Standard">Decoder input Y_N[597] = 15.7208</text:p>
      <text:p text:style-name="Standard">Decoder input Y_N[598] = 5.59529</text:p>
      <text:p text:style-name="Standard">Decoder input Y_N[599] = 12.4555</text:p>
      <text:p text:style-name="Standard">Decoder input Y_N[600] = 15.2801</text:p>
      <text:p text:style-name="Standard">Decoder input Y_N[601] = 10.181</text:p>
      <text:p text:style-name="Standard">Decoder input Y_N[602] = 15.9379</text:p>
      <text:p text:style-name="Standard">Decoder input Y_N[603] = 7.20268</text:p>
      <text:p text:style-name="Standard">Decoder input Y_N[604] = 17.5271</text:p>
      <text:p text:style-name="Standard">Decoder input Y_N[605] = 11.4136</text:p>
      <text:p text:style-name="Standard">Decoder input Y_N[606] = 10.1341</text:p>
      <text:p text:style-name="Standard">Decoder input Y_N[607] = 8.40841</text:p>
      <text:p text:style-name="Standard">Decoder input Y_N[608] = 13.0725</text:p>
      <text:p text:style-name="Standard">Decoder input Y_N[609] = 11.9136</text:p>
      <text:p text:style-name="Standard">Decoder input Y_N[610] = 18.2553</text:p>
      <text:p text:style-name="Standard">Decoder input Y_N[611] = 10.3924</text:p>
      <text:p text:style-name="Standard">Decoder input Y_N[612] = 0.339419</text:p>
      <text:p text:style-name="Standard"><text:soft-page-break/>Decoder input Y_N[613] = 10.4458</text:p>
      <text:p text:style-name="Standard">Decoder input Y_N[614] = 8.82707</text:p>
      <text:p text:style-name="Standard">Decoder input Y_N[615] = 11.9968</text:p>
      <text:p text:style-name="Standard">Decoder input Y_N[616] = 10.6099</text:p>
      <text:p text:style-name="Standard">Decoder input Y_N[617] = 7.9319</text:p>
      <text:p text:style-name="Standard">Decoder input Y_N[618] = 8.95518</text:p>
      <text:p text:style-name="Standard">Decoder input Y_N[619] = 21.7623</text:p>
      <text:p text:style-name="Standard">Decoder input Y_N[620] = 6.62312</text:p>
      <text:p text:style-name="Standard">Decoder input Y_N[621] = 14.5412</text:p>
      <text:p text:style-name="Standard">Decoder input Y_N[622] = 9.47782</text:p>
      <text:p text:style-name="Standard">Decoder input Y_N[623] = 15.8107</text:p>
      <text:p text:style-name="Standard">Decoder input Y_N[624] = 10.5568</text:p>
      <text:p text:style-name="Standard">Decoder input Y_N[625] = 7.89416</text:p>
      <text:p text:style-name="Standard">Decoder input Y_N[626] = 9.93675</text:p>
      <text:p text:style-name="Standard">Decoder input Y_N[627] = 10.6215</text:p>
      <text:p text:style-name="Standard">Decoder input Y_N[628] = 14.6788</text:p>
      <text:p text:style-name="Standard">Decoder input Y_N[629] = 14.95</text:p>
      <text:p text:style-name="Standard">Decoder input Y_N[630] = 23.3935</text:p>
      <text:p text:style-name="Standard">Decoder input Y_N[631] = 9.47675</text:p>
      <text:p text:style-name="Standard">Decoder input Y_N[632] = 11.6425</text:p>
      <text:p text:style-name="Standard">Decoder input Y_N[633] = 8.0491</text:p>
      <text:p text:style-name="Standard">Decoder input Y_N[634] = 3.11217</text:p>
      <text:p text:style-name="Standard">Decoder input Y_N[635] = 8.86592</text:p>
      <text:p text:style-name="Standard">Decoder input Y_N[636] = 13.1107</text:p>
      <text:p text:style-name="Standard">Decoder input Y_N[637] = 15.5823</text:p>
      <text:p text:style-name="Standard">Decoder input Y_N[638] = 17.178</text:p>
      <text:p text:style-name="Standard">Decoder input Y_N[639] = 11.2303</text:p>
      <text:p text:style-name="Standard">Decoder input Y_N[640] = 13.8529</text:p>
      <text:p text:style-name="Standard">Decoder input Y_N[641] = 14.2875</text:p>
      <text:p text:style-name="Standard">Decoder input Y_N[642] = 8.81927</text:p>
      <text:p text:style-name="Standard">Decoder input Y_N[643] = 10.0356</text:p>
      <text:p text:style-name="Standard">Decoder input Y_N[644] = 6.57254</text:p>
      <text:p text:style-name="Standard">Decoder input Y_N[645] = 13.978</text:p>
      <text:p text:style-name="Standard">Decoder input Y_N[646] = 11.4082</text:p>
      <text:p text:style-name="Standard">Decoder input Y_N[647] = 9.9671</text:p>
      <text:p text:style-name="Standard">Encoder output index 0 -&gt; 1</text:p>
      <text:p text:style-name="Standard">Encoder output index 1 -&gt; 0</text:p>
      <text:p text:style-name="Standard">Encoder output index 2 -&gt; 1</text:p>
      <text:p text:style-name="Standard">Encoder output index 3 -&gt; 1</text:p>
      <text:p text:style-name="Standard">Encoder output index 4 -&gt; 0</text:p>
      <text:p text:style-name="Standard">Encoder output index 5 -&gt; 0</text:p>
      <text:p text:style-name="Standard">Encoder output index 6 -&gt; 0</text:p>
      <text:p text:style-name="Standard">Encoder output index 7 -&gt; 0</text:p>
      <text:p text:style-name="Standard">Encoder output index 8 -&gt; 1</text:p>
      <text:p text:style-name="Standard">Encoder output index 9 -&gt; 1</text:p>
      <text:p text:style-name="Standard">Encoder output index 10 -&gt; 0</text:p>
      <text:p text:style-name="Standard">Encoder output index 11 -&gt; 1</text:p>
      <text:p text:style-name="Standard">Encoder output index 12 -&gt; 1</text:p>
      <text:p text:style-name="Standard">Encoder output index 13 -&gt; 1</text:p>
      <text:p text:style-name="Standard">Encoder output index 14 -&gt; 0</text:p>
      <text:p text:style-name="Standard">Encoder output index 15 -&gt; 0</text:p>
      <text:p text:style-name="Standard">Encoder output index 16 -&gt; 1</text:p>
      <text:p text:style-name="Standard"><text:soft-page-break/>Encoder output index 17 -&gt; 1</text:p>
      <text:p text:style-name="Standard">Encoder output index 18 -&gt; 0</text:p>
      <text:p text:style-name="Standard">Encoder output index 19 -&gt; 1</text:p>
      <text:p text:style-name="Standard">Encoder output index 20 -&gt; 1</text:p>
      <text:p text:style-name="Standard">Encoder output index 21 -&gt; 0</text:p>
      <text:p text:style-name="Standard">Encoder output index 22 -&gt; 0</text:p>
      <text:p text:style-name="Standard">Encoder output index 23 -&gt; 1</text:p>
      <text:p text:style-name="Standard">Encoder output index 24 -&gt; 1</text:p>
      <text:p text:style-name="Standard">Encoder output index 25 -&gt; 1</text:p>
      <text:p text:style-name="Standard">Encoder output index 26 -&gt; 1</text:p>
      <text:p text:style-name="Standard">Encoder output index 27 -&gt; 0</text:p>
      <text:p text:style-name="Standard">Encoder output index 28 -&gt; 1</text:p>
      <text:p text:style-name="Standard">Encoder output index 29 -&gt; 1</text:p>
      <text:p text:style-name="Standard">Encoder output index 30 -&gt; 1</text:p>
      <text:p text:style-name="Standard">Encoder output index 31 -&gt; 0</text:p>
      <text:p text:style-name="Standard">Encoder output index 32 -&gt; 1</text:p>
      <text:p text:style-name="Standard">Encoder output index 33 -&gt; 1</text:p>
      <text:p text:style-name="Standard">Encoder output index 34 -&gt; 0</text:p>
      <text:p text:style-name="Standard">Encoder output index 35 -&gt; 1</text:p>
      <text:p text:style-name="Standard">Encoder output index 36 -&gt; 0</text:p>
      <text:p text:style-name="Standard">Encoder output index 37 -&gt; 0</text:p>
      <text:p text:style-name="Standard">Encoder output index 38 -&gt; 1</text:p>
      <text:p text:style-name="Standard">Encoder output index 39 -&gt; 1</text:p>
      <text:p text:style-name="Standard">Encoder output index 40 -&gt; 1</text:p>
      <text:p text:style-name="Standard">Encoder output index 41 -&gt; 0</text:p>
      <text:p text:style-name="Standard">Encoder output index 42 -&gt; 0</text:p>
      <text:p text:style-name="Standard">Encoder output index 43 -&gt; 1</text:p>
      <text:p text:style-name="Standard">Encoder output index 44 -&gt; 0</text:p>
      <text:p text:style-name="Standard">Encoder output index 45 -&gt; 1</text:p>
      <text:p text:style-name="Standard">Encoder output index 46 -&gt; 0</text:p>
      <text:p text:style-name="Standard">Encoder output index 47 -&gt; 1</text:p>
      <text:p text:style-name="Standard">Encoder output index 48 -&gt; 0</text:p>
      <text:p text:style-name="Standard">Encoder output index 49 -&gt; 0</text:p>
      <text:p text:style-name="Standard">Encoder output index 50 -&gt; 0</text:p>
      <text:p text:style-name="Standard">Encoder output index 51 -&gt; 1</text:p>
      <text:p text:style-name="Standard">Encoder output index 52 -&gt; 1</text:p>
      <text:p text:style-name="Standard">Encoder output index 53 -&gt; 1</text:p>
      <text:p text:style-name="Standard">Encoder output index 54 -&gt; 0</text:p>
      <text:p text:style-name="Standard">Encoder output index 55 -&gt; 1</text:p>
      <text:p text:style-name="Standard">Encoder output index 56 -&gt; 0</text:p>
      <text:p text:style-name="Standard">Encoder output index 57 -&gt; 1</text:p>
      <text:p text:style-name="Standard">Encoder output index 58 -&gt; 1</text:p>
      <text:p text:style-name="Standard">Encoder output index 59 -&gt; 0</text:p>
      <text:p text:style-name="Standard">Encoder output index 60 -&gt; 0</text:p>
      <text:p text:style-name="Standard">Encoder output index 61 -&gt; 0</text:p>
      <text:p text:style-name="Standard">Encoder output index 62 -&gt; 0</text:p>
      <text:p text:style-name="Standard">Encoder output index 63 -&gt; 1</text:p>
      <text:p text:style-name="Standard">Encoder output index 64 -&gt; 0</text:p>
      <text:p text:style-name="Standard">Encoder output index 65 -&gt; 1</text:p>
      <text:p text:style-name="Standard">Encoder output index 66 -&gt; 1</text:p>
      <text:p text:style-name="Standard">Encoder output index 67 -&gt; 1</text:p>
      <text:p text:style-name="Standard">Encoder output index 68 -&gt; 1</text:p>
      <text:p text:style-name="Standard"><text:soft-page-break/>Encoder output index 69 -&gt; 0</text:p>
      <text:p text:style-name="Standard">Encoder output index 70 -&gt; 1</text:p>
      <text:p text:style-name="Standard">Encoder output index 71 -&gt; 1</text:p>
      <text:p text:style-name="Standard">Encoder output index 72 -&gt; 0</text:p>
      <text:p text:style-name="Standard">Encoder output index 73 -&gt; 1</text:p>
      <text:p text:style-name="Standard">Encoder output index 74 -&gt; 0</text:p>
      <text:p text:style-name="Standard">Encoder output index 75 -&gt; 1</text:p>
      <text:p text:style-name="Standard">Encoder output index 76 -&gt; 1</text:p>
      <text:p text:style-name="Standard">Encoder output index 77 -&gt; 0</text:p>
      <text:p text:style-name="Standard">Encoder output index 78 -&gt; 1</text:p>
      <text:p text:style-name="Standard">Encoder output index 79 -&gt; 0</text:p>
      <text:p text:style-name="Standard">Encoder output index 80 -&gt; 1</text:p>
      <text:p text:style-name="Standard">Encoder output index 81 -&gt; 1</text:p>
      <text:p text:style-name="Standard">Encoder output index 82 -&gt; 0</text:p>
      <text:p text:style-name="Standard">Encoder output index 83 -&gt; 1</text:p>
      <text:p text:style-name="Standard">Encoder output index 84 -&gt; 1</text:p>
      <text:p text:style-name="Standard">Encoder output index 85 -&gt; 1</text:p>
      <text:p text:style-name="Standard">Encoder output index 86 -&gt; 0</text:p>
      <text:p text:style-name="Standard">Encoder output index 87 -&gt; 1</text:p>
      <text:p text:style-name="Standard">Encoder output index 88 -&gt; 1</text:p>
      <text:p text:style-name="Standard">Encoder output index 89 -&gt; 0</text:p>
      <text:p text:style-name="Standard">Encoder output index 90 -&gt; 0</text:p>
      <text:p text:style-name="Standard">Encoder output index 91 -&gt; 0</text:p>
      <text:p text:style-name="Standard">Encoder output index 92 -&gt; 1</text:p>
      <text:p text:style-name="Standard">Encoder output index 93 -&gt; 1</text:p>
      <text:p text:style-name="Standard">Encoder output index 94 -&gt; 0</text:p>
      <text:p text:style-name="Standard">Encoder output index 95 -&gt; 0</text:p>
      <text:p text:style-name="Standard">Encoder output index 96 -&gt; 0</text:p>
      <text:p text:style-name="Standard">Encoder output index 97 -&gt; 0</text:p>
      <text:p text:style-name="Standard">Encoder output index 98 -&gt; 1</text:p>
      <text:p text:style-name="Standard">Encoder output index 99 -&gt; 0</text:p>
      <text:p text:style-name="Standard">Encoder output index 100 -&gt; 0</text:p>
      <text:p text:style-name="Standard">Encoder output index 101 -&gt; 0</text:p>
      <text:p text:style-name="Standard">Encoder output index 102 -&gt; 0</text:p>
      <text:p text:style-name="Standard">Encoder output index 103 -&gt; 0</text:p>
      <text:p text:style-name="Standard">Encoder output index 104 -&gt; 0</text:p>
      <text:p text:style-name="Standard">Encoder output index 105 -&gt; 1</text:p>
      <text:p text:style-name="Standard">Encoder output index 106 -&gt; 1</text:p>
      <text:p text:style-name="Standard">Encoder output index 107 -&gt; 1</text:p>
      <text:p text:style-name="Standard">Encoder output index 108 -&gt; 0</text:p>
      <text:p text:style-name="Standard">Encoder output index 109 -&gt; 1</text:p>
      <text:p text:style-name="Standard">Encoder output index 110 -&gt; 1</text:p>
      <text:p text:style-name="Standard">Encoder output index 111 -&gt; 0</text:p>
      <text:p text:style-name="Standard">Encoder output index 112 -&gt; 1</text:p>
      <text:p text:style-name="Standard">Encoder output index 113 -&gt; 0</text:p>
      <text:p text:style-name="Standard">Encoder output index 114 -&gt; 0</text:p>
      <text:p text:style-name="Standard">Encoder output index 115 -&gt; 1</text:p>
      <text:p text:style-name="Standard">Encoder output index 116 -&gt; 1</text:p>
      <text:p text:style-name="Standard">Encoder output index 117 -&gt; 0</text:p>
      <text:p text:style-name="Standard">Encoder output index 118 -&gt; 1</text:p>
      <text:p text:style-name="Standard">Encoder output index 119 -&gt; 1</text:p>
      <text:p text:style-name="Standard">Encoder output index 120 -&gt; 0</text:p>
      <text:p text:style-name="Standard"><text:soft-page-break/>Encoder output index 121 -&gt; 0</text:p>
      <text:p text:style-name="Standard">Encoder output index 122 -&gt; 0</text:p>
      <text:p text:style-name="Standard">Encoder output index 123 -&gt; 1</text:p>
      <text:p text:style-name="Standard">Encoder output index 124 -&gt; 1</text:p>
      <text:p text:style-name="Standard">Encoder output index 125 -&gt; 1</text:p>
      <text:p text:style-name="Standard">Encoder output index 126 -&gt; 0</text:p>
      <text:p text:style-name="Standard">Encoder output index 127 -&gt; 1</text:p>
      <text:p text:style-name="Standard">Encoder output index 128 -&gt; 0</text:p>
      <text:p text:style-name="Standard">Encoder output index 129 -&gt; 1</text:p>
      <text:p text:style-name="Standard">Encoder output index 130 -&gt; 0</text:p>
      <text:p text:style-name="Standard">Encoder output index 131 -&gt; 1</text:p>
      <text:p text:style-name="Standard">Encoder output index 132 -&gt; 1</text:p>
      <text:p text:style-name="Standard">Encoder output index 133 -&gt; 1</text:p>
      <text:p text:style-name="Standard">Encoder output index 134 -&gt; 0</text:p>
      <text:p text:style-name="Standard">Encoder output index 135 -&gt; 0</text:p>
      <text:p text:style-name="Standard">Encoder output index 136 -&gt; 0</text:p>
      <text:p text:style-name="Standard">Encoder output index 137 -&gt; 1</text:p>
      <text:p text:style-name="Standard">Encoder output index 138 -&gt; 0</text:p>
      <text:p text:style-name="Standard">Encoder output index 139 -&gt; 0</text:p>
      <text:p text:style-name="Standard">Encoder output index 140 -&gt; 1</text:p>
      <text:p text:style-name="Standard">Encoder output index 141 -&gt; 1</text:p>
      <text:p text:style-name="Standard">Encoder output index 142 -&gt; 0</text:p>
      <text:p text:style-name="Standard">Encoder output index 143 -&gt; 0</text:p>
      <text:p text:style-name="Standard">Encoder output index 144 -&gt; 1</text:p>
      <text:p text:style-name="Standard">Encoder output index 145 -&gt; 1</text:p>
      <text:p text:style-name="Standard">Encoder output index 146 -&gt; 1</text:p>
      <text:p text:style-name="Standard">Encoder output index 147 -&gt; 0</text:p>
      <text:p text:style-name="Standard">Encoder output index 148 -&gt; 0</text:p>
      <text:p text:style-name="Standard">Encoder output index 149 -&gt; 0</text:p>
      <text:p text:style-name="Standard">Encoder output index 150 -&gt; 0</text:p>
      <text:p text:style-name="Standard">Encoder output index 151 -&gt; 1</text:p>
      <text:p text:style-name="Standard">Encoder output index 152 -&gt; 1</text:p>
      <text:p text:style-name="Standard">Encoder output index 153 -&gt; 0</text:p>
      <text:p text:style-name="Standard">Encoder output index 154 -&gt; 1</text:p>
      <text:p text:style-name="Standard">Encoder output index 155 -&gt; 1</text:p>
      <text:p text:style-name="Standard">Encoder output index 156 -&gt; 0</text:p>
      <text:p text:style-name="Standard">Encoder output index 157 -&gt; 1</text:p>
      <text:p text:style-name="Standard">Encoder output index 158 -&gt; 1</text:p>
      <text:p text:style-name="Standard">Encoder output index 159 -&gt; 0</text:p>
      <text:p text:style-name="Standard">Encoder output index 160 -&gt; 1</text:p>
      <text:p text:style-name="Standard">Encoder output index 161 -&gt; 1</text:p>
      <text:p text:style-name="Standard">Encoder output index 162 -&gt; 0</text:p>
      <text:p text:style-name="Standard">Encoder output index 163 -&gt; 0</text:p>
      <text:p text:style-name="Standard">Encoder output index 164 -&gt; 1</text:p>
      <text:p text:style-name="Standard">Encoder output index 165 -&gt; 0</text:p>
      <text:p text:style-name="Standard">Encoder output index 166 -&gt; 1</text:p>
      <text:p text:style-name="Standard">Encoder output index 167 -&gt; 1</text:p>
      <text:p text:style-name="Standard">Encoder output index 168 -&gt; 1</text:p>
      <text:p text:style-name="Standard">Encoder output index 169 -&gt; 0</text:p>
      <text:p text:style-name="Standard">Encoder output index 170 -&gt; 1</text:p>
      <text:p text:style-name="Standard">Encoder output index 171 -&gt; 0</text:p>
      <text:p text:style-name="Standard">Encoder output index 172 -&gt; 1</text:p>
      <text:p text:style-name="Standard"><text:soft-page-break/>Encoder output index 173 -&gt; 1</text:p>
      <text:p text:style-name="Standard">Encoder output index 174 -&gt; 1</text:p>
      <text:p text:style-name="Standard">Encoder output index 175 -&gt; 1</text:p>
      <text:p text:style-name="Standard">Encoder output index 176 -&gt; 0</text:p>
      <text:p text:style-name="Standard">Encoder output index 177 -&gt; 0</text:p>
      <text:p text:style-name="Standard">Encoder output index 178 -&gt; 1</text:p>
      <text:p text:style-name="Standard">Encoder output index 179 -&gt; 0</text:p>
      <text:p text:style-name="Standard">Encoder output index 180 -&gt; 1</text:p>
      <text:p text:style-name="Standard">Encoder output index 181 -&gt; 1</text:p>
      <text:p text:style-name="Standard">Encoder output index 182 -&gt; 1</text:p>
      <text:p text:style-name="Standard">Encoder output index 183 -&gt; 0</text:p>
      <text:p text:style-name="Standard">Encoder output index 184 -&gt; 1</text:p>
      <text:p text:style-name="Standard">Encoder output index 185 -&gt; 1</text:p>
      <text:p text:style-name="Standard">Encoder output index 186 -&gt; 0</text:p>
      <text:p text:style-name="Standard">Encoder output index 187 -&gt; 1</text:p>
      <text:p text:style-name="Standard">Encoder output index 188 -&gt; 1</text:p>
      <text:p text:style-name="Standard">Encoder output index 189 -&gt; 1</text:p>
      <text:p text:style-name="Standard">Encoder output index 190 -&gt; 0</text:p>
      <text:p text:style-name="Standard">Encoder output index 191 -&gt; 0</text:p>
      <text:p text:style-name="Standard">Encoder output index 192 -&gt; 1</text:p>
      <text:p text:style-name="Standard">Encoder output index 193 -&gt; 1</text:p>
      <text:p text:style-name="Standard">Encoder output index 194 -&gt; 1</text:p>
      <text:p text:style-name="Standard">Encoder output index 195 -&gt; 0</text:p>
      <text:p text:style-name="Standard">Encoder output index 196 -&gt; 0</text:p>
      <text:p text:style-name="Standard">Encoder output index 197 -&gt; 0</text:p>
      <text:p text:style-name="Standard">Encoder output index 198 -&gt; 0</text:p>
      <text:p text:style-name="Standard">Encoder output index 199 -&gt; 0</text:p>
      <text:p text:style-name="Standard">Encoder output index 200 -&gt; 1</text:p>
      <text:p text:style-name="Standard">Encoder output index 201 -&gt; 0</text:p>
      <text:p text:style-name="Standard">Encoder output index 202 -&gt; 0</text:p>
      <text:p text:style-name="Standard">Encoder output index 203 -&gt; 0</text:p>
      <text:p text:style-name="Standard">Encoder output index 204 -&gt; 0</text:p>
      <text:p text:style-name="Standard">Encoder output index 205 -&gt; 1</text:p>
      <text:p text:style-name="Standard">Encoder output index 206 -&gt; 1</text:p>
      <text:p text:style-name="Standard">Encoder output index 207 -&gt; 0</text:p>
      <text:p text:style-name="Standard">Encoder output index 208 -&gt; 1</text:p>
      <text:p text:style-name="Standard">Encoder output index 209 -&gt; 1</text:p>
      <text:p text:style-name="Standard">Encoder output index 210 -&gt; 1</text:p>
      <text:p text:style-name="Standard">Encoder output index 211 -&gt; 1</text:p>
      <text:p text:style-name="Standard">Encoder output index 212 -&gt; 0</text:p>
      <text:p text:style-name="Standard">Encoder output index 213 -&gt; 1</text:p>
      <text:p text:style-name="Standard">Encoder output index 214 -&gt; 0</text:p>
      <text:p text:style-name="Standard">Encoder output index 215 -&gt; 0</text:p>
      <text:p text:style-name="Standard">Encoder output index 216 -&gt; 0</text:p>
      <text:p text:style-name="Standard">Encoder output index 217 -&gt; 1</text:p>
      <text:p text:style-name="Standard">Encoder output index 218 -&gt; 0</text:p>
      <text:p text:style-name="Standard">Encoder output index 219 -&gt; 1</text:p>
      <text:p text:style-name="Standard">Encoder output index 220 -&gt; 1</text:p>
      <text:p text:style-name="Standard">Encoder output index 221 -&gt; 0</text:p>
      <text:p text:style-name="Standard">Encoder output index 222 -&gt; 1</text:p>
      <text:p text:style-name="Standard">Encoder output index 223 -&gt; 0</text:p>
      <text:p text:style-name="Standard">Encoder output index 224 -&gt; 1</text:p>
      <text:p text:style-name="Standard"><text:soft-page-break/>Encoder output index 225 -&gt; 1</text:p>
      <text:p text:style-name="Standard">Encoder output index 226 -&gt; 1</text:p>
      <text:p text:style-name="Standard">Encoder output index 227 -&gt; 1</text:p>
      <text:p text:style-name="Standard">Encoder output index 228 -&gt; 1</text:p>
      <text:p text:style-name="Standard">Encoder output index 229 -&gt; 0</text:p>
      <text:p text:style-name="Standard">Encoder output index 230 -&gt; 1</text:p>
      <text:p text:style-name="Standard">Encoder output index 231 -&gt; 0</text:p>
      <text:p text:style-name="Standard">Encoder output index 232 -&gt; 0</text:p>
      <text:p text:style-name="Standard">Encoder output index 233 -&gt; 0</text:p>
      <text:p text:style-name="Standard">Encoder output index 234 -&gt; 1</text:p>
      <text:p text:style-name="Standard">Encoder output index 235 -&gt; 0</text:p>
      <text:p text:style-name="Standard">Encoder output index 236 -&gt; 0</text:p>
      <text:p text:style-name="Standard">Encoder output index 237 -&gt; 0</text:p>
      <text:p text:style-name="Standard">Encoder output index 238 -&gt; 0</text:p>
      <text:p text:style-name="Standard">Encoder output index 239 -&gt; 0</text:p>
      <text:p text:style-name="Standard">Encoder output index 240 -&gt; 0</text:p>
      <text:p text:style-name="Standard">Encoder output index 241 -&gt; 0</text:p>
      <text:p text:style-name="Standard">Encoder output index 242 -&gt; 1</text:p>
      <text:p text:style-name="Standard">Encoder output index 243 -&gt; 0</text:p>
      <text:p text:style-name="Standard">Encoder output index 244 -&gt; 0</text:p>
      <text:p text:style-name="Standard">Encoder output index 245 -&gt; 1</text:p>
      <text:p text:style-name="Standard">Encoder output index 246 -&gt; 1</text:p>
      <text:p text:style-name="Standard">Encoder output index 247 -&gt; 0</text:p>
      <text:p text:style-name="Standard">Encoder output index 248 -&gt; 0</text:p>
      <text:p text:style-name="Standard">Encoder output index 249 -&gt; 0</text:p>
      <text:p text:style-name="Standard">Encoder output index 250 -&gt; 0</text:p>
      <text:p text:style-name="Standard">Encoder output index 251 -&gt; 1</text:p>
      <text:p text:style-name="Standard">Encoder output index 252 -&gt; 0</text:p>
      <text:p text:style-name="Standard">Encoder output index 253 -&gt; 1</text:p>
      <text:p text:style-name="Standard">Encoder output index 254 -&gt; 0</text:p>
      <text:p text:style-name="Standard">Encoder output index 255 -&gt; 0</text:p>
      <text:p text:style-name="Standard">Encoder output index 256 -&gt; 0</text:p>
      <text:p text:style-name="Standard">Encoder output index 257 -&gt; 1</text:p>
      <text:p text:style-name="Standard">Encoder output index 258 -&gt; 1</text:p>
      <text:p text:style-name="Standard">Encoder output index 259 -&gt; 1</text:p>
      <text:p text:style-name="Standard">Encoder output index 260 -&gt; 0</text:p>
      <text:p text:style-name="Standard">Encoder output index 261 -&gt; 0</text:p>
      <text:p text:style-name="Standard">Encoder output index 262 -&gt; 1</text:p>
      <text:p text:style-name="Standard">Encoder output index 263 -&gt; 1</text:p>
      <text:p text:style-name="Standard">Encoder output index 264 -&gt; 0</text:p>
      <text:p text:style-name="Standard">Encoder output index 265 -&gt; 1</text:p>
      <text:p text:style-name="Standard">Encoder output index 266 -&gt; 1</text:p>
      <text:p text:style-name="Standard">Encoder output index 267 -&gt; 0</text:p>
      <text:p text:style-name="Standard">Encoder output index 268 -&gt; 1</text:p>
      <text:p text:style-name="Standard">Encoder output index 269 -&gt; 1</text:p>
      <text:p text:style-name="Standard">Encoder output index 270 -&gt; 0</text:p>
      <text:p text:style-name="Standard">Encoder output index 271 -&gt; 0</text:p>
      <text:p text:style-name="Standard">Encoder output index 272 -&gt; 1</text:p>
      <text:p text:style-name="Standard">Encoder output index 273 -&gt; 0</text:p>
      <text:p text:style-name="Standard">Encoder output index 274 -&gt; 1</text:p>
      <text:p text:style-name="Standard">Encoder output index 275 -&gt; 1</text:p>
      <text:p text:style-name="Standard">Encoder output index 276 -&gt; 1</text:p>
      <text:p text:style-name="Standard"><text:soft-page-break/>Encoder output index 277 -&gt; 0</text:p>
      <text:p text:style-name="Standard">Encoder output index 278 -&gt; 1</text:p>
      <text:p text:style-name="Standard">Encoder output index 279 -&gt; 1</text:p>
      <text:p text:style-name="Standard">Encoder output index 280 -&gt; 1</text:p>
      <text:p text:style-name="Standard">Encoder output index 281 -&gt; 1</text:p>
      <text:p text:style-name="Standard">Encoder output index 282 -&gt; 1</text:p>
      <text:p text:style-name="Standard">Encoder output index 283 -&gt; 1</text:p>
      <text:p text:style-name="Standard">Encoder output index 284 -&gt; 0</text:p>
      <text:p text:style-name="Standard">Encoder output index 285 -&gt; 0</text:p>
      <text:p text:style-name="Standard">Encoder output index 286 -&gt; 1</text:p>
      <text:p text:style-name="Standard">Encoder output index 287 -&gt; 1</text:p>
      <text:p text:style-name="Standard">Encoder output index 288 -&gt; 0</text:p>
      <text:p text:style-name="Standard">Encoder output index 289 -&gt; 0</text:p>
      <text:p text:style-name="Standard">Encoder output index 290 -&gt; 1</text:p>
      <text:p text:style-name="Standard">Encoder output index 291 -&gt; 1</text:p>
      <text:p text:style-name="Standard">Encoder output index 292 -&gt; 0</text:p>
      <text:p text:style-name="Standard">Encoder output index 293 -&gt; 1</text:p>
      <text:p text:style-name="Standard">Encoder output index 294 -&gt; 0</text:p>
      <text:p text:style-name="Standard">Encoder output index 295 -&gt; 1</text:p>
      <text:p text:style-name="Standard">Encoder output index 296 -&gt; 0</text:p>
      <text:p text:style-name="Standard">Encoder output index 297 -&gt; 1</text:p>
      <text:p text:style-name="Standard">Encoder output index 298 -&gt; 0</text:p>
      <text:p text:style-name="Standard">Encoder output index 299 -&gt; 0</text:p>
      <text:p text:style-name="Standard">Encoder output index 300 -&gt; 0</text:p>
      <text:p text:style-name="Standard">Encoder output index 301 -&gt; 1</text:p>
      <text:p text:style-name="Standard">Encoder output index 302 -&gt; 1</text:p>
      <text:p text:style-name="Standard">Encoder output index 303 -&gt; 1</text:p>
      <text:p text:style-name="Standard">Encoder output index 304 -&gt; 0</text:p>
      <text:p text:style-name="Standard">Encoder output index 305 -&gt; 0</text:p>
      <text:p text:style-name="Standard">Encoder output index 306 -&gt; 0</text:p>
      <text:p text:style-name="Standard">Encoder output index 307 -&gt; 1</text:p>
      <text:p text:style-name="Standard">Encoder output index 308 -&gt; 1</text:p>
      <text:p text:style-name="Standard">Encoder output index 309 -&gt; 1</text:p>
      <text:p text:style-name="Standard">Encoder output index 310 -&gt; 0</text:p>
      <text:p text:style-name="Standard">Encoder output index 311 -&gt; 1</text:p>
      <text:p text:style-name="Standard">Encoder output index 312 -&gt; 0</text:p>
      <text:p text:style-name="Standard">Encoder output index 313 -&gt; 1</text:p>
      <text:p text:style-name="Standard">Encoder output index 314 -&gt; 1</text:p>
      <text:p text:style-name="Standard">Encoder output index 315 -&gt; 0</text:p>
      <text:p text:style-name="Standard">Encoder output index 316 -&gt; 1</text:p>
      <text:p text:style-name="Standard">Encoder output index 317 -&gt; 0</text:p>
      <text:p text:style-name="Standard">Encoder output index 318 -&gt; 1</text:p>
      <text:p text:style-name="Standard">Encoder output index 319 -&gt; 1</text:p>
      <text:p text:style-name="Standard">Encoder output index 320 -&gt; 1</text:p>
      <text:p text:style-name="Standard">Encoder output index 321 -&gt; 0</text:p>
      <text:p text:style-name="Standard">Encoder output index 322 -&gt; 0</text:p>
      <text:p text:style-name="Standard">Encoder output index 323 -&gt; 0</text:p>
      <text:p text:style-name="Standard">Encoder output index 324 -&gt; 0</text:p>
      <text:p text:style-name="Standard">Encoder output index 325 -&gt; 1</text:p>
      <text:p text:style-name="Standard">Encoder output index 326 -&gt; 0</text:p>
      <text:p text:style-name="Standard">Encoder output index 327 -&gt; 0</text:p>
      <text:p text:style-name="Standard">Encoder output index 328 -&gt; 0</text:p>
      <text:p text:style-name="Standard"><text:soft-page-break/>Encoder output index 329 -&gt; 0</text:p>
      <text:p text:style-name="Standard">Encoder output index 330 -&gt; 1</text:p>
      <text:p text:style-name="Standard">Encoder output index 331 -&gt; 0</text:p>
      <text:p text:style-name="Standard">Encoder output index 332 -&gt; 0</text:p>
      <text:p text:style-name="Standard">Encoder output index 333 -&gt; 0</text:p>
      <text:p text:style-name="Standard">Encoder output index 334 -&gt; 1</text:p>
      <text:p text:style-name="Standard">Encoder output index 335 -&gt; 0</text:p>
      <text:p text:style-name="Standard">Encoder output index 336 -&gt; 1</text:p>
      <text:p text:style-name="Standard">Encoder output index 337 -&gt; 0</text:p>
      <text:p text:style-name="Standard">Encoder output index 338 -&gt; 0</text:p>
      <text:p text:style-name="Standard">Encoder output index 339 -&gt; 1</text:p>
      <text:p text:style-name="Standard">Encoder output index 340 -&gt; 1</text:p>
      <text:p text:style-name="Standard">Encoder output index 341 -&gt; 0</text:p>
      <text:p text:style-name="Standard">Encoder output index 342 -&gt; 0</text:p>
      <text:p text:style-name="Standard">Encoder output index 343 -&gt; 0</text:p>
      <text:p text:style-name="Standard">Encoder output index 344 -&gt; 0</text:p>
      <text:p text:style-name="Standard">Encoder output index 345 -&gt; 1</text:p>
      <text:p text:style-name="Standard">Encoder output index 346 -&gt; 1</text:p>
      <text:p text:style-name="Standard">Encoder output index 347 -&gt; 1</text:p>
      <text:p text:style-name="Standard">Encoder output index 348 -&gt; 1</text:p>
      <text:p text:style-name="Standard">Encoder output index 349 -&gt; 1</text:p>
      <text:p text:style-name="Standard">Encoder output index 350 -&gt; 0</text:p>
      <text:p text:style-name="Standard">Encoder output index 351 -&gt; 1</text:p>
      <text:p text:style-name="Standard">Encoder output index 352 -&gt; 1</text:p>
      <text:p text:style-name="Standard">Encoder output index 353 -&gt; 1</text:p>
      <text:p text:style-name="Standard">Encoder output index 354 -&gt; 1</text:p>
      <text:p text:style-name="Standard">Encoder output index 355 -&gt; 1</text:p>
      <text:p text:style-name="Standard">Encoder output index 356 -&gt; 0</text:p>
      <text:p text:style-name="Standard">Encoder output index 357 -&gt; 1</text:p>
      <text:p text:style-name="Standard">Encoder output index 358 -&gt; 0</text:p>
      <text:p text:style-name="Standard">Encoder output index 359 -&gt; 1</text:p>
      <text:p text:style-name="Standard">Encoder output index 360 -&gt; 0</text:p>
      <text:p text:style-name="Standard">Encoder output index 361 -&gt; 1</text:p>
      <text:p text:style-name="Standard">Encoder output index 362 -&gt; 1</text:p>
      <text:p text:style-name="Standard">Encoder output index 363 -&gt; 0</text:p>
      <text:p text:style-name="Standard">Encoder output index 364 -&gt; 0</text:p>
      <text:p text:style-name="Standard">Encoder output index 365 -&gt; 1</text:p>
      <text:p text:style-name="Standard">Encoder output index 366 -&gt; 0</text:p>
      <text:p text:style-name="Standard">Encoder output index 367 -&gt; 1</text:p>
      <text:p text:style-name="Standard">Encoder output index 368 -&gt; 0</text:p>
      <text:p text:style-name="Standard">Encoder output index 369 -&gt; 1</text:p>
      <text:p text:style-name="Standard">Encoder output index 370 -&gt; 0</text:p>
      <text:p text:style-name="Standard">Encoder output index 371 -&gt; 1</text:p>
      <text:p text:style-name="Standard">Encoder output index 372 -&gt; 0</text:p>
      <text:p text:style-name="Standard">Encoder output index 373 -&gt; 1</text:p>
      <text:p text:style-name="Standard">Encoder output index 374 -&gt; 1</text:p>
      <text:p text:style-name="Standard">Encoder output index 375 -&gt; 0</text:p>
      <text:p text:style-name="Standard">Encoder output index 376 -&gt; 1</text:p>
      <text:p text:style-name="Standard">Encoder output index 377 -&gt; 0</text:p>
      <text:p text:style-name="Standard">Encoder output index 378 -&gt; 1</text:p>
      <text:p text:style-name="Standard">Encoder output index 379 -&gt; 1</text:p>
      <text:p text:style-name="Standard">Encoder output index 380 -&gt; 0</text:p>
      <text:p text:style-name="Standard"><text:soft-page-break/>Encoder output index 381 -&gt; 0</text:p>
      <text:p text:style-name="Standard">Encoder output index 382 -&gt; 1</text:p>
      <text:p text:style-name="Standard">Encoder output index 383 -&gt; 1</text:p>
      <text:p text:style-name="Standard">Encoder output index 384 -&gt; 1</text:p>
      <text:p text:style-name="Standard">Encoder output index 385 -&gt; 0</text:p>
      <text:p text:style-name="Standard">Encoder output index 386 -&gt; 0</text:p>
      <text:p text:style-name="Standard">Encoder output index 387 -&gt; 1</text:p>
      <text:p text:style-name="Standard">Encoder output index 388 -&gt; 0</text:p>
      <text:p text:style-name="Standard">Encoder output index 389 -&gt; 1</text:p>
      <text:p text:style-name="Standard">Encoder output index 390 -&gt; 0</text:p>
      <text:p text:style-name="Standard">Encoder output index 391 -&gt; 1</text:p>
      <text:p text:style-name="Standard">Encoder output index 392 -&gt; 1</text:p>
      <text:p text:style-name="Standard">Encoder output index 393 -&gt; 0</text:p>
      <text:p text:style-name="Standard">Encoder output index 394 -&gt; 0</text:p>
      <text:p text:style-name="Standard">Encoder output index 395 -&gt; 0</text:p>
      <text:p text:style-name="Standard">Encoder output index 396 -&gt; 0</text:p>
      <text:p text:style-name="Standard">Encoder output index 397 -&gt; 0</text:p>
      <text:p text:style-name="Standard">Encoder output index 398 -&gt; 1</text:p>
      <text:p text:style-name="Standard">Encoder output index 399 -&gt; 0</text:p>
      <text:p text:style-name="Standard">Encoder output index 400 -&gt; 0</text:p>
      <text:p text:style-name="Standard">Encoder output index 401 -&gt; 1</text:p>
      <text:p text:style-name="Standard">Encoder output index 402 -&gt; 1</text:p>
      <text:p text:style-name="Standard">Encoder output index 403 -&gt; 0</text:p>
      <text:p text:style-name="Standard">Encoder output index 404 -&gt; 0</text:p>
      <text:p text:style-name="Standard">Encoder output index 405 -&gt; 0</text:p>
      <text:p text:style-name="Standard">Encoder output index 406 -&gt; 1</text:p>
      <text:p text:style-name="Standard">Encoder output index 407 -&gt; 1</text:p>
      <text:p text:style-name="Standard">Encoder output index 408 -&gt; 0</text:p>
      <text:p text:style-name="Standard">Encoder output index 409 -&gt; 0</text:p>
      <text:p text:style-name="Standard">Encoder output index 410 -&gt; 0</text:p>
      <text:p text:style-name="Standard">Encoder output index 411 -&gt; 0</text:p>
      <text:p text:style-name="Standard">Encoder output index 412 -&gt; 1</text:p>
      <text:p text:style-name="Standard">Encoder output index 413 -&gt; 0</text:p>
      <text:p text:style-name="Standard">Encoder output index 414 -&gt; 1</text:p>
      <text:p text:style-name="Standard">Encoder output index 415 -&gt; 0</text:p>
      <text:p text:style-name="Standard">Encoder output index 416 -&gt; 0</text:p>
      <text:p text:style-name="Standard">Encoder output index 417 -&gt; 1</text:p>
      <text:p text:style-name="Standard">Encoder output index 418 -&gt; 1</text:p>
      <text:p text:style-name="Standard">Encoder output index 419 -&gt; 1</text:p>
      <text:p text:style-name="Standard">Encoder output index 420 -&gt; 0</text:p>
      <text:p text:style-name="Standard">Encoder output index 421 -&gt; 1</text:p>
      <text:p text:style-name="Standard">Encoder output index 422 -&gt; 1</text:p>
      <text:p text:style-name="Standard">Encoder output index 423 -&gt; 0</text:p>
      <text:p text:style-name="Standard">Encoder output index 424 -&gt; 0</text:p>
      <text:p text:style-name="Standard">Encoder output index 425 -&gt; 1</text:p>
      <text:p text:style-name="Standard">Encoder output index 426 -&gt; 1</text:p>
      <text:p text:style-name="Standard">Encoder output index 427 -&gt; 1</text:p>
      <text:p text:style-name="Standard">Encoder output index 428 -&gt; 0</text:p>
      <text:p text:style-name="Standard">Encoder output index 429 -&gt; 0</text:p>
      <text:p text:style-name="Standard">Encoder output index 430 -&gt; 0</text:p>
      <text:p text:style-name="Standard">Encoder output index 431 -&gt; 1</text:p>
      <text:p text:style-name="Standard">Encoder output index 432 -&gt; 0</text:p>
      <text:p text:style-name="Standard"><text:soft-page-break/>Encoder output index 433 -&gt; 0</text:p>
      <text:p text:style-name="Standard">Encoder output index 434 -&gt; 1</text:p>
      <text:p text:style-name="Standard">Encoder output index 435 -&gt; 1</text:p>
      <text:p text:style-name="Standard">Encoder output index 436 -&gt; 1</text:p>
      <text:p text:style-name="Standard">Encoder output index 437 -&gt; 0</text:p>
      <text:p text:style-name="Standard">Encoder output index 438 -&gt; 1</text:p>
      <text:p text:style-name="Standard">Encoder output index 439 -&gt; 1</text:p>
      <text:p text:style-name="Standard">Encoder output index 440 -&gt; 1</text:p>
      <text:p text:style-name="Standard">Encoder output index 441 -&gt; 1</text:p>
      <text:p text:style-name="Standard">Encoder output index 442 -&gt; 1</text:p>
      <text:p text:style-name="Standard">Encoder output index 443 -&gt; 1</text:p>
      <text:p text:style-name="Standard">Encoder output index 444 -&gt; 0</text:p>
      <text:p text:style-name="Standard">Encoder output index 445 -&gt; 1</text:p>
      <text:p text:style-name="Standard">Encoder output index 446 -&gt; 1</text:p>
      <text:p text:style-name="Standard">Encoder output index 447 -&gt; 1</text:p>
      <text:p text:style-name="Standard">Encoder output index 448 -&gt; 1</text:p>
      <text:p text:style-name="Standard">Encoder output index 449 -&gt; 0</text:p>
      <text:p text:style-name="Standard">Encoder output index 450 -&gt; 1</text:p>
      <text:p text:style-name="Standard">Encoder output index 451 -&gt; 0</text:p>
      <text:p text:style-name="Standard">Encoder output index 452 -&gt; 1</text:p>
      <text:p text:style-name="Standard">Encoder output index 453 -&gt; 1</text:p>
      <text:p text:style-name="Standard">Encoder output index 454 -&gt; 0</text:p>
      <text:p text:style-name="Standard">Encoder output index 455 -&gt; 0</text:p>
      <text:p text:style-name="Standard">Encoder output index 456 -&gt; 1</text:p>
      <text:p text:style-name="Standard">Encoder output index 457 -&gt; 1</text:p>
      <text:p text:style-name="Standard">Encoder output index 458 -&gt; 0</text:p>
      <text:p text:style-name="Standard">Encoder output index 459 -&gt; 0</text:p>
      <text:p text:style-name="Standard">Encoder output index 460 -&gt; 0</text:p>
      <text:p text:style-name="Standard">Encoder output index 461 -&gt; 1</text:p>
      <text:p text:style-name="Standard">Encoder output index 462 -&gt; 0</text:p>
      <text:p text:style-name="Standard">Encoder output index 463 -&gt; 1</text:p>
      <text:p text:style-name="Standard">Encoder output index 464 -&gt; 0</text:p>
      <text:p text:style-name="Standard">Encoder output index 465 -&gt; 1</text:p>
      <text:p text:style-name="Standard">Encoder output index 466 -&gt; 1</text:p>
      <text:p text:style-name="Standard">Encoder output index 467 -&gt; 1</text:p>
      <text:p text:style-name="Standard">Encoder output index 468 -&gt; 0</text:p>
      <text:p text:style-name="Standard">Encoder output index 469 -&gt; 1</text:p>
      <text:p text:style-name="Standard">Encoder output index 470 -&gt; 0</text:p>
      <text:p text:style-name="Standard">Encoder output index 471 -&gt; 1</text:p>
      <text:p text:style-name="Standard">Encoder output index 472 -&gt; 0</text:p>
      <text:p text:style-name="Standard">Encoder output index 473 -&gt; 1</text:p>
      <text:p text:style-name="Standard">Encoder output index 474 -&gt; 0</text:p>
      <text:p text:style-name="Standard">Encoder output index 475 -&gt; 0</text:p>
      <text:p text:style-name="Standard">Encoder output index 476 -&gt; 0</text:p>
      <text:p text:style-name="Standard">Encoder output index 477 -&gt; 1</text:p>
      <text:p text:style-name="Standard">Encoder output index 478 -&gt; 1</text:p>
      <text:p text:style-name="Standard">Encoder output index 479 -&gt; 1</text:p>
      <text:p text:style-name="Standard">Encoder output index 480 -&gt; 0</text:p>
      <text:p text:style-name="Standard">Encoder output index 481 -&gt; 1</text:p>
      <text:p text:style-name="Standard">Encoder output index 482 -&gt; 1</text:p>
      <text:p text:style-name="Standard">Encoder output index 483 -&gt; 0</text:p>
      <text:p text:style-name="Standard">Encoder output index 484 -&gt; 0</text:p>
      <text:p text:style-name="Standard"><text:soft-page-break/>Encoder output index 485 -&gt; 1</text:p>
      <text:p text:style-name="Standard">Encoder output index 486 -&gt; 1</text:p>
      <text:p text:style-name="Standard">Encoder output index 487 -&gt; 0</text:p>
      <text:p text:style-name="Standard">Encoder output index 488 -&gt; 1</text:p>
      <text:p text:style-name="Standard">Encoder output index 489 -&gt; 1</text:p>
      <text:p text:style-name="Standard">Encoder output index 490 -&gt; 1</text:p>
      <text:p text:style-name="Standard">Encoder output index 491 -&gt; 1</text:p>
      <text:p text:style-name="Standard">Encoder output index 492 -&gt; 1</text:p>
      <text:p text:style-name="Standard">Encoder output index 493 -&gt; 0</text:p>
      <text:p text:style-name="Standard">Encoder output index 494 -&gt; 0</text:p>
      <text:p text:style-name="Standard">Encoder output index 495 -&gt; 0</text:p>
      <text:p text:style-name="Standard">Encoder output index 496 -&gt; 1</text:p>
      <text:p text:style-name="Standard">Encoder output index 497 -&gt; 1</text:p>
      <text:p text:style-name="Standard">Encoder output index 498 -&gt; 0</text:p>
      <text:p text:style-name="Standard">Encoder output index 499 -&gt; 1</text:p>
      <text:p text:style-name="Standard">Encoder output index 500 -&gt; 1</text:p>
      <text:p text:style-name="Standard">Encoder output index 501 -&gt; 1</text:p>
      <text:p text:style-name="Standard">Encoder output index 502 -&gt; 0</text:p>
      <text:p text:style-name="Standard">Encoder output index 503 -&gt; 1</text:p>
      <text:p text:style-name="Standard">Encoder output index 504 -&gt; 1</text:p>
      <text:p text:style-name="Standard">Encoder output index 505 -&gt; 0</text:p>
      <text:p text:style-name="Standard">Encoder output index 506 -&gt; 1</text:p>
      <text:p text:style-name="Standard">Encoder output index 507 -&gt; 1</text:p>
      <text:p text:style-name="Standard">Encoder output index 508 -&gt; 1</text:p>
      <text:p text:style-name="Standard">Encoder output index 509 -&gt; 0</text:p>
      <text:p text:style-name="Standard">Encoder output index 510 -&gt; 1</text:p>
      <text:p text:style-name="Standard">Encoder output index 511 -&gt; 1</text:p>
      <text:p text:style-name="Standard">Encoder output index 512 -&gt; 0</text:p>
      <text:p text:style-name="Standard">Encoder output index 513 -&gt; 1</text:p>
      <text:p text:style-name="Standard">Encoder output index 514 -&gt; 0</text:p>
      <text:p text:style-name="Standard">Encoder output index 515 -&gt; 1</text:p>
      <text:p text:style-name="Standard">Encoder output index 516 -&gt; 0</text:p>
      <text:p text:style-name="Standard">Encoder output index 517 -&gt; 1</text:p>
      <text:p text:style-name="Standard">Encoder output index 518 -&gt; 0</text:p>
      <text:p text:style-name="Standard">Encoder output index 519 -&gt; 1</text:p>
      <text:p text:style-name="Standard">Encoder output index 520 -&gt; 0</text:p>
      <text:p text:style-name="Standard">Encoder output index 521 -&gt; 1</text:p>
      <text:p text:style-name="Standard">Encoder output index 522 -&gt; 1</text:p>
      <text:p text:style-name="Standard">Encoder output index 523 -&gt; 0</text:p>
      <text:p text:style-name="Standard">Encoder output index 524 -&gt; 1</text:p>
      <text:p text:style-name="Standard">Encoder output index 525 -&gt; 0</text:p>
      <text:p text:style-name="Standard">Encoder output index 526 -&gt; 1</text:p>
      <text:p text:style-name="Standard">Encoder output index 527 -&gt; 1</text:p>
      <text:p text:style-name="Standard">Encoder output index 528 -&gt; 1</text:p>
      <text:p text:style-name="Standard">Encoder output index 529 -&gt; 1</text:p>
      <text:p text:style-name="Standard">Encoder output index 530 -&gt; 1</text:p>
      <text:p text:style-name="Standard">Encoder output index 531 -&gt; 0</text:p>
      <text:p text:style-name="Standard">Encoder output index 532 -&gt; 1</text:p>
      <text:p text:style-name="Standard">Encoder output index 533 -&gt; 1</text:p>
      <text:p text:style-name="Standard">Encoder output index 534 -&gt; 0</text:p>
      <text:p text:style-name="Standard">Encoder output index 535 -&gt; 0</text:p>
      <text:p text:style-name="Standard">Encoder output index 536 -&gt; 1</text:p>
      <text:p text:style-name="Standard"><text:soft-page-break/>Encoder output index 537 -&gt; 0</text:p>
      <text:p text:style-name="Standard">Encoder output index 538 -&gt; 0</text:p>
      <text:p text:style-name="Standard">Encoder output index 539 -&gt; 1</text:p>
      <text:p text:style-name="Standard">Encoder output index 540 -&gt; 0</text:p>
      <text:p text:style-name="Standard">Encoder output index 541 -&gt; 1</text:p>
      <text:p text:style-name="Standard">Encoder output index 542 -&gt; 1</text:p>
      <text:p text:style-name="Standard">Encoder output index 543 -&gt; 1</text:p>
      <text:p text:style-name="Standard">Encoder output index 544 -&gt; 0</text:p>
      <text:p text:style-name="Standard">Encoder output index 545 -&gt; 0</text:p>
      <text:p text:style-name="Standard">Encoder output index 546 -&gt; 1</text:p>
      <text:p text:style-name="Standard">Encoder output index 547 -&gt; 0</text:p>
      <text:p text:style-name="Standard">Encoder output index 548 -&gt; 1</text:p>
      <text:p text:style-name="Standard">Encoder output index 549 -&gt; 0</text:p>
      <text:p text:style-name="Standard">Encoder output index 550 -&gt; 0</text:p>
      <text:p text:style-name="Standard">Encoder output index 551 -&gt; 1</text:p>
      <text:p text:style-name="Standard">Encoder output index 552 -&gt; 1</text:p>
      <text:p text:style-name="Standard">Encoder output index 553 -&gt; 1</text:p>
      <text:p text:style-name="Standard">Encoder output index 554 -&gt; 0</text:p>
      <text:p text:style-name="Standard">Encoder output index 555 -&gt; 1</text:p>
      <text:p text:style-name="Standard">Encoder output index 556 -&gt; 0</text:p>
      <text:p text:style-name="Standard">Encoder output index 557 -&gt; 1</text:p>
      <text:p text:style-name="Standard">Encoder output index 558 -&gt; 0</text:p>
      <text:p text:style-name="Standard">Encoder output index 559 -&gt; 1</text:p>
      <text:p text:style-name="Standard">Encoder output index 560 -&gt; 0</text:p>
      <text:p text:style-name="Standard">Encoder output index 561 -&gt; 0</text:p>
      <text:p text:style-name="Standard">Encoder output index 562 -&gt; 1</text:p>
      <text:p text:style-name="Standard">Encoder output index 563 -&gt; 0</text:p>
      <text:p text:style-name="Standard">Encoder output index 564 -&gt; 0</text:p>
      <text:p text:style-name="Standard">Encoder output index 565 -&gt; 0</text:p>
      <text:p text:style-name="Standard">Encoder output index 566 -&gt; 1</text:p>
      <text:p text:style-name="Standard">Encoder output index 567 -&gt; 0</text:p>
      <text:p text:style-name="Standard">Encoder output index 568 -&gt; 1</text:p>
      <text:p text:style-name="Standard">Encoder output index 569 -&gt; 1</text:p>
      <text:p text:style-name="Standard">Encoder output index 570 -&gt; 0</text:p>
      <text:p text:style-name="Standard">Encoder output index 571 -&gt; 1</text:p>
      <text:p text:style-name="Standard">Encoder output index 572 -&gt; 0</text:p>
      <text:p text:style-name="Standard">Encoder output index 573 -&gt; 0</text:p>
      <text:p text:style-name="Standard">Encoder output index 574 -&gt; 1</text:p>
      <text:p text:style-name="Standard">Encoder output index 575 -&gt; 1</text:p>
      <text:p text:style-name="Standard">Encoder output index 576 -&gt; 0</text:p>
      <text:p text:style-name="Standard">Encoder output index 577 -&gt; 1</text:p>
      <text:p text:style-name="Standard">Encoder output index 578 -&gt; 0</text:p>
      <text:p text:style-name="Standard">Encoder output index 579 -&gt; 1</text:p>
      <text:p text:style-name="Standard">Encoder output index 580 -&gt; 1</text:p>
      <text:p text:style-name="Standard">Encoder output index 581 -&gt; 1</text:p>
      <text:p text:style-name="Standard">Encoder output index 582 -&gt; 0</text:p>
      <text:p text:style-name="Standard">Encoder output index 583 -&gt; 0</text:p>
      <text:p text:style-name="Standard">Encoder output index 584 -&gt; 0</text:p>
      <text:p text:style-name="Standard">Encoder output index 585 -&gt; 0</text:p>
      <text:p text:style-name="Standard">Encoder output index 586 -&gt; 0</text:p>
      <text:p text:style-name="Standard">Encoder output index 587 -&gt; 1</text:p>
      <text:p text:style-name="Standard">Encoder output index 588 -&gt; 1</text:p>
      <text:p text:style-name="Standard"><text:soft-page-break/>Encoder output index 589 -&gt; 1</text:p>
      <text:p text:style-name="Standard">Encoder output index 590 -&gt; 1</text:p>
      <text:p text:style-name="Standard">Encoder output index 591 -&gt; 0</text:p>
      <text:p text:style-name="Standard">Encoder output index 592 -&gt; 0</text:p>
      <text:p text:style-name="Standard">Encoder output index 593 -&gt; 1</text:p>
      <text:p text:style-name="Standard">Encoder output index 594 -&gt; 0</text:p>
      <text:p text:style-name="Standard">Encoder output index 595 -&gt; 0</text:p>
      <text:p text:style-name="Standard">Encoder output index 596 -&gt; 1</text:p>
      <text:p text:style-name="Standard">Encoder output index 597 -&gt; 0</text:p>
      <text:p text:style-name="Standard">Encoder output index 598 -&gt; 0</text:p>
      <text:p text:style-name="Standard">Encoder output index 599 -&gt; 1</text:p>
      <text:p text:style-name="Standard">Encoder output index 600 -&gt; 0</text:p>
      <text:p text:style-name="Standard">Encoder output index 601 -&gt; 1</text:p>
      <text:p text:style-name="Standard">Encoder output index 602 -&gt; 1</text:p>
      <text:p text:style-name="Standard">Encoder output index 603 -&gt; 1</text:p>
      <text:p text:style-name="Standard">Encoder output index 604 -&gt; 0</text:p>
      <text:p text:style-name="Standard">Encoder output index 605 -&gt; 1</text:p>
      <text:p text:style-name="Standard">Encoder output index 606 -&gt; 1</text:p>
      <text:p text:style-name="Standard">Encoder output index 607 -&gt; 1</text:p>
      <text:p text:style-name="Standard">Encoder output index 608 -&gt; 0</text:p>
      <text:p text:style-name="Standard">Encoder output index 609 -&gt; 0</text:p>
      <text:p text:style-name="Standard">Encoder output index 610 -&gt; 0</text:p>
      <text:p text:style-name="Standard">Encoder output index 611 -&gt; 1</text:p>
      <text:p text:style-name="Standard">Encoder output index 612 -&gt; 0</text:p>
      <text:p text:style-name="Standard">Encoder output index 613 -&gt; 0</text:p>
      <text:p text:style-name="Standard">Encoder output index 614 -&gt; 0</text:p>
      <text:p text:style-name="Standard">Encoder output index 615 -&gt; 1</text:p>
      <text:p text:style-name="Standard">Encoder output index 616 -&gt; 1</text:p>
      <text:p text:style-name="Standard">Encoder output index 617 -&gt; 0</text:p>
      <text:p text:style-name="Standard">Encoder output index 618 -&gt; 0</text:p>
      <text:p text:style-name="Standard">Encoder output index 619 -&gt; 0</text:p>
      <text:p text:style-name="Standard">Encoder output index 620 -&gt; 1</text:p>
      <text:p text:style-name="Standard">Encoder output index 621 -&gt; 0</text:p>
      <text:p text:style-name="Standard">Encoder output index 622 -&gt; 0</text:p>
      <text:p text:style-name="Standard">Encoder output index 623 -&gt; 0</text:p>
      <text:p text:style-name="Standard">Encoder output index 624 -&gt; 1</text:p>
      <text:p text:style-name="Standard">Encoder output index 625 -&gt; 0</text:p>
      <text:p text:style-name="Standard">Encoder output index 626 -&gt; 0</text:p>
      <text:p text:style-name="Standard">Encoder output index 627 -&gt; 1</text:p>
      <text:p text:style-name="Standard">Encoder output index 628 -&gt; 1</text:p>
      <text:p text:style-name="Standard">Encoder output index 629 -&gt; 1</text:p>
      <text:p text:style-name="Standard">Encoder output index 630 -&gt; 1</text:p>
      <text:p text:style-name="Standard">Encoder output index 631 -&gt; 0</text:p>
      <text:p text:style-name="Standard">Encoder output index 632 -&gt; 1</text:p>
      <text:p text:style-name="Standard">Encoder output index 633 -&gt; 1</text:p>
      <text:p text:style-name="Standard">Encoder output index 634 -&gt; 0</text:p>
      <text:p text:style-name="Standard">Encoder output index 635 -&gt; 0</text:p>
      <text:p text:style-name="Standard">Encoder output index 636 -&gt; 0</text:p>
      <text:p text:style-name="Standard">Encoder output index 637 -&gt; 0</text:p>
      <text:p text:style-name="Standard">Encoder output index 638 -&gt; 1</text:p>
      <text:p text:style-name="Standard">Encoder output index 639 -&gt; 0</text:p>
      <text:p text:style-name="Standard">Encoder output index 640 -&gt; 0</text:p>
      <text:p text:style-name="Standard"><text:soft-page-break/>Encoder output index 641 -&gt; 0</text:p>
      <text:p text:style-name="Standard">Encoder output index 642 -&gt; 0</text:p>
      <text:p text:style-name="Standard">Encoder output index 643 -&gt; 1</text:p>
      <text:p text:style-name="Standard">Encoder output index 644 -&gt; 0</text:p>
      <text:p text:style-name="Standard">Encoder output index 645 -&gt; 1</text:p>
      <text:p text:style-name="Standard">Encoder output index 646 -&gt; 0</text:p>
      <text:p text:style-name="Standard">Encoder output index 647 -&gt; 0</text:p>
      <text:p text:style-name="Standard">Frame 0, Y_N[0] = -1.458890</text:p>
      <text:p text:style-name="Standard">Frame 0, Y_N[1] = 0.443125</text:p>
      <text:p text:style-name="Standard">Frame 0, Y_N[2] = -0.961949</text:p>
      <text:p text:style-name="Standard">Frame 0, Y_N[3] = -1.260559</text:p>
      <text:p text:style-name="Standard">Frame 0, Y_N[4] = 1.126227</text:p>
      <text:p text:style-name="Standard">Frame 0, Y_N[5] = 1.278924</text:p>
      <text:p text:style-name="Standard">Frame 0, Y_N[6] = 1.571915</text:p>
      <text:p text:style-name="Standard">Frame 0, Y_N[7] = 1.548459</text:p>
      <text:p text:style-name="Standard">Frame 0, Y_N[8] = -0.783580</text:p>
      <text:p text:style-name="Standard">Frame 0, Y_N[9] = -0.357464</text:p>
      <text:p text:style-name="Standard">Frame 0, Y_N[10] = 0.809067</text:p>
      <text:p text:style-name="Standard">Frame 0, Y_N[11] = -1.593395</text:p>
      <text:p text:style-name="Standard">Frame 0, Y_N[12] = -0.738575</text:p>
      <text:p text:style-name="Standard">Frame 0, Y_N[13] = -0.734504</text:p>
      <text:p text:style-name="Standard">Frame 0, Y_N[14] = 1.359672</text:p>
      <text:p text:style-name="Standard">Frame 0, Y_N[15] = 0.686464</text:p>
      <text:p text:style-name="Standard">Frame 0, Y_N[16] = -0.765017</text:p>
      <text:p text:style-name="Standard">Frame 0, Y_N[17] = -0.035862</text:p>
      <text:p text:style-name="Standard">Frame 0, Y_N[18] = 1.049024</text:p>
      <text:p text:style-name="Standard">Frame 0, Y_N[19] = -0.376389</text:p>
      <text:p text:style-name="Standard">Frame 0, Y_N[20] = -0.875907</text:p>
      <text:p text:style-name="Standard">Frame 0, Y_N[21] = 1.499202</text:p>
      <text:p text:style-name="Standard">Frame 0, Y_N[22] = 1.002985</text:p>
      <text:p text:style-name="Standard">Frame 0, Y_N[23] = -0.903307</text:p>
      <text:p text:style-name="Standard">Frame 0, Y_N[24] = -0.642753</text:p>
      <text:p text:style-name="Standard">Frame 0, Y_N[25] = -0.723570</text:p>
      <text:p text:style-name="Standard">Frame 0, Y_N[26] = -1.011754</text:p>
      <text:p text:style-name="Standard">Frame 0, Y_N[27] = 1.977619</text:p>
      <text:p text:style-name="Standard">Frame 0, Y_N[28] = -1.483436</text:p>
      <text:p text:style-name="Standard">Frame 0, Y_N[29] = -0.828981</text:p>
      <text:p text:style-name="Standard">Frame 0, Y_N[30] = -0.658296</text:p>
      <text:p text:style-name="Standard">Frame 0, Y_N[31] = 0.589565</text:p>
      <text:p text:style-name="Standard">Frame 0, Y_N[32] = -0.806531</text:p>
      <text:p text:style-name="Standard">Frame 0, Y_N[33] = -0.845449</text:p>
      <text:p text:style-name="Standard">Frame 0, Y_N[34] = 1.787540</text:p>
      <text:p text:style-name="Standard">Frame 0, Y_N[35] = -1.444179</text:p>
      <text:p text:style-name="Standard">Frame 0, Y_N[36] = 0.532170</text:p>
      <text:p text:style-name="Standard">Frame 0, Y_N[37] = 0.925626</text:p>
      <text:p text:style-name="Standard">Frame 0, Y_N[38] = -1.216457</text:p>
      <text:p text:style-name="Standard">Frame 0, Y_N[39] = -0.782585</text:p>
      <text:p text:style-name="Standard">Frame 0, Y_N[40] = -1.073982</text:p>
      <text:p text:style-name="Standard">Frame 0, Y_N[41] = 0.591869</text:p>
      <text:p text:style-name="Standard">Frame 0, Y_N[42] = 1.295190</text:p>
      <text:p text:style-name="Standard">Frame 0, Y_N[43] = -0.677659</text:p>
      <text:p text:style-name="Standard">Frame 0, Y_N[44] = 0.595001</text:p>
      <text:p text:style-name="Standard"><text:soft-page-break/>Frame 0, Y_N[45] = -1.174734</text:p>
      <text:p text:style-name="Standard">Frame 0, Y_N[46] = 1.435479</text:p>
      <text:p text:style-name="Standard">Frame 0, Y_N[47] = -2.073358</text:p>
      <text:p text:style-name="Standard">Frame 0, Y_N[48] = 0.819411</text:p>
      <text:p text:style-name="Standard">Frame 0, Y_N[49] = 0.137277</text:p>
      <text:p text:style-name="Standard">Frame 0, Y_N[50] = 0.351122</text:p>
      <text:p text:style-name="Standard">Frame 0, Y_N[51] = -0.375231</text:p>
      <text:p text:style-name="Standard">Frame 0, Y_N[52] = -0.644828</text:p>
      <text:p text:style-name="Standard">Frame 0, Y_N[53] = -1.199667</text:p>
      <text:p text:style-name="Standard">Frame 0, Y_N[54] = 1.145195</text:p>
      <text:p text:style-name="Standard">Frame 0, Y_N[55] = -0.781350</text:p>
      <text:p text:style-name="Standard">Frame 0, Y_N[56] = 0.920035</text:p>
      <text:p text:style-name="Standard">Frame 0, Y_N[57] = -1.074884</text:p>
      <text:p text:style-name="Standard">Frame 0, Y_N[58] = -0.616837</text:p>
      <text:p text:style-name="Standard">Frame 0, Y_N[59] = 1.724108</text:p>
      <text:p text:style-name="Standard">Frame 0, Y_N[60] = 0.796614</text:p>
      <text:p text:style-name="Standard">Frame 0, Y_N[61] = 1.070252</text:p>
      <text:p text:style-name="Standard">Frame 0, Y_N[62] = 1.485786</text:p>
      <text:p text:style-name="Standard">Frame 0, Y_N[63] = -0.667483</text:p>
      <text:p text:style-name="Standard">Frame 0, Y_N[64] = 1.331062</text:p>
      <text:p text:style-name="Standard">Frame 0, Y_N[65] = -0.736318</text:p>
      <text:p text:style-name="Standard">Frame 0, Y_N[66] = -0.973465</text:p>
      <text:p text:style-name="Standard">Frame 0, Y_N[67] = -1.115371</text:p>
      <text:p text:style-name="Standard">Frame 0, Y_N[68] = -0.552536</text:p>
      <text:p text:style-name="Standard">Frame 0, Y_N[69] = 1.661684</text:p>
      <text:p text:style-name="Standard">Frame 0, Y_N[70] = -1.419253</text:p>
      <text:p text:style-name="Standard">Frame 0, Y_N[71] = -1.678961</text:p>
      <text:p text:style-name="Standard">Frame 0, Y_N[72] = 0.838411</text:p>
      <text:p text:style-name="Standard">Frame 0, Y_N[73] = -1.467659</text:p>
      <text:p text:style-name="Standard">Frame 0, Y_N[74] = 0.615183</text:p>
      <text:p text:style-name="Standard">Frame 0, Y_N[75] = -0.006376</text:p>
      <text:p text:style-name="Standard">Frame 0, Y_N[76] = -0.897285</text:p>
      <text:p text:style-name="Standard">Frame 0, Y_N[77] = 0.965261</text:p>
      <text:p text:style-name="Standard">Frame 0, Y_N[78] = -1.294795</text:p>
      <text:p text:style-name="Standard">Frame 0, Y_N[79] = 0.883257</text:p>
      <text:p text:style-name="Standard">Frame 0, Y_N[80] = -0.906323</text:p>
      <text:p text:style-name="Standard">Frame 0, Y_N[81] = -1.652230</text:p>
      <text:p text:style-name="Standard">Frame 0, Y_N[82] = 0.815561</text:p>
      <text:p text:style-name="Standard">Frame 0, Y_N[83] = -0.485560</text:p>
      <text:p text:style-name="Standard">Frame 0, Y_N[84] = -0.660529</text:p>
      <text:p text:style-name="Standard">Frame 0, Y_N[85] = -1.146221</text:p>
      <text:p text:style-name="Standard">Frame 0, Y_N[86] = 1.133266</text:p>
      <text:p text:style-name="Standard">Frame 0, Y_N[87] = -0.663644</text:p>
      <text:p text:style-name="Standard">Frame 0, Y_N[88] = -1.123699</text:p>
      <text:p text:style-name="Standard">Frame 0, Y_N[89] = 0.987422</text:p>
      <text:p text:style-name="Standard">Frame 0, Y_N[90] = 1.542637</text:p>
      <text:p text:style-name="Standard">Frame 0, Y_N[91] = 1.367162</text:p>
      <text:p text:style-name="Standard">Frame 0, Y_N[92] = -1.608370</text:p>
      <text:p text:style-name="Standard">Frame 0, Y_N[93] = -1.713085</text:p>
      <text:p text:style-name="Standard">Frame 0, Y_N[94] = 0.311362</text:p>
      <text:p text:style-name="Standard">Frame 0, Y_N[95] = 0.868799</text:p>
      <text:p text:style-name="Standard">Frame 0, Y_N[96] = 0.962691</text:p>
      <text:p text:style-name="Standard"><text:soft-page-break/>Frame 0, Y_N[97] = 1.387694</text:p>
      <text:p text:style-name="Standard">Frame 0, Y_N[98] = -1.193695</text:p>
      <text:p text:style-name="Standard">Frame 0, Y_N[99] = 0.378740</text:p>
      <text:p text:style-name="Standard">Frame 0, Y_N[100] = 0.885792</text:p>
      <text:p text:style-name="Standard">Frame 0, Y_N[101] = 0.652615</text:p>
      <text:p text:style-name="Standard">Frame 0, Y_N[102] = 0.798907</text:p>
      <text:p text:style-name="Standard">Frame 0, Y_N[103] = 1.883683</text:p>
      <text:p text:style-name="Standard">Frame 0, Y_N[104] = 1.048838</text:p>
      <text:p text:style-name="Standard">Frame 0, Y_N[105] = -1.193933</text:p>
      <text:p text:style-name="Standard">Frame 0, Y_N[106] = -0.403438</text:p>
      <text:p text:style-name="Standard">Frame 0, Y_N[107] = -0.472573</text:p>
      <text:p text:style-name="Standard">Frame 0, Y_N[108] = 1.086252</text:p>
      <text:p text:style-name="Standard">Frame 0, Y_N[109] = -1.404151</text:p>
      <text:p text:style-name="Standard">Frame 0, Y_N[110] = -1.084316</text:p>
      <text:p text:style-name="Standard">Frame 0, Y_N[111] = 0.786320</text:p>
      <text:p text:style-name="Standard">Frame 0, Y_N[112] = -1.064048</text:p>
      <text:p text:style-name="Standard">Frame 0, Y_N[113] = 0.463455</text:p>
      <text:p text:style-name="Standard">Frame 0, Y_N[114] = 0.645295</text:p>
      <text:p text:style-name="Standard">Frame 0, Y_N[115] = -1.596200</text:p>
      <text:p text:style-name="Standard">Frame 0, Y_N[116] = -1.250814</text:p>
      <text:p text:style-name="Standard">Frame 0, Y_N[117] = 1.316896</text:p>
      <text:p text:style-name="Standard">Frame 0, Y_N[118] = -1.003715</text:p>
      <text:p text:style-name="Standard">Frame 0, Y_N[119] = -1.660154</text:p>
      <text:p text:style-name="Standard">Frame 0, Y_N[120] = 0.919122</text:p>
      <text:p text:style-name="Standard">Frame 0, Y_N[121] = 1.496503</text:p>
      <text:p text:style-name="Standard">Frame 0, Y_N[122] = 1.704001</text:p>
      <text:p text:style-name="Standard">Frame 0, Y_N[123] = -0.525402</text:p>
      <text:p text:style-name="Standard">Frame 0, Y_N[124] = -0.928132</text:p>
      <text:p text:style-name="Standard">Frame 0, Y_N[125] = -0.617971</text:p>
      <text:p text:style-name="Standard">Frame 0, Y_N[126] = 1.591999</text:p>
      <text:p text:style-name="Standard">Frame 0, Y_N[127] = -0.523480</text:p>
      <text:p text:style-name="Standard">Frame 0, Y_N[128] = 1.956742</text:p>
      <text:p text:style-name="Standard">Frame 0, Y_N[129] = -1.262267</text:p>
      <text:p text:style-name="Standard">Frame 0, Y_N[130] = -0.112763</text:p>
      <text:p text:style-name="Standard">Frame 0, Y_N[131] = -0.284238</text:p>
      <text:p text:style-name="Standard">Frame 0, Y_N[132] = -0.590563</text:p>
      <text:p text:style-name="Standard">Frame 0, Y_N[133] = -0.048708</text:p>
      <text:p text:style-name="Standard">Frame 0, Y_N[134] = 1.031110</text:p>
      <text:p text:style-name="Standard">Frame 0, Y_N[135] = 1.632057</text:p>
      <text:p text:style-name="Standard">Frame 0, Y_N[136] = 1.445462</text:p>
      <text:p text:style-name="Standard">Frame 0, Y_N[137] = -0.793630</text:p>
      <text:p text:style-name="Standard">Frame 0, Y_N[138] = 0.873910</text:p>
      <text:p text:style-name="Standard">Frame 0, Y_N[139] = 1.498913</text:p>
      <text:p text:style-name="Standard">Frame 0, Y_N[140] = -1.140184</text:p>
      <text:p text:style-name="Standard">Frame 0, Y_N[141] = -0.712533</text:p>
      <text:p text:style-name="Standard">Frame 0, Y_N[142] = 1.063586</text:p>
      <text:p text:style-name="Standard">Frame 0, Y_N[143] = 0.808080</text:p>
      <text:p text:style-name="Standard">Frame 0, Y_N[144] = -1.310430</text:p>
      <text:p text:style-name="Standard">Frame 0, Y_N[145] = -0.806480</text:p>
      <text:p text:style-name="Standard">Frame 0, Y_N[146] = -0.098369</text:p>
      <text:p text:style-name="Standard">Frame 0, Y_N[147] = 1.004252</text:p>
      <text:p text:style-name="Standard">Frame 0, Y_N[148] = 1.541194</text:p>
      <text:p text:style-name="Standard"><text:soft-page-break/>Frame 0, Y_N[149] = 1.624547</text:p>
      <text:p text:style-name="Standard">Frame 0, Y_N[150] = 0.608452</text:p>
      <text:p text:style-name="Standard">Frame 0, Y_N[151] = -1.226862</text:p>
      <text:p text:style-name="Standard">Frame 0, Y_N[152] = -1.023549</text:p>
      <text:p text:style-name="Standard">Frame 0, Y_N[153] = 0.867763</text:p>
      <text:p text:style-name="Standard">Frame 0, Y_N[154] = -0.560926</text:p>
      <text:p text:style-name="Standard">Frame 0, Y_N[155] = -1.238448</text:p>
      <text:p text:style-name="Standard">Frame 0, Y_N[156] = 0.472311</text:p>
      <text:p text:style-name="Standard">Frame 0, Y_N[157] = -1.257583</text:p>
      <text:p text:style-name="Standard">Frame 0, Y_N[158] = -0.725887</text:p>
      <text:p text:style-name="Standard">Frame 0, Y_N[159] = 1.522854</text:p>
      <text:p text:style-name="Standard">Frame 0, Y_N[160] = -1.010001</text:p>
      <text:p text:style-name="Standard">Frame 0, Y_N[161] = -0.840356</text:p>
      <text:p text:style-name="Standard">Frame 0, Y_N[162] = 1.294935</text:p>
      <text:p text:style-name="Standard">Frame 0, Y_N[163] = 1.481701</text:p>
      <text:p text:style-name="Standard">Frame 0, Y_N[164] = -0.566364</text:p>
      <text:p text:style-name="Standard">Frame 0, Y_N[165] = 0.649431</text:p>
      <text:p text:style-name="Standard">Frame 0, Y_N[166] = -1.935035</text:p>
      <text:p text:style-name="Standard">Frame 0, Y_N[167] = -1.678652</text:p>
      <text:p text:style-name="Standard">Frame 0, Y_N[168] = -1.270979</text:p>
      <text:p text:style-name="Standard">Frame 0, Y_N[169] = 1.357833</text:p>
      <text:p text:style-name="Standard">Frame 0, Y_N[170] = -1.365703</text:p>
      <text:p text:style-name="Standard">Frame 0, Y_N[171] = 1.037587</text:p>
      <text:p text:style-name="Standard">Frame 0, Y_N[172] = -0.895769</text:p>
      <text:p text:style-name="Standard">Frame 0, Y_N[173] = -0.488642</text:p>
      <text:p text:style-name="Standard">Frame 0, Y_N[174] = -0.834405</text:p>
      <text:p text:style-name="Standard">Frame 0, Y_N[175] = -0.318392</text:p>
      <text:p text:style-name="Standard">Frame 0, Y_N[176] = 0.561292</text:p>
      <text:p text:style-name="Standard">Frame 0, Y_N[177] = 1.200376</text:p>
      <text:p text:style-name="Standard">Frame 0, Y_N[178] = -1.673035</text:p>
      <text:p text:style-name="Standard">Frame 0, Y_N[179] = 1.505554</text:p>
      <text:p text:style-name="Standard">Frame 0, Y_N[180] = -0.394415</text:p>
      <text:p text:style-name="Standard">Frame 0, Y_N[181] = -1.366561</text:p>
      <text:p text:style-name="Standard">Frame 0, Y_N[182] = -1.546930</text:p>
      <text:p text:style-name="Standard">Frame 0, Y_N[183] = 1.138787</text:p>
      <text:p text:style-name="Standard">Frame 0, Y_N[184] = -0.366500</text:p>
      <text:p text:style-name="Standard">Frame 0, Y_N[185] = -0.628934</text:p>
      <text:p text:style-name="Standard">Frame 0, Y_N[186] = 1.487861</text:p>
      <text:p text:style-name="Standard">Frame 0, Y_N[187] = -0.997452</text:p>
      <text:p text:style-name="Standard">Frame 0, Y_N[188] = -1.254959</text:p>
      <text:p text:style-name="Standard">Frame 0, Y_N[189] = -1.473238</text:p>
      <text:p text:style-name="Standard">Frame 0, Y_N[190] = 1.429022</text:p>
      <text:p text:style-name="Standard">Frame 0, Y_N[191] = 1.120266</text:p>
      <text:p text:style-name="Standard">Frame 0, Y_N[192] = -1.254715</text:p>
      <text:p text:style-name="Standard">Frame 0, Y_N[193] = -1.118428</text:p>
      <text:p text:style-name="Standard">Frame 0, Y_N[194] = -1.160655</text:p>
      <text:p text:style-name="Standard">Frame 0, Y_N[195] = 1.152192</text:p>
      <text:p text:style-name="Standard">Frame 0, Y_N[196] = 1.167529</text:p>
      <text:p text:style-name="Standard">Frame 0, Y_N[197] = 0.540317</text:p>
      <text:p text:style-name="Standard">Frame 0, Y_N[198] = 0.884613</text:p>
      <text:p text:style-name="Standard">Frame 0, Y_N[199] = 1.642074</text:p>
      <text:p text:style-name="Standard">Frame 0, Y_N[200] = -0.913150</text:p>
      <text:p text:style-name="Standard"><text:soft-page-break/>Frame 0, Y_N[201] = 1.860304</text:p>
      <text:p text:style-name="Standard">Frame 0, Y_N[202] = 1.338223</text:p>
      <text:p text:style-name="Standard">Frame 0, Y_N[203] = 0.789228</text:p>
      <text:p text:style-name="Standard">Frame 0, Y_N[204] = 0.736582</text:p>
      <text:p text:style-name="Standard">Frame 0, Y_N[205] = -1.543085</text:p>
      <text:p text:style-name="Standard">Frame 0, Y_N[206] = -0.991906</text:p>
      <text:p text:style-name="Standard">Frame 0, Y_N[207] = 1.746560</text:p>
      <text:p text:style-name="Standard">Frame 0, Y_N[208] = -1.270942</text:p>
      <text:p text:style-name="Standard">Frame 0, Y_N[209] = -1.101071</text:p>
      <text:p text:style-name="Standard">Frame 0, Y_N[210] = -1.040394</text:p>
      <text:p text:style-name="Standard">Frame 0, Y_N[211] = -1.440171</text:p>
      <text:p text:style-name="Standard">Frame 0, Y_N[212] = 0.952204</text:p>
      <text:p text:style-name="Standard">Frame 0, Y_N[213] = -0.886789</text:p>
      <text:p text:style-name="Standard">Frame 0, Y_N[214] = 1.081533</text:p>
      <text:p text:style-name="Standard">Frame 0, Y_N[215] = 1.274360</text:p>
      <text:p text:style-name="Standard">Frame 0, Y_N[216] = 1.136917</text:p>
      <text:p text:style-name="Standard">Frame 0, Y_N[217] = -0.657300</text:p>
      <text:p text:style-name="Standard">Frame 0, Y_N[218] = 1.116800</text:p>
      <text:p text:style-name="Standard">Frame 0, Y_N[219] = -1.216706</text:p>
      <text:p text:style-name="Standard">Frame 0, Y_N[220] = -0.694665</text:p>
      <text:p text:style-name="Standard">Frame 0, Y_N[221] = 0.832040</text:p>
      <text:p text:style-name="Standard">Frame 0, Y_N[222] = -1.365361</text:p>
      <text:p text:style-name="Standard">Frame 0, Y_N[223] = 0.921007</text:p>
      <text:p text:style-name="Standard">Frame 0, Y_N[224] = -0.700908</text:p>
      <text:p text:style-name="Standard">Frame 0, Y_N[225] = -1.198227</text:p>
      <text:p text:style-name="Standard">Frame 0, Y_N[226] = -1.354777</text:p>
      <text:p text:style-name="Standard">Frame 0, Y_N[227] = -0.503766</text:p>
      <text:p text:style-name="Standard">Frame 0, Y_N[228] = -1.276245</text:p>
      <text:p text:style-name="Standard">Frame 0, Y_N[229] = 0.339025</text:p>
      <text:p text:style-name="Standard">Frame 0, Y_N[230] = -0.901629</text:p>
      <text:p text:style-name="Standard">Frame 0, Y_N[231] = 1.348922</text:p>
      <text:p text:style-name="Standard">Frame 0, Y_N[232] = 1.630051</text:p>
      <text:p text:style-name="Standard">Frame 0, Y_N[233] = 1.877258</text:p>
      <text:p text:style-name="Standard">Frame 0, Y_N[234] = -1.618120</text:p>
      <text:p text:style-name="Standard">Frame 0, Y_N[235] = 1.079167</text:p>
      <text:p text:style-name="Standard">Frame 0, Y_N[236] = 0.969075</text:p>
      <text:p text:style-name="Standard">Frame 0, Y_N[237] = 0.640339</text:p>
      <text:p text:style-name="Standard">Frame 0, Y_N[238] = 1.185366</text:p>
      <text:p text:style-name="Standard">Frame 0, Y_N[239] = 1.195906</text:p>
      <text:p text:style-name="Standard">Frame 0, Y_N[240] = 1.239381</text:p>
      <text:p text:style-name="Standard">Frame 0, Y_N[241] = 0.595285</text:p>
      <text:p text:style-name="Standard">Frame 0, Y_N[242] = -1.073413</text:p>
      <text:p text:style-name="Standard">Frame 0, Y_N[243] = 0.585899</text:p>
      <text:p text:style-name="Standard">Frame 0, Y_N[244] = 0.937899</text:p>
      <text:p text:style-name="Standard">Frame 0, Y_N[245] = -0.951462</text:p>
      <text:p text:style-name="Standard">Frame 0, Y_N[246] = -0.235062</text:p>
      <text:p text:style-name="Standard">Frame 0, Y_N[247] = 1.415718</text:p>
      <text:p text:style-name="Standard">Frame 0, Y_N[248] = 0.713755</text:p>
      <text:p text:style-name="Standard">Frame 0, Y_N[249] = 0.806703</text:p>
      <text:p text:style-name="Standard">Frame 0, Y_N[250] = 1.081480</text:p>
      <text:p text:style-name="Standard">Frame 0, Y_N[251] = -1.431831</text:p>
      <text:p text:style-name="Standard">Frame 0, Y_N[252] = 0.362383</text:p>
      <text:p text:style-name="Standard"><text:soft-page-break/>Frame 0, Y_N[253] = -1.473667</text:p>
      <text:p text:style-name="Standard">Frame 0, Y_N[254] = 1.025906</text:p>
      <text:p text:style-name="Standard">Frame 0, Y_N[255] = 1.665594</text:p>
      <text:p text:style-name="Standard">Frame 0, Y_N[256] = 0.794609</text:p>
      <text:p text:style-name="Standard">Frame 0, Y_N[257] = -1.034541</text:p>
      <text:p text:style-name="Standard">Frame 0, Y_N[258] = -0.449408</text:p>
      <text:p text:style-name="Standard">Frame 0, Y_N[259] = -0.928585</text:p>
      <text:p text:style-name="Standard">Frame 0, Y_N[260] = 0.589841</text:p>
      <text:p text:style-name="Standard">Frame 0, Y_N[261] = 1.485036</text:p>
      <text:p text:style-name="Standard">Frame 0, Y_N[262] = -1.097285</text:p>
      <text:p text:style-name="Standard">Frame 0, Y_N[263] = -0.612082</text:p>
      <text:p text:style-name="Standard">Frame 0, Y_N[264] = 1.363865</text:p>
      <text:p text:style-name="Standard">Frame 0, Y_N[265] = -1.243234</text:p>
      <text:p text:style-name="Standard">Frame 0, Y_N[266] = 0.067296</text:p>
      <text:p text:style-name="Standard">Frame 0, Y_N[267] = 1.474248</text:p>
      <text:p text:style-name="Standard">Frame 0, Y_N[268] = -0.642419</text:p>
      <text:p text:style-name="Standard">Frame 0, Y_N[269] = -0.820506</text:p>
      <text:p text:style-name="Standard">Frame 0, Y_N[270] = 0.328211</text:p>
      <text:p text:style-name="Standard">Frame 0, Y_N[271] = 2.002470</text:p>
      <text:p text:style-name="Standard">Frame 0, Y_N[272] = -0.135384</text:p>
      <text:p text:style-name="Standard">Frame 0, Y_N[273] = 1.243641</text:p>
      <text:p text:style-name="Standard">Frame 0, Y_N[274] = -1.382489</text:p>
      <text:p text:style-name="Standard">Frame 0, Y_N[275] = -1.423987</text:p>
      <text:p text:style-name="Standard">Frame 0, Y_N[276] = -0.807858</text:p>
      <text:p text:style-name="Standard">Frame 0, Y_N[277] = 0.251174</text:p>
      <text:p text:style-name="Standard">Frame 0, Y_N[278] = -2.349120</text:p>
      <text:p text:style-name="Standard">Frame 0, Y_N[279] = -0.914694</text:p>
      <text:p text:style-name="Standard">Frame 0, Y_N[280] = -1.704442</text:p>
      <text:p text:style-name="Standard">Frame 0, Y_N[281] = -1.707907</text:p>
      <text:p text:style-name="Standard">Frame 0, Y_N[282] = -0.425960</text:p>
      <text:p text:style-name="Standard">Frame 0, Y_N[283] = -1.227482</text:p>
      <text:p text:style-name="Standard">Frame 0, Y_N[284] = 0.705610</text:p>
      <text:p text:style-name="Standard">Frame 0, Y_N[285] = 0.735976</text:p>
      <text:p text:style-name="Standard">Frame 0, Y_N[286] = -1.337588</text:p>
      <text:p text:style-name="Standard">Frame 0, Y_N[287] = -1.380030</text:p>
      <text:p text:style-name="Standard">Frame 0, Y_N[288] = 1.061315</text:p>
      <text:p text:style-name="Standard">Frame 0, Y_N[289] = 1.356766</text:p>
      <text:p text:style-name="Standard">Frame 0, Y_N[290] = -1.482834</text:p>
      <text:p text:style-name="Standard">Frame 0, Y_N[291] = -1.066836</text:p>
      <text:p text:style-name="Standard">Frame 0, Y_N[292] = 1.023173</text:p>
      <text:p text:style-name="Standard">Frame 0, Y_N[293] = -1.119237</text:p>
      <text:p text:style-name="Standard">Frame 0, Y_N[294] = 0.745076</text:p>
      <text:p text:style-name="Standard">Frame 0, Y_N[295] = -0.098617</text:p>
      <text:p text:style-name="Standard">Frame 0, Y_N[296] = 1.145083</text:p>
      <text:p text:style-name="Standard">Frame 0, Y_N[297] = -1.007635</text:p>
      <text:p text:style-name="Standard">Frame 0, Y_N[298] = 0.583556</text:p>
      <text:p text:style-name="Standard">Frame 0, Y_N[299] = 1.312976</text:p>
      <text:p text:style-name="Standard">Frame 0, Y_N[300] = 0.309664</text:p>
      <text:p text:style-name="Standard">Frame 0, Y_N[301] = -0.775993</text:p>
      <text:p text:style-name="Standard">Frame 0, Y_N[302] = -1.262835</text:p>
      <text:p text:style-name="Standard">Frame 0, Y_N[303] = -0.782668</text:p>
      <text:p text:style-name="Standard">Frame 0, Y_N[304] = 1.501446</text:p>
      <text:p text:style-name="Standard"><text:soft-page-break/>Frame 0, Y_N[305] = 0.348762</text:p>
      <text:p text:style-name="Standard">Frame 0, Y_N[306] = 1.666874</text:p>
      <text:p text:style-name="Standard">Frame 0, Y_N[307] = -1.341520</text:p>
      <text:p text:style-name="Standard">Frame 0, Y_N[308] = -1.222409</text:p>
      <text:p text:style-name="Standard">Frame 0, Y_N[309] = -0.922364</text:p>
      <text:p text:style-name="Standard">Frame 0, Y_N[310] = 0.691901</text:p>
      <text:p text:style-name="Standard">Frame 0, Y_N[311] = -1.231481</text:p>
      <text:p text:style-name="Standard">Frame 0, Y_N[312] = 1.608279</text:p>
      <text:p text:style-name="Standard">Frame 0, Y_N[313] = -1.187349</text:p>
      <text:p text:style-name="Standard">Frame 0, Y_N[314] = -1.215363</text:p>
      <text:p text:style-name="Standard">Frame 0, Y_N[315] = 0.964453</text:p>
      <text:p text:style-name="Standard">Frame 0, Y_N[316] = -1.650485</text:p>
      <text:p text:style-name="Standard">Frame 0, Y_N[317] = 1.948961</text:p>
      <text:p text:style-name="Standard">Frame 0, Y_N[318] = -0.897123</text:p>
      <text:p text:style-name="Standard">Frame 0, Y_N[319] = -0.554042</text:p>
      <text:p text:style-name="Standard">Frame 0, Y_N[320] = -0.389775</text:p>
      <text:p text:style-name="Standard">Frame 0, Y_N[321] = 1.282362</text:p>
      <text:p text:style-name="Standard">Frame 0, Y_N[322] = 1.136087</text:p>
      <text:p text:style-name="Standard">Frame 0, Y_N[323] = 0.934316</text:p>
      <text:p text:style-name="Standard">Frame 0, Y_N[324] = 1.051977</text:p>
      <text:p text:style-name="Standard">Frame 0, Y_N[325] = 0.127963</text:p>
      <text:p text:style-name="Standard">Frame 0, Y_N[326] = 1.012026</text:p>
      <text:p text:style-name="Standard">Frame 0, Y_N[327] = 1.132136</text:p>
      <text:p text:style-name="Standard">Frame 0, Y_N[328] = 0.438282</text:p>
      <text:p text:style-name="Standard">Frame 0, Y_N[329] = 0.731911</text:p>
      <text:p text:style-name="Standard">Frame 0, Y_N[330] = -0.720460</text:p>
      <text:p text:style-name="Standard">Frame 0, Y_N[331] = 0.822583</text:p>
      <text:p text:style-name="Standard">Frame 0, Y_N[332] = 0.329870</text:p>
      <text:p text:style-name="Standard">Frame 0, Y_N[333] = 0.630340</text:p>
      <text:p text:style-name="Standard">Frame 0, Y_N[334] = -0.631146</text:p>
      <text:p text:style-name="Standard">Frame 0, Y_N[335] = 1.199475</text:p>
      <text:p text:style-name="Standard">Frame 0, Y_N[336] = -0.450678</text:p>
      <text:p text:style-name="Standard">Frame 0, Y_N[337] = 1.249617</text:p>
      <text:p text:style-name="Standard">Frame 0, Y_N[338] = 1.275527</text:p>
      <text:p text:style-name="Standard">Frame 0, Y_N[339] = -0.599870</text:p>
      <text:p text:style-name="Standard">Frame 0, Y_N[340] = -0.729006</text:p>
      <text:p text:style-name="Standard">Frame 0, Y_N[341] = 0.799250</text:p>
      <text:p text:style-name="Standard">Frame 0, Y_N[342] = 0.303720</text:p>
      <text:p text:style-name="Standard">Frame 0, Y_N[343] = 0.351905</text:p>
      <text:p text:style-name="Standard">Frame 0, Y_N[344] = 1.227222</text:p>
      <text:p text:style-name="Standard">Frame 0, Y_N[345] = -1.515270</text:p>
      <text:p text:style-name="Standard">Frame 0, Y_N[346] = -1.048425</text:p>
      <text:p text:style-name="Standard">Frame 0, Y_N[347] = -0.767964</text:p>
      <text:p text:style-name="Standard">Frame 0, Y_N[348] = -0.826365</text:p>
      <text:p text:style-name="Standard">Frame 0, Y_N[349] = -0.641840</text:p>
      <text:p text:style-name="Standard">Frame 0, Y_N[350] = 2.034041</text:p>
      <text:p text:style-name="Standard">Frame 0, Y_N[351] = -0.897588</text:p>
      <text:p text:style-name="Standard">Frame 0, Y_N[352] = -1.206565</text:p>
      <text:p text:style-name="Standard">Frame 0, Y_N[353] = -0.564375</text:p>
      <text:p text:style-name="Standard">Frame 0, Y_N[354] = -0.584055</text:p>
      <text:p text:style-name="Standard">Frame 0, Y_N[355] = -1.097455</text:p>
      <text:p text:style-name="Standard">Frame 0, Y_N[356] = 1.469165</text:p>
      <text:p text:style-name="Standard"><text:soft-page-break/>Frame 0, Y_N[357] = -0.475972</text:p>
      <text:p text:style-name="Standard">Frame 0, Y_N[358] = 1.169149</text:p>
      <text:p text:style-name="Standard">Frame 0, Y_N[359] = -0.843754</text:p>
      <text:p text:style-name="Standard">Frame 0, Y_N[360] = 1.717718</text:p>
      <text:p text:style-name="Standard">Frame 0, Y_N[361] = -1.333374</text:p>
      <text:p text:style-name="Standard">Frame 0, Y_N[362] = -1.036397</text:p>
      <text:p text:style-name="Standard">Frame 0, Y_N[363] = 0.476733</text:p>
      <text:p text:style-name="Standard">Frame 0, Y_N[364] = 1.177854</text:p>
      <text:p text:style-name="Standard">Frame 0, Y_N[365] = -1.040713</text:p>
      <text:p text:style-name="Standard">Frame 0, Y_N[366] = 1.434705</text:p>
      <text:p text:style-name="Standard">Frame 0, Y_N[367] = -0.969301</text:p>
      <text:p text:style-name="Standard">Frame 0, Y_N[368] = 1.199057</text:p>
      <text:p text:style-name="Standard">Frame 0, Y_N[369] = -0.764536</text:p>
      <text:p text:style-name="Standard">Frame 0, Y_N[370] = 0.574818</text:p>
      <text:p text:style-name="Standard">Frame 0, Y_N[371] = -1.515052</text:p>
      <text:p text:style-name="Standard">Frame 0, Y_N[372] = 0.550909</text:p>
      <text:p text:style-name="Standard">Frame 0, Y_N[373] = -0.398356</text:p>
      <text:p text:style-name="Standard">Frame 0, Y_N[374] = -0.723705</text:p>
      <text:p text:style-name="Standard">Frame 0, Y_N[375] = 1.153380</text:p>
      <text:p text:style-name="Standard">Frame 0, Y_N[376] = -0.703148</text:p>
      <text:p text:style-name="Standard">Frame 0, Y_N[377] = 1.035588</text:p>
      <text:p text:style-name="Standard">Frame 0, Y_N[378] = -0.973524</text:p>
      <text:p text:style-name="Standard">Frame 0, Y_N[379] = -1.689205</text:p>
      <text:p text:style-name="Standard">Frame 0, Y_N[380] = 0.718305</text:p>
      <text:p text:style-name="Standard">Frame 0, Y_N[381] = 0.810627</text:p>
      <text:p text:style-name="Standard">Frame 0, Y_N[382] = -0.654027</text:p>
      <text:p text:style-name="Standard">Frame 0, Y_N[383] = -1.147372</text:p>
      <text:p text:style-name="Standard">Frame 0, Y_N[384] = -1.064955</text:p>
      <text:p text:style-name="Standard">Frame 0, Y_N[385] = 0.196911</text:p>
      <text:p text:style-name="Standard">Frame 0, Y_N[386] = 0.713303</text:p>
      <text:p text:style-name="Standard">Frame 0, Y_N[387] = -0.779928</text:p>
      <text:p text:style-name="Standard">Frame 0, Y_N[388] = 1.077944</text:p>
      <text:p text:style-name="Standard">Frame 0, Y_N[389] = -1.125756</text:p>
      <text:p text:style-name="Standard">Frame 0, Y_N[390] = 0.824172</text:p>
      <text:p text:style-name="Standard">Frame 0, Y_N[391] = -0.540737</text:p>
      <text:p text:style-name="Standard">Frame 0, Y_N[392] = -0.819389</text:p>
      <text:p text:style-name="Standard">Frame 0, Y_N[393] = 0.533585</text:p>
      <text:p text:style-name="Standard">Frame 0, Y_N[394] = 0.858244</text:p>
      <text:p text:style-name="Standard">Frame 0, Y_N[395] = 0.455486</text:p>
      <text:p text:style-name="Standard">Frame 0, Y_N[396] = 0.933704</text:p>
      <text:p text:style-name="Standard">Frame 0, Y_N[397] = 1.516748</text:p>
      <text:p text:style-name="Standard">Frame 0, Y_N[398] = -0.430423</text:p>
      <text:p text:style-name="Standard">Frame 0, Y_N[399] = 0.862063</text:p>
      <text:p text:style-name="Standard">Frame 0, Y_N[400] = 0.980381</text:p>
      <text:p text:style-name="Standard">Frame 0, Y_N[401] = -1.105872</text:p>
      <text:p text:style-name="Standard">Frame 0, Y_N[402] = 0.003161</text:p>
      <text:p text:style-name="Standard">Frame 0, Y_N[403] = 1.801283</text:p>
      <text:p text:style-name="Standard">Frame 0, Y_N[404] = 1.321343</text:p>
      <text:p text:style-name="Standard">Frame 0, Y_N[405] = 0.832591</text:p>
      <text:p text:style-name="Standard">Frame 0, Y_N[406] = -0.893042</text:p>
      <text:p text:style-name="Standard">Frame 0, Y_N[407] = -0.759760</text:p>
      <text:p text:style-name="Standard">Frame 0, Y_N[408] = 0.555189</text:p>
      <text:p text:style-name="Standard"><text:soft-page-break/>Frame 0, Y_N[409] = 0.893809</text:p>
      <text:p text:style-name="Standard">Frame 0, Y_N[410] = 1.280162</text:p>
      <text:p text:style-name="Standard">Frame 0, Y_N[411] = 0.595762</text:p>
      <text:p text:style-name="Standard">Frame 0, Y_N[412] = -1.352410</text:p>
      <text:p text:style-name="Standard">Frame 0, Y_N[413] = 0.826330</text:p>
      <text:p text:style-name="Standard">Frame 0, Y_N[414] = -1.300083</text:p>
      <text:p text:style-name="Standard">Frame 0, Y_N[415] = 1.547211</text:p>
      <text:p text:style-name="Standard">Frame 0, Y_N[416] = 0.772885</text:p>
      <text:p text:style-name="Standard">Frame 0, Y_N[417] = -1.158145</text:p>
      <text:p text:style-name="Standard">Frame 0, Y_N[418] = -1.214409</text:p>
      <text:p text:style-name="Standard">Frame 0, Y_N[419] = -1.008087</text:p>
      <text:p text:style-name="Standard">Frame 0, Y_N[420] = 0.650345</text:p>
      <text:p text:style-name="Standard">Frame 0, Y_N[421] = -1.057868</text:p>
      <text:p text:style-name="Standard">Frame 0, Y_N[422] = -1.609849</text:p>
      <text:p text:style-name="Standard">Frame 0, Y_N[423] = 0.754558</text:p>
      <text:p text:style-name="Standard">Frame 0, Y_N[424] = 1.492692</text:p>
      <text:p text:style-name="Standard">Frame 0, Y_N[425] = -1.158476</text:p>
      <text:p text:style-name="Standard">Frame 0, Y_N[426] = -1.308027</text:p>
      <text:p text:style-name="Standard">Frame 0, Y_N[427] = -1.596306</text:p>
      <text:p text:style-name="Standard">Frame 0, Y_N[428] = 1.806945</text:p>
      <text:p text:style-name="Standard">Frame 0, Y_N[429] = 0.295073</text:p>
      <text:p text:style-name="Standard">Frame 0, Y_N[430] = 1.569360</text:p>
      <text:p text:style-name="Standard">Frame 0, Y_N[431] = -0.928374</text:p>
      <text:p text:style-name="Standard">Frame 0, Y_N[432] = 1.365691</text:p>
      <text:p text:style-name="Standard">Frame 0, Y_N[433] = 1.160023</text:p>
      <text:p text:style-name="Standard">Frame 0, Y_N[434] = -0.877480</text:p>
      <text:p text:style-name="Standard">Frame 0, Y_N[435] = -0.894701</text:p>
      <text:p text:style-name="Standard">Frame 0, Y_N[436] = -1.279810</text:p>
      <text:p text:style-name="Standard">Frame 0, Y_N[437] = 0.871309</text:p>
      <text:p text:style-name="Standard">Frame 0, Y_N[438] = -0.824304</text:p>
      <text:p text:style-name="Standard">Frame 0, Y_N[439] = -0.931025</text:p>
      <text:p text:style-name="Standard">Frame 0, Y_N[440] = -0.767121</text:p>
      <text:p text:style-name="Standard">Frame 0, Y_N[441] = -1.007317</text:p>
      <text:p text:style-name="Standard">Frame 0, Y_N[442] = -0.785796</text:p>
      <text:p text:style-name="Standard">Frame 0, Y_N[443] = -0.820944</text:p>
      <text:p text:style-name="Standard">Frame 0, Y_N[444] = 0.971899</text:p>
      <text:p text:style-name="Standard">Frame 0, Y_N[445] = -1.012713</text:p>
      <text:p text:style-name="Standard">Frame 0, Y_N[446] = -0.915722</text:p>
      <text:p text:style-name="Standard">Frame 0, Y_N[447] = -1.325784</text:p>
      <text:p text:style-name="Standard">Frame 0, Y_N[448] = -0.902186</text:p>
      <text:p text:style-name="Standard">Frame 0, Y_N[449] = 1.294154</text:p>
      <text:p text:style-name="Standard">Frame 0, Y_N[450] = -1.459458</text:p>
      <text:p text:style-name="Standard">Frame 0, Y_N[451] = 0.998791</text:p>
      <text:p text:style-name="Standard">Frame 0, Y_N[452] = -1.230277</text:p>
      <text:p text:style-name="Standard">Frame 0, Y_N[453] = -0.852032</text:p>
      <text:p text:style-name="Standard">Frame 0, Y_N[454] = 1.156033</text:p>
      <text:p text:style-name="Standard">Frame 0, Y_N[455] = 1.631822</text:p>
      <text:p text:style-name="Standard">Frame 0, Y_N[456] = -0.750520</text:p>
      <text:p text:style-name="Standard">Frame 0, Y_N[457] = -0.835459</text:p>
      <text:p text:style-name="Standard">Frame 0, Y_N[458] = 0.817452</text:p>
      <text:p text:style-name="Standard">Frame 0, Y_N[459] = 0.669509</text:p>
      <text:p text:style-name="Standard">Frame 0, Y_N[460] = 0.417976</text:p>
      <text:p text:style-name="Standard"><text:soft-page-break/>Frame 0, Y_N[461] = -1.152037</text:p>
      <text:p text:style-name="Standard">Frame 0, Y_N[462] = 0.787390</text:p>
      <text:p text:style-name="Standard">Frame 0, Y_N[463] = -1.071953</text:p>
      <text:p text:style-name="Standard">Frame 0, Y_N[464] = 1.412278</text:p>
      <text:p text:style-name="Standard">Frame 0, Y_N[465] = -0.490104</text:p>
      <text:p text:style-name="Standard">Frame 0, Y_N[466] = -0.485023</text:p>
      <text:p text:style-name="Standard">Frame 0, Y_N[467] = -1.547005</text:p>
      <text:p text:style-name="Standard">Frame 0, Y_N[468] = 1.373514</text:p>
      <text:p text:style-name="Standard">Frame 0, Y_N[469] = -0.736881</text:p>
      <text:p text:style-name="Standard">Frame 0, Y_N[470] = 0.583876</text:p>
      <text:p text:style-name="Standard">Frame 0, Y_N[471] = -1.042462</text:p>
      <text:p text:style-name="Standard">Frame 0, Y_N[472] = 0.318358</text:p>
      <text:p text:style-name="Standard">Frame 0, Y_N[473] = -0.902073</text:p>
      <text:p text:style-name="Standard">Frame 0, Y_N[474] = 0.545159</text:p>
      <text:p text:style-name="Standard">Frame 0, Y_N[475] = 1.565454</text:p>
      <text:p text:style-name="Standard">Frame 0, Y_N[476] = 1.010407</text:p>
      <text:p text:style-name="Standard">Frame 0, Y_N[477] = -1.638959</text:p>
      <text:p text:style-name="Standard">Frame 0, Y_N[478] = -1.499933</text:p>
      <text:p text:style-name="Standard">Frame 0, Y_N[479] = -0.590460</text:p>
      <text:p text:style-name="Standard">Frame 0, Y_N[480] = 1.916460</text:p>
      <text:p text:style-name="Standard">Frame 0, Y_N[481] = -1.693483</text:p>
      <text:p text:style-name="Standard">Frame 0, Y_N[482] = -1.088480</text:p>
      <text:p text:style-name="Standard">Frame 0, Y_N[483] = 0.215327</text:p>
      <text:p text:style-name="Standard">Frame 0, Y_N[484] = 0.830671</text:p>
      <text:p text:style-name="Standard">Frame 0, Y_N[485] = -1.104271</text:p>
      <text:p text:style-name="Standard">Frame 0, Y_N[486] = -0.887498</text:p>
      <text:p text:style-name="Standard">Frame 0, Y_N[487] = 0.338503</text:p>
      <text:p text:style-name="Standard">Frame 0, Y_N[488] = -0.935637</text:p>
      <text:p text:style-name="Standard">Frame 0, Y_N[489] = -0.865710</text:p>
      <text:p text:style-name="Standard">Frame 0, Y_N[490] = -0.711568</text:p>
      <text:p text:style-name="Standard">Frame 0, Y_N[491] = -0.686714</text:p>
      <text:p text:style-name="Standard">Frame 0, Y_N[492] = -1.355920</text:p>
      <text:p text:style-name="Standard">Frame 0, Y_N[493] = 1.084493</text:p>
      <text:p text:style-name="Standard">Frame 0, Y_N[494] = 0.788566</text:p>
      <text:p text:style-name="Standard">Frame 0, Y_N[495] = 1.068867</text:p>
      <text:p text:style-name="Standard">Frame 0, Y_N[496] = -0.799200</text:p>
      <text:p text:style-name="Standard">Frame 0, Y_N[497] = -1.312201</text:p>
      <text:p text:style-name="Standard">Frame 0, Y_N[498] = 1.667017</text:p>
      <text:p text:style-name="Standard">Frame 0, Y_N[499] = -1.565574</text:p>
      <text:p text:style-name="Standard">Frame 0, Y_N[500] = -0.922868</text:p>
      <text:p text:style-name="Standard">Frame 0, Y_N[501] = -1.212333</text:p>
      <text:p text:style-name="Standard">Frame 0, Y_N[502] = 1.224564</text:p>
      <text:p text:style-name="Standard">Frame 0, Y_N[503] = -1.546387</text:p>
      <text:p text:style-name="Standard">Frame 0, Y_N[504] = -1.301073</text:p>
      <text:p text:style-name="Standard">Frame 0, Y_N[505] = 0.980101</text:p>
      <text:p text:style-name="Standard">Frame 0, Y_N[506] = -0.608768</text:p>
      <text:p text:style-name="Standard">Frame 0, Y_N[507] = -1.723028</text:p>
      <text:p text:style-name="Standard">Frame 0, Y_N[508] = -0.840514</text:p>
      <text:p text:style-name="Standard">Frame 0, Y_N[509] = 1.565130</text:p>
      <text:p text:style-name="Standard">Frame 0, Y_N[510] = -1.078123</text:p>
      <text:p text:style-name="Standard">Frame 0, Y_N[511] = -1.755549</text:p>
      <text:p text:style-name="Standard">Frame 0, Y_N[512] = 1.548297</text:p>
      <text:p text:style-name="Standard"><text:soft-page-break/>Frame 0, Y_N[513] = -0.999502</text:p>
      <text:p text:style-name="Standard">Frame 0, Y_N[514] = 0.883188</text:p>
      <text:p text:style-name="Standard">Frame 0, Y_N[515] = -0.298302</text:p>
      <text:p text:style-name="Standard">Frame 0, Y_N[516] = 0.950863</text:p>
      <text:p text:style-name="Standard">Frame 0, Y_N[517] = -1.066457</text:p>
      <text:p text:style-name="Standard">Frame 0, Y_N[518] = 0.632733</text:p>
      <text:p text:style-name="Standard">Frame 0, Y_N[519] = -0.459402</text:p>
      <text:p text:style-name="Standard">Frame 0, Y_N[520] = 0.451119</text:p>
      <text:p text:style-name="Standard">Frame 0, Y_N[521] = -0.836507</text:p>
      <text:p text:style-name="Standard">Frame 0, Y_N[522] = -1.621396</text:p>
      <text:p text:style-name="Standard">Frame 0, Y_N[523] = 1.183934</text:p>
      <text:p text:style-name="Standard">Frame 0, Y_N[524] = -0.341495</text:p>
      <text:p text:style-name="Standard">Frame 0, Y_N[525] = 0.410179</text:p>
      <text:p text:style-name="Standard">Frame 0, Y_N[526] = -1.330510</text:p>
      <text:p text:style-name="Standard">Frame 0, Y_N[527] = -0.827662</text:p>
      <text:p text:style-name="Standard">Frame 0, Y_N[528] = -1.298266</text:p>
      <text:p text:style-name="Standard">Frame 0, Y_N[529] = -0.569364</text:p>
      <text:p text:style-name="Standard">Frame 0, Y_N[530] = -0.653650</text:p>
      <text:p text:style-name="Standard">Frame 0, Y_N[531] = 1.407476</text:p>
      <text:p text:style-name="Standard">Frame 0, Y_N[532] = -0.527044</text:p>
      <text:p text:style-name="Standard">Frame 0, Y_N[533] = -1.515225</text:p>
      <text:p text:style-name="Standard">Frame 0, Y_N[534] = 1.426807</text:p>
      <text:p text:style-name="Standard">Frame 0, Y_N[535] = 1.324616</text:p>
      <text:p text:style-name="Standard">Frame 0, Y_N[536] = -0.867534</text:p>
      <text:p text:style-name="Standard">Frame 0, Y_N[537] = 1.645331</text:p>
      <text:p text:style-name="Standard">Frame 0, Y_N[538] = 0.651203</text:p>
      <text:p text:style-name="Standard">Frame 0, Y_N[539] = -1.133188</text:p>
      <text:p text:style-name="Standard">Frame 0, Y_N[540] = 1.031232</text:p>
      <text:p text:style-name="Standard">Frame 0, Y_N[541] = -0.908209</text:p>
      <text:p text:style-name="Standard">Frame 0, Y_N[542] = -0.952677</text:p>
      <text:p text:style-name="Standard">Frame 0, Y_N[543] = -1.084689</text:p>
      <text:p text:style-name="Standard">Frame 0, Y_N[544] = 0.852049</text:p>
      <text:p text:style-name="Standard">Frame 0, Y_N[545] = 1.141929</text:p>
      <text:p text:style-name="Standard">Frame 0, Y_N[546] = -1.270111</text:p>
      <text:p text:style-name="Standard">Frame 0, Y_N[547] = 0.687228</text:p>
      <text:p text:style-name="Standard">Frame 0, Y_N[548] = -0.900397</text:p>
      <text:p text:style-name="Standard">Frame 0, Y_N[549] = 1.517184</text:p>
      <text:p text:style-name="Standard">Frame 0, Y_N[550] = 0.915454</text:p>
      <text:p text:style-name="Standard">Frame 0, Y_N[551] = -1.739261</text:p>
      <text:p text:style-name="Standard">Frame 0, Y_N[552] = -1.721379</text:p>
      <text:p text:style-name="Standard">Frame 0, Y_N[553] = -1.457254</text:p>
      <text:p text:style-name="Standard">Frame 0, Y_N[554] = 0.745485</text:p>
      <text:p text:style-name="Standard">Frame 0, Y_N[555] = -0.466955</text:p>
      <text:p text:style-name="Standard">Frame 0, Y_N[556] = 0.825743</text:p>
      <text:p text:style-name="Standard">Frame 0, Y_N[557] = -1.163711</text:p>
      <text:p text:style-name="Standard">Frame 0, Y_N[558] = 0.423927</text:p>
      <text:p text:style-name="Standard">Frame 0, Y_N[559] = -1.023103</text:p>
      <text:p text:style-name="Standard">Frame 0, Y_N[560] = 0.934999</text:p>
      <text:p text:style-name="Standard">Frame 0, Y_N[561] = 0.407111</text:p>
      <text:p text:style-name="Standard">Frame 0, Y_N[562] = -0.930077</text:p>
      <text:p text:style-name="Standard">Frame 0, Y_N[563] = 1.087379</text:p>
      <text:p text:style-name="Standard">Frame 0, Y_N[564] = 0.202181</text:p>
      <text:p text:style-name="Standard"><text:soft-page-break/>Frame 0, Y_N[565] = 0.632470</text:p>
      <text:p text:style-name="Standard">Frame 0, Y_N[566] = -1.103037</text:p>
      <text:p text:style-name="Standard">Frame 0, Y_N[567] = 0.877268</text:p>
      <text:p text:style-name="Standard">Frame 0, Y_N[568] = -1.395650</text:p>
      <text:p text:style-name="Standard">Frame 0, Y_N[569] = -0.757554</text:p>
      <text:p text:style-name="Standard">Frame 0, Y_N[570] = 0.798013</text:p>
      <text:p text:style-name="Standard">Frame 0, Y_N[571] = -1.095898</text:p>
      <text:p text:style-name="Standard">Frame 0, Y_N[572] = 1.209766</text:p>
      <text:p text:style-name="Standard">Frame 0, Y_N[573] = 1.230315</text:p>
      <text:p text:style-name="Standard">Frame 0, Y_N[574] = -0.796191</text:p>
      <text:p text:style-name="Standard">Frame 0, Y_N[575] = -1.480581</text:p>
      <text:p text:style-name="Standard">Frame 0, Y_N[576] = 1.377122</text:p>
      <text:p text:style-name="Standard">Frame 0, Y_N[577] = -1.616498</text:p>
      <text:p text:style-name="Standard">Frame 0, Y_N[578] = 0.254580</text:p>
      <text:p text:style-name="Standard">Frame 0, Y_N[579] = -1.293154</text:p>
      <text:p text:style-name="Standard">Frame 0, Y_N[580] = -0.599735</text:p>
      <text:p text:style-name="Standard">Frame 0, Y_N[581] = -1.768623</text:p>
      <text:p text:style-name="Standard">Frame 0, Y_N[582] = 1.341710</text:p>
      <text:p text:style-name="Standard">Frame 0, Y_N[583] = 0.783139</text:p>
      <text:p text:style-name="Standard">Frame 0, Y_N[584] = 0.934285</text:p>
      <text:p text:style-name="Standard">Frame 0, Y_N[585] = 1.360755</text:p>
      <text:p text:style-name="Standard">Frame 0, Y_N[586] = 1.333770</text:p>
      <text:p text:style-name="Standard">Frame 0, Y_N[587] = -1.057706</text:p>
      <text:p text:style-name="Standard">Frame 0, Y_N[588] = -1.336164</text:p>
      <text:p text:style-name="Standard">Frame 0, Y_N[589] = -0.997836</text:p>
      <text:p text:style-name="Standard">Frame 0, Y_N[590] = -0.897966</text:p>
      <text:p text:style-name="Standard">Frame 0, Y_N[591] = 1.621134</text:p>
      <text:p text:style-name="Standard">Frame 0, Y_N[592] = 0.984477</text:p>
      <text:p text:style-name="Standard">Frame 0, Y_N[593] = -0.751248</text:p>
      <text:p text:style-name="Standard">Frame 0, Y_N[594] = 1.248153</text:p>
      <text:p text:style-name="Standard">Frame 0, Y_N[595] = 0.041369</text:p>
      <text:p text:style-name="Standard">Frame 0, Y_N[596] = -1.763255</text:p>
      <text:p text:style-name="Standard">Frame 0, Y_N[597] = 1.226600</text:p>
      <text:p text:style-name="Standard">Frame 0, Y_N[598] = 0.898793</text:p>
      <text:p text:style-name="Standard">Frame 0, Y_N[599] = -0.958382</text:p>
      <text:p text:style-name="Standard">Frame 0, Y_N[600] = 0.552938</text:p>
      <text:p text:style-name="Standard">Frame 0, Y_N[601] = 0.136002</text:p>
      <text:p text:style-name="Standard">Frame 0, Y_N[602] = -0.983313</text:p>
      <text:p text:style-name="Standard">Frame 0, Y_N[603] = -1.391780</text:p>
      <text:p text:style-name="Standard">Frame 0, Y_N[604] = 0.746987</text:p>
      <text:p text:style-name="Standard">Frame 0, Y_N[605] = -0.691234</text:p>
      <text:p text:style-name="Standard">Frame 0, Y_N[606] = -1.375891</text:p>
      <text:p text:style-name="Standard">Frame 0, Y_N[607] = -0.965950</text:p>
      <text:p text:style-name="Standard">Frame 0, Y_N[608] = 0.906493</text:p>
      <text:p text:style-name="Standard">Frame 0, Y_N[609] = 0.491992</text:p>
      <text:p text:style-name="Standard">Frame 0, Y_N[610] = 0.547235</text:p>
      <text:p text:style-name="Standard">Frame 0, Y_N[611] = -1.098615</text:p>
      <text:p text:style-name="Standard">Frame 0, Y_N[612] = 1.225026</text:p>
      <text:p text:style-name="Standard">Frame 0, Y_N[613] = 1.148749</text:p>
      <text:p text:style-name="Standard">Frame 0, Y_N[614] = 0.948853</text:p>
      <text:p text:style-name="Standard">Frame 0, Y_N[615] = -0.506327</text:p>
      <text:p text:style-name="Standard">Frame 0, Y_N[616] = -0.624431</text:p>
      <text:p text:style-name="Standard"><text:soft-page-break/>Frame 0, Y_N[617] = 1.492398</text:p>
      <text:p text:style-name="Standard">Frame 0, Y_N[618] = 0.052440</text:p>
      <text:p text:style-name="Standard">Frame 0, Y_N[619] = 0.542110</text:p>
      <text:p text:style-name="Standard">Frame 0, Y_N[620] = -1.070246</text:p>
      <text:p text:style-name="Standard">Frame 0, Y_N[621] = 1.044886</text:p>
      <text:p text:style-name="Standard">Frame 0, Y_N[622] = 0.594210</text:p>
      <text:p text:style-name="Standard">Frame 0, Y_N[623] = 0.651682</text:p>
      <text:p text:style-name="Standard">Frame 0, Y_N[624] = -0.880985</text:p>
      <text:p text:style-name="Standard">Frame 0, Y_N[625] = 1.336388</text:p>
      <text:p text:style-name="Standard">Frame 0, Y_N[626] = 0.420050</text:p>
      <text:p text:style-name="Standard">Frame 0, Y_N[627] = -0.418146</text:p>
      <text:p text:style-name="Standard">Frame 0, Y_N[628] = -0.991537</text:p>
      <text:p text:style-name="Standard">Frame 0, Y_N[629] = -1.105528</text:p>
      <text:p text:style-name="Standard">Frame 0, Y_N[630] = -0.913265</text:p>
      <text:p text:style-name="Standard">Frame 0, Y_N[631] = 0.788035</text:p>
      <text:p text:style-name="Standard">Frame 0, Y_N[632] = -1.100307</text:p>
      <text:p text:style-name="Standard">Frame 0, Y_N[633] = -1.466039</text:p>
      <text:p text:style-name="Standard">Frame 0, Y_N[634] = 0.978060</text:p>
      <text:p text:style-name="Standard">Frame 0, Y_N[635] = 1.815332</text:p>
      <text:p text:style-name="Standard">Frame 0, Y_N[636] = 1.886986</text:p>
      <text:p text:style-name="Standard">Frame 0, Y_N[637] = 1.404263</text:p>
      <text:p text:style-name="Standard">Frame 0, Y_N[638] = -0.486931</text:p>
      <text:p text:style-name="Standard">Frame 0, Y_N[639] = 1.116559</text:p>
      <text:p text:style-name="Standard">Frame 0, Y_N[640] = 1.421900</text:p>
      <text:p text:style-name="Standard">Frame 0, Y_N[641] = 0.864201</text:p>
      <text:p text:style-name="Standard">Frame 0, Y_N[642] = 1.443060</text:p>
      <text:p text:style-name="Standard">Frame 0, Y_N[643] = -0.992679</text:p>
      <text:p text:style-name="Standard">Frame 0, Y_N[644] = 0.978958</text:p>
      <text:p text:style-name="Standard">Frame 0, Y_N[645] = -2.026079</text:p>
      <text:p text:style-name="Standard">Frame 0, Y_N[646] = 0.962003</text:p>
      <text:p text:style-name="Standard">Frame 0, Y_N[647] = 1.867911</text:p>
      <text:p text:style-name="Standard">Decoder input Y_N[0] = 15.3781</text:p>
      <text:p text:style-name="Standard">Decoder input Y_N[1] = 4.67095</text:p>
      <text:p text:style-name="Standard">Decoder input Y_N[2] = 10.1398</text:p>
      <text:p text:style-name="Standard">Decoder input Y_N[3] = 13.2875</text:p>
      <text:p text:style-name="Standard">Decoder input Y_N[4] = 11.8715</text:p>
      <text:p text:style-name="Standard">Decoder input Y_N[5] = 13.481</text:p>
      <text:p text:style-name="Standard">Decoder input Y_N[6] = 16.5694</text:p>
      <text:p text:style-name="Standard">Decoder input Y_N[7] = 16.3222</text:p>
      <text:p text:style-name="Standard">Decoder input Y_N[8] = 8.25966</text:p>
      <text:p text:style-name="Standard">Decoder input Y_N[9] = 3.768</text:p>
      <text:p text:style-name="Standard">Decoder input Y_N[10] = 8.52831</text:p>
      <text:p text:style-name="Standard">Decoder input Y_N[11] = 16.7959</text:p>
      <text:p text:style-name="Standard">Decoder input Y_N[12] = 7.78526</text:p>
      <text:p text:style-name="Standard">Decoder input Y_N[13] = 7.74235</text:p>
      <text:p text:style-name="Standard">Decoder input Y_N[14] = 14.3322</text:p>
      <text:p text:style-name="Standard">Decoder input Y_N[15] = 7.23597</text:p>
      <text:p text:style-name="Standard">Decoder input Y_N[16] = 8.06398</text:p>
      <text:p text:style-name="Standard">Decoder input Y_N[17] = 0.37802</text:p>
      <text:p text:style-name="Standard">Decoder input Y_N[18] = 11.0577</text:p>
      <text:p text:style-name="Standard">Decoder input Y_N[19] = 3.96749</text:p>
      <text:p text:style-name="Standard">Decoder input Y_N[20] = 9.23287</text:p>
      <text:p text:style-name="Standard"><text:soft-page-break/>Decoder input Y_N[21] = 15.803</text:p>
      <text:p text:style-name="Standard">Decoder input Y_N[22] = 10.5724</text:p>
      <text:p text:style-name="Standard">Decoder input Y_N[23] = 9.52169</text:p>
      <text:p text:style-name="Standard">Decoder input Y_N[24] = 6.77521</text:p>
      <text:p text:style-name="Standard">Decoder input Y_N[25] = 7.62709</text:p>
      <text:p text:style-name="Standard">Decoder input Y_N[26] = 10.6648</text:p>
      <text:p text:style-name="Standard">Decoder input Y_N[27] = 20.8459</text:p>
      <text:p text:style-name="Standard">Decoder input Y_N[28] = 15.6368</text:p>
      <text:p text:style-name="Standard">Decoder input Y_N[29] = 8.73822</text:p>
      <text:p text:style-name="Standard">Decoder input Y_N[30] = 6.93905</text:p>
      <text:p text:style-name="Standard">Decoder input Y_N[31] = 6.21456</text:p>
      <text:p text:style-name="Standard">Decoder input Y_N[32] = 8.50158</text:p>
      <text:p text:style-name="Standard">Decoder input Y_N[33] = 8.91181</text:p>
      <text:p text:style-name="Standard">Decoder input Y_N[34] = 18.8423</text:p>
      <text:p text:style-name="Standard">Decoder input Y_N[35] = 15.223</text:p>
      <text:p text:style-name="Standard">Decoder input Y_N[36] = 5.60956</text:p>
      <text:p text:style-name="Standard">Decoder input Y_N[37] = 9.75695</text:p>
      <text:p text:style-name="Standard">Decoder input Y_N[38] = 12.8226</text:p>
      <text:p text:style-name="Standard">Decoder input Y_N[39] = 8.24917</text:p>
      <text:p text:style-name="Standard">Decoder input Y_N[40] = 11.3208</text:p>
      <text:p text:style-name="Standard">Decoder input Y_N[41] = 6.23885</text:p>
      <text:p text:style-name="Standard">Decoder input Y_N[42] = 13.6525</text:p>
      <text:p text:style-name="Standard">Decoder input Y_N[43] = 7.14315</text:p>
      <text:p text:style-name="Standard">Decoder input Y_N[44] = 6.27187</text:p>
      <text:p text:style-name="Standard">Decoder input Y_N[45] = 12.3828</text:p>
      <text:p text:style-name="Standard">Decoder input Y_N[46] = 15.1313</text:p>
      <text:p text:style-name="Standard">Decoder input Y_N[47] = 21.8551</text:p>
      <text:p text:style-name="Standard">Decoder input Y_N[48] = 8.63735</text:p>
      <text:p text:style-name="Standard">Decoder input Y_N[49] = 1.44703</text:p>
      <text:p text:style-name="Standard">Decoder input Y_N[50] = 3.70115</text:p>
      <text:p text:style-name="Standard">Decoder input Y_N[51] = 3.95528</text:p>
      <text:p text:style-name="Standard">Decoder input Y_N[52] = 6.79709</text:p>
      <text:p text:style-name="Standard">Decoder input Y_N[53] = 12.6456</text:p>
      <text:p text:style-name="Standard">Decoder input Y_N[54] = 12.0714</text:p>
      <text:p text:style-name="Standard">Decoder input Y_N[55] = 8.23615</text:p>
      <text:p text:style-name="Standard">Decoder input Y_N[56] = 9.69802</text:p>
      <text:p text:style-name="Standard">Decoder input Y_N[57] = 11.3303</text:p>
      <text:p text:style-name="Standard">Decoder input Y_N[58] = 6.50203</text:p>
      <text:p text:style-name="Standard">Decoder input Y_N[59] = 18.1737</text:p>
      <text:p text:style-name="Standard">Decoder input Y_N[60] = 8.39704</text:p>
      <text:p text:style-name="Standard">Decoder input Y_N[61] = 11.2814</text:p>
      <text:p text:style-name="Standard">Decoder input Y_N[62] = 15.6616</text:p>
      <text:p text:style-name="Standard">Decoder input Y_N[63] = 7.03589</text:p>
      <text:p text:style-name="Standard">Decoder input Y_N[64] = 14.0306</text:p>
      <text:p text:style-name="Standard">Decoder input Y_N[65] = 7.76147</text:p>
      <text:p text:style-name="Standard">Decoder input Y_N[66] = 10.2612</text:p>
      <text:p text:style-name="Standard">Decoder input Y_N[67] = 11.757</text:p>
      <text:p text:style-name="Standard">Decoder input Y_N[68] = 5.82424</text:p>
      <text:p text:style-name="Standard">Decoder input Y_N[69] = 17.5157</text:p>
      <text:p text:style-name="Standard">Decoder input Y_N[70] = 14.9602</text:p>
      <text:p text:style-name="Standard">Decoder input Y_N[71] = 17.6978</text:p>
      <text:p text:style-name="Standard">Decoder input Y_N[72] = 8.83763</text:p>
      <text:p text:style-name="Standard"><text:soft-page-break/>Decoder input Y_N[73] = 15.4705</text:p>
      <text:p text:style-name="Standard">Decoder input Y_N[74] = 6.48459</text:p>
      <text:p text:style-name="Standard">Decoder input Y_N[75] = 0.0672124</text:p>
      <text:p text:style-name="Standard">Decoder input Y_N[76] = 9.45821</text:p>
      <text:p text:style-name="Standard">Decoder input Y_N[77] = 10.1747</text:p>
      <text:p text:style-name="Standard">Decoder input Y_N[78] = 13.6483</text:p>
      <text:p text:style-name="Standard">Decoder input Y_N[79] = 9.31034</text:p>
      <text:p text:style-name="Standard">Decoder input Y_N[80] = 9.55348</text:p>
      <text:p text:style-name="Standard">Decoder input Y_N[81] = 17.416</text:p>
      <text:p text:style-name="Standard">Decoder input Y_N[82] = 8.59676</text:p>
      <text:p text:style-name="Standard">Decoder input Y_N[83] = 5.11825</text:p>
      <text:p text:style-name="Standard">Decoder input Y_N[84] = 6.96259</text:p>
      <text:p text:style-name="Standard">Decoder input Y_N[85] = 12.0822</text:p>
      <text:p text:style-name="Standard">Decoder input Y_N[86] = 11.9457</text:p>
      <text:p text:style-name="Standard">Decoder input Y_N[87] = 6.99542</text:p>
      <text:p text:style-name="Standard">Decoder input Y_N[88] = 11.8448</text:p>
      <text:p text:style-name="Standard">Decoder input Y_N[89] = 10.4083</text:p>
      <text:p text:style-name="Standard">Decoder input Y_N[90] = 16.2608</text:p>
      <text:p text:style-name="Standard">Decoder input Y_N[91] = 14.4111</text:p>
      <text:p text:style-name="Standard">Decoder input Y_N[92] = 16.9537</text:p>
      <text:p text:style-name="Standard">Decoder input Y_N[93] = 18.0575</text:p>
      <text:p text:style-name="Standard">Decoder input Y_N[94] = 3.28205</text:p>
      <text:p text:style-name="Standard">Decoder input Y_N[95] = 9.15795</text:p>
      <text:p text:style-name="Standard">Decoder input Y_N[96] = 10.1477</text:p>
      <text:p text:style-name="Standard">Decoder input Y_N[97] = 14.6276</text:p>
      <text:p text:style-name="Standard">Decoder input Y_N[98] = 12.5827</text:p>
      <text:p text:style-name="Standard">Decoder input Y_N[99] = 3.99227</text:p>
      <text:p text:style-name="Standard">Decoder input Y_N[100] = 9.33706</text:p>
      <text:p text:style-name="Standard">Decoder input Y_N[101] = 6.87916</text:p>
      <text:p text:style-name="Standard">Decoder input Y_N[102] = 8.42122</text:p>
      <text:p text:style-name="Standard">Decoder input Y_N[103] = 19.8558</text:p>
      <text:p text:style-name="Standard">Decoder input Y_N[104] = 11.0557</text:p>
      <text:p text:style-name="Standard">Decoder input Y_N[105] = 12.5852</text:p>
      <text:p text:style-name="Standard">Decoder input Y_N[106] = 4.25261</text:p>
      <text:p text:style-name="Standard">Decoder input Y_N[107] = 4.98135</text:p>
      <text:p text:style-name="Standard">Decoder input Y_N[108] = 11.4501</text:p>
      <text:p text:style-name="Standard">Decoder input Y_N[109] = 14.801</text:p>
      <text:p text:style-name="Standard">Decoder input Y_N[110] = 11.4297</text:p>
      <text:p text:style-name="Standard">Decoder input Y_N[111] = 8.28854</text:p>
      <text:p text:style-name="Standard">Decoder input Y_N[112] = 11.216</text:p>
      <text:p text:style-name="Standard">Decoder input Y_N[113] = 4.88525</text:p>
      <text:p text:style-name="Standard">Decoder input Y_N[114] = 6.80201</text:p>
      <text:p text:style-name="Standard">Decoder input Y_N[115] = 16.8254</text:p>
      <text:p text:style-name="Standard">Decoder input Y_N[116] = 13.1847</text:p>
      <text:p text:style-name="Standard">Decoder input Y_N[117] = 13.8813</text:p>
      <text:p text:style-name="Standard">Decoder input Y_N[118] = 10.5801</text:p>
      <text:p text:style-name="Standard">Decoder input Y_N[119] = 17.4996</text:p>
      <text:p text:style-name="Standard">Decoder input Y_N[120] = 9.6884</text:p>
      <text:p text:style-name="Standard">Decoder input Y_N[121] = 15.7745</text:p>
      <text:p text:style-name="Standard">Decoder input Y_N[122] = 17.9617</text:p>
      <text:p text:style-name="Standard">Decoder input Y_N[123] = 5.53822</text:p>
      <text:p text:style-name="Standard">Decoder input Y_N[124] = 9.78337</text:p>
      <text:p text:style-name="Standard"><text:soft-page-break/>Decoder input Y_N[125] = 6.51399</text:p>
      <text:p text:style-name="Standard">Decoder input Y_N[126] = 16.7811</text:p>
      <text:p text:style-name="Standard">Decoder input Y_N[127] = 5.51797</text:p>
      <text:p text:style-name="Standard">Decoder input Y_N[128] = 20.6259</text:p>
      <text:p text:style-name="Standard">Decoder input Y_N[129] = 13.3055</text:p>
      <text:p text:style-name="Standard">Decoder input Y_N[130] = -1.18863</text:p>
      <text:p text:style-name="Standard">Decoder input Y_N[131] = 2.99613</text:p>
      <text:p text:style-name="Standard">Decoder input Y_N[132] = 6.22508</text:p>
      <text:p text:style-name="Standard">Decoder input Y_N[133] = 0.51343</text:p>
      <text:p text:style-name="Standard">Decoder input Y_N[134] = 10.8689</text:p>
      <text:p text:style-name="Standard">Decoder input Y_N[135] = 17.2034</text:p>
      <text:p text:style-name="Standard">Decoder input Y_N[136] = 15.2365</text:p>
      <text:p text:style-name="Standard">Decoder input Y_N[137] = 8.3656</text:p>
      <text:p text:style-name="Standard">Decoder input Y_N[138] = 9.21181</text:p>
      <text:p text:style-name="Standard">Decoder input Y_N[139] = 15.7999</text:p>
      <text:p text:style-name="Standard">Decoder input Y_N[140] = 12.0186</text:p>
      <text:p text:style-name="Standard">Decoder input Y_N[141] = 7.51076</text:p>
      <text:p text:style-name="Standard">Decoder input Y_N[142] = 11.2112</text:p>
      <text:p text:style-name="Standard">Decoder input Y_N[143] = 8.51791</text:p>
      <text:p text:style-name="Standard">Decoder input Y_N[144] = 13.8131</text:p>
      <text:p text:style-name="Standard">Decoder input Y_N[145] = 8.50104</text:p>
      <text:p text:style-name="Standard">Decoder input Y_N[146] = 1.0369</text:p>
      <text:p text:style-name="Standard">Decoder input Y_N[147] = 10.5857</text:p>
      <text:p text:style-name="Standard">Decoder input Y_N[148] = 16.2456</text:p>
      <text:p text:style-name="Standard">Decoder input Y_N[149] = 17.1242</text:p>
      <text:p text:style-name="Standard">Decoder input Y_N[150] = 6.41364</text:p>
      <text:p text:style-name="Standard">Decoder input Y_N[151] = 12.9323</text:p>
      <text:p text:style-name="Standard">Decoder input Y_N[152] = 10.7891</text:p>
      <text:p text:style-name="Standard">Decoder input Y_N[153] = 9.14703</text:p>
      <text:p text:style-name="Standard">Decoder input Y_N[154] = 5.91268</text:p>
      <text:p text:style-name="Standard">Decoder input Y_N[155] = 13.0544</text:p>
      <text:p text:style-name="Standard">Decoder input Y_N[156] = 4.9786</text:p>
      <text:p text:style-name="Standard">Decoder input Y_N[157] = 13.2561</text:p>
      <text:p text:style-name="Standard">Decoder input Y_N[158] = 7.65152</text:p>
      <text:p text:style-name="Standard">Decoder input Y_N[159] = 16.0523</text:p>
      <text:p text:style-name="Standard">Decoder input Y_N[160] = 10.6463</text:p>
      <text:p text:style-name="Standard">Decoder input Y_N[161] = 8.85813</text:p>
      <text:p text:style-name="Standard">Decoder input Y_N[162] = 13.6498</text:p>
      <text:p text:style-name="Standard">Decoder input Y_N[163] = 15.6185</text:p>
      <text:p text:style-name="Standard">Decoder input Y_N[164] = 5.97</text:p>
      <text:p text:style-name="Standard">Decoder input Y_N[165] = 6.84561</text:p>
      <text:p text:style-name="Standard">Decoder input Y_N[166] = 20.3971</text:p>
      <text:p text:style-name="Standard">Decoder input Y_N[167] = 17.6945</text:p>
      <text:p text:style-name="Standard">Decoder input Y_N[168] = 13.3973</text:p>
      <text:p text:style-name="Standard">Decoder input Y_N[169] = 14.3128</text:p>
      <text:p text:style-name="Standard">Decoder input Y_N[170] = 14.3958</text:p>
      <text:p text:style-name="Standard">Decoder input Y_N[171] = 10.9371</text:p>
      <text:p text:style-name="Standard">Decoder input Y_N[172] = 9.44223</text:p>
      <text:p text:style-name="Standard">Decoder input Y_N[173] = 5.15074</text:p>
      <text:p text:style-name="Standard">Decoder input Y_N[174] = 8.7954</text:p>
      <text:p text:style-name="Standard">Decoder input Y_N[175] = 3.35615</text:p>
      <text:p text:style-name="Standard">Decoder input Y_N[176] = 5.91654</text:p>
      <text:p text:style-name="Standard"><text:soft-page-break/>Decoder input Y_N[177] = 12.6531</text:p>
      <text:p text:style-name="Standard">Decoder input Y_N[178] = 17.6353</text:p>
      <text:p text:style-name="Standard">Decoder input Y_N[179] = 15.8699</text:p>
      <text:p text:style-name="Standard">Decoder input Y_N[180] = 4.1575</text:p>
      <text:p text:style-name="Standard">Decoder input Y_N[181] = 14.4048</text:p>
      <text:p text:style-name="Standard">Decoder input Y_N[182] = 16.3061</text:p>
      <text:p text:style-name="Standard">Decoder input Y_N[183] = 12.0039</text:p>
      <text:p text:style-name="Standard">Decoder input Y_N[184] = 3.86325</text:p>
      <text:p text:style-name="Standard">Decoder input Y_N[185] = 6.62954</text:p>
      <text:p text:style-name="Standard">Decoder input Y_N[186] = 15.6834</text:p>
      <text:p text:style-name="Standard">Decoder input Y_N[187] = 10.5141</text:p>
      <text:p text:style-name="Standard">Decoder input Y_N[188] = 13.2284</text:p>
      <text:p text:style-name="Standard">Decoder input Y_N[189] = 15.5293</text:p>
      <text:p text:style-name="Standard">Decoder input Y_N[190] = 15.0632</text:p>
      <text:p text:style-name="Standard">Decoder input Y_N[191] = 11.8086</text:p>
      <text:p text:style-name="Standard">Decoder input Y_N[192] = 13.2259</text:p>
      <text:p text:style-name="Standard">Decoder input Y_N[193] = 11.7893</text:p>
      <text:p text:style-name="Standard">Decoder input Y_N[194] = 12.2344</text:p>
      <text:p text:style-name="Standard">Decoder input Y_N[195] = 12.1452</text:p>
      <text:p text:style-name="Standard">Decoder input Y_N[196] = 12.3068</text:p>
      <text:p text:style-name="Standard">Decoder input Y_N[197] = 5.69544</text:p>
      <text:p text:style-name="Standard">Decoder input Y_N[198] = 9.32464</text:p>
      <text:p text:style-name="Standard">Decoder input Y_N[199] = 17.309</text:p>
      <text:p text:style-name="Standard">Decoder input Y_N[200] = 9.62544</text:p>
      <text:p text:style-name="Standard">Decoder input Y_N[201] = 19.6093</text:p>
      <text:p text:style-name="Standard">Decoder input Y_N[202] = 14.1061</text:p>
      <text:p text:style-name="Standard">Decoder input Y_N[203] = 8.31919</text:p>
      <text:p text:style-name="Standard">Decoder input Y_N[204] = 7.76426</text:p>
      <text:p text:style-name="Standard">Decoder input Y_N[205] = 16.2655</text:p>
      <text:p text:style-name="Standard">Decoder input Y_N[206] = 10.4556</text:p>
      <text:p text:style-name="Standard">Decoder input Y_N[207] = 18.4104</text:p>
      <text:p text:style-name="Standard">Decoder input Y_N[208] = 13.3969</text:p>
      <text:p text:style-name="Standard">Decoder input Y_N[209] = 11.6063</text:p>
      <text:p text:style-name="Standard">Decoder input Y_N[210] = 10.9667</text:p>
      <text:p text:style-name="Standard">Decoder input Y_N[211] = 15.1807</text:p>
      <text:p text:style-name="Standard">Decoder input Y_N[212] = 10.0371</text:p>
      <text:p text:style-name="Standard">Decoder input Y_N[213] = 9.34757</text:p>
      <text:p text:style-name="Standard">Decoder input Y_N[214] = 11.4004</text:p>
      <text:p text:style-name="Standard">Decoder input Y_N[215] = 13.4329</text:p>
      <text:p text:style-name="Standard">Decoder input Y_N[216] = 11.9842</text:p>
      <text:p text:style-name="Standard">Decoder input Y_N[217] = 6.92855</text:p>
      <text:p text:style-name="Standard">Decoder input Y_N[218] = 11.7721</text:p>
      <text:p text:style-name="Standard">Decoder input Y_N[219] = 12.8252</text:p>
      <text:p text:style-name="Standard">Decoder input Y_N[220] = 7.32241</text:p>
      <text:p text:style-name="Standard">Decoder input Y_N[221] = 8.77047</text:p>
      <text:p text:style-name="Standard">Decoder input Y_N[222] = 14.3922</text:p>
      <text:p text:style-name="Standard">Decoder input Y_N[223] = 9.70827</text:p>
      <text:p text:style-name="Standard">Decoder input Y_N[224] = 7.38822</text:p>
      <text:p text:style-name="Standard">Decoder input Y_N[225] = 12.6304</text:p>
      <text:p text:style-name="Standard">Decoder input Y_N[226] = 14.2806</text:p>
      <text:p text:style-name="Standard">Decoder input Y_N[227] = 5.31016</text:p>
      <text:p text:style-name="Standard">Decoder input Y_N[228] = 13.4528</text:p>
      <text:p text:style-name="Standard"><text:soft-page-break/>Decoder input Y_N[229] = 3.57363</text:p>
      <text:p text:style-name="Standard">Decoder input Y_N[230] = 9.504</text:p>
      <text:p text:style-name="Standard">Decoder input Y_N[231] = 14.2189</text:p>
      <text:p text:style-name="Standard">Decoder input Y_N[232] = 17.1822</text:p>
      <text:p text:style-name="Standard">Decoder input Y_N[233] = 19.788</text:p>
      <text:p text:style-name="Standard">Decoder input Y_N[234] = 17.0565</text:p>
      <text:p text:style-name="Standard">Decoder input Y_N[235] = 11.3754</text:p>
      <text:p text:style-name="Standard">Decoder input Y_N[236] = 10.2149</text:p>
      <text:p text:style-name="Standard">Decoder input Y_N[237] = 6.74977</text:p>
      <text:p text:style-name="Standard">Decoder input Y_N[238] = 12.4948</text:p>
      <text:p text:style-name="Standard">Decoder input Y_N[239] = 12.606</text:p>
      <text:p text:style-name="Standard">Decoder input Y_N[240] = 13.0642</text:p>
      <text:p text:style-name="Standard">Decoder input Y_N[241] = 6.27486</text:p>
      <text:p text:style-name="Standard">Decoder input Y_N[242] = 11.3148</text:p>
      <text:p text:style-name="Standard">Decoder input Y_N[243] = 6.17592</text:p>
      <text:p text:style-name="Standard">Decoder input Y_N[244] = 9.88632</text:p>
      <text:p text:style-name="Standard">Decoder input Y_N[245] = 10.0293</text:p>
      <text:p text:style-name="Standard">Decoder input Y_N[246] = 2.47777</text:p>
      <text:p text:style-name="Standard">Decoder input Y_N[247] = 14.923</text:p>
      <text:p text:style-name="Standard">Decoder input Y_N[248] = 7.52363</text:p>
      <text:p text:style-name="Standard">Decoder input Y_N[249] = 8.5034</text:p>
      <text:p text:style-name="Standard">Decoder input Y_N[250] = 11.3998</text:p>
      <text:p text:style-name="Standard">Decoder input Y_N[251] = 15.0928</text:p>
      <text:p text:style-name="Standard">Decoder input Y_N[252] = 3.81985</text:p>
      <text:p text:style-name="Standard">Decoder input Y_N[253] = 15.5338</text:p>
      <text:p text:style-name="Standard">Decoder input Y_N[254] = 10.814</text:p>
      <text:p text:style-name="Standard">Decoder input Y_N[255] = 17.5569</text:p>
      <text:p text:style-name="Standard">Decoder input Y_N[256] = 8.37592</text:p>
      <text:p text:style-name="Standard">Decoder input Y_N[257] = 10.905</text:p>
      <text:p text:style-name="Standard">Decoder input Y_N[258] = 4.73718</text:p>
      <text:p text:style-name="Standard">Decoder input Y_N[259] = 9.78814</text:p>
      <text:p text:style-name="Standard">Decoder input Y_N[260] = 6.21747</text:p>
      <text:p text:style-name="Standard">Decoder input Y_N[261] = 15.6537</text:p>
      <text:p text:style-name="Standard">Decoder input Y_N[262] = 11.5664</text:p>
      <text:p text:style-name="Standard">Decoder input Y_N[263] = 6.45191</text:p>
      <text:p text:style-name="Standard">Decoder input Y_N[264] = 14.3764</text:p>
      <text:p text:style-name="Standard">Decoder input Y_N[265] = 13.1048</text:p>
      <text:p text:style-name="Standard">Decoder input Y_N[266] = -0.709359</text:p>
      <text:p text:style-name="Standard">Decoder input Y_N[267] = 15.5399</text:p>
      <text:p text:style-name="Standard">Decoder input Y_N[268] = 6.77168</text:p>
      <text:p text:style-name="Standard">Decoder input Y_N[269] = 8.64889</text:p>
      <text:p text:style-name="Standard">Decoder input Y_N[270] = 3.45964</text:p>
      <text:p text:style-name="Standard">Decoder input Y_N[271] = 21.1079</text:p>
      <text:p text:style-name="Standard">Decoder input Y_N[272] = 1.42708</text:p>
      <text:p text:style-name="Standard">Decoder input Y_N[273] = 13.1091</text:p>
      <text:p text:style-name="Standard">Decoder input Y_N[274] = 14.5727</text:p>
      <text:p text:style-name="Standard">Decoder input Y_N[275] = 15.0101</text:p>
      <text:p text:style-name="Standard">Decoder input Y_N[276] = 8.51557</text:p>
      <text:p text:style-name="Standard">Decoder input Y_N[277] = 2.64761</text:p>
      <text:p text:style-name="Standard">Decoder input Y_N[278] = 24.7619</text:p>
      <text:p text:style-name="Standard">Decoder input Y_N[279] = 9.64172</text:p>
      <text:p text:style-name="Standard">Decoder input Y_N[280] = 17.9664</text:p>
      <text:p text:style-name="Standard"><text:soft-page-break/>Decoder input Y_N[281] = 18.0029</text:p>
      <text:p text:style-name="Standard">Decoder input Y_N[282] = 4.49001</text:p>
      <text:p text:style-name="Standard">Decoder input Y_N[283] = 12.9388</text:p>
      <text:p text:style-name="Standard">Decoder input Y_N[284] = 7.43778</text:p>
      <text:p text:style-name="Standard">Decoder input Y_N[285] = 7.75787</text:p>
      <text:p text:style-name="Standard">Decoder input Y_N[286] = 14.0994</text:p>
      <text:p text:style-name="Standard">Decoder input Y_N[287] = 14.5468</text:p>
      <text:p text:style-name="Standard">Decoder input Y_N[288] = 11.1872</text:p>
      <text:p text:style-name="Standard">Decoder input Y_N[289] = 14.3016</text:p>
      <text:p text:style-name="Standard">Decoder input Y_N[290] = 15.6304</text:p>
      <text:p text:style-name="Standard">Decoder input Y_N[291] = 11.2454</text:p>
      <text:p text:style-name="Standard">Decoder input Y_N[292] = 10.7852</text:p>
      <text:p text:style-name="Standard">Decoder input Y_N[293] = 11.7978</text:p>
      <text:p text:style-name="Standard">Decoder input Y_N[294] = 7.85379</text:p>
      <text:p text:style-name="Standard">Decoder input Y_N[295] = 1.03951</text:p>
      <text:p text:style-name="Standard">Decoder input Y_N[296] = 12.0702</text:p>
      <text:p text:style-name="Standard">Decoder input Y_N[297] = 10.6214</text:p>
      <text:p text:style-name="Standard">Decoder input Y_N[298] = 6.15122</text:p>
      <text:p text:style-name="Standard">Decoder input Y_N[299] = 13.84</text:p>
      <text:p text:style-name="Standard">Decoder input Y_N[300] = 3.26414</text:p>
      <text:p text:style-name="Standard">Decoder input Y_N[301] = 8.17968</text:p>
      <text:p text:style-name="Standard">Decoder input Y_N[302] = 13.3114</text:p>
      <text:p text:style-name="Standard">Decoder input Y_N[303] = 8.25004</text:p>
      <text:p text:style-name="Standard">Decoder input Y_N[304] = 15.8266</text:p>
      <text:p text:style-name="Standard">Decoder input Y_N[305] = 3.67627</text:p>
      <text:p text:style-name="Standard">Decoder input Y_N[306] = 17.5704</text:p>
      <text:p text:style-name="Standard">Decoder input Y_N[307] = 14.1409</text:p>
      <text:p text:style-name="Standard">Decoder input Y_N[308] = 12.8853</text:p>
      <text:p text:style-name="Standard">Decoder input Y_N[309] = 9.72256</text:p>
      <text:p text:style-name="Standard">Decoder input Y_N[310] = 7.29328</text:p>
      <text:p text:style-name="Standard">Decoder input Y_N[311] = 12.9809</text:p>
      <text:p text:style-name="Standard">Decoder input Y_N[312] = 16.9527</text:p>
      <text:p text:style-name="Standard">Decoder input Y_N[313] = 12.5158</text:p>
      <text:p text:style-name="Standard">Decoder input Y_N[314] = 12.811</text:p>
      <text:p text:style-name="Standard">Decoder input Y_N[315] = 10.1662</text:p>
      <text:p text:style-name="Standard">Decoder input Y_N[316] = 17.3976</text:p>
      <text:p text:style-name="Standard">Decoder input Y_N[317] = 20.5438</text:p>
      <text:p text:style-name="Standard">Decoder input Y_N[318] = 9.45651</text:p>
      <text:p text:style-name="Standard">Decoder input Y_N[319] = 5.84012</text:p>
      <text:p text:style-name="Standard">Decoder input Y_N[320] = 4.10859</text:p>
      <text:p text:style-name="Standard">Decoder input Y_N[321] = 13.5173</text:p>
      <text:p text:style-name="Standard">Decoder input Y_N[322] = 11.9754</text:p>
      <text:p text:style-name="Standard">Decoder input Y_N[323] = 9.84856</text:p>
      <text:p text:style-name="Standard">Decoder input Y_N[324] = 11.0888</text:p>
      <text:p text:style-name="Standard">Decoder input Y_N[325] = -1.34885</text:p>
      <text:p text:style-name="Standard">Decoder input Y_N[326] = 10.6677</text:p>
      <text:p text:style-name="Standard">Decoder input Y_N[327] = 11.9338</text:p>
      <text:p text:style-name="Standard">Decoder input Y_N[328] = 4.6199</text:p>
      <text:p text:style-name="Standard">Decoder input Y_N[329] = 7.71502</text:p>
      <text:p text:style-name="Standard">Decoder input Y_N[330] = 7.59431</text:p>
      <text:p text:style-name="Standard">Decoder input Y_N[331] = 8.67079</text:p>
      <text:p text:style-name="Standard">Decoder input Y_N[332] = 3.47714</text:p>
      <text:p text:style-name="Standard"><text:soft-page-break/>Decoder input Y_N[333] = 6.64436</text:p>
      <text:p text:style-name="Standard">Decoder input Y_N[334] = 6.65286</text:p>
      <text:p text:style-name="Standard">Decoder input Y_N[335] = 12.6436</text:p>
      <text:p text:style-name="Standard">Decoder input Y_N[336] = 4.75056</text:p>
      <text:p text:style-name="Standard">Decoder input Y_N[337] = 13.1721</text:p>
      <text:p text:style-name="Standard">Decoder input Y_N[338] = 13.4452</text:p>
      <text:p text:style-name="Standard">Decoder input Y_N[339] = 6.32319</text:p>
      <text:p text:style-name="Standard">Decoder input Y_N[340] = 7.68439</text:p>
      <text:p text:style-name="Standard">Decoder input Y_N[341] = 8.42483</text:p>
      <text:p text:style-name="Standard">Decoder input Y_N[342] = 3.20149</text:p>
      <text:p text:style-name="Standard">Decoder input Y_N[343] = 3.7094</text:p>
      <text:p text:style-name="Standard">Decoder input Y_N[344] = 12.9361</text:p>
      <text:p text:style-name="Standard">Decoder input Y_N[345] = 15.9723</text:p>
      <text:p text:style-name="Standard">Decoder input Y_N[346] = 11.0514</text:p>
      <text:p text:style-name="Standard">Decoder input Y_N[347] = 8.09505</text:p>
      <text:p text:style-name="Standard">Decoder input Y_N[348] = 8.71065</text:p>
      <text:p text:style-name="Standard">Decoder input Y_N[349] = 6.76559</text:p>
      <text:p text:style-name="Standard">Decoder input Y_N[350] = 21.4407</text:p>
      <text:p text:style-name="Standard">Decoder input Y_N[351] = 9.4614</text:p>
      <text:p text:style-name="Standard">Decoder input Y_N[352] = 12.7183</text:p>
      <text:p text:style-name="Standard">Decoder input Y_N[353] = 5.94903</text:p>
      <text:p text:style-name="Standard">Decoder input Y_N[354] = 6.15648</text:p>
      <text:p text:style-name="Standard">Decoder input Y_N[355] = 11.5682</text:p>
      <text:p text:style-name="Standard">Decoder input Y_N[356] = 15.4864</text:p>
      <text:p text:style-name="Standard">Decoder input Y_N[357] = 5.01718</text:p>
      <text:p text:style-name="Standard">Decoder input Y_N[358] = 12.3239</text:p>
      <text:p text:style-name="Standard">Decoder input Y_N[359] = 8.89395</text:p>
      <text:p text:style-name="Standard">Decoder input Y_N[360] = 18.1063</text:p>
      <text:p text:style-name="Standard">Decoder input Y_N[361] = 14.055</text:p>
      <text:p text:style-name="Standard">Decoder input Y_N[362] = 10.9246</text:p>
      <text:p text:style-name="Standard">Decoder input Y_N[363] = 5.02521</text:p>
      <text:p text:style-name="Standard">Decoder input Y_N[364] = 12.4157</text:p>
      <text:p text:style-name="Standard">Decoder input Y_N[365] = 10.9701</text:p>
      <text:p text:style-name="Standard">Decoder input Y_N[366] = 15.1231</text:p>
      <text:p text:style-name="Standard">Decoder input Y_N[367] = 10.2173</text:p>
      <text:p text:style-name="Standard">Decoder input Y_N[368] = 12.6392</text:p>
      <text:p text:style-name="Standard">Decoder input Y_N[369] = 8.05892</text:p>
      <text:p text:style-name="Standard">Decoder input Y_N[370] = 6.05911</text:p>
      <text:p text:style-name="Standard">Decoder input Y_N[371] = 15.97</text:p>
      <text:p text:style-name="Standard">Decoder input Y_N[372] = 5.80709</text:p>
      <text:p text:style-name="Standard">Decoder input Y_N[373] = 4.19905</text:p>
      <text:p text:style-name="Standard">Decoder input Y_N[374] = 7.62852</text:p>
      <text:p text:style-name="Standard">Decoder input Y_N[375] = 12.1577</text:p>
      <text:p text:style-name="Standard">Decoder input Y_N[376] = 7.41183</text:p>
      <text:p text:style-name="Standard">Decoder input Y_N[377] = 10.9161</text:p>
      <text:p text:style-name="Standard">Decoder input Y_N[378] = 10.2618</text:p>
      <text:p text:style-name="Standard">Decoder input Y_N[379] = 17.8058</text:p>
      <text:p text:style-name="Standard">Decoder input Y_N[380] = 7.5716</text:p>
      <text:p text:style-name="Standard">Decoder input Y_N[381] = 8.54476</text:p>
      <text:p text:style-name="Standard">Decoder input Y_N[382] = 6.89405</text:p>
      <text:p text:style-name="Standard">Decoder input Y_N[383] = 12.0944</text:p>
      <text:p text:style-name="Standard">Decoder input Y_N[384] = 11.2256</text:p>
      <text:p text:style-name="Standard"><text:soft-page-break/>Decoder input Y_N[385] = 2.07562</text:p>
      <text:p text:style-name="Standard">Decoder input Y_N[386] = 7.51887</text:p>
      <text:p text:style-name="Standard">Decoder input Y_N[387] = 8.22116</text:p>
      <text:p text:style-name="Standard">Decoder input Y_N[388] = 11.3625</text:p>
      <text:p text:style-name="Standard">Decoder input Y_N[389] = 11.8665</text:p>
      <text:p text:style-name="Standard">Decoder input Y_N[390] = 8.68754</text:p>
      <text:p text:style-name="Standard">Decoder input Y_N[391] = 5.69986</text:p>
      <text:p text:style-name="Standard">Decoder input Y_N[392] = 8.63711</text:p>
      <text:p text:style-name="Standard">Decoder input Y_N[393] = 5.62448</text:p>
      <text:p text:style-name="Standard">Decoder input Y_N[394] = 9.04669</text:p>
      <text:p text:style-name="Standard">Decoder input Y_N[395] = 4.80124</text:p>
      <text:p text:style-name="Standard">Decoder input Y_N[396] = 9.8421</text:p>
      <text:p text:style-name="Standard">Decoder input Y_N[397] = 15.9879</text:p>
      <text:p text:style-name="Standard">Decoder input Y_N[398] = 4.53705</text:p>
      <text:p text:style-name="Standard">Decoder input Y_N[399] = 9.08694</text:p>
      <text:p text:style-name="Standard">Decoder input Y_N[400] = 10.3341</text:p>
      <text:p text:style-name="Standard">Decoder input Y_N[401] = 11.6569</text:p>
      <text:p text:style-name="Standard">Decoder input Y_N[402] = -0.0333169</text:p>
      <text:p text:style-name="Standard">Decoder input Y_N[403] = 18.9872</text:p>
      <text:p text:style-name="Standard">Decoder input Y_N[404] = 13.9282</text:p>
      <text:p text:style-name="Standard">Decoder input Y_N[405] = 8.77628</text:p>
      <text:p text:style-name="Standard">Decoder input Y_N[406] = 9.41349</text:p>
      <text:p text:style-name="Standard">Decoder input Y_N[407] = 8.00858</text:p>
      <text:p text:style-name="Standard">Decoder input Y_N[408] = 5.85221</text:p>
      <text:p text:style-name="Standard">Decoder input Y_N[409] = 9.42157</text:p>
      <text:p text:style-name="Standard">Decoder input Y_N[410] = 13.4941</text:p>
      <text:p text:style-name="Standard">Decoder input Y_N[411] = 6.27988</text:p>
      <text:p text:style-name="Standard">Decoder input Y_N[412] = 14.2556</text:p>
      <text:p text:style-name="Standard">Decoder input Y_N[413] = 8.71028</text:p>
      <text:p text:style-name="Standard">Decoder input Y_N[414] = 13.7041</text:p>
      <text:p text:style-name="Standard">Decoder input Y_N[415] = 16.309</text:p>
      <text:p text:style-name="Standard">Decoder input Y_N[416] = 8.14692</text:p>
      <text:p text:style-name="Standard">Decoder input Y_N[417] = 12.2079</text:p>
      <text:p text:style-name="Standard">Decoder input Y_N[418] = 12.801</text:p>
      <text:p text:style-name="Standard">Decoder input Y_N[419] = 10.6262</text:p>
      <text:p text:style-name="Standard">Decoder input Y_N[420] = 6.85524</text:p>
      <text:p text:style-name="Standard">Decoder input Y_N[421] = 11.1509</text:p>
      <text:p text:style-name="Standard">Decoder input Y_N[422] = 16.9693</text:p>
      <text:p text:style-name="Standard">Decoder input Y_N[423] = 7.95374</text:p>
      <text:p text:style-name="Standard">Decoder input Y_N[424] = 15.7344</text:p>
      <text:p text:style-name="Standard">Decoder input Y_N[425] = 12.2114</text:p>
      <text:p text:style-name="Standard">Decoder input Y_N[426] = 13.7878</text:p>
      <text:p text:style-name="Standard">Decoder input Y_N[427] = 16.8265</text:p>
      <text:p text:style-name="Standard">Decoder input Y_N[428] = 19.0469</text:p>
      <text:p text:style-name="Standard">Decoder input Y_N[429] = 3.11034</text:p>
      <text:p text:style-name="Standard">Decoder input Y_N[430] = 16.5425</text:p>
      <text:p text:style-name="Standard">Decoder input Y_N[431] = 9.78592</text:p>
      <text:p text:style-name="Standard">Decoder input Y_N[432] = 14.3956</text:p>
      <text:p text:style-name="Standard">Decoder input Y_N[433] = 12.2277</text:p>
      <text:p text:style-name="Standard">Decoder input Y_N[434] = 9.24945</text:p>
      <text:p text:style-name="Standard">Decoder input Y_N[435] = 9.43098</text:p>
      <text:p text:style-name="Standard">Decoder input Y_N[436] = 13.4904</text:p>
      <text:p text:style-name="Standard"><text:soft-page-break/>Decoder input Y_N[437] = 9.1844</text:p>
      <text:p text:style-name="Standard">Decoder input Y_N[438] = 8.68892</text:p>
      <text:p text:style-name="Standard">Decoder input Y_N[439] = 9.81386</text:p>
      <text:p text:style-name="Standard">Decoder input Y_N[440] = 8.08616</text:p>
      <text:p text:style-name="Standard">Decoder input Y_N[441] = 10.6181</text:p>
      <text:p text:style-name="Standard">Decoder input Y_N[442] = 8.28302</text:p>
      <text:p text:style-name="Standard">Decoder input Y_N[443] = 8.65351</text:p>
      <text:p text:style-name="Standard">Decoder input Y_N[444] = 10.2447</text:p>
      <text:p text:style-name="Standard">Decoder input Y_N[445] = 10.6749</text:p>
      <text:p text:style-name="Standard">Decoder input Y_N[446] = 9.65256</text:p>
      <text:p text:style-name="Standard">Decoder input Y_N[447] = 13.975</text:p>
      <text:p text:style-name="Standard">Decoder input Y_N[448] = 9.50987</text:p>
      <text:p text:style-name="Standard">Decoder input Y_N[449] = 13.6416</text:p>
      <text:p text:style-name="Standard">Decoder input Y_N[450] = 15.384</text:p>
      <text:p text:style-name="Standard">Decoder input Y_N[451] = 10.5282</text:p>
      <text:p text:style-name="Standard">Decoder input Y_N[452] = 12.9683</text:p>
      <text:p text:style-name="Standard">Decoder input Y_N[453] = 8.9812</text:p>
      <text:p text:style-name="Standard">Decoder input Y_N[454] = 12.1857</text:p>
      <text:p text:style-name="Standard">Decoder input Y_N[455] = 17.2009</text:p>
      <text:p text:style-name="Standard">Decoder input Y_N[456] = 7.91117</text:p>
      <text:p text:style-name="Standard">Decoder input Y_N[457] = 8.80651</text:p>
      <text:p text:style-name="Standard">Decoder input Y_N[458] = 8.6167</text:p>
      <text:p text:style-name="Standard">Decoder input Y_N[459] = 7.05724</text:p>
      <text:p text:style-name="Standard">Decoder input Y_N[460] = 4.40585</text:p>
      <text:p text:style-name="Standard">Decoder input Y_N[461] = 12.1435</text:p>
      <text:p text:style-name="Standard">Decoder input Y_N[462] = 8.29982</text:p>
      <text:p text:style-name="Standard">Decoder input Y_N[463] = 11.2994</text:p>
      <text:p text:style-name="Standard">Decoder input Y_N[464] = 14.8867</text:p>
      <text:p text:style-name="Standard">Decoder input Y_N[465] = 5.16615</text:p>
      <text:p text:style-name="Standard">Decoder input Y_N[466] = 5.11259</text:p>
      <text:p text:style-name="Standard">Decoder input Y_N[467] = 16.3069</text:p>
      <text:p text:style-name="Standard">Decoder input Y_N[468] = 14.4781</text:p>
      <text:p text:style-name="Standard">Decoder input Y_N[469] = 7.76741</text:p>
      <text:p text:style-name="Standard">Decoder input Y_N[470] = 6.15459</text:p>
      <text:p text:style-name="Standard">Decoder input Y_N[471] = 10.9885</text:p>
      <text:p text:style-name="Standard">Decoder input Y_N[472] = 3.35578</text:p>
      <text:p text:style-name="Standard">Decoder input Y_N[473] = 9.50868</text:p>
      <text:p text:style-name="Standard">Decoder input Y_N[474] = 5.74648</text:p>
      <text:p text:style-name="Standard">Decoder input Y_N[475] = 16.5013</text:p>
      <text:p text:style-name="Standard">Decoder input Y_N[476] = 10.6506</text:p>
      <text:p text:style-name="Standard">Decoder input Y_N[477] = 17.2761</text:p>
      <text:p text:style-name="Standard">Decoder input Y_N[478] = 15.8107</text:p>
      <text:p text:style-name="Standard">Decoder input Y_N[479] = 6.224</text:p>
      <text:p text:style-name="Standard">Decoder input Y_N[480] = 20.2013</text:p>
      <text:p text:style-name="Standard">Decoder input Y_N[481] = 17.8509</text:p>
      <text:p text:style-name="Standard">Decoder input Y_N[482] = 11.4736</text:p>
      <text:p text:style-name="Standard">Decoder input Y_N[483] = 2.26974</text:p>
      <text:p text:style-name="Standard">Decoder input Y_N[484] = 8.75604</text:p>
      <text:p text:style-name="Standard">Decoder input Y_N[485] = 11.64</text:p>
      <text:p text:style-name="Standard">Decoder input Y_N[486] = 9.35505</text:p>
      <text:p text:style-name="Standard">Decoder input Y_N[487] = 3.56813</text:p>
      <text:p text:style-name="Standard">Decoder input Y_N[488] = 9.86247</text:p>
      <text:p text:style-name="Standard"><text:soft-page-break/>Decoder input Y_N[489] = 9.12539</text:p>
      <text:p text:style-name="Standard">Decoder input Y_N[490] = 7.50059</text:p>
      <text:p text:style-name="Standard">Decoder input Y_N[491] = 7.2386</text:p>
      <text:p text:style-name="Standard">Decoder input Y_N[492] = 14.2926</text:p>
      <text:p text:style-name="Standard">Decoder input Y_N[493] = 11.4316</text:p>
      <text:p text:style-name="Standard">Decoder input Y_N[494] = 8.31222</text:p>
      <text:p text:style-name="Standard">Decoder input Y_N[495] = 11.2668</text:p>
      <text:p text:style-name="Standard">Decoder input Y_N[496] = 8.42431</text:p>
      <text:p text:style-name="Standard">Decoder input Y_N[497] = 13.8318</text:p>
      <text:p text:style-name="Standard">Decoder input Y_N[498] = 17.5719</text:p>
      <text:p text:style-name="Standard">Decoder input Y_N[499] = 16.5026</text:p>
      <text:p text:style-name="Standard">Decoder input Y_N[500] = 9.72788</text:p>
      <text:p text:style-name="Standard">Decoder input Y_N[501] = 12.7791</text:p>
      <text:p text:style-name="Standard">Decoder input Y_N[502] = 12.908</text:p>
      <text:p text:style-name="Standard">Decoder input Y_N[503] = 16.3003</text:p>
      <text:p text:style-name="Standard">Decoder input Y_N[504] = 13.7145</text:p>
      <text:p text:style-name="Standard">Decoder input Y_N[505] = 10.3312</text:p>
      <text:p text:style-name="Standard">Decoder input Y_N[506] = 6.41697</text:p>
      <text:p text:style-name="Standard">Decoder input Y_N[507] = 18.1623</text:p>
      <text:p text:style-name="Standard">Decoder input Y_N[508] = 8.8598</text:p>
      <text:p text:style-name="Standard">Decoder input Y_N[509] = 16.4979</text:p>
      <text:p text:style-name="Standard">Decoder input Y_N[510] = 11.3644</text:p>
      <text:p text:style-name="Standard">Decoder input Y_N[511] = 18.5051</text:p>
      <text:p text:style-name="Standard">Decoder input Y_N[512] = 16.3205</text:p>
      <text:p text:style-name="Standard">Decoder input Y_N[513] = 10.5357</text:p>
      <text:p text:style-name="Standard">Decoder input Y_N[514] = 9.30961</text:p>
      <text:p text:style-name="Standard">Decoder input Y_N[515] = 3.14438</text:p>
      <text:p text:style-name="Standard">Decoder input Y_N[516] = 10.023</text:p>
      <text:p text:style-name="Standard">Decoder input Y_N[517] = 11.2414</text:p>
      <text:p text:style-name="Standard">Decoder input Y_N[518] = 6.66959</text:p>
      <text:p text:style-name="Standard">Decoder input Y_N[519] = 4.84252</text:p>
      <text:p text:style-name="Standard">Decoder input Y_N[520] = 4.75521</text:p>
      <text:p text:style-name="Standard">Decoder input Y_N[521] = 8.81756</text:p>
      <text:p text:style-name="Standard">Decoder input Y_N[522] = 17.091</text:p>
      <text:p text:style-name="Standard">Decoder input Y_N[523] = 12.4798</text:p>
      <text:p text:style-name="Standard">Decoder input Y_N[524] = 3.59967</text:p>
      <text:p text:style-name="Standard">Decoder input Y_N[525] = 4.32366</text:p>
      <text:p text:style-name="Standard">Decoder input Y_N[526] = 14.0248</text:p>
      <text:p text:style-name="Standard">Decoder input Y_N[527] = 8.72432</text:p>
      <text:p text:style-name="Standard">Decoder input Y_N[528] = 13.6849</text:p>
      <text:p text:style-name="Standard">Decoder input Y_N[529] = 6.00162</text:p>
      <text:p text:style-name="Standard">Decoder input Y_N[530] = 6.89007</text:p>
      <text:p text:style-name="Standard">Decoder input Y_N[531] = 14.8361</text:p>
      <text:p text:style-name="Standard">Decoder input Y_N[532] = 5.55553</text:p>
      <text:p text:style-name="Standard">Decoder input Y_N[533] = 15.9719</text:p>
      <text:p text:style-name="Standard">Decoder input Y_N[534] = 15.0399</text:p>
      <text:p text:style-name="Standard">Decoder input Y_N[535] = 13.9627</text:p>
      <text:p text:style-name="Standard">Decoder input Y_N[536] = 9.14462</text:p>
      <text:p text:style-name="Standard">Decoder input Y_N[537] = 17.3433</text:p>
      <text:p text:style-name="Standard">Decoder input Y_N[538] = 6.86428</text:p>
      <text:p text:style-name="Standard">Decoder input Y_N[539] = 11.9448</text:p>
      <text:p text:style-name="Standard">Decoder input Y_N[540] = 10.8701</text:p>
      <text:p text:style-name="Standard"><text:soft-page-break/>Decoder input Y_N[541] = 9.57336</text:p>
      <text:p text:style-name="Standard">Decoder input Y_N[542] = 10.0421</text:p>
      <text:p text:style-name="Standard">Decoder input Y_N[543] = 11.4336</text:p>
      <text:p text:style-name="Standard">Decoder input Y_N[544] = 8.98138</text:p>
      <text:p text:style-name="Standard">Decoder input Y_N[545] = 12.037</text:p>
      <text:p text:style-name="Standard">Decoder input Y_N[546] = 13.3881</text:p>
      <text:p text:style-name="Standard">Decoder input Y_N[547] = 7.24402</text:p>
      <text:p text:style-name="Standard">Decoder input Y_N[548] = 9.49101</text:p>
      <text:p text:style-name="Standard">Decoder input Y_N[549] = 15.9925</text:p>
      <text:p text:style-name="Standard">Decoder input Y_N[550] = 9.64973</text:p>
      <text:p text:style-name="Standard">Decoder input Y_N[551] = 18.3334</text:p>
      <text:p text:style-name="Standard">Decoder input Y_N[552] = 18.1449</text:p>
      <text:p text:style-name="Standard">Decoder input Y_N[553] = 15.3608</text:p>
      <text:p text:style-name="Standard">Decoder input Y_N[554] = 7.8581</text:p>
      <text:p text:style-name="Standard">Decoder input Y_N[555] = 4.92213</text:p>
      <text:p text:style-name="Standard">Decoder input Y_N[556] = 8.7041</text:p>
      <text:p text:style-name="Standard">Decoder input Y_N[557] = 12.2666</text:p>
      <text:p text:style-name="Standard">Decoder input Y_N[558] = 4.46859</text:p>
      <text:p text:style-name="Standard">Decoder input Y_N[559] = 10.7845</text:p>
      <text:p text:style-name="Standard">Decoder input Y_N[560] = 9.85575</text:p>
      <text:p text:style-name="Standard">Decoder input Y_N[561] = 4.29132</text:p>
      <text:p text:style-name="Standard">Decoder input Y_N[562] = 9.80387</text:p>
      <text:p text:style-name="Standard">Decoder input Y_N[563] = 11.462</text:p>
      <text:p text:style-name="Standard">Decoder input Y_N[564] = 2.13117</text:p>
      <text:p text:style-name="Standard">Decoder input Y_N[565] = 6.66682</text:p>
      <text:p text:style-name="Standard">Decoder input Y_N[566] = 11.627</text:p>
      <text:p text:style-name="Standard">Decoder input Y_N[567] = 9.24722</text:p>
      <text:p text:style-name="Standard">Decoder input Y_N[568] = 14.7114</text:p>
      <text:p text:style-name="Standard">Decoder input Y_N[569] = 7.98532</text:p>
      <text:p text:style-name="Standard">Decoder input Y_N[570] = 8.4118</text:p>
      <text:p text:style-name="Standard">Decoder input Y_N[571] = 11.5518</text:p>
      <text:p text:style-name="Standard">Decoder input Y_N[572] = 12.7521</text:p>
      <text:p text:style-name="Standard">Decoder input Y_N[573] = 12.9687</text:p>
      <text:p text:style-name="Standard">Decoder input Y_N[574] = 8.39259</text:p>
      <text:p text:style-name="Standard">Decoder input Y_N[575] = 15.6067</text:p>
      <text:p text:style-name="Standard">Decoder input Y_N[576] = 14.5161</text:p>
      <text:p text:style-name="Standard">Decoder input Y_N[577] = 17.0394</text:p>
      <text:p text:style-name="Standard">Decoder input Y_N[578] = 2.68351</text:p>
      <text:p text:style-name="Standard">Decoder input Y_N[579] = 13.631</text:p>
      <text:p text:style-name="Standard">Decoder input Y_N[580] = 6.32176</text:p>
      <text:p text:style-name="Standard">Decoder input Y_N[581] = 18.6429</text:p>
      <text:p text:style-name="Standard">Decoder input Y_N[582] = 14.1429</text:p>
      <text:p text:style-name="Standard">Decoder input Y_N[583] = 8.255</text:p>
      <text:p text:style-name="Standard">Decoder input Y_N[584] = 9.84822</text:p>
      <text:p text:style-name="Standard">Decoder input Y_N[585] = 14.3436</text:p>
      <text:p text:style-name="Standard">Decoder input Y_N[586] = 14.0592</text:p>
      <text:p text:style-name="Standard">Decoder input Y_N[587] = 11.1492</text:p>
      <text:p text:style-name="Standard">Decoder input Y_N[588] = 14.0844</text:p>
      <text:p text:style-name="Standard">Decoder input Y_N[589] = 10.5181</text:p>
      <text:p text:style-name="Standard">Decoder input Y_N[590] = 9.46539</text:p>
      <text:p text:style-name="Standard">Decoder input Y_N[591] = 17.0883</text:p>
      <text:p text:style-name="Standard">Decoder input Y_N[592] = 10.3773</text:p>
      <text:p text:style-name="Standard"><text:soft-page-break/>Decoder input Y_N[593] = 7.91885</text:p>
      <text:p text:style-name="Standard">Decoder input Y_N[594] = 13.1567</text:p>
      <text:p text:style-name="Standard">Decoder input Y_N[595] = 0.43607</text:p>
      <text:p text:style-name="Standard">Decoder input Y_N[596] = 18.5863</text:p>
      <text:p text:style-name="Standard">Decoder input Y_N[597] = 12.9295</text:p>
      <text:p text:style-name="Standard">Decoder input Y_N[598] = 9.47411</text:p>
      <text:p text:style-name="Standard">Decoder input Y_N[599] = 10.1022</text:p>
      <text:p text:style-name="Standard">Decoder input Y_N[600] = 5.82848</text:p>
      <text:p text:style-name="Standard">Decoder input Y_N[601] = -1.43358</text:p>
      <text:p text:style-name="Standard">Decoder input Y_N[602] = 10.365</text:p>
      <text:p text:style-name="Standard">Decoder input Y_N[603] = 14.6706</text:p>
      <text:p text:style-name="Standard">Decoder input Y_N[604] = 7.87393</text:p>
      <text:p text:style-name="Standard">Decoder input Y_N[605] = 7.28625</text:p>
      <text:p text:style-name="Standard">Decoder input Y_N[606] = 14.5032</text:p>
      <text:p text:style-name="Standard">Decoder input Y_N[607] = 10.182</text:p>
      <text:p text:style-name="Standard">Decoder input Y_N[608] = 9.55527</text:p>
      <text:p text:style-name="Standard">Decoder input Y_N[609] = 5.18605</text:p>
      <text:p text:style-name="Standard">Decoder input Y_N[610] = 5.76836</text:p>
      <text:p text:style-name="Standard">Decoder input Y_N[611] = 11.5804</text:p>
      <text:p text:style-name="Standard">Decoder input Y_N[612] = 12.9129</text:p>
      <text:p text:style-name="Standard">Decoder input Y_N[613] = 12.1089</text:p>
      <text:p text:style-name="Standard">Decoder input Y_N[614] = 10.0018</text:p>
      <text:p text:style-name="Standard">Decoder input Y_N[615] = 5.33715</text:p>
      <text:p text:style-name="Standard">Decoder input Y_N[616] = 6.58208</text:p>
      <text:p text:style-name="Standard">Decoder input Y_N[617] = 15.7313</text:p>
      <text:p text:style-name="Standard">Decoder input Y_N[618] = 0.552765</text:p>
      <text:p text:style-name="Standard">Decoder input Y_N[619] = 5.71434</text:p>
      <text:p text:style-name="Standard">Decoder input Y_N[620] = 11.2814</text:p>
      <text:p text:style-name="Standard">Decoder input Y_N[621] = 11.0141</text:p>
      <text:p text:style-name="Standard">Decoder input Y_N[622] = 6.26352</text:p>
      <text:p text:style-name="Standard">Decoder input Y_N[623] = 6.86933</text:p>
      <text:p text:style-name="Standard">Decoder input Y_N[624] = 9.2864</text:p>
      <text:p text:style-name="Standard">Decoder input Y_N[625] = 14.0868</text:p>
      <text:p text:style-name="Standard">Decoder input Y_N[626] = 4.42771</text:p>
      <text:p text:style-name="Standard">Decoder input Y_N[627] = 4.40764</text:p>
      <text:p text:style-name="Standard">Decoder input Y_N[628] = 10.4517</text:p>
      <text:p text:style-name="Standard">Decoder input Y_N[629] = 11.6533</text:p>
      <text:p text:style-name="Standard">Decoder input Y_N[630] = 9.62665</text:p>
      <text:p text:style-name="Standard">Decoder input Y_N[631] = 8.30662</text:p>
      <text:p text:style-name="Standard">Decoder input Y_N[632] = 11.5983</text:p>
      <text:p text:style-name="Standard">Decoder input Y_N[633] = 15.4534</text:p>
      <text:p text:style-name="Standard">Decoder input Y_N[634] = 10.3097</text:p>
      <text:p text:style-name="Standard">Decoder input Y_N[635] = 19.1353</text:p>
      <text:p text:style-name="Standard">Decoder input Y_N[636] = 19.8906</text:p>
      <text:p text:style-name="Standard">Decoder input Y_N[637] = 14.8022</text:p>
      <text:p text:style-name="Standard">Decoder input Y_N[638] = 5.1327</text:p>
      <text:p text:style-name="Standard">Decoder input Y_N[639] = 11.7696</text:p>
      <text:p text:style-name="Standard">Decoder input Y_N[640] = 14.9881</text:p>
      <text:p text:style-name="Standard">Decoder input Y_N[641] = 9.10948</text:p>
      <text:p text:style-name="Standard">Decoder input Y_N[642] = 15.2112</text:p>
      <text:p text:style-name="Standard">Decoder input Y_N[643] = 10.4638</text:p>
      <text:p text:style-name="Standard">Decoder input Y_N[644] = 10.3191</text:p>
      <text:p text:style-name="Standard"><text:soft-page-break/>Decoder input Y_N[645] = 21.3567</text:p>
      <text:p text:style-name="Standard">Decoder input Y_N[646] = 10.1404</text:p>
      <text:p text:style-name="Standard">Decoder input Y_N[647] = 19.6895</text:p>
      <text:p text:style-name="Standard">Encoder output index 0 -&gt; 1</text:p>
      <text:p text:style-name="Standard">Encoder output index 1 -&gt; 1</text:p>
      <text:p text:style-name="Standard">Encoder output index 2 -&gt; 0</text:p>
      <text:p text:style-name="Standard">Encoder output index 3 -&gt; 1</text:p>
      <text:p text:style-name="Standard">Encoder output index 4 -&gt; 0</text:p>
      <text:p text:style-name="Standard">Encoder output index 5 -&gt; 0</text:p>
      <text:p text:style-name="Standard">Encoder output index 6 -&gt; 1</text:p>
      <text:p text:style-name="Standard">Encoder output index 7 -&gt; 0</text:p>
      <text:p text:style-name="Standard">Encoder output index 8 -&gt; 0</text:p>
      <text:p text:style-name="Standard">Encoder output index 9 -&gt; 0</text:p>
      <text:p text:style-name="Standard">Encoder output index 10 -&gt; 0</text:p>
      <text:p text:style-name="Standard">Encoder output index 11 -&gt; 1</text:p>
      <text:p text:style-name="Standard">Encoder output index 12 -&gt; 1</text:p>
      <text:p text:style-name="Standard">Encoder output index 13 -&gt; 0</text:p>
      <text:p text:style-name="Standard">Encoder output index 14 -&gt; 1</text:p>
      <text:p text:style-name="Standard">Encoder output index 15 -&gt; 0</text:p>
      <text:p text:style-name="Standard">Encoder output index 16 -&gt; 1</text:p>
      <text:p text:style-name="Standard">Encoder output index 17 -&gt; 1</text:p>
      <text:p text:style-name="Standard">Encoder output index 18 -&gt; 1</text:p>
      <text:p text:style-name="Standard">Encoder output index 19 -&gt; 1</text:p>
      <text:p text:style-name="Standard">Encoder output index 20 -&gt; 1</text:p>
      <text:p text:style-name="Standard">Encoder output index 21 -&gt; 0</text:p>
      <text:p text:style-name="Standard">Encoder output index 22 -&gt; 0</text:p>
      <text:p text:style-name="Standard">Encoder output index 23 -&gt; 0</text:p>
      <text:p text:style-name="Standard">Encoder output index 24 -&gt; 0</text:p>
      <text:p text:style-name="Standard">Encoder output index 25 -&gt; 0</text:p>
      <text:p text:style-name="Standard">Encoder output index 26 -&gt; 1</text:p>
      <text:p text:style-name="Standard">Encoder output index 27 -&gt; 0</text:p>
      <text:p text:style-name="Standard">Encoder output index 28 -&gt; 0</text:p>
      <text:p text:style-name="Standard">Encoder output index 29 -&gt; 0</text:p>
      <text:p text:style-name="Standard">Encoder output index 30 -&gt; 1</text:p>
      <text:p text:style-name="Standard">Encoder output index 31 -&gt; 0</text:p>
      <text:p text:style-name="Standard">Encoder output index 32 -&gt; 1</text:p>
      <text:p text:style-name="Standard">Encoder output index 33 -&gt; 1</text:p>
      <text:p text:style-name="Standard">Encoder output index 34 -&gt; 1</text:p>
      <text:p text:style-name="Standard">Encoder output index 35 -&gt; 0</text:p>
      <text:p text:style-name="Standard">Encoder output index 36 -&gt; 0</text:p>
      <text:p text:style-name="Standard">Encoder output index 37 -&gt; 1</text:p>
      <text:p text:style-name="Standard">Encoder output index 38 -&gt; 0</text:p>
      <text:p text:style-name="Standard">Encoder output index 39 -&gt; 1</text:p>
      <text:p text:style-name="Standard">Encoder output index 40 -&gt; 0</text:p>
      <text:p text:style-name="Standard">Encoder output index 41 -&gt; 0</text:p>
      <text:p text:style-name="Standard">Encoder output index 42 -&gt; 1</text:p>
      <text:p text:style-name="Standard">Encoder output index 43 -&gt; 1</text:p>
      <text:p text:style-name="Standard">Encoder output index 44 -&gt; 0</text:p>
      <text:p text:style-name="Standard">Encoder output index 45 -&gt; 0</text:p>
      <text:p text:style-name="Standard">Encoder output index 46 -&gt; 0</text:p>
      <text:p text:style-name="Standard">Encoder output index 47 -&gt; 0</text:p>
      <text:p text:style-name="Standard">Encoder output index 48 -&gt; 1</text:p>
      <text:p text:style-name="Standard"><text:soft-page-break/>Encoder output index 49 -&gt; 1</text:p>
      <text:p text:style-name="Standard">Encoder output index 50 -&gt; 0</text:p>
      <text:p text:style-name="Standard">Encoder output index 51 -&gt; 0</text:p>
      <text:p text:style-name="Standard">Encoder output index 52 -&gt; 1</text:p>
      <text:p text:style-name="Standard">Encoder output index 53 -&gt; 0</text:p>
      <text:p text:style-name="Standard">Encoder output index 54 -&gt; 0</text:p>
      <text:p text:style-name="Standard">Encoder output index 55 -&gt; 1</text:p>
      <text:p text:style-name="Standard">Encoder output index 56 -&gt; 0</text:p>
      <text:p text:style-name="Standard">Encoder output index 57 -&gt; 0</text:p>
      <text:p text:style-name="Standard">Encoder output index 58 -&gt; 0</text:p>
      <text:p text:style-name="Standard">Encoder output index 59 -&gt; 0</text:p>
      <text:p text:style-name="Standard">Encoder output index 60 -&gt; 0</text:p>
      <text:p text:style-name="Standard">Encoder output index 61 -&gt; 1</text:p>
      <text:p text:style-name="Standard">Encoder output index 62 -&gt; 1</text:p>
      <text:p text:style-name="Standard">Encoder output index 63 -&gt; 1</text:p>
      <text:p text:style-name="Standard">Encoder output index 64 -&gt; 1</text:p>
      <text:p text:style-name="Standard">Encoder output index 65 -&gt; 0</text:p>
      <text:p text:style-name="Standard">Encoder output index 66 -&gt; 1</text:p>
      <text:p text:style-name="Standard">Encoder output index 67 -&gt; 0</text:p>
      <text:p text:style-name="Standard">Encoder output index 68 -&gt; 0</text:p>
      <text:p text:style-name="Standard">Encoder output index 69 -&gt; 0</text:p>
      <text:p text:style-name="Standard">Encoder output index 70 -&gt; 1</text:p>
      <text:p text:style-name="Standard">Encoder output index 71 -&gt; 0</text:p>
      <text:p text:style-name="Standard">Encoder output index 72 -&gt; 1</text:p>
      <text:p text:style-name="Standard">Encoder output index 73 -&gt; 1</text:p>
      <text:p text:style-name="Standard">Encoder output index 74 -&gt; 1</text:p>
      <text:p text:style-name="Standard">Encoder output index 75 -&gt; 0</text:p>
      <text:p text:style-name="Standard">Encoder output index 76 -&gt; 0</text:p>
      <text:p text:style-name="Standard">Encoder output index 77 -&gt; 0</text:p>
      <text:p text:style-name="Standard">Encoder output index 78 -&gt; 1</text:p>
      <text:p text:style-name="Standard">Encoder output index 79 -&gt; 1</text:p>
      <text:p text:style-name="Standard">Encoder output index 80 -&gt; 0</text:p>
      <text:p text:style-name="Standard">Encoder output index 81 -&gt; 0</text:p>
      <text:p text:style-name="Standard">Encoder output index 82 -&gt; 0</text:p>
      <text:p text:style-name="Standard">Encoder output index 83 -&gt; 1</text:p>
      <text:p text:style-name="Standard">Encoder output index 84 -&gt; 1</text:p>
      <text:p text:style-name="Standard">Encoder output index 85 -&gt; 1</text:p>
      <text:p text:style-name="Standard">Encoder output index 86 -&gt; 1</text:p>
      <text:p text:style-name="Standard">Encoder output index 87 -&gt; 1</text:p>
      <text:p text:style-name="Standard">Encoder output index 88 -&gt; 1</text:p>
      <text:p text:style-name="Standard">Encoder output index 89 -&gt; 1</text:p>
      <text:p text:style-name="Standard">Encoder output index 90 -&gt; 1</text:p>
      <text:p text:style-name="Standard">Encoder output index 91 -&gt; 1</text:p>
      <text:p text:style-name="Standard">Encoder output index 92 -&gt; 0</text:p>
      <text:p text:style-name="Standard">Encoder output index 93 -&gt; 1</text:p>
      <text:p text:style-name="Standard">Encoder output index 94 -&gt; 1</text:p>
      <text:p text:style-name="Standard">Encoder output index 95 -&gt; 1</text:p>
      <text:p text:style-name="Standard">Encoder output index 96 -&gt; 0</text:p>
      <text:p text:style-name="Standard">Encoder output index 97 -&gt; 0</text:p>
      <text:p text:style-name="Standard">Encoder output index 98 -&gt; 0</text:p>
      <text:p text:style-name="Standard">Encoder output index 99 -&gt; 1</text:p>
      <text:p text:style-name="Standard">Encoder output index 100 -&gt; 0</text:p>
      <text:p text:style-name="Standard"><text:soft-page-break/>Encoder output index 101 -&gt; 1</text:p>
      <text:p text:style-name="Standard">Encoder output index 102 -&gt; 0</text:p>
      <text:p text:style-name="Standard">Encoder output index 103 -&gt; 0</text:p>
      <text:p text:style-name="Standard">Encoder output index 104 -&gt; 0</text:p>
      <text:p text:style-name="Standard">Encoder output index 105 -&gt; 1</text:p>
      <text:p text:style-name="Standard">Encoder output index 106 -&gt; 0</text:p>
      <text:p text:style-name="Standard">Encoder output index 107 -&gt; 0</text:p>
      <text:p text:style-name="Standard">Encoder output index 108 -&gt; 0</text:p>
      <text:p text:style-name="Standard">Encoder output index 109 -&gt; 0</text:p>
      <text:p text:style-name="Standard">Encoder output index 110 -&gt; 1</text:p>
      <text:p text:style-name="Standard">Encoder output index 111 -&gt; 0</text:p>
      <text:p text:style-name="Standard">Encoder output index 112 -&gt; 0</text:p>
      <text:p text:style-name="Standard">Encoder output index 113 -&gt; 0</text:p>
      <text:p text:style-name="Standard">Encoder output index 114 -&gt; 1</text:p>
      <text:p text:style-name="Standard">Encoder output index 115 -&gt; 1</text:p>
      <text:p text:style-name="Standard">Encoder output index 116 -&gt; 1</text:p>
      <text:p text:style-name="Standard">Encoder output index 117 -&gt; 1</text:p>
      <text:p text:style-name="Standard">Encoder output index 118 -&gt; 1</text:p>
      <text:p text:style-name="Standard">Encoder output index 119 -&gt; 1</text:p>
      <text:p text:style-name="Standard">Encoder output index 120 -&gt; 0</text:p>
      <text:p text:style-name="Standard">Encoder output index 121 -&gt; 0</text:p>
      <text:p text:style-name="Standard">Encoder output index 122 -&gt; 1</text:p>
      <text:p text:style-name="Standard">Encoder output index 123 -&gt; 1</text:p>
      <text:p text:style-name="Standard">Encoder output index 124 -&gt; 1</text:p>
      <text:p text:style-name="Standard">Encoder output index 125 -&gt; 0</text:p>
      <text:p text:style-name="Standard">Encoder output index 126 -&gt; 0</text:p>
      <text:p text:style-name="Standard">Encoder output index 127 -&gt; 0</text:p>
      <text:p text:style-name="Standard">Encoder output index 128 -&gt; 1</text:p>
      <text:p text:style-name="Standard">Encoder output index 129 -&gt; 1</text:p>
      <text:p text:style-name="Standard">Encoder output index 130 -&gt; 0</text:p>
      <text:p text:style-name="Standard">Encoder output index 131 -&gt; 1</text:p>
      <text:p text:style-name="Standard">Encoder output index 132 -&gt; 0</text:p>
      <text:p text:style-name="Standard">Encoder output index 133 -&gt; 1</text:p>
      <text:p text:style-name="Standard">Encoder output index 134 -&gt; 0</text:p>
      <text:p text:style-name="Standard">Encoder output index 135 -&gt; 0</text:p>
      <text:p text:style-name="Standard">Encoder output index 136 -&gt; 0</text:p>
      <text:p text:style-name="Standard">Encoder output index 137 -&gt; 0</text:p>
      <text:p text:style-name="Standard">Encoder output index 138 -&gt; 0</text:p>
      <text:p text:style-name="Standard">Encoder output index 139 -&gt; 0</text:p>
      <text:p text:style-name="Standard">Encoder output index 140 -&gt; 1</text:p>
      <text:p text:style-name="Standard">Encoder output index 141 -&gt; 0</text:p>
      <text:p text:style-name="Standard">Encoder output index 142 -&gt; 1</text:p>
      <text:p text:style-name="Standard">Encoder output index 143 -&gt; 0</text:p>
      <text:p text:style-name="Standard">Encoder output index 144 -&gt; 0</text:p>
      <text:p text:style-name="Standard">Encoder output index 145 -&gt; 1</text:p>
      <text:p text:style-name="Standard">Encoder output index 146 -&gt; 1</text:p>
      <text:p text:style-name="Standard">Encoder output index 147 -&gt; 1</text:p>
      <text:p text:style-name="Standard">Encoder output index 148 -&gt; 0</text:p>
      <text:p text:style-name="Standard">Encoder output index 149 -&gt; 1</text:p>
      <text:p text:style-name="Standard">Encoder output index 150 -&gt; 0</text:p>
      <text:p text:style-name="Standard">Encoder output index 151 -&gt; 1</text:p>
      <text:p text:style-name="Standard">Encoder output index 152 -&gt; 1</text:p>
      <text:p text:style-name="Standard"><text:soft-page-break/>Encoder output index 153 -&gt; 1</text:p>
      <text:p text:style-name="Standard">Encoder output index 154 -&gt; 1</text:p>
      <text:p text:style-name="Standard">Encoder output index 155 -&gt; 0</text:p>
      <text:p text:style-name="Standard">Encoder output index 156 -&gt; 1</text:p>
      <text:p text:style-name="Standard">Encoder output index 157 -&gt; 0</text:p>
      <text:p text:style-name="Standard">Encoder output index 158 -&gt; 1</text:p>
      <text:p text:style-name="Standard">Encoder output index 159 -&gt; 1</text:p>
      <text:p text:style-name="Standard">Encoder output index 160 -&gt; 1</text:p>
      <text:p text:style-name="Standard">Encoder output index 161 -&gt; 1</text:p>
      <text:p text:style-name="Standard">Encoder output index 162 -&gt; 1</text:p>
      <text:p text:style-name="Standard">Encoder output index 163 -&gt; 1</text:p>
      <text:p text:style-name="Standard">Encoder output index 164 -&gt; 1</text:p>
      <text:p text:style-name="Standard">Encoder output index 165 -&gt; 1</text:p>
      <text:p text:style-name="Standard">Encoder output index 166 -&gt; 1</text:p>
      <text:p text:style-name="Standard">Encoder output index 167 -&gt; 1</text:p>
      <text:p text:style-name="Standard">Encoder output index 168 -&gt; 0</text:p>
      <text:p text:style-name="Standard">Encoder output index 169 -&gt; 0</text:p>
      <text:p text:style-name="Standard">Encoder output index 170 -&gt; 1</text:p>
      <text:p text:style-name="Standard">Encoder output index 171 -&gt; 1</text:p>
      <text:p text:style-name="Standard">Encoder output index 172 -&gt; 0</text:p>
      <text:p text:style-name="Standard">Encoder output index 173 -&gt; 0</text:p>
      <text:p text:style-name="Standard">Encoder output index 174 -&gt; 0</text:p>
      <text:p text:style-name="Standard">Encoder output index 175 -&gt; 0</text:p>
      <text:p text:style-name="Standard">Encoder output index 176 -&gt; 0</text:p>
      <text:p text:style-name="Standard">Encoder output index 177 -&gt; 1</text:p>
      <text:p text:style-name="Standard">Encoder output index 178 -&gt; 0</text:p>
      <text:p text:style-name="Standard">Encoder output index 179 -&gt; 1</text:p>
      <text:p text:style-name="Standard">Encoder output index 180 -&gt; 0</text:p>
      <text:p text:style-name="Standard">Encoder output index 181 -&gt; 0</text:p>
      <text:p text:style-name="Standard">Encoder output index 182 -&gt; 1</text:p>
      <text:p text:style-name="Standard">Encoder output index 183 -&gt; 0</text:p>
      <text:p text:style-name="Standard">Encoder output index 184 -&gt; 0</text:p>
      <text:p text:style-name="Standard">Encoder output index 185 -&gt; 1</text:p>
      <text:p text:style-name="Standard">Encoder output index 186 -&gt; 0</text:p>
      <text:p text:style-name="Standard">Encoder output index 187 -&gt; 0</text:p>
      <text:p text:style-name="Standard">Encoder output index 188 -&gt; 1</text:p>
      <text:p text:style-name="Standard">Encoder output index 189 -&gt; 1</text:p>
      <text:p text:style-name="Standard">Encoder output index 190 -&gt; 0</text:p>
      <text:p text:style-name="Standard">Encoder output index 191 -&gt; 1</text:p>
      <text:p text:style-name="Standard">Encoder output index 192 -&gt; 0</text:p>
      <text:p text:style-name="Standard">Encoder output index 193 -&gt; 1</text:p>
      <text:p text:style-name="Standard">Encoder output index 194 -&gt; 0</text:p>
      <text:p text:style-name="Standard">Encoder output index 195 -&gt; 0</text:p>
      <text:p text:style-name="Standard">Encoder output index 196 -&gt; 1</text:p>
      <text:p text:style-name="Standard">Encoder output index 197 -&gt; 1</text:p>
      <text:p text:style-name="Standard">Encoder output index 198 -&gt; 0</text:p>
      <text:p text:style-name="Standard">Encoder output index 199 -&gt; 0</text:p>
      <text:p text:style-name="Standard">Encoder output index 200 -&gt; 0</text:p>
      <text:p text:style-name="Standard">Encoder output index 201 -&gt; 1</text:p>
      <text:p text:style-name="Standard">Encoder output index 202 -&gt; 1</text:p>
      <text:p text:style-name="Standard">Encoder output index 203 -&gt; 0</text:p>
      <text:p text:style-name="Standard">Encoder output index 204 -&gt; 1</text:p>
      <text:p text:style-name="Standard"><text:soft-page-break/>Encoder output index 205 -&gt; 1</text:p>
      <text:p text:style-name="Standard">Encoder output index 206 -&gt; 1</text:p>
      <text:p text:style-name="Standard">Encoder output index 207 -&gt; 1</text:p>
      <text:p text:style-name="Standard">Encoder output index 208 -&gt; 0</text:p>
      <text:p text:style-name="Standard">Encoder output index 209 -&gt; 0</text:p>
      <text:p text:style-name="Standard">Encoder output index 210 -&gt; 1</text:p>
      <text:p text:style-name="Standard">Encoder output index 211 -&gt; 1</text:p>
      <text:p text:style-name="Standard">Encoder output index 212 -&gt; 0</text:p>
      <text:p text:style-name="Standard">Encoder output index 213 -&gt; 0</text:p>
      <text:p text:style-name="Standard">Encoder output index 214 -&gt; 1</text:p>
      <text:p text:style-name="Standard">Encoder output index 215 -&gt; 0</text:p>
      <text:p text:style-name="Standard">Encoder output index 216 -&gt; 0</text:p>
      <text:p text:style-name="Standard">Encoder output index 217 -&gt; 1</text:p>
      <text:p text:style-name="Standard">Encoder output index 218 -&gt; 1</text:p>
      <text:p text:style-name="Standard">Encoder output index 219 -&gt; 0</text:p>
      <text:p text:style-name="Standard">Encoder output index 220 -&gt; 1</text:p>
      <text:p text:style-name="Standard">Encoder output index 221 -&gt; 1</text:p>
      <text:p text:style-name="Standard">Encoder output index 222 -&gt; 0</text:p>
      <text:p text:style-name="Standard">Encoder output index 223 -&gt; 1</text:p>
      <text:p text:style-name="Standard">Encoder output index 224 -&gt; 1</text:p>
      <text:p text:style-name="Standard">Encoder output index 225 -&gt; 1</text:p>
      <text:p text:style-name="Standard">Encoder output index 226 -&gt; 0</text:p>
      <text:p text:style-name="Standard">Encoder output index 227 -&gt; 1</text:p>
      <text:p text:style-name="Standard">Encoder output index 228 -&gt; 0</text:p>
      <text:p text:style-name="Standard">Encoder output index 229 -&gt; 0</text:p>
      <text:p text:style-name="Standard">Encoder output index 230 -&gt; 1</text:p>
      <text:p text:style-name="Standard">Encoder output index 231 -&gt; 0</text:p>
      <text:p text:style-name="Standard">Encoder output index 232 -&gt; 0</text:p>
      <text:p text:style-name="Standard">Encoder output index 233 -&gt; 0</text:p>
      <text:p text:style-name="Standard">Encoder output index 234 -&gt; 1</text:p>
      <text:p text:style-name="Standard">Encoder output index 235 -&gt; 1</text:p>
      <text:p text:style-name="Standard">Encoder output index 236 -&gt; 1</text:p>
      <text:p text:style-name="Standard">Encoder output index 237 -&gt; 1</text:p>
      <text:p text:style-name="Standard">Encoder output index 238 -&gt; 1</text:p>
      <text:p text:style-name="Standard">Encoder output index 239 -&gt; 1</text:p>
      <text:p text:style-name="Standard">Encoder output index 240 -&gt; 0</text:p>
      <text:p text:style-name="Standard">Encoder output index 241 -&gt; 0</text:p>
      <text:p text:style-name="Standard">Encoder output index 242 -&gt; 1</text:p>
      <text:p text:style-name="Standard">Encoder output index 243 -&gt; 0</text:p>
      <text:p text:style-name="Standard">Encoder output index 244 -&gt; 0</text:p>
      <text:p text:style-name="Standard">Encoder output index 245 -&gt; 1</text:p>
      <text:p text:style-name="Standard">Encoder output index 246 -&gt; 0</text:p>
      <text:p text:style-name="Standard">Encoder output index 247 -&gt; 0</text:p>
      <text:p text:style-name="Standard">Encoder output index 248 -&gt; 0</text:p>
      <text:p text:style-name="Standard">Encoder output index 249 -&gt; 0</text:p>
      <text:p text:style-name="Standard">Encoder output index 250 -&gt; 1</text:p>
      <text:p text:style-name="Standard">Encoder output index 251 -&gt; 0</text:p>
      <text:p text:style-name="Standard">Encoder output index 252 -&gt; 1</text:p>
      <text:p text:style-name="Standard">Encoder output index 253 -&gt; 1</text:p>
      <text:p text:style-name="Standard">Encoder output index 254 -&gt; 1</text:p>
      <text:p text:style-name="Standard">Encoder output index 255 -&gt; 1</text:p>
      <text:p text:style-name="Standard">Encoder output index 256 -&gt; 0</text:p>
      <text:p text:style-name="Standard"><text:soft-page-break/>Encoder output index 257 -&gt; 0</text:p>
      <text:p text:style-name="Standard">Encoder output index 258 -&gt; 0</text:p>
      <text:p text:style-name="Standard">Encoder output index 259 -&gt; 0</text:p>
      <text:p text:style-name="Standard">Encoder output index 260 -&gt; 0</text:p>
      <text:p text:style-name="Standard">Encoder output index 261 -&gt; 1</text:p>
      <text:p text:style-name="Standard">Encoder output index 262 -&gt; 1</text:p>
      <text:p text:style-name="Standard">Encoder output index 263 -&gt; 1</text:p>
      <text:p text:style-name="Standard">Encoder output index 264 -&gt; 1</text:p>
      <text:p text:style-name="Standard">Encoder output index 265 -&gt; 0</text:p>
      <text:p text:style-name="Standard">Encoder output index 266 -&gt; 0</text:p>
      <text:p text:style-name="Standard">Encoder output index 267 -&gt; 0</text:p>
      <text:p text:style-name="Standard">Encoder output index 268 -&gt; 0</text:p>
      <text:p text:style-name="Standard">Encoder output index 269 -&gt; 0</text:p>
      <text:p text:style-name="Standard">Encoder output index 270 -&gt; 0</text:p>
      <text:p text:style-name="Standard">Encoder output index 271 -&gt; 0</text:p>
      <text:p text:style-name="Standard">Encoder output index 272 -&gt; 0</text:p>
      <text:p text:style-name="Standard">Encoder output index 273 -&gt; 1</text:p>
      <text:p text:style-name="Standard">Encoder output index 274 -&gt; 0</text:p>
      <text:p text:style-name="Standard">Encoder output index 275 -&gt; 0</text:p>
      <text:p text:style-name="Standard">Encoder output index 276 -&gt; 0</text:p>
      <text:p text:style-name="Standard">Encoder output index 277 -&gt; 1</text:p>
      <text:p text:style-name="Standard">Encoder output index 278 -&gt; 1</text:p>
      <text:p text:style-name="Standard">Encoder output index 279 -&gt; 1</text:p>
      <text:p text:style-name="Standard">Encoder output index 280 -&gt; 0</text:p>
      <text:p text:style-name="Standard">Encoder output index 281 -&gt; 1</text:p>
      <text:p text:style-name="Standard">Encoder output index 282 -&gt; 1</text:p>
      <text:p text:style-name="Standard">Encoder output index 283 -&gt; 1</text:p>
      <text:p text:style-name="Standard">Encoder output index 284 -&gt; 1</text:p>
      <text:p text:style-name="Standard">Encoder output index 285 -&gt; 0</text:p>
      <text:p text:style-name="Standard">Encoder output index 286 -&gt; 1</text:p>
      <text:p text:style-name="Standard">Encoder output index 287 -&gt; 1</text:p>
      <text:p text:style-name="Standard">Encoder output index 288 -&gt; 0</text:p>
      <text:p text:style-name="Standard">Encoder output index 289 -&gt; 1</text:p>
      <text:p text:style-name="Standard">Encoder output index 290 -&gt; 1</text:p>
      <text:p text:style-name="Standard">Encoder output index 291 -&gt; 1</text:p>
      <text:p text:style-name="Standard">Encoder output index 292 -&gt; 0</text:p>
      <text:p text:style-name="Standard">Encoder output index 293 -&gt; 1</text:p>
      <text:p text:style-name="Standard">Encoder output index 294 -&gt; 0</text:p>
      <text:p text:style-name="Standard">Encoder output index 295 -&gt; 1</text:p>
      <text:p text:style-name="Standard">Encoder output index 296 -&gt; 0</text:p>
      <text:p text:style-name="Standard">Encoder output index 297 -&gt; 0</text:p>
      <text:p text:style-name="Standard">Encoder output index 298 -&gt; 1</text:p>
      <text:p text:style-name="Standard">Encoder output index 299 -&gt; 1</text:p>
      <text:p text:style-name="Standard">Encoder output index 300 -&gt; 0</text:p>
      <text:p text:style-name="Standard">Encoder output index 301 -&gt; 0</text:p>
      <text:p text:style-name="Standard">Encoder output index 302 -&gt; 1</text:p>
      <text:p text:style-name="Standard">Encoder output index 303 -&gt; 0</text:p>
      <text:p text:style-name="Standard">Encoder output index 304 -&gt; 1</text:p>
      <text:p text:style-name="Standard">Encoder output index 305 -&gt; 0</text:p>
      <text:p text:style-name="Standard">Encoder output index 306 -&gt; 1</text:p>
      <text:p text:style-name="Standard">Encoder output index 307 -&gt; 0</text:p>
      <text:p text:style-name="Standard">Encoder output index 308 -&gt; 1</text:p>
      <text:p text:style-name="Standard"><text:soft-page-break/>Encoder output index 309 -&gt; 1</text:p>
      <text:p text:style-name="Standard">Encoder output index 310 -&gt; 1</text:p>
      <text:p text:style-name="Standard">Encoder output index 311 -&gt; 0</text:p>
      <text:p text:style-name="Standard">Encoder output index 312 -&gt; 1</text:p>
      <text:p text:style-name="Standard">Encoder output index 313 -&gt; 0</text:p>
      <text:p text:style-name="Standard">Encoder output index 314 -&gt; 0</text:p>
      <text:p text:style-name="Standard">Encoder output index 315 -&gt; 1</text:p>
      <text:p text:style-name="Standard">Encoder output index 316 -&gt; 0</text:p>
      <text:p text:style-name="Standard">Encoder output index 317 -&gt; 0</text:p>
      <text:p text:style-name="Standard">Encoder output index 318 -&gt; 0</text:p>
      <text:p text:style-name="Standard">Encoder output index 319 -&gt; 0</text:p>
      <text:p text:style-name="Standard">Encoder output index 320 -&gt; 1</text:p>
      <text:p text:style-name="Standard">Encoder output index 321 -&gt; 0</text:p>
      <text:p text:style-name="Standard">Encoder output index 322 -&gt; 1</text:p>
      <text:p text:style-name="Standard">Encoder output index 323 -&gt; 0</text:p>
      <text:p text:style-name="Standard">Encoder output index 324 -&gt; 1</text:p>
      <text:p text:style-name="Standard">Encoder output index 325 -&gt; 1</text:p>
      <text:p text:style-name="Standard">Encoder output index 326 -&gt; 0</text:p>
      <text:p text:style-name="Standard">Encoder output index 327 -&gt; 0</text:p>
      <text:p text:style-name="Standard">Encoder output index 328 -&gt; 0</text:p>
      <text:p text:style-name="Standard">Encoder output index 329 -&gt; 0</text:p>
      <text:p text:style-name="Standard">Encoder output index 330 -&gt; 0</text:p>
      <text:p text:style-name="Standard">Encoder output index 331 -&gt; 1</text:p>
      <text:p text:style-name="Standard">Encoder output index 332 -&gt; 0</text:p>
      <text:p text:style-name="Standard">Encoder output index 333 -&gt; 0</text:p>
      <text:p text:style-name="Standard">Encoder output index 334 -&gt; 0</text:p>
      <text:p text:style-name="Standard">Encoder output index 335 -&gt; 0</text:p>
      <text:p text:style-name="Standard">Encoder output index 336 -&gt; 1</text:p>
      <text:p text:style-name="Standard">Encoder output index 337 -&gt; 1</text:p>
      <text:p text:style-name="Standard">Encoder output index 338 -&gt; 0</text:p>
      <text:p text:style-name="Standard">Encoder output index 339 -&gt; 1</text:p>
      <text:p text:style-name="Standard">Encoder output index 340 -&gt; 0</text:p>
      <text:p text:style-name="Standard">Encoder output index 341 -&gt; 1</text:p>
      <text:p text:style-name="Standard">Encoder output index 342 -&gt; 0</text:p>
      <text:p text:style-name="Standard">Encoder output index 343 -&gt; 1</text:p>
      <text:p text:style-name="Standard">Encoder output index 344 -&gt; 0</text:p>
      <text:p text:style-name="Standard">Encoder output index 345 -&gt; 1</text:p>
      <text:p text:style-name="Standard">Encoder output index 346 -&gt; 1</text:p>
      <text:p text:style-name="Standard">Encoder output index 347 -&gt; 1</text:p>
      <text:p text:style-name="Standard">Encoder output index 348 -&gt; 1</text:p>
      <text:p text:style-name="Standard">Encoder output index 349 -&gt; 1</text:p>
      <text:p text:style-name="Standard">Encoder output index 350 -&gt; 0</text:p>
      <text:p text:style-name="Standard">Encoder output index 351 -&gt; 0</text:p>
      <text:p text:style-name="Standard">Encoder output index 352 -&gt; 0</text:p>
      <text:p text:style-name="Standard">Encoder output index 353 -&gt; 0</text:p>
      <text:p text:style-name="Standard">Encoder output index 354 -&gt; 0</text:p>
      <text:p text:style-name="Standard">Encoder output index 355 -&gt; 1</text:p>
      <text:p text:style-name="Standard">Encoder output index 356 -&gt; 0</text:p>
      <text:p text:style-name="Standard">Encoder output index 357 -&gt; 1</text:p>
      <text:p text:style-name="Standard">Encoder output index 358 -&gt; 0</text:p>
      <text:p text:style-name="Standard">Encoder output index 359 -&gt; 0</text:p>
      <text:p text:style-name="Standard">Encoder output index 360 -&gt; 0</text:p>
      <text:p text:style-name="Standard"><text:soft-page-break/>Encoder output index 361 -&gt; 0</text:p>
      <text:p text:style-name="Standard">Encoder output index 362 -&gt; 0</text:p>
      <text:p text:style-name="Standard">Encoder output index 363 -&gt; 1</text:p>
      <text:p text:style-name="Standard">Encoder output index 364 -&gt; 1</text:p>
      <text:p text:style-name="Standard">Encoder output index 365 -&gt; 0</text:p>
      <text:p text:style-name="Standard">Encoder output index 366 -&gt; 0</text:p>
      <text:p text:style-name="Standard">Encoder output index 367 -&gt; 0</text:p>
      <text:p text:style-name="Standard">Encoder output index 368 -&gt; 0</text:p>
      <text:p text:style-name="Standard">Encoder output index 369 -&gt; 0</text:p>
      <text:p text:style-name="Standard">Encoder output index 370 -&gt; 0</text:p>
      <text:p text:style-name="Standard">Encoder output index 371 -&gt; 1</text:p>
      <text:p text:style-name="Standard">Encoder output index 372 -&gt; 0</text:p>
      <text:p text:style-name="Standard">Encoder output index 373 -&gt; 0</text:p>
      <text:p text:style-name="Standard">Encoder output index 374 -&gt; 0</text:p>
      <text:p text:style-name="Standard">Encoder output index 375 -&gt; 1</text:p>
      <text:p text:style-name="Standard">Encoder output index 376 -&gt; 0</text:p>
      <text:p text:style-name="Standard">Encoder output index 377 -&gt; 0</text:p>
      <text:p text:style-name="Standard">Encoder output index 378 -&gt; 1</text:p>
      <text:p text:style-name="Standard">Encoder output index 379 -&gt; 0</text:p>
      <text:p text:style-name="Standard">Encoder output index 380 -&gt; 1</text:p>
      <text:p text:style-name="Standard">Encoder output index 381 -&gt; 0</text:p>
      <text:p text:style-name="Standard">Encoder output index 382 -&gt; 0</text:p>
      <text:p text:style-name="Standard">Encoder output index 383 -&gt; 0</text:p>
      <text:p text:style-name="Standard">Encoder output index 384 -&gt; 0</text:p>
      <text:p text:style-name="Standard">Encoder output index 385 -&gt; 1</text:p>
      <text:p text:style-name="Standard">Encoder output index 386 -&gt; 1</text:p>
      <text:p text:style-name="Standard">Encoder output index 387 -&gt; 1</text:p>
      <text:p text:style-name="Standard">Encoder output index 388 -&gt; 1</text:p>
      <text:p text:style-name="Standard">Encoder output index 389 -&gt; 0</text:p>
      <text:p text:style-name="Standard">Encoder output index 390 -&gt; 1</text:p>
      <text:p text:style-name="Standard">Encoder output index 391 -&gt; 0</text:p>
      <text:p text:style-name="Standard">Encoder output index 392 -&gt; 0</text:p>
      <text:p text:style-name="Standard">Encoder output index 393 -&gt; 1</text:p>
      <text:p text:style-name="Standard">Encoder output index 394 -&gt; 1</text:p>
      <text:p text:style-name="Standard">Encoder output index 395 -&gt; 0</text:p>
      <text:p text:style-name="Standard">Encoder output index 396 -&gt; 1</text:p>
      <text:p text:style-name="Standard">Encoder output index 397 -&gt; 1</text:p>
      <text:p text:style-name="Standard">Encoder output index 398 -&gt; 0</text:p>
      <text:p text:style-name="Standard">Encoder output index 399 -&gt; 1</text:p>
      <text:p text:style-name="Standard">Encoder output index 400 -&gt; 0</text:p>
      <text:p text:style-name="Standard">Encoder output index 401 -&gt; 1</text:p>
      <text:p text:style-name="Standard">Encoder output index 402 -&gt; 0</text:p>
      <text:p text:style-name="Standard">Encoder output index 403 -&gt; 1</text:p>
      <text:p text:style-name="Standard">Encoder output index 404 -&gt; 0</text:p>
      <text:p text:style-name="Standard">Encoder output index 405 -&gt; 1</text:p>
      <text:p text:style-name="Standard">Encoder output index 406 -&gt; 0</text:p>
      <text:p text:style-name="Standard">Encoder output index 407 -&gt; 1</text:p>
      <text:p text:style-name="Standard">Encoder output index 408 -&gt; 1</text:p>
      <text:p text:style-name="Standard">Encoder output index 409 -&gt; 0</text:p>
      <text:p text:style-name="Standard">Encoder output index 410 -&gt; 0</text:p>
      <text:p text:style-name="Standard">Encoder output index 411 -&gt; 0</text:p>
      <text:p text:style-name="Standard">Encoder output index 412 -&gt; 1</text:p>
      <text:p text:style-name="Standard"><text:soft-page-break/>Encoder output index 413 -&gt; 1</text:p>
      <text:p text:style-name="Standard">Encoder output index 414 -&gt; 0</text:p>
      <text:p text:style-name="Standard">Encoder output index 415 -&gt; 1</text:p>
      <text:p text:style-name="Standard">Encoder output index 416 -&gt; 0</text:p>
      <text:p text:style-name="Standard">Encoder output index 417 -&gt; 0</text:p>
      <text:p text:style-name="Standard">Encoder output index 418 -&gt; 1</text:p>
      <text:p text:style-name="Standard">Encoder output index 419 -&gt; 1</text:p>
      <text:p text:style-name="Standard">Encoder output index 420 -&gt; 0</text:p>
      <text:p text:style-name="Standard">Encoder output index 421 -&gt; 1</text:p>
      <text:p text:style-name="Standard">Encoder output index 422 -&gt; 0</text:p>
      <text:p text:style-name="Standard">Encoder output index 423 -&gt; 0</text:p>
      <text:p text:style-name="Standard">Encoder output index 424 -&gt; 1</text:p>
      <text:p text:style-name="Standard">Encoder output index 425 -&gt; 0</text:p>
      <text:p text:style-name="Standard">Encoder output index 426 -&gt; 1</text:p>
      <text:p text:style-name="Standard">Encoder output index 427 -&gt; 1</text:p>
      <text:p text:style-name="Standard">Encoder output index 428 -&gt; 1</text:p>
      <text:p text:style-name="Standard">Encoder output index 429 -&gt; 0</text:p>
      <text:p text:style-name="Standard">Encoder output index 430 -&gt; 0</text:p>
      <text:p text:style-name="Standard">Encoder output index 431 -&gt; 0</text:p>
      <text:p text:style-name="Standard">Encoder output index 432 -&gt; 1</text:p>
      <text:p text:style-name="Standard">Encoder output index 433 -&gt; 1</text:p>
      <text:p text:style-name="Standard">Encoder output index 434 -&gt; 0</text:p>
      <text:p text:style-name="Standard">Encoder output index 435 -&gt; 1</text:p>
      <text:p text:style-name="Standard">Encoder output index 436 -&gt; 1</text:p>
      <text:p text:style-name="Standard">Encoder output index 437 -&gt; 0</text:p>
      <text:p text:style-name="Standard">Encoder output index 438 -&gt; 1</text:p>
      <text:p text:style-name="Standard">Encoder output index 439 -&gt; 0</text:p>
      <text:p text:style-name="Standard">Encoder output index 440 -&gt; 1</text:p>
      <text:p text:style-name="Standard">Encoder output index 441 -&gt; 0</text:p>
      <text:p text:style-name="Standard">Encoder output index 442 -&gt; 0</text:p>
      <text:p text:style-name="Standard">Encoder output index 443 -&gt; 0</text:p>
      <text:p text:style-name="Standard">Encoder output index 444 -&gt; 1</text:p>
      <text:p text:style-name="Standard">Encoder output index 445 -&gt; 1</text:p>
      <text:p text:style-name="Standard">Encoder output index 446 -&gt; 1</text:p>
      <text:p text:style-name="Standard">Encoder output index 447 -&gt; 1</text:p>
      <text:p text:style-name="Standard">Encoder output index 448 -&gt; 0</text:p>
      <text:p text:style-name="Standard">Encoder output index 449 -&gt; 0</text:p>
      <text:p text:style-name="Standard">Encoder output index 450 -&gt; 0</text:p>
      <text:p text:style-name="Standard">Encoder output index 451 -&gt; 1</text:p>
      <text:p text:style-name="Standard">Encoder output index 452 -&gt; 0</text:p>
      <text:p text:style-name="Standard">Encoder output index 453 -&gt; 1</text:p>
      <text:p text:style-name="Standard">Encoder output index 454 -&gt; 0</text:p>
      <text:p text:style-name="Standard">Encoder output index 455 -&gt; 0</text:p>
      <text:p text:style-name="Standard">Encoder output index 456 -&gt; 1</text:p>
      <text:p text:style-name="Standard">Encoder output index 457 -&gt; 1</text:p>
      <text:p text:style-name="Standard">Encoder output index 458 -&gt; 0</text:p>
      <text:p text:style-name="Standard">Encoder output index 459 -&gt; 1</text:p>
      <text:p text:style-name="Standard">Encoder output index 460 -&gt; 0</text:p>
      <text:p text:style-name="Standard">Encoder output index 461 -&gt; 0</text:p>
      <text:p text:style-name="Standard">Encoder output index 462 -&gt; 1</text:p>
      <text:p text:style-name="Standard">Encoder output index 463 -&gt; 0</text:p>
      <text:p text:style-name="Standard">Encoder output index 464 -&gt; 1</text:p>
      <text:p text:style-name="Standard"><text:soft-page-break/>Encoder output index 465 -&gt; 1</text:p>
      <text:p text:style-name="Standard">Encoder output index 466 -&gt; 1</text:p>
      <text:p text:style-name="Standard">Encoder output index 467 -&gt; 1</text:p>
      <text:p text:style-name="Standard">Encoder output index 468 -&gt; 0</text:p>
      <text:p text:style-name="Standard">Encoder output index 469 -&gt; 1</text:p>
      <text:p text:style-name="Standard">Encoder output index 470 -&gt; 1</text:p>
      <text:p text:style-name="Standard">Encoder output index 471 -&gt; 1</text:p>
      <text:p text:style-name="Standard">Encoder output index 472 -&gt; 0</text:p>
      <text:p text:style-name="Standard">Encoder output index 473 -&gt; 1</text:p>
      <text:p text:style-name="Standard">Encoder output index 474 -&gt; 0</text:p>
      <text:p text:style-name="Standard">Encoder output index 475 -&gt; 1</text:p>
      <text:p text:style-name="Standard">Encoder output index 476 -&gt; 0</text:p>
      <text:p text:style-name="Standard">Encoder output index 477 -&gt; 1</text:p>
      <text:p text:style-name="Standard">Encoder output index 478 -&gt; 0</text:p>
      <text:p text:style-name="Standard">Encoder output index 479 -&gt; 1</text:p>
      <text:p text:style-name="Standard">Encoder output index 480 -&gt; 0</text:p>
      <text:p text:style-name="Standard">Encoder output index 481 -&gt; 0</text:p>
      <text:p text:style-name="Standard">Encoder output index 482 -&gt; 0</text:p>
      <text:p text:style-name="Standard">Encoder output index 483 -&gt; 1</text:p>
      <text:p text:style-name="Standard">Encoder output index 484 -&gt; 1</text:p>
      <text:p text:style-name="Standard">Encoder output index 485 -&gt; 0</text:p>
      <text:p text:style-name="Standard">Encoder output index 486 -&gt; 0</text:p>
      <text:p text:style-name="Standard">Encoder output index 487 -&gt; 1</text:p>
      <text:p text:style-name="Standard">Encoder output index 488 -&gt; 1</text:p>
      <text:p text:style-name="Standard">Encoder output index 489 -&gt; 0</text:p>
      <text:p text:style-name="Standard">Encoder output index 490 -&gt; 1</text:p>
      <text:p text:style-name="Standard">Encoder output index 491 -&gt; 1</text:p>
      <text:p text:style-name="Standard">Encoder output index 492 -&gt; 0</text:p>
      <text:p text:style-name="Standard">Encoder output index 493 -&gt; 0</text:p>
      <text:p text:style-name="Standard">Encoder output index 494 -&gt; 0</text:p>
      <text:p text:style-name="Standard">Encoder output index 495 -&gt; 0</text:p>
      <text:p text:style-name="Standard">Encoder output index 496 -&gt; 1</text:p>
      <text:p text:style-name="Standard">Encoder output index 497 -&gt; 1</text:p>
      <text:p text:style-name="Standard">Encoder output index 498 -&gt; 1</text:p>
      <text:p text:style-name="Standard">Encoder output index 499 -&gt; 0</text:p>
      <text:p text:style-name="Standard">Encoder output index 500 -&gt; 0</text:p>
      <text:p text:style-name="Standard">Encoder output index 501 -&gt; 0</text:p>
      <text:p text:style-name="Standard">Encoder output index 502 -&gt; 0</text:p>
      <text:p text:style-name="Standard">Encoder output index 503 -&gt; 0</text:p>
      <text:p text:style-name="Standard">Encoder output index 504 -&gt; 1</text:p>
      <text:p text:style-name="Standard">Encoder output index 505 -&gt; 0</text:p>
      <text:p text:style-name="Standard">Encoder output index 506 -&gt; 1</text:p>
      <text:p text:style-name="Standard">Encoder output index 507 -&gt; 0</text:p>
      <text:p text:style-name="Standard">Encoder output index 508 -&gt; 1</text:p>
      <text:p text:style-name="Standard">Encoder output index 509 -&gt; 1</text:p>
      <text:p text:style-name="Standard">Encoder output index 510 -&gt; 1</text:p>
      <text:p text:style-name="Standard">Encoder output index 511 -&gt; 1</text:p>
      <text:p text:style-name="Standard">Encoder output index 512 -&gt; 0</text:p>
      <text:p text:style-name="Standard">Encoder output index 513 -&gt; 0</text:p>
      <text:p text:style-name="Standard">Encoder output index 514 -&gt; 0</text:p>
      <text:p text:style-name="Standard">Encoder output index 515 -&gt; 1</text:p>
      <text:p text:style-name="Standard">Encoder output index 516 -&gt; 1</text:p>
      <text:p text:style-name="Standard"><text:soft-page-break/>Encoder output index 517 -&gt; 1</text:p>
      <text:p text:style-name="Standard">Encoder output index 518 -&gt; 0</text:p>
      <text:p text:style-name="Standard">Encoder output index 519 -&gt; 1</text:p>
      <text:p text:style-name="Standard">Encoder output index 520 -&gt; 1</text:p>
      <text:p text:style-name="Standard">Encoder output index 521 -&gt; 1</text:p>
      <text:p text:style-name="Standard">Encoder output index 522 -&gt; 1</text:p>
      <text:p text:style-name="Standard">Encoder output index 523 -&gt; 1</text:p>
      <text:p text:style-name="Standard">Encoder output index 524 -&gt; 1</text:p>
      <text:p text:style-name="Standard">Encoder output index 525 -&gt; 0</text:p>
      <text:p text:style-name="Standard">Encoder output index 526 -&gt; 1</text:p>
      <text:p text:style-name="Standard">Encoder output index 527 -&gt; 0</text:p>
      <text:p text:style-name="Standard">Encoder output index 528 -&gt; 0</text:p>
      <text:p text:style-name="Standard">Encoder output index 529 -&gt; 1</text:p>
      <text:p text:style-name="Standard">Encoder output index 530 -&gt; 0</text:p>
      <text:p text:style-name="Standard">Encoder output index 531 -&gt; 1</text:p>
      <text:p text:style-name="Standard">Encoder output index 532 -&gt; 0</text:p>
      <text:p text:style-name="Standard">Encoder output index 533 -&gt; 0</text:p>
      <text:p text:style-name="Standard">Encoder output index 534 -&gt; 0</text:p>
      <text:p text:style-name="Standard">Encoder output index 535 -&gt; 1</text:p>
      <text:p text:style-name="Standard">Encoder output index 536 -&gt; 1</text:p>
      <text:p text:style-name="Standard">Encoder output index 537 -&gt; 1</text:p>
      <text:p text:style-name="Standard">Encoder output index 538 -&gt; 1</text:p>
      <text:p text:style-name="Standard">Encoder output index 539 -&gt; 0</text:p>
      <text:p text:style-name="Standard">Encoder output index 540 -&gt; 0</text:p>
      <text:p text:style-name="Standard">Encoder output index 541 -&gt; 1</text:p>
      <text:p text:style-name="Standard">Encoder output index 542 -&gt; 1</text:p>
      <text:p text:style-name="Standard">Encoder output index 543 -&gt; 1</text:p>
      <text:p text:style-name="Standard">Encoder output index 544 -&gt; 0</text:p>
      <text:p text:style-name="Standard">Encoder output index 545 -&gt; 1</text:p>
      <text:p text:style-name="Standard">Encoder output index 546 -&gt; 1</text:p>
      <text:p text:style-name="Standard">Encoder output index 547 -&gt; 0</text:p>
      <text:p text:style-name="Standard">Encoder output index 548 -&gt; 0</text:p>
      <text:p text:style-name="Standard">Encoder output index 549 -&gt; 1</text:p>
      <text:p text:style-name="Standard">Encoder output index 550 -&gt; 1</text:p>
      <text:p text:style-name="Standard">Encoder output index 551 -&gt; 1</text:p>
      <text:p text:style-name="Standard">Encoder output index 552 -&gt; 0</text:p>
      <text:p text:style-name="Standard">Encoder output index 553 -&gt; 0</text:p>
      <text:p text:style-name="Standard">Encoder output index 554 -&gt; 1</text:p>
      <text:p text:style-name="Standard">Encoder output index 555 -&gt; 1</text:p>
      <text:p text:style-name="Standard">Encoder output index 556 -&gt; 0</text:p>
      <text:p text:style-name="Standard">Encoder output index 557 -&gt; 1</text:p>
      <text:p text:style-name="Standard">Encoder output index 558 -&gt; 1</text:p>
      <text:p text:style-name="Standard">Encoder output index 559 -&gt; 0</text:p>
      <text:p text:style-name="Standard">Encoder output index 560 -&gt; 1</text:p>
      <text:p text:style-name="Standard">Encoder output index 561 -&gt; 0</text:p>
      <text:p text:style-name="Standard">Encoder output index 562 -&gt; 0</text:p>
      <text:p text:style-name="Standard">Encoder output index 563 -&gt; 0</text:p>
      <text:p text:style-name="Standard">Encoder output index 564 -&gt; 0</text:p>
      <text:p text:style-name="Standard">Encoder output index 565 -&gt; 0</text:p>
      <text:p text:style-name="Standard">Encoder output index 566 -&gt; 0</text:p>
      <text:p text:style-name="Standard">Encoder output index 567 -&gt; 0</text:p>
      <text:p text:style-name="Standard">Encoder output index 568 -&gt; 0</text:p>
      <text:p text:style-name="Standard"><text:soft-page-break/>Encoder output index 569 -&gt; 1</text:p>
      <text:p text:style-name="Standard">Encoder output index 570 -&gt; 1</text:p>
      <text:p text:style-name="Standard">Encoder output index 571 -&gt; 1</text:p>
      <text:p text:style-name="Standard">Encoder output index 572 -&gt; 1</text:p>
      <text:p text:style-name="Standard">Encoder output index 573 -&gt; 0</text:p>
      <text:p text:style-name="Standard">Encoder output index 574 -&gt; 0</text:p>
      <text:p text:style-name="Standard">Encoder output index 575 -&gt; 0</text:p>
      <text:p text:style-name="Standard">Encoder output index 576 -&gt; 1</text:p>
      <text:p text:style-name="Standard">Encoder output index 577 -&gt; 0</text:p>
      <text:p text:style-name="Standard">Encoder output index 578 -&gt; 0</text:p>
      <text:p text:style-name="Standard">Encoder output index 579 -&gt; 0</text:p>
      <text:p text:style-name="Standard">Encoder output index 580 -&gt; 0</text:p>
      <text:p text:style-name="Standard">Encoder output index 581 -&gt; 1</text:p>
      <text:p text:style-name="Standard">Encoder output index 582 -&gt; 0</text:p>
      <text:p text:style-name="Standard">Encoder output index 583 -&gt; 0</text:p>
      <text:p text:style-name="Standard">Encoder output index 584 -&gt; 0</text:p>
      <text:p text:style-name="Standard">Encoder output index 585 -&gt; 0</text:p>
      <text:p text:style-name="Standard">Encoder output index 586 -&gt; 0</text:p>
      <text:p text:style-name="Standard">Encoder output index 587 -&gt; 1</text:p>
      <text:p text:style-name="Standard">Encoder output index 588 -&gt; 0</text:p>
      <text:p text:style-name="Standard">Encoder output index 589 -&gt; 0</text:p>
      <text:p text:style-name="Standard">Encoder output index 590 -&gt; 0</text:p>
      <text:p text:style-name="Standard">Encoder output index 591 -&gt; 0</text:p>
      <text:p text:style-name="Standard">Encoder output index 592 -&gt; 1</text:p>
      <text:p text:style-name="Standard">Encoder output index 593 -&gt; 1</text:p>
      <text:p text:style-name="Standard">Encoder output index 594 -&gt; 1</text:p>
      <text:p text:style-name="Standard">Encoder output index 595 -&gt; 0</text:p>
      <text:p text:style-name="Standard">Encoder output index 596 -&gt; 1</text:p>
      <text:p text:style-name="Standard">Encoder output index 597 -&gt; 0</text:p>
      <text:p text:style-name="Standard">Encoder output index 598 -&gt; 0</text:p>
      <text:p text:style-name="Standard">Encoder output index 599 -&gt; 0</text:p>
      <text:p text:style-name="Standard">Encoder output index 600 -&gt; 0</text:p>
      <text:p text:style-name="Standard">Encoder output index 601 -&gt; 0</text:p>
      <text:p text:style-name="Standard">Encoder output index 602 -&gt; 1</text:p>
      <text:p text:style-name="Standard">Encoder output index 603 -&gt; 1</text:p>
      <text:p text:style-name="Standard">Encoder output index 604 -&gt; 1</text:p>
      <text:p text:style-name="Standard">Encoder output index 605 -&gt; 1</text:p>
      <text:p text:style-name="Standard">Encoder output index 606 -&gt; 1</text:p>
      <text:p text:style-name="Standard">Encoder output index 607 -&gt; 1</text:p>
      <text:p text:style-name="Standard">Encoder output index 608 -&gt; 0</text:p>
      <text:p text:style-name="Standard">Encoder output index 609 -&gt; 0</text:p>
      <text:p text:style-name="Standard">Encoder output index 610 -&gt; 1</text:p>
      <text:p text:style-name="Standard">Encoder output index 611 -&gt; 0</text:p>
      <text:p text:style-name="Standard">Encoder output index 612 -&gt; 1</text:p>
      <text:p text:style-name="Standard">Encoder output index 613 -&gt; 0</text:p>
      <text:p text:style-name="Standard">Encoder output index 614 -&gt; 0</text:p>
      <text:p text:style-name="Standard">Encoder output index 615 -&gt; 0</text:p>
      <text:p text:style-name="Standard">Encoder output index 616 -&gt; 1</text:p>
      <text:p text:style-name="Standard">Encoder output index 617 -&gt; 1</text:p>
      <text:p text:style-name="Standard">Encoder output index 618 -&gt; 0</text:p>
      <text:p text:style-name="Standard">Encoder output index 619 -&gt; 1</text:p>
      <text:p text:style-name="Standard">Encoder output index 620 -&gt; 0</text:p>
      <text:p text:style-name="Standard"><text:soft-page-break/>Encoder output index 621 -&gt; 0</text:p>
      <text:p text:style-name="Standard">Encoder output index 622 -&gt; 0</text:p>
      <text:p text:style-name="Standard">Encoder output index 623 -&gt; 1</text:p>
      <text:p text:style-name="Standard">Encoder output index 624 -&gt; 0</text:p>
      <text:p text:style-name="Standard">Encoder output index 625 -&gt; 1</text:p>
      <text:p text:style-name="Standard">Encoder output index 626 -&gt; 1</text:p>
      <text:p text:style-name="Standard">Encoder output index 627 -&gt; 1</text:p>
      <text:p text:style-name="Standard">Encoder output index 628 -&gt; 0</text:p>
      <text:p text:style-name="Standard">Encoder output index 629 -&gt; 0</text:p>
      <text:p text:style-name="Standard">Encoder output index 630 -&gt; 0</text:p>
      <text:p text:style-name="Standard">Encoder output index 631 -&gt; 0</text:p>
      <text:p text:style-name="Standard">Encoder output index 632 -&gt; 0</text:p>
      <text:p text:style-name="Standard">Encoder output index 633 -&gt; 0</text:p>
      <text:p text:style-name="Standard">Encoder output index 634 -&gt; 0</text:p>
      <text:p text:style-name="Standard">Encoder output index 635 -&gt; 0</text:p>
      <text:p text:style-name="Standard">Encoder output index 636 -&gt; 1</text:p>
      <text:p text:style-name="Standard">Encoder output index 637 -&gt; 0</text:p>
      <text:p text:style-name="Standard">Encoder output index 638 -&gt; 0</text:p>
      <text:p text:style-name="Standard">Encoder output index 639 -&gt; 0</text:p>
      <text:p text:style-name="Standard">Encoder output index 640 -&gt; 0</text:p>
      <text:p text:style-name="Standard">Encoder output index 641 -&gt; 0</text:p>
      <text:p text:style-name="Standard">Encoder output index 642 -&gt; 1</text:p>
      <text:p text:style-name="Standard">Encoder output index 643 -&gt; 0</text:p>
      <text:p text:style-name="Standard">Encoder output index 644 -&gt; 0</text:p>
      <text:p text:style-name="Standard">Encoder output index 645 -&gt; 0</text:p>
      <text:p text:style-name="Standard">Encoder output index 646 -&gt; 1</text:p>
      <text:p text:style-name="Standard">Encoder output index 647 -&gt; 0</text:p>
      <text:p text:style-name="Standard">Frame 0, Y_N[0] = -1.453785</text:p>
      <text:p text:style-name="Standard">Frame 0, Y_N[1] = -1.008821</text:p>
      <text:p text:style-name="Standard">Frame 0, Y_N[2] = 1.113289</text:p>
      <text:p text:style-name="Standard">Frame 0, Y_N[3] = -0.329338</text:p>
      <text:p text:style-name="Standard">Frame 0, Y_N[4] = 1.078992</text:p>
      <text:p text:style-name="Standard">Frame 0, Y_N[5] = 1.615214</text:p>
      <text:p text:style-name="Standard">Frame 0, Y_N[6] = -0.285914</text:p>
      <text:p text:style-name="Standard">Frame 0, Y_N[7] = 0.223454</text:p>
      <text:p text:style-name="Standard">Frame 0, Y_N[8] = 0.332375</text:p>
      <text:p text:style-name="Standard">Frame 0, Y_N[9] = 0.618917</text:p>
      <text:p text:style-name="Standard">Frame 0, Y_N[10] = 0.516886</text:p>
      <text:p text:style-name="Standard">Frame 0, Y_N[11] = -0.830360</text:p>
      <text:p text:style-name="Standard">Frame 0, Y_N[12] = -0.530046</text:p>
      <text:p text:style-name="Standard">Frame 0, Y_N[13] = 1.120024</text:p>
      <text:p text:style-name="Standard">Frame 0, Y_N[14] = -1.917659</text:p>
      <text:p text:style-name="Standard">Frame 0, Y_N[15] = 1.472475</text:p>
      <text:p text:style-name="Standard">Frame 0, Y_N[16] = -1.067592</text:p>
      <text:p text:style-name="Standard">Frame 0, Y_N[17] = -1.094601</text:p>
      <text:p text:style-name="Standard">Frame 0, Y_N[18] = -0.813024</text:p>
      <text:p text:style-name="Standard">Frame 0, Y_N[19] = 0.252537</text:p>
      <text:p text:style-name="Standard">Frame 0, Y_N[20] = -1.435465</text:p>
      <text:p text:style-name="Standard">Frame 0, Y_N[21] = 1.440601</text:p>
      <text:p text:style-name="Standard">Frame 0, Y_N[22] = 1.193576</text:p>
      <text:p text:style-name="Standard">Frame 0, Y_N[23] = 0.653232</text:p>
      <text:p text:style-name="Standard">Frame 0, Y_N[24] = 0.711605</text:p>
      <text:p text:style-name="Standard"><text:soft-page-break/>Frame 0, Y_N[25] = 1.710053</text:p>
      <text:p text:style-name="Standard">Frame 0, Y_N[26] = -0.835390</text:p>
      <text:p text:style-name="Standard">Frame 0, Y_N[27] = 0.229546</text:p>
      <text:p text:style-name="Standard">Frame 0, Y_N[28] = 1.015583</text:p>
      <text:p text:style-name="Standard">Frame 0, Y_N[29] = 0.698137</text:p>
      <text:p text:style-name="Standard">Frame 0, Y_N[30] = -0.803985</text:p>
      <text:p text:style-name="Standard">Frame 0, Y_N[31] = 0.116010</text:p>
      <text:p text:style-name="Standard">Frame 0, Y_N[32] = -0.995111</text:p>
      <text:p text:style-name="Standard">Frame 0, Y_N[33] = -1.270748</text:p>
      <text:p text:style-name="Standard">Frame 0, Y_N[34] = -1.010802</text:p>
      <text:p text:style-name="Standard">Frame 0, Y_N[35] = 1.040520</text:p>
      <text:p text:style-name="Standard">Frame 0, Y_N[36] = 0.933764</text:p>
      <text:p text:style-name="Standard">Frame 0, Y_N[37] = -0.606584</text:p>
      <text:p text:style-name="Standard">Frame 0, Y_N[38] = 1.389863</text:p>
      <text:p text:style-name="Standard">Frame 0, Y_N[39] = -0.902578</text:p>
      <text:p text:style-name="Standard">Frame 0, Y_N[40] = 0.324671</text:p>
      <text:p text:style-name="Standard">Frame 0, Y_N[41] = 1.427343</text:p>
      <text:p text:style-name="Standard">Frame 0, Y_N[42] = -1.350177</text:p>
      <text:p text:style-name="Standard">Frame 0, Y_N[43] = -1.034021</text:p>
      <text:p text:style-name="Standard">Frame 0, Y_N[44] = 1.015629</text:p>
      <text:p text:style-name="Standard">Frame 0, Y_N[45] = 1.337344</text:p>
      <text:p text:style-name="Standard">Frame 0, Y_N[46] = 1.047874</text:p>
      <text:p text:style-name="Standard">Frame 0, Y_N[47] = 1.069515</text:p>
      <text:p text:style-name="Standard">Frame 0, Y_N[48] = -0.914019</text:p>
      <text:p text:style-name="Standard">Frame 0, Y_N[49] = -1.310778</text:p>
      <text:p text:style-name="Standard">Frame 0, Y_N[50] = 0.566410</text:p>
      <text:p text:style-name="Standard">Frame 0, Y_N[51] = 0.738214</text:p>
      <text:p text:style-name="Standard">Frame 0, Y_N[52] = -1.051357</text:p>
      <text:p text:style-name="Standard">Frame 0, Y_N[53] = 0.825050</text:p>
      <text:p text:style-name="Standard">Frame 0, Y_N[54] = 1.437835</text:p>
      <text:p text:style-name="Standard">Frame 0, Y_N[55] = -0.568276</text:p>
      <text:p text:style-name="Standard">Frame 0, Y_N[56] = 0.419398</text:p>
      <text:p text:style-name="Standard">Frame 0, Y_N[57] = 1.107976</text:p>
      <text:p text:style-name="Standard">Frame 0, Y_N[58] = 0.210443</text:p>
      <text:p text:style-name="Standard">Frame 0, Y_N[59] = 0.767855</text:p>
      <text:p text:style-name="Standard">Frame 0, Y_N[60] = 0.602474</text:p>
      <text:p text:style-name="Standard">Frame 0, Y_N[61] = -2.051513</text:p>
      <text:p text:style-name="Standard">Frame 0, Y_N[62] = -0.920354</text:p>
      <text:p text:style-name="Standard">Frame 0, Y_N[63] = -1.231543</text:p>
      <text:p text:style-name="Standard">Frame 0, Y_N[64] = -0.604456</text:p>
      <text:p text:style-name="Standard">Frame 0, Y_N[65] = 0.929967</text:p>
      <text:p text:style-name="Standard">Frame 0, Y_N[66] = -1.116147</text:p>
      <text:p text:style-name="Standard">Frame 0, Y_N[67] = 1.296128</text:p>
      <text:p text:style-name="Standard">Frame 0, Y_N[68] = 1.087845</text:p>
      <text:p text:style-name="Standard">Frame 0, Y_N[69] = 0.770635</text:p>
      <text:p text:style-name="Standard">Frame 0, Y_N[70] = -1.477045</text:p>
      <text:p text:style-name="Standard">Frame 0, Y_N[71] = 1.065090</text:p>
      <text:p text:style-name="Standard">Frame 0, Y_N[72] = -0.747618</text:p>
      <text:p text:style-name="Standard">Frame 0, Y_N[73] = -2.143161</text:p>
      <text:p text:style-name="Standard">Frame 0, Y_N[74] = -1.025692</text:p>
      <text:p text:style-name="Standard">Frame 0, Y_N[75] = 1.722232</text:p>
      <text:p text:style-name="Standard">Frame 0, Y_N[76] = 1.033840</text:p>
      <text:p text:style-name="Standard"><text:soft-page-break/>Frame 0, Y_N[77] = 0.814302</text:p>
      <text:p text:style-name="Standard">Frame 0, Y_N[78] = -2.040332</text:p>
      <text:p text:style-name="Standard">Frame 0, Y_N[79] = -1.763748</text:p>
      <text:p text:style-name="Standard">Frame 0, Y_N[80] = 1.235874</text:p>
      <text:p text:style-name="Standard">Frame 0, Y_N[81] = 1.667388</text:p>
      <text:p text:style-name="Standard">Frame 0, Y_N[82] = 1.458125</text:p>
      <text:p text:style-name="Standard">Frame 0, Y_N[83] = -0.817039</text:p>
      <text:p text:style-name="Standard">Frame 0, Y_N[84] = -1.511873</text:p>
      <text:p text:style-name="Standard">Frame 0, Y_N[85] = -1.712223</text:p>
      <text:p text:style-name="Standard">Frame 0, Y_N[86] = -1.338419</text:p>
      <text:p text:style-name="Standard">Frame 0, Y_N[87] = -0.708637</text:p>
      <text:p text:style-name="Standard">Frame 0, Y_N[88] = -0.749711</text:p>
      <text:p text:style-name="Standard">Frame 0, Y_N[89] = -1.609047</text:p>
      <text:p text:style-name="Standard">Frame 0, Y_N[90] = -1.027752</text:p>
      <text:p text:style-name="Standard">Frame 0, Y_N[91] = -0.430912</text:p>
      <text:p text:style-name="Standard">Frame 0, Y_N[92] = 0.737750</text:p>
      <text:p text:style-name="Standard">Frame 0, Y_N[93] = -1.667918</text:p>
      <text:p text:style-name="Standard">Frame 0, Y_N[94] = -0.549262</text:p>
      <text:p text:style-name="Standard">Frame 0, Y_N[95] = -0.642684</text:p>
      <text:p text:style-name="Standard">Frame 0, Y_N[96] = 1.288314</text:p>
      <text:p text:style-name="Standard">Frame 0, Y_N[97] = 1.258320</text:p>
      <text:p text:style-name="Standard">Frame 0, Y_N[98] = 1.198241</text:p>
      <text:p text:style-name="Standard">Frame 0, Y_N[99] = -0.796724</text:p>
      <text:p text:style-name="Standard">Frame 0, Y_N[100] = 1.259413</text:p>
      <text:p text:style-name="Standard">Frame 0, Y_N[101] = -0.847055</text:p>
      <text:p text:style-name="Standard">Frame 0, Y_N[102] = 1.495261</text:p>
      <text:p text:style-name="Standard">Frame 0, Y_N[103] = 1.211568</text:p>
      <text:p text:style-name="Standard">Frame 0, Y_N[104] = 1.420728</text:p>
      <text:p text:style-name="Standard">Frame 0, Y_N[105] = -1.050387</text:p>
      <text:p text:style-name="Standard">Frame 0, Y_N[106] = 1.381105</text:p>
      <text:p text:style-name="Standard">Frame 0, Y_N[107] = 1.032000</text:p>
      <text:p text:style-name="Standard">Frame 0, Y_N[108] = 0.755711</text:p>
      <text:p text:style-name="Standard">Frame 0, Y_N[109] = 1.194310</text:p>
      <text:p text:style-name="Standard">Frame 0, Y_N[110] = -1.122562</text:p>
      <text:p text:style-name="Standard">Frame 0, Y_N[111] = 1.924356</text:p>
      <text:p text:style-name="Standard">Frame 0, Y_N[112] = 1.141010</text:p>
      <text:p text:style-name="Standard">Frame 0, Y_N[113] = 1.657382</text:p>
      <text:p text:style-name="Standard">Frame 0, Y_N[114] = -0.080755</text:p>
      <text:p text:style-name="Standard">Frame 0, Y_N[115] = -1.481403</text:p>
      <text:p text:style-name="Standard">Frame 0, Y_N[116] = -1.506291</text:p>
      <text:p text:style-name="Standard">Frame 0, Y_N[117] = -0.709571</text:p>
      <text:p text:style-name="Standard">Frame 0, Y_N[118] = -0.149292</text:p>
      <text:p text:style-name="Standard">Frame 0, Y_N[119] = -0.925980</text:p>
      <text:p text:style-name="Standard">Frame 0, Y_N[120] = 0.159506</text:p>
      <text:p text:style-name="Standard">Frame 0, Y_N[121] = 1.118023</text:p>
      <text:p text:style-name="Standard">Frame 0, Y_N[122] = -0.945039</text:p>
      <text:p text:style-name="Standard">Frame 0, Y_N[123] = -1.360701</text:p>
      <text:p text:style-name="Standard">Frame 0, Y_N[124] = -1.337713</text:p>
      <text:p text:style-name="Standard">Frame 0, Y_N[125] = 0.596167</text:p>
      <text:p text:style-name="Standard">Frame 0, Y_N[126] = 1.832037</text:p>
      <text:p text:style-name="Standard">Frame 0, Y_N[127] = 1.512844</text:p>
      <text:p text:style-name="Standard">Frame 0, Y_N[128] = -0.988567</text:p>
      <text:p text:style-name="Standard"><text:soft-page-break/>Frame 0, Y_N[129] = -1.181937</text:p>
      <text:p text:style-name="Standard">Frame 0, Y_N[130] = 1.849208</text:p>
      <text:p text:style-name="Standard">Frame 0, Y_N[131] = -1.177190</text:p>
      <text:p text:style-name="Standard">Frame 0, Y_N[132] = 0.925313</text:p>
      <text:p text:style-name="Standard">Frame 0, Y_N[133] = -0.771097</text:p>
      <text:p text:style-name="Standard">Frame 0, Y_N[134] = 0.971758</text:p>
      <text:p text:style-name="Standard">Frame 0, Y_N[135] = 0.685426</text:p>
      <text:p text:style-name="Standard">Frame 0, Y_N[136] = 1.429150</text:p>
      <text:p text:style-name="Standard">Frame 0, Y_N[137] = 0.506987</text:p>
      <text:p text:style-name="Standard">Frame 0, Y_N[138] = 1.112318</text:p>
      <text:p text:style-name="Standard">Frame 0, Y_N[139] = 0.970394</text:p>
      <text:p text:style-name="Standard">Frame 0, Y_N[140] = -1.429010</text:p>
      <text:p text:style-name="Standard">Frame 0, Y_N[141] = 1.221775</text:p>
      <text:p text:style-name="Standard">Frame 0, Y_N[142] = -1.658323</text:p>
      <text:p text:style-name="Standard">Frame 0, Y_N[143] = 1.274146</text:p>
      <text:p text:style-name="Standard">Frame 0, Y_N[144] = 0.971980</text:p>
      <text:p text:style-name="Standard">Frame 0, Y_N[145] = -0.486958</text:p>
      <text:p text:style-name="Standard">Frame 0, Y_N[146] = -1.067157</text:p>
      <text:p text:style-name="Standard">Frame 0, Y_N[147] = -0.979817</text:p>
      <text:p text:style-name="Standard">Frame 0, Y_N[148] = 0.668881</text:p>
      <text:p text:style-name="Standard">Frame 0, Y_N[149] = -1.061568</text:p>
      <text:p text:style-name="Standard">Frame 0, Y_N[150] = 0.875666</text:p>
      <text:p text:style-name="Standard">Frame 0, Y_N[151] = -0.335367</text:p>
      <text:p text:style-name="Standard">Frame 0, Y_N[152] = -1.074397</text:p>
      <text:p text:style-name="Standard">Frame 0, Y_N[153] = -0.671315</text:p>
      <text:p text:style-name="Standard">Frame 0, Y_N[154] = -1.239875</text:p>
      <text:p text:style-name="Standard">Frame 0, Y_N[155] = 0.829334</text:p>
      <text:p text:style-name="Standard">Frame 0, Y_N[156] = -1.982577</text:p>
      <text:p text:style-name="Standard">Frame 0, Y_N[157] = 1.162932</text:p>
      <text:p text:style-name="Standard">Frame 0, Y_N[158] = -1.132453</text:p>
      <text:p text:style-name="Standard">Frame 0, Y_N[159] = -0.598942</text:p>
      <text:p text:style-name="Standard">Frame 0, Y_N[160] = -0.749634</text:p>
      <text:p text:style-name="Standard">Frame 0, Y_N[161] = -1.149361</text:p>
      <text:p text:style-name="Standard">Frame 0, Y_N[162] = -0.973317</text:p>
      <text:p text:style-name="Standard">Frame 0, Y_N[163] = -0.640892</text:p>
      <text:p text:style-name="Standard">Frame 0, Y_N[164] = -1.054142</text:p>
      <text:p text:style-name="Standard">Frame 0, Y_N[165] = -0.817365</text:p>
      <text:p text:style-name="Standard">Frame 0, Y_N[166] = -1.821762</text:p>
      <text:p text:style-name="Standard">Frame 0, Y_N[167] = -1.080781</text:p>
      <text:p text:style-name="Standard">Frame 0, Y_N[168] = 0.551148</text:p>
      <text:p text:style-name="Standard">Frame 0, Y_N[169] = 1.179673</text:p>
      <text:p text:style-name="Standard">Frame 0, Y_N[170] = -1.128486</text:p>
      <text:p text:style-name="Standard">Frame 0, Y_N[171] = -0.947892</text:p>
      <text:p text:style-name="Standard">Frame 0, Y_N[172] = 1.620421</text:p>
      <text:p text:style-name="Standard">Frame 0, Y_N[173] = 1.406522</text:p>
      <text:p text:style-name="Standard">Frame 0, Y_N[174] = 0.665259</text:p>
      <text:p text:style-name="Standard">Frame 0, Y_N[175] = 0.908533</text:p>
      <text:p text:style-name="Standard">Frame 0, Y_N[176] = 0.945664</text:p>
      <text:p text:style-name="Standard">Frame 0, Y_N[177] = -0.291074</text:p>
      <text:p text:style-name="Standard">Frame 0, Y_N[178] = 0.729979</text:p>
      <text:p text:style-name="Standard">Frame 0, Y_N[179] = -1.561758</text:p>
      <text:p text:style-name="Standard">Frame 0, Y_N[180] = 0.963565</text:p>
      <text:p text:style-name="Standard"><text:soft-page-break/>Frame 0, Y_N[181] = 1.211698</text:p>
      <text:p text:style-name="Standard">Frame 0, Y_N[182] = -1.473775</text:p>
      <text:p text:style-name="Standard">Frame 0, Y_N[183] = 0.913971</text:p>
      <text:p text:style-name="Standard">Frame 0, Y_N[184] = 1.093045</text:p>
      <text:p text:style-name="Standard">Frame 0, Y_N[185] = -1.670981</text:p>
      <text:p text:style-name="Standard">Frame 0, Y_N[186] = 0.795383</text:p>
      <text:p text:style-name="Standard">Frame 0, Y_N[187] = 0.742286</text:p>
      <text:p text:style-name="Standard">Frame 0, Y_N[188] = -0.761839</text:p>
      <text:p text:style-name="Standard">Frame 0, Y_N[189] = -1.299753</text:p>
      <text:p text:style-name="Standard">Frame 0, Y_N[190] = 1.132823</text:p>
      <text:p text:style-name="Standard">Frame 0, Y_N[191] = -1.693715</text:p>
      <text:p text:style-name="Standard">Frame 0, Y_N[192] = 1.145014</text:p>
      <text:p text:style-name="Standard">Frame 0, Y_N[193] = -0.499262</text:p>
      <text:p text:style-name="Standard">Frame 0, Y_N[194] = 0.804505</text:p>
      <text:p text:style-name="Standard">Frame 0, Y_N[195] = 1.101295</text:p>
      <text:p text:style-name="Standard">Frame 0, Y_N[196] = -1.124216</text:p>
      <text:p text:style-name="Standard">Frame 0, Y_N[197] = -1.633676</text:p>
      <text:p text:style-name="Standard">Frame 0, Y_N[198] = 0.621548</text:p>
      <text:p text:style-name="Standard">Frame 0, Y_N[199] = 1.222817</text:p>
      <text:p text:style-name="Standard">Frame 0, Y_N[200] = 1.564616</text:p>
      <text:p text:style-name="Standard">Frame 0, Y_N[201] = -0.898499</text:p>
      <text:p text:style-name="Standard">Frame 0, Y_N[202] = -1.275130</text:p>
      <text:p text:style-name="Standard">Frame 0, Y_N[203] = 1.241579</text:p>
      <text:p text:style-name="Standard">Frame 0, Y_N[204] = -1.215242</text:p>
      <text:p text:style-name="Standard">Frame 0, Y_N[205] = -0.340163</text:p>
      <text:p text:style-name="Standard">Frame 0, Y_N[206] = -0.889074</text:p>
      <text:p text:style-name="Standard">Frame 0, Y_N[207] = -1.042573</text:p>
      <text:p text:style-name="Standard">Frame 0, Y_N[208] = 0.934962</text:p>
      <text:p text:style-name="Standard">Frame 0, Y_N[209] = 1.037470</text:p>
      <text:p text:style-name="Standard">Frame 0, Y_N[210] = -1.146711</text:p>
      <text:p text:style-name="Standard">Frame 0, Y_N[211] = -1.339264</text:p>
      <text:p text:style-name="Standard">Frame 0, Y_N[212] = 1.304831</text:p>
      <text:p text:style-name="Standard">Frame 0, Y_N[213] = 0.728665</text:p>
      <text:p text:style-name="Standard">Frame 0, Y_N[214] = -0.838898</text:p>
      <text:p text:style-name="Standard">Frame 0, Y_N[215] = 2.678927</text:p>
      <text:p text:style-name="Standard">Frame 0, Y_N[216] = 0.649614</text:p>
      <text:p text:style-name="Standard">Frame 0, Y_N[217] = -0.728320</text:p>
      <text:p text:style-name="Standard">Frame 0, Y_N[218] = -1.342264</text:p>
      <text:p text:style-name="Standard">Frame 0, Y_N[219] = 1.247339</text:p>
      <text:p text:style-name="Standard">Frame 0, Y_N[220] = -1.451120</text:p>
      <text:p text:style-name="Standard">Frame 0, Y_N[221] = -0.665785</text:p>
      <text:p text:style-name="Standard">Frame 0, Y_N[222] = 1.521413</text:p>
      <text:p text:style-name="Standard">Frame 0, Y_N[223] = -0.891489</text:p>
      <text:p text:style-name="Standard">Frame 0, Y_N[224] = -1.195909</text:p>
      <text:p text:style-name="Standard">Frame 0, Y_N[225] = -0.848508</text:p>
      <text:p text:style-name="Standard">Frame 0, Y_N[226] = 0.250713</text:p>
      <text:p text:style-name="Standard">Frame 0, Y_N[227] = -1.444919</text:p>
      <text:p text:style-name="Standard">Frame 0, Y_N[228] = 1.517153</text:p>
      <text:p text:style-name="Standard">Frame 0, Y_N[229] = 1.013962</text:p>
      <text:p text:style-name="Standard">Frame 0, Y_N[230] = -0.691876</text:p>
      <text:p text:style-name="Standard">Frame 0, Y_N[231] = 0.046903</text:p>
      <text:p text:style-name="Standard">Frame 0, Y_N[232] = 0.313731</text:p>
      <text:p text:style-name="Standard"><text:soft-page-break/>Frame 0, Y_N[233] = 1.256183</text:p>
      <text:p text:style-name="Standard">Frame 0, Y_N[234] = -1.731367</text:p>
      <text:p text:style-name="Standard">Frame 0, Y_N[235] = -0.890867</text:p>
      <text:p text:style-name="Standard">Frame 0, Y_N[236] = -1.479603</text:p>
      <text:p text:style-name="Standard">Frame 0, Y_N[237] = -1.179037</text:p>
      <text:p text:style-name="Standard">Frame 0, Y_N[238] = -1.602825</text:p>
      <text:p text:style-name="Standard">Frame 0, Y_N[239] = -0.938917</text:p>
      <text:p text:style-name="Standard">Frame 0, Y_N[240] = 1.969468</text:p>
      <text:p text:style-name="Standard">Frame 0, Y_N[241] = 1.030464</text:p>
      <text:p text:style-name="Standard">Frame 0, Y_N[242] = -0.993703</text:p>
      <text:p text:style-name="Standard">Frame 0, Y_N[243] = 1.151308</text:p>
      <text:p text:style-name="Standard">Frame 0, Y_N[244] = 0.659389</text:p>
      <text:p text:style-name="Standard">Frame 0, Y_N[245] = -0.860539</text:p>
      <text:p text:style-name="Standard">Frame 0, Y_N[246] = 1.306154</text:p>
      <text:p text:style-name="Standard">Frame 0, Y_N[247] = 0.820766</text:p>
      <text:p text:style-name="Standard">Frame 0, Y_N[248] = 0.528769</text:p>
      <text:p text:style-name="Standard">Frame 0, Y_N[249] = 1.134480</text:p>
      <text:p text:style-name="Standard">Frame 0, Y_N[250] = -1.284578</text:p>
      <text:p text:style-name="Standard">Frame 0, Y_N[251] = 1.193046</text:p>
      <text:p text:style-name="Standard">Frame 0, Y_N[252] = -0.656646</text:p>
      <text:p text:style-name="Standard">Frame 0, Y_N[253] = -1.609494</text:p>
      <text:p text:style-name="Standard">Frame 0, Y_N[254] = -1.017653</text:p>
      <text:p text:style-name="Standard">Frame 0, Y_N[255] = -0.968523</text:p>
      <text:p text:style-name="Standard">Frame 0, Y_N[256] = 1.662175</text:p>
      <text:p text:style-name="Standard">Frame 0, Y_N[257] = 0.890391</text:p>
      <text:p text:style-name="Standard">Frame 0, Y_N[258] = 1.221891</text:p>
      <text:p text:style-name="Standard">Frame 0, Y_N[259] = 1.498940</text:p>
      <text:p text:style-name="Standard">Frame 0, Y_N[260] = 0.000159</text:p>
      <text:p text:style-name="Standard">Frame 0, Y_N[261] = -0.457398</text:p>
      <text:p text:style-name="Standard">Frame 0, Y_N[262] = -0.950933</text:p>
      <text:p text:style-name="Standard">Frame 0, Y_N[263] = -0.747146</text:p>
      <text:p text:style-name="Standard">Frame 0, Y_N[264] = -1.006763</text:p>
      <text:p text:style-name="Standard">Frame 0, Y_N[265] = 1.221540</text:p>
      <text:p text:style-name="Standard">Frame 0, Y_N[266] = 1.564337</text:p>
      <text:p text:style-name="Standard">Frame 0, Y_N[267] = 0.684463</text:p>
      <text:p text:style-name="Standard">Frame 0, Y_N[268] = 0.807135</text:p>
      <text:p text:style-name="Standard">Frame 0, Y_N[269] = 1.245307</text:p>
      <text:p text:style-name="Standard">Frame 0, Y_N[270] = 1.115678</text:p>
      <text:p text:style-name="Standard">Frame 0, Y_N[271] = 1.469045</text:p>
      <text:p text:style-name="Standard">Frame 0, Y_N[272] = 1.038572</text:p>
      <text:p text:style-name="Standard">Frame 0, Y_N[273] = -1.022904</text:p>
      <text:p text:style-name="Standard">Frame 0, Y_N[274] = 0.798626</text:p>
      <text:p text:style-name="Standard">Frame 0, Y_N[275] = 0.947575</text:p>
      <text:p text:style-name="Standard">Frame 0, Y_N[276] = 1.608616</text:p>
      <text:p text:style-name="Standard">Frame 0, Y_N[277] = -0.788331</text:p>
      <text:p text:style-name="Standard">Frame 0, Y_N[278] = -1.031991</text:p>
      <text:p text:style-name="Standard">Frame 0, Y_N[279] = -1.065522</text:p>
      <text:p text:style-name="Standard">Frame 0, Y_N[280] = 0.523144</text:p>
      <text:p text:style-name="Standard">Frame 0, Y_N[281] = -1.166050</text:p>
      <text:p text:style-name="Standard">Frame 0, Y_N[282] = -1.627777</text:p>
      <text:p text:style-name="Standard">Frame 0, Y_N[283] = -1.333488</text:p>
      <text:p text:style-name="Standard">Frame 0, Y_N[284] = -0.743226</text:p>
      <text:p text:style-name="Standard"><text:soft-page-break/>Frame 0, Y_N[285] = 0.978969</text:p>
      <text:p text:style-name="Standard">Frame 0, Y_N[286] = -1.214827</text:p>
      <text:p text:style-name="Standard">Frame 0, Y_N[287] = -0.379175</text:p>
      <text:p text:style-name="Standard">Frame 0, Y_N[288] = 1.359256</text:p>
      <text:p text:style-name="Standard">Frame 0, Y_N[289] = -1.226211</text:p>
      <text:p text:style-name="Standard">Frame 0, Y_N[290] = -1.155334</text:p>
      <text:p text:style-name="Standard">Frame 0, Y_N[291] = -1.114813</text:p>
      <text:p text:style-name="Standard">Frame 0, Y_N[292] = 0.804949</text:p>
      <text:p text:style-name="Standard">Frame 0, Y_N[293] = 0.051510</text:p>
      <text:p text:style-name="Standard">Frame 0, Y_N[294] = 0.442508</text:p>
      <text:p text:style-name="Standard">Frame 0, Y_N[295] = -1.559919</text:p>
      <text:p text:style-name="Standard">Frame 0, Y_N[296] = 1.399746</text:p>
      <text:p text:style-name="Standard">Frame 0, Y_N[297] = 0.923033</text:p>
      <text:p text:style-name="Standard">Frame 0, Y_N[298] = -0.828843</text:p>
      <text:p text:style-name="Standard">Frame 0, Y_N[299] = -1.084037</text:p>
      <text:p text:style-name="Standard">Frame 0, Y_N[300] = 1.180942</text:p>
      <text:p text:style-name="Standard">Frame 0, Y_N[301] = 0.838735</text:p>
      <text:p text:style-name="Standard">Frame 0, Y_N[302] = -0.779824</text:p>
      <text:p text:style-name="Standard">Frame 0, Y_N[303] = 1.234780</text:p>
      <text:p text:style-name="Standard">Frame 0, Y_N[304] = -1.562038</text:p>
      <text:p text:style-name="Standard">Frame 0, Y_N[305] = 0.795821</text:p>
      <text:p text:style-name="Standard">Frame 0, Y_N[306] = -0.447811</text:p>
      <text:p text:style-name="Standard">Frame 0, Y_N[307] = 1.039990</text:p>
      <text:p text:style-name="Standard">Frame 0, Y_N[308] = -0.833445</text:p>
      <text:p text:style-name="Standard">Frame 0, Y_N[309] = -1.423877</text:p>
      <text:p text:style-name="Standard">Frame 0, Y_N[310] = -1.248473</text:p>
      <text:p text:style-name="Standard">Frame 0, Y_N[311] = 1.916976</text:p>
      <text:p text:style-name="Standard">Frame 0, Y_N[312] = -0.791691</text:p>
      <text:p text:style-name="Standard">Frame 0, Y_N[313] = 1.070236</text:p>
      <text:p text:style-name="Standard">Frame 0, Y_N[314] = 0.894707</text:p>
      <text:p text:style-name="Standard">Frame 0, Y_N[315] = -0.978036</text:p>
      <text:p text:style-name="Standard">Frame 0, Y_N[316] = 1.496339</text:p>
      <text:p text:style-name="Standard">Frame 0, Y_N[317] = 0.950735</text:p>
      <text:p text:style-name="Standard">Frame 0, Y_N[318] = 0.594862</text:p>
      <text:p text:style-name="Standard">Frame 0, Y_N[319] = 0.819853</text:p>
      <text:p text:style-name="Standard">Frame 0, Y_N[320] = -0.865414</text:p>
      <text:p text:style-name="Standard">Frame 0, Y_N[321] = 0.860104</text:p>
      <text:p text:style-name="Standard">Frame 0, Y_N[322] = -1.272515</text:p>
      <text:p text:style-name="Standard">Frame 0, Y_N[323] = 1.469403</text:p>
      <text:p text:style-name="Standard">Frame 0, Y_N[324] = -0.552330</text:p>
      <text:p text:style-name="Standard">Frame 0, Y_N[325] = -0.810659</text:p>
      <text:p text:style-name="Standard">Frame 0, Y_N[326] = 0.854504</text:p>
      <text:p text:style-name="Standard">Frame 0, Y_N[327] = 1.305784</text:p>
      <text:p text:style-name="Standard">Frame 0, Y_N[328] = 1.125348</text:p>
      <text:p text:style-name="Standard">Frame 0, Y_N[329] = 0.576212</text:p>
      <text:p text:style-name="Standard">Frame 0, Y_N[330] = 1.215628</text:p>
      <text:p text:style-name="Standard">Frame 0, Y_N[331] = -1.111564</text:p>
      <text:p text:style-name="Standard">Frame 0, Y_N[332] = 1.152468</text:p>
      <text:p text:style-name="Standard">Frame 0, Y_N[333] = 1.122038</text:p>
      <text:p text:style-name="Standard">Frame 0, Y_N[334] = 1.350190</text:p>
      <text:p text:style-name="Standard">Frame 0, Y_N[335] = 0.732588</text:p>
      <text:p text:style-name="Standard">Frame 0, Y_N[336] = -1.459065</text:p>
      <text:p text:style-name="Standard"><text:soft-page-break/>Frame 0, Y_N[337] = -1.195402</text:p>
      <text:p text:style-name="Standard">Frame 0, Y_N[338] = 1.528258</text:p>
      <text:p text:style-name="Standard">Frame 0, Y_N[339] = -1.247441</text:p>
      <text:p text:style-name="Standard">Frame 0, Y_N[340] = 1.719879</text:p>
      <text:p text:style-name="Standard">Frame 0, Y_N[341] = -1.061683</text:p>
      <text:p text:style-name="Standard">Frame 0, Y_N[342] = 0.906306</text:p>
      <text:p text:style-name="Standard">Frame 0, Y_N[343] = -1.538825</text:p>
      <text:p text:style-name="Standard">Frame 0, Y_N[344] = 0.561035</text:p>
      <text:p text:style-name="Standard">Frame 0, Y_N[345] = -1.085496</text:p>
      <text:p text:style-name="Standard">Frame 0, Y_N[346] = -1.362663</text:p>
      <text:p text:style-name="Standard">Frame 0, Y_N[347] = -0.997014</text:p>
      <text:p text:style-name="Standard">Frame 0, Y_N[348] = -1.277771</text:p>
      <text:p text:style-name="Standard">Frame 0, Y_N[349] = -0.678325</text:p>
      <text:p text:style-name="Standard">Frame 0, Y_N[350] = 1.826428</text:p>
      <text:p text:style-name="Standard">Frame 0, Y_N[351] = 1.702498</text:p>
      <text:p text:style-name="Standard">Frame 0, Y_N[352] = 0.911061</text:p>
      <text:p text:style-name="Standard">Frame 0, Y_N[353] = 0.367652</text:p>
      <text:p text:style-name="Standard">Frame 0, Y_N[354] = 1.322891</text:p>
      <text:p text:style-name="Standard">Frame 0, Y_N[355] = -0.973350</text:p>
      <text:p text:style-name="Standard">Frame 0, Y_N[356] = 0.402806</text:p>
      <text:p text:style-name="Standard">Frame 0, Y_N[357] = -1.174717</text:p>
      <text:p text:style-name="Standard">Frame 0, Y_N[358] = 0.952803</text:p>
      <text:p text:style-name="Standard">Frame 0, Y_N[359] = 0.642577</text:p>
      <text:p text:style-name="Standard">Frame 0, Y_N[360] = 1.084691</text:p>
      <text:p text:style-name="Standard">Frame 0, Y_N[361] = 0.853208</text:p>
      <text:p text:style-name="Standard">Frame 0, Y_N[362] = 1.705439</text:p>
      <text:p text:style-name="Standard">Frame 0, Y_N[363] = -0.951159</text:p>
      <text:p text:style-name="Standard">Frame 0, Y_N[364] = -0.990352</text:p>
      <text:p text:style-name="Standard">Frame 0, Y_N[365] = 0.629807</text:p>
      <text:p text:style-name="Standard">Frame 0, Y_N[366] = 0.871240</text:p>
      <text:p text:style-name="Standard">Frame 0, Y_N[367] = 0.210998</text:p>
      <text:p text:style-name="Standard">Frame 0, Y_N[368] = 0.750897</text:p>
      <text:p text:style-name="Standard">Frame 0, Y_N[369] = 0.714298</text:p>
      <text:p text:style-name="Standard">Frame 0, Y_N[370] = 0.562572</text:p>
      <text:p text:style-name="Standard">Frame 0, Y_N[371] = -0.675365</text:p>
      <text:p text:style-name="Standard">Frame 0, Y_N[372] = 1.693374</text:p>
      <text:p text:style-name="Standard">Frame 0, Y_N[373] = 0.645054</text:p>
      <text:p text:style-name="Standard">Frame 0, Y_N[374] = 1.037929</text:p>
      <text:p text:style-name="Standard">Frame 0, Y_N[375] = -0.452256</text:p>
      <text:p text:style-name="Standard">Frame 0, Y_N[376] = 0.481107</text:p>
      <text:p text:style-name="Standard">Frame 0, Y_N[377] = 0.112075</text:p>
      <text:p text:style-name="Standard">Frame 0, Y_N[378] = -0.781532</text:p>
      <text:p text:style-name="Standard">Frame 0, Y_N[379] = 1.050159</text:p>
      <text:p text:style-name="Standard">Frame 0, Y_N[380] = -1.161053</text:p>
      <text:p text:style-name="Standard">Frame 0, Y_N[381] = 1.175993</text:p>
      <text:p text:style-name="Standard">Frame 0, Y_N[382] = -0.024723</text:p>
      <text:p text:style-name="Standard">Frame 0, Y_N[383] = 1.345248</text:p>
      <text:p text:style-name="Standard">Frame 0, Y_N[384] = 0.573484</text:p>
      <text:p text:style-name="Standard">Frame 0, Y_N[385] = -0.934506</text:p>
      <text:p text:style-name="Standard">Frame 0, Y_N[386] = -1.097386</text:p>
      <text:p text:style-name="Standard">Frame 0, Y_N[387] = -0.706446</text:p>
      <text:p text:style-name="Standard">Frame 0, Y_N[388] = -0.705012</text:p>
      <text:p text:style-name="Standard"><text:soft-page-break/>Frame 0, Y_N[389] = 1.021466</text:p>
      <text:p text:style-name="Standard">Frame 0, Y_N[390] = -1.376156</text:p>
      <text:p text:style-name="Standard">Frame 0, Y_N[391] = 0.456260</text:p>
      <text:p text:style-name="Standard">Frame 0, Y_N[392] = 0.473766</text:p>
      <text:p text:style-name="Standard">Frame 0, Y_N[393] = -0.921278</text:p>
      <text:p text:style-name="Standard">Frame 0, Y_N[394] = -1.480911</text:p>
      <text:p text:style-name="Standard">Frame 0, Y_N[395] = 0.721028</text:p>
      <text:p text:style-name="Standard">Frame 0, Y_N[396] = -1.871755</text:p>
      <text:p text:style-name="Standard">Frame 0, Y_N[397] = -1.168961</text:p>
      <text:p text:style-name="Standard">Frame 0, Y_N[398] = 1.631933</text:p>
      <text:p text:style-name="Standard">Frame 0, Y_N[399] = -0.488747</text:p>
      <text:p text:style-name="Standard">Frame 0, Y_N[400] = 1.353701</text:p>
      <text:p text:style-name="Standard">Frame 0, Y_N[401] = -1.199015</text:p>
      <text:p text:style-name="Standard">Frame 0, Y_N[402] = 1.417747</text:p>
      <text:p text:style-name="Standard">Frame 0, Y_N[403] = -1.390630</text:p>
      <text:p text:style-name="Standard">Frame 0, Y_N[404] = 1.176699</text:p>
      <text:p text:style-name="Standard">Frame 0, Y_N[405] = -1.294164</text:p>
      <text:p text:style-name="Standard">Frame 0, Y_N[406] = 1.278965</text:p>
      <text:p text:style-name="Standard">Frame 0, Y_N[407] = 0.076739</text:p>
      <text:p text:style-name="Standard">Frame 0, Y_N[408] = -1.083749</text:p>
      <text:p text:style-name="Standard">Frame 0, Y_N[409] = 0.565603</text:p>
      <text:p text:style-name="Standard">Frame 0, Y_N[410] = 1.007641</text:p>
      <text:p text:style-name="Standard">Frame 0, Y_N[411] = 1.361604</text:p>
      <text:p text:style-name="Standard">Frame 0, Y_N[412] = -0.874161</text:p>
      <text:p text:style-name="Standard">Frame 0, Y_N[413] = -0.444943</text:p>
      <text:p text:style-name="Standard">Frame 0, Y_N[414] = 1.084175</text:p>
      <text:p text:style-name="Standard">Frame 0, Y_N[415] = -0.692929</text:p>
      <text:p text:style-name="Standard">Frame 0, Y_N[416] = 0.753731</text:p>
      <text:p text:style-name="Standard">Frame 0, Y_N[417] = 1.310477</text:p>
      <text:p text:style-name="Standard">Frame 0, Y_N[418] = -1.377330</text:p>
      <text:p text:style-name="Standard">Frame 0, Y_N[419] = -1.562874</text:p>
      <text:p text:style-name="Standard">Frame 0, Y_N[420] = 0.878531</text:p>
      <text:p text:style-name="Standard">Frame 0, Y_N[421] = -1.028249</text:p>
      <text:p text:style-name="Standard">Frame 0, Y_N[422] = 0.528655</text:p>
      <text:p text:style-name="Standard">Frame 0, Y_N[423] = 1.094740</text:p>
      <text:p text:style-name="Standard">Frame 0, Y_N[424] = -0.645480</text:p>
      <text:p text:style-name="Standard">Frame 0, Y_N[425] = 0.948649</text:p>
      <text:p text:style-name="Standard">Frame 0, Y_N[426] = -1.099685</text:p>
      <text:p text:style-name="Standard">Frame 0, Y_N[427] = -1.158103</text:p>
      <text:p text:style-name="Standard">Frame 0, Y_N[428] = -0.528639</text:p>
      <text:p text:style-name="Standard">Frame 0, Y_N[429] = 0.686983</text:p>
      <text:p text:style-name="Standard">Frame 0, Y_N[430] = 2.188992</text:p>
      <text:p text:style-name="Standard">Frame 0, Y_N[431] = 1.085178</text:p>
      <text:p text:style-name="Standard">Frame 0, Y_N[432] = -1.346285</text:p>
      <text:p text:style-name="Standard">Frame 0, Y_N[433] = -0.552310</text:p>
      <text:p text:style-name="Standard">Frame 0, Y_N[434] = 0.488602</text:p>
      <text:p text:style-name="Standard">Frame 0, Y_N[435] = -1.377236</text:p>
      <text:p text:style-name="Standard">Frame 0, Y_N[436] = -0.965085</text:p>
      <text:p text:style-name="Standard">Frame 0, Y_N[437] = 0.673149</text:p>
      <text:p text:style-name="Standard">Frame 0, Y_N[438] = -1.094981</text:p>
      <text:p text:style-name="Standard">Frame 0, Y_N[439] = 1.715230</text:p>
      <text:p text:style-name="Standard">Frame 0, Y_N[440] = -1.131194</text:p>
      <text:p text:style-name="Standard"><text:soft-page-break/>Frame 0, Y_N[441] = 1.384582</text:p>
      <text:p text:style-name="Standard">Frame 0, Y_N[442] = 1.158132</text:p>
      <text:p text:style-name="Standard">Frame 0, Y_N[443] = 1.023368</text:p>
      <text:p text:style-name="Standard">Frame 0, Y_N[444] = -1.366290</text:p>
      <text:p text:style-name="Standard">Frame 0, Y_N[445] = -0.746087</text:p>
      <text:p text:style-name="Standard">Frame 0, Y_N[446] = -0.594724</text:p>
      <text:p text:style-name="Standard">Frame 0, Y_N[447] = -0.721273</text:p>
      <text:p text:style-name="Standard">Frame 0, Y_N[448] = 0.639496</text:p>
      <text:p text:style-name="Standard">Frame 0, Y_N[449] = 1.154617</text:p>
      <text:p text:style-name="Standard">Frame 0, Y_N[450] = 1.231397</text:p>
      <text:p text:style-name="Standard">Frame 0, Y_N[451] = -0.860689</text:p>
      <text:p text:style-name="Standard">Frame 0, Y_N[452] = 0.662681</text:p>
      <text:p text:style-name="Standard">Frame 0, Y_N[453] = -0.513697</text:p>
      <text:p text:style-name="Standard">Frame 0, Y_N[454] = 1.265027</text:p>
      <text:p text:style-name="Standard">Frame 0, Y_N[455] = 1.703405</text:p>
      <text:p text:style-name="Standard">Frame 0, Y_N[456] = -1.548597</text:p>
      <text:p text:style-name="Standard">Frame 0, Y_N[457] = -1.287675</text:p>
      <text:p text:style-name="Standard">Frame 0, Y_N[458] = 0.798780</text:p>
      <text:p text:style-name="Standard">Frame 0, Y_N[459] = -1.028577</text:p>
      <text:p text:style-name="Standard">Frame 0, Y_N[460] = 0.910060</text:p>
      <text:p text:style-name="Standard">Frame 0, Y_N[461] = 0.755348</text:p>
      <text:p text:style-name="Standard">Frame 0, Y_N[462] = -0.226084</text:p>
      <text:p text:style-name="Standard">Frame 0, Y_N[463] = 1.272678</text:p>
      <text:p text:style-name="Standard">Frame 0, Y_N[464] = -0.550291</text:p>
      <text:p text:style-name="Standard">Frame 0, Y_N[465] = -1.242314</text:p>
      <text:p text:style-name="Standard">Frame 0, Y_N[466] = -0.807530</text:p>
      <text:p text:style-name="Standard">Frame 0, Y_N[467] = -1.150735</text:p>
      <text:p text:style-name="Standard">Frame 0, Y_N[468] = 1.037293</text:p>
      <text:p text:style-name="Standard">Frame 0, Y_N[469] = -1.581221</text:p>
      <text:p text:style-name="Standard">Frame 0, Y_N[470] = -1.516003</text:p>
      <text:p text:style-name="Standard">Frame 0, Y_N[471] = -1.245445</text:p>
      <text:p text:style-name="Standard">Frame 0, Y_N[472] = 1.074203</text:p>
      <text:p text:style-name="Standard">Frame 0, Y_N[473] = -1.132383</text:p>
      <text:p text:style-name="Standard">Frame 0, Y_N[474] = 0.913207</text:p>
      <text:p text:style-name="Standard">Frame 0, Y_N[475] = -1.234477</text:p>
      <text:p text:style-name="Standard">Frame 0, Y_N[476] = 1.228752</text:p>
      <text:p text:style-name="Standard">Frame 0, Y_N[477] = -0.593314</text:p>
      <text:p text:style-name="Standard">Frame 0, Y_N[478] = 1.899617</text:p>
      <text:p text:style-name="Standard">Frame 0, Y_N[479] = -0.630824</text:p>
      <text:p text:style-name="Standard">Frame 0, Y_N[480] = 1.392099</text:p>
      <text:p text:style-name="Standard">Frame 0, Y_N[481] = 0.090345</text:p>
      <text:p text:style-name="Standard">Frame 0, Y_N[482] = 1.329771</text:p>
      <text:p text:style-name="Standard">Frame 0, Y_N[483] = -1.063315</text:p>
      <text:p text:style-name="Standard">Frame 0, Y_N[484] = -1.428246</text:p>
      <text:p text:style-name="Standard">Frame 0, Y_N[485] = 1.120618</text:p>
      <text:p text:style-name="Standard">Frame 0, Y_N[486] = 1.417414</text:p>
      <text:p text:style-name="Standard">Frame 0, Y_N[487] = -0.832328</text:p>
      <text:p text:style-name="Standard">Frame 0, Y_N[488] = -0.711204</text:p>
      <text:p text:style-name="Standard">Frame 0, Y_N[489] = 1.213084</text:p>
      <text:p text:style-name="Standard">Frame 0, Y_N[490] = -1.175495</text:p>
      <text:p text:style-name="Standard">Frame 0, Y_N[491] = -1.368278</text:p>
      <text:p text:style-name="Standard">Frame 0, Y_N[492] = 1.231100</text:p>
      <text:p text:style-name="Standard"><text:soft-page-break/>Frame 0, Y_N[493] = 1.206044</text:p>
      <text:p text:style-name="Standard">Frame 0, Y_N[494] = 1.024528</text:p>
      <text:p text:style-name="Standard">Frame 0, Y_N[495] = 1.144401</text:p>
      <text:p text:style-name="Standard">Frame 0, Y_N[496] = -0.676231</text:p>
      <text:p text:style-name="Standard">Frame 0, Y_N[497] = -1.576129</text:p>
      <text:p text:style-name="Standard">Frame 0, Y_N[498] = -1.070525</text:p>
      <text:p text:style-name="Standard">Frame 0, Y_N[499] = 1.564040</text:p>
      <text:p text:style-name="Standard">Frame 0, Y_N[500] = 0.829102</text:p>
      <text:p text:style-name="Standard">Frame 0, Y_N[501] = 0.765962</text:p>
      <text:p text:style-name="Standard">Frame 0, Y_N[502] = 0.878708</text:p>
      <text:p text:style-name="Standard">Frame 0, Y_N[503] = 0.461139</text:p>
      <text:p text:style-name="Standard">Frame 0, Y_N[504] = -0.599819</text:p>
      <text:p text:style-name="Standard">Frame 0, Y_N[505] = 0.767504</text:p>
      <text:p text:style-name="Standard">Frame 0, Y_N[506] = -0.848590</text:p>
      <text:p text:style-name="Standard">Frame 0, Y_N[507] = 1.022763</text:p>
      <text:p text:style-name="Standard">Frame 0, Y_N[508] = -0.325113</text:p>
      <text:p text:style-name="Standard">Frame 0, Y_N[509] = -1.423300</text:p>
      <text:p text:style-name="Standard">Frame 0, Y_N[510] = -0.747509</text:p>
      <text:p text:style-name="Standard">Frame 0, Y_N[511] = -1.613705</text:p>
      <text:p text:style-name="Standard">Frame 0, Y_N[512] = 0.208887</text:p>
      <text:p text:style-name="Standard">Frame 0, Y_N[513] = 1.773244</text:p>
      <text:p text:style-name="Standard">Frame 0, Y_N[514] = 1.101281</text:p>
      <text:p text:style-name="Standard">Frame 0, Y_N[515] = -0.918372</text:p>
      <text:p text:style-name="Standard">Frame 0, Y_N[516] = -0.747696</text:p>
      <text:p text:style-name="Standard">Frame 0, Y_N[517] = -1.117628</text:p>
      <text:p text:style-name="Standard">Frame 0, Y_N[518] = 0.910880</text:p>
      <text:p text:style-name="Standard">Frame 0, Y_N[519] = -0.906776</text:p>
      <text:p text:style-name="Standard">Frame 0, Y_N[520] = -0.674714</text:p>
      <text:p text:style-name="Standard">Frame 0, Y_N[521] = -1.097562</text:p>
      <text:p text:style-name="Standard">Frame 0, Y_N[522] = -1.905468</text:p>
      <text:p text:style-name="Standard">Frame 0, Y_N[523] = -1.280284</text:p>
      <text:p text:style-name="Standard">Frame 0, Y_N[524] = -0.620202</text:p>
      <text:p text:style-name="Standard">Frame 0, Y_N[525] = 1.591028</text:p>
      <text:p text:style-name="Standard">Frame 0, Y_N[526] = -1.742809</text:p>
      <text:p text:style-name="Standard">Frame 0, Y_N[527] = 0.275469</text:p>
      <text:p text:style-name="Standard">Frame 0, Y_N[528] = 1.848383</text:p>
      <text:p text:style-name="Standard">Frame 0, Y_N[529] = -0.604272</text:p>
      <text:p text:style-name="Standard">Frame 0, Y_N[530] = 0.529187</text:p>
      <text:p text:style-name="Standard">Frame 0, Y_N[531] = -0.273007</text:p>
      <text:p text:style-name="Standard">Frame 0, Y_N[532] = 1.228456</text:p>
      <text:p text:style-name="Standard">Frame 0, Y_N[533] = 0.780127</text:p>
      <text:p text:style-name="Standard">Frame 0, Y_N[534] = 0.230920</text:p>
      <text:p text:style-name="Standard">Frame 0, Y_N[535] = 0.421706</text:p>
      <text:p text:style-name="Standard">Frame 0, Y_N[536] = -1.123631</text:p>
      <text:p text:style-name="Standard">Frame 0, Y_N[537] = -0.566635</text:p>
      <text:p text:style-name="Standard">Frame 0, Y_N[538] = -1.249217</text:p>
      <text:p text:style-name="Standard">Frame 0, Y_N[539] = -0.269720</text:p>
      <text:p text:style-name="Standard">Frame 0, Y_N[540] = 1.227472</text:p>
      <text:p text:style-name="Standard">Frame 0, Y_N[541] = -1.283651</text:p>
      <text:p text:style-name="Standard">Frame 0, Y_N[542] = -0.427836</text:p>
      <text:p text:style-name="Standard">Frame 0, Y_N[543] = -0.210865</text:p>
      <text:p text:style-name="Standard">Frame 0, Y_N[544] = 0.935648</text:p>
      <text:p text:style-name="Standard"><text:soft-page-break/>Frame 0, Y_N[545] = -0.885785</text:p>
      <text:p text:style-name="Standard">Frame 0, Y_N[546] = -1.160668</text:p>
      <text:p text:style-name="Standard">Frame 0, Y_N[547] = 0.200432</text:p>
      <text:p text:style-name="Standard">Frame 0, Y_N[548] = 1.616295</text:p>
      <text:p text:style-name="Standard">Frame 0, Y_N[549] = -0.491239</text:p>
      <text:p text:style-name="Standard">Frame 0, Y_N[550] = -0.727184</text:p>
      <text:p text:style-name="Standard">Frame 0, Y_N[551] = -1.476040</text:p>
      <text:p text:style-name="Standard">Frame 0, Y_N[552] = 1.134690</text:p>
      <text:p text:style-name="Standard">Frame 0, Y_N[553] = 1.608403</text:p>
      <text:p text:style-name="Standard">Frame 0, Y_N[554] = -0.812374</text:p>
      <text:p text:style-name="Standard">Frame 0, Y_N[555] = -1.461107</text:p>
      <text:p text:style-name="Standard">Frame 0, Y_N[556] = 1.268295</text:p>
      <text:p text:style-name="Standard">Frame 0, Y_N[557] = -0.339151</text:p>
      <text:p text:style-name="Standard">Frame 0, Y_N[558] = -0.974809</text:p>
      <text:p text:style-name="Standard">Frame 0, Y_N[559] = 0.309905</text:p>
      <text:p text:style-name="Standard">Frame 0, Y_N[560] = -1.235567</text:p>
      <text:p text:style-name="Standard">Frame 0, Y_N[561] = 1.170679</text:p>
      <text:p text:style-name="Standard">Frame 0, Y_N[562] = 0.650011</text:p>
      <text:p text:style-name="Standard">Frame 0, Y_N[563] = 0.103915</text:p>
      <text:p text:style-name="Standard">Frame 0, Y_N[564] = 0.699524</text:p>
      <text:p text:style-name="Standard">Frame 0, Y_N[565] = 1.097550</text:p>
      <text:p text:style-name="Standard">Frame 0, Y_N[566] = 1.646755</text:p>
      <text:p text:style-name="Standard">Frame 0, Y_N[567] = 0.748630</text:p>
      <text:p text:style-name="Standard">Frame 0, Y_N[568] = 1.648177</text:p>
      <text:p text:style-name="Standard">Frame 0, Y_N[569] = -1.161013</text:p>
      <text:p text:style-name="Standard">Frame 0, Y_N[570] = -0.988204</text:p>
      <text:p text:style-name="Standard">Frame 0, Y_N[571] = -1.203607</text:p>
      <text:p text:style-name="Standard">Frame 0, Y_N[572] = -1.138757</text:p>
      <text:p text:style-name="Standard">Frame 0, Y_N[573] = 1.524330</text:p>
      <text:p text:style-name="Standard">Frame 0, Y_N[574] = 0.514826</text:p>
      <text:p text:style-name="Standard">Frame 0, Y_N[575] = 0.776241</text:p>
      <text:p text:style-name="Standard">Frame 0, Y_N[576] = -1.478808</text:p>
      <text:p text:style-name="Standard">Frame 0, Y_N[577] = 0.843467</text:p>
      <text:p text:style-name="Standard">Frame 0, Y_N[578] = 0.924494</text:p>
      <text:p text:style-name="Standard">Frame 0, Y_N[579] = 0.862025</text:p>
      <text:p text:style-name="Standard">Frame 0, Y_N[580] = 0.758617</text:p>
      <text:p text:style-name="Standard">Frame 0, Y_N[581] = -1.151943</text:p>
      <text:p text:style-name="Standard">Frame 0, Y_N[582] = 1.459640</text:p>
      <text:p text:style-name="Standard">Frame 0, Y_N[583] = 0.798611</text:p>
      <text:p text:style-name="Standard">Frame 0, Y_N[584] = 0.301789</text:p>
      <text:p text:style-name="Standard">Frame 0, Y_N[585] = 1.859586</text:p>
      <text:p text:style-name="Standard">Frame 0, Y_N[586] = 1.475756</text:p>
      <text:p text:style-name="Standard">Frame 0, Y_N[587] = -2.325744</text:p>
      <text:p text:style-name="Standard">Frame 0, Y_N[588] = 0.646176</text:p>
      <text:p text:style-name="Standard">Frame 0, Y_N[589] = 1.254581</text:p>
      <text:p text:style-name="Standard">Frame 0, Y_N[590] = 0.987985</text:p>
      <text:p text:style-name="Standard">Frame 0, Y_N[591] = 1.034867</text:p>
      <text:p text:style-name="Standard">Frame 0, Y_N[592] = -1.393468</text:p>
      <text:p text:style-name="Standard">Frame 0, Y_N[593] = -1.161186</text:p>
      <text:p text:style-name="Standard">Frame 0, Y_N[594] = -0.441946</text:p>
      <text:p text:style-name="Standard">Frame 0, Y_N[595] = 0.448522</text:p>
      <text:p text:style-name="Standard">Frame 0, Y_N[596] = -0.970106</text:p>
      <text:p text:style-name="Standard"><text:soft-page-break/>Frame 0, Y_N[597] = 1.369668</text:p>
      <text:p text:style-name="Standard">Frame 0, Y_N[598] = 0.648227</text:p>
      <text:p text:style-name="Standard">Frame 0, Y_N[599] = 1.331728</text:p>
      <text:p text:style-name="Standard">Frame 0, Y_N[600] = 0.742266</text:p>
      <text:p text:style-name="Standard">Frame 0, Y_N[601] = 1.225445</text:p>
      <text:p text:style-name="Standard">Frame 0, Y_N[602] = -1.188233</text:p>
      <text:p text:style-name="Standard">Frame 0, Y_N[603] = -1.214414</text:p>
      <text:p text:style-name="Standard">Frame 0, Y_N[604] = -1.058873</text:p>
      <text:p text:style-name="Standard">Frame 0, Y_N[605] = -1.169085</text:p>
      <text:p text:style-name="Standard">Frame 0, Y_N[606] = -0.822867</text:p>
      <text:p text:style-name="Standard">Frame 0, Y_N[607] = -1.448133</text:p>
      <text:p text:style-name="Standard">Frame 0, Y_N[608] = 1.817040</text:p>
      <text:p text:style-name="Standard">Frame 0, Y_N[609] = 0.650982</text:p>
      <text:p text:style-name="Standard">Frame 0, Y_N[610] = -1.615985</text:p>
      <text:p text:style-name="Standard">Frame 0, Y_N[611] = 0.497841</text:p>
      <text:p text:style-name="Standard">Frame 0, Y_N[612] = -0.758892</text:p>
      <text:p text:style-name="Standard">Frame 0, Y_N[613] = 0.550475</text:p>
      <text:p text:style-name="Standard">Frame 0, Y_N[614] = 2.182837</text:p>
      <text:p text:style-name="Standard">Frame 0, Y_N[615] = 0.684160</text:p>
      <text:p text:style-name="Standard">Frame 0, Y_N[616] = -0.984345</text:p>
      <text:p text:style-name="Standard">Frame 0, Y_N[617] = -0.925731</text:p>
      <text:p text:style-name="Standard">Frame 0, Y_N[618] = 0.420309</text:p>
      <text:p text:style-name="Standard">Frame 0, Y_N[619] = -0.519464</text:p>
      <text:p text:style-name="Standard">Frame 0, Y_N[620] = 0.283243</text:p>
      <text:p text:style-name="Standard">Frame 0, Y_N[621] = 1.101297</text:p>
      <text:p text:style-name="Standard">Frame 0, Y_N[622] = 1.570402</text:p>
      <text:p text:style-name="Standard">Frame 0, Y_N[623] = -1.068607</text:p>
      <text:p text:style-name="Standard">Frame 0, Y_N[624] = 1.531898</text:p>
      <text:p text:style-name="Standard">Frame 0, Y_N[625] = -1.217563</text:p>
      <text:p text:style-name="Standard">Frame 0, Y_N[626] = -0.883983</text:p>
      <text:p text:style-name="Standard">Frame 0, Y_N[627] = -1.890619</text:p>
      <text:p text:style-name="Standard">Frame 0, Y_N[628] = 0.670138</text:p>
      <text:p text:style-name="Standard">Frame 0, Y_N[629] = 1.723247</text:p>
      <text:p text:style-name="Standard">Frame 0, Y_N[630] = 1.596237</text:p>
      <text:p text:style-name="Standard">Frame 0, Y_N[631] = 1.144729</text:p>
      <text:p text:style-name="Standard">Frame 0, Y_N[632] = 1.973401</text:p>
      <text:p text:style-name="Standard">Frame 0, Y_N[633] = 1.367726</text:p>
      <text:p text:style-name="Standard">Frame 0, Y_N[634] = 1.062652</text:p>
      <text:p text:style-name="Standard">Frame 0, Y_N[635] = 1.219656</text:p>
      <text:p text:style-name="Standard">Frame 0, Y_N[636] = -1.134435</text:p>
      <text:p text:style-name="Standard">Frame 0, Y_N[637] = 1.503306</text:p>
      <text:p text:style-name="Standard">Frame 0, Y_N[638] = 1.557875</text:p>
      <text:p text:style-name="Standard">Frame 0, Y_N[639] = 0.982741</text:p>
      <text:p text:style-name="Standard">Frame 0, Y_N[640] = 0.939230</text:p>
      <text:p text:style-name="Standard">Frame 0, Y_N[641] = 1.184217</text:p>
      <text:p text:style-name="Standard">Frame 0, Y_N[642] = -1.053148</text:p>
      <text:p text:style-name="Standard">Frame 0, Y_N[643] = 0.536411</text:p>
      <text:p text:style-name="Standard">Frame 0, Y_N[644] = 1.029575</text:p>
      <text:p text:style-name="Standard">Frame 0, Y_N[645] = 1.151248</text:p>
      <text:p text:style-name="Standard">Frame 0, Y_N[646] = -1.409279</text:p>
      <text:p text:style-name="Standard">Frame 0, Y_N[647] = 0.128757</text:p>
      <text:p text:style-name="Standard">Decoder input Y_N[0] = 15.3242</text:p>
      <text:p text:style-name="Standard"><text:soft-page-break/>Decoder input Y_N[1] = 10.6339</text:p>
      <text:p text:style-name="Standard">Decoder input Y_N[2] = 11.7351</text:p>
      <text:p text:style-name="Standard">Decoder input Y_N[3] = 3.47152</text:p>
      <text:p text:style-name="Standard">Decoder input Y_N[4] = 11.3736</text:p>
      <text:p text:style-name="Standard">Decoder input Y_N[5] = 17.0258</text:p>
      <text:p text:style-name="Standard">Decoder input Y_N[6] = 3.0138</text:p>
      <text:p text:style-name="Standard">Decoder input Y_N[7] = 2.35542</text:p>
      <text:p text:style-name="Standard">Decoder input Y_N[8] = 3.50354</text:p>
      <text:p text:style-name="Standard">Decoder input Y_N[9] = 6.52395</text:p>
      <text:p text:style-name="Standard">Decoder input Y_N[10] = 5.44846</text:p>
      <text:p text:style-name="Standard">Decoder input Y_N[11] = 8.75276</text:p>
      <text:p text:style-name="Standard">Decoder input Y_N[12] = 5.58718</text:p>
      <text:p text:style-name="Standard">Decoder input Y_N[13] = 11.8061</text:p>
      <text:p text:style-name="Standard">Decoder input Y_N[14] = 20.2139</text:p>
      <text:p text:style-name="Standard">Decoder input Y_N[15] = 15.5213</text:p>
      <text:p text:style-name="Standard">Decoder input Y_N[16] = 11.2534</text:p>
      <text:p text:style-name="Standard">Decoder input Y_N[17] = 11.5381</text:p>
      <text:p text:style-name="Standard">Decoder input Y_N[18] = 8.57003</text:p>
      <text:p text:style-name="Standard">Decoder input Y_N[19] = -2.66197</text:p>
      <text:p text:style-name="Standard">Decoder input Y_N[20] = 15.1311</text:p>
      <text:p text:style-name="Standard">Decoder input Y_N[21] = 15.1853</text:p>
      <text:p text:style-name="Standard">Decoder input Y_N[22] = 12.5814</text:p>
      <text:p text:style-name="Standard">Decoder input Y_N[23] = 6.88566</text:p>
      <text:p text:style-name="Standard">Decoder input Y_N[24] = 7.50097</text:p>
      <text:p text:style-name="Standard">Decoder input Y_N[25] = 18.0255</text:p>
      <text:p text:style-name="Standard">Decoder input Y_N[26] = 8.80578</text:p>
      <text:p text:style-name="Standard">Decoder input Y_N[27] = 2.41963</text:p>
      <text:p text:style-name="Standard">Decoder input Y_N[28] = 10.7052</text:p>
      <text:p text:style-name="Standard">Decoder input Y_N[29] = 7.35901</text:p>
      <text:p text:style-name="Standard">Decoder input Y_N[30] = 8.47474</text:p>
      <text:p text:style-name="Standard">Decoder input Y_N[31] = 1.22286</text:p>
      <text:p text:style-name="Standard">Decoder input Y_N[32] = 10.4894</text:p>
      <text:p text:style-name="Standard">Decoder input Y_N[33] = 13.3949</text:p>
      <text:p text:style-name="Standard">Decoder input Y_N[34] = 10.6548</text:p>
      <text:p text:style-name="Standard">Decoder input Y_N[35] = 10.968</text:p>
      <text:p text:style-name="Standard">Decoder input Y_N[36] = 9.84274</text:p>
      <text:p text:style-name="Standard">Decoder input Y_N[37] = 6.39395</text:p>
      <text:p text:style-name="Standard">Decoder input Y_N[38] = 14.6504</text:p>
      <text:p text:style-name="Standard">Decoder input Y_N[39] = 9.51401</text:p>
      <text:p text:style-name="Standard">Decoder input Y_N[40] = 3.42233</text:p>
      <text:p text:style-name="Standard">Decoder input Y_N[41] = 15.0455</text:p>
      <text:p text:style-name="Standard">Decoder input Y_N[42] = 14.2321</text:p>
      <text:p text:style-name="Standard">Decoder input Y_N[43] = 10.8995</text:p>
      <text:p text:style-name="Standard">Decoder input Y_N[44] = 10.7057</text:p>
      <text:p text:style-name="Standard">Decoder input Y_N[45] = 14.0968</text:p>
      <text:p text:style-name="Standard">Decoder input Y_N[46] = 11.0456</text:p>
      <text:p text:style-name="Standard">Decoder input Y_N[47] = 11.2737</text:p>
      <text:p text:style-name="Standard">Decoder input Y_N[48] = 9.6346</text:p>
      <text:p text:style-name="Standard">Decoder input Y_N[49] = 13.8168</text:p>
      <text:p text:style-name="Standard">Decoder input Y_N[50] = 5.97048</text:p>
      <text:p text:style-name="Standard">Decoder input Y_N[51] = 7.78145</text:p>
      <text:p text:style-name="Standard">Decoder input Y_N[52] = 11.0823</text:p>
      <text:p text:style-name="Standard"><text:soft-page-break/>Decoder input Y_N[53] = 8.69679</text:p>
      <text:p text:style-name="Standard">Decoder input Y_N[54] = 15.1561</text:p>
      <text:p text:style-name="Standard">Decoder input Y_N[55] = 5.99015</text:p>
      <text:p text:style-name="Standard">Decoder input Y_N[56] = 4.42084</text:p>
      <text:p text:style-name="Standard">Decoder input Y_N[57] = 11.6791</text:p>
      <text:p text:style-name="Standard">Decoder input Y_N[58] = 2.21826</text:p>
      <text:p text:style-name="Standard">Decoder input Y_N[59] = 8.0939</text:p>
      <text:p text:style-name="Standard">Decoder input Y_N[60] = 6.35063</text:p>
      <text:p text:style-name="Standard">Decoder input Y_N[61] = 21.6248</text:p>
      <text:p text:style-name="Standard">Decoder input Y_N[62] = 9.70138</text:p>
      <text:p text:style-name="Standard">Decoder input Y_N[63] = 12.9816</text:p>
      <text:p text:style-name="Standard">Decoder input Y_N[64] = 6.37153</text:p>
      <text:p text:style-name="Standard">Decoder input Y_N[65] = 9.80271</text:p>
      <text:p text:style-name="Standard">Decoder input Y_N[66] = 11.7652</text:p>
      <text:p text:style-name="Standard">Decoder input Y_N[67] = 13.6624</text:p>
      <text:p text:style-name="Standard">Decoder input Y_N[68] = 11.4669</text:p>
      <text:p text:style-name="Standard">Decoder input Y_N[69] = 8.12321</text:p>
      <text:p text:style-name="Standard">Decoder input Y_N[70] = 15.5694</text:p>
      <text:p text:style-name="Standard">Decoder input Y_N[71] = 11.227</text:p>
      <text:p text:style-name="Standard">Decoder input Y_N[72] = 7.88059</text:p>
      <text:p text:style-name="Standard">Decoder input Y_N[73] = 22.5909</text:p>
      <text:p text:style-name="Standard">Decoder input Y_N[74] = 10.8117</text:p>
      <text:p text:style-name="Standard">Decoder input Y_N[75] = 18.1539</text:p>
      <text:p text:style-name="Standard">Decoder input Y_N[76] = 10.8976</text:p>
      <text:p text:style-name="Standard">Decoder input Y_N[77] = 8.58349</text:p>
      <text:p text:style-name="Standard">Decoder input Y_N[78] = 21.507</text:p>
      <text:p text:style-name="Standard">Decoder input Y_N[79] = 18.5915</text:p>
      <text:p text:style-name="Standard">Decoder input Y_N[80] = 13.0273</text:p>
      <text:p text:style-name="Standard">Decoder input Y_N[81] = 17.5758</text:p>
      <text:p text:style-name="Standard">Decoder input Y_N[82] = 15.37</text:p>
      <text:p text:style-name="Standard">Decoder input Y_N[83] = 8.61235</text:p>
      <text:p text:style-name="Standard">Decoder input Y_N[84] = 15.9365</text:p>
      <text:p text:style-name="Standard">Decoder input Y_N[85] = 18.0484</text:p>
      <text:p text:style-name="Standard">Decoder input Y_N[86] = 14.1082</text:p>
      <text:p text:style-name="Standard">Decoder input Y_N[87] = 7.46969</text:p>
      <text:p text:style-name="Standard">Decoder input Y_N[88] = 7.90264</text:p>
      <text:p text:style-name="Standard">Decoder input Y_N[89] = 16.9608</text:p>
      <text:p text:style-name="Standard">Decoder input Y_N[90] = 10.8335</text:p>
      <text:p text:style-name="Standard">Decoder input Y_N[91] = 4.54222</text:p>
      <text:p text:style-name="Standard">Decoder input Y_N[92] = 7.77656</text:p>
      <text:p text:style-name="Standard">Decoder input Y_N[93] = 17.5814</text:p>
      <text:p text:style-name="Standard">Decoder input Y_N[94] = 5.78972</text:p>
      <text:p text:style-name="Standard">Decoder input Y_N[95] = 6.77448</text:p>
      <text:p text:style-name="Standard">Decoder input Y_N[96] = 13.58</text:p>
      <text:p text:style-name="Standard">Decoder input Y_N[97] = 13.2639</text:p>
      <text:p text:style-name="Standard">Decoder input Y_N[98] = 12.6306</text:p>
      <text:p text:style-name="Standard">Decoder input Y_N[99] = 8.39821</text:p>
      <text:p text:style-name="Standard">Decoder input Y_N[100] = 13.2754</text:p>
      <text:p text:style-name="Standard">Decoder input Y_N[101] = 8.92874</text:p>
      <text:p text:style-name="Standard">Decoder input Y_N[102] = 15.7614</text:p>
      <text:p text:style-name="Standard">Decoder input Y_N[103] = 12.771</text:p>
      <text:p text:style-name="Standard">Decoder input Y_N[104] = 14.9758</text:p>
      <text:p text:style-name="Standard"><text:soft-page-break/>Decoder input Y_N[105] = 11.0721</text:p>
      <text:p text:style-name="Standard">Decoder input Y_N[106] = 14.5581</text:p>
      <text:p text:style-name="Standard">Decoder input Y_N[107] = 10.8782</text:p>
      <text:p text:style-name="Standard">Decoder input Y_N[108] = 7.96589</text:p>
      <text:p text:style-name="Standard">Decoder input Y_N[109] = 12.5891</text:p>
      <text:p text:style-name="Standard">Decoder input Y_N[110] = 11.8328</text:p>
      <text:p text:style-name="Standard">Decoder input Y_N[111] = 20.2845</text:p>
      <text:p text:style-name="Standard">Decoder input Y_N[112] = 12.0273</text:p>
      <text:p text:style-name="Standard">Decoder input Y_N[113] = 17.4703</text:p>
      <text:p text:style-name="Standard">Decoder input Y_N[114] = 0.851234</text:p>
      <text:p text:style-name="Standard">Decoder input Y_N[115] = 15.6154</text:p>
      <text:p text:style-name="Standard">Decoder input Y_N[116] = 15.8777</text:p>
      <text:p text:style-name="Standard">Decoder input Y_N[117] = 7.47953</text:p>
      <text:p text:style-name="Standard">Decoder input Y_N[118] = 1.57368</text:p>
      <text:p text:style-name="Standard">Decoder input Y_N[119] = 9.76068</text:p>
      <text:p text:style-name="Standard">Decoder input Y_N[120] = 1.68134</text:p>
      <text:p text:style-name="Standard">Decoder input Y_N[121] = 11.785</text:p>
      <text:p text:style-name="Standard">Decoder input Y_N[122] = 9.96159</text:p>
      <text:p text:style-name="Standard">Decoder input Y_N[123] = 14.343</text:p>
      <text:p text:style-name="Standard">Decoder input Y_N[124] = 14.1007</text:p>
      <text:p text:style-name="Standard">Decoder input Y_N[125] = 6.28415</text:p>
      <text:p text:style-name="Standard">Decoder input Y_N[126] = 19.3114</text:p>
      <text:p text:style-name="Standard">Decoder input Y_N[127] = 15.9468</text:p>
      <text:p text:style-name="Standard">Decoder input Y_N[128] = 10.4204</text:p>
      <text:p text:style-name="Standard">Decoder input Y_N[129] = 12.4587</text:p>
      <text:p text:style-name="Standard">Decoder input Y_N[130] = 19.4924</text:p>
      <text:p text:style-name="Standard">Decoder input Y_N[131] = 12.4087</text:p>
      <text:p text:style-name="Standard">Decoder input Y_N[132] = 9.75365</text:p>
      <text:p text:style-name="Standard">Decoder input Y_N[133] = 8.12808</text:p>
      <text:p text:style-name="Standard">Decoder input Y_N[134] = 10.2432</text:p>
      <text:p text:style-name="Standard">Decoder input Y_N[135] = 7.22503</text:p>
      <text:p text:style-name="Standard">Decoder input Y_N[136] = 15.0646</text:p>
      <text:p text:style-name="Standard">Decoder input Y_N[137] = 5.34412</text:p>
      <text:p text:style-name="Standard">Decoder input Y_N[138] = 11.7249</text:p>
      <text:p text:style-name="Standard">Decoder input Y_N[139] = 10.2289</text:p>
      <text:p text:style-name="Standard">Decoder input Y_N[140] = 15.0631</text:p>
      <text:p text:style-name="Standard">Decoder input Y_N[141] = 12.8786</text:p>
      <text:p text:style-name="Standard">Decoder input Y_N[142] = 17.4803</text:p>
      <text:p text:style-name="Standard">Decoder input Y_N[143] = 13.4307</text:p>
      <text:p text:style-name="Standard">Decoder input Y_N[144] = 10.2456</text:p>
      <text:p text:style-name="Standard">Decoder input Y_N[145] = 5.13298</text:p>
      <text:p text:style-name="Standard">Decoder input Y_N[146] = 11.2488</text:p>
      <text:p text:style-name="Standard">Decoder input Y_N[147] = 10.3282</text:p>
      <text:p text:style-name="Standard">Decoder input Y_N[148] = 7.05062</text:p>
      <text:p text:style-name="Standard">Decoder input Y_N[149] = 11.1899</text:p>
      <text:p text:style-name="Standard">Decoder input Y_N[150] = 9.23033</text:p>
      <text:p text:style-name="Standard">Decoder input Y_N[151] = 3.53508</text:p>
      <text:p text:style-name="Standard">Decoder input Y_N[152] = 11.3251</text:p>
      <text:p text:style-name="Standard">Decoder input Y_N[153] = 7.07628</text:p>
      <text:p text:style-name="Standard">Decoder input Y_N[154] = 13.0694</text:p>
      <text:p text:style-name="Standard">Decoder input Y_N[155] = 8.74195</text:p>
      <text:p text:style-name="Standard">Decoder input Y_N[156] = 20.8982</text:p>
      <text:p text:style-name="Standard"><text:soft-page-break/>Decoder input Y_N[157] = 12.2584</text:p>
      <text:p text:style-name="Standard">Decoder input Y_N[158] = 11.9371</text:p>
      <text:p text:style-name="Standard">Decoder input Y_N[159] = 6.3134</text:p>
      <text:p text:style-name="Standard">Decoder input Y_N[160] = 7.90183</text:p>
      <text:p text:style-name="Standard">Decoder input Y_N[161] = 12.1153</text:p>
      <text:p text:style-name="Standard">Decoder input Y_N[162] = 10.2597</text:p>
      <text:p text:style-name="Standard">Decoder input Y_N[163] = 6.75559</text:p>
      <text:p text:style-name="Standard">Decoder input Y_N[164] = 11.1116</text:p>
      <text:p text:style-name="Standard">Decoder input Y_N[165] = 8.61578</text:p>
      <text:p text:style-name="Standard">Decoder input Y_N[166] = 19.2031</text:p>
      <text:p text:style-name="Standard">Decoder input Y_N[167] = 11.3924</text:p>
      <text:p text:style-name="Standard">Decoder input Y_N[168] = 5.8096</text:p>
      <text:p text:style-name="Standard">Decoder input Y_N[169] = 12.4348</text:p>
      <text:p text:style-name="Standard">Decoder input Y_N[170] = 11.8953</text:p>
      <text:p text:style-name="Standard">Decoder input Y_N[171] = 9.99165</text:p>
      <text:p text:style-name="Standard">Decoder input Y_N[172] = 17.0807</text:p>
      <text:p text:style-name="Standard">Decoder input Y_N[173] = 14.826</text:p>
      <text:p text:style-name="Standard">Decoder input Y_N[174] = 7.01245</text:p>
      <text:p text:style-name="Standard">Decoder input Y_N[175] = 9.57678</text:p>
      <text:p text:style-name="Standard">Decoder input Y_N[176] = 9.96817</text:p>
      <text:p text:style-name="Standard">Decoder input Y_N[177] = 3.06819</text:p>
      <text:p text:style-name="Standard">Decoder input Y_N[178] = 7.69466</text:p>
      <text:p text:style-name="Standard">Decoder input Y_N[179] = 16.4624</text:p>
      <text:p text:style-name="Standard">Decoder input Y_N[180] = 10.1569</text:p>
      <text:p text:style-name="Standard">Decoder input Y_N[181] = 12.7724</text:p>
      <text:p text:style-name="Standard">Decoder input Y_N[182] = 15.5349</text:p>
      <text:p text:style-name="Standard">Decoder input Y_N[183] = 9.6341</text:p>
      <text:p text:style-name="Standard">Decoder input Y_N[184] = 11.5217</text:p>
      <text:p text:style-name="Standard">Decoder input Y_N[185] = 17.6137</text:p>
      <text:p text:style-name="Standard">Decoder input Y_N[186] = 8.38408</text:p>
      <text:p text:style-name="Standard">Decoder input Y_N[187] = 7.82438</text:p>
      <text:p text:style-name="Standard">Decoder input Y_N[188] = 8.03048</text:p>
      <text:p text:style-name="Standard">Decoder input Y_N[189] = 13.7006</text:p>
      <text:p text:style-name="Standard">Decoder input Y_N[190] = 11.941</text:p>
      <text:p text:style-name="Standard">Decoder input Y_N[191] = 17.8533</text:p>
      <text:p text:style-name="Standard">Decoder input Y_N[192] = 12.0695</text:p>
      <text:p text:style-name="Standard">Decoder input Y_N[193] = 5.26268</text:p>
      <text:p text:style-name="Standard">Decoder input Y_N[194] = 8.48023</text:p>
      <text:p text:style-name="Standard">Decoder input Y_N[195] = 11.6087</text:p>
      <text:p text:style-name="Standard">Decoder input Y_N[196] = 11.8503</text:p>
      <text:p text:style-name="Standard">Decoder input Y_N[197] = 17.2205</text:p>
      <text:p text:style-name="Standard">Decoder input Y_N[198] = 6.55169</text:p>
      <text:p text:style-name="Standard">Decoder input Y_N[199] = 12.8896</text:p>
      <text:p text:style-name="Standard">Decoder input Y_N[200] = 16.4925</text:p>
      <text:p text:style-name="Standard">Decoder input Y_N[201] = 9.47101</text:p>
      <text:p text:style-name="Standard">Decoder input Y_N[202] = 13.441</text:p>
      <text:p text:style-name="Standard">Decoder input Y_N[203] = 13.0874</text:p>
      <text:p text:style-name="Standard">Decoder input Y_N[204] = 12.8098</text:p>
      <text:p text:style-name="Standard">Decoder input Y_N[205] = 3.58563</text:p>
      <text:p text:style-name="Standard">Decoder input Y_N[206] = 9.37166</text:p>
      <text:p text:style-name="Standard">Decoder input Y_N[207] = 10.9897</text:p>
      <text:p text:style-name="Standard">Decoder input Y_N[208] = 9.85537</text:p>
      <text:p text:style-name="Standard"><text:soft-page-break/>Decoder input Y_N[209] = 10.9359</text:p>
      <text:p text:style-name="Standard">Decoder input Y_N[210] = 12.0874</text:p>
      <text:p text:style-name="Standard">Decoder input Y_N[211] = 14.1171</text:p>
      <text:p text:style-name="Standard">Decoder input Y_N[212] = 13.7541</text:p>
      <text:p text:style-name="Standard">Decoder input Y_N[213] = 7.68081</text:p>
      <text:p text:style-name="Standard">Decoder input Y_N[214] = 8.84276</text:p>
      <text:p text:style-name="Standard">Decoder input Y_N[215] = 28.2384</text:p>
      <text:p text:style-name="Standard">Decoder input Y_N[216] = 6.84753</text:p>
      <text:p text:style-name="Standard">Decoder input Y_N[217] = 7.67717</text:p>
      <text:p text:style-name="Standard">Decoder input Y_N[218] = 14.1487</text:p>
      <text:p text:style-name="Standard">Decoder input Y_N[219] = 13.1481</text:p>
      <text:p text:style-name="Standard">Decoder input Y_N[220] = 15.2961</text:p>
      <text:p text:style-name="Standard">Decoder input Y_N[221] = 7.01799</text:p>
      <text:p text:style-name="Standard">Decoder input Y_N[222] = 16.0371</text:p>
      <text:p text:style-name="Standard">Decoder input Y_N[223] = 9.39711</text:p>
      <text:p text:style-name="Standard">Decoder input Y_N[224] = 12.606</text:p>
      <text:p text:style-name="Standard">Decoder input Y_N[225] = 8.94406</text:p>
      <text:p text:style-name="Standard">Decoder input Y_N[226] = 2.64275</text:p>
      <text:p text:style-name="Standard">Decoder input Y_N[227] = 15.2308</text:p>
      <text:p text:style-name="Standard">Decoder input Y_N[228] = 15.9922</text:p>
      <text:p text:style-name="Standard">Decoder input Y_N[229] = 10.6881</text:p>
      <text:p text:style-name="Standard">Decoder input Y_N[230] = 7.29301</text:p>
      <text:p text:style-name="Standard">Decoder input Y_N[231] = 0.494397</text:p>
      <text:p text:style-name="Standard">Decoder input Y_N[232] = 3.30701</text:p>
      <text:p text:style-name="Standard">Decoder input Y_N[233] = 13.2413</text:p>
      <text:p text:style-name="Standard">Decoder input Y_N[234] = 18.2502</text:p>
      <text:p text:style-name="Standard">Decoder input Y_N[235] = 9.39056</text:p>
      <text:p text:style-name="Standard">Decoder input Y_N[236] = 15.5964</text:p>
      <text:p text:style-name="Standard">Decoder input Y_N[237] = 12.4281</text:p>
      <text:p text:style-name="Standard">Decoder input Y_N[238] = 16.8953</text:p>
      <text:p text:style-name="Standard">Decoder input Y_N[239] = 9.89706</text:p>
      <text:p text:style-name="Standard">Decoder input Y_N[240] = 20.76</text:p>
      <text:p text:style-name="Standard">Decoder input Y_N[241] = 10.862</text:p>
      <text:p text:style-name="Standard">Decoder input Y_N[242] = 10.4745</text:p>
      <text:p text:style-name="Standard">Decoder input Y_N[243] = 12.1359</text:p>
      <text:p text:style-name="Standard">Decoder input Y_N[244] = 6.95057</text:p>
      <text:p text:style-name="Standard">Decoder input Y_N[245] = 9.07088</text:p>
      <text:p text:style-name="Standard">Decoder input Y_N[246] = 13.7681</text:p>
      <text:p text:style-name="Standard">Decoder input Y_N[247] = 8.65163</text:p>
      <text:p text:style-name="Standard">Decoder input Y_N[248] = 5.57372</text:p>
      <text:p text:style-name="Standard">Decoder input Y_N[249] = 11.9585</text:p>
      <text:p text:style-name="Standard">Decoder input Y_N[250] = 13.5406</text:p>
      <text:p text:style-name="Standard">Decoder input Y_N[251] = 12.5758</text:p>
      <text:p text:style-name="Standard">Decoder input Y_N[252] = 6.92165</text:p>
      <text:p text:style-name="Standard">Decoder input Y_N[253] = 16.9656</text:p>
      <text:p text:style-name="Standard">Decoder input Y_N[254] = 10.727</text:p>
      <text:p text:style-name="Standard">Decoder input Y_N[255] = 10.2091</text:p>
      <text:p text:style-name="Standard">Decoder input Y_N[256] = 17.5209</text:p>
      <text:p text:style-name="Standard">Decoder input Y_N[257] = 9.38555</text:p>
      <text:p text:style-name="Standard">Decoder input Y_N[258] = 12.8799</text:p>
      <text:p text:style-name="Standard">Decoder input Y_N[259] = 15.8002</text:p>
      <text:p text:style-name="Standard">Decoder input Y_N[260] = 0.00167941</text:p>
      <text:p text:style-name="Standard"><text:soft-page-break/>Decoder input Y_N[261] = 4.8214</text:p>
      <text:p text:style-name="Standard">Decoder input Y_N[262] = 10.0237</text:p>
      <text:p text:style-name="Standard">Decoder input Y_N[263] = 7.87561</text:p>
      <text:p text:style-name="Standard">Decoder input Y_N[264] = 10.6122</text:p>
      <text:p text:style-name="Standard">Decoder input Y_N[265] = 12.8762</text:p>
      <text:p text:style-name="Standard">Decoder input Y_N[266] = 16.4896</text:p>
      <text:p text:style-name="Standard">Decoder input Y_N[267] = 7.21487</text:p>
      <text:p text:style-name="Standard">Decoder input Y_N[268] = 8.50795</text:p>
      <text:p text:style-name="Standard">Decoder input Y_N[269] = 13.1267</text:p>
      <text:p text:style-name="Standard">Decoder input Y_N[270] = 11.7603</text:p>
      <text:p text:style-name="Standard">Decoder input Y_N[271] = 15.4851</text:p>
      <text:p text:style-name="Standard">Decoder input Y_N[272] = 10.9475</text:p>
      <text:p text:style-name="Standard">Decoder input Y_N[273] = 10.7823</text:p>
      <text:p text:style-name="Standard">Decoder input Y_N[274] = 8.41826</text:p>
      <text:p text:style-name="Standard">Decoder input Y_N[275] = 9.98832</text:p>
      <text:p text:style-name="Standard">Decoder input Y_N[276] = 16.9563</text:p>
      <text:p text:style-name="Standard">Decoder input Y_N[277] = 8.30974</text:p>
      <text:p text:style-name="Standard">Decoder input Y_N[278] = 10.8781</text:p>
      <text:p text:style-name="Standard">Decoder input Y_N[279] = 11.2316</text:p>
      <text:p text:style-name="Standard">Decoder input Y_N[280] = 5.51442</text:p>
      <text:p text:style-name="Standard">Decoder input Y_N[281] = 12.2912</text:p>
      <text:p text:style-name="Standard">Decoder input Y_N[282] = 17.1583</text:p>
      <text:p text:style-name="Standard">Decoder input Y_N[283] = 14.0562</text:p>
      <text:p text:style-name="Standard">Decoder input Y_N[284] = 7.83429</text:p>
      <text:p text:style-name="Standard">Decoder input Y_N[285] = 10.3192</text:p>
      <text:p text:style-name="Standard">Decoder input Y_N[286] = 12.8054</text:p>
      <text:p text:style-name="Standard">Decoder input Y_N[287] = 3.99686</text:p>
      <text:p text:style-name="Standard">Decoder input Y_N[288] = 14.3278</text:p>
      <text:p text:style-name="Standard">Decoder input Y_N[289] = 12.9254</text:p>
      <text:p text:style-name="Standard">Decoder input Y_N[290] = 12.1783</text:p>
      <text:p text:style-name="Standard">Decoder input Y_N[291] = 11.7512</text:p>
      <text:p text:style-name="Standard">Decoder input Y_N[292] = 8.48491</text:p>
      <text:p text:style-name="Standard">Decoder input Y_N[293] = -0.54296</text:p>
      <text:p text:style-name="Standard">Decoder input Y_N[294] = 4.66445</text:p>
      <text:p text:style-name="Standard">Decoder input Y_N[295] = 16.443</text:p>
      <text:p text:style-name="Standard">Decoder input Y_N[296] = 14.7546</text:p>
      <text:p text:style-name="Standard">Decoder input Y_N[297] = 9.72962</text:p>
      <text:p text:style-name="Standard">Decoder input Y_N[298] = 8.73677</text:p>
      <text:p text:style-name="Standard">Decoder input Y_N[299] = 11.4268</text:p>
      <text:p text:style-name="Standard">Decoder input Y_N[300] = 12.4482</text:p>
      <text:p text:style-name="Standard">Decoder input Y_N[301] = 8.84104</text:p>
      <text:p text:style-name="Standard">Decoder input Y_N[302] = 8.22007</text:p>
      <text:p text:style-name="Standard">Decoder input Y_N[303] = 13.0157</text:p>
      <text:p text:style-name="Standard">Decoder input Y_N[304] = 16.4653</text:p>
      <text:p text:style-name="Standard">Decoder input Y_N[305] = 8.38869</text:p>
      <text:p text:style-name="Standard">Decoder input Y_N[306] = 4.72034</text:p>
      <text:p text:style-name="Standard">Decoder input Y_N[307] = 10.9625</text:p>
      <text:p text:style-name="Standard">Decoder input Y_N[308] = 8.78528</text:p>
      <text:p text:style-name="Standard">Decoder input Y_N[309] = 15.009</text:p>
      <text:p text:style-name="Standard">Decoder input Y_N[310] = 13.1601</text:p>
      <text:p text:style-name="Standard">Decoder input Y_N[311] = 20.2067</text:p>
      <text:p text:style-name="Standard">Decoder input Y_N[312] = 8.34516</text:p>
      <text:p text:style-name="Standard"><text:soft-page-break/>Decoder input Y_N[313] = 11.2813</text:p>
      <text:p text:style-name="Standard">Decoder input Y_N[314] = 9.43104</text:p>
      <text:p text:style-name="Standard">Decoder input Y_N[315] = 10.3094</text:p>
      <text:p text:style-name="Standard">Decoder input Y_N[316] = 15.7728</text:p>
      <text:p text:style-name="Standard">Decoder input Y_N[317] = 10.0216</text:p>
      <text:p text:style-name="Standard">Decoder input Y_N[318] = 6.27039</text:p>
      <text:p text:style-name="Standard">Decoder input Y_N[319] = 8.642</text:p>
      <text:p text:style-name="Standard">Decoder input Y_N[320] = 9.12227</text:p>
      <text:p text:style-name="Standard">Decoder input Y_N[321] = 9.06629</text:p>
      <text:p text:style-name="Standard">Decoder input Y_N[322] = 13.4135</text:p>
      <text:p text:style-name="Standard">Decoder input Y_N[323] = 15.4889</text:p>
      <text:p text:style-name="Standard">Decoder input Y_N[324] = 5.82207</text:p>
      <text:p text:style-name="Standard">Decoder input Y_N[325] = 8.5451</text:p>
      <text:p text:style-name="Standard">Decoder input Y_N[326] = 9.00726</text:p>
      <text:p text:style-name="Standard">Decoder input Y_N[327] = 13.7642</text:p>
      <text:p text:style-name="Standard">Decoder input Y_N[328] = 11.8622</text:p>
      <text:p text:style-name="Standard">Decoder input Y_N[329] = 6.07381</text:p>
      <text:p text:style-name="Standard">Decoder input Y_N[330] = 12.8138</text:p>
      <text:p text:style-name="Standard">Decoder input Y_N[331] = 11.7169</text:p>
      <text:p text:style-name="Standard">Decoder input Y_N[332] = 12.1481</text:p>
      <text:p text:style-name="Standard">Decoder input Y_N[333] = 11.8273</text:p>
      <text:p text:style-name="Standard">Decoder input Y_N[334] = 14.2322</text:p>
      <text:p text:style-name="Standard">Decoder input Y_N[335] = 7.72215</text:p>
      <text:p text:style-name="Standard">Decoder input Y_N[336] = 15.3799</text:p>
      <text:p text:style-name="Standard">Decoder input Y_N[337] = 12.6006</text:p>
      <text:p text:style-name="Standard">Decoder input Y_N[338] = 16.1093</text:p>
      <text:p text:style-name="Standard">Decoder input Y_N[339] = 13.1492</text:p>
      <text:p text:style-name="Standard">Decoder input Y_N[340] = 18.1291</text:p>
      <text:p text:style-name="Standard">Decoder input Y_N[341] = 11.1911</text:p>
      <text:p text:style-name="Standard">Decoder input Y_N[342] = 9.55331</text:p>
      <text:p text:style-name="Standard">Decoder input Y_N[343] = 16.2206</text:p>
      <text:p text:style-name="Standard">Decoder input Y_N[344] = 5.91383</text:p>
      <text:p text:style-name="Standard">Decoder input Y_N[345] = 11.4421</text:p>
      <text:p text:style-name="Standard">Decoder input Y_N[346] = 14.3637</text:p>
      <text:p text:style-name="Standard">Decoder input Y_N[347] = 10.5095</text:p>
      <text:p text:style-name="Standard">Decoder input Y_N[348] = 13.4689</text:p>
      <text:p text:style-name="Standard">Decoder input Y_N[349] = 7.15017</text:p>
      <text:p text:style-name="Standard">Decoder input Y_N[350] = 19.2522</text:p>
      <text:p text:style-name="Standard">Decoder input Y_N[351] = 17.9459</text:p>
      <text:p text:style-name="Standard">Decoder input Y_N[352] = 9.60342</text:p>
      <text:p text:style-name="Standard">Decoder input Y_N[353] = 3.87539</text:p>
      <text:p text:style-name="Standard">Decoder input Y_N[354] = 13.9445</text:p>
      <text:p text:style-name="Standard">Decoder input Y_N[355] = 10.26</text:p>
      <text:p text:style-name="Standard">Decoder input Y_N[356] = 4.24595</text:p>
      <text:p text:style-name="Standard">Decoder input Y_N[357] = 12.3826</text:p>
      <text:p text:style-name="Standard">Decoder input Y_N[358] = 10.0434</text:p>
      <text:p text:style-name="Standard">Decoder input Y_N[359] = 6.77335</text:p>
      <text:p text:style-name="Standard">Decoder input Y_N[360] = 11.4336</text:p>
      <text:p text:style-name="Standard">Decoder input Y_N[361] = 8.9936</text:p>
      <text:p text:style-name="Standard">Decoder input Y_N[362] = 17.9769</text:p>
      <text:p text:style-name="Standard">Decoder input Y_N[363] = 10.0261</text:p>
      <text:p text:style-name="Standard">Decoder input Y_N[364] = 10.4392</text:p>
      <text:p text:style-name="Standard"><text:soft-page-break/>Decoder input Y_N[365] = 6.63875</text:p>
      <text:p text:style-name="Standard">Decoder input Y_N[366] = 9.18368</text:p>
      <text:p text:style-name="Standard">Decoder input Y_N[367] = 2.22412</text:p>
      <text:p text:style-name="Standard">Decoder input Y_N[368] = 7.91515</text:p>
      <text:p text:style-name="Standard">Decoder input Y_N[369] = 7.52936</text:p>
      <text:p text:style-name="Standard">Decoder input Y_N[370] = 5.93003</text:p>
      <text:p text:style-name="Standard">Decoder input Y_N[371] = 7.11897</text:p>
      <text:p text:style-name="Standard">Decoder input Y_N[372] = 17.8497</text:p>
      <text:p text:style-name="Standard">Decoder input Y_N[373] = 6.79947</text:p>
      <text:p text:style-name="Standard">Decoder input Y_N[374] = 10.9407</text:p>
      <text:p text:style-name="Standard">Decoder input Y_N[375] = 4.7672</text:p>
      <text:p text:style-name="Standard">Decoder input Y_N[376] = 5.07131</text:p>
      <text:p text:style-name="Standard">Decoder input Y_N[377] = 1.18138</text:p>
      <text:p text:style-name="Standard">Decoder input Y_N[378] = 8.23807</text:p>
      <text:p text:style-name="Standard">Decoder input Y_N[379] = 11.0696</text:p>
      <text:p text:style-name="Standard">Decoder input Y_N[380] = 12.2386</text:p>
      <text:p text:style-name="Standard">Decoder input Y_N[381] = 12.3961</text:p>
      <text:p text:style-name="Standard">Decoder input Y_N[382] = -0.260608</text:p>
      <text:p text:style-name="Standard">Decoder input Y_N[383] = 14.1802</text:p>
      <text:p text:style-name="Standard">Decoder input Y_N[384] = 6.04505</text:p>
      <text:p text:style-name="Standard">Decoder input Y_N[385] = 9.85056</text:p>
      <text:p text:style-name="Standard">Decoder input Y_N[386] = 11.5675</text:p>
      <text:p text:style-name="Standard">Decoder input Y_N[387] = 7.4466</text:p>
      <text:p text:style-name="Standard">Decoder input Y_N[388] = 7.43148</text:p>
      <text:p text:style-name="Standard">Decoder input Y_N[389] = 10.7672</text:p>
      <text:p text:style-name="Standard">Decoder input Y_N[390] = 14.506</text:p>
      <text:p text:style-name="Standard">Decoder input Y_N[391] = 4.8094</text:p>
      <text:p text:style-name="Standard">Decoder input Y_N[392] = 4.99393</text:p>
      <text:p text:style-name="Standard">Decoder input Y_N[393] = 9.71113</text:p>
      <text:p text:style-name="Standard">Decoder input Y_N[394] = 15.6102</text:p>
      <text:p text:style-name="Standard">Decoder input Y_N[395] = 7.6003</text:p>
      <text:p text:style-name="Standard">Decoder input Y_N[396] = 19.73</text:p>
      <text:p text:style-name="Standard">Decoder input Y_N[397] = 12.3219</text:p>
      <text:p text:style-name="Standard">Decoder input Y_N[398] = 17.2021</text:p>
      <text:p text:style-name="Standard">Decoder input Y_N[399] = 5.15185</text:p>
      <text:p text:style-name="Standard">Decoder input Y_N[400] = 14.2693</text:p>
      <text:p text:style-name="Standard">Decoder input Y_N[401] = 12.6387</text:p>
      <text:p text:style-name="Standard">Decoder input Y_N[402] = 14.9444</text:p>
      <text:p text:style-name="Standard">Decoder input Y_N[403] = 14.6585</text:p>
      <text:p text:style-name="Standard">Decoder input Y_N[404] = 12.4035</text:p>
      <text:p text:style-name="Standard">Decoder input Y_N[405] = 13.6417</text:p>
      <text:p text:style-name="Standard">Decoder input Y_N[406] = 13.4815</text:p>
      <text:p text:style-name="Standard">Decoder input Y_N[407] = -0.808897</text:p>
      <text:p text:style-name="Standard">Decoder input Y_N[408] = 11.4237</text:p>
      <text:p text:style-name="Standard">Decoder input Y_N[409] = 5.96198</text:p>
      <text:p text:style-name="Standard">Decoder input Y_N[410] = 10.6215</text:p>
      <text:p text:style-name="Standard">Decoder input Y_N[411] = 14.3526</text:p>
      <text:p text:style-name="Standard">Decoder input Y_N[412] = 9.21446</text:p>
      <text:p text:style-name="Standard">Decoder input Y_N[413] = 4.69011</text:p>
      <text:p text:style-name="Standard">Decoder input Y_N[414] = 11.4282</text:p>
      <text:p text:style-name="Standard">Decoder input Y_N[415] = 7.30411</text:p>
      <text:p text:style-name="Standard">Decoder input Y_N[416] = 7.94502</text:p>
      <text:p text:style-name="Standard"><text:soft-page-break/>Decoder input Y_N[417] = 13.8136</text:p>
      <text:p text:style-name="Standard">Decoder input Y_N[418] = 14.5183</text:p>
      <text:p text:style-name="Standard">Decoder input Y_N[419] = 16.4741</text:p>
      <text:p text:style-name="Standard">Decoder input Y_N[420] = 9.26053</text:p>
      <text:p text:style-name="Standard">Decoder input Y_N[421] = 10.8387</text:p>
      <text:p text:style-name="Standard">Decoder input Y_N[422] = 5.57251</text:p>
      <text:p text:style-name="Standard">Decoder input Y_N[423] = 11.5396</text:p>
      <text:p text:style-name="Standard">Decoder input Y_N[424] = 6.80396</text:p>
      <text:p text:style-name="Standard">Decoder input Y_N[425] = 9.99964</text:p>
      <text:p text:style-name="Standard">Decoder input Y_N[426] = 11.5917</text:p>
      <text:p text:style-name="Standard">Decoder input Y_N[427] = 12.2075</text:p>
      <text:p text:style-name="Standard">Decoder input Y_N[428] = 5.57235</text:p>
      <text:p text:style-name="Standard">Decoder input Y_N[429] = 7.24144</text:p>
      <text:p text:style-name="Standard">Decoder input Y_N[430] = 23.074</text:p>
      <text:p text:style-name="Standard">Decoder input Y_N[431] = 11.4388</text:p>
      <text:p text:style-name="Standard">Decoder input Y_N[432] = 14.1911</text:p>
      <text:p text:style-name="Standard">Decoder input Y_N[433] = 5.82186</text:p>
      <text:p text:style-name="Standard">Decoder input Y_N[434] = 5.15031</text:p>
      <text:p text:style-name="Standard">Decoder input Y_N[435] = 14.5173</text:p>
      <text:p text:style-name="Standard">Decoder input Y_N[436] = 10.1729</text:p>
      <text:p text:style-name="Standard">Decoder input Y_N[437] = 7.09562</text:p>
      <text:p text:style-name="Standard">Decoder input Y_N[438] = 11.5421</text:p>
      <text:p text:style-name="Standard">Decoder input Y_N[439] = 18.0801</text:p>
      <text:p text:style-name="Standard">Decoder input Y_N[440] = 11.9238</text:p>
      <text:p text:style-name="Standard">Decoder input Y_N[441] = 14.5948</text:p>
      <text:p text:style-name="Standard">Decoder input Y_N[442] = 12.2078</text:p>
      <text:p text:style-name="Standard">Decoder input Y_N[443] = 10.7872</text:p>
      <text:p text:style-name="Standard">Decoder input Y_N[444] = 14.402</text:p>
      <text:p text:style-name="Standard">Decoder input Y_N[445] = 7.86445</text:p>
      <text:p text:style-name="Standard">Decoder input Y_N[446] = 6.26894</text:p>
      <text:p text:style-name="Standard">Decoder input Y_N[447] = 7.60288</text:p>
      <text:p text:style-name="Standard">Decoder input Y_N[448] = 6.74087</text:p>
      <text:p text:style-name="Standard">Decoder input Y_N[449] = 12.1707</text:p>
      <text:p text:style-name="Standard">Decoder input Y_N[450] = 12.9801</text:p>
      <text:p text:style-name="Standard">Decoder input Y_N[451] = 9.07245</text:p>
      <text:p text:style-name="Standard">Decoder input Y_N[452] = 6.98527</text:p>
      <text:p text:style-name="Standard">Decoder input Y_N[453] = 5.41484</text:p>
      <text:p text:style-name="Standard">Decoder input Y_N[454] = 13.3346</text:p>
      <text:p text:style-name="Standard">Decoder input Y_N[455] = 17.9555</text:p>
      <text:p text:style-name="Standard">Decoder input Y_N[456] = 16.3236</text:p>
      <text:p text:style-name="Standard">Decoder input Y_N[457] = 13.5733</text:p>
      <text:p text:style-name="Standard">Decoder input Y_N[458] = 8.41988</text:p>
      <text:p text:style-name="Standard">Decoder input Y_N[459] = 10.8422</text:p>
      <text:p text:style-name="Standard">Decoder input Y_N[460] = 9.59288</text:p>
      <text:p text:style-name="Standard">Decoder input Y_N[461] = 7.96207</text:p>
      <text:p text:style-name="Standard">Decoder input Y_N[462] = 2.38314</text:p>
      <text:p text:style-name="Standard">Decoder input Y_N[463] = 13.4152</text:p>
      <text:p text:style-name="Standard">Decoder input Y_N[464] = 5.80058</text:p>
      <text:p text:style-name="Standard">Decoder input Y_N[465] = 13.0951</text:p>
      <text:p text:style-name="Standard">Decoder input Y_N[466] = 8.51212</text:p>
      <text:p text:style-name="Standard">Decoder input Y_N[467] = 12.1298</text:p>
      <text:p text:style-name="Standard">Decoder input Y_N[468] = 10.934</text:p>
      <text:p text:style-name="Standard"><text:soft-page-break/>Decoder input Y_N[469] = 16.6675</text:p>
      <text:p text:style-name="Standard">Decoder input Y_N[470] = 15.9801</text:p>
      <text:p text:style-name="Standard">Decoder input Y_N[471] = 13.1281</text:p>
      <text:p text:style-name="Standard">Decoder input Y_N[472] = 11.3231</text:p>
      <text:p text:style-name="Standard">Decoder input Y_N[473] = 11.9364</text:p>
      <text:p text:style-name="Standard">Decoder input Y_N[474] = 9.62604</text:p>
      <text:p text:style-name="Standard">Decoder input Y_N[475] = 13.0125</text:p>
      <text:p text:style-name="Standard">Decoder input Y_N[476] = 12.9522</text:p>
      <text:p text:style-name="Standard">Decoder input Y_N[477] = 6.25407</text:p>
      <text:p text:style-name="Standard">Decoder input Y_N[478] = 20.0237</text:p>
      <text:p text:style-name="Standard">Decoder input Y_N[479] = 6.64947</text:p>
      <text:p text:style-name="Standard">Decoder input Y_N[480] = 14.674</text:p>
      <text:p text:style-name="Standard">Decoder input Y_N[481] = 0.952324</text:p>
      <text:p text:style-name="Standard">Decoder input Y_N[482] = 14.017</text:p>
      <text:p text:style-name="Standard">Decoder input Y_N[483] = 11.2083</text:p>
      <text:p text:style-name="Standard">Decoder input Y_N[484] = 15.055</text:p>
      <text:p text:style-name="Standard">Decoder input Y_N[485] = 11.8123</text:p>
      <text:p text:style-name="Standard">Decoder input Y_N[486] = 14.9408</text:p>
      <text:p text:style-name="Standard">Decoder input Y_N[487] = 8.77351</text:p>
      <text:p text:style-name="Standard">Decoder input Y_N[488] = 7.49675</text:p>
      <text:p text:style-name="Standard">Decoder input Y_N[489] = 12.787</text:p>
      <text:p text:style-name="Standard">Decoder input Y_N[490] = 12.3908</text:p>
      <text:p text:style-name="Standard">Decoder input Y_N[491] = 14.4229</text:p>
      <text:p text:style-name="Standard">Decoder input Y_N[492] = 12.9769</text:p>
      <text:p text:style-name="Standard">Decoder input Y_N[493] = 12.7128</text:p>
      <text:p text:style-name="Standard">Decoder input Y_N[494] = 10.7995</text:p>
      <text:p text:style-name="Standard">Decoder input Y_N[495] = 12.063</text:p>
      <text:p text:style-name="Standard">Decoder input Y_N[496] = 7.1281</text:p>
      <text:p text:style-name="Standard">Decoder input Y_N[497] = 16.6139</text:p>
      <text:p text:style-name="Standard">Decoder input Y_N[498] = 11.2843</text:p>
      <text:p text:style-name="Standard">Decoder input Y_N[499] = 16.4864</text:p>
      <text:p text:style-name="Standard">Decoder input Y_N[500] = 8.7395</text:p>
      <text:p text:style-name="Standard">Decoder input Y_N[501] = 8.07395</text:p>
      <text:p text:style-name="Standard">Decoder input Y_N[502] = 9.2624</text:p>
      <text:p text:style-name="Standard">Decoder input Y_N[503] = 4.86083</text:p>
      <text:p text:style-name="Standard">Decoder input Y_N[504] = 6.32265</text:p>
      <text:p text:style-name="Standard">Decoder input Y_N[505] = 8.09021</text:p>
      <text:p text:style-name="Standard">Decoder input Y_N[506] = 8.94492</text:p>
      <text:p text:style-name="Standard">Decoder input Y_N[507] = 10.7809</text:p>
      <text:p text:style-name="Standard">Decoder input Y_N[508] = 3.42699</text:p>
      <text:p text:style-name="Standard">Decoder input Y_N[509] = 15.0029</text:p>
      <text:p text:style-name="Standard">Decoder input Y_N[510] = 7.87944</text:p>
      <text:p text:style-name="Standard">Decoder input Y_N[511] = 17.0099</text:p>
      <text:p text:style-name="Standard">Decoder input Y_N[512] = 2.20187</text:p>
      <text:p text:style-name="Standard">Decoder input Y_N[513] = 18.6916</text:p>
      <text:p text:style-name="Standard">Decoder input Y_N[514] = 11.6085</text:p>
      <text:p text:style-name="Standard">Decoder input Y_N[515] = 9.68049</text:p>
      <text:p text:style-name="Standard">Decoder input Y_N[516] = 7.8814</text:p>
      <text:p text:style-name="Standard">Decoder input Y_N[517] = 11.7808</text:p>
      <text:p text:style-name="Standard">Decoder input Y_N[518] = 9.60152</text:p>
      <text:p text:style-name="Standard">Decoder input Y_N[519] = 9.55826</text:p>
      <text:p text:style-name="Standard">Decoder input Y_N[520] = 7.1121</text:p>
      <text:p text:style-name="Standard"><text:soft-page-break/>Decoder input Y_N[521] = 11.5693</text:p>
      <text:p text:style-name="Standard">Decoder input Y_N[522] = 20.0854</text:p>
      <text:p text:style-name="Standard">Decoder input Y_N[523] = 13.4954</text:p>
      <text:p text:style-name="Standard">Decoder input Y_N[524] = 6.5375</text:p>
      <text:p text:style-name="Standard">Decoder input Y_N[525] = 16.7709</text:p>
      <text:p text:style-name="Standard">Decoder input Y_N[526] = 18.3708</text:p>
      <text:p text:style-name="Standard">Decoder input Y_N[527] = 2.9037</text:p>
      <text:p text:style-name="Standard">Decoder input Y_N[528] = 19.4837</text:p>
      <text:p text:style-name="Standard">Decoder input Y_N[529] = 6.36959</text:p>
      <text:p text:style-name="Standard">Decoder input Y_N[530] = 5.57812</text:p>
      <text:p text:style-name="Standard">Decoder input Y_N[531] = 2.87775</text:p>
      <text:p text:style-name="Standard">Decoder input Y_N[532] = 12.9491</text:p>
      <text:p text:style-name="Standard">Decoder input Y_N[533] = 8.22326</text:p>
      <text:p text:style-name="Standard">Decoder input Y_N[534] = 2.43411</text:p>
      <text:p text:style-name="Standard">Decoder input Y_N[535] = -4.44517</text:p>
      <text:p text:style-name="Standard">Decoder input Y_N[536] = 11.8441</text:p>
      <text:p text:style-name="Standard">Decoder input Y_N[537] = 5.97285</text:p>
      <text:p text:style-name="Standard">Decoder input Y_N[538] = 13.1679</text:p>
      <text:p text:style-name="Standard">Decoder input Y_N[539] = -2.8431</text:p>
      <text:p text:style-name="Standard">Decoder input Y_N[540] = 12.9387</text:p>
      <text:p text:style-name="Standard">Decoder input Y_N[541] = 13.5309</text:p>
      <text:p text:style-name="Standard">Decoder input Y_N[542] = 4.50978</text:p>
      <text:p text:style-name="Standard">Decoder input Y_N[543] = 2.22271</text:p>
      <text:p text:style-name="Standard">Decoder input Y_N[544] = 9.8626</text:p>
      <text:p text:style-name="Standard">Decoder input Y_N[545] = 9.33699</text:p>
      <text:p text:style-name="Standard">Decoder input Y_N[546] = 12.2345</text:p>
      <text:p text:style-name="Standard">Decoder input Y_N[547] = 2.11273</text:p>
      <text:p text:style-name="Standard">Decoder input Y_N[548] = 17.0372</text:p>
      <text:p text:style-name="Standard">Decoder input Y_N[549] = 5.17811</text:p>
      <text:p text:style-name="Standard">Decoder input Y_N[550] = 7.66519</text:p>
      <text:p text:style-name="Standard">Decoder input Y_N[551] = 15.5588</text:p>
      <text:p text:style-name="Standard">Decoder input Y_N[552] = 11.9607</text:p>
      <text:p text:style-name="Standard">Decoder input Y_N[553] = 16.9541</text:p>
      <text:p text:style-name="Standard">Decoder input Y_N[554] = 8.56318</text:p>
      <text:p text:style-name="Standard">Decoder input Y_N[555] = 15.4014</text:p>
      <text:p text:style-name="Standard">Decoder input Y_N[556] = 13.369</text:p>
      <text:p text:style-name="Standard">Decoder input Y_N[557] = 3.57497</text:p>
      <text:p text:style-name="Standard">Decoder input Y_N[558] = 10.2754</text:p>
      <text:p text:style-name="Standard">Decoder input Y_N[559] = 3.26669</text:p>
      <text:p text:style-name="Standard">Decoder input Y_N[560] = 13.024</text:p>
      <text:p text:style-name="Standard">Decoder input Y_N[561] = 12.34</text:p>
      <text:p text:style-name="Standard">Decoder input Y_N[562] = 6.85171</text:p>
      <text:p text:style-name="Standard">Decoder input Y_N[563] = 1.09536</text:p>
      <text:p text:style-name="Standard">Decoder input Y_N[564] = 7.37363</text:p>
      <text:p text:style-name="Standard">Decoder input Y_N[565] = 11.5692</text:p>
      <text:p text:style-name="Standard">Decoder input Y_N[566] = 17.3583</text:p>
      <text:p text:style-name="Standard">Decoder input Y_N[567] = 7.89125</text:p>
      <text:p text:style-name="Standard">Decoder input Y_N[568] = 17.3733</text:p>
      <text:p text:style-name="Standard">Decoder input Y_N[569] = 12.2382</text:p>
      <text:p text:style-name="Standard">Decoder input Y_N[570] = 10.4166</text:p>
      <text:p text:style-name="Standard">Decoder input Y_N[571] = 12.6871</text:p>
      <text:p text:style-name="Standard">Decoder input Y_N[572] = 12.0035</text:p>
      <text:p text:style-name="Standard"><text:soft-page-break/>Decoder input Y_N[573] = 16.0679</text:p>
      <text:p text:style-name="Standard">Decoder input Y_N[574] = 5.42674</text:p>
      <text:p text:style-name="Standard">Decoder input Y_N[575] = 8.1823</text:p>
      <text:p text:style-name="Standard">Decoder input Y_N[576] = 15.588</text:p>
      <text:p text:style-name="Standard">Decoder input Y_N[577] = 8.89092</text:p>
      <text:p text:style-name="Standard">Decoder input Y_N[578] = 9.74502</text:p>
      <text:p text:style-name="Standard">Decoder input Y_N[579] = 9.08654</text:p>
      <text:p text:style-name="Standard">Decoder input Y_N[580] = 7.99653</text:p>
      <text:p text:style-name="Standard">Decoder input Y_N[581] = 12.1425</text:p>
      <text:p text:style-name="Standard">Decoder input Y_N[582] = 15.386</text:p>
      <text:p text:style-name="Standard">Decoder input Y_N[583] = 8.41809</text:p>
      <text:p text:style-name="Standard">Decoder input Y_N[584] = 3.18113</text:p>
      <text:p text:style-name="Standard">Decoder input Y_N[585] = 19.6017</text:p>
      <text:p text:style-name="Standard">Decoder input Y_N[586] = 15.5558</text:p>
      <text:p text:style-name="Standard">Decoder input Y_N[587] = 24.5155</text:p>
      <text:p text:style-name="Standard">Decoder input Y_N[588] = 6.8113</text:p>
      <text:p text:style-name="Standard">Decoder input Y_N[589] = 13.2244</text:p>
      <text:p text:style-name="Standard">Decoder input Y_N[590] = 10.4143</text:p>
      <text:p text:style-name="Standard">Decoder input Y_N[591] = 10.9085</text:p>
      <text:p text:style-name="Standard">Decoder input Y_N[592] = 14.6884</text:p>
      <text:p text:style-name="Standard">Decoder input Y_N[593] = 12.24</text:p>
      <text:p text:style-name="Standard">Decoder input Y_N[594] = 4.65852</text:p>
      <text:p text:style-name="Standard">Decoder input Y_N[595] = 4.72784</text:p>
      <text:p text:style-name="Standard">Decoder input Y_N[596] = 10.2258</text:p>
      <text:p text:style-name="Standard">Decoder input Y_N[597] = 14.4376</text:p>
      <text:p text:style-name="Standard">Decoder input Y_N[598] = 6.83291</text:p>
      <text:p text:style-name="Standard">Decoder input Y_N[599] = 14.0376</text:p>
      <text:p text:style-name="Standard">Decoder input Y_N[600] = 7.82417</text:p>
      <text:p text:style-name="Standard">Decoder input Y_N[601] = 12.9173</text:p>
      <text:p text:style-name="Standard">Decoder input Y_N[602] = 12.5251</text:p>
      <text:p text:style-name="Standard">Decoder input Y_N[603] = 12.801</text:p>
      <text:p text:style-name="Standard">Decoder input Y_N[604] = 11.1615</text:p>
      <text:p text:style-name="Standard">Decoder input Y_N[605] = 12.3232</text:p>
      <text:p text:style-name="Standard">Decoder input Y_N[606] = 8.67378</text:p>
      <text:p text:style-name="Standard">Decoder input Y_N[607] = 15.2647</text:p>
      <text:p text:style-name="Standard">Decoder input Y_N[608] = 19.1533</text:p>
      <text:p text:style-name="Standard">Decoder input Y_N[609] = 6.86195</text:p>
      <text:p text:style-name="Standard">Decoder input Y_N[610] = 17.034</text:p>
      <text:p text:style-name="Standard">Decoder input Y_N[611] = 5.2477</text:p>
      <text:p text:style-name="Standard">Decoder input Y_N[612] = 7.99943</text:p>
      <text:p text:style-name="Standard">Decoder input Y_N[613] = 5.80251</text:p>
      <text:p text:style-name="Standard">Decoder input Y_N[614] = 23.0091</text:p>
      <text:p text:style-name="Standard">Decoder input Y_N[615] = 7.21168</text:p>
      <text:p text:style-name="Standard">Decoder input Y_N[616] = 10.3759</text:p>
      <text:p text:style-name="Standard">Decoder input Y_N[617] = 9.75806</text:p>
      <text:p text:style-name="Standard">Decoder input Y_N[618] = 4.43045</text:p>
      <text:p text:style-name="Standard">Decoder input Y_N[619] = 5.47563</text:p>
      <text:p text:style-name="Standard">Decoder input Y_N[620] = 2.98564</text:p>
      <text:p text:style-name="Standard">Decoder input Y_N[621] = 11.6087</text:p>
      <text:p text:style-name="Standard">Decoder input Y_N[622] = 16.5535</text:p>
      <text:p text:style-name="Standard">Decoder input Y_N[623] = 11.2641</text:p>
      <text:p text:style-name="Standard">Decoder input Y_N[624] = 16.1476</text:p>
      <text:p text:style-name="Standard"><text:soft-page-break/>Decoder input Y_N[625] = 12.8342</text:p>
      <text:p text:style-name="Standard">Decoder input Y_N[626] = 9.318</text:p>
      <text:p text:style-name="Standard">Decoder input Y_N[627] = 19.9289</text:p>
      <text:p text:style-name="Standard">Decoder input Y_N[628] = 7.06387</text:p>
      <text:p text:style-name="Standard">Decoder input Y_N[629] = 18.1646</text:p>
      <text:p text:style-name="Standard">Decoder input Y_N[630] = 16.8258</text:p>
      <text:p text:style-name="Standard">Decoder input Y_N[631] = 12.0665</text:p>
      <text:p text:style-name="Standard">Decoder input Y_N[632] = 20.8015</text:p>
      <text:p text:style-name="Standard">Decoder input Y_N[633] = 14.4171</text:p>
      <text:p text:style-name="Standard">Decoder input Y_N[634] = 11.2013</text:p>
      <text:p text:style-name="Standard">Decoder input Y_N[635] = 12.8563</text:p>
      <text:p text:style-name="Standard">Decoder input Y_N[636] = 11.958</text:p>
      <text:p text:style-name="Standard">Decoder input Y_N[637] = 15.8462</text:p>
      <text:p text:style-name="Standard">Decoder input Y_N[638] = 16.4214</text:p>
      <text:p text:style-name="Standard">Decoder input Y_N[639] = 10.359</text:p>
      <text:p text:style-name="Standard">Decoder input Y_N[640] = 9.90035</text:p>
      <text:p text:style-name="Standard">Decoder input Y_N[641] = 12.4827</text:p>
      <text:p text:style-name="Standard">Decoder input Y_N[642] = 11.1012</text:p>
      <text:p text:style-name="Standard">Decoder input Y_N[643] = 5.65426</text:p>
      <text:p text:style-name="Standard">Decoder input Y_N[644] = 10.8527</text:p>
      <text:p text:style-name="Standard">Decoder input Y_N[645] = 12.1352</text:p>
      <text:p text:style-name="Standard">Decoder input Y_N[646] = 14.8551</text:p>
      <text:p text:style-name="Standard">Decoder input Y_N[647] = 1.35721</text:p>
      <text:p text:style-name="Standard">Encoder output index 0 -&gt; 1</text:p>
      <text:p text:style-name="Standard">Encoder output index 1 -&gt; 1</text:p>
      <text:p text:style-name="Standard">Encoder output index 2 -&gt; 0</text:p>
      <text:p text:style-name="Standard">Encoder output index 3 -&gt; 1</text:p>
      <text:p text:style-name="Standard">Encoder output index 4 -&gt; 0</text:p>
      <text:p text:style-name="Standard">Encoder output index 5 -&gt; 1</text:p>
      <text:p text:style-name="Standard">Encoder output index 6 -&gt; 0</text:p>
      <text:p text:style-name="Standard">Encoder output index 7 -&gt; 0</text:p>
      <text:p text:style-name="Standard">Encoder output index 8 -&gt; 0</text:p>
      <text:p text:style-name="Standard">Encoder output index 9 -&gt; 0</text:p>
      <text:p text:style-name="Standard">Encoder output index 10 -&gt; 1</text:p>
      <text:p text:style-name="Standard">Encoder output index 11 -&gt; 1</text:p>
      <text:p text:style-name="Standard">Encoder output index 12 -&gt; 1</text:p>
      <text:p text:style-name="Standard">Encoder output index 13 -&gt; 1</text:p>
      <text:p text:style-name="Standard">Encoder output index 14 -&gt; 1</text:p>
      <text:p text:style-name="Standard">Encoder output index 15 -&gt; 0</text:p>
      <text:p text:style-name="Standard">Encoder output index 16 -&gt; 0</text:p>
      <text:p text:style-name="Standard">Encoder output index 17 -&gt; 0</text:p>
      <text:p text:style-name="Standard">Encoder output index 18 -&gt; 1</text:p>
      <text:p text:style-name="Standard">Encoder output index 19 -&gt; 1</text:p>
      <text:p text:style-name="Standard">Encoder output index 20 -&gt; 1</text:p>
      <text:p text:style-name="Standard">Encoder output index 21 -&gt; 1</text:p>
      <text:p text:style-name="Standard">Encoder output index 22 -&gt; 0</text:p>
      <text:p text:style-name="Standard">Encoder output index 23 -&gt; 1</text:p>
      <text:p text:style-name="Standard">Encoder output index 24 -&gt; 0</text:p>
      <text:p text:style-name="Standard">Encoder output index 25 -&gt; 1</text:p>
      <text:p text:style-name="Standard">Encoder output index 26 -&gt; 1</text:p>
      <text:p text:style-name="Standard">Encoder output index 27 -&gt; 1</text:p>
      <text:p text:style-name="Standard">Encoder output index 28 -&gt; 1</text:p>
      <text:p text:style-name="Standard"><text:soft-page-break/>Encoder output index 29 -&gt; 0</text:p>
      <text:p text:style-name="Standard">Encoder output index 30 -&gt; 1</text:p>
      <text:p text:style-name="Standard">Encoder output index 31 -&gt; 1</text:p>
      <text:p text:style-name="Standard">Encoder output index 32 -&gt; 1</text:p>
      <text:p text:style-name="Standard">Encoder output index 33 -&gt; 0</text:p>
      <text:p text:style-name="Standard">Encoder output index 34 -&gt; 0</text:p>
      <text:p text:style-name="Standard">Encoder output index 35 -&gt; 0</text:p>
      <text:p text:style-name="Standard">Encoder output index 36 -&gt; 0</text:p>
      <text:p text:style-name="Standard">Encoder output index 37 -&gt; 1</text:p>
      <text:p text:style-name="Standard">Encoder output index 38 -&gt; 1</text:p>
      <text:p text:style-name="Standard">Encoder output index 39 -&gt; 1</text:p>
      <text:p text:style-name="Standard">Encoder output index 40 -&gt; 0</text:p>
      <text:p text:style-name="Standard">Encoder output index 41 -&gt; 1</text:p>
      <text:p text:style-name="Standard">Encoder output index 42 -&gt; 0</text:p>
      <text:p text:style-name="Standard">Encoder output index 43 -&gt; 1</text:p>
      <text:p text:style-name="Standard">Encoder output index 44 -&gt; 1</text:p>
      <text:p text:style-name="Standard">Encoder output index 45 -&gt; 1</text:p>
      <text:p text:style-name="Standard">Encoder output index 46 -&gt; 1</text:p>
      <text:p text:style-name="Standard">Encoder output index 47 -&gt; 0</text:p>
      <text:p text:style-name="Standard">Encoder output index 48 -&gt; 0</text:p>
      <text:p text:style-name="Standard">Encoder output index 49 -&gt; 1</text:p>
      <text:p text:style-name="Standard">Encoder output index 50 -&gt; 0</text:p>
      <text:p text:style-name="Standard">Encoder output index 51 -&gt; 0</text:p>
      <text:p text:style-name="Standard">Encoder output index 52 -&gt; 1</text:p>
      <text:p text:style-name="Standard">Encoder output index 53 -&gt; 1</text:p>
      <text:p text:style-name="Standard">Encoder output index 54 -&gt; 1</text:p>
      <text:p text:style-name="Standard">Encoder output index 55 -&gt; 0</text:p>
      <text:p text:style-name="Standard">Encoder output index 56 -&gt; 0</text:p>
      <text:p text:style-name="Standard">Encoder output index 57 -&gt; 0</text:p>
      <text:p text:style-name="Standard">Encoder output index 58 -&gt; 0</text:p>
      <text:p text:style-name="Standard">Encoder output index 59 -&gt; 1</text:p>
      <text:p text:style-name="Standard">Encoder output index 60 -&gt; 0</text:p>
      <text:p text:style-name="Standard">Encoder output index 61 -&gt; 1</text:p>
      <text:p text:style-name="Standard">Encoder output index 62 -&gt; 0</text:p>
      <text:p text:style-name="Standard">Encoder output index 63 -&gt; 1</text:p>
      <text:p text:style-name="Standard">Encoder output index 64 -&gt; 1</text:p>
      <text:p text:style-name="Standard">Encoder output index 65 -&gt; 1</text:p>
      <text:p text:style-name="Standard">Encoder output index 66 -&gt; 0</text:p>
      <text:p text:style-name="Standard">Encoder output index 67 -&gt; 1</text:p>
      <text:p text:style-name="Standard">Encoder output index 68 -&gt; 1</text:p>
      <text:p text:style-name="Standard">Encoder output index 69 -&gt; 0</text:p>
      <text:p text:style-name="Standard">Encoder output index 70 -&gt; 1</text:p>
      <text:p text:style-name="Standard">Encoder output index 71 -&gt; 0</text:p>
      <text:p text:style-name="Standard">Encoder output index 72 -&gt; 0</text:p>
      <text:p text:style-name="Standard">Encoder output index 73 -&gt; 1</text:p>
      <text:p text:style-name="Standard">Encoder output index 74 -&gt; 1</text:p>
      <text:p text:style-name="Standard">Encoder output index 75 -&gt; 0</text:p>
      <text:p text:style-name="Standard">Encoder output index 76 -&gt; 0</text:p>
      <text:p text:style-name="Standard">Encoder output index 77 -&gt; 1</text:p>
      <text:p text:style-name="Standard">Encoder output index 78 -&gt; 0</text:p>
      <text:p text:style-name="Standard">Encoder output index 79 -&gt; 1</text:p>
      <text:p text:style-name="Standard">Encoder output index 80 -&gt; 1</text:p>
      <text:p text:style-name="Standard"><text:soft-page-break/>Encoder output index 81 -&gt; 1</text:p>
      <text:p text:style-name="Standard">Encoder output index 82 -&gt; 0</text:p>
      <text:p text:style-name="Standard">Encoder output index 83 -&gt; 1</text:p>
      <text:p text:style-name="Standard">Encoder output index 84 -&gt; 0</text:p>
      <text:p text:style-name="Standard">Encoder output index 85 -&gt; 1</text:p>
      <text:p text:style-name="Standard">Encoder output index 86 -&gt; 0</text:p>
      <text:p text:style-name="Standard">Encoder output index 87 -&gt; 1</text:p>
      <text:p text:style-name="Standard">Encoder output index 88 -&gt; 1</text:p>
      <text:p text:style-name="Standard">Encoder output index 89 -&gt; 0</text:p>
      <text:p text:style-name="Standard">Encoder output index 90 -&gt; 0</text:p>
      <text:p text:style-name="Standard">Encoder output index 91 -&gt; 0</text:p>
      <text:p text:style-name="Standard">Encoder output index 92 -&gt; 0</text:p>
      <text:p text:style-name="Standard">Encoder output index 93 -&gt; 0</text:p>
      <text:p text:style-name="Standard">Encoder output index 94 -&gt; 1</text:p>
      <text:p text:style-name="Standard">Encoder output index 95 -&gt; 0</text:p>
      <text:p text:style-name="Standard">Encoder output index 96 -&gt; 0</text:p>
      <text:p text:style-name="Standard">Encoder output index 97 -&gt; 0</text:p>
      <text:p text:style-name="Standard">Encoder output index 98 -&gt; 0</text:p>
      <text:p text:style-name="Standard">Encoder output index 99 -&gt; 1</text:p>
      <text:p text:style-name="Standard">Encoder output index 100 -&gt; 0</text:p>
      <text:p text:style-name="Standard">Encoder output index 101 -&gt; 0</text:p>
      <text:p text:style-name="Standard">Encoder output index 102 -&gt; 0</text:p>
      <text:p text:style-name="Standard">Encoder output index 103 -&gt; 1</text:p>
      <text:p text:style-name="Standard">Encoder output index 104 -&gt; 0</text:p>
      <text:p text:style-name="Standard">Encoder output index 105 -&gt; 1</text:p>
      <text:p text:style-name="Standard">Encoder output index 106 -&gt; 1</text:p>
      <text:p text:style-name="Standard">Encoder output index 107 -&gt; 0</text:p>
      <text:p text:style-name="Standard">Encoder output index 108 -&gt; 0</text:p>
      <text:p text:style-name="Standard">Encoder output index 109 -&gt; 0</text:p>
      <text:p text:style-name="Standard">Encoder output index 110 -&gt; 0</text:p>
      <text:p text:style-name="Standard">Encoder output index 111 -&gt; 0</text:p>
      <text:p text:style-name="Standard">Encoder output index 112 -&gt; 1</text:p>
      <text:p text:style-name="Standard">Encoder output index 113 -&gt; 0</text:p>
      <text:p text:style-name="Standard">Encoder output index 114 -&gt; 1</text:p>
      <text:p text:style-name="Standard">Encoder output index 115 -&gt; 1</text:p>
      <text:p text:style-name="Standard">Encoder output index 116 -&gt; 1</text:p>
      <text:p text:style-name="Standard">Encoder output index 117 -&gt; 1</text:p>
      <text:p text:style-name="Standard">Encoder output index 118 -&gt; 1</text:p>
      <text:p text:style-name="Standard">Encoder output index 119 -&gt; 1</text:p>
      <text:p text:style-name="Standard">Encoder output index 120 -&gt; 1</text:p>
      <text:p text:style-name="Standard">Encoder output index 121 -&gt; 0</text:p>
      <text:p text:style-name="Standard">Encoder output index 122 -&gt; 1</text:p>
      <text:p text:style-name="Standard">Encoder output index 123 -&gt; 0</text:p>
      <text:p text:style-name="Standard">Encoder output index 124 -&gt; 1</text:p>
      <text:p text:style-name="Standard">Encoder output index 125 -&gt; 0</text:p>
      <text:p text:style-name="Standard">Encoder output index 126 -&gt; 1</text:p>
      <text:p text:style-name="Standard">Encoder output index 127 -&gt; 0</text:p>
      <text:p text:style-name="Standard">Encoder output index 128 -&gt; 0</text:p>
      <text:p text:style-name="Standard">Encoder output index 129 -&gt; 0</text:p>
      <text:p text:style-name="Standard">Encoder output index 130 -&gt; 0</text:p>
      <text:p text:style-name="Standard">Encoder output index 131 -&gt; 1</text:p>
      <text:p text:style-name="Standard">Encoder output index 132 -&gt; 0</text:p>
      <text:p text:style-name="Standard"><text:soft-page-break/>Encoder output index 133 -&gt; 0</text:p>
      <text:p text:style-name="Standard">Encoder output index 134 -&gt; 0</text:p>
      <text:p text:style-name="Standard">Encoder output index 135 -&gt; 0</text:p>
      <text:p text:style-name="Standard">Encoder output index 136 -&gt; 1</text:p>
      <text:p text:style-name="Standard">Encoder output index 137 -&gt; 1</text:p>
      <text:p text:style-name="Standard">Encoder output index 138 -&gt; 1</text:p>
      <text:p text:style-name="Standard">Encoder output index 139 -&gt; 0</text:p>
      <text:p text:style-name="Standard">Encoder output index 140 -&gt; 1</text:p>
      <text:p text:style-name="Standard">Encoder output index 141 -&gt; 0</text:p>
      <text:p text:style-name="Standard">Encoder output index 142 -&gt; 1</text:p>
      <text:p text:style-name="Standard">Encoder output index 143 -&gt; 0</text:p>
      <text:p text:style-name="Standard">Encoder output index 144 -&gt; 1</text:p>
      <text:p text:style-name="Standard">Encoder output index 145 -&gt; 0</text:p>
      <text:p text:style-name="Standard">Encoder output index 146 -&gt; 0</text:p>
      <text:p text:style-name="Standard">Encoder output index 147 -&gt; 0</text:p>
      <text:p text:style-name="Standard">Encoder output index 148 -&gt; 0</text:p>
      <text:p text:style-name="Standard">Encoder output index 149 -&gt; 0</text:p>
      <text:p text:style-name="Standard">Encoder output index 150 -&gt; 1</text:p>
      <text:p text:style-name="Standard">Encoder output index 151 -&gt; 0</text:p>
      <text:p text:style-name="Standard">Encoder output index 152 -&gt; 0</text:p>
      <text:p text:style-name="Standard">Encoder output index 153 -&gt; 1</text:p>
      <text:p text:style-name="Standard">Encoder output index 154 -&gt; 0</text:p>
      <text:p text:style-name="Standard">Encoder output index 155 -&gt; 1</text:p>
      <text:p text:style-name="Standard">Encoder output index 156 -&gt; 0</text:p>
      <text:p text:style-name="Standard">Encoder output index 157 -&gt; 0</text:p>
      <text:p text:style-name="Standard">Encoder output index 158 -&gt; 0</text:p>
      <text:p text:style-name="Standard">Encoder output index 159 -&gt; 0</text:p>
      <text:p text:style-name="Standard">Encoder output index 160 -&gt; 0</text:p>
      <text:p text:style-name="Standard">Encoder output index 161 -&gt; 0</text:p>
      <text:p text:style-name="Standard">Encoder output index 162 -&gt; 1</text:p>
      <text:p text:style-name="Standard">Encoder output index 163 -&gt; 0</text:p>
      <text:p text:style-name="Standard">Encoder output index 164 -&gt; 0</text:p>
      <text:p text:style-name="Standard">Encoder output index 165 -&gt; 1</text:p>
      <text:p text:style-name="Standard">Encoder output index 166 -&gt; 1</text:p>
      <text:p text:style-name="Standard">Encoder output index 167 -&gt; 1</text:p>
      <text:p text:style-name="Standard">Encoder output index 168 -&gt; 0</text:p>
      <text:p text:style-name="Standard">Encoder output index 169 -&gt; 0</text:p>
      <text:p text:style-name="Standard">Encoder output index 170 -&gt; 0</text:p>
      <text:p text:style-name="Standard">Encoder output index 171 -&gt; 1</text:p>
      <text:p text:style-name="Standard">Encoder output index 172 -&gt; 1</text:p>
      <text:p text:style-name="Standard">Encoder output index 173 -&gt; 1</text:p>
      <text:p text:style-name="Standard">Encoder output index 174 -&gt; 1</text:p>
      <text:p text:style-name="Standard">Encoder output index 175 -&gt; 1</text:p>
      <text:p text:style-name="Standard">Encoder output index 176 -&gt; 0</text:p>
      <text:p text:style-name="Standard">Encoder output index 177 -&gt; 1</text:p>
      <text:p text:style-name="Standard">Encoder output index 178 -&gt; 0</text:p>
      <text:p text:style-name="Standard">Encoder output index 179 -&gt; 1</text:p>
      <text:p text:style-name="Standard">Encoder output index 180 -&gt; 0</text:p>
      <text:p text:style-name="Standard">Encoder output index 181 -&gt; 0</text:p>
      <text:p text:style-name="Standard">Encoder output index 182 -&gt; 0</text:p>
      <text:p text:style-name="Standard">Encoder output index 183 -&gt; 1</text:p>
      <text:p text:style-name="Standard">Encoder output index 184 -&gt; 1</text:p>
      <text:p text:style-name="Standard"><text:soft-page-break/>Encoder output index 185 -&gt; 1</text:p>
      <text:p text:style-name="Standard">Encoder output index 186 -&gt; 1</text:p>
      <text:p text:style-name="Standard">Encoder output index 187 -&gt; 1</text:p>
      <text:p text:style-name="Standard">Encoder output index 188 -&gt; 0</text:p>
      <text:p text:style-name="Standard">Encoder output index 189 -&gt; 0</text:p>
      <text:p text:style-name="Standard">Encoder output index 190 -&gt; 1</text:p>
      <text:p text:style-name="Standard">Encoder output index 191 -&gt; 1</text:p>
      <text:p text:style-name="Standard">Encoder output index 192 -&gt; 1</text:p>
      <text:p text:style-name="Standard">Encoder output index 193 -&gt; 1</text:p>
      <text:p text:style-name="Standard">Encoder output index 194 -&gt; 1</text:p>
      <text:p text:style-name="Standard">Encoder output index 195 -&gt; 0</text:p>
      <text:p text:style-name="Standard">Encoder output index 196 -&gt; 0</text:p>
      <text:p text:style-name="Standard">Encoder output index 197 -&gt; 0</text:p>
      <text:p text:style-name="Standard">Encoder output index 198 -&gt; 0</text:p>
      <text:p text:style-name="Standard">Encoder output index 199 -&gt; 1</text:p>
      <text:p text:style-name="Standard">Encoder output index 200 -&gt; 1</text:p>
      <text:p text:style-name="Standard">Encoder output index 201 -&gt; 1</text:p>
      <text:p text:style-name="Standard">Encoder output index 202 -&gt; 0</text:p>
      <text:p text:style-name="Standard">Encoder output index 203 -&gt; 1</text:p>
      <text:p text:style-name="Standard">Encoder output index 204 -&gt; 1</text:p>
      <text:p text:style-name="Standard">Encoder output index 205 -&gt; 0</text:p>
      <text:p text:style-name="Standard">Encoder output index 206 -&gt; 0</text:p>
      <text:p text:style-name="Standard">Encoder output index 207 -&gt; 1</text:p>
      <text:p text:style-name="Standard">Encoder output index 208 -&gt; 0</text:p>
      <text:p text:style-name="Standard">Encoder output index 209 -&gt; 0</text:p>
      <text:p text:style-name="Standard">Encoder output index 210 -&gt; 0</text:p>
      <text:p text:style-name="Standard">Encoder output index 211 -&gt; 1</text:p>
      <text:p text:style-name="Standard">Encoder output index 212 -&gt; 0</text:p>
      <text:p text:style-name="Standard">Encoder output index 213 -&gt; 0</text:p>
      <text:p text:style-name="Standard">Encoder output index 214 -&gt; 0</text:p>
      <text:p text:style-name="Standard">Encoder output index 215 -&gt; 0</text:p>
      <text:p text:style-name="Standard">Encoder output index 216 -&gt; 0</text:p>
      <text:p text:style-name="Standard">Encoder output index 217 -&gt; 0</text:p>
      <text:p text:style-name="Standard">Encoder output index 218 -&gt; 1</text:p>
      <text:p text:style-name="Standard">Encoder output index 219 -&gt; 1</text:p>
      <text:p text:style-name="Standard">Encoder output index 220 -&gt; 0</text:p>
      <text:p text:style-name="Standard">Encoder output index 221 -&gt; 0</text:p>
      <text:p text:style-name="Standard">Encoder output index 222 -&gt; 0</text:p>
      <text:p text:style-name="Standard">Encoder output index 223 -&gt; 0</text:p>
      <text:p text:style-name="Standard">Encoder output index 224 -&gt; 1</text:p>
      <text:p text:style-name="Standard">Encoder output index 225 -&gt; 1</text:p>
      <text:p text:style-name="Standard">Encoder output index 226 -&gt; 1</text:p>
      <text:p text:style-name="Standard">Encoder output index 227 -&gt; 0</text:p>
      <text:p text:style-name="Standard">Encoder output index 228 -&gt; 0</text:p>
      <text:p text:style-name="Standard">Encoder output index 229 -&gt; 1</text:p>
      <text:p text:style-name="Standard">Encoder output index 230 -&gt; 1</text:p>
      <text:p text:style-name="Standard">Encoder output index 231 -&gt; 0</text:p>
      <text:p text:style-name="Standard">Encoder output index 232 -&gt; 0</text:p>
      <text:p text:style-name="Standard">Encoder output index 233 -&gt; 0</text:p>
      <text:p text:style-name="Standard">Encoder output index 234 -&gt; 1</text:p>
      <text:p text:style-name="Standard">Encoder output index 235 -&gt; 0</text:p>
      <text:p text:style-name="Standard">Encoder output index 236 -&gt; 0</text:p>
      <text:p text:style-name="Standard"><text:soft-page-break/>Encoder output index 237 -&gt; 0</text:p>
      <text:p text:style-name="Standard">Encoder output index 238 -&gt; 1</text:p>
      <text:p text:style-name="Standard">Encoder output index 239 -&gt; 1</text:p>
      <text:p text:style-name="Standard">Encoder output index 240 -&gt; 1</text:p>
      <text:p text:style-name="Standard">Encoder output index 241 -&gt; 0</text:p>
      <text:p text:style-name="Standard">Encoder output index 242 -&gt; 1</text:p>
      <text:p text:style-name="Standard">Encoder output index 243 -&gt; 0</text:p>
      <text:p text:style-name="Standard">Encoder output index 244 -&gt; 1</text:p>
      <text:p text:style-name="Standard">Encoder output index 245 -&gt; 0</text:p>
      <text:p text:style-name="Standard">Encoder output index 246 -&gt; 0</text:p>
      <text:p text:style-name="Standard">Encoder output index 247 -&gt; 1</text:p>
      <text:p text:style-name="Standard">Encoder output index 248 -&gt; 1</text:p>
      <text:p text:style-name="Standard">Encoder output index 249 -&gt; 1</text:p>
      <text:p text:style-name="Standard">Encoder output index 250 -&gt; 0</text:p>
      <text:p text:style-name="Standard">Encoder output index 251 -&gt; 1</text:p>
      <text:p text:style-name="Standard">Encoder output index 252 -&gt; 0</text:p>
      <text:p text:style-name="Standard">Encoder output index 253 -&gt; 1</text:p>
      <text:p text:style-name="Standard">Encoder output index 254 -&gt; 1</text:p>
      <text:p text:style-name="Standard">Encoder output index 255 -&gt; 0</text:p>
      <text:p text:style-name="Standard">Encoder output index 256 -&gt; 1</text:p>
      <text:p text:style-name="Standard">Encoder output index 257 -&gt; 0</text:p>
      <text:p text:style-name="Standard">Encoder output index 258 -&gt; 1</text:p>
      <text:p text:style-name="Standard">Encoder output index 259 -&gt; 1</text:p>
      <text:p text:style-name="Standard">Encoder output index 260 -&gt; 1</text:p>
      <text:p text:style-name="Standard">Encoder output index 261 -&gt; 1</text:p>
      <text:p text:style-name="Standard">Encoder output index 262 -&gt; 0</text:p>
      <text:p text:style-name="Standard">Encoder output index 263 -&gt; 1</text:p>
      <text:p text:style-name="Standard">Encoder output index 264 -&gt; 0</text:p>
      <text:p text:style-name="Standard">Encoder output index 265 -&gt; 1</text:p>
      <text:p text:style-name="Standard">Encoder output index 266 -&gt; 0</text:p>
      <text:p text:style-name="Standard">Encoder output index 267 -&gt; 0</text:p>
      <text:p text:style-name="Standard">Encoder output index 268 -&gt; 0</text:p>
      <text:p text:style-name="Standard">Encoder output index 269 -&gt; 0</text:p>
      <text:p text:style-name="Standard">Encoder output index 270 -&gt; 0</text:p>
      <text:p text:style-name="Standard">Encoder output index 271 -&gt; 1</text:p>
      <text:p text:style-name="Standard">Encoder output index 272 -&gt; 1</text:p>
      <text:p text:style-name="Standard">Encoder output index 273 -&gt; 1</text:p>
      <text:p text:style-name="Standard">Encoder output index 274 -&gt; 1</text:p>
      <text:p text:style-name="Standard">Encoder output index 275 -&gt; 0</text:p>
      <text:p text:style-name="Standard">Encoder output index 276 -&gt; 0</text:p>
      <text:p text:style-name="Standard">Encoder output index 277 -&gt; 0</text:p>
      <text:p text:style-name="Standard">Encoder output index 278 -&gt; 1</text:p>
      <text:p text:style-name="Standard">Encoder output index 279 -&gt; 0</text:p>
      <text:p text:style-name="Standard">Encoder output index 280 -&gt; 1</text:p>
      <text:p text:style-name="Standard">Encoder output index 281 -&gt; 1</text:p>
      <text:p text:style-name="Standard">Encoder output index 282 -&gt; 1</text:p>
      <text:p text:style-name="Standard">Encoder output index 283 -&gt; 0</text:p>
      <text:p text:style-name="Standard">Encoder output index 284 -&gt; 1</text:p>
      <text:p text:style-name="Standard">Encoder output index 285 -&gt; 1</text:p>
      <text:p text:style-name="Standard">Encoder output index 286 -&gt; 0</text:p>
      <text:p text:style-name="Standard">Encoder output index 287 -&gt; 1</text:p>
      <text:p text:style-name="Standard">Encoder output index 288 -&gt; 0</text:p>
      <text:p text:style-name="Standard"><text:soft-page-break/>Encoder output index 289 -&gt; 0</text:p>
      <text:p text:style-name="Standard">Encoder output index 290 -&gt; 1</text:p>
      <text:p text:style-name="Standard">Encoder output index 291 -&gt; 0</text:p>
      <text:p text:style-name="Standard">Encoder output index 292 -&gt; 1</text:p>
      <text:p text:style-name="Standard">Encoder output index 293 -&gt; 0</text:p>
      <text:p text:style-name="Standard">Encoder output index 294 -&gt; 0</text:p>
      <text:p text:style-name="Standard">Encoder output index 295 -&gt; 1</text:p>
      <text:p text:style-name="Standard">Encoder output index 296 -&gt; 1</text:p>
      <text:p text:style-name="Standard">Encoder output index 297 -&gt; 1</text:p>
      <text:p text:style-name="Standard">Encoder output index 298 -&gt; 1</text:p>
      <text:p text:style-name="Standard">Encoder output index 299 -&gt; 1</text:p>
      <text:p text:style-name="Standard">Encoder output index 300 -&gt; 1</text:p>
      <text:p text:style-name="Standard">Encoder output index 301 -&gt; 0</text:p>
      <text:p text:style-name="Standard">Encoder output index 302 -&gt; 0</text:p>
      <text:p text:style-name="Standard">Encoder output index 303 -&gt; 1</text:p>
      <text:p text:style-name="Standard">Encoder output index 304 -&gt; 1</text:p>
      <text:p text:style-name="Standard">Encoder output index 305 -&gt; 1</text:p>
      <text:p text:style-name="Standard">Encoder output index 306 -&gt; 0</text:p>
      <text:p text:style-name="Standard">Encoder output index 307 -&gt; 0</text:p>
      <text:p text:style-name="Standard">Encoder output index 308 -&gt; 1</text:p>
      <text:p text:style-name="Standard">Encoder output index 309 -&gt; 0</text:p>
      <text:p text:style-name="Standard">Encoder output index 310 -&gt; 0</text:p>
      <text:p text:style-name="Standard">Encoder output index 311 -&gt; 0</text:p>
      <text:p text:style-name="Standard">Encoder output index 312 -&gt; 1</text:p>
      <text:p text:style-name="Standard">Encoder output index 313 -&gt; 1</text:p>
      <text:p text:style-name="Standard">Encoder output index 314 -&gt; 1</text:p>
      <text:p text:style-name="Standard">Encoder output index 315 -&gt; 1</text:p>
      <text:p text:style-name="Standard">Encoder output index 316 -&gt; 0</text:p>
      <text:p text:style-name="Standard">Encoder output index 317 -&gt; 0</text:p>
      <text:p text:style-name="Standard">Encoder output index 318 -&gt; 0</text:p>
      <text:p text:style-name="Standard">Encoder output index 319 -&gt; 1</text:p>
      <text:p text:style-name="Standard">Encoder output index 320 -&gt; 0</text:p>
      <text:p text:style-name="Standard">Encoder output index 321 -&gt; 1</text:p>
      <text:p text:style-name="Standard">Encoder output index 322 -&gt; 0</text:p>
      <text:p text:style-name="Standard">Encoder output index 323 -&gt; 0</text:p>
      <text:p text:style-name="Standard">Encoder output index 324 -&gt; 1</text:p>
      <text:p text:style-name="Standard">Encoder output index 325 -&gt; 0</text:p>
      <text:p text:style-name="Standard">Encoder output index 326 -&gt; 0</text:p>
      <text:p text:style-name="Standard">Encoder output index 327 -&gt; 0</text:p>
      <text:p text:style-name="Standard">Encoder output index 328 -&gt; 1</text:p>
      <text:p text:style-name="Standard">Encoder output index 329 -&gt; 1</text:p>
      <text:p text:style-name="Standard">Encoder output index 330 -&gt; 0</text:p>
      <text:p text:style-name="Standard">Encoder output index 331 -&gt; 0</text:p>
      <text:p text:style-name="Standard">Encoder output index 332 -&gt; 1</text:p>
      <text:p text:style-name="Standard">Encoder output index 333 -&gt; 0</text:p>
      <text:p text:style-name="Standard">Encoder output index 334 -&gt; 0</text:p>
      <text:p text:style-name="Standard">Encoder output index 335 -&gt; 1</text:p>
      <text:p text:style-name="Standard">Encoder output index 336 -&gt; 0</text:p>
      <text:p text:style-name="Standard">Encoder output index 337 -&gt; 0</text:p>
      <text:p text:style-name="Standard">Encoder output index 338 -&gt; 0</text:p>
      <text:p text:style-name="Standard">Encoder output index 339 -&gt; 1</text:p>
      <text:p text:style-name="Standard">Encoder output index 340 -&gt; 1</text:p>
      <text:p text:style-name="Standard"><text:soft-page-break/>Encoder output index 341 -&gt; 1</text:p>
      <text:p text:style-name="Standard">Encoder output index 342 -&gt; 1</text:p>
      <text:p text:style-name="Standard">Encoder output index 343 -&gt; 0</text:p>
      <text:p text:style-name="Standard">Encoder output index 344 -&gt; 1</text:p>
      <text:p text:style-name="Standard">Encoder output index 345 -&gt; 0</text:p>
      <text:p text:style-name="Standard">Encoder output index 346 -&gt; 0</text:p>
      <text:p text:style-name="Standard">Encoder output index 347 -&gt; 1</text:p>
      <text:p text:style-name="Standard">Encoder output index 348 -&gt; 0</text:p>
      <text:p text:style-name="Standard">Encoder output index 349 -&gt; 1</text:p>
      <text:p text:style-name="Standard">Encoder output index 350 -&gt; 0</text:p>
      <text:p text:style-name="Standard">Encoder output index 351 -&gt; 1</text:p>
      <text:p text:style-name="Standard">Encoder output index 352 -&gt; 0</text:p>
      <text:p text:style-name="Standard">Encoder output index 353 -&gt; 1</text:p>
      <text:p text:style-name="Standard">Encoder output index 354 -&gt; 0</text:p>
      <text:p text:style-name="Standard">Encoder output index 355 -&gt; 0</text:p>
      <text:p text:style-name="Standard">Encoder output index 356 -&gt; 0</text:p>
      <text:p text:style-name="Standard">Encoder output index 357 -&gt; 0</text:p>
      <text:p text:style-name="Standard">Encoder output index 358 -&gt; 1</text:p>
      <text:p text:style-name="Standard">Encoder output index 359 -&gt; 0</text:p>
      <text:p text:style-name="Standard">Encoder output index 360 -&gt; 0</text:p>
      <text:p text:style-name="Standard">Encoder output index 361 -&gt; 1</text:p>
      <text:p text:style-name="Standard">Encoder output index 362 -&gt; 1</text:p>
      <text:p text:style-name="Standard">Encoder output index 363 -&gt; 1</text:p>
      <text:p text:style-name="Standard">Encoder output index 364 -&gt; 0</text:p>
      <text:p text:style-name="Standard">Encoder output index 365 -&gt; 0</text:p>
      <text:p text:style-name="Standard">Encoder output index 366 -&gt; 1</text:p>
      <text:p text:style-name="Standard">Encoder output index 367 -&gt; 0</text:p>
      <text:p text:style-name="Standard">Encoder output index 368 -&gt; 1</text:p>
      <text:p text:style-name="Standard">Encoder output index 369 -&gt; 1</text:p>
      <text:p text:style-name="Standard">Encoder output index 370 -&gt; 0</text:p>
      <text:p text:style-name="Standard">Encoder output index 371 -&gt; 1</text:p>
      <text:p text:style-name="Standard">Encoder output index 372 -&gt; 0</text:p>
      <text:p text:style-name="Standard">Encoder output index 373 -&gt; 1</text:p>
      <text:p text:style-name="Standard">Encoder output index 374 -&gt; 1</text:p>
      <text:p text:style-name="Standard">Encoder output index 375 -&gt; 1</text:p>
      <text:p text:style-name="Standard">Encoder output index 376 -&gt; 0</text:p>
      <text:p text:style-name="Standard">Encoder output index 377 -&gt; 0</text:p>
      <text:p text:style-name="Standard">Encoder output index 378 -&gt; 1</text:p>
      <text:p text:style-name="Standard">Encoder output index 379 -&gt; 0</text:p>
      <text:p text:style-name="Standard">Encoder output index 380 -&gt; 1</text:p>
      <text:p text:style-name="Standard">Encoder output index 381 -&gt; 0</text:p>
      <text:p text:style-name="Standard">Encoder output index 382 -&gt; 0</text:p>
      <text:p text:style-name="Standard">Encoder output index 383 -&gt; 1</text:p>
      <text:p text:style-name="Standard">Encoder output index 384 -&gt; 1</text:p>
      <text:p text:style-name="Standard">Encoder output index 385 -&gt; 1</text:p>
      <text:p text:style-name="Standard">Encoder output index 386 -&gt; 0</text:p>
      <text:p text:style-name="Standard">Encoder output index 387 -&gt; 0</text:p>
      <text:p text:style-name="Standard">Encoder output index 388 -&gt; 0</text:p>
      <text:p text:style-name="Standard">Encoder output index 389 -&gt; 0</text:p>
      <text:p text:style-name="Standard">Encoder output index 390 -&gt; 0</text:p>
      <text:p text:style-name="Standard">Encoder output index 391 -&gt; 1</text:p>
      <text:p text:style-name="Standard">Encoder output index 392 -&gt; 0</text:p>
      <text:p text:style-name="Standard"><text:soft-page-break/>Encoder output index 393 -&gt; 1</text:p>
      <text:p text:style-name="Standard">Encoder output index 394 -&gt; 0</text:p>
      <text:p text:style-name="Standard">Encoder output index 395 -&gt; 0</text:p>
      <text:p text:style-name="Standard">Encoder output index 396 -&gt; 0</text:p>
      <text:p text:style-name="Standard">Encoder output index 397 -&gt; 0</text:p>
      <text:p text:style-name="Standard">Encoder output index 398 -&gt; 0</text:p>
      <text:p text:style-name="Standard">Encoder output index 399 -&gt; 0</text:p>
      <text:p text:style-name="Standard">Encoder output index 400 -&gt; 0</text:p>
      <text:p text:style-name="Standard">Encoder output index 401 -&gt; 1</text:p>
      <text:p text:style-name="Standard">Encoder output index 402 -&gt; 1</text:p>
      <text:p text:style-name="Standard">Encoder output index 403 -&gt; 0</text:p>
      <text:p text:style-name="Standard">Encoder output index 404 -&gt; 0</text:p>
      <text:p text:style-name="Standard">Encoder output index 405 -&gt; 0</text:p>
      <text:p text:style-name="Standard">Encoder output index 406 -&gt; 0</text:p>
      <text:p text:style-name="Standard">Encoder output index 407 -&gt; 0</text:p>
      <text:p text:style-name="Standard">Encoder output index 408 -&gt; 1</text:p>
      <text:p text:style-name="Standard">Encoder output index 409 -&gt; 0</text:p>
      <text:p text:style-name="Standard">Encoder output index 410 -&gt; 1</text:p>
      <text:p text:style-name="Standard">Encoder output index 411 -&gt; 0</text:p>
      <text:p text:style-name="Standard">Encoder output index 412 -&gt; 1</text:p>
      <text:p text:style-name="Standard">Encoder output index 413 -&gt; 1</text:p>
      <text:p text:style-name="Standard">Encoder output index 414 -&gt; 1</text:p>
      <text:p text:style-name="Standard">Encoder output index 415 -&gt; 0</text:p>
      <text:p text:style-name="Standard">Encoder output index 416 -&gt; 0</text:p>
      <text:p text:style-name="Standard">Encoder output index 417 -&gt; 0</text:p>
      <text:p text:style-name="Standard">Encoder output index 418 -&gt; 1</text:p>
      <text:p text:style-name="Standard">Encoder output index 419 -&gt; 1</text:p>
      <text:p text:style-name="Standard">Encoder output index 420 -&gt; 0</text:p>
      <text:p text:style-name="Standard">Encoder output index 421 -&gt; 1</text:p>
      <text:p text:style-name="Standard">Encoder output index 422 -&gt; 0</text:p>
      <text:p text:style-name="Standard">Encoder output index 423 -&gt; 0</text:p>
      <text:p text:style-name="Standard">Encoder output index 424 -&gt; 0</text:p>
      <text:p text:style-name="Standard">Encoder output index 425 -&gt; 1</text:p>
      <text:p text:style-name="Standard">Encoder output index 426 -&gt; 1</text:p>
      <text:p text:style-name="Standard">Encoder output index 427 -&gt; 0</text:p>
      <text:p text:style-name="Standard">Encoder output index 428 -&gt; 1</text:p>
      <text:p text:style-name="Standard">Encoder output index 429 -&gt; 1</text:p>
      <text:p text:style-name="Standard">Encoder output index 430 -&gt; 1</text:p>
      <text:p text:style-name="Standard">Encoder output index 431 -&gt; 1</text:p>
      <text:p text:style-name="Standard">Encoder output index 432 -&gt; 1</text:p>
      <text:p text:style-name="Standard">Encoder output index 433 -&gt; 0</text:p>
      <text:p text:style-name="Standard">Encoder output index 434 -&gt; 0</text:p>
      <text:p text:style-name="Standard">Encoder output index 435 -&gt; 1</text:p>
      <text:p text:style-name="Standard">Encoder output index 436 -&gt; 1</text:p>
      <text:p text:style-name="Standard">Encoder output index 437 -&gt; 0</text:p>
      <text:p text:style-name="Standard">Encoder output index 438 -&gt; 0</text:p>
      <text:p text:style-name="Standard">Encoder output index 439 -&gt; 0</text:p>
      <text:p text:style-name="Standard">Encoder output index 440 -&gt; 1</text:p>
      <text:p text:style-name="Standard">Encoder output index 441 -&gt; 1</text:p>
      <text:p text:style-name="Standard">Encoder output index 442 -&gt; 1</text:p>
      <text:p text:style-name="Standard">Encoder output index 443 -&gt; 0</text:p>
      <text:p text:style-name="Standard">Encoder output index 444 -&gt; 1</text:p>
      <text:p text:style-name="Standard"><text:soft-page-break/>Encoder output index 445 -&gt; 0</text:p>
      <text:p text:style-name="Standard">Encoder output index 446 -&gt; 0</text:p>
      <text:p text:style-name="Standard">Encoder output index 447 -&gt; 1</text:p>
      <text:p text:style-name="Standard">Encoder output index 448 -&gt; 1</text:p>
      <text:p text:style-name="Standard">Encoder output index 449 -&gt; 0</text:p>
      <text:p text:style-name="Standard">Encoder output index 450 -&gt; 0</text:p>
      <text:p text:style-name="Standard">Encoder output index 451 -&gt; 1</text:p>
      <text:p text:style-name="Standard">Encoder output index 452 -&gt; 1</text:p>
      <text:p text:style-name="Standard">Encoder output index 453 -&gt; 0</text:p>
      <text:p text:style-name="Standard">Encoder output index 454 -&gt; 1</text:p>
      <text:p text:style-name="Standard">Encoder output index 455 -&gt; 0</text:p>
      <text:p text:style-name="Standard">Encoder output index 456 -&gt; 0</text:p>
      <text:p text:style-name="Standard">Encoder output index 457 -&gt; 1</text:p>
      <text:p text:style-name="Standard">Encoder output index 458 -&gt; 1</text:p>
      <text:p text:style-name="Standard">Encoder output index 459 -&gt; 0</text:p>
      <text:p text:style-name="Standard">Encoder output index 460 -&gt; 1</text:p>
      <text:p text:style-name="Standard">Encoder output index 461 -&gt; 0</text:p>
      <text:p text:style-name="Standard">Encoder output index 462 -&gt; 0</text:p>
      <text:p text:style-name="Standard">Encoder output index 463 -&gt; 0</text:p>
      <text:p text:style-name="Standard">Encoder output index 464 -&gt; 1</text:p>
      <text:p text:style-name="Standard">Encoder output index 465 -&gt; 0</text:p>
      <text:p text:style-name="Standard">Encoder output index 466 -&gt; 1</text:p>
      <text:p text:style-name="Standard">Encoder output index 467 -&gt; 1</text:p>
      <text:p text:style-name="Standard">Encoder output index 468 -&gt; 0</text:p>
      <text:p text:style-name="Standard">Encoder output index 469 -&gt; 1</text:p>
      <text:p text:style-name="Standard">Encoder output index 470 -&gt; 1</text:p>
      <text:p text:style-name="Standard">Encoder output index 471 -&gt; 0</text:p>
      <text:p text:style-name="Standard">Encoder output index 472 -&gt; 0</text:p>
      <text:p text:style-name="Standard">Encoder output index 473 -&gt; 0</text:p>
      <text:p text:style-name="Standard">Encoder output index 474 -&gt; 0</text:p>
      <text:p text:style-name="Standard">Encoder output index 475 -&gt; 0</text:p>
      <text:p text:style-name="Standard">Encoder output index 476 -&gt; 0</text:p>
      <text:p text:style-name="Standard">Encoder output index 477 -&gt; 1</text:p>
      <text:p text:style-name="Standard">Encoder output index 478 -&gt; 1</text:p>
      <text:p text:style-name="Standard">Encoder output index 479 -&gt; 1</text:p>
      <text:p text:style-name="Standard">Encoder output index 480 -&gt; 1</text:p>
      <text:p text:style-name="Standard">Encoder output index 481 -&gt; 1</text:p>
      <text:p text:style-name="Standard">Encoder output index 482 -&gt; 0</text:p>
      <text:p text:style-name="Standard">Encoder output index 483 -&gt; 1</text:p>
      <text:p text:style-name="Standard">Encoder output index 484 -&gt; 0</text:p>
      <text:p text:style-name="Standard">Encoder output index 485 -&gt; 1</text:p>
      <text:p text:style-name="Standard">Encoder output index 486 -&gt; 1</text:p>
      <text:p text:style-name="Standard">Encoder output index 487 -&gt; 1</text:p>
      <text:p text:style-name="Standard">Encoder output index 488 -&gt; 0</text:p>
      <text:p text:style-name="Standard">Encoder output index 489 -&gt; 0</text:p>
      <text:p text:style-name="Standard">Encoder output index 490 -&gt; 0</text:p>
      <text:p text:style-name="Standard">Encoder output index 491 -&gt; 0</text:p>
      <text:p text:style-name="Standard">Encoder output index 492 -&gt; 0</text:p>
      <text:p text:style-name="Standard">Encoder output index 493 -&gt; 1</text:p>
      <text:p text:style-name="Standard">Encoder output index 494 -&gt; 0</text:p>
      <text:p text:style-name="Standard">Encoder output index 495 -&gt; 0</text:p>
      <text:p text:style-name="Standard">Encoder output index 496 -&gt; 1</text:p>
      <text:p text:style-name="Standard"><text:soft-page-break/>Encoder output index 497 -&gt; 0</text:p>
      <text:p text:style-name="Standard">Encoder output index 498 -&gt; 0</text:p>
      <text:p text:style-name="Standard">Encoder output index 499 -&gt; 1</text:p>
      <text:p text:style-name="Standard">Encoder output index 500 -&gt; 1</text:p>
      <text:p text:style-name="Standard">Encoder output index 501 -&gt; 0</text:p>
      <text:p text:style-name="Standard">Encoder output index 502 -&gt; 0</text:p>
      <text:p text:style-name="Standard">Encoder output index 503 -&gt; 0</text:p>
      <text:p text:style-name="Standard">Encoder output index 504 -&gt; 0</text:p>
      <text:p text:style-name="Standard">Encoder output index 505 -&gt; 0</text:p>
      <text:p text:style-name="Standard">Encoder output index 506 -&gt; 0</text:p>
      <text:p text:style-name="Standard">Encoder output index 507 -&gt; 0</text:p>
      <text:p text:style-name="Standard">Encoder output index 508 -&gt; 0</text:p>
      <text:p text:style-name="Standard">Encoder output index 509 -&gt; 1</text:p>
      <text:p text:style-name="Standard">Encoder output index 510 -&gt; 0</text:p>
      <text:p text:style-name="Standard">Encoder output index 511 -&gt; 0</text:p>
      <text:p text:style-name="Standard">Encoder output index 512 -&gt; 1</text:p>
      <text:p text:style-name="Standard">Encoder output index 513 -&gt; 0</text:p>
      <text:p text:style-name="Standard">Encoder output index 514 -&gt; 0</text:p>
      <text:p text:style-name="Standard">Encoder output index 515 -&gt; 1</text:p>
      <text:p text:style-name="Standard">Encoder output index 516 -&gt; 1</text:p>
      <text:p text:style-name="Standard">Encoder output index 517 -&gt; 0</text:p>
      <text:p text:style-name="Standard">Encoder output index 518 -&gt; 0</text:p>
      <text:p text:style-name="Standard">Encoder output index 519 -&gt; 1</text:p>
      <text:p text:style-name="Standard">Encoder output index 520 -&gt; 1</text:p>
      <text:p text:style-name="Standard">Encoder output index 521 -&gt; 1</text:p>
      <text:p text:style-name="Standard">Encoder output index 522 -&gt; 1</text:p>
      <text:p text:style-name="Standard">Encoder output index 523 -&gt; 1</text:p>
      <text:p text:style-name="Standard">Encoder output index 524 -&gt; 0</text:p>
      <text:p text:style-name="Standard">Encoder output index 525 -&gt; 0</text:p>
      <text:p text:style-name="Standard">Encoder output index 526 -&gt; 0</text:p>
      <text:p text:style-name="Standard">Encoder output index 527 -&gt; 1</text:p>
      <text:p text:style-name="Standard">Encoder output index 528 -&gt; 0</text:p>
      <text:p text:style-name="Standard">Encoder output index 529 -&gt; 0</text:p>
      <text:p text:style-name="Standard">Encoder output index 530 -&gt; 0</text:p>
      <text:p text:style-name="Standard">Encoder output index 531 -&gt; 0</text:p>
      <text:p text:style-name="Standard">Encoder output index 532 -&gt; 0</text:p>
      <text:p text:style-name="Standard">Encoder output index 533 -&gt; 0</text:p>
      <text:p text:style-name="Standard">Encoder output index 534 -&gt; 1</text:p>
      <text:p text:style-name="Standard">Encoder output index 535 -&gt; 1</text:p>
      <text:p text:style-name="Standard">Encoder output index 536 -&gt; 1</text:p>
      <text:p text:style-name="Standard">Encoder output index 537 -&gt; 1</text:p>
      <text:p text:style-name="Standard">Encoder output index 538 -&gt; 0</text:p>
      <text:p text:style-name="Standard">Encoder output index 539 -&gt; 1</text:p>
      <text:p text:style-name="Standard">Encoder output index 540 -&gt; 0</text:p>
      <text:p text:style-name="Standard">Encoder output index 541 -&gt; 1</text:p>
      <text:p text:style-name="Standard">Encoder output index 542 -&gt; 0</text:p>
      <text:p text:style-name="Standard">Encoder output index 543 -&gt; 1</text:p>
      <text:p text:style-name="Standard">Encoder output index 544 -&gt; 1</text:p>
      <text:p text:style-name="Standard">Encoder output index 545 -&gt; 0</text:p>
      <text:p text:style-name="Standard">Encoder output index 546 -&gt; 0</text:p>
      <text:p text:style-name="Standard">Encoder output index 547 -&gt; 1</text:p>
      <text:p text:style-name="Standard">Encoder output index 548 -&gt; 1</text:p>
      <text:p text:style-name="Standard"><text:soft-page-break/>Encoder output index 549 -&gt; 1</text:p>
      <text:p text:style-name="Standard">Encoder output index 550 -&gt; 0</text:p>
      <text:p text:style-name="Standard">Encoder output index 551 -&gt; 1</text:p>
      <text:p text:style-name="Standard">Encoder output index 552 -&gt; 1</text:p>
      <text:p text:style-name="Standard">Encoder output index 553 -&gt; 1</text:p>
      <text:p text:style-name="Standard">Encoder output index 554 -&gt; 1</text:p>
      <text:p text:style-name="Standard">Encoder output index 555 -&gt; 0</text:p>
      <text:p text:style-name="Standard">Encoder output index 556 -&gt; 0</text:p>
      <text:p text:style-name="Standard">Encoder output index 557 -&gt; 1</text:p>
      <text:p text:style-name="Standard">Encoder output index 558 -&gt; 1</text:p>
      <text:p text:style-name="Standard">Encoder output index 559 -&gt; 0</text:p>
      <text:p text:style-name="Standard">Encoder output index 560 -&gt; 0</text:p>
      <text:p text:style-name="Standard">Encoder output index 561 -&gt; 0</text:p>
      <text:p text:style-name="Standard">Encoder output index 562 -&gt; 0</text:p>
      <text:p text:style-name="Standard">Encoder output index 563 -&gt; 1</text:p>
      <text:p text:style-name="Standard">Encoder output index 564 -&gt; 0</text:p>
      <text:p text:style-name="Standard">Encoder output index 565 -&gt; 0</text:p>
      <text:p text:style-name="Standard">Encoder output index 566 -&gt; 1</text:p>
      <text:p text:style-name="Standard">Encoder output index 567 -&gt; 1</text:p>
      <text:p text:style-name="Standard">Encoder output index 568 -&gt; 1</text:p>
      <text:p text:style-name="Standard">Encoder output index 569 -&gt; 0</text:p>
      <text:p text:style-name="Standard">Encoder output index 570 -&gt; 1</text:p>
      <text:p text:style-name="Standard">Encoder output index 571 -&gt; 0</text:p>
      <text:p text:style-name="Standard">Encoder output index 572 -&gt; 1</text:p>
      <text:p text:style-name="Standard">Encoder output index 573 -&gt; 0</text:p>
      <text:p text:style-name="Standard">Encoder output index 574 -&gt; 0</text:p>
      <text:p text:style-name="Standard">Encoder output index 575 -&gt; 0</text:p>
      <text:p text:style-name="Standard">Encoder output index 576 -&gt; 1</text:p>
      <text:p text:style-name="Standard">Encoder output index 577 -&gt; 1</text:p>
      <text:p text:style-name="Standard">Encoder output index 578 -&gt; 1</text:p>
      <text:p text:style-name="Standard">Encoder output index 579 -&gt; 1</text:p>
      <text:p text:style-name="Standard">Encoder output index 580 -&gt; 1</text:p>
      <text:p text:style-name="Standard">Encoder output index 581 -&gt; 0</text:p>
      <text:p text:style-name="Standard">Encoder output index 582 -&gt; 1</text:p>
      <text:p text:style-name="Standard">Encoder output index 583 -&gt; 0</text:p>
      <text:p text:style-name="Standard">Encoder output index 584 -&gt; 1</text:p>
      <text:p text:style-name="Standard">Encoder output index 585 -&gt; 0</text:p>
      <text:p text:style-name="Standard">Encoder output index 586 -&gt; 0</text:p>
      <text:p text:style-name="Standard">Encoder output index 587 -&gt; 1</text:p>
      <text:p text:style-name="Standard">Encoder output index 588 -&gt; 0</text:p>
      <text:p text:style-name="Standard">Encoder output index 589 -&gt; 0</text:p>
      <text:p text:style-name="Standard">Encoder output index 590 -&gt; 1</text:p>
      <text:p text:style-name="Standard">Encoder output index 591 -&gt; 0</text:p>
      <text:p text:style-name="Standard">Encoder output index 592 -&gt; 0</text:p>
      <text:p text:style-name="Standard">Encoder output index 593 -&gt; 0</text:p>
      <text:p text:style-name="Standard">Encoder output index 594 -&gt; 0</text:p>
      <text:p text:style-name="Standard">Encoder output index 595 -&gt; 0</text:p>
      <text:p text:style-name="Standard">Encoder output index 596 -&gt; 0</text:p>
      <text:p text:style-name="Standard">Encoder output index 597 -&gt; 0</text:p>
      <text:p text:style-name="Standard">Encoder output index 598 -&gt; 1</text:p>
      <text:p text:style-name="Standard">Encoder output index 599 -&gt; 1</text:p>
      <text:p text:style-name="Standard">Encoder output index 600 -&gt; 1</text:p>
      <text:p text:style-name="Standard"><text:soft-page-break/>Encoder output index 601 -&gt; 1</text:p>
      <text:p text:style-name="Standard">Encoder output index 602 -&gt; 1</text:p>
      <text:p text:style-name="Standard">Encoder output index 603 -&gt; 1</text:p>
      <text:p text:style-name="Standard">Encoder output index 604 -&gt; 1</text:p>
      <text:p text:style-name="Standard">Encoder output index 605 -&gt; 1</text:p>
      <text:p text:style-name="Standard">Encoder output index 606 -&gt; 1</text:p>
      <text:p text:style-name="Standard">Encoder output index 607 -&gt; 1</text:p>
      <text:p text:style-name="Standard">Encoder output index 608 -&gt; 0</text:p>
      <text:p text:style-name="Standard">Encoder output index 609 -&gt; 1</text:p>
      <text:p text:style-name="Standard">Encoder output index 610 -&gt; 0</text:p>
      <text:p text:style-name="Standard">Encoder output index 611 -&gt; 1</text:p>
      <text:p text:style-name="Standard">Encoder output index 612 -&gt; 0</text:p>
      <text:p text:style-name="Standard">Encoder output index 613 -&gt; 1</text:p>
      <text:p text:style-name="Standard">Encoder output index 614 -&gt; 1</text:p>
      <text:p text:style-name="Standard">Encoder output index 615 -&gt; 1</text:p>
      <text:p text:style-name="Standard">Encoder output index 616 -&gt; 0</text:p>
      <text:p text:style-name="Standard">Encoder output index 617 -&gt; 1</text:p>
      <text:p text:style-name="Standard">Encoder output index 618 -&gt; 0</text:p>
      <text:p text:style-name="Standard">Encoder output index 619 -&gt; 0</text:p>
      <text:p text:style-name="Standard">Encoder output index 620 -&gt; 1</text:p>
      <text:p text:style-name="Standard">Encoder output index 621 -&gt; 0</text:p>
      <text:p text:style-name="Standard">Encoder output index 622 -&gt; 0</text:p>
      <text:p text:style-name="Standard">Encoder output index 623 -&gt; 0</text:p>
      <text:p text:style-name="Standard">Encoder output index 624 -&gt; 1</text:p>
      <text:p text:style-name="Standard">Encoder output index 625 -&gt; 0</text:p>
      <text:p text:style-name="Standard">Encoder output index 626 -&gt; 0</text:p>
      <text:p text:style-name="Standard">Encoder output index 627 -&gt; 0</text:p>
      <text:p text:style-name="Standard">Encoder output index 628 -&gt; 1</text:p>
      <text:p text:style-name="Standard">Encoder output index 629 -&gt; 0</text:p>
      <text:p text:style-name="Standard">Encoder output index 630 -&gt; 1</text:p>
      <text:p text:style-name="Standard">Encoder output index 631 -&gt; 1</text:p>
      <text:p text:style-name="Standard">Encoder output index 632 -&gt; 0</text:p>
      <text:p text:style-name="Standard">Encoder output index 633 -&gt; 1</text:p>
      <text:p text:style-name="Standard">Encoder output index 634 -&gt; 0</text:p>
      <text:p text:style-name="Standard">Encoder output index 635 -&gt; 1</text:p>
      <text:p text:style-name="Standard">Encoder output index 636 -&gt; 1</text:p>
      <text:p text:style-name="Standard">Encoder output index 637 -&gt; 1</text:p>
      <text:p text:style-name="Standard">Encoder output index 638 -&gt; 1</text:p>
      <text:p text:style-name="Standard">Encoder output index 639 -&gt; 1</text:p>
      <text:p text:style-name="Standard">Encoder output index 640 -&gt; 0</text:p>
      <text:p text:style-name="Standard">Encoder output index 641 -&gt; 1</text:p>
      <text:p text:style-name="Standard">Encoder output index 642 -&gt; 1</text:p>
      <text:p text:style-name="Standard">Encoder output index 643 -&gt; 0</text:p>
      <text:p text:style-name="Standard">Encoder output index 644 -&gt; 0</text:p>
      <text:p text:style-name="Standard">Encoder output index 645 -&gt; 0</text:p>
      <text:p text:style-name="Standard">Encoder output index 646 -&gt; 0</text:p>
      <text:p text:style-name="Standard">Encoder output index 647 -&gt; 1</text:p>
      <text:p text:style-name="Standard">Frame 0, Y_N[0] = -1.275154</text:p>
      <text:p text:style-name="Standard">Frame 0, Y_N[1] = -0.846003</text:p>
      <text:p text:style-name="Standard">Frame 0, Y_N[2] = 1.516132</text:p>
      <text:p text:style-name="Standard">Frame 0, Y_N[3] = -1.119560</text:p>
      <text:p text:style-name="Standard">Frame 0, Y_N[4] = 0.849089</text:p>
      <text:p text:style-name="Standard"><text:soft-page-break/>Frame 0, Y_N[5] = -0.889474</text:p>
      <text:p text:style-name="Standard">Frame 0, Y_N[6] = 0.776008</text:p>
      <text:p text:style-name="Standard">Frame 0, Y_N[7] = 1.311141</text:p>
      <text:p text:style-name="Standard">Frame 0, Y_N[8] = 0.577445</text:p>
      <text:p text:style-name="Standard">Frame 0, Y_N[9] = 0.413086</text:p>
      <text:p text:style-name="Standard">Frame 0, Y_N[10] = -1.001712</text:p>
      <text:p text:style-name="Standard">Frame 0, Y_N[11] = -1.172774</text:p>
      <text:p text:style-name="Standard">Frame 0, Y_N[12] = -1.359301</text:p>
      <text:p text:style-name="Standard">Frame 0, Y_N[13] = -1.480534</text:p>
      <text:p text:style-name="Standard">Frame 0, Y_N[14] = -0.064753</text:p>
      <text:p text:style-name="Standard">Frame 0, Y_N[15] = 1.566558</text:p>
      <text:p text:style-name="Standard">Frame 0, Y_N[16] = 0.624384</text:p>
      <text:p text:style-name="Standard">Frame 0, Y_N[17] = 0.682510</text:p>
      <text:p text:style-name="Standard">Frame 0, Y_N[18] = -0.356399</text:p>
      <text:p text:style-name="Standard">Frame 0, Y_N[19] = -1.183175</text:p>
      <text:p text:style-name="Standard">Frame 0, Y_N[20] = -0.827602</text:p>
      <text:p text:style-name="Standard">Frame 0, Y_N[21] = -1.702169</text:p>
      <text:p text:style-name="Standard">Frame 0, Y_N[22] = 1.252539</text:p>
      <text:p text:style-name="Standard">Frame 0, Y_N[23] = -1.892041</text:p>
      <text:p text:style-name="Standard">Frame 0, Y_N[24] = 1.042720</text:p>
      <text:p text:style-name="Standard">Frame 0, Y_N[25] = -0.560852</text:p>
      <text:p text:style-name="Standard">Frame 0, Y_N[26] = -1.940911</text:p>
      <text:p text:style-name="Standard">Frame 0, Y_N[27] = -1.015622</text:p>
      <text:p text:style-name="Standard">Frame 0, Y_N[28] = -0.765760</text:p>
      <text:p text:style-name="Standard">Frame 0, Y_N[29] = 0.883715</text:p>
      <text:p text:style-name="Standard">Frame 0, Y_N[30] = -0.927960</text:p>
      <text:p text:style-name="Standard">Frame 0, Y_N[31] = -1.210910</text:p>
      <text:p text:style-name="Standard">Frame 0, Y_N[32] = -0.899404</text:p>
      <text:p text:style-name="Standard">Frame 0, Y_N[33] = 1.065346</text:p>
      <text:p text:style-name="Standard">Frame 0, Y_N[34] = 1.091575</text:p>
      <text:p text:style-name="Standard">Frame 0, Y_N[35] = 1.600920</text:p>
      <text:p text:style-name="Standard">Frame 0, Y_N[36] = 0.356260</text:p>
      <text:p text:style-name="Standard">Frame 0, Y_N[37] = -0.580651</text:p>
      <text:p text:style-name="Standard">Frame 0, Y_N[38] = -1.411566</text:p>
      <text:p text:style-name="Standard">Frame 0, Y_N[39] = -1.030557</text:p>
      <text:p text:style-name="Standard">Frame 0, Y_N[40] = 1.386842</text:p>
      <text:p text:style-name="Standard">Frame 0, Y_N[41] = -1.027617</text:p>
      <text:p text:style-name="Standard">Frame 0, Y_N[42] = 0.893200</text:p>
      <text:p text:style-name="Standard">Frame 0, Y_N[43] = -1.175235</text:p>
      <text:p text:style-name="Standard">Frame 0, Y_N[44] = -1.584748</text:p>
      <text:p text:style-name="Standard">Frame 0, Y_N[45] = -0.685537</text:p>
      <text:p text:style-name="Standard">Frame 0, Y_N[46] = -1.550606</text:p>
      <text:p text:style-name="Standard">Frame 0, Y_N[47] = 1.172919</text:p>
      <text:p text:style-name="Standard">Frame 0, Y_N[48] = 0.540340</text:p>
      <text:p text:style-name="Standard">Frame 0, Y_N[49] = -1.102185</text:p>
      <text:p text:style-name="Standard">Frame 0, Y_N[50] = 1.167295</text:p>
      <text:p text:style-name="Standard">Frame 0, Y_N[51] = 1.814331</text:p>
      <text:p text:style-name="Standard">Frame 0, Y_N[52] = -1.015836</text:p>
      <text:p text:style-name="Standard">Frame 0, Y_N[53] = -1.255018</text:p>
      <text:p text:style-name="Standard">Frame 0, Y_N[54] = -0.418568</text:p>
      <text:p text:style-name="Standard">Frame 0, Y_N[55] = 1.415212</text:p>
      <text:p text:style-name="Standard">Frame 0, Y_N[56] = 1.324475</text:p>
      <text:p text:style-name="Standard"><text:soft-page-break/>Frame 0, Y_N[57] = 1.682874</text:p>
      <text:p text:style-name="Standard">Frame 0, Y_N[58] = 0.874242</text:p>
      <text:p text:style-name="Standard">Frame 0, Y_N[59] = -0.904855</text:p>
      <text:p text:style-name="Standard">Frame 0, Y_N[60] = 1.583970</text:p>
      <text:p text:style-name="Standard">Frame 0, Y_N[61] = -1.243981</text:p>
      <text:p text:style-name="Standard">Frame 0, Y_N[62] = 0.971134</text:p>
      <text:p text:style-name="Standard">Frame 0, Y_N[63] = -1.313813</text:p>
      <text:p text:style-name="Standard">Frame 0, Y_N[64] = -0.710224</text:p>
      <text:p text:style-name="Standard">Frame 0, Y_N[65] = -1.220858</text:p>
      <text:p text:style-name="Standard">Frame 0, Y_N[66] = 1.053024</text:p>
      <text:p text:style-name="Standard">Frame 0, Y_N[67] = -0.774398</text:p>
      <text:p text:style-name="Standard">Frame 0, Y_N[68] = -0.872654</text:p>
      <text:p text:style-name="Standard">Frame 0, Y_N[69] = 1.001412</text:p>
      <text:p text:style-name="Standard">Frame 0, Y_N[70] = -0.343839</text:p>
      <text:p text:style-name="Standard">Frame 0, Y_N[71] = 0.503026</text:p>
      <text:p text:style-name="Standard">Frame 0, Y_N[72] = 1.453860</text:p>
      <text:p text:style-name="Standard">Frame 0, Y_N[73] = -1.350165</text:p>
      <text:p text:style-name="Standard">Frame 0, Y_N[74] = -0.308025</text:p>
      <text:p text:style-name="Standard">Frame 0, Y_N[75] = 1.036496</text:p>
      <text:p text:style-name="Standard">Frame 0, Y_N[76] = 1.447029</text:p>
      <text:p text:style-name="Standard">Frame 0, Y_N[77] = -0.795783</text:p>
      <text:p text:style-name="Standard">Frame 0, Y_N[78] = 1.329998</text:p>
      <text:p text:style-name="Standard">Frame 0, Y_N[79] = -0.829899</text:p>
      <text:p text:style-name="Standard">Frame 0, Y_N[80] = -0.801353</text:p>
      <text:p text:style-name="Standard">Frame 0, Y_N[81] = -1.092770</text:p>
      <text:p text:style-name="Standard">Frame 0, Y_N[82] = 1.270520</text:p>
      <text:p text:style-name="Standard">Frame 0, Y_N[83] = -1.456240</text:p>
      <text:p text:style-name="Standard">Frame 0, Y_N[84] = 0.973769</text:p>
      <text:p text:style-name="Standard">Frame 0, Y_N[85] = -0.445134</text:p>
      <text:p text:style-name="Standard">Frame 0, Y_N[86] = 1.131180</text:p>
      <text:p text:style-name="Standard">Frame 0, Y_N[87] = -0.940129</text:p>
      <text:p text:style-name="Standard">Frame 0, Y_N[88] = -1.097706</text:p>
      <text:p text:style-name="Standard">Frame 0, Y_N[89] = 1.395208</text:p>
      <text:p text:style-name="Standard">Frame 0, Y_N[90] = 0.993934</text:p>
      <text:p text:style-name="Standard">Frame 0, Y_N[91] = 1.571095</text:p>
      <text:p text:style-name="Standard">Frame 0, Y_N[92] = 1.359440</text:p>
      <text:p text:style-name="Standard">Frame 0, Y_N[93] = 0.859352</text:p>
      <text:p text:style-name="Standard">Frame 0, Y_N[94] = -1.213190</text:p>
      <text:p text:style-name="Standard">Frame 0, Y_N[95] = 0.667973</text:p>
      <text:p text:style-name="Standard">Frame 0, Y_N[96] = 1.085445</text:p>
      <text:p text:style-name="Standard">Frame 0, Y_N[97] = 0.539641</text:p>
      <text:p text:style-name="Standard">Frame 0, Y_N[98] = 0.845670</text:p>
      <text:p text:style-name="Standard">Frame 0, Y_N[99] = -1.254816</text:p>
      <text:p text:style-name="Standard">Frame 0, Y_N[100] = 0.660600</text:p>
      <text:p text:style-name="Standard">Frame 0, Y_N[101] = 1.460113</text:p>
      <text:p text:style-name="Standard">Frame 0, Y_N[102] = 0.857328</text:p>
      <text:p text:style-name="Standard">Frame 0, Y_N[103] = -0.935490</text:p>
      <text:p text:style-name="Standard">Frame 0, Y_N[104] = 0.504475</text:p>
      <text:p text:style-name="Standard">Frame 0, Y_N[105] = -0.971321</text:p>
      <text:p text:style-name="Standard">Frame 0, Y_N[106] = -1.575482</text:p>
      <text:p text:style-name="Standard">Frame 0, Y_N[107] = 1.539655</text:p>
      <text:p text:style-name="Standard">Frame 0, Y_N[108] = 0.793469</text:p>
      <text:p text:style-name="Standard"><text:soft-page-break/>Frame 0, Y_N[109] = 1.481441</text:p>
      <text:p text:style-name="Standard">Frame 0, Y_N[110] = 1.684172</text:p>
      <text:p text:style-name="Standard">Frame 0, Y_N[111] = 0.700813</text:p>
      <text:p text:style-name="Standard">Frame 0, Y_N[112] = -1.144969</text:p>
      <text:p text:style-name="Standard">Frame 0, Y_N[113] = 1.167395</text:p>
      <text:p text:style-name="Standard">Frame 0, Y_N[114] = -0.765369</text:p>
      <text:p text:style-name="Standard">Frame 0, Y_N[115] = -1.186270</text:p>
      <text:p text:style-name="Standard">Frame 0, Y_N[116] = -1.168680</text:p>
      <text:p text:style-name="Standard">Frame 0, Y_N[117] = -1.372474</text:p>
      <text:p text:style-name="Standard">Frame 0, Y_N[118] = -1.308469</text:p>
      <text:p text:style-name="Standard">Frame 0, Y_N[119] = -0.786770</text:p>
      <text:p text:style-name="Standard">Frame 0, Y_N[120] = -1.665267</text:p>
      <text:p text:style-name="Standard">Frame 0, Y_N[121] = 1.401563</text:p>
      <text:p text:style-name="Standard">Frame 0, Y_N[122] = -1.134423</text:p>
      <text:p text:style-name="Standard">Frame 0, Y_N[123] = 1.430076</text:p>
      <text:p text:style-name="Standard">Frame 0, Y_N[124] = -1.023056</text:p>
      <text:p text:style-name="Standard">Frame 0, Y_N[125] = 0.599122</text:p>
      <text:p text:style-name="Standard">Frame 0, Y_N[126] = -1.011183</text:p>
      <text:p text:style-name="Standard">Frame 0, Y_N[127] = 0.305649</text:p>
      <text:p text:style-name="Standard">Frame 0, Y_N[128] = 0.111230</text:p>
      <text:p text:style-name="Standard">Frame 0, Y_N[129] = 1.190298</text:p>
      <text:p text:style-name="Standard">Frame 0, Y_N[130] = 0.309205</text:p>
      <text:p text:style-name="Standard">Frame 0, Y_N[131] = -0.482415</text:p>
      <text:p text:style-name="Standard">Frame 0, Y_N[132] = 0.379820</text:p>
      <text:p text:style-name="Standard">Frame 0, Y_N[133] = 0.867924</text:p>
      <text:p text:style-name="Standard">Frame 0, Y_N[134] = 1.111402</text:p>
      <text:p text:style-name="Standard">Frame 0, Y_N[135] = 1.268646</text:p>
      <text:p text:style-name="Standard">Frame 0, Y_N[136] = -0.643579</text:p>
      <text:p text:style-name="Standard">Frame 0, Y_N[137] = -0.569871</text:p>
      <text:p text:style-name="Standard">Frame 0, Y_N[138] = -0.492086</text:p>
      <text:p text:style-name="Standard">Frame 0, Y_N[139] = 0.532135</text:p>
      <text:p text:style-name="Standard">Frame 0, Y_N[140] = -1.465167</text:p>
      <text:p text:style-name="Standard">Frame 0, Y_N[141] = 0.661828</text:p>
      <text:p text:style-name="Standard">Frame 0, Y_N[142] = -0.559688</text:p>
      <text:p text:style-name="Standard">Frame 0, Y_N[143] = 0.809462</text:p>
      <text:p text:style-name="Standard">Frame 0, Y_N[144] = -0.371299</text:p>
      <text:p text:style-name="Standard">Frame 0, Y_N[145] = 1.517375</text:p>
      <text:p text:style-name="Standard">Frame 0, Y_N[146] = 0.773602</text:p>
      <text:p text:style-name="Standard">Frame 0, Y_N[147] = 0.871506</text:p>
      <text:p text:style-name="Standard">Frame 0, Y_N[148] = 1.310776</text:p>
      <text:p text:style-name="Standard">Frame 0, Y_N[149] = 0.591351</text:p>
      <text:p text:style-name="Standard">Frame 0, Y_N[150] = -1.545413</text:p>
      <text:p text:style-name="Standard">Frame 0, Y_N[151] = 1.112203</text:p>
      <text:p text:style-name="Standard">Frame 0, Y_N[152] = 0.645861</text:p>
      <text:p text:style-name="Standard">Frame 0, Y_N[153] = -0.640880</text:p>
      <text:p text:style-name="Standard">Frame 0, Y_N[154] = 1.236453</text:p>
      <text:p text:style-name="Standard">Frame 0, Y_N[155] = -1.344288</text:p>
      <text:p text:style-name="Standard">Frame 0, Y_N[156] = 1.088323</text:p>
      <text:p text:style-name="Standard">Frame 0, Y_N[157] = 1.099422</text:p>
      <text:p text:style-name="Standard">Frame 0, Y_N[158] = 1.198446</text:p>
      <text:p text:style-name="Standard">Frame 0, Y_N[159] = 1.069594</text:p>
      <text:p text:style-name="Standard">Frame 0, Y_N[160] = 1.410441</text:p>
      <text:p text:style-name="Standard"><text:soft-page-break/>Frame 0, Y_N[161] = 0.803255</text:p>
      <text:p text:style-name="Standard">Frame 0, Y_N[162] = -0.258315</text:p>
      <text:p text:style-name="Standard">Frame 0, Y_N[163] = 1.081157</text:p>
      <text:p text:style-name="Standard">Frame 0, Y_N[164] = 1.238052</text:p>
      <text:p text:style-name="Standard">Frame 0, Y_N[165] = -0.822956</text:p>
      <text:p text:style-name="Standard">Frame 0, Y_N[166] = -0.469564</text:p>
      <text:p text:style-name="Standard">Frame 0, Y_N[167] = -1.205439</text:p>
      <text:p text:style-name="Standard">Frame 0, Y_N[168] = 1.442255</text:p>
      <text:p text:style-name="Standard">Frame 0, Y_N[169] = 0.977081</text:p>
      <text:p text:style-name="Standard">Frame 0, Y_N[170] = 1.169736</text:p>
      <text:p text:style-name="Standard">Frame 0, Y_N[171] = -1.166777</text:p>
      <text:p text:style-name="Standard">Frame 0, Y_N[172] = -1.494363</text:p>
      <text:p text:style-name="Standard">Frame 0, Y_N[173] = -1.120489</text:p>
      <text:p text:style-name="Standard">Frame 0, Y_N[174] = -0.344901</text:p>
      <text:p text:style-name="Standard">Frame 0, Y_N[175] = -1.030175</text:p>
      <text:p text:style-name="Standard">Frame 0, Y_N[176] = 0.338688</text:p>
      <text:p text:style-name="Standard">Frame 0, Y_N[177] = -0.868955</text:p>
      <text:p text:style-name="Standard">Frame 0, Y_N[178] = 1.166302</text:p>
      <text:p text:style-name="Standard">Frame 0, Y_N[179] = -1.159292</text:p>
      <text:p text:style-name="Standard">Frame 0, Y_N[180] = 1.194539</text:p>
      <text:p text:style-name="Standard">Frame 0, Y_N[181] = 1.165715</text:p>
      <text:p text:style-name="Standard">Frame 0, Y_N[182] = 1.182797</text:p>
      <text:p text:style-name="Standard">Frame 0, Y_N[183] = -1.559396</text:p>
      <text:p text:style-name="Standard">Frame 0, Y_N[184] = -0.275867</text:p>
      <text:p text:style-name="Standard">Frame 0, Y_N[185] = -1.101641</text:p>
      <text:p text:style-name="Standard">Frame 0, Y_N[186] = -0.964166</text:p>
      <text:p text:style-name="Standard">Frame 0, Y_N[187] = -1.087460</text:p>
      <text:p text:style-name="Standard">Frame 0, Y_N[188] = 0.961706</text:p>
      <text:p text:style-name="Standard">Frame 0, Y_N[189] = 1.122213</text:p>
      <text:p text:style-name="Standard">Frame 0, Y_N[190] = -0.909871</text:p>
      <text:p text:style-name="Standard">Frame 0, Y_N[191] = -1.429987</text:p>
      <text:p text:style-name="Standard">Frame 0, Y_N[192] = -0.484307</text:p>
      <text:p text:style-name="Standard">Frame 0, Y_N[193] = -0.627617</text:p>
      <text:p text:style-name="Standard">Frame 0, Y_N[194] = -1.536494</text:p>
      <text:p text:style-name="Standard">Frame 0, Y_N[195] = 1.726637</text:p>
      <text:p text:style-name="Standard">Frame 0, Y_N[196] = 0.417313</text:p>
      <text:p text:style-name="Standard">Frame 0, Y_N[197] = 0.500767</text:p>
      <text:p text:style-name="Standard">Frame 0, Y_N[198] = 0.402269</text:p>
      <text:p text:style-name="Standard">Frame 0, Y_N[199] = -0.141021</text:p>
      <text:p text:style-name="Standard">Frame 0, Y_N[200] = -0.614197</text:p>
      <text:p text:style-name="Standard">Frame 0, Y_N[201] = -1.538210</text:p>
      <text:p text:style-name="Standard">Frame 0, Y_N[202] = 0.753332</text:p>
      <text:p text:style-name="Standard">Frame 0, Y_N[203] = -0.887033</text:p>
      <text:p text:style-name="Standard">Frame 0, Y_N[204] = -1.119937</text:p>
      <text:p text:style-name="Standard">Frame 0, Y_N[205] = 1.447898</text:p>
      <text:p text:style-name="Standard">Frame 0, Y_N[206] = 1.462286</text:p>
      <text:p text:style-name="Standard">Frame 0, Y_N[207] = -1.027641</text:p>
      <text:p text:style-name="Standard">Frame 0, Y_N[208] = 1.094783</text:p>
      <text:p text:style-name="Standard">Frame 0, Y_N[209] = 0.856045</text:p>
      <text:p text:style-name="Standard">Frame 0, Y_N[210] = 0.020506</text:p>
      <text:p text:style-name="Standard">Frame 0, Y_N[211] = -1.092440</text:p>
      <text:p text:style-name="Standard">Frame 0, Y_N[212] = 0.712830</text:p>
      <text:p text:style-name="Standard"><text:soft-page-break/>Frame 0, Y_N[213] = 0.638746</text:p>
      <text:p text:style-name="Standard">Frame 0, Y_N[214] = 0.892709</text:p>
      <text:p text:style-name="Standard">Frame 0, Y_N[215] = 0.356704</text:p>
      <text:p text:style-name="Standard">Frame 0, Y_N[216] = 1.538887</text:p>
      <text:p text:style-name="Standard">Frame 0, Y_N[217] = 0.453133</text:p>
      <text:p text:style-name="Standard">Frame 0, Y_N[218] = -1.045925</text:p>
      <text:p text:style-name="Standard">Frame 0, Y_N[219] = -1.473774</text:p>
      <text:p text:style-name="Standard">Frame 0, Y_N[220] = 1.416964</text:p>
      <text:p text:style-name="Standard">Frame 0, Y_N[221] = 1.666235</text:p>
      <text:p text:style-name="Standard">Frame 0, Y_N[222] = 0.833982</text:p>
      <text:p text:style-name="Standard">Frame 0, Y_N[223] = 2.528291</text:p>
      <text:p text:style-name="Standard">Frame 0, Y_N[224] = -0.449247</text:p>
      <text:p text:style-name="Standard">Frame 0, Y_N[225] = -0.584648</text:p>
      <text:p text:style-name="Standard">Frame 0, Y_N[226] = -0.987124</text:p>
      <text:p text:style-name="Standard">Frame 0, Y_N[227] = 0.907793</text:p>
      <text:p text:style-name="Standard">Frame 0, Y_N[228] = 0.437214</text:p>
      <text:p text:style-name="Standard">Frame 0, Y_N[229] = -0.756447</text:p>
      <text:p text:style-name="Standard">Frame 0, Y_N[230] = -1.123725</text:p>
      <text:p text:style-name="Standard">Frame 0, Y_N[231] = 0.659882</text:p>
      <text:p text:style-name="Standard">Frame 0, Y_N[232] = 0.651748</text:p>
      <text:p text:style-name="Standard">Frame 0, Y_N[233] = 1.032643</text:p>
      <text:p text:style-name="Standard">Frame 0, Y_N[234] = -1.291907</text:p>
      <text:p text:style-name="Standard">Frame 0, Y_N[235] = 0.388082</text:p>
      <text:p text:style-name="Standard">Frame 0, Y_N[236] = 1.666831</text:p>
      <text:p text:style-name="Standard">Frame 0, Y_N[237] = 1.373910</text:p>
      <text:p text:style-name="Standard">Frame 0, Y_N[238] = -0.839072</text:p>
      <text:p text:style-name="Standard">Frame 0, Y_N[239] = -1.038171</text:p>
      <text:p text:style-name="Standard">Frame 0, Y_N[240] = -0.556181</text:p>
      <text:p text:style-name="Standard">Frame 0, Y_N[241] = 0.823021</text:p>
      <text:p text:style-name="Standard">Frame 0, Y_N[242] = -1.454757</text:p>
      <text:p text:style-name="Standard">Frame 0, Y_N[243] = 1.887220</text:p>
      <text:p text:style-name="Standard">Frame 0, Y_N[244] = -0.980855</text:p>
      <text:p text:style-name="Standard">Frame 0, Y_N[245] = 1.028244</text:p>
      <text:p text:style-name="Standard">Frame 0, Y_N[246] = 0.699316</text:p>
      <text:p text:style-name="Standard">Frame 0, Y_N[247] = -1.302881</text:p>
      <text:p text:style-name="Standard">Frame 0, Y_N[248] = -0.783480</text:p>
      <text:p text:style-name="Standard">Frame 0, Y_N[249] = -1.765801</text:p>
      <text:p text:style-name="Standard">Frame 0, Y_N[250] = 1.237748</text:p>
      <text:p text:style-name="Standard">Frame 0, Y_N[251] = -1.480517</text:p>
      <text:p text:style-name="Standard">Frame 0, Y_N[252] = 1.096561</text:p>
      <text:p text:style-name="Standard">Frame 0, Y_N[253] = -0.828873</text:p>
      <text:p text:style-name="Standard">Frame 0, Y_N[254] = -0.587216</text:p>
      <text:p text:style-name="Standard">Frame 0, Y_N[255] = 0.660443</text:p>
      <text:p text:style-name="Standard">Frame 0, Y_N[256] = -0.788264</text:p>
      <text:p text:style-name="Standard">Frame 0, Y_N[257] = 0.795234</text:p>
      <text:p text:style-name="Standard">Frame 0, Y_N[258] = -1.278810</text:p>
      <text:p text:style-name="Standard">Frame 0, Y_N[259] = -0.663414</text:p>
      <text:p text:style-name="Standard">Frame 0, Y_N[260] = -0.838347</text:p>
      <text:p text:style-name="Standard">Frame 0, Y_N[261] = -1.259279</text:p>
      <text:p text:style-name="Standard">Frame 0, Y_N[262] = 0.952137</text:p>
      <text:p text:style-name="Standard">Frame 0, Y_N[263] = -0.948173</text:p>
      <text:p text:style-name="Standard">Frame 0, Y_N[264] = 0.798304</text:p>
      <text:p text:style-name="Standard"><text:soft-page-break/>Frame 0, Y_N[265] = -0.771544</text:p>
      <text:p text:style-name="Standard">Frame 0, Y_N[266] = 0.449691</text:p>
      <text:p text:style-name="Standard">Frame 0, Y_N[267] = 1.084629</text:p>
      <text:p text:style-name="Standard">Frame 0, Y_N[268] = 1.256754</text:p>
      <text:p text:style-name="Standard">Frame 0, Y_N[269] = 0.803216</text:p>
      <text:p text:style-name="Standard">Frame 0, Y_N[270] = 1.473911</text:p>
      <text:p text:style-name="Standard">Frame 0, Y_N[271] = -0.759738</text:p>
      <text:p text:style-name="Standard">Frame 0, Y_N[272] = -1.217149</text:p>
      <text:p text:style-name="Standard">Frame 0, Y_N[273] = -1.203735</text:p>
      <text:p text:style-name="Standard">Frame 0, Y_N[274] = -1.002896</text:p>
      <text:p text:style-name="Standard">Frame 0, Y_N[275] = 0.898258</text:p>
      <text:p text:style-name="Standard">Frame 0, Y_N[276] = 0.016456</text:p>
      <text:p text:style-name="Standard">Frame 0, Y_N[277] = 0.762281</text:p>
      <text:p text:style-name="Standard">Frame 0, Y_N[278] = -0.836309</text:p>
      <text:p text:style-name="Standard">Frame 0, Y_N[279] = 0.686332</text:p>
      <text:p text:style-name="Standard">Frame 0, Y_N[280] = -1.173054</text:p>
      <text:p text:style-name="Standard">Frame 0, Y_N[281] = -0.813612</text:p>
      <text:p text:style-name="Standard">Frame 0, Y_N[282] = -1.692728</text:p>
      <text:p text:style-name="Standard">Frame 0, Y_N[283] = 1.176253</text:p>
      <text:p text:style-name="Standard">Frame 0, Y_N[284] = -0.937063</text:p>
      <text:p text:style-name="Standard">Frame 0, Y_N[285] = -0.785565</text:p>
      <text:p text:style-name="Standard">Frame 0, Y_N[286] = 1.419662</text:p>
      <text:p text:style-name="Standard">Frame 0, Y_N[287] = -1.751912</text:p>
      <text:p text:style-name="Standard">Frame 0, Y_N[288] = 0.599715</text:p>
      <text:p text:style-name="Standard">Frame 0, Y_N[289] = 1.667847</text:p>
      <text:p text:style-name="Standard">Frame 0, Y_N[290] = -0.854995</text:p>
      <text:p text:style-name="Standard">Frame 0, Y_N[291] = 0.830937</text:p>
      <text:p text:style-name="Standard">Frame 0, Y_N[292] = -1.295769</text:p>
      <text:p text:style-name="Standard">Frame 0, Y_N[293] = 1.057205</text:p>
      <text:p text:style-name="Standard">Frame 0, Y_N[294] = 1.263818</text:p>
      <text:p text:style-name="Standard">Frame 0, Y_N[295] = -1.244843</text:p>
      <text:p text:style-name="Standard">Frame 0, Y_N[296] = -1.656924</text:p>
      <text:p text:style-name="Standard">Frame 0, Y_N[297] = -1.540945</text:p>
      <text:p text:style-name="Standard">Frame 0, Y_N[298] = -1.187265</text:p>
      <text:p text:style-name="Standard">Frame 0, Y_N[299] = -1.086226</text:p>
      <text:p text:style-name="Standard">Frame 0, Y_N[300] = -0.363178</text:p>
      <text:p text:style-name="Standard">Frame 0, Y_N[301] = 0.625942</text:p>
      <text:p text:style-name="Standard">Frame 0, Y_N[302] = 0.935760</text:p>
      <text:p text:style-name="Standard">Frame 0, Y_N[303] = -0.890686</text:p>
      <text:p text:style-name="Standard">Frame 0, Y_N[304] = -0.873673</text:p>
      <text:p text:style-name="Standard">Frame 0, Y_N[305] = -0.903536</text:p>
      <text:p text:style-name="Standard">Frame 0, Y_N[306] = 1.141163</text:p>
      <text:p text:style-name="Standard">Frame 0, Y_N[307] = 1.184698</text:p>
      <text:p text:style-name="Standard">Frame 0, Y_N[308] = -1.317888</text:p>
      <text:p text:style-name="Standard">Frame 0, Y_N[309] = 0.589582</text:p>
      <text:p text:style-name="Standard">Frame 0, Y_N[310] = 1.395510</text:p>
      <text:p text:style-name="Standard">Frame 0, Y_N[311] = 1.777161</text:p>
      <text:p text:style-name="Standard">Frame 0, Y_N[312] = -0.934235</text:p>
      <text:p text:style-name="Standard">Frame 0, Y_N[313] = -1.505047</text:p>
      <text:p text:style-name="Standard">Frame 0, Y_N[314] = -0.880987</text:p>
      <text:p text:style-name="Standard">Frame 0, Y_N[315] = -0.594389</text:p>
      <text:p text:style-name="Standard">Frame 0, Y_N[316] = 1.296756</text:p>
      <text:p text:style-name="Standard"><text:soft-page-break/>Frame 0, Y_N[317] = 1.469602</text:p>
      <text:p text:style-name="Standard">Frame 0, Y_N[318] = 1.549319</text:p>
      <text:p text:style-name="Standard">Frame 0, Y_N[319] = -1.098518</text:p>
      <text:p text:style-name="Standard">Frame 0, Y_N[320] = 1.068400</text:p>
      <text:p text:style-name="Standard">Frame 0, Y_N[321] = -0.725519</text:p>
      <text:p text:style-name="Standard">Frame 0, Y_N[322] = 1.286090</text:p>
      <text:p text:style-name="Standard">Frame 0, Y_N[323] = 0.905213</text:p>
      <text:p text:style-name="Standard">Frame 0, Y_N[324] = -1.112989</text:p>
      <text:p text:style-name="Standard">Frame 0, Y_N[325] = 1.642567</text:p>
      <text:p text:style-name="Standard">Frame 0, Y_N[326] = 0.954984</text:p>
      <text:p text:style-name="Standard">Frame 0, Y_N[327] = 0.861553</text:p>
      <text:p text:style-name="Standard">Frame 0, Y_N[328] = -1.242569</text:p>
      <text:p text:style-name="Standard">Frame 0, Y_N[329] = -1.396434</text:p>
      <text:p text:style-name="Standard">Frame 0, Y_N[330] = -0.115818</text:p>
      <text:p text:style-name="Standard">Frame 0, Y_N[331] = 0.904576</text:p>
      <text:p text:style-name="Standard">Frame 0, Y_N[332] = -0.915640</text:p>
      <text:p text:style-name="Standard">Frame 0, Y_N[333] = 1.331526</text:p>
      <text:p text:style-name="Standard">Frame 0, Y_N[334] = 1.015988</text:p>
      <text:p text:style-name="Standard">Frame 0, Y_N[335] = -0.331332</text:p>
      <text:p text:style-name="Standard">Frame 0, Y_N[336] = 0.837640</text:p>
      <text:p text:style-name="Standard">Frame 0, Y_N[337] = 1.172005</text:p>
      <text:p text:style-name="Standard">Frame 0, Y_N[338] = 0.236127</text:p>
      <text:p text:style-name="Standard">Frame 0, Y_N[339] = -1.810990</text:p>
      <text:p text:style-name="Standard">Frame 0, Y_N[340] = -0.490990</text:p>
      <text:p text:style-name="Standard">Frame 0, Y_N[341] = -0.262901</text:p>
      <text:p text:style-name="Standard">Frame 0, Y_N[342] = -0.984447</text:p>
      <text:p text:style-name="Standard">Frame 0, Y_N[343] = 0.831980</text:p>
      <text:p text:style-name="Standard">Frame 0, Y_N[344] = -1.634360</text:p>
      <text:p text:style-name="Standard">Frame 0, Y_N[345] = 0.709584</text:p>
      <text:p text:style-name="Standard">Frame 0, Y_N[346] = 1.186827</text:p>
      <text:p text:style-name="Standard">Frame 0, Y_N[347] = -0.871168</text:p>
      <text:p text:style-name="Standard">Frame 0, Y_N[348] = 1.036703</text:p>
      <text:p text:style-name="Standard">Frame 0, Y_N[349] = -0.981393</text:p>
      <text:p text:style-name="Standard">Frame 0, Y_N[350] = 0.735566</text:p>
      <text:p text:style-name="Standard">Frame 0, Y_N[351] = -1.232452</text:p>
      <text:p text:style-name="Standard">Frame 0, Y_N[352] = 1.286272</text:p>
      <text:p text:style-name="Standard">Frame 0, Y_N[353] = -1.303493</text:p>
      <text:p text:style-name="Standard">Frame 0, Y_N[354] = 1.348612</text:p>
      <text:p text:style-name="Standard">Frame 0, Y_N[355] = 1.878290</text:p>
      <text:p text:style-name="Standard">Frame 0, Y_N[356] = 0.094400</text:p>
      <text:p text:style-name="Standard">Frame 0, Y_N[357] = 1.496193</text:p>
      <text:p text:style-name="Standard">Frame 0, Y_N[358] = -0.988838</text:p>
      <text:p text:style-name="Standard">Frame 0, Y_N[359] = 1.183810</text:p>
      <text:p text:style-name="Standard">Frame 0, Y_N[360] = 1.481913</text:p>
      <text:p text:style-name="Standard">Frame 0, Y_N[361] = -1.094226</text:p>
      <text:p text:style-name="Standard">Frame 0, Y_N[362] = -0.981973</text:p>
      <text:p text:style-name="Standard">Frame 0, Y_N[363] = -1.956519</text:p>
      <text:p text:style-name="Standard">Frame 0, Y_N[364] = 1.576250</text:p>
      <text:p text:style-name="Standard">Frame 0, Y_N[365] = 1.104527</text:p>
      <text:p text:style-name="Standard">Frame 0, Y_N[366] = -1.334897</text:p>
      <text:p text:style-name="Standard">Frame 0, Y_N[367] = 1.608615</text:p>
      <text:p text:style-name="Standard">Frame 0, Y_N[368] = -0.697875</text:p>
      <text:p text:style-name="Standard"><text:soft-page-break/>Frame 0, Y_N[369] = -0.806473</text:p>
      <text:p text:style-name="Standard">Frame 0, Y_N[370] = 0.461447</text:p>
      <text:p text:style-name="Standard">Frame 0, Y_N[371] = -1.376830</text:p>
      <text:p text:style-name="Standard">Frame 0, Y_N[372] = 1.641055</text:p>
      <text:p text:style-name="Standard">Frame 0, Y_N[373] = -0.883017</text:p>
      <text:p text:style-name="Standard">Frame 0, Y_N[374] = -0.415501</text:p>
      <text:p text:style-name="Standard">Frame 0, Y_N[375] = -1.103812</text:p>
      <text:p text:style-name="Standard">Frame 0, Y_N[376] = 1.675028</text:p>
      <text:p text:style-name="Standard">Frame 0, Y_N[377] = 1.725553</text:p>
      <text:p text:style-name="Standard">Frame 0, Y_N[378] = -0.589687</text:p>
      <text:p text:style-name="Standard">Frame 0, Y_N[379] = 0.856591</text:p>
      <text:p text:style-name="Standard">Frame 0, Y_N[380] = -0.384326</text:p>
      <text:p text:style-name="Standard">Frame 0, Y_N[381] = 1.345006</text:p>
      <text:p text:style-name="Standard">Frame 0, Y_N[382] = -0.163513</text:p>
      <text:p text:style-name="Standard">Frame 0, Y_N[383] = -1.202742</text:p>
      <text:p text:style-name="Standard">Frame 0, Y_N[384] = -0.237025</text:p>
      <text:p text:style-name="Standard">Frame 0, Y_N[385] = -0.592976</text:p>
      <text:p text:style-name="Standard">Frame 0, Y_N[386] = 0.237799</text:p>
      <text:p text:style-name="Standard">Frame 0, Y_N[387] = 0.242328</text:p>
      <text:p text:style-name="Standard">Frame 0, Y_N[388] = 1.060917</text:p>
      <text:p text:style-name="Standard">Frame 0, Y_N[389] = 0.704008</text:p>
      <text:p text:style-name="Standard">Frame 0, Y_N[390] = 0.622893</text:p>
      <text:p text:style-name="Standard">Frame 0, Y_N[391] = -0.619328</text:p>
      <text:p text:style-name="Standard">Frame 0, Y_N[392] = 1.050898</text:p>
      <text:p text:style-name="Standard">Frame 0, Y_N[393] = -1.449752</text:p>
      <text:p text:style-name="Standard">Frame 0, Y_N[394] = 0.848878</text:p>
      <text:p text:style-name="Standard">Frame 0, Y_N[395] = 1.177813</text:p>
      <text:p text:style-name="Standard">Frame 0, Y_N[396] = 0.876927</text:p>
      <text:p text:style-name="Standard">Frame 0, Y_N[397] = 1.613978</text:p>
      <text:p text:style-name="Standard">Frame 0, Y_N[398] = 1.411275</text:p>
      <text:p text:style-name="Standard">Frame 0, Y_N[399] = 1.241004</text:p>
      <text:p text:style-name="Standard">Frame 0, Y_N[400] = 0.991032</text:p>
      <text:p text:style-name="Standard">Frame 0, Y_N[401] = -1.299760</text:p>
      <text:p text:style-name="Standard">Frame 0, Y_N[402] = -1.184800</text:p>
      <text:p text:style-name="Standard">Frame 0, Y_N[403] = 1.314587</text:p>
      <text:p text:style-name="Standard">Frame 0, Y_N[404] = -0.080257</text:p>
      <text:p text:style-name="Standard">Frame 0, Y_N[405] = 0.529301</text:p>
      <text:p text:style-name="Standard">Frame 0, Y_N[406] = 1.720785</text:p>
      <text:p text:style-name="Standard">Frame 0, Y_N[407] = 1.187875</text:p>
      <text:p text:style-name="Standard">Frame 0, Y_N[408] = -0.628861</text:p>
      <text:p text:style-name="Standard">Frame 0, Y_N[409] = 1.640618</text:p>
      <text:p text:style-name="Standard">Frame 0, Y_N[410] = -1.302231</text:p>
      <text:p text:style-name="Standard">Frame 0, Y_N[411] = 1.127903</text:p>
      <text:p text:style-name="Standard">Frame 0, Y_N[412] = -0.886838</text:p>
      <text:p text:style-name="Standard">Frame 0, Y_N[413] = -0.389424</text:p>
      <text:p text:style-name="Standard">Frame 0, Y_N[414] = -0.836340</text:p>
      <text:p text:style-name="Standard">Frame 0, Y_N[415] = 0.161989</text:p>
      <text:p text:style-name="Standard">Frame 0, Y_N[416] = 0.830528</text:p>
      <text:p text:style-name="Standard">Frame 0, Y_N[417] = 0.578420</text:p>
      <text:p text:style-name="Standard">Frame 0, Y_N[418] = -0.841834</text:p>
      <text:p text:style-name="Standard">Frame 0, Y_N[419] = -1.166423</text:p>
      <text:p text:style-name="Standard">Frame 0, Y_N[420] = 0.636664</text:p>
      <text:p text:style-name="Standard"><text:soft-page-break/>Frame 0, Y_N[421] = -1.347431</text:p>
      <text:p text:style-name="Standard">Frame 0, Y_N[422] = 0.777768</text:p>
      <text:p text:style-name="Standard">Frame 0, Y_N[423] = 0.690334</text:p>
      <text:p text:style-name="Standard">Frame 0, Y_N[424] = 0.810415</text:p>
      <text:p text:style-name="Standard">Frame 0, Y_N[425] = -1.010918</text:p>
      <text:p text:style-name="Standard">Frame 0, Y_N[426] = -1.498231</text:p>
      <text:p text:style-name="Standard">Frame 0, Y_N[427] = 1.229069</text:p>
      <text:p text:style-name="Standard">Frame 0, Y_N[428] = -1.227879</text:p>
      <text:p text:style-name="Standard">Frame 0, Y_N[429] = -0.480012</text:p>
      <text:p text:style-name="Standard">Frame 0, Y_N[430] = -1.378971</text:p>
      <text:p text:style-name="Standard">Frame 0, Y_N[431] = -1.213807</text:p>
      <text:p text:style-name="Standard">Frame 0, Y_N[432] = -1.444753</text:p>
      <text:p text:style-name="Standard">Frame 0, Y_N[433] = 0.363517</text:p>
      <text:p text:style-name="Standard">Frame 0, Y_N[434] = 1.954864</text:p>
      <text:p text:style-name="Standard">Frame 0, Y_N[435] = -0.807144</text:p>
      <text:p text:style-name="Standard">Frame 0, Y_N[436] = -0.390121</text:p>
      <text:p text:style-name="Standard">Frame 0, Y_N[437] = 0.440163</text:p>
      <text:p text:style-name="Standard">Frame 0, Y_N[438] = 0.827219</text:p>
      <text:p text:style-name="Standard">Frame 0, Y_N[439] = 1.520096</text:p>
      <text:p text:style-name="Standard">Frame 0, Y_N[440] = -0.662654</text:p>
      <text:p text:style-name="Standard">Frame 0, Y_N[441] = -0.629359</text:p>
      <text:p text:style-name="Standard">Frame 0, Y_N[442] = -1.122022</text:p>
      <text:p text:style-name="Standard">Frame 0, Y_N[443] = 1.333717</text:p>
      <text:p text:style-name="Standard">Frame 0, Y_N[444] = -0.498954</text:p>
      <text:p text:style-name="Standard">Frame 0, Y_N[445] = 1.190560</text:p>
      <text:p text:style-name="Standard">Frame 0, Y_N[446] = 1.401645</text:p>
      <text:p text:style-name="Standard">Frame 0, Y_N[447] = -1.560524</text:p>
      <text:p text:style-name="Standard">Frame 0, Y_N[448] = -1.592562</text:p>
      <text:p text:style-name="Standard">Frame 0, Y_N[449] = 1.174705</text:p>
      <text:p text:style-name="Standard">Frame 0, Y_N[450] = 0.939005</text:p>
      <text:p text:style-name="Standard">Frame 0, Y_N[451] = -0.254876</text:p>
      <text:p text:style-name="Standard">Frame 0, Y_N[452] = -0.607189</text:p>
      <text:p text:style-name="Standard">Frame 0, Y_N[453] = 0.800405</text:p>
      <text:p text:style-name="Standard">Frame 0, Y_N[454] = -0.640840</text:p>
      <text:p text:style-name="Standard">Frame 0, Y_N[455] = 1.938487</text:p>
      <text:p text:style-name="Standard">Frame 0, Y_N[456] = 1.025076</text:p>
      <text:p text:style-name="Standard">Frame 0, Y_N[457] = -0.875209</text:p>
      <text:p text:style-name="Standard">Frame 0, Y_N[458] = -2.031561</text:p>
      <text:p text:style-name="Standard">Frame 0, Y_N[459] = 1.600301</text:p>
      <text:p text:style-name="Standard">Frame 0, Y_N[460] = -1.282885</text:p>
      <text:p text:style-name="Standard">Frame 0, Y_N[461] = 0.663972</text:p>
      <text:p text:style-name="Standard">Frame 0, Y_N[462] = 0.629063</text:p>
      <text:p text:style-name="Standard">Frame 0, Y_N[463] = 0.675906</text:p>
      <text:p text:style-name="Standard">Frame 0, Y_N[464] = -1.104066</text:p>
      <text:p text:style-name="Standard">Frame 0, Y_N[465] = 1.218735</text:p>
      <text:p text:style-name="Standard">Frame 0, Y_N[466] = -0.542803</text:p>
      <text:p text:style-name="Standard">Frame 0, Y_N[467] = -0.305148</text:p>
      <text:p text:style-name="Standard">Frame 0, Y_N[468] = 0.859416</text:p>
      <text:p text:style-name="Standard">Frame 0, Y_N[469] = -1.223408</text:p>
      <text:p text:style-name="Standard">Frame 0, Y_N[470] = -1.730143</text:p>
      <text:p text:style-name="Standard">Frame 0, Y_N[471] = 1.115588</text:p>
      <text:p text:style-name="Standard">Frame 0, Y_N[472] = 1.029072</text:p>
      <text:p text:style-name="Standard"><text:soft-page-break/>Frame 0, Y_N[473] = 1.092665</text:p>
      <text:p text:style-name="Standard">Frame 0, Y_N[474] = 0.573726</text:p>
      <text:p text:style-name="Standard">Frame 0, Y_N[475] = 0.838168</text:p>
      <text:p text:style-name="Standard">Frame 0, Y_N[476] = 2.212142</text:p>
      <text:p text:style-name="Standard">Frame 0, Y_N[477] = -0.616412</text:p>
      <text:p text:style-name="Standard">Frame 0, Y_N[478] = -1.775246</text:p>
      <text:p text:style-name="Standard">Frame 0, Y_N[479] = -0.762977</text:p>
      <text:p text:style-name="Standard">Frame 0, Y_N[480] = -1.404461</text:p>
      <text:p text:style-name="Standard">Frame 0, Y_N[481] = -0.888714</text:p>
      <text:p text:style-name="Standard">Frame 0, Y_N[482] = 1.468754</text:p>
      <text:p text:style-name="Standard">Frame 0, Y_N[483] = -1.103165</text:p>
      <text:p text:style-name="Standard">Frame 0, Y_N[484] = 0.529086</text:p>
      <text:p text:style-name="Standard">Frame 0, Y_N[485] = -1.493769</text:p>
      <text:p text:style-name="Standard">Frame 0, Y_N[486] = -0.846179</text:p>
      <text:p text:style-name="Standard">Frame 0, Y_N[487] = -0.638915</text:p>
      <text:p text:style-name="Standard">Frame 0, Y_N[488] = 1.124898</text:p>
      <text:p text:style-name="Standard">Frame 0, Y_N[489] = 1.228560</text:p>
      <text:p text:style-name="Standard">Frame 0, Y_N[490] = 0.705295</text:p>
      <text:p text:style-name="Standard">Frame 0, Y_N[491] = 1.113926</text:p>
      <text:p text:style-name="Standard">Frame 0, Y_N[492] = 0.984069</text:p>
      <text:p text:style-name="Standard">Frame 0, Y_N[493] = -0.780447</text:p>
      <text:p text:style-name="Standard">Frame 0, Y_N[494] = 0.881378</text:p>
      <text:p text:style-name="Standard">Frame 0, Y_N[495] = 0.858795</text:p>
      <text:p text:style-name="Standard">Frame 0, Y_N[496] = -0.714144</text:p>
      <text:p text:style-name="Standard">Frame 0, Y_N[497] = 0.971529</text:p>
      <text:p text:style-name="Standard">Frame 0, Y_N[498] = 1.895817</text:p>
      <text:p text:style-name="Standard">Frame 0, Y_N[499] = -0.881449</text:p>
      <text:p text:style-name="Standard">Frame 0, Y_N[500] = -0.754139</text:p>
      <text:p text:style-name="Standard">Frame 0, Y_N[501] = 0.442263</text:p>
      <text:p text:style-name="Standard">Frame 0, Y_N[502] = 0.871867</text:p>
      <text:p text:style-name="Standard">Frame 0, Y_N[503] = 1.288143</text:p>
      <text:p text:style-name="Standard">Frame 0, Y_N[504] = 1.359584</text:p>
      <text:p text:style-name="Standard">Frame 0, Y_N[505] = 1.088175</text:p>
      <text:p text:style-name="Standard">Frame 0, Y_N[506] = 0.913261</text:p>
      <text:p text:style-name="Standard">Frame 0, Y_N[507] = 0.510030</text:p>
      <text:p text:style-name="Standard">Frame 0, Y_N[508] = 0.321598</text:p>
      <text:p text:style-name="Standard">Frame 0, Y_N[509] = -0.859659</text:p>
      <text:p text:style-name="Standard">Frame 0, Y_N[510] = 1.662285</text:p>
      <text:p text:style-name="Standard">Frame 0, Y_N[511] = 1.223100</text:p>
      <text:p text:style-name="Standard">Frame 0, Y_N[512] = -0.322873</text:p>
      <text:p text:style-name="Standard">Frame 0, Y_N[513] = 0.671685</text:p>
      <text:p text:style-name="Standard">Frame 0, Y_N[514] = 1.515694</text:p>
      <text:p text:style-name="Standard">Frame 0, Y_N[515] = -0.730178</text:p>
      <text:p text:style-name="Standard">Frame 0, Y_N[516] = -1.241555</text:p>
      <text:p text:style-name="Standard">Frame 0, Y_N[517] = 0.379930</text:p>
      <text:p text:style-name="Standard">Frame 0, Y_N[518] = 1.441949</text:p>
      <text:p text:style-name="Standard">Frame 0, Y_N[519] = -0.824485</text:p>
      <text:p text:style-name="Standard">Frame 0, Y_N[520] = -1.601631</text:p>
      <text:p text:style-name="Standard">Frame 0, Y_N[521] = -1.129923</text:p>
      <text:p text:style-name="Standard">Frame 0, Y_N[522] = -1.284774</text:p>
      <text:p text:style-name="Standard">Frame 0, Y_N[523] = -1.415782</text:p>
      <text:p text:style-name="Standard">Frame 0, Y_N[524] = 1.337865</text:p>
      <text:p text:style-name="Standard"><text:soft-page-break/>Frame 0, Y_N[525] = 0.894323</text:p>
      <text:p text:style-name="Standard">Frame 0, Y_N[526] = 2.189634</text:p>
      <text:p text:style-name="Standard">Frame 0, Y_N[527] = -1.258088</text:p>
      <text:p text:style-name="Standard">Frame 0, Y_N[528] = 0.857895</text:p>
      <text:p text:style-name="Standard">Frame 0, Y_N[529] = 0.821737</text:p>
      <text:p text:style-name="Standard">Frame 0, Y_N[530] = 0.955872</text:p>
      <text:p text:style-name="Standard">Frame 0, Y_N[531] = 0.894085</text:p>
      <text:p text:style-name="Standard">Frame 0, Y_N[532] = 1.565901</text:p>
      <text:p text:style-name="Standard">Frame 0, Y_N[533] = 0.420390</text:p>
      <text:p text:style-name="Standard">Frame 0, Y_N[534] = -1.307764</text:p>
      <text:p text:style-name="Standard">Frame 0, Y_N[535] = -1.438361</text:p>
      <text:p text:style-name="Standard">Frame 0, Y_N[536] = -0.418073</text:p>
      <text:p text:style-name="Standard">Frame 0, Y_N[537] = -1.021652</text:p>
      <text:p text:style-name="Standard">Frame 0, Y_N[538] = 1.217616</text:p>
      <text:p text:style-name="Standard">Frame 0, Y_N[539] = -1.042291</text:p>
      <text:p text:style-name="Standard">Frame 0, Y_N[540] = 0.892097</text:p>
      <text:p text:style-name="Standard">Frame 0, Y_N[541] = -1.183113</text:p>
      <text:p text:style-name="Standard">Frame 0, Y_N[542] = 1.136472</text:p>
      <text:p text:style-name="Standard">Frame 0, Y_N[543] = 0.324509</text:p>
      <text:p text:style-name="Standard">Frame 0, Y_N[544] = -0.673478</text:p>
      <text:p text:style-name="Standard">Frame 0, Y_N[545] = 0.118241</text:p>
      <text:p text:style-name="Standard">Frame 0, Y_N[546] = 1.049769</text:p>
      <text:p text:style-name="Standard">Frame 0, Y_N[547] = -0.976748</text:p>
      <text:p text:style-name="Standard">Frame 0, Y_N[548] = -1.056508</text:p>
      <text:p text:style-name="Standard">Frame 0, Y_N[549] = -0.655261</text:p>
      <text:p text:style-name="Standard">Frame 0, Y_N[550] = 1.252574</text:p>
      <text:p text:style-name="Standard">Frame 0, Y_N[551] = -0.856276</text:p>
      <text:p text:style-name="Standard">Frame 0, Y_N[552] = -0.879839</text:p>
      <text:p text:style-name="Standard">Frame 0, Y_N[553] = -0.612437</text:p>
      <text:p text:style-name="Standard">Frame 0, Y_N[554] = -1.541303</text:p>
      <text:p text:style-name="Standard">Frame 0, Y_N[555] = 1.774492</text:p>
      <text:p text:style-name="Standard">Frame 0, Y_N[556] = 0.229113</text:p>
      <text:p text:style-name="Standard">Frame 0, Y_N[557] = -1.261886</text:p>
      <text:p text:style-name="Standard">Frame 0, Y_N[558] = -0.471313</text:p>
      <text:p text:style-name="Standard">Frame 0, Y_N[559] = 0.707606</text:p>
      <text:p text:style-name="Standard">Frame 0, Y_N[560] = 1.807279</text:p>
      <text:p text:style-name="Standard">Frame 0, Y_N[561] = 1.256459</text:p>
      <text:p text:style-name="Standard">Frame 0, Y_N[562] = 1.079592</text:p>
      <text:p text:style-name="Standard">Frame 0, Y_N[563] = -0.902253</text:p>
      <text:p text:style-name="Standard">Frame 0, Y_N[564] = 1.718343</text:p>
      <text:p text:style-name="Standard">Frame 0, Y_N[565] = 1.019928</text:p>
      <text:p text:style-name="Standard">Frame 0, Y_N[566] = -0.817783</text:p>
      <text:p text:style-name="Standard">Frame 0, Y_N[567] = -0.937219</text:p>
      <text:p text:style-name="Standard">Frame 0, Y_N[568] = -0.357998</text:p>
      <text:p text:style-name="Standard">Frame 0, Y_N[569] = 0.626783</text:p>
      <text:p text:style-name="Standard">Frame 0, Y_N[570] = -1.120942</text:p>
      <text:p text:style-name="Standard">Frame 0, Y_N[571] = 1.139425</text:p>
      <text:p text:style-name="Standard">Frame 0, Y_N[572] = -1.096941</text:p>
      <text:p text:style-name="Standard">Frame 0, Y_N[573] = 0.821726</text:p>
      <text:p text:style-name="Standard">Frame 0, Y_N[574] = 1.535131</text:p>
      <text:p text:style-name="Standard">Frame 0, Y_N[575] = 0.817694</text:p>
      <text:p text:style-name="Standard">Frame 0, Y_N[576] = -0.195337</text:p>
      <text:p text:style-name="Standard"><text:soft-page-break/>Frame 0, Y_N[577] = -1.202287</text:p>
      <text:p text:style-name="Standard">Frame 0, Y_N[578] = -0.261745</text:p>
      <text:p text:style-name="Standard">Frame 0, Y_N[579] = -0.797253</text:p>
      <text:p text:style-name="Standard">Frame 0, Y_N[580] = -0.944290</text:p>
      <text:p text:style-name="Standard">Frame 0, Y_N[581] = 0.771298</text:p>
      <text:p text:style-name="Standard">Frame 0, Y_N[582] = -1.296351</text:p>
      <text:p text:style-name="Standard">Frame 0, Y_N[583] = 1.656483</text:p>
      <text:p text:style-name="Standard">Frame 0, Y_N[584] = -1.475606</text:p>
      <text:p text:style-name="Standard">Frame 0, Y_N[585] = 0.945905</text:p>
      <text:p text:style-name="Standard">Frame 0, Y_N[586] = 1.394763</text:p>
      <text:p text:style-name="Standard">Frame 0, Y_N[587] = -1.447229</text:p>
      <text:p text:style-name="Standard">Frame 0, Y_N[588] = 1.566402</text:p>
      <text:p text:style-name="Standard">Frame 0, Y_N[589] = 1.449667</text:p>
      <text:p text:style-name="Standard">Frame 0, Y_N[590] = -1.065446</text:p>
      <text:p text:style-name="Standard">Frame 0, Y_N[591] = 0.887211</text:p>
      <text:p text:style-name="Standard">Frame 0, Y_N[592] = 1.106754</text:p>
      <text:p text:style-name="Standard">Frame 0, Y_N[593] = 1.294369</text:p>
      <text:p text:style-name="Standard">Frame 0, Y_N[594] = 1.423335</text:p>
      <text:p text:style-name="Standard">Frame 0, Y_N[595] = 1.251278</text:p>
      <text:p text:style-name="Standard">Frame 0, Y_N[596] = 1.071320</text:p>
      <text:p text:style-name="Standard">Frame 0, Y_N[597] = 0.606018</text:p>
      <text:p text:style-name="Standard">Frame 0, Y_N[598] = -1.281273</text:p>
      <text:p text:style-name="Standard">Frame 0, Y_N[599] = -1.267696</text:p>
      <text:p text:style-name="Standard">Frame 0, Y_N[600] = -0.479221</text:p>
      <text:p text:style-name="Standard">Frame 0, Y_N[601] = -1.582069</text:p>
      <text:p text:style-name="Standard">Frame 0, Y_N[602] = -0.298859</text:p>
      <text:p text:style-name="Standard">Frame 0, Y_N[603] = -1.830450</text:p>
      <text:p text:style-name="Standard">Frame 0, Y_N[604] = -0.837557</text:p>
      <text:p text:style-name="Standard">Frame 0, Y_N[605] = -0.400364</text:p>
      <text:p text:style-name="Standard">Frame 0, Y_N[606] = -1.500607</text:p>
      <text:p text:style-name="Standard">Frame 0, Y_N[607] = -1.374493</text:p>
      <text:p text:style-name="Standard">Frame 0, Y_N[608] = 1.631058</text:p>
      <text:p text:style-name="Standard">Frame 0, Y_N[609] = -0.539676</text:p>
      <text:p text:style-name="Standard">Frame 0, Y_N[610] = 1.092430</text:p>
      <text:p text:style-name="Standard">Frame 0, Y_N[611] = -1.990684</text:p>
      <text:p text:style-name="Standard">Frame 0, Y_N[612] = 1.048601</text:p>
      <text:p text:style-name="Standard">Frame 0, Y_N[613] = -1.715550</text:p>
      <text:p text:style-name="Standard">Frame 0, Y_N[614] = -1.301767</text:p>
      <text:p text:style-name="Standard">Frame 0, Y_N[615] = -1.362239</text:p>
      <text:p text:style-name="Standard">Frame 0, Y_N[616] = 0.851281</text:p>
      <text:p text:style-name="Standard">Frame 0, Y_N[617] = -1.462367</text:p>
      <text:p text:style-name="Standard">Frame 0, Y_N[618] = 0.726354</text:p>
      <text:p text:style-name="Standard">Frame 0, Y_N[619] = 1.124764</text:p>
      <text:p text:style-name="Standard">Frame 0, Y_N[620] = -1.710126</text:p>
      <text:p text:style-name="Standard">Frame 0, Y_N[621] = 0.524164</text:p>
      <text:p text:style-name="Standard">Frame 0, Y_N[622] = 1.302573</text:p>
      <text:p text:style-name="Standard">Frame 0, Y_N[623] = 1.285879</text:p>
      <text:p text:style-name="Standard">Frame 0, Y_N[624] = -0.844783</text:p>
      <text:p text:style-name="Standard">Frame 0, Y_N[625] = 1.708107</text:p>
      <text:p text:style-name="Standard">Frame 0, Y_N[626] = 0.917712</text:p>
      <text:p text:style-name="Standard">Frame 0, Y_N[627] = 0.539129</text:p>
      <text:p text:style-name="Standard">Frame 0, Y_N[628] = -0.408308</text:p>
      <text:p text:style-name="Standard"><text:soft-page-break/>Frame 0, Y_N[629] = 1.194295</text:p>
      <text:p text:style-name="Standard">Frame 0, Y_N[630] = -0.925324</text:p>
      <text:p text:style-name="Standard">Frame 0, Y_N[631] = -0.725455</text:p>
      <text:p text:style-name="Standard">Frame 0, Y_N[632] = 1.628676</text:p>
      <text:p text:style-name="Standard">Frame 0, Y_N[633] = -1.076917</text:p>
      <text:p text:style-name="Standard">Frame 0, Y_N[634] = 0.913955</text:p>
      <text:p text:style-name="Standard">Frame 0, Y_N[635] = -0.912332</text:p>
      <text:p text:style-name="Standard">Frame 0, Y_N[636] = -1.495193</text:p>
      <text:p text:style-name="Standard">Frame 0, Y_N[637] = -0.682810</text:p>
      <text:p text:style-name="Standard">Frame 0, Y_N[638] = -0.851531</text:p>
      <text:p text:style-name="Standard">Frame 0, Y_N[639] = -0.815758</text:p>
      <text:p text:style-name="Standard">Frame 0, Y_N[640] = 0.318888</text:p>
      <text:p text:style-name="Standard">Frame 0, Y_N[641] = -0.124095</text:p>
      <text:p text:style-name="Standard">Frame 0, Y_N[642] = -1.469858</text:p>
      <text:p text:style-name="Standard">Frame 0, Y_N[643] = 0.452164</text:p>
      <text:p text:style-name="Standard">Frame 0, Y_N[644] = 0.813437</text:p>
      <text:p text:style-name="Standard">Frame 0, Y_N[645] = 1.245640</text:p>
      <text:p text:style-name="Standard">Frame 0, Y_N[646] = 1.797357</text:p>
      <text:p text:style-name="Standard">Frame 0, Y_N[647] = -0.270433</text:p>
      <text:p text:style-name="Standard">Decoder input Y_N[0] = 13.4413</text:p>
      <text:p text:style-name="Standard">Decoder input Y_N[1] = 8.91765</text:p>
      <text:p text:style-name="Standard">Decoder input Y_N[2] = 15.9814</text:p>
      <text:p text:style-name="Standard">Decoder input Y_N[3] = 11.8012</text:p>
      <text:p text:style-name="Standard">Decoder input Y_N[4] = 8.95018</text:p>
      <text:p text:style-name="Standard">Decoder input Y_N[5] = 9.37588</text:p>
      <text:p text:style-name="Standard">Decoder input Y_N[6] = 8.17984</text:p>
      <text:p text:style-name="Standard">Decoder input Y_N[7] = 13.8206</text:p>
      <text:p text:style-name="Standard">Decoder input Y_N[8] = 6.0868</text:p>
      <text:p text:style-name="Standard">Decoder input Y_N[9] = 4.3543</text:p>
      <text:p text:style-name="Standard">Decoder input Y_N[10] = 10.559</text:p>
      <text:p text:style-name="Standard">Decoder input Y_N[11] = 12.3621</text:p>
      <text:p text:style-name="Standard">Decoder input Y_N[12] = 14.3283</text:p>
      <text:p text:style-name="Standard">Decoder input Y_N[13] = 15.6062</text:p>
      <text:p text:style-name="Standard">Decoder input Y_N[14] = 0.682553</text:p>
      <text:p text:style-name="Standard">Decoder input Y_N[15] = 16.513</text:p>
      <text:p text:style-name="Standard">Decoder input Y_N[16] = 6.58158</text:p>
      <text:p text:style-name="Standard">Decoder input Y_N[17] = 7.19429</text:p>
      <text:p text:style-name="Standard">Decoder input Y_N[18] = 3.75678</text:p>
      <text:p text:style-name="Standard">Decoder input Y_N[19] = 12.4718</text:p>
      <text:p text:style-name="Standard">Decoder input Y_N[20] = 8.72369</text:p>
      <text:p text:style-name="Standard">Decoder input Y_N[21] = 17.9424</text:p>
      <text:p text:style-name="Standard">Decoder input Y_N[22] = 13.2029</text:p>
      <text:p text:style-name="Standard">Decoder input Y_N[23] = 19.9439</text:p>
      <text:p text:style-name="Standard">Decoder input Y_N[24] = 10.9912</text:p>
      <text:p text:style-name="Standard">Decoder input Y_N[25] = 5.9119</text:p>
      <text:p text:style-name="Standard">Decoder input Y_N[26] = 20.459</text:p>
      <text:p text:style-name="Standard">Decoder input Y_N[27] = 10.7056</text:p>
      <text:p text:style-name="Standard">Decoder input Y_N[28] = 8.07181</text:p>
      <text:p text:style-name="Standard">Decoder input Y_N[29] = 9.31518</text:p>
      <text:p text:style-name="Standard">Decoder input Y_N[30] = 9.78156</text:p>
      <text:p text:style-name="Standard">Decoder input Y_N[31] = 12.7641</text:p>
      <text:p text:style-name="Standard">Decoder input Y_N[32] = 9.48055</text:p>
      <text:p text:style-name="Standard"><text:soft-page-break/>Decoder input Y_N[33] = 11.2297</text:p>
      <text:p text:style-name="Standard">Decoder input Y_N[34] = 11.5062</text:p>
      <text:p text:style-name="Standard">Decoder input Y_N[35] = 16.8752</text:p>
      <text:p text:style-name="Standard">Decoder input Y_N[36] = 3.75531</text:p>
      <text:p text:style-name="Standard">Decoder input Y_N[37] = 6.1206</text:p>
      <text:p text:style-name="Standard">Decoder input Y_N[38] = 14.8792</text:p>
      <text:p text:style-name="Standard">Decoder input Y_N[39] = 10.863</text:p>
      <text:p text:style-name="Standard">Decoder input Y_N[40] = 14.6186</text:p>
      <text:p text:style-name="Standard">Decoder input Y_N[41] = 10.832</text:p>
      <text:p text:style-name="Standard">Decoder input Y_N[42] = 9.41516</text:p>
      <text:p text:style-name="Standard">Decoder input Y_N[43] = 12.3881</text:p>
      <text:p text:style-name="Standard">Decoder input Y_N[44] = 16.7047</text:p>
      <text:p text:style-name="Standard">Decoder input Y_N[45] = 7.2262</text:p>
      <text:p text:style-name="Standard">Decoder input Y_N[46] = 16.3448</text:p>
      <text:p text:style-name="Standard">Decoder input Y_N[47] = 12.3637</text:p>
      <text:p text:style-name="Standard">Decoder input Y_N[48] = 5.69568</text:p>
      <text:p text:style-name="Standard">Decoder input Y_N[49] = 11.618</text:p>
      <text:p text:style-name="Standard">Decoder input Y_N[50] = 12.3044</text:p>
      <text:p text:style-name="Standard">Decoder input Y_N[51] = 19.1247</text:p>
      <text:p text:style-name="Standard">Decoder input Y_N[52] = 10.7078</text:p>
      <text:p text:style-name="Standard">Decoder input Y_N[53] = 13.229</text:p>
      <text:p text:style-name="Standard">Decoder input Y_N[54] = 4.4121</text:p>
      <text:p text:style-name="Standard">Decoder input Y_N[55] = 14.9176</text:p>
      <text:p text:style-name="Standard">Decoder input Y_N[56] = 13.9612</text:p>
      <text:p text:style-name="Standard">Decoder input Y_N[57] = 17.739</text:p>
      <text:p text:style-name="Standard">Decoder input Y_N[58] = 9.21532</text:p>
      <text:p text:style-name="Standard">Decoder input Y_N[59] = 9.538</text:p>
      <text:p text:style-name="Standard">Decoder input Y_N[60] = 16.6965</text:p>
      <text:p text:style-name="Standard">Decoder input Y_N[61] = 13.1127</text:p>
      <text:p text:style-name="Standard">Decoder input Y_N[62] = 10.2367</text:p>
      <text:p text:style-name="Standard">Decoder input Y_N[63] = 13.8488</text:p>
      <text:p text:style-name="Standard">Decoder input Y_N[64] = 7.48642</text:p>
      <text:p text:style-name="Standard">Decoder input Y_N[65] = 12.869</text:p>
      <text:p text:style-name="Standard">Decoder input Y_N[66] = 11.0998</text:p>
      <text:p text:style-name="Standard">Decoder input Y_N[67] = 8.16287</text:p>
      <text:p text:style-name="Standard">Decoder input Y_N[68] = 9.19858</text:p>
      <text:p text:style-name="Standard">Decoder input Y_N[69] = 10.5558</text:p>
      <text:p text:style-name="Standard">Decoder input Y_N[70] = 3.62438</text:p>
      <text:p text:style-name="Standard">Decoder input Y_N[71] = 5.30236</text:p>
      <text:p text:style-name="Standard">Decoder input Y_N[72] = 15.325</text:p>
      <text:p text:style-name="Standard">Decoder input Y_N[73] = 14.232</text:p>
      <text:p text:style-name="Standard">Decoder input Y_N[74] = 3.24687</text:p>
      <text:p text:style-name="Standard">Decoder input Y_N[75] = 10.9256</text:p>
      <text:p text:style-name="Standard">Decoder input Y_N[76] = 15.253</text:p>
      <text:p text:style-name="Standard">Decoder input Y_N[77] = 8.38829</text:p>
      <text:p text:style-name="Standard">Decoder input Y_N[78] = 14.0194</text:p>
      <text:p text:style-name="Standard">Decoder input Y_N[79] = 8.7479</text:p>
      <text:p text:style-name="Standard">Decoder input Y_N[80] = 8.447</text:p>
      <text:p text:style-name="Standard">Decoder input Y_N[81] = 11.5188</text:p>
      <text:p text:style-name="Standard">Decoder input Y_N[82] = 13.3925</text:p>
      <text:p text:style-name="Standard">Decoder input Y_N[83] = 15.3501</text:p>
      <text:p text:style-name="Standard">Decoder input Y_N[84] = 10.2644</text:p>
      <text:p text:style-name="Standard"><text:soft-page-break/>Decoder input Y_N[85] = 4.69212</text:p>
      <text:p text:style-name="Standard">Decoder input Y_N[86] = 11.9237</text:p>
      <text:p text:style-name="Standard">Decoder input Y_N[87] = 9.90982</text:p>
      <text:p text:style-name="Standard">Decoder input Y_N[88] = 11.5708</text:p>
      <text:p text:style-name="Standard">Decoder input Y_N[89] = 14.7068</text:p>
      <text:p text:style-name="Standard">Decoder input Y_N[90] = 10.477</text:p>
      <text:p text:style-name="Standard">Decoder input Y_N[91] = 16.5608</text:p>
      <text:p text:style-name="Standard">Decoder input Y_N[92] = 14.3298</text:p>
      <text:p text:style-name="Standard">Decoder input Y_N[93] = 9.05836</text:p>
      <text:p text:style-name="Standard">Decoder input Y_N[94] = 12.7881</text:p>
      <text:p text:style-name="Standard">Decoder input Y_N[95] = 7.04105</text:p>
      <text:p text:style-name="Standard">Decoder input Y_N[96] = 11.4416</text:p>
      <text:p text:style-name="Standard">Decoder input Y_N[97] = 5.68831</text:p>
      <text:p text:style-name="Standard">Decoder input Y_N[98] = 8.91414</text:p>
      <text:p text:style-name="Standard">Decoder input Y_N[99] = 13.2269</text:p>
      <text:p text:style-name="Standard">Decoder input Y_N[100] = 6.96334</text:p>
      <text:p text:style-name="Standard">Decoder input Y_N[101] = 15.3909</text:p>
      <text:p text:style-name="Standard">Decoder input Y_N[102] = 9.03702</text:p>
      <text:p text:style-name="Standard">Decoder input Y_N[103] = 9.86093</text:p>
      <text:p text:style-name="Standard">Decoder input Y_N[104] = 5.31764</text:p>
      <text:p text:style-name="Standard">Decoder input Y_N[105] = 10.2386</text:p>
      <text:p text:style-name="Standard">Decoder input Y_N[106] = 16.607</text:p>
      <text:p text:style-name="Standard">Decoder input Y_N[107] = 16.2294</text:p>
      <text:p text:style-name="Standard">Decoder input Y_N[108] = 8.3639</text:p>
      <text:p text:style-name="Standard">Decoder input Y_N[109] = 15.6158</text:p>
      <text:p text:style-name="Standard">Decoder input Y_N[110] = 17.7527</text:p>
      <text:p text:style-name="Standard">Decoder input Y_N[111] = 7.38722</text:p>
      <text:p text:style-name="Standard">Decoder input Y_N[112] = 12.069</text:p>
      <text:p text:style-name="Standard">Decoder input Y_N[113] = 12.3054</text:p>
      <text:p text:style-name="Standard">Decoder input Y_N[114] = 8.06769</text:p>
      <text:p text:style-name="Standard">Decoder input Y_N[115] = 12.5044</text:p>
      <text:p text:style-name="Standard">Decoder input Y_N[116] = 12.319</text:p>
      <text:p text:style-name="Standard">Decoder input Y_N[117] = 14.4671</text:p>
      <text:p text:style-name="Standard">Decoder input Y_N[118] = 13.7925</text:p>
      <text:p text:style-name="Standard">Decoder input Y_N[119] = 8.29329</text:p>
      <text:p text:style-name="Standard">Decoder input Y_N[120] = 17.5535</text:p>
      <text:p text:style-name="Standard">Decoder input Y_N[121] = 14.7738</text:p>
      <text:p text:style-name="Standard">Decoder input Y_N[122] = 11.9579</text:p>
      <text:p text:style-name="Standard">Decoder input Y_N[123] = 15.0743</text:p>
      <text:p text:style-name="Standard">Decoder input Y_N[124] = 10.784</text:p>
      <text:p text:style-name="Standard">Decoder input Y_N[125] = 6.3153</text:p>
      <text:p text:style-name="Standard">Decoder input Y_N[126] = 10.6588</text:p>
      <text:p text:style-name="Standard">Decoder input Y_N[127] = 3.22183</text:p>
      <text:p text:style-name="Standard">Decoder input Y_N[128] = 1.17247</text:p>
      <text:p text:style-name="Standard">Decoder input Y_N[129] = 12.5468</text:p>
      <text:p text:style-name="Standard">Decoder input Y_N[130] = 3.25931</text:p>
      <text:p text:style-name="Standard">Decoder input Y_N[131] = 5.0851</text:p>
      <text:p text:style-name="Standard">Decoder input Y_N[132] = 4.00365</text:p>
      <text:p text:style-name="Standard">Decoder input Y_N[133] = 9.14872</text:p>
      <text:p text:style-name="Standard">Decoder input Y_N[134] = 11.7152</text:p>
      <text:p text:style-name="Standard">Decoder input Y_N[135] = 13.3727</text:p>
      <text:p text:style-name="Standard">Decoder input Y_N[136] = 6.78392</text:p>
      <text:p text:style-name="Standard"><text:soft-page-break/>Decoder input Y_N[137] = 6.00697</text:p>
      <text:p text:style-name="Standard">Decoder input Y_N[138] = 5.18705</text:p>
      <text:p text:style-name="Standard">Decoder input Y_N[139] = 5.60919</text:p>
      <text:p text:style-name="Standard">Decoder input Y_N[140] = 15.4442</text:p>
      <text:p text:style-name="Standard">Decoder input Y_N[141] = 6.97628</text:p>
      <text:p text:style-name="Standard">Decoder input Y_N[142] = 5.89963</text:p>
      <text:p text:style-name="Standard">Decoder input Y_N[143] = 8.53248</text:p>
      <text:p text:style-name="Standard">Decoder input Y_N[144] = 3.91384</text:p>
      <text:p text:style-name="Standard">Decoder input Y_N[145] = 15.9945</text:p>
      <text:p text:style-name="Standard">Decoder input Y_N[146] = 8.15448</text:p>
      <text:p text:style-name="Standard">Decoder input Y_N[147] = 9.18648</text:p>
      <text:p text:style-name="Standard">Decoder input Y_N[148] = 13.8168</text:p>
      <text:p text:style-name="Standard">Decoder input Y_N[149] = 6.23338</text:p>
      <text:p text:style-name="Standard">Decoder input Y_N[150] = 16.2901</text:p>
      <text:p text:style-name="Standard">Decoder input Y_N[151] = 11.7236</text:p>
      <text:p text:style-name="Standard">Decoder input Y_N[152] = 6.80797</text:p>
      <text:p text:style-name="Standard">Decoder input Y_N[153] = 6.75547</text:p>
      <text:p text:style-name="Standard">Decoder input Y_N[154] = 13.0334</text:p>
      <text:p text:style-name="Standard">Decoder input Y_N[155] = 14.17</text:p>
      <text:p text:style-name="Standard">Decoder input Y_N[156] = 11.4719</text:p>
      <text:p text:style-name="Standard">Decoder input Y_N[157] = 11.5889</text:p>
      <text:p text:style-name="Standard">Decoder input Y_N[158] = 12.6327</text:p>
      <text:p text:style-name="Standard">Decoder input Y_N[159] = 11.2745</text:p>
      <text:p text:style-name="Standard">Decoder input Y_N[160] = 14.8674</text:p>
      <text:p text:style-name="Standard">Decoder input Y_N[161] = 8.46705</text:p>
      <text:p text:style-name="Standard">Decoder input Y_N[162] = 2.72288</text:p>
      <text:p text:style-name="Standard">Decoder input Y_N[163] = 11.3964</text:p>
      <text:p text:style-name="Standard">Decoder input Y_N[164] = 13.0502</text:p>
      <text:p text:style-name="Standard">Decoder input Y_N[165] = 8.67472</text:p>
      <text:p text:style-name="Standard">Decoder input Y_N[166] = 4.94964</text:p>
      <text:p text:style-name="Standard">Decoder input Y_N[167] = 12.7064</text:p>
      <text:p text:style-name="Standard">Decoder input Y_N[168] = 15.2027</text:p>
      <text:p text:style-name="Standard">Decoder input Y_N[169] = 10.2993</text:p>
      <text:p text:style-name="Standard">Decoder input Y_N[170] = 12.3301</text:p>
      <text:p text:style-name="Standard">Decoder input Y_N[171] = 12.2989</text:p>
      <text:p text:style-name="Standard">Decoder input Y_N[172] = 15.752</text:p>
      <text:p text:style-name="Standard">Decoder input Y_N[173] = 11.811</text:p>
      <text:p text:style-name="Standard">Decoder input Y_N[174] = 3.63557</text:p>
      <text:p text:style-name="Standard">Decoder input Y_N[175] = 10.859</text:p>
      <text:p text:style-name="Standard">Decoder input Y_N[176] = 3.57009</text:p>
      <text:p text:style-name="Standard">Decoder input Y_N[177] = 9.15959</text:p>
      <text:p text:style-name="Standard">Decoder input Y_N[178] = 12.2939</text:p>
      <text:p text:style-name="Standard">Decoder input Y_N[179] = 12.22</text:p>
      <text:p text:style-name="Standard">Decoder input Y_N[180] = 12.5915</text:p>
      <text:p text:style-name="Standard">Decoder input Y_N[181] = 12.2877</text:p>
      <text:p text:style-name="Standard">Decoder input Y_N[182] = 12.4678</text:p>
      <text:p text:style-name="Standard">Decoder input Y_N[183] = 16.4375</text:p>
      <text:p text:style-name="Standard">Decoder input Y_N[184] = 2.9079</text:p>
      <text:p text:style-name="Standard">Decoder input Y_N[185] = 11.6123</text:p>
      <text:p text:style-name="Standard">Decoder input Y_N[186] = 10.1632</text:p>
      <text:p text:style-name="Standard">Decoder input Y_N[187] = 11.4628</text:p>
      <text:p text:style-name="Standard">Decoder input Y_N[188] = 10.1373</text:p>
      <text:p text:style-name="Standard"><text:soft-page-break/>Decoder input Y_N[189] = 11.8292</text:p>
      <text:p text:style-name="Standard">Decoder input Y_N[190] = 9.59088</text:p>
      <text:p text:style-name="Standard">Decoder input Y_N[191] = 15.0734</text:p>
      <text:p text:style-name="Standard">Decoder input Y_N[192] = 5.10505</text:p>
      <text:p text:style-name="Standard">Decoder input Y_N[193] = 6.61566</text:p>
      <text:p text:style-name="Standard">Decoder input Y_N[194] = 16.1961</text:p>
      <text:p text:style-name="Standard">Decoder input Y_N[195] = 18.2003</text:p>
      <text:p text:style-name="Standard">Decoder input Y_N[196] = 4.39886</text:p>
      <text:p text:style-name="Standard">Decoder input Y_N[197] = 5.27854</text:p>
      <text:p text:style-name="Standard">Decoder input Y_N[198] = 4.24029</text:p>
      <text:p text:style-name="Standard">Decoder input Y_N[199] = 1.48649</text:p>
      <text:p text:style-name="Standard">Decoder input Y_N[200] = 6.4742</text:p>
      <text:p text:style-name="Standard">Decoder input Y_N[201] = 16.2142</text:p>
      <text:p text:style-name="Standard">Decoder input Y_N[202] = 7.94082</text:p>
      <text:p text:style-name="Standard">Decoder input Y_N[203] = 9.35015</text:p>
      <text:p text:style-name="Standard">Decoder input Y_N[204] = 11.8052</text:p>
      <text:p text:style-name="Standard">Decoder input Y_N[205] = 15.2622</text:p>
      <text:p text:style-name="Standard">Decoder input Y_N[206] = 15.4138</text:p>
      <text:p text:style-name="Standard">Decoder input Y_N[207] = 10.8323</text:p>
      <text:p text:style-name="Standard">Decoder input Y_N[208] = 11.54</text:p>
      <text:p text:style-name="Standard">Decoder input Y_N[209] = 9.02351</text:p>
      <text:p text:style-name="Standard">Decoder input Y_N[210] = 0.216155</text:p>
      <text:p text:style-name="Standard">Decoder input Y_N[211] = 11.5153</text:p>
      <text:p text:style-name="Standard">Decoder input Y_N[212] = 7.51389</text:p>
      <text:p text:style-name="Standard">Decoder input Y_N[213] = 6.73297</text:p>
      <text:p text:style-name="Standard">Decoder input Y_N[214] = 9.40998</text:p>
      <text:p text:style-name="Standard">Decoder input Y_N[215] = 3.75999</text:p>
      <text:p text:style-name="Standard">Decoder input Y_N[216] = 16.2213</text:p>
      <text:p text:style-name="Standard">Decoder input Y_N[217] = 4.77644</text:p>
      <text:p text:style-name="Standard">Decoder input Y_N[218] = 11.025</text:p>
      <text:p text:style-name="Standard">Decoder input Y_N[219] = 15.5349</text:p>
      <text:p text:style-name="Standard">Decoder input Y_N[220] = 14.9361</text:p>
      <text:p text:style-name="Standard">Decoder input Y_N[221] = 17.5637</text:p>
      <text:p text:style-name="Standard">Decoder input Y_N[222] = 8.79094</text:p>
      <text:p text:style-name="Standard">Decoder input Y_N[223] = 26.6505</text:p>
      <text:p text:style-name="Standard">Decoder input Y_N[224] = 4.73548</text:p>
      <text:p text:style-name="Standard">Decoder input Y_N[225] = 6.16273</text:p>
      <text:p text:style-name="Standard">Decoder input Y_N[226] = 10.4052</text:p>
      <text:p text:style-name="Standard">Decoder input Y_N[227] = 9.56897</text:p>
      <text:p text:style-name="Standard">Decoder input Y_N[228] = 4.60864</text:p>
      <text:p text:style-name="Standard">Decoder input Y_N[229] = 7.97365</text:p>
      <text:p text:style-name="Standard">Decoder input Y_N[230] = 11.8451</text:p>
      <text:p text:style-name="Standard">Decoder input Y_N[231] = 6.95576</text:p>
      <text:p text:style-name="Standard">Decoder input Y_N[232] = 6.87003</text:p>
      <text:p text:style-name="Standard">Decoder input Y_N[233] = 10.885</text:p>
      <text:p text:style-name="Standard">Decoder input Y_N[234] = 13.6179</text:p>
      <text:p text:style-name="Standard">Decoder input Y_N[235] = 4.09075</text:p>
      <text:p text:style-name="Standard">Decoder input Y_N[236] = 17.5699</text:p>
      <text:p text:style-name="Standard">Decoder input Y_N[237] = 14.4823</text:p>
      <text:p text:style-name="Standard">Decoder input Y_N[238] = 8.84459</text:p>
      <text:p text:style-name="Standard">Decoder input Y_N[239] = 10.9433</text:p>
      <text:p text:style-name="Standard">Decoder input Y_N[240] = 5.86266</text:p>
      <text:p text:style-name="Standard"><text:soft-page-break/>Decoder input Y_N[241] = 8.6754</text:p>
      <text:p text:style-name="Standard">Decoder input Y_N[242] = 15.3345</text:p>
      <text:p text:style-name="Standard">Decoder input Y_N[243] = 19.893</text:p>
      <text:p text:style-name="Standard">Decoder input Y_N[244] = 10.3391</text:p>
      <text:p text:style-name="Standard">Decoder input Y_N[245] = 10.8386</text:p>
      <text:p text:style-name="Standard">Decoder input Y_N[246] = 7.37144</text:p>
      <text:p text:style-name="Standard">Decoder input Y_N[247] = 13.7336</text:p>
      <text:p text:style-name="Standard">Decoder input Y_N[248] = 8.2586</text:p>
      <text:p text:style-name="Standard">Decoder input Y_N[249] = 18.6132</text:p>
      <text:p text:style-name="Standard">Decoder input Y_N[250] = 13.047</text:p>
      <text:p text:style-name="Standard">Decoder input Y_N[251] = 15.606</text:p>
      <text:p text:style-name="Standard">Decoder input Y_N[252] = 11.5588</text:p>
      <text:p text:style-name="Standard">Decoder input Y_N[253] = 8.73709</text:p>
      <text:p text:style-name="Standard">Decoder input Y_N[254] = 6.18979</text:p>
      <text:p text:style-name="Standard">Decoder input Y_N[255] = 6.96168</text:p>
      <text:p text:style-name="Standard">Decoder input Y_N[256] = 8.30904</text:p>
      <text:p text:style-name="Standard">Decoder input Y_N[257] = 8.3825</text:p>
      <text:p text:style-name="Standard">Decoder input Y_N[258] = 13.4798</text:p>
      <text:p text:style-name="Standard">Decoder input Y_N[259] = 6.993</text:p>
      <text:p text:style-name="Standard">Decoder input Y_N[260] = 8.83695</text:p>
      <text:p text:style-name="Standard">Decoder input Y_N[261] = 13.274</text:p>
      <text:p text:style-name="Standard">Decoder input Y_N[262] = 10.0364</text:p>
      <text:p text:style-name="Standard">Decoder input Y_N[263] = 9.99462</text:p>
      <text:p text:style-name="Standard">Decoder input Y_N[264] = 8.41486</text:p>
      <text:p text:style-name="Standard">Decoder input Y_N[265] = 8.13279</text:p>
      <text:p text:style-name="Standard">Decoder input Y_N[266] = 4.74015</text:p>
      <text:p text:style-name="Standard">Decoder input Y_N[267] = 11.433</text:p>
      <text:p text:style-name="Standard">Decoder input Y_N[268] = 13.2473</text:p>
      <text:p text:style-name="Standard">Decoder input Y_N[269] = 8.46663</text:p>
      <text:p text:style-name="Standard">Decoder input Y_N[270] = 15.5364</text:p>
      <text:p text:style-name="Standard">Decoder input Y_N[271] = 8.00834</text:p>
      <text:p text:style-name="Standard">Decoder input Y_N[272] = 12.8299</text:p>
      <text:p text:style-name="Standard">Decoder input Y_N[273] = 12.6885</text:p>
      <text:p text:style-name="Standard">Decoder input Y_N[274] = 10.5715</text:p>
      <text:p text:style-name="Standard">Decoder input Y_N[275] = 9.46847</text:p>
      <text:p text:style-name="Standard">Decoder input Y_N[276] = 0.173465</text:p>
      <text:p text:style-name="Standard">Decoder input Y_N[277] = 8.03514</text:p>
      <text:p text:style-name="Standard">Decoder input Y_N[278] = 8.81547</text:p>
      <text:p text:style-name="Standard">Decoder input Y_N[279] = 7.23458</text:p>
      <text:p text:style-name="Standard">Decoder input Y_N[280] = 12.3651</text:p>
      <text:p text:style-name="Standard">Decoder input Y_N[281] = 8.57622</text:p>
      <text:p text:style-name="Standard">Decoder input Y_N[282] = 17.8429</text:p>
      <text:p text:style-name="Standard">Decoder input Y_N[283] = 12.3988</text:p>
      <text:p text:style-name="Standard">Decoder input Y_N[284] = 9.87751</text:p>
      <text:p text:style-name="Standard">Decoder input Y_N[285] = 8.28058</text:p>
      <text:p text:style-name="Standard">Decoder input Y_N[286] = 14.9645</text:p>
      <text:p text:style-name="Standard">Decoder input Y_N[287] = 18.4668</text:p>
      <text:p text:style-name="Standard">Decoder input Y_N[288] = 6.32155</text:p>
      <text:p text:style-name="Standard">Decoder input Y_N[289] = 17.5806</text:p>
      <text:p text:style-name="Standard">Decoder input Y_N[290] = 9.01244</text:p>
      <text:p text:style-name="Standard">Decoder input Y_N[291] = 8.75884</text:p>
      <text:p text:style-name="Standard">Decoder input Y_N[292] = 13.6586</text:p>
      <text:p text:style-name="Standard"><text:soft-page-break/>Decoder input Y_N[293] = 11.1439</text:p>
      <text:p text:style-name="Standard">Decoder input Y_N[294] = 13.3218</text:p>
      <text:p text:style-name="Standard">Decoder input Y_N[295] = 13.1218</text:p>
      <text:p text:style-name="Standard">Decoder input Y_N[296] = 17.4655</text:p>
      <text:p text:style-name="Standard">Decoder input Y_N[297] = 16.243</text:p>
      <text:p text:style-name="Standard">Decoder input Y_N[298] = 12.5149</text:p>
      <text:p text:style-name="Standard">Decoder input Y_N[299] = 11.4498</text:p>
      <text:p text:style-name="Standard">Decoder input Y_N[300] = 3.82823</text:p>
      <text:p text:style-name="Standard">Decoder input Y_N[301] = 6.59801</text:p>
      <text:p text:style-name="Standard">Decoder input Y_N[302] = 9.86377</text:p>
      <text:p text:style-name="Standard">Decoder input Y_N[303] = 9.38866</text:p>
      <text:p text:style-name="Standard">Decoder input Y_N[304] = 9.20933</text:p>
      <text:p text:style-name="Standard">Decoder input Y_N[305] = 9.52411</text:p>
      <text:p text:style-name="Standard">Decoder input Y_N[306] = 12.0289</text:p>
      <text:p text:style-name="Standard">Decoder input Y_N[307] = 12.4878</text:p>
      <text:p text:style-name="Standard">Decoder input Y_N[308] = 13.8918</text:p>
      <text:p text:style-name="Standard">Decoder input Y_N[309] = 6.21474</text:p>
      <text:p text:style-name="Standard">Decoder input Y_N[310] = 14.71</text:p>
      <text:p text:style-name="Standard">Decoder input Y_N[311] = 18.7329</text:p>
      <text:p text:style-name="Standard">Decoder input Y_N[312] = 9.8477</text:p>
      <text:p text:style-name="Standard">Decoder input Y_N[313] = 15.8646</text:p>
      <text:p text:style-name="Standard">Decoder input Y_N[314] = 9.28642</text:p>
      <text:p text:style-name="Standard">Decoder input Y_N[315] = 6.26541</text:p>
      <text:p text:style-name="Standard">Decoder input Y_N[316] = 13.669</text:p>
      <text:p text:style-name="Standard">Decoder input Y_N[317] = 15.491</text:p>
      <text:p text:style-name="Standard">Decoder input Y_N[318] = 16.3313</text:p>
      <text:p text:style-name="Standard">Decoder input Y_N[319] = 11.5794</text:p>
      <text:p text:style-name="Standard">Decoder input Y_N[320] = 11.2619</text:p>
      <text:p text:style-name="Standard">Decoder input Y_N[321] = 7.64764</text:p>
      <text:p text:style-name="Standard">Decoder input Y_N[322] = 13.5566</text:p>
      <text:p text:style-name="Standard">Decoder input Y_N[323] = 9.54178</text:p>
      <text:p text:style-name="Standard">Decoder input Y_N[324] = 11.7319</text:p>
      <text:p text:style-name="Standard">Decoder input Y_N[325] = 17.3142</text:p>
      <text:p text:style-name="Standard">Decoder input Y_N[326] = 10.0664</text:p>
      <text:p text:style-name="Standard">Decoder input Y_N[327] = 9.08156</text:p>
      <text:p text:style-name="Standard">Decoder input Y_N[328] = 13.0978</text:p>
      <text:p text:style-name="Standard">Decoder input Y_N[329] = 14.7197</text:p>
      <text:p text:style-name="Standard">Decoder input Y_N[330] = -1.22083</text:p>
      <text:p text:style-name="Standard">Decoder input Y_N[331] = 9.53506</text:p>
      <text:p text:style-name="Standard">Decoder input Y_N[332] = 9.65169</text:p>
      <text:p text:style-name="Standard">Decoder input Y_N[333] = 14.0355</text:p>
      <text:p text:style-name="Standard">Decoder input Y_N[334] = 10.7094</text:p>
      <text:p text:style-name="Standard">Decoder input Y_N[335] = 3.49255</text:p>
      <text:p text:style-name="Standard">Decoder input Y_N[336] = 8.8295</text:p>
      <text:p text:style-name="Standard">Decoder input Y_N[337] = 12.354</text:p>
      <text:p text:style-name="Standard">Decoder input Y_N[338] = 2.489</text:p>
      <text:p text:style-name="Standard">Decoder input Y_N[339] = 19.0895</text:p>
      <text:p text:style-name="Standard">Decoder input Y_N[340] = 5.17549</text:p>
      <text:p text:style-name="Standard">Decoder input Y_N[341] = 2.77122</text:p>
      <text:p text:style-name="Standard">Decoder input Y_N[342] = 10.377</text:p>
      <text:p text:style-name="Standard">Decoder input Y_N[343] = 8.76984</text:p>
      <text:p text:style-name="Standard">Decoder input Y_N[344] = 17.2277</text:p>
      <text:p text:style-name="Standard"><text:soft-page-break/>Decoder input Y_N[345] = 7.47967</text:p>
      <text:p text:style-name="Standard">Decoder input Y_N[346] = 12.5103</text:p>
      <text:p text:style-name="Standard">Decoder input Y_N[347] = 9.18291</text:p>
      <text:p text:style-name="Standard">Decoder input Y_N[348] = 10.9278</text:p>
      <text:p text:style-name="Standard">Decoder input Y_N[349] = 10.3448</text:p>
      <text:p text:style-name="Standard">Decoder input Y_N[350] = 7.75354</text:p>
      <text:p text:style-name="Standard">Decoder input Y_N[351] = 12.9912</text:p>
      <text:p text:style-name="Standard">Decoder input Y_N[352] = 13.5585</text:p>
      <text:p text:style-name="Standard">Decoder input Y_N[353] = 13.74</text:p>
      <text:p text:style-name="Standard">Decoder input Y_N[354] = 14.2156</text:p>
      <text:p text:style-name="Standard">Decoder input Y_N[355] = 19.7989</text:p>
      <text:p text:style-name="Standard">Decoder input Y_N[356] = 0.99506</text:p>
      <text:p text:style-name="Standard">Decoder input Y_N[357] = 15.7713</text:p>
      <text:p text:style-name="Standard">Decoder input Y_N[358] = 10.4233</text:p>
      <text:p text:style-name="Standard">Decoder input Y_N[359] = 12.4785</text:p>
      <text:p text:style-name="Standard">Decoder input Y_N[360] = 15.6207</text:p>
      <text:p text:style-name="Standard">Decoder input Y_N[361] = 11.5341</text:p>
      <text:p text:style-name="Standard">Decoder input Y_N[362] = 10.3509</text:p>
      <text:p text:style-name="Standard">Decoder input Y_N[363] = 20.6235</text:p>
      <text:p text:style-name="Standard">Decoder input Y_N[364] = 16.6151</text:p>
      <text:p text:style-name="Standard">Decoder input Y_N[365] = 11.6427</text:p>
      <text:p text:style-name="Standard">Decoder input Y_N[366] = 14.071</text:p>
      <text:p text:style-name="Standard">Decoder input Y_N[367] = 16.9563</text:p>
      <text:p text:style-name="Standard">Decoder input Y_N[368] = 7.35625</text:p>
      <text:p text:style-name="Standard">Decoder input Y_N[369] = 8.50097</text:p>
      <text:p text:style-name="Standard">Decoder input Y_N[370] = 4.86408</text:p>
      <text:p text:style-name="Standard">Decoder input Y_N[371] = 14.5131</text:p>
      <text:p text:style-name="Standard">Decoder input Y_N[372] = 17.2982</text:p>
      <text:p text:style-name="Standard">Decoder input Y_N[373] = 9.30781</text:p>
      <text:p text:style-name="Standard">Decoder input Y_N[374] = 4.37977</text:p>
      <text:p text:style-name="Standard">Decoder input Y_N[375] = 11.6352</text:p>
      <text:p text:style-name="Standard">Decoder input Y_N[376] = 17.6563</text:p>
      <text:p text:style-name="Standard">Decoder input Y_N[377] = 18.1889</text:p>
      <text:p text:style-name="Standard">Decoder input Y_N[378] = 6.21584</text:p>
      <text:p text:style-name="Standard">Decoder input Y_N[379] = 9.02926</text:p>
      <text:p text:style-name="Standard">Decoder input Y_N[380] = 4.05116</text:p>
      <text:p text:style-name="Standard">Decoder input Y_N[381] = 14.1776</text:p>
      <text:p text:style-name="Standard">Decoder input Y_N[382] = -1.72357</text:p>
      <text:p text:style-name="Standard">Decoder input Y_N[383] = 12.678</text:p>
      <text:p text:style-name="Standard">Decoder input Y_N[384] = 2.49847</text:p>
      <text:p text:style-name="Standard">Decoder input Y_N[385] = 6.25051</text:p>
      <text:p text:style-name="Standard">Decoder input Y_N[386] = 2.50662</text:p>
      <text:p text:style-name="Standard">Decoder input Y_N[387] = 2.55437</text:p>
      <text:p text:style-name="Standard">Decoder input Y_N[388] = 11.183</text:p>
      <text:p text:style-name="Standard">Decoder input Y_N[389] = 7.42089</text:p>
      <text:p text:style-name="Standard">Decoder input Y_N[390] = 6.56587</text:p>
      <text:p text:style-name="Standard">Decoder input Y_N[391] = 6.52829</text:p>
      <text:p text:style-name="Standard">Decoder input Y_N[392] = 11.0774</text:p>
      <text:p text:style-name="Standard">Decoder input Y_N[393] = 15.2817</text:p>
      <text:p text:style-name="Standard">Decoder input Y_N[394] = 8.94796</text:p>
      <text:p text:style-name="Standard">Decoder input Y_N[395] = 12.4152</text:p>
      <text:p text:style-name="Standard">Decoder input Y_N[396] = 9.24362</text:p>
      <text:p text:style-name="Standard"><text:soft-page-break/>Decoder input Y_N[397] = 17.0128</text:p>
      <text:p text:style-name="Standard">Decoder input Y_N[398] = 14.8761</text:p>
      <text:p text:style-name="Standard">Decoder input Y_N[399] = 13.0813</text:p>
      <text:p text:style-name="Standard">Decoder input Y_N[400] = 10.4464</text:p>
      <text:p text:style-name="Standard">Decoder input Y_N[401] = 13.7007</text:p>
      <text:p text:style-name="Standard">Decoder input Y_N[402] = 12.4889</text:p>
      <text:p text:style-name="Standard">Decoder input Y_N[403] = 13.857</text:p>
      <text:p text:style-name="Standard">Decoder input Y_N[404] = -0.84598</text:p>
      <text:p text:style-name="Standard">Decoder input Y_N[405] = 5.57933</text:p>
      <text:p text:style-name="Standard">Decoder input Y_N[406] = 18.1387</text:p>
      <text:p text:style-name="Standard">Decoder input Y_N[407] = 12.5213</text:p>
      <text:p text:style-name="Standard">Decoder input Y_N[408] = 6.62878</text:p>
      <text:p text:style-name="Standard">Decoder input Y_N[409] = 17.2936</text:p>
      <text:p text:style-name="Standard">Decoder input Y_N[410] = 13.7267</text:p>
      <text:p text:style-name="Standard">Decoder input Y_N[411] = 11.8891</text:p>
      <text:p text:style-name="Standard">Decoder input Y_N[412] = 9.34809</text:p>
      <text:p text:style-name="Standard">Decoder input Y_N[413] = 4.10489</text:p>
      <text:p text:style-name="Standard">Decoder input Y_N[414] = 8.8158</text:p>
      <text:p text:style-name="Standard">Decoder input Y_N[415] = 1.70751</text:p>
      <text:p text:style-name="Standard">Decoder input Y_N[416] = 8.75454</text:p>
      <text:p text:style-name="Standard">Decoder input Y_N[417] = 6.09708</text:p>
      <text:p text:style-name="Standard">Decoder input Y_N[418] = 8.87371</text:p>
      <text:p text:style-name="Standard">Decoder input Y_N[419] = 12.2952</text:p>
      <text:p text:style-name="Standard">Decoder input Y_N[420] = 6.71102</text:p>
      <text:p text:style-name="Standard">Decoder input Y_N[421] = 14.2032</text:p>
      <text:p text:style-name="Standard">Decoder input Y_N[422] = 8.1984</text:p>
      <text:p text:style-name="Standard">Decoder input Y_N[423] = 7.27675</text:p>
      <text:p text:style-name="Standard">Decoder input Y_N[424] = 8.54252</text:p>
      <text:p text:style-name="Standard">Decoder input Y_N[425] = 10.656</text:p>
      <text:p text:style-name="Standard">Decoder input Y_N[426] = 15.7927</text:p>
      <text:p text:style-name="Standard">Decoder input Y_N[427] = 12.9555</text:p>
      <text:p text:style-name="Standard">Decoder input Y_N[428] = 12.943</text:p>
      <text:p text:style-name="Standard">Decoder input Y_N[429] = 5.05977</text:p>
      <text:p text:style-name="Standard">Decoder input Y_N[430] = 14.5356</text:p>
      <text:p text:style-name="Standard">Decoder input Y_N[431] = 12.7946</text:p>
      <text:p text:style-name="Standard">Decoder input Y_N[432] = 15.229</text:p>
      <text:p text:style-name="Standard">Decoder input Y_N[433] = 3.8318</text:p>
      <text:p text:style-name="Standard">Decoder input Y_N[434] = 20.6061</text:p>
      <text:p text:style-name="Standard">Decoder input Y_N[435] = 8.50804</text:p>
      <text:p text:style-name="Standard">Decoder input Y_N[436] = 4.11224</text:p>
      <text:p text:style-name="Standard">Decoder input Y_N[437] = 4.63973</text:p>
      <text:p text:style-name="Standard">Decoder input Y_N[438] = 8.71966</text:p>
      <text:p text:style-name="Standard">Decoder input Y_N[439] = 16.0232</text:p>
      <text:p text:style-name="Standard">Decoder input Y_N[440] = 6.98498</text:p>
      <text:p text:style-name="Standard">Decoder input Y_N[441] = 6.63403</text:p>
      <text:p text:style-name="Standard">Decoder input Y_N[442] = 11.8272</text:p>
      <text:p text:style-name="Standard">Decoder input Y_N[443] = 14.0586</text:p>
      <text:p text:style-name="Standard">Decoder input Y_N[444] = 5.25944</text:p>
      <text:p text:style-name="Standard">Decoder input Y_N[445] = 12.5496</text:p>
      <text:p text:style-name="Standard">Decoder input Y_N[446] = 14.7746</text:p>
      <text:p text:style-name="Standard">Decoder input Y_N[447] = 16.4494</text:p>
      <text:p text:style-name="Standard">Decoder input Y_N[448] = 16.7871</text:p>
      <text:p text:style-name="Standard"><text:soft-page-break/>Decoder input Y_N[449] = 12.3825</text:p>
      <text:p text:style-name="Standard">Decoder input Y_N[450] = 9.89799</text:p>
      <text:p text:style-name="Standard">Decoder input Y_N[451] = 2.68663</text:p>
      <text:p text:style-name="Standard">Decoder input Y_N[452] = 6.40033</text:p>
      <text:p text:style-name="Standard">Decoder input Y_N[453] = 8.43701</text:p>
      <text:p text:style-name="Standard">Decoder input Y_N[454] = 6.75504</text:p>
      <text:p text:style-name="Standard">Decoder input Y_N[455] = 20.4334</text:p>
      <text:p text:style-name="Standard">Decoder input Y_N[456] = 10.8053</text:p>
      <text:p text:style-name="Standard">Decoder input Y_N[457] = 9.22552</text:p>
      <text:p text:style-name="Standard">Decoder input Y_N[458] = 21.4145</text:p>
      <text:p text:style-name="Standard">Decoder input Y_N[459] = 16.8686</text:p>
      <text:p text:style-name="Standard">Decoder input Y_N[460] = 13.5228</text:p>
      <text:p text:style-name="Standard">Decoder input Y_N[461] = 6.99888</text:p>
      <text:p text:style-name="Standard">Decoder input Y_N[462] = 6.63091</text:p>
      <text:p text:style-name="Standard">Decoder input Y_N[463] = 7.12467</text:p>
      <text:p text:style-name="Standard">Decoder input Y_N[464] = 11.6379</text:p>
      <text:p text:style-name="Standard">Decoder input Y_N[465] = 12.8466</text:p>
      <text:p text:style-name="Standard">Decoder input Y_N[466] = 5.72164</text:p>
      <text:p text:style-name="Standard">Decoder input Y_N[467] = 3.21654</text:p>
      <text:p text:style-name="Standard">Decoder input Y_N[468] = 9.05904</text:p>
      <text:p text:style-name="Standard">Decoder input Y_N[469] = 12.8958</text:p>
      <text:p text:style-name="Standard">Decoder input Y_N[470] = 18.2373</text:p>
      <text:p text:style-name="Standard">Decoder input Y_N[471] = 11.7593</text:p>
      <text:p text:style-name="Standard">Decoder input Y_N[472] = 10.8474</text:p>
      <text:p text:style-name="Standard">Decoder input Y_N[473] = 11.5177</text:p>
      <text:p text:style-name="Standard">Decoder input Y_N[474] = 6.04761</text:p>
      <text:p text:style-name="Standard">Decoder input Y_N[475] = 8.83506</text:p>
      <text:p text:style-name="Standard">Decoder input Y_N[476] = 23.318</text:p>
      <text:p text:style-name="Standard">Decoder input Y_N[477] = 6.49755</text:p>
      <text:p text:style-name="Standard">Decoder input Y_N[478] = 18.7127</text:p>
      <text:p text:style-name="Standard">Decoder input Y_N[479] = 8.04249</text:p>
      <text:p text:style-name="Standard">Decoder input Y_N[480] = 14.8043</text:p>
      <text:p text:style-name="Standard">Decoder input Y_N[481] = 9.36787</text:p>
      <text:p text:style-name="Standard">Decoder input Y_N[482] = 15.482</text:p>
      <text:p text:style-name="Standard">Decoder input Y_N[483] = 11.6284</text:p>
      <text:p text:style-name="Standard">Decoder input Y_N[484] = 5.57706</text:p>
      <text:p text:style-name="Standard">Decoder input Y_N[485] = 15.7457</text:p>
      <text:p text:style-name="Standard">Decoder input Y_N[486] = 8.91951</text:p>
      <text:p text:style-name="Standard">Decoder input Y_N[487] = 6.73475</text:p>
      <text:p text:style-name="Standard">Decoder input Y_N[488] = 11.8575</text:p>
      <text:p text:style-name="Standard">Decoder input Y_N[489] = 12.9502</text:p>
      <text:p text:style-name="Standard">Decoder input Y_N[490] = 7.43446</text:p>
      <text:p text:style-name="Standard">Decoder input Y_N[491] = 11.7418</text:p>
      <text:p text:style-name="Standard">Decoder input Y_N[492] = 10.373</text:p>
      <text:p text:style-name="Standard">Decoder input Y_N[493] = 8.22663</text:p>
      <text:p text:style-name="Standard">Decoder input Y_N[494] = 9.29053</text:p>
      <text:p text:style-name="Standard">Decoder input Y_N[495] = 9.0525</text:p>
      <text:p text:style-name="Standard">Decoder input Y_N[496] = 7.52774</text:p>
      <text:p text:style-name="Standard">Decoder input Y_N[497] = 10.2408</text:p>
      <text:p text:style-name="Standard">Decoder input Y_N[498] = 19.9837</text:p>
      <text:p text:style-name="Standard">Decoder input Y_N[499] = 9.29129</text:p>
      <text:p text:style-name="Standard">Decoder input Y_N[500] = 7.94932</text:p>
      <text:p text:style-name="Standard"><text:soft-page-break/>Decoder input Y_N[501] = 4.66186</text:p>
      <text:p text:style-name="Standard">Decoder input Y_N[502] = 9.19028</text:p>
      <text:p text:style-name="Standard">Decoder input Y_N[503] = 13.5782</text:p>
      <text:p text:style-name="Standard">Decoder input Y_N[504] = 14.3313</text:p>
      <text:p text:style-name="Standard">Decoder input Y_N[505] = 11.4704</text:p>
      <text:p text:style-name="Standard">Decoder input Y_N[506] = 9.62662</text:p>
      <text:p text:style-name="Standard">Decoder input Y_N[507] = 5.37619</text:p>
      <text:p text:style-name="Standard">Decoder input Y_N[508] = 3.38994</text:p>
      <text:p text:style-name="Standard">Decoder input Y_N[509] = 9.0616</text:p>
      <text:p text:style-name="Standard">Decoder input Y_N[510] = 17.522</text:p>
      <text:p text:style-name="Standard">Decoder input Y_N[511] = 12.8926</text:p>
      <text:p text:style-name="Standard">Decoder input Y_N[512] = 3.40338</text:p>
      <text:p text:style-name="Standard">Decoder input Y_N[513] = 7.08018</text:p>
      <text:p text:style-name="Standard">Decoder input Y_N[514] = 15.9768</text:p>
      <text:p text:style-name="Standard">Decoder input Y_N[515] = 7.69675</text:p>
      <text:p text:style-name="Standard">Decoder input Y_N[516] = 13.0871</text:p>
      <text:p text:style-name="Standard">Decoder input Y_N[517] = 4.00481</text:p>
      <text:p text:style-name="Standard">Decoder input Y_N[518] = 15.1995</text:p>
      <text:p text:style-name="Standard">Decoder input Y_N[519] = 8.69083</text:p>
      <text:p text:style-name="Standard">Decoder input Y_N[520] = 16.8827</text:p>
      <text:p text:style-name="Standard">Decoder input Y_N[521] = 11.9104</text:p>
      <text:p text:style-name="Standard">Decoder input Y_N[522] = 13.5427</text:p>
      <text:p text:style-name="Standard">Decoder input Y_N[523] = 14.9237</text:p>
      <text:p text:style-name="Standard">Decoder input Y_N[524] = 14.1023</text:p>
      <text:p text:style-name="Standard">Decoder input Y_N[525] = 9.427</text:p>
      <text:p text:style-name="Standard">Decoder input Y_N[526] = 23.0808</text:p>
      <text:p text:style-name="Standard">Decoder input Y_N[527] = 13.2614</text:p>
      <text:p text:style-name="Standard">Decoder input Y_N[528] = 9.043</text:p>
      <text:p text:style-name="Standard">Decoder input Y_N[529] = 8.66187</text:p>
      <text:p text:style-name="Standard">Decoder input Y_N[530] = 10.0758</text:p>
      <text:p text:style-name="Standard">Decoder input Y_N[531] = 9.42448</text:p>
      <text:p text:style-name="Standard">Decoder input Y_N[532] = 16.506</text:p>
      <text:p text:style-name="Standard">Decoder input Y_N[533] = 4.4313</text:p>
      <text:p text:style-name="Standard">Decoder input Y_N[534] = 13.785</text:p>
      <text:p text:style-name="Standard">Decoder input Y_N[535] = 15.1617</text:p>
      <text:p text:style-name="Standard">Decoder input Y_N[536] = 4.40688</text:p>
      <text:p text:style-name="Standard">Decoder input Y_N[537] = 10.7692</text:p>
      <text:p text:style-name="Standard">Decoder input Y_N[538] = 12.8348</text:p>
      <text:p text:style-name="Standard">Decoder input Y_N[539] = 10.9867</text:p>
      <text:p text:style-name="Standard">Decoder input Y_N[540] = 9.40352</text:p>
      <text:p text:style-name="Standard">Decoder input Y_N[541] = 12.4711</text:p>
      <text:p text:style-name="Standard">Decoder input Y_N[542] = 11.9795</text:p>
      <text:p text:style-name="Standard">Decoder input Y_N[543] = -3.42062</text:p>
      <text:p text:style-name="Standard">Decoder input Y_N[544] = 7.09909</text:p>
      <text:p text:style-name="Standard">Decoder input Y_N[545] = 1.24637</text:p>
      <text:p text:style-name="Standard">Decoder input Y_N[546] = 11.0655</text:p>
      <text:p text:style-name="Standard">Decoder input Y_N[547] = 10.2958</text:p>
      <text:p text:style-name="Standard">Decoder input Y_N[548] = 11.1366</text:p>
      <text:p text:style-name="Standard">Decoder input Y_N[549] = 6.90705</text:p>
      <text:p text:style-name="Standard">Decoder input Y_N[550] = 13.2033</text:p>
      <text:p text:style-name="Standard">Decoder input Y_N[551] = 9.02594</text:p>
      <text:p text:style-name="Standard">Decoder input Y_N[552] = 9.27431</text:p>
      <text:p text:style-name="Standard"><text:soft-page-break/>Decoder input Y_N[553] = 6.45565</text:p>
      <text:p text:style-name="Standard">Decoder input Y_N[554] = 16.2468</text:p>
      <text:p text:style-name="Standard">Decoder input Y_N[555] = 18.7048</text:p>
      <text:p text:style-name="Standard">Decoder input Y_N[556] = 2.41506</text:p>
      <text:p text:style-name="Standard">Decoder input Y_N[557] = 13.3014</text:p>
      <text:p text:style-name="Standard">Decoder input Y_N[558] = 4.96807</text:p>
      <text:p text:style-name="Standard">Decoder input Y_N[559] = 7.45883</text:p>
      <text:p text:style-name="Standard">Decoder input Y_N[560] = 19.0504</text:p>
      <text:p text:style-name="Standard">Decoder input Y_N[561] = 13.2442</text:p>
      <text:p text:style-name="Standard">Decoder input Y_N[562] = 11.3799</text:p>
      <text:p text:style-name="Standard">Decoder input Y_N[563] = 9.51058</text:p>
      <text:p text:style-name="Standard">Decoder input Y_N[564] = 18.1129</text:p>
      <text:p text:style-name="Standard">Decoder input Y_N[565] = 10.751</text:p>
      <text:p text:style-name="Standard">Decoder input Y_N[566] = 8.62019</text:p>
      <text:p text:style-name="Standard">Decoder input Y_N[567] = 9.87916</text:p>
      <text:p text:style-name="Standard">Decoder input Y_N[568] = 3.77363</text:p>
      <text:p text:style-name="Standard">Decoder input Y_N[569] = 6.60687</text:p>
      <text:p text:style-name="Standard">Decoder input Y_N[570] = 11.8158</text:p>
      <text:p text:style-name="Standard">Decoder input Y_N[571] = 12.0106</text:p>
      <text:p text:style-name="Standard">Decoder input Y_N[572] = 11.5628</text:p>
      <text:p text:style-name="Standard">Decoder input Y_N[573] = 8.66175</text:p>
      <text:p text:style-name="Standard">Decoder input Y_N[574] = 16.1817</text:p>
      <text:p text:style-name="Standard">Decoder input Y_N[575] = 8.61925</text:p>
      <text:p text:style-name="Standard">Decoder input Y_N[576] = 2.05904</text:p>
      <text:p text:style-name="Standard">Decoder input Y_N[577] = 12.6732</text:p>
      <text:p text:style-name="Standard">Decoder input Y_N[578] = 2.75904</text:p>
      <text:p text:style-name="Standard">Decoder input Y_N[579] = 8.40379</text:p>
      <text:p text:style-name="Standard">Decoder input Y_N[580] = 9.95369</text:p>
      <text:p text:style-name="Standard">Decoder input Y_N[581] = 8.13019</text:p>
      <text:p text:style-name="Standard">Decoder input Y_N[582] = 13.6647</text:p>
      <text:p text:style-name="Standard">Decoder input Y_N[583] = 17.4609</text:p>
      <text:p text:style-name="Standard">Decoder input Y_N[584] = 15.5542</text:p>
      <text:p text:style-name="Standard">Decoder input Y_N[585] = 9.97071</text:p>
      <text:p text:style-name="Standard">Decoder input Y_N[586] = 14.7021</text:p>
      <text:p text:style-name="Standard">Decoder input Y_N[587] = 15.2551</text:p>
      <text:p text:style-name="Standard">Decoder input Y_N[588] = 16.5113</text:p>
      <text:p text:style-name="Standard">Decoder input Y_N[589] = 15.2808</text:p>
      <text:p text:style-name="Standard">Decoder input Y_N[590] = 11.2308</text:p>
      <text:p text:style-name="Standard">Decoder input Y_N[591] = 9.35203</text:p>
      <text:p text:style-name="Standard">Decoder input Y_N[592] = 11.6662</text:p>
      <text:p text:style-name="Standard">Decoder input Y_N[593] = 13.6439</text:p>
      <text:p text:style-name="Standard">Decoder input Y_N[594] = 15.0033</text:p>
      <text:p text:style-name="Standard">Decoder input Y_N[595] = 13.1896</text:p>
      <text:p text:style-name="Standard">Decoder input Y_N[596] = 11.2927</text:p>
      <text:p text:style-name="Standard">Decoder input Y_N[597] = 6.38799</text:p>
      <text:p text:style-name="Standard">Decoder input Y_N[598] = 13.5058</text:p>
      <text:p text:style-name="Standard">Decoder input Y_N[599] = 13.3627</text:p>
      <text:p text:style-name="Standard">Decoder input Y_N[600] = 5.05143</text:p>
      <text:p text:style-name="Standard">Decoder input Y_N[601] = 16.6765</text:p>
      <text:p text:style-name="Standard">Decoder input Y_N[602] = 3.15025</text:p>
      <text:p text:style-name="Standard">Decoder input Y_N[603] = 19.2946</text:p>
      <text:p text:style-name="Standard">Decoder input Y_N[604] = 8.82863</text:p>
      <text:p text:style-name="Standard"><text:soft-page-break/>Decoder input Y_N[605] = 4.22021</text:p>
      <text:p text:style-name="Standard">Decoder input Y_N[606] = 15.8178</text:p>
      <text:p text:style-name="Standard">Decoder input Y_N[607] = 14.4884</text:p>
      <text:p text:style-name="Standard">Decoder input Y_N[608] = 17.1929</text:p>
      <text:p text:style-name="Standard">Decoder input Y_N[609] = 5.68868</text:p>
      <text:p text:style-name="Standard">Decoder input Y_N[610] = 11.5152</text:p>
      <text:p text:style-name="Standard">Decoder input Y_N[611] = 20.9836</text:p>
      <text:p text:style-name="Standard">Decoder input Y_N[612] = 11.0532</text:p>
      <text:p text:style-name="Standard">Decoder input Y_N[613] = 18.0835</text:p>
      <text:p text:style-name="Standard">Decoder input Y_N[614] = 13.7218</text:p>
      <text:p text:style-name="Standard">Decoder input Y_N[615] = 14.3593</text:p>
      <text:p text:style-name="Standard">Decoder input Y_N[616] = 8.97329</text:p>
      <text:p text:style-name="Standard">Decoder input Y_N[617] = 15.4147</text:p>
      <text:p text:style-name="Standard">Decoder input Y_N[618] = 7.65644</text:p>
      <text:p text:style-name="Standard">Decoder input Y_N[619] = 11.8561</text:p>
      <text:p text:style-name="Standard">Decoder input Y_N[620] = 18.0263</text:p>
      <text:p text:style-name="Standard">Decoder input Y_N[621] = 5.52518</text:p>
      <text:p text:style-name="Standard">Decoder input Y_N[622] = 13.7303</text:p>
      <text:p text:style-name="Standard">Decoder input Y_N[623] = 13.5543</text:p>
      <text:p text:style-name="Standard">Decoder input Y_N[624] = 8.90479</text:p>
      <text:p text:style-name="Standard">Decoder input Y_N[625] = 18.005</text:p>
      <text:p text:style-name="Standard">Decoder input Y_N[626] = 9.67353</text:p>
      <text:p text:style-name="Standard">Decoder input Y_N[627] = 5.68292</text:p>
      <text:p text:style-name="Standard">Decoder input Y_N[628] = 4.30395</text:p>
      <text:p text:style-name="Standard">Decoder input Y_N[629] = 12.589</text:p>
      <text:p text:style-name="Standard">Decoder input Y_N[630] = 9.75377</text:p>
      <text:p text:style-name="Standard">Decoder input Y_N[631] = 7.64696</text:p>
      <text:p text:style-name="Standard">Decoder input Y_N[632] = 17.1678</text:p>
      <text:p text:style-name="Standard">Decoder input Y_N[633] = 11.3517</text:p>
      <text:p text:style-name="Standard">Decoder input Y_N[634] = 9.63393</text:p>
      <text:p text:style-name="Standard">Decoder input Y_N[635] = 9.61682</text:p>
      <text:p text:style-name="Standard">Decoder input Y_N[636] = 15.7607</text:p>
      <text:p text:style-name="Standard">Decoder input Y_N[637] = 7.19745</text:p>
      <text:p text:style-name="Standard">Decoder input Y_N[638] = 8.97592</text:p>
      <text:p text:style-name="Standard">Decoder input Y_N[639] = 8.59885</text:p>
      <text:p text:style-name="Standard">Decoder input Y_N[640] = 3.36137</text:p>
      <text:p text:style-name="Standard">Decoder input Y_N[641] = 1.30808</text:p>
      <text:p text:style-name="Standard">Decoder input Y_N[642] = 15.4937</text:p>
      <text:p text:style-name="Standard">Decoder input Y_N[643] = 4.76622</text:p>
      <text:p text:style-name="Standard">Decoder input Y_N[644] = 8.57437</text:p>
      <text:p text:style-name="Standard">Decoder input Y_N[645] = 13.1302</text:p>
      <text:p text:style-name="Standard">Decoder input Y_N[646] = 18.9458</text:p>
      <text:p text:style-name="Standard">Decoder input Y_N[647] = 2.85061</text:p>
      <text:p text:style-name="Standard">Encoder output index 0 -&gt; 1</text:p>
      <text:p text:style-name="Standard">Encoder output index 1 -&gt; 1</text:p>
      <text:p text:style-name="Standard">Encoder output index 2 -&gt; 1</text:p>
      <text:p text:style-name="Standard">Encoder output index 3 -&gt; 1</text:p>
      <text:p text:style-name="Standard">Encoder output index 4 -&gt; 0</text:p>
      <text:p text:style-name="Standard">Encoder output index 5 -&gt; 1</text:p>
      <text:p text:style-name="Standard">Encoder output index 6 -&gt; 1</text:p>
      <text:p text:style-name="Standard">Encoder output index 7 -&gt; 0</text:p>
      <text:p text:style-name="Standard">Encoder output index 8 -&gt; 1</text:p>
      <text:p text:style-name="Standard"><text:soft-page-break/>Encoder output index 9 -&gt; 1</text:p>
      <text:p text:style-name="Standard">Encoder output index 10 -&gt; 1</text:p>
      <text:p text:style-name="Standard">Encoder output index 11 -&gt; 1</text:p>
      <text:p text:style-name="Standard">Encoder output index 12 -&gt; 1</text:p>
      <text:p text:style-name="Standard">Encoder output index 13 -&gt; 0</text:p>
      <text:p text:style-name="Standard">Encoder output index 14 -&gt; 1</text:p>
      <text:p text:style-name="Standard">Encoder output index 15 -&gt; 1</text:p>
      <text:p text:style-name="Standard">Encoder output index 16 -&gt; 0</text:p>
      <text:p text:style-name="Standard">Encoder output index 17 -&gt; 1</text:p>
      <text:p text:style-name="Standard">Encoder output index 18 -&gt; 0</text:p>
      <text:p text:style-name="Standard">Encoder output index 19 -&gt; 0</text:p>
      <text:p text:style-name="Standard">Encoder output index 20 -&gt; 0</text:p>
      <text:p text:style-name="Standard">Encoder output index 21 -&gt; 0</text:p>
      <text:p text:style-name="Standard">Encoder output index 22 -&gt; 1</text:p>
      <text:p text:style-name="Standard">Encoder output index 23 -&gt; 0</text:p>
      <text:p text:style-name="Standard">Encoder output index 24 -&gt; 0</text:p>
      <text:p text:style-name="Standard">Encoder output index 25 -&gt; 1</text:p>
      <text:p text:style-name="Standard">Encoder output index 26 -&gt; 1</text:p>
      <text:p text:style-name="Standard">Encoder output index 27 -&gt; 1</text:p>
      <text:p text:style-name="Standard">Encoder output index 28 -&gt; 1</text:p>
      <text:p text:style-name="Standard">Encoder output index 29 -&gt; 0</text:p>
      <text:p text:style-name="Standard">Encoder output index 30 -&gt; 1</text:p>
      <text:p text:style-name="Standard">Encoder output index 31 -&gt; 0</text:p>
      <text:p text:style-name="Standard">Encoder output index 32 -&gt; 1</text:p>
      <text:p text:style-name="Standard">Encoder output index 33 -&gt; 1</text:p>
      <text:p text:style-name="Standard">Encoder output index 34 -&gt; 1</text:p>
      <text:p text:style-name="Standard">Encoder output index 35 -&gt; 1</text:p>
      <text:p text:style-name="Standard">Encoder output index 36 -&gt; 1</text:p>
      <text:p text:style-name="Standard">Encoder output index 37 -&gt; 0</text:p>
      <text:p text:style-name="Standard">Encoder output index 38 -&gt; 1</text:p>
      <text:p text:style-name="Standard">Encoder output index 39 -&gt; 0</text:p>
      <text:p text:style-name="Standard">Encoder output index 40 -&gt; 0</text:p>
      <text:p text:style-name="Standard">Encoder output index 41 -&gt; 1</text:p>
      <text:p text:style-name="Standard">Encoder output index 42 -&gt; 1</text:p>
      <text:p text:style-name="Standard">Encoder output index 43 -&gt; 1</text:p>
      <text:p text:style-name="Standard">Encoder output index 44 -&gt; 0</text:p>
      <text:p text:style-name="Standard">Encoder output index 45 -&gt; 1</text:p>
      <text:p text:style-name="Standard">Encoder output index 46 -&gt; 1</text:p>
      <text:p text:style-name="Standard">Encoder output index 47 -&gt; 0</text:p>
      <text:p text:style-name="Standard">Encoder output index 48 -&gt; 0</text:p>
      <text:p text:style-name="Standard">Encoder output index 49 -&gt; 0</text:p>
      <text:p text:style-name="Standard">Encoder output index 50 -&gt; 0</text:p>
      <text:p text:style-name="Standard">Encoder output index 51 -&gt; 1</text:p>
      <text:p text:style-name="Standard">Encoder output index 52 -&gt; 0</text:p>
      <text:p text:style-name="Standard">Encoder output index 53 -&gt; 1</text:p>
      <text:p text:style-name="Standard">Encoder output index 54 -&gt; 1</text:p>
      <text:p text:style-name="Standard">Encoder output index 55 -&gt; 0</text:p>
      <text:p text:style-name="Standard">Encoder output index 56 -&gt; 1</text:p>
      <text:p text:style-name="Standard">Encoder output index 57 -&gt; 0</text:p>
      <text:p text:style-name="Standard">Encoder output index 58 -&gt; 0</text:p>
      <text:p text:style-name="Standard">Encoder output index 59 -&gt; 1</text:p>
      <text:p text:style-name="Standard">Encoder output index 60 -&gt; 0</text:p>
      <text:p text:style-name="Standard"><text:soft-page-break/>Encoder output index 61 -&gt; 0</text:p>
      <text:p text:style-name="Standard">Encoder output index 62 -&gt; 0</text:p>
      <text:p text:style-name="Standard">Encoder output index 63 -&gt; 0</text:p>
      <text:p text:style-name="Standard">Encoder output index 64 -&gt; 0</text:p>
      <text:p text:style-name="Standard">Encoder output index 65 -&gt; 1</text:p>
      <text:p text:style-name="Standard">Encoder output index 66 -&gt; 0</text:p>
      <text:p text:style-name="Standard">Encoder output index 67 -&gt; 1</text:p>
      <text:p text:style-name="Standard">Encoder output index 68 -&gt; 0</text:p>
      <text:p text:style-name="Standard">Encoder output index 69 -&gt; 0</text:p>
      <text:p text:style-name="Standard">Encoder output index 70 -&gt; 0</text:p>
      <text:p text:style-name="Standard">Encoder output index 71 -&gt; 1</text:p>
      <text:p text:style-name="Standard">Encoder output index 72 -&gt; 1</text:p>
      <text:p text:style-name="Standard">Encoder output index 73 -&gt; 1</text:p>
      <text:p text:style-name="Standard">Encoder output index 74 -&gt; 1</text:p>
      <text:p text:style-name="Standard">Encoder output index 75 -&gt; 1</text:p>
      <text:p text:style-name="Standard">Encoder output index 76 -&gt; 1</text:p>
      <text:p text:style-name="Standard">Encoder output index 77 -&gt; 1</text:p>
      <text:p text:style-name="Standard">Encoder output index 78 -&gt; 1</text:p>
      <text:p text:style-name="Standard">Encoder output index 79 -&gt; 0</text:p>
      <text:p text:style-name="Standard">Encoder output index 80 -&gt; 0</text:p>
      <text:p text:style-name="Standard">Encoder output index 81 -&gt; 1</text:p>
      <text:p text:style-name="Standard">Encoder output index 82 -&gt; 1</text:p>
      <text:p text:style-name="Standard">Encoder output index 83 -&gt; 0</text:p>
      <text:p text:style-name="Standard">Encoder output index 84 -&gt; 1</text:p>
      <text:p text:style-name="Standard">Encoder output index 85 -&gt; 0</text:p>
      <text:p text:style-name="Standard">Encoder output index 86 -&gt; 1</text:p>
      <text:p text:style-name="Standard">Encoder output index 87 -&gt; 0</text:p>
      <text:p text:style-name="Standard">Encoder output index 88 -&gt; 0</text:p>
      <text:p text:style-name="Standard">Encoder output index 89 -&gt; 0</text:p>
      <text:p text:style-name="Standard">Encoder output index 90 -&gt; 1</text:p>
      <text:p text:style-name="Standard">Encoder output index 91 -&gt; 0</text:p>
      <text:p text:style-name="Standard">Encoder output index 92 -&gt; 0</text:p>
      <text:p text:style-name="Standard">Encoder output index 93 -&gt; 0</text:p>
      <text:p text:style-name="Standard">Encoder output index 94 -&gt; 1</text:p>
      <text:p text:style-name="Standard">Encoder output index 95 -&gt; 1</text:p>
      <text:p text:style-name="Standard">Encoder output index 96 -&gt; 0</text:p>
      <text:p text:style-name="Standard">Encoder output index 97 -&gt; 0</text:p>
      <text:p text:style-name="Standard">Encoder output index 98 -&gt; 0</text:p>
      <text:p text:style-name="Standard">Encoder output index 99 -&gt; 0</text:p>
      <text:p text:style-name="Standard">Encoder output index 100 -&gt; 0</text:p>
      <text:p text:style-name="Standard">Encoder output index 101 -&gt; 0</text:p>
      <text:p text:style-name="Standard">Encoder output index 102 -&gt; 1</text:p>
      <text:p text:style-name="Standard">Encoder output index 103 -&gt; 1</text:p>
      <text:p text:style-name="Standard">Encoder output index 104 -&gt; 1</text:p>
      <text:p text:style-name="Standard">Encoder output index 105 -&gt; 1</text:p>
      <text:p text:style-name="Standard">Encoder output index 106 -&gt; 1</text:p>
      <text:p text:style-name="Standard">Encoder output index 107 -&gt; 1</text:p>
      <text:p text:style-name="Standard">Encoder output index 108 -&gt; 0</text:p>
      <text:p text:style-name="Standard">Encoder output index 109 -&gt; 1</text:p>
      <text:p text:style-name="Standard">Encoder output index 110 -&gt; 1</text:p>
      <text:p text:style-name="Standard">Encoder output index 111 -&gt; 1</text:p>
      <text:p text:style-name="Standard">Encoder output index 112 -&gt; 1</text:p>
      <text:p text:style-name="Standard"><text:soft-page-break/>Encoder output index 113 -&gt; 1</text:p>
      <text:p text:style-name="Standard">Encoder output index 114 -&gt; 1</text:p>
      <text:p text:style-name="Standard">Encoder output index 115 -&gt; 1</text:p>
      <text:p text:style-name="Standard">Encoder output index 116 -&gt; 0</text:p>
      <text:p text:style-name="Standard">Encoder output index 117 -&gt; 0</text:p>
      <text:p text:style-name="Standard">Encoder output index 118 -&gt; 1</text:p>
      <text:p text:style-name="Standard">Encoder output index 119 -&gt; 0</text:p>
      <text:p text:style-name="Standard">Encoder output index 120 -&gt; 1</text:p>
      <text:p text:style-name="Standard">Encoder output index 121 -&gt; 0</text:p>
      <text:p text:style-name="Standard">Encoder output index 122 -&gt; 1</text:p>
      <text:p text:style-name="Standard">Encoder output index 123 -&gt; 1</text:p>
      <text:p text:style-name="Standard">Encoder output index 124 -&gt; 1</text:p>
      <text:p text:style-name="Standard">Encoder output index 125 -&gt; 0</text:p>
      <text:p text:style-name="Standard">Encoder output index 126 -&gt; 1</text:p>
      <text:p text:style-name="Standard">Encoder output index 127 -&gt; 1</text:p>
      <text:p text:style-name="Standard">Encoder output index 128 -&gt; 0</text:p>
      <text:p text:style-name="Standard">Encoder output index 129 -&gt; 1</text:p>
      <text:p text:style-name="Standard">Encoder output index 130 -&gt; 1</text:p>
      <text:p text:style-name="Standard">Encoder output index 131 -&gt; 1</text:p>
      <text:p text:style-name="Standard">Encoder output index 132 -&gt; 1</text:p>
      <text:p text:style-name="Standard">Encoder output index 133 -&gt; 1</text:p>
      <text:p text:style-name="Standard">Encoder output index 134 -&gt; 0</text:p>
      <text:p text:style-name="Standard">Encoder output index 135 -&gt; 0</text:p>
      <text:p text:style-name="Standard">Encoder output index 136 -&gt; 1</text:p>
      <text:p text:style-name="Standard">Encoder output index 137 -&gt; 1</text:p>
      <text:p text:style-name="Standard">Encoder output index 138 -&gt; 1</text:p>
      <text:p text:style-name="Standard">Encoder output index 139 -&gt; 1</text:p>
      <text:p text:style-name="Standard">Encoder output index 140 -&gt; 1</text:p>
      <text:p text:style-name="Standard">Encoder output index 141 -&gt; 1</text:p>
      <text:p text:style-name="Standard">Encoder output index 142 -&gt; 1</text:p>
      <text:p text:style-name="Standard">Encoder output index 143 -&gt; 0</text:p>
      <text:p text:style-name="Standard">Encoder output index 144 -&gt; 0</text:p>
      <text:p text:style-name="Standard">Encoder output index 145 -&gt; 1</text:p>
      <text:p text:style-name="Standard">Encoder output index 146 -&gt; 1</text:p>
      <text:p text:style-name="Standard">Encoder output index 147 -&gt; 1</text:p>
      <text:p text:style-name="Standard">Encoder output index 148 -&gt; 1</text:p>
      <text:p text:style-name="Standard">Encoder output index 149 -&gt; 1</text:p>
      <text:p text:style-name="Standard">Encoder output index 150 -&gt; 1</text:p>
      <text:p text:style-name="Standard">Encoder output index 151 -&gt; 0</text:p>
      <text:p text:style-name="Standard">Encoder output index 152 -&gt; 1</text:p>
      <text:p text:style-name="Standard">Encoder output index 153 -&gt; 0</text:p>
      <text:p text:style-name="Standard">Encoder output index 154 -&gt; 1</text:p>
      <text:p text:style-name="Standard">Encoder output index 155 -&gt; 0</text:p>
      <text:p text:style-name="Standard">Encoder output index 156 -&gt; 0</text:p>
      <text:p text:style-name="Standard">Encoder output index 157 -&gt; 0</text:p>
      <text:p text:style-name="Standard">Encoder output index 158 -&gt; 0</text:p>
      <text:p text:style-name="Standard">Encoder output index 159 -&gt; 0</text:p>
      <text:p text:style-name="Standard">Encoder output index 160 -&gt; 0</text:p>
      <text:p text:style-name="Standard">Encoder output index 161 -&gt; 0</text:p>
      <text:p text:style-name="Standard">Encoder output index 162 -&gt; 0</text:p>
      <text:p text:style-name="Standard">Encoder output index 163 -&gt; 1</text:p>
      <text:p text:style-name="Standard">Encoder output index 164 -&gt; 0</text:p>
      <text:p text:style-name="Standard"><text:soft-page-break/>Encoder output index 165 -&gt; 0</text:p>
      <text:p text:style-name="Standard">Encoder output index 166 -&gt; 0</text:p>
      <text:p text:style-name="Standard">Encoder output index 167 -&gt; 1</text:p>
      <text:p text:style-name="Standard">Encoder output index 168 -&gt; 1</text:p>
      <text:p text:style-name="Standard">Encoder output index 169 -&gt; 1</text:p>
      <text:p text:style-name="Standard">Encoder output index 170 -&gt; 1</text:p>
      <text:p text:style-name="Standard">Encoder output index 171 -&gt; 0</text:p>
      <text:p text:style-name="Standard">Encoder output index 172 -&gt; 1</text:p>
      <text:p text:style-name="Standard">Encoder output index 173 -&gt; 0</text:p>
      <text:p text:style-name="Standard">Encoder output index 174 -&gt; 1</text:p>
      <text:p text:style-name="Standard">Encoder output index 175 -&gt; 0</text:p>
      <text:p text:style-name="Standard">Encoder output index 176 -&gt; 1</text:p>
      <text:p text:style-name="Standard">Encoder output index 177 -&gt; 0</text:p>
      <text:p text:style-name="Standard">Encoder output index 178 -&gt; 0</text:p>
      <text:p text:style-name="Standard">Encoder output index 179 -&gt; 1</text:p>
      <text:p text:style-name="Standard">Encoder output index 180 -&gt; 0</text:p>
      <text:p text:style-name="Standard">Encoder output index 181 -&gt; 1</text:p>
      <text:p text:style-name="Standard">Encoder output index 182 -&gt; 1</text:p>
      <text:p text:style-name="Standard">Encoder output index 183 -&gt; 0</text:p>
      <text:p text:style-name="Standard">Encoder output index 184 -&gt; 1</text:p>
      <text:p text:style-name="Standard">Encoder output index 185 -&gt; 0</text:p>
      <text:p text:style-name="Standard">Encoder output index 186 -&gt; 1</text:p>
      <text:p text:style-name="Standard">Encoder output index 187 -&gt; 0</text:p>
      <text:p text:style-name="Standard">Encoder output index 188 -&gt; 0</text:p>
      <text:p text:style-name="Standard">Encoder output index 189 -&gt; 0</text:p>
      <text:p text:style-name="Standard">Encoder output index 190 -&gt; 1</text:p>
      <text:p text:style-name="Standard">Encoder output index 191 -&gt; 0</text:p>
      <text:p text:style-name="Standard">Encoder output index 192 -&gt; 1</text:p>
      <text:p text:style-name="Standard">Encoder output index 193 -&gt; 0</text:p>
      <text:p text:style-name="Standard">Encoder output index 194 -&gt; 0</text:p>
      <text:p text:style-name="Standard">Encoder output index 195 -&gt; 1</text:p>
      <text:p text:style-name="Standard">Encoder output index 196 -&gt; 1</text:p>
      <text:p text:style-name="Standard">Encoder output index 197 -&gt; 0</text:p>
      <text:p text:style-name="Standard">Encoder output index 198 -&gt; 0</text:p>
      <text:p text:style-name="Standard">Encoder output index 199 -&gt; 1</text:p>
      <text:p text:style-name="Standard">Encoder output index 200 -&gt; 0</text:p>
      <text:p text:style-name="Standard">Encoder output index 201 -&gt; 1</text:p>
      <text:p text:style-name="Standard">Encoder output index 202 -&gt; 0</text:p>
      <text:p text:style-name="Standard">Encoder output index 203 -&gt; 0</text:p>
      <text:p text:style-name="Standard">Encoder output index 204 -&gt; 0</text:p>
      <text:p text:style-name="Standard">Encoder output index 205 -&gt; 1</text:p>
      <text:p text:style-name="Standard">Encoder output index 206 -&gt; 0</text:p>
      <text:p text:style-name="Standard">Encoder output index 207 -&gt; 0</text:p>
      <text:p text:style-name="Standard">Encoder output index 208 -&gt; 0</text:p>
      <text:p text:style-name="Standard">Encoder output index 209 -&gt; 1</text:p>
      <text:p text:style-name="Standard">Encoder output index 210 -&gt; 0</text:p>
      <text:p text:style-name="Standard">Encoder output index 211 -&gt; 0</text:p>
      <text:p text:style-name="Standard">Encoder output index 212 -&gt; 0</text:p>
      <text:p text:style-name="Standard">Encoder output index 213 -&gt; 0</text:p>
      <text:p text:style-name="Standard">Encoder output index 214 -&gt; 0</text:p>
      <text:p text:style-name="Standard">Encoder output index 215 -&gt; 1</text:p>
      <text:p text:style-name="Standard">Encoder output index 216 -&gt; 0</text:p>
      <text:p text:style-name="Standard"><text:soft-page-break/>Encoder output index 217 -&gt; 0</text:p>
      <text:p text:style-name="Standard">Encoder output index 218 -&gt; 0</text:p>
      <text:p text:style-name="Standard">Encoder output index 219 -&gt; 0</text:p>
      <text:p text:style-name="Standard">Encoder output index 220 -&gt; 0</text:p>
      <text:p text:style-name="Standard">Encoder output index 221 -&gt; 1</text:p>
      <text:p text:style-name="Standard">Encoder output index 222 -&gt; 1</text:p>
      <text:p text:style-name="Standard">Encoder output index 223 -&gt; 0</text:p>
      <text:p text:style-name="Standard">Encoder output index 224 -&gt; 0</text:p>
      <text:p text:style-name="Standard">Encoder output index 225 -&gt; 1</text:p>
      <text:p text:style-name="Standard">Encoder output index 226 -&gt; 0</text:p>
      <text:p text:style-name="Standard">Encoder output index 227 -&gt; 1</text:p>
      <text:p text:style-name="Standard">Encoder output index 228 -&gt; 0</text:p>
      <text:p text:style-name="Standard">Encoder output index 229 -&gt; 0</text:p>
      <text:p text:style-name="Standard">Encoder output index 230 -&gt; 1</text:p>
      <text:p text:style-name="Standard">Encoder output index 231 -&gt; 1</text:p>
      <text:p text:style-name="Standard">Encoder output index 232 -&gt; 1</text:p>
      <text:p text:style-name="Standard">Encoder output index 233 -&gt; 0</text:p>
      <text:p text:style-name="Standard">Encoder output index 234 -&gt; 0</text:p>
      <text:p text:style-name="Standard">Encoder output index 235 -&gt; 1</text:p>
      <text:p text:style-name="Standard">Encoder output index 236 -&gt; 1</text:p>
      <text:p text:style-name="Standard">Encoder output index 237 -&gt; 0</text:p>
      <text:p text:style-name="Standard">Encoder output index 238 -&gt; 1</text:p>
      <text:p text:style-name="Standard">Encoder output index 239 -&gt; 0</text:p>
      <text:p text:style-name="Standard">Encoder output index 240 -&gt; 1</text:p>
      <text:p text:style-name="Standard">Encoder output index 241 -&gt; 0</text:p>
      <text:p text:style-name="Standard">Encoder output index 242 -&gt; 0</text:p>
      <text:p text:style-name="Standard">Encoder output index 243 -&gt; 0</text:p>
      <text:p text:style-name="Standard">Encoder output index 244 -&gt; 1</text:p>
      <text:p text:style-name="Standard">Encoder output index 245 -&gt; 0</text:p>
      <text:p text:style-name="Standard">Encoder output index 246 -&gt; 1</text:p>
      <text:p text:style-name="Standard">Encoder output index 247 -&gt; 0</text:p>
      <text:p text:style-name="Standard">Encoder output index 248 -&gt; 0</text:p>
      <text:p text:style-name="Standard">Encoder output index 249 -&gt; 1</text:p>
      <text:p text:style-name="Standard">Encoder output index 250 -&gt; 1</text:p>
      <text:p text:style-name="Standard">Encoder output index 251 -&gt; 1</text:p>
      <text:p text:style-name="Standard">Encoder output index 252 -&gt; 1</text:p>
      <text:p text:style-name="Standard">Encoder output index 253 -&gt; 1</text:p>
      <text:p text:style-name="Standard">Encoder output index 254 -&gt; 1</text:p>
      <text:p text:style-name="Standard">Encoder output index 255 -&gt; 0</text:p>
      <text:p text:style-name="Standard">Encoder output index 256 -&gt; 1</text:p>
      <text:p text:style-name="Standard">Encoder output index 257 -&gt; 1</text:p>
      <text:p text:style-name="Standard">Encoder output index 258 -&gt; 1</text:p>
      <text:p text:style-name="Standard">Encoder output index 259 -&gt; 0</text:p>
      <text:p text:style-name="Standard">Encoder output index 260 -&gt; 0</text:p>
      <text:p text:style-name="Standard">Encoder output index 261 -&gt; 1</text:p>
      <text:p text:style-name="Standard">Encoder output index 262 -&gt; 1</text:p>
      <text:p text:style-name="Standard">Encoder output index 263 -&gt; 1</text:p>
      <text:p text:style-name="Standard">Encoder output index 264 -&gt; 0</text:p>
      <text:p text:style-name="Standard">Encoder output index 265 -&gt; 1</text:p>
      <text:p text:style-name="Standard">Encoder output index 266 -&gt; 0</text:p>
      <text:p text:style-name="Standard">Encoder output index 267 -&gt; 0</text:p>
      <text:p text:style-name="Standard">Encoder output index 268 -&gt; 0</text:p>
      <text:p text:style-name="Standard"><text:soft-page-break/>Encoder output index 269 -&gt; 1</text:p>
      <text:p text:style-name="Standard">Encoder output index 270 -&gt; 0</text:p>
      <text:p text:style-name="Standard">Encoder output index 271 -&gt; 1</text:p>
      <text:p text:style-name="Standard">Encoder output index 272 -&gt; 1</text:p>
      <text:p text:style-name="Standard">Encoder output index 273 -&gt; 1</text:p>
      <text:p text:style-name="Standard">Encoder output index 274 -&gt; 0</text:p>
      <text:p text:style-name="Standard">Encoder output index 275 -&gt; 0</text:p>
      <text:p text:style-name="Standard">Encoder output index 276 -&gt; 1</text:p>
      <text:p text:style-name="Standard">Encoder output index 277 -&gt; 0</text:p>
      <text:p text:style-name="Standard">Encoder output index 278 -&gt; 1</text:p>
      <text:p text:style-name="Standard">Encoder output index 279 -&gt; 1</text:p>
      <text:p text:style-name="Standard">Encoder output index 280 -&gt; 1</text:p>
      <text:p text:style-name="Standard">Encoder output index 281 -&gt; 0</text:p>
      <text:p text:style-name="Standard">Encoder output index 282 -&gt; 0</text:p>
      <text:p text:style-name="Standard">Encoder output index 283 -&gt; 0</text:p>
      <text:p text:style-name="Standard">Encoder output index 284 -&gt; 1</text:p>
      <text:p text:style-name="Standard">Encoder output index 285 -&gt; 0</text:p>
      <text:p text:style-name="Standard">Encoder output index 286 -&gt; 1</text:p>
      <text:p text:style-name="Standard">Encoder output index 287 -&gt; 1</text:p>
      <text:p text:style-name="Standard">Encoder output index 288 -&gt; 1</text:p>
      <text:p text:style-name="Standard">Encoder output index 289 -&gt; 0</text:p>
      <text:p text:style-name="Standard">Encoder output index 290 -&gt; 1</text:p>
      <text:p text:style-name="Standard">Encoder output index 291 -&gt; 1</text:p>
      <text:p text:style-name="Standard">Encoder output index 292 -&gt; 0</text:p>
      <text:p text:style-name="Standard">Encoder output index 293 -&gt; 0</text:p>
      <text:p text:style-name="Standard">Encoder output index 294 -&gt; 0</text:p>
      <text:p text:style-name="Standard">Encoder output index 295 -&gt; 0</text:p>
      <text:p text:style-name="Standard">Encoder output index 296 -&gt; 0</text:p>
      <text:p text:style-name="Standard">Encoder output index 297 -&gt; 1</text:p>
      <text:p text:style-name="Standard">Encoder output index 298 -&gt; 0</text:p>
      <text:p text:style-name="Standard">Encoder output index 299 -&gt; 0</text:p>
      <text:p text:style-name="Standard">Encoder output index 300 -&gt; 1</text:p>
      <text:p text:style-name="Standard">Encoder output index 301 -&gt; 1</text:p>
      <text:p text:style-name="Standard">Encoder output index 302 -&gt; 0</text:p>
      <text:p text:style-name="Standard">Encoder output index 303 -&gt; 0</text:p>
      <text:p text:style-name="Standard">Encoder output index 304 -&gt; 1</text:p>
      <text:p text:style-name="Standard">Encoder output index 305 -&gt; 0</text:p>
      <text:p text:style-name="Standard">Encoder output index 306 -&gt; 1</text:p>
      <text:p text:style-name="Standard">Encoder output index 307 -&gt; 0</text:p>
      <text:p text:style-name="Standard">Encoder output index 308 -&gt; 0</text:p>
      <text:p text:style-name="Standard">Encoder output index 309 -&gt; 1</text:p>
      <text:p text:style-name="Standard">Encoder output index 310 -&gt; 0</text:p>
      <text:p text:style-name="Standard">Encoder output index 311 -&gt; 1</text:p>
      <text:p text:style-name="Standard">Encoder output index 312 -&gt; 0</text:p>
      <text:p text:style-name="Standard">Encoder output index 313 -&gt; 0</text:p>
      <text:p text:style-name="Standard">Encoder output index 314 -&gt; 1</text:p>
      <text:p text:style-name="Standard">Encoder output index 315 -&gt; 1</text:p>
      <text:p text:style-name="Standard">Encoder output index 316 -&gt; 0</text:p>
      <text:p text:style-name="Standard">Encoder output index 317 -&gt; 1</text:p>
      <text:p text:style-name="Standard">Encoder output index 318 -&gt; 0</text:p>
      <text:p text:style-name="Standard">Encoder output index 319 -&gt; 1</text:p>
      <text:p text:style-name="Standard">Encoder output index 320 -&gt; 0</text:p>
      <text:p text:style-name="Standard"><text:soft-page-break/>Encoder output index 321 -&gt; 1</text:p>
      <text:p text:style-name="Standard">Encoder output index 322 -&gt; 0</text:p>
      <text:p text:style-name="Standard">Encoder output index 323 -&gt; 1</text:p>
      <text:p text:style-name="Standard">Encoder output index 324 -&gt; 0</text:p>
      <text:p text:style-name="Standard">Encoder output index 325 -&gt; 0</text:p>
      <text:p text:style-name="Standard">Encoder output index 326 -&gt; 1</text:p>
      <text:p text:style-name="Standard">Encoder output index 327 -&gt; 0</text:p>
      <text:p text:style-name="Standard">Encoder output index 328 -&gt; 0</text:p>
      <text:p text:style-name="Standard">Encoder output index 329 -&gt; 1</text:p>
      <text:p text:style-name="Standard">Encoder output index 330 -&gt; 0</text:p>
      <text:p text:style-name="Standard">Encoder output index 331 -&gt; 1</text:p>
      <text:p text:style-name="Standard">Encoder output index 332 -&gt; 1</text:p>
      <text:p text:style-name="Standard">Encoder output index 333 -&gt; 0</text:p>
      <text:p text:style-name="Standard">Encoder output index 334 -&gt; 1</text:p>
      <text:p text:style-name="Standard">Encoder output index 335 -&gt; 1</text:p>
      <text:p text:style-name="Standard">Encoder output index 336 -&gt; 0</text:p>
      <text:p text:style-name="Standard">Encoder output index 337 -&gt; 1</text:p>
      <text:p text:style-name="Standard">Encoder output index 338 -&gt; 0</text:p>
      <text:p text:style-name="Standard">Encoder output index 339 -&gt; 1</text:p>
      <text:p text:style-name="Standard">Encoder output index 340 -&gt; 0</text:p>
      <text:p text:style-name="Standard">Encoder output index 341 -&gt; 0</text:p>
      <text:p text:style-name="Standard">Encoder output index 342 -&gt; 1</text:p>
      <text:p text:style-name="Standard">Encoder output index 343 -&gt; 1</text:p>
      <text:p text:style-name="Standard">Encoder output index 344 -&gt; 1</text:p>
      <text:p text:style-name="Standard">Encoder output index 345 -&gt; 1</text:p>
      <text:p text:style-name="Standard">Encoder output index 346 -&gt; 1</text:p>
      <text:p text:style-name="Standard">Encoder output index 347 -&gt; 0</text:p>
      <text:p text:style-name="Standard">Encoder output index 348 -&gt; 1</text:p>
      <text:p text:style-name="Standard">Encoder output index 349 -&gt; 0</text:p>
      <text:p text:style-name="Standard">Encoder output index 350 -&gt; 0</text:p>
      <text:p text:style-name="Standard">Encoder output index 351 -&gt; 0</text:p>
      <text:p text:style-name="Standard">Encoder output index 352 -&gt; 1</text:p>
      <text:p text:style-name="Standard">Encoder output index 353 -&gt; 0</text:p>
      <text:p text:style-name="Standard">Encoder output index 354 -&gt; 1</text:p>
      <text:p text:style-name="Standard">Encoder output index 355 -&gt; 0</text:p>
      <text:p text:style-name="Standard">Encoder output index 356 -&gt; 0</text:p>
      <text:p text:style-name="Standard">Encoder output index 357 -&gt; 1</text:p>
      <text:p text:style-name="Standard">Encoder output index 358 -&gt; 0</text:p>
      <text:p text:style-name="Standard">Encoder output index 359 -&gt; 1</text:p>
      <text:p text:style-name="Standard">Encoder output index 360 -&gt; 0</text:p>
      <text:p text:style-name="Standard">Encoder output index 361 -&gt; 0</text:p>
      <text:p text:style-name="Standard">Encoder output index 362 -&gt; 0</text:p>
      <text:p text:style-name="Standard">Encoder output index 363 -&gt; 1</text:p>
      <text:p text:style-name="Standard">Encoder output index 364 -&gt; 0</text:p>
      <text:p text:style-name="Standard">Encoder output index 365 -&gt; 0</text:p>
      <text:p text:style-name="Standard">Encoder output index 366 -&gt; 0</text:p>
      <text:p text:style-name="Standard">Encoder output index 367 -&gt; 1</text:p>
      <text:p text:style-name="Standard">Encoder output index 368 -&gt; 0</text:p>
      <text:p text:style-name="Standard">Encoder output index 369 -&gt; 0</text:p>
      <text:p text:style-name="Standard">Encoder output index 370 -&gt; 1</text:p>
      <text:p text:style-name="Standard">Encoder output index 371 -&gt; 1</text:p>
      <text:p text:style-name="Standard">Encoder output index 372 -&gt; 1</text:p>
      <text:p text:style-name="Standard"><text:soft-page-break/>Encoder output index 373 -&gt; 0</text:p>
      <text:p text:style-name="Standard">Encoder output index 374 -&gt; 1</text:p>
      <text:p text:style-name="Standard">Encoder output index 375 -&gt; 1</text:p>
      <text:p text:style-name="Standard">Encoder output index 376 -&gt; 0</text:p>
      <text:p text:style-name="Standard">Encoder output index 377 -&gt; 0</text:p>
      <text:p text:style-name="Standard">Encoder output index 378 -&gt; 1</text:p>
      <text:p text:style-name="Standard">Encoder output index 379 -&gt; 0</text:p>
      <text:p text:style-name="Standard">Encoder output index 380 -&gt; 0</text:p>
      <text:p text:style-name="Standard">Encoder output index 381 -&gt; 1</text:p>
      <text:p text:style-name="Standard">Encoder output index 382 -&gt; 0</text:p>
      <text:p text:style-name="Standard">Encoder output index 383 -&gt; 1</text:p>
      <text:p text:style-name="Standard">Encoder output index 384 -&gt; 1</text:p>
      <text:p text:style-name="Standard">Encoder output index 385 -&gt; 0</text:p>
      <text:p text:style-name="Standard">Encoder output index 386 -&gt; 0</text:p>
      <text:p text:style-name="Standard">Encoder output index 387 -&gt; 1</text:p>
      <text:p text:style-name="Standard">Encoder output index 388 -&gt; 0</text:p>
      <text:p text:style-name="Standard">Encoder output index 389 -&gt; 0</text:p>
      <text:p text:style-name="Standard">Encoder output index 390 -&gt; 1</text:p>
      <text:p text:style-name="Standard">Encoder output index 391 -&gt; 0</text:p>
      <text:p text:style-name="Standard">Encoder output index 392 -&gt; 0</text:p>
      <text:p text:style-name="Standard">Encoder output index 393 -&gt; 0</text:p>
      <text:p text:style-name="Standard">Encoder output index 394 -&gt; 1</text:p>
      <text:p text:style-name="Standard">Encoder output index 395 -&gt; 0</text:p>
      <text:p text:style-name="Standard">Encoder output index 396 -&gt; 0</text:p>
      <text:p text:style-name="Standard">Encoder output index 397 -&gt; 0</text:p>
      <text:p text:style-name="Standard">Encoder output index 398 -&gt; 1</text:p>
      <text:p text:style-name="Standard">Encoder output index 399 -&gt; 1</text:p>
      <text:p text:style-name="Standard">Encoder output index 400 -&gt; 0</text:p>
      <text:p text:style-name="Standard">Encoder output index 401 -&gt; 1</text:p>
      <text:p text:style-name="Standard">Encoder output index 402 -&gt; 0</text:p>
      <text:p text:style-name="Standard">Encoder output index 403 -&gt; 1</text:p>
      <text:p text:style-name="Standard">Encoder output index 404 -&gt; 1</text:p>
      <text:p text:style-name="Standard">Encoder output index 405 -&gt; 0</text:p>
      <text:p text:style-name="Standard">Encoder output index 406 -&gt; 0</text:p>
      <text:p text:style-name="Standard">Encoder output index 407 -&gt; 1</text:p>
      <text:p text:style-name="Standard">Encoder output index 408 -&gt; 0</text:p>
      <text:p text:style-name="Standard">Encoder output index 409 -&gt; 0</text:p>
      <text:p text:style-name="Standard">Encoder output index 410 -&gt; 0</text:p>
      <text:p text:style-name="Standard">Encoder output index 411 -&gt; 1</text:p>
      <text:p text:style-name="Standard">Encoder output index 412 -&gt; 0</text:p>
      <text:p text:style-name="Standard">Encoder output index 413 -&gt; 1</text:p>
      <text:p text:style-name="Standard">Encoder output index 414 -&gt; 0</text:p>
      <text:p text:style-name="Standard">Encoder output index 415 -&gt; 1</text:p>
      <text:p text:style-name="Standard">Encoder output index 416 -&gt; 0</text:p>
      <text:p text:style-name="Standard">Encoder output index 417 -&gt; 1</text:p>
      <text:p text:style-name="Standard">Encoder output index 418 -&gt; 1</text:p>
      <text:p text:style-name="Standard">Encoder output index 419 -&gt; 0</text:p>
      <text:p text:style-name="Standard">Encoder output index 420 -&gt; 0</text:p>
      <text:p text:style-name="Standard">Encoder output index 421 -&gt; 1</text:p>
      <text:p text:style-name="Standard">Encoder output index 422 -&gt; 1</text:p>
      <text:p text:style-name="Standard">Encoder output index 423 -&gt; 0</text:p>
      <text:p text:style-name="Standard">Encoder output index 424 -&gt; 1</text:p>
      <text:p text:style-name="Standard"><text:soft-page-break/>Encoder output index 425 -&gt; 0</text:p>
      <text:p text:style-name="Standard">Encoder output index 426 -&gt; 0</text:p>
      <text:p text:style-name="Standard">Encoder output index 427 -&gt; 1</text:p>
      <text:p text:style-name="Standard">Encoder output index 428 -&gt; 0</text:p>
      <text:p text:style-name="Standard">Encoder output index 429 -&gt; 1</text:p>
      <text:p text:style-name="Standard">Encoder output index 430 -&gt; 0</text:p>
      <text:p text:style-name="Standard">Encoder output index 431 -&gt; 0</text:p>
      <text:p text:style-name="Standard">Encoder output index 432 -&gt; 1</text:p>
      <text:p text:style-name="Standard">Encoder output index 433 -&gt; 1</text:p>
      <text:p text:style-name="Standard">Encoder output index 434 -&gt; 1</text:p>
      <text:p text:style-name="Standard">Encoder output index 435 -&gt; 0</text:p>
      <text:p text:style-name="Standard">Encoder output index 436 -&gt; 1</text:p>
      <text:p text:style-name="Standard">Encoder output index 437 -&gt; 0</text:p>
      <text:p text:style-name="Standard">Encoder output index 438 -&gt; 0</text:p>
      <text:p text:style-name="Standard">Encoder output index 439 -&gt; 0</text:p>
      <text:p text:style-name="Standard">Encoder output index 440 -&gt; 0</text:p>
      <text:p text:style-name="Standard">Encoder output index 441 -&gt; 1</text:p>
      <text:p text:style-name="Standard">Encoder output index 442 -&gt; 1</text:p>
      <text:p text:style-name="Standard">Encoder output index 443 -&gt; 1</text:p>
      <text:p text:style-name="Standard">Encoder output index 444 -&gt; 1</text:p>
      <text:p text:style-name="Standard">Encoder output index 445 -&gt; 1</text:p>
      <text:p text:style-name="Standard">Encoder output index 446 -&gt; 0</text:p>
      <text:p text:style-name="Standard">Encoder output index 447 -&gt; 0</text:p>
      <text:p text:style-name="Standard">Encoder output index 448 -&gt; 1</text:p>
      <text:p text:style-name="Standard">Encoder output index 449 -&gt; 1</text:p>
      <text:p text:style-name="Standard">Encoder output index 450 -&gt; 1</text:p>
      <text:p text:style-name="Standard">Encoder output index 451 -&gt; 0</text:p>
      <text:p text:style-name="Standard">Encoder output index 452 -&gt; 1</text:p>
      <text:p text:style-name="Standard">Encoder output index 453 -&gt; 0</text:p>
      <text:p text:style-name="Standard">Encoder output index 454 -&gt; 0</text:p>
      <text:p text:style-name="Standard">Encoder output index 455 -&gt; 1</text:p>
      <text:p text:style-name="Standard">Encoder output index 456 -&gt; 1</text:p>
      <text:p text:style-name="Standard">Encoder output index 457 -&gt; 0</text:p>
      <text:p text:style-name="Standard">Encoder output index 458 -&gt; 1</text:p>
      <text:p text:style-name="Standard">Encoder output index 459 -&gt; 1</text:p>
      <text:p text:style-name="Standard">Encoder output index 460 -&gt; 1</text:p>
      <text:p text:style-name="Standard">Encoder output index 461 -&gt; 0</text:p>
      <text:p text:style-name="Standard">Encoder output index 462 -&gt; 0</text:p>
      <text:p text:style-name="Standard">Encoder output index 463 -&gt; 0</text:p>
      <text:p text:style-name="Standard">Encoder output index 464 -&gt; 0</text:p>
      <text:p text:style-name="Standard">Encoder output index 465 -&gt; 1</text:p>
      <text:p text:style-name="Standard">Encoder output index 466 -&gt; 0</text:p>
      <text:p text:style-name="Standard">Encoder output index 467 -&gt; 0</text:p>
      <text:p text:style-name="Standard">Encoder output index 468 -&gt; 0</text:p>
      <text:p text:style-name="Standard">Encoder output index 469 -&gt; 1</text:p>
      <text:p text:style-name="Standard">Encoder output index 470 -&gt; 0</text:p>
      <text:p text:style-name="Standard">Encoder output index 471 -&gt; 0</text:p>
      <text:p text:style-name="Standard">Encoder output index 472 -&gt; 1</text:p>
      <text:p text:style-name="Standard">Encoder output index 473 -&gt; 1</text:p>
      <text:p text:style-name="Standard">Encoder output index 474 -&gt; 1</text:p>
      <text:p text:style-name="Standard">Encoder output index 475 -&gt; 0</text:p>
      <text:p text:style-name="Standard">Encoder output index 476 -&gt; 0</text:p>
      <text:p text:style-name="Standard"><text:soft-page-break/>Encoder output index 477 -&gt; 1</text:p>
      <text:p text:style-name="Standard">Encoder output index 478 -&gt; 0</text:p>
      <text:p text:style-name="Standard">Encoder output index 479 -&gt; 1</text:p>
      <text:p text:style-name="Standard">Encoder output index 480 -&gt; 0</text:p>
      <text:p text:style-name="Standard">Encoder output index 481 -&gt; 0</text:p>
      <text:p text:style-name="Standard">Encoder output index 482 -&gt; 1</text:p>
      <text:p text:style-name="Standard">Encoder output index 483 -&gt; 1</text:p>
      <text:p text:style-name="Standard">Encoder output index 484 -&gt; 1</text:p>
      <text:p text:style-name="Standard">Encoder output index 485 -&gt; 1</text:p>
      <text:p text:style-name="Standard">Encoder output index 486 -&gt; 1</text:p>
      <text:p text:style-name="Standard">Encoder output index 487 -&gt; 1</text:p>
      <text:p text:style-name="Standard">Encoder output index 488 -&gt; 0</text:p>
      <text:p text:style-name="Standard">Encoder output index 489 -&gt; 1</text:p>
      <text:p text:style-name="Standard">Encoder output index 490 -&gt; 1</text:p>
      <text:p text:style-name="Standard">Encoder output index 491 -&gt; 1</text:p>
      <text:p text:style-name="Standard">Encoder output index 492 -&gt; 1</text:p>
      <text:p text:style-name="Standard">Encoder output index 493 -&gt; 0</text:p>
      <text:p text:style-name="Standard">Encoder output index 494 -&gt; 0</text:p>
      <text:p text:style-name="Standard">Encoder output index 495 -&gt; 1</text:p>
      <text:p text:style-name="Standard">Encoder output index 496 -&gt; 1</text:p>
      <text:p text:style-name="Standard">Encoder output index 497 -&gt; 1</text:p>
      <text:p text:style-name="Standard">Encoder output index 498 -&gt; 0</text:p>
      <text:p text:style-name="Standard">Encoder output index 499 -&gt; 0</text:p>
      <text:p text:style-name="Standard">Encoder output index 500 -&gt; 0</text:p>
      <text:p text:style-name="Standard">Encoder output index 501 -&gt; 0</text:p>
      <text:p text:style-name="Standard">Encoder output index 502 -&gt; 0</text:p>
      <text:p text:style-name="Standard">Encoder output index 503 -&gt; 0</text:p>
      <text:p text:style-name="Standard">Encoder output index 504 -&gt; 1</text:p>
      <text:p text:style-name="Standard">Encoder output index 505 -&gt; 0</text:p>
      <text:p text:style-name="Standard">Encoder output index 506 -&gt; 1</text:p>
      <text:p text:style-name="Standard">Encoder output index 507 -&gt; 0</text:p>
      <text:p text:style-name="Standard">Encoder output index 508 -&gt; 1</text:p>
      <text:p text:style-name="Standard">Encoder output index 509 -&gt; 1</text:p>
      <text:p text:style-name="Standard">Encoder output index 510 -&gt; 0</text:p>
      <text:p text:style-name="Standard">Encoder output index 511 -&gt; 1</text:p>
      <text:p text:style-name="Standard">Encoder output index 512 -&gt; 1</text:p>
      <text:p text:style-name="Standard">Encoder output index 513 -&gt; 0</text:p>
      <text:p text:style-name="Standard">Encoder output index 514 -&gt; 1</text:p>
      <text:p text:style-name="Standard">Encoder output index 515 -&gt; 0</text:p>
      <text:p text:style-name="Standard">Encoder output index 516 -&gt; 0</text:p>
      <text:p text:style-name="Standard">Encoder output index 517 -&gt; 0</text:p>
      <text:p text:style-name="Standard">Encoder output index 518 -&gt; 0</text:p>
      <text:p text:style-name="Standard">Encoder output index 519 -&gt; 1</text:p>
      <text:p text:style-name="Standard">Encoder output index 520 -&gt; 1</text:p>
      <text:p text:style-name="Standard">Encoder output index 521 -&gt; 0</text:p>
      <text:p text:style-name="Standard">Encoder output index 522 -&gt; 0</text:p>
      <text:p text:style-name="Standard">Encoder output index 523 -&gt; 0</text:p>
      <text:p text:style-name="Standard">Encoder output index 524 -&gt; 1</text:p>
      <text:p text:style-name="Standard">Encoder output index 525 -&gt; 1</text:p>
      <text:p text:style-name="Standard">Encoder output index 526 -&gt; 0</text:p>
      <text:p text:style-name="Standard">Encoder output index 527 -&gt; 1</text:p>
      <text:p text:style-name="Standard">Encoder output index 528 -&gt; 1</text:p>
      <text:p text:style-name="Standard"><text:soft-page-break/>Encoder output index 529 -&gt; 0</text:p>
      <text:p text:style-name="Standard">Encoder output index 530 -&gt; 1</text:p>
      <text:p text:style-name="Standard">Encoder output index 531 -&gt; 0</text:p>
      <text:p text:style-name="Standard">Encoder output index 532 -&gt; 0</text:p>
      <text:p text:style-name="Standard">Encoder output index 533 -&gt; 1</text:p>
      <text:p text:style-name="Standard">Encoder output index 534 -&gt; 0</text:p>
      <text:p text:style-name="Standard">Encoder output index 535 -&gt; 0</text:p>
      <text:p text:style-name="Standard">Encoder output index 536 -&gt; 1</text:p>
      <text:p text:style-name="Standard">Encoder output index 537 -&gt; 0</text:p>
      <text:p text:style-name="Standard">Encoder output index 538 -&gt; 1</text:p>
      <text:p text:style-name="Standard">Encoder output index 539 -&gt; 1</text:p>
      <text:p text:style-name="Standard">Encoder output index 540 -&gt; 0</text:p>
      <text:p text:style-name="Standard">Encoder output index 541 -&gt; 0</text:p>
      <text:p text:style-name="Standard">Encoder output index 542 -&gt; 0</text:p>
      <text:p text:style-name="Standard">Encoder output index 543 -&gt; 0</text:p>
      <text:p text:style-name="Standard">Encoder output index 544 -&gt; 0</text:p>
      <text:p text:style-name="Standard">Encoder output index 545 -&gt; 1</text:p>
      <text:p text:style-name="Standard">Encoder output index 546 -&gt; 0</text:p>
      <text:p text:style-name="Standard">Encoder output index 547 -&gt; 0</text:p>
      <text:p text:style-name="Standard">Encoder output index 548 -&gt; 1</text:p>
      <text:p text:style-name="Standard">Encoder output index 549 -&gt; 1</text:p>
      <text:p text:style-name="Standard">Encoder output index 550 -&gt; 0</text:p>
      <text:p text:style-name="Standard">Encoder output index 551 -&gt; 1</text:p>
      <text:p text:style-name="Standard">Encoder output index 552 -&gt; 1</text:p>
      <text:p text:style-name="Standard">Encoder output index 553 -&gt; 1</text:p>
      <text:p text:style-name="Standard">Encoder output index 554 -&gt; 1</text:p>
      <text:p text:style-name="Standard">Encoder output index 555 -&gt; 0</text:p>
      <text:p text:style-name="Standard">Encoder output index 556 -&gt; 0</text:p>
      <text:p text:style-name="Standard">Encoder output index 557 -&gt; 0</text:p>
      <text:p text:style-name="Standard">Encoder output index 558 -&gt; 1</text:p>
      <text:p text:style-name="Standard">Encoder output index 559 -&gt; 1</text:p>
      <text:p text:style-name="Standard">Encoder output index 560 -&gt; 1</text:p>
      <text:p text:style-name="Standard">Encoder output index 561 -&gt; 1</text:p>
      <text:p text:style-name="Standard">Encoder output index 562 -&gt; 1</text:p>
      <text:p text:style-name="Standard">Encoder output index 563 -&gt; 0</text:p>
      <text:p text:style-name="Standard">Encoder output index 564 -&gt; 0</text:p>
      <text:p text:style-name="Standard">Encoder output index 565 -&gt; 1</text:p>
      <text:p text:style-name="Standard">Encoder output index 566 -&gt; 1</text:p>
      <text:p text:style-name="Standard">Encoder output index 567 -&gt; 0</text:p>
      <text:p text:style-name="Standard">Encoder output index 568 -&gt; 1</text:p>
      <text:p text:style-name="Standard">Encoder output index 569 -&gt; 0</text:p>
      <text:p text:style-name="Standard">Encoder output index 570 -&gt; 0</text:p>
      <text:p text:style-name="Standard">Encoder output index 571 -&gt; 0</text:p>
      <text:p text:style-name="Standard">Encoder output index 572 -&gt; 0</text:p>
      <text:p text:style-name="Standard">Encoder output index 573 -&gt; 0</text:p>
      <text:p text:style-name="Standard">Encoder output index 574 -&gt; 0</text:p>
      <text:p text:style-name="Standard">Encoder output index 575 -&gt; 1</text:p>
      <text:p text:style-name="Standard">Encoder output index 576 -&gt; 1</text:p>
      <text:p text:style-name="Standard">Encoder output index 577 -&gt; 1</text:p>
      <text:p text:style-name="Standard">Encoder output index 578 -&gt; 0</text:p>
      <text:p text:style-name="Standard">Encoder output index 579 -&gt; 1</text:p>
      <text:p text:style-name="Standard">Encoder output index 580 -&gt; 1</text:p>
      <text:p text:style-name="Standard"><text:soft-page-break/>Encoder output index 581 -&gt; 1</text:p>
      <text:p text:style-name="Standard">Encoder output index 582 -&gt; 0</text:p>
      <text:p text:style-name="Standard">Encoder output index 583 -&gt; 0</text:p>
      <text:p text:style-name="Standard">Encoder output index 584 -&gt; 0</text:p>
      <text:p text:style-name="Standard">Encoder output index 585 -&gt; 0</text:p>
      <text:p text:style-name="Standard">Encoder output index 586 -&gt; 0</text:p>
      <text:p text:style-name="Standard">Encoder output index 587 -&gt; 1</text:p>
      <text:p text:style-name="Standard">Encoder output index 588 -&gt; 0</text:p>
      <text:p text:style-name="Standard">Encoder output index 589 -&gt; 1</text:p>
      <text:p text:style-name="Standard">Encoder output index 590 -&gt; 0</text:p>
      <text:p text:style-name="Standard">Encoder output index 591 -&gt; 0</text:p>
      <text:p text:style-name="Standard">Encoder output index 592 -&gt; 0</text:p>
      <text:p text:style-name="Standard">Encoder output index 593 -&gt; 1</text:p>
      <text:p text:style-name="Standard">Encoder output index 594 -&gt; 1</text:p>
      <text:p text:style-name="Standard">Encoder output index 595 -&gt; 0</text:p>
      <text:p text:style-name="Standard">Encoder output index 596 -&gt; 1</text:p>
      <text:p text:style-name="Standard">Encoder output index 597 -&gt; 0</text:p>
      <text:p text:style-name="Standard">Encoder output index 598 -&gt; 1</text:p>
      <text:p text:style-name="Standard">Encoder output index 599 -&gt; 0</text:p>
      <text:p text:style-name="Standard">Encoder output index 600 -&gt; 0</text:p>
      <text:p text:style-name="Standard">Encoder output index 601 -&gt; 0</text:p>
      <text:p text:style-name="Standard">Encoder output index 602 -&gt; 1</text:p>
      <text:p text:style-name="Standard">Encoder output index 603 -&gt; 1</text:p>
      <text:p text:style-name="Standard">Encoder output index 604 -&gt; 1</text:p>
      <text:p text:style-name="Standard">Encoder output index 605 -&gt; 1</text:p>
      <text:p text:style-name="Standard">Encoder output index 606 -&gt; 1</text:p>
      <text:p text:style-name="Standard">Encoder output index 607 -&gt; 0</text:p>
      <text:p text:style-name="Standard">Encoder output index 608 -&gt; 1</text:p>
      <text:p text:style-name="Standard">Encoder output index 609 -&gt; 0</text:p>
      <text:p text:style-name="Standard">Encoder output index 610 -&gt; 0</text:p>
      <text:p text:style-name="Standard">Encoder output index 611 -&gt; 0</text:p>
      <text:p text:style-name="Standard">Encoder output index 612 -&gt; 0</text:p>
      <text:p text:style-name="Standard">Encoder output index 613 -&gt; 0</text:p>
      <text:p text:style-name="Standard">Encoder output index 614 -&gt; 0</text:p>
      <text:p text:style-name="Standard">Encoder output index 615 -&gt; 1</text:p>
      <text:p text:style-name="Standard">Encoder output index 616 -&gt; 0</text:p>
      <text:p text:style-name="Standard">Encoder output index 617 -&gt; 1</text:p>
      <text:p text:style-name="Standard">Encoder output index 618 -&gt; 1</text:p>
      <text:p text:style-name="Standard">Encoder output index 619 -&gt; 0</text:p>
      <text:p text:style-name="Standard">Encoder output index 620 -&gt; 1</text:p>
      <text:p text:style-name="Standard">Encoder output index 621 -&gt; 1</text:p>
      <text:p text:style-name="Standard">Encoder output index 622 -&gt; 0</text:p>
      <text:p text:style-name="Standard">Encoder output index 623 -&gt; 0</text:p>
      <text:p text:style-name="Standard">Encoder output index 624 -&gt; 1</text:p>
      <text:p text:style-name="Standard">Encoder output index 625 -&gt; 0</text:p>
      <text:p text:style-name="Standard">Encoder output index 626 -&gt; 1</text:p>
      <text:p text:style-name="Standard">Encoder output index 627 -&gt; 0</text:p>
      <text:p text:style-name="Standard">Encoder output index 628 -&gt; 0</text:p>
      <text:p text:style-name="Standard">Encoder output index 629 -&gt; 1</text:p>
      <text:p text:style-name="Standard">Encoder output index 630 -&gt; 0</text:p>
      <text:p text:style-name="Standard">Encoder output index 631 -&gt; 1</text:p>
      <text:p text:style-name="Standard">Encoder output index 632 -&gt; 1</text:p>
      <text:p text:style-name="Standard"><text:soft-page-break/>Encoder output index 633 -&gt; 1</text:p>
      <text:p text:style-name="Standard">Encoder output index 634 -&gt; 0</text:p>
      <text:p text:style-name="Standard">Encoder output index 635 -&gt; 1</text:p>
      <text:p text:style-name="Standard">Encoder output index 636 -&gt; 0</text:p>
      <text:p text:style-name="Standard">Encoder output index 637 -&gt; 0</text:p>
      <text:p text:style-name="Standard">Encoder output index 638 -&gt; 1</text:p>
      <text:p text:style-name="Standard">Encoder output index 639 -&gt; 0</text:p>
      <text:p text:style-name="Standard">Encoder output index 640 -&gt; 1</text:p>
      <text:p text:style-name="Standard">Encoder output index 641 -&gt; 0</text:p>
      <text:p text:style-name="Standard">Encoder output index 642 -&gt; 0</text:p>
      <text:p text:style-name="Standard">Encoder output index 643 -&gt; 1</text:p>
      <text:p text:style-name="Standard">Encoder output index 644 -&gt; 1</text:p>
      <text:p text:style-name="Standard">Encoder output index 645 -&gt; 0</text:p>
      <text:p text:style-name="Standard">Encoder output index 646 -&gt; 1</text:p>
      <text:p text:style-name="Standard">Encoder output index 647 -&gt; 1</text:p>
      <text:p text:style-name="Standard">Frame 0, Y_N[0] = -0.414537</text:p>
      <text:p text:style-name="Standard">Frame 0, Y_N[1] = -0.163431</text:p>
      <text:p text:style-name="Standard">Frame 0, Y_N[2] = -0.971071</text:p>
      <text:p text:style-name="Standard">Frame 0, Y_N[3] = -0.753870</text:p>
      <text:p text:style-name="Standard">Frame 0, Y_N[4] = 1.533669</text:p>
      <text:p text:style-name="Standard">Frame 0, Y_N[5] = -1.071664</text:p>
      <text:p text:style-name="Standard">Frame 0, Y_N[6] = -1.441225</text:p>
      <text:p text:style-name="Standard">Frame 0, Y_N[7] = 1.006970</text:p>
      <text:p text:style-name="Standard">Frame 0, Y_N[8] = -1.413302</text:p>
      <text:p text:style-name="Standard">Frame 0, Y_N[9] = -1.746112</text:p>
      <text:p text:style-name="Standard">Frame 0, Y_N[10] = -1.525655</text:p>
      <text:p text:style-name="Standard">Frame 0, Y_N[11] = 0.154869</text:p>
      <text:p text:style-name="Standard">Frame 0, Y_N[12] = -0.954115</text:p>
      <text:p text:style-name="Standard">Frame 0, Y_N[13] = 1.134721</text:p>
      <text:p text:style-name="Standard">Frame 0, Y_N[14] = -0.647997</text:p>
      <text:p text:style-name="Standard">Frame 0, Y_N[15] = -1.023121</text:p>
      <text:p text:style-name="Standard">Frame 0, Y_N[16] = 0.462097</text:p>
      <text:p text:style-name="Standard">Frame 0, Y_N[17] = -0.969598</text:p>
      <text:p text:style-name="Standard">Frame 0, Y_N[18] = 0.593742</text:p>
      <text:p text:style-name="Standard">Frame 0, Y_N[19] = 0.446235</text:p>
      <text:p text:style-name="Standard">Frame 0, Y_N[20] = 0.703771</text:p>
      <text:p text:style-name="Standard">Frame 0, Y_N[21] = 0.644210</text:p>
      <text:p text:style-name="Standard">Frame 0, Y_N[22] = -1.774920</text:p>
      <text:p text:style-name="Standard">Frame 0, Y_N[23] = 1.071776</text:p>
      <text:p text:style-name="Standard">Frame 0, Y_N[24] = -0.171777</text:p>
      <text:p text:style-name="Standard">Frame 0, Y_N[25] = -0.537482</text:p>
      <text:p text:style-name="Standard">Frame 0, Y_N[26] = -0.788677</text:p>
      <text:p text:style-name="Standard">Frame 0, Y_N[27] = -1.685144</text:p>
      <text:p text:style-name="Standard">Frame 0, Y_N[28] = -1.003933</text:p>
      <text:p text:style-name="Standard">Frame 0, Y_N[29] = 0.274171</text:p>
      <text:p text:style-name="Standard">Frame 0, Y_N[30] = -0.359526</text:p>
      <text:p text:style-name="Standard">Frame 0, Y_N[31] = 1.104785</text:p>
      <text:p text:style-name="Standard">Frame 0, Y_N[32] = -1.075498</text:p>
      <text:p text:style-name="Standard">Frame 0, Y_N[33] = -1.101599</text:p>
      <text:p text:style-name="Standard">Frame 0, Y_N[34] = -1.052235</text:p>
      <text:p text:style-name="Standard">Frame 0, Y_N[35] = -1.783467</text:p>
      <text:p text:style-name="Standard">Frame 0, Y_N[36] = -1.430560</text:p>
      <text:p text:style-name="Standard"><text:soft-page-break/>Frame 0, Y_N[37] = 0.679733</text:p>
      <text:p text:style-name="Standard">Frame 0, Y_N[38] = -1.396921</text:p>
      <text:p text:style-name="Standard">Frame 0, Y_N[39] = 0.170041</text:p>
      <text:p text:style-name="Standard">Frame 0, Y_N[40] = 0.915670</text:p>
      <text:p text:style-name="Standard">Frame 0, Y_N[41] = -1.218779</text:p>
      <text:p text:style-name="Standard">Frame 0, Y_N[42] = -1.023579</text:p>
      <text:p text:style-name="Standard">Frame 0, Y_N[43] = -1.031580</text:p>
      <text:p text:style-name="Standard">Frame 0, Y_N[44] = 1.593594</text:p>
      <text:p text:style-name="Standard">Frame 0, Y_N[45] = -1.667574</text:p>
      <text:p text:style-name="Standard">Frame 0, Y_N[46] = -0.944580</text:p>
      <text:p text:style-name="Standard">Frame 0, Y_N[47] = 1.115984</text:p>
      <text:p text:style-name="Standard">Frame 0, Y_N[48] = 1.131708</text:p>
      <text:p text:style-name="Standard">Frame 0, Y_N[49] = 0.183937</text:p>
      <text:p text:style-name="Standard">Frame 0, Y_N[50] = 0.889165</text:p>
      <text:p text:style-name="Standard">Frame 0, Y_N[51] = -0.498604</text:p>
      <text:p text:style-name="Standard">Frame 0, Y_N[52] = 1.292687</text:p>
      <text:p text:style-name="Standard">Frame 0, Y_N[53] = -0.911289</text:p>
      <text:p text:style-name="Standard">Frame 0, Y_N[54] = -0.915337</text:p>
      <text:p text:style-name="Standard">Frame 0, Y_N[55] = 0.006856</text:p>
      <text:p text:style-name="Standard">Frame 0, Y_N[56] = -1.276647</text:p>
      <text:p text:style-name="Standard">Frame 0, Y_N[57] = 1.429115</text:p>
      <text:p text:style-name="Standard">Frame 0, Y_N[58] = 1.538814</text:p>
      <text:p text:style-name="Standard">Frame 0, Y_N[59] = -0.914611</text:p>
      <text:p text:style-name="Standard">Frame 0, Y_N[60] = 1.083751</text:p>
      <text:p text:style-name="Standard">Frame 0, Y_N[61] = 0.761829</text:p>
      <text:p text:style-name="Standard">Frame 0, Y_N[62] = 0.869398</text:p>
      <text:p text:style-name="Standard">Frame 0, Y_N[63] = 0.848228</text:p>
      <text:p text:style-name="Standard">Frame 0, Y_N[64] = 1.269068</text:p>
      <text:p text:style-name="Standard">Frame 0, Y_N[65] = -1.157296</text:p>
      <text:p text:style-name="Standard">Frame 0, Y_N[66] = 1.565939</text:p>
      <text:p text:style-name="Standard">Frame 0, Y_N[67] = -1.500608</text:p>
      <text:p text:style-name="Standard">Frame 0, Y_N[68] = 1.266981</text:p>
      <text:p text:style-name="Standard">Frame 0, Y_N[69] = 1.056181</text:p>
      <text:p text:style-name="Standard">Frame 0, Y_N[70] = 0.664362</text:p>
      <text:p text:style-name="Standard">Frame 0, Y_N[71] = -1.289644</text:p>
      <text:p text:style-name="Standard">Frame 0, Y_N[72] = -0.569564</text:p>
      <text:p text:style-name="Standard">Frame 0, Y_N[73] = -1.013021</text:p>
      <text:p text:style-name="Standard">Frame 0, Y_N[74] = -1.085972</text:p>
      <text:p text:style-name="Standard">Frame 0, Y_N[75] = -1.101436</text:p>
      <text:p text:style-name="Standard">Frame 0, Y_N[76] = -0.845162</text:p>
      <text:p text:style-name="Standard">Frame 0, Y_N[77] = -1.229506</text:p>
      <text:p text:style-name="Standard">Frame 0, Y_N[78] = -1.061966</text:p>
      <text:p text:style-name="Standard">Frame 0, Y_N[79] = 0.780158</text:p>
      <text:p text:style-name="Standard">Frame 0, Y_N[80] = 0.678509</text:p>
      <text:p text:style-name="Standard">Frame 0, Y_N[81] = -1.903109</text:p>
      <text:p text:style-name="Standard">Frame 0, Y_N[82] = -0.991084</text:p>
      <text:p text:style-name="Standard">Frame 0, Y_N[83] = 1.583250</text:p>
      <text:p text:style-name="Standard">Frame 0, Y_N[84] = -1.771474</text:p>
      <text:p text:style-name="Standard">Frame 0, Y_N[85] = 1.105201</text:p>
      <text:p text:style-name="Standard">Frame 0, Y_N[86] = -0.940330</text:p>
      <text:p text:style-name="Standard">Frame 0, Y_N[87] = 1.703890</text:p>
      <text:p text:style-name="Standard">Frame 0, Y_N[88] = 0.666536</text:p>
      <text:p text:style-name="Standard"><text:soft-page-break/>Frame 0, Y_N[89] = 0.922310</text:p>
      <text:p text:style-name="Standard">Frame 0, Y_N[90] = -0.314078</text:p>
      <text:p text:style-name="Standard">Frame 0, Y_N[91] = 1.693797</text:p>
      <text:p text:style-name="Standard">Frame 0, Y_N[92] = 0.880244</text:p>
      <text:p text:style-name="Standard">Frame 0, Y_N[93] = 1.328891</text:p>
      <text:p text:style-name="Standard">Frame 0, Y_N[94] = -0.790405</text:p>
      <text:p text:style-name="Standard">Frame 0, Y_N[95] = -0.496948</text:p>
      <text:p text:style-name="Standard">Frame 0, Y_N[96] = 0.714319</text:p>
      <text:p text:style-name="Standard">Frame 0, Y_N[97] = 1.279234</text:p>
      <text:p text:style-name="Standard">Frame 0, Y_N[98] = 0.297623</text:p>
      <text:p text:style-name="Standard">Frame 0, Y_N[99] = 1.405319</text:p>
      <text:p text:style-name="Standard">Frame 0, Y_N[100] = 1.046637</text:p>
      <text:p text:style-name="Standard">Frame 0, Y_N[101] = 0.982145</text:p>
      <text:p text:style-name="Standard">Frame 0, Y_N[102] = -2.022399</text:p>
      <text:p text:style-name="Standard">Frame 0, Y_N[103] = -1.756942</text:p>
      <text:p text:style-name="Standard">Frame 0, Y_N[104] = -0.575996</text:p>
      <text:p text:style-name="Standard">Frame 0, Y_N[105] = -0.553373</text:p>
      <text:p text:style-name="Standard">Frame 0, Y_N[106] = -0.646051</text:p>
      <text:p text:style-name="Standard">Frame 0, Y_N[107] = -0.414473</text:p>
      <text:p text:style-name="Standard">Frame 0, Y_N[108] = 1.316273</text:p>
      <text:p text:style-name="Standard">Frame 0, Y_N[109] = -1.404723</text:p>
      <text:p text:style-name="Standard">Frame 0, Y_N[110] = -1.482248</text:p>
      <text:p text:style-name="Standard">Frame 0, Y_N[111] = -0.643459</text:p>
      <text:p text:style-name="Standard">Frame 0, Y_N[112] = -0.454349</text:p>
      <text:p text:style-name="Standard">Frame 0, Y_N[113] = -1.039582</text:p>
      <text:p text:style-name="Standard">Frame 0, Y_N[114] = -0.696134</text:p>
      <text:p text:style-name="Standard">Frame 0, Y_N[115] = -1.646804</text:p>
      <text:p text:style-name="Standard">Frame 0, Y_N[116] = 0.708592</text:p>
      <text:p text:style-name="Standard">Frame 0, Y_N[117] = 1.693973</text:p>
      <text:p text:style-name="Standard">Frame 0, Y_N[118] = -0.044594</text:p>
      <text:p text:style-name="Standard">Frame 0, Y_N[119] = 0.369966</text:p>
      <text:p text:style-name="Standard">Frame 0, Y_N[120] = -1.144946</text:p>
      <text:p text:style-name="Standard">Frame 0, Y_N[121] = 1.005097</text:p>
      <text:p text:style-name="Standard">Frame 0, Y_N[122] = -1.712045</text:p>
      <text:p text:style-name="Standard">Frame 0, Y_N[123] = -0.744020</text:p>
      <text:p text:style-name="Standard">Frame 0, Y_N[124] = -0.621957</text:p>
      <text:p text:style-name="Standard">Frame 0, Y_N[125] = 1.055759</text:p>
      <text:p text:style-name="Standard">Frame 0, Y_N[126] = -2.067576</text:p>
      <text:p text:style-name="Standard">Frame 0, Y_N[127] = -0.397576</text:p>
      <text:p text:style-name="Standard">Frame 0, Y_N[128] = 1.346509</text:p>
      <text:p text:style-name="Standard">Frame 0, Y_N[129] = -0.351689</text:p>
      <text:p text:style-name="Standard">Frame 0, Y_N[130] = -1.268670</text:p>
      <text:p text:style-name="Standard">Frame 0, Y_N[131] = -0.776159</text:p>
      <text:p text:style-name="Standard">Frame 0, Y_N[132] = -1.346964</text:p>
      <text:p text:style-name="Standard">Frame 0, Y_N[133] = -0.805306</text:p>
      <text:p text:style-name="Standard">Frame 0, Y_N[134] = 0.869577</text:p>
      <text:p text:style-name="Standard">Frame 0, Y_N[135] = 0.947581</text:p>
      <text:p text:style-name="Standard">Frame 0, Y_N[136] = -1.088818</text:p>
      <text:p text:style-name="Standard">Frame 0, Y_N[137] = -1.052546</text:p>
      <text:p text:style-name="Standard">Frame 0, Y_N[138] = -1.489258</text:p>
      <text:p text:style-name="Standard">Frame 0, Y_N[139] = -0.759837</text:p>
      <text:p text:style-name="Standard">Frame 0, Y_N[140] = -1.140804</text:p>
      <text:p text:style-name="Standard"><text:soft-page-break/>Frame 0, Y_N[141] = -0.960529</text:p>
      <text:p text:style-name="Standard">Frame 0, Y_N[142] = -0.995416</text:p>
      <text:p text:style-name="Standard">Frame 0, Y_N[143] = 0.895215</text:p>
      <text:p text:style-name="Standard">Frame 0, Y_N[144] = 1.081359</text:p>
      <text:p text:style-name="Standard">Frame 0, Y_N[145] = -0.743026</text:p>
      <text:p text:style-name="Standard">Frame 0, Y_N[146] = -1.193909</text:p>
      <text:p text:style-name="Standard">Frame 0, Y_N[147] = -0.248214</text:p>
      <text:p text:style-name="Standard">Frame 0, Y_N[148] = -1.331930</text:p>
      <text:p text:style-name="Standard">Frame 0, Y_N[149] = -1.047347</text:p>
      <text:p text:style-name="Standard">Frame 0, Y_N[150] = -0.739140</text:p>
      <text:p text:style-name="Standard">Frame 0, Y_N[151] = 0.904949</text:p>
      <text:p text:style-name="Standard">Frame 0, Y_N[152] = -0.871118</text:p>
      <text:p text:style-name="Standard">Frame 0, Y_N[153] = 1.069483</text:p>
      <text:p text:style-name="Standard">Frame 0, Y_N[154] = -0.935657</text:p>
      <text:p text:style-name="Standard">Frame 0, Y_N[155] = 1.164869</text:p>
      <text:p text:style-name="Standard">Frame 0, Y_N[156] = 1.059756</text:p>
      <text:p text:style-name="Standard">Frame 0, Y_N[157] = 1.598830</text:p>
      <text:p text:style-name="Standard">Frame 0, Y_N[158] = 0.597716</text:p>
      <text:p text:style-name="Standard">Frame 0, Y_N[159] = 0.501006</text:p>
      <text:p text:style-name="Standard">Frame 0, Y_N[160] = 1.205879</text:p>
      <text:p text:style-name="Standard">Frame 0, Y_N[161] = 1.258980</text:p>
      <text:p text:style-name="Standard">Frame 0, Y_N[162] = 0.675357</text:p>
      <text:p text:style-name="Standard">Frame 0, Y_N[163] = -1.308828</text:p>
      <text:p text:style-name="Standard">Frame 0, Y_N[164] = 1.323952</text:p>
      <text:p text:style-name="Standard">Frame 0, Y_N[165] = 1.941891</text:p>
      <text:p text:style-name="Standard">Frame 0, Y_N[166] = 0.951943</text:p>
      <text:p text:style-name="Standard">Frame 0, Y_N[167] = -1.779383</text:p>
      <text:p text:style-name="Standard">Frame 0, Y_N[168] = -0.610574</text:p>
      <text:p text:style-name="Standard">Frame 0, Y_N[169] = -0.144741</text:p>
      <text:p text:style-name="Standard">Frame 0, Y_N[170] = -1.235355</text:p>
      <text:p text:style-name="Standard">Frame 0, Y_N[171] = 1.001163</text:p>
      <text:p text:style-name="Standard">Frame 0, Y_N[172] = -1.197738</text:p>
      <text:p text:style-name="Standard">Frame 0, Y_N[173] = 0.899573</text:p>
      <text:p text:style-name="Standard">Frame 0, Y_N[174] = -1.003606</text:p>
      <text:p text:style-name="Standard">Frame 0, Y_N[175] = 1.101451</text:p>
      <text:p text:style-name="Standard">Frame 0, Y_N[176] = -1.390274</text:p>
      <text:p text:style-name="Standard">Frame 0, Y_N[177] = 1.116374</text:p>
      <text:p text:style-name="Standard">Frame 0, Y_N[178] = 1.236264</text:p>
      <text:p text:style-name="Standard">Frame 0, Y_N[179] = -0.538115</text:p>
      <text:p text:style-name="Standard">Frame 0, Y_N[180] = 1.091641</text:p>
      <text:p text:style-name="Standard">Frame 0, Y_N[181] = -1.427397</text:p>
      <text:p text:style-name="Standard">Frame 0, Y_N[182] = -1.016723</text:p>
      <text:p text:style-name="Standard">Frame 0, Y_N[183] = 0.806081</text:p>
      <text:p text:style-name="Standard">Frame 0, Y_N[184] = -1.198040</text:p>
      <text:p text:style-name="Standard">Frame 0, Y_N[185] = 0.817604</text:p>
      <text:p text:style-name="Standard">Frame 0, Y_N[186] = 0.104187</text:p>
      <text:p text:style-name="Standard">Frame 0, Y_N[187] = 0.446911</text:p>
      <text:p text:style-name="Standard">Frame 0, Y_N[188] = 1.178184</text:p>
      <text:p text:style-name="Standard">Frame 0, Y_N[189] = 1.710070</text:p>
      <text:p text:style-name="Standard">Frame 0, Y_N[190] = -0.428927</text:p>
      <text:p text:style-name="Standard">Frame 0, Y_N[191] = 1.421335</text:p>
      <text:p text:style-name="Standard">Frame 0, Y_N[192] = 0.047113</text:p>
      <text:p text:style-name="Standard"><text:soft-page-break/>Frame 0, Y_N[193] = 1.265276</text:p>
      <text:p text:style-name="Standard">Frame 0, Y_N[194] = 1.420667</text:p>
      <text:p text:style-name="Standard">Frame 0, Y_N[195] = -0.394290</text:p>
      <text:p text:style-name="Standard">Frame 0, Y_N[196] = -1.471269</text:p>
      <text:p text:style-name="Standard">Frame 0, Y_N[197] = 1.466806</text:p>
      <text:p text:style-name="Standard">Frame 0, Y_N[198] = 0.227776</text:p>
      <text:p text:style-name="Standard">Frame 0, Y_N[199] = -1.547535</text:p>
      <text:p text:style-name="Standard">Frame 0, Y_N[200] = 1.002451</text:p>
      <text:p text:style-name="Standard">Frame 0, Y_N[201] = -1.464901</text:p>
      <text:p text:style-name="Standard">Frame 0, Y_N[202] = 0.677605</text:p>
      <text:p text:style-name="Standard">Frame 0, Y_N[203] = 1.061660</text:p>
      <text:p text:style-name="Standard">Frame 0, Y_N[204] = 1.447339</text:p>
      <text:p text:style-name="Standard">Frame 0, Y_N[205] = -0.789071</text:p>
      <text:p text:style-name="Standard">Frame 0, Y_N[206] = 0.291196</text:p>
      <text:p text:style-name="Standard">Frame 0, Y_N[207] = 1.722841</text:p>
      <text:p text:style-name="Standard">Frame 0, Y_N[208] = 1.192467</text:p>
      <text:p text:style-name="Standard">Frame 0, Y_N[209] = -1.032676</text:p>
      <text:p text:style-name="Standard">Frame 0, Y_N[210] = 0.591999</text:p>
      <text:p text:style-name="Standard">Frame 0, Y_N[211] = 0.809645</text:p>
      <text:p text:style-name="Standard">Frame 0, Y_N[212] = 0.911350</text:p>
      <text:p text:style-name="Standard">Frame 0, Y_N[213] = 1.077959</text:p>
      <text:p text:style-name="Standard">Frame 0, Y_N[214] = 1.221099</text:p>
      <text:p text:style-name="Standard">Frame 0, Y_N[215] = -1.658671</text:p>
      <text:p text:style-name="Standard">Frame 0, Y_N[216] = 1.860599</text:p>
      <text:p text:style-name="Standard">Frame 0, Y_N[217] = 1.116660</text:p>
      <text:p text:style-name="Standard">Frame 0, Y_N[218] = 0.681042</text:p>
      <text:p text:style-name="Standard">Frame 0, Y_N[219] = 0.186494</text:p>
      <text:p text:style-name="Standard">Frame 0, Y_N[220] = 1.751454</text:p>
      <text:p text:style-name="Standard">Frame 0, Y_N[221] = 0.654205</text:p>
      <text:p text:style-name="Standard">Frame 0, Y_N[222] = -0.515297</text:p>
      <text:p text:style-name="Standard">Frame 0, Y_N[223] = 0.875193</text:p>
      <text:p text:style-name="Standard">Frame 0, Y_N[224] = 0.334763</text:p>
      <text:p text:style-name="Standard">Frame 0, Y_N[225] = -0.354867</text:p>
      <text:p text:style-name="Standard">Frame 0, Y_N[226] = 1.639401</text:p>
      <text:p text:style-name="Standard">Frame 0, Y_N[227] = -0.879732</text:p>
      <text:p text:style-name="Standard">Frame 0, Y_N[228] = 0.773113</text:p>
      <text:p text:style-name="Standard">Frame 0, Y_N[229] = 1.124406</text:p>
      <text:p text:style-name="Standard">Frame 0, Y_N[230] = -0.664591</text:p>
      <text:p text:style-name="Standard">Frame 0, Y_N[231] = -1.577020</text:p>
      <text:p text:style-name="Standard">Frame 0, Y_N[232] = -0.226803</text:p>
      <text:p text:style-name="Standard">Frame 0, Y_N[233] = 0.283102</text:p>
      <text:p text:style-name="Standard">Frame 0, Y_N[234] = 1.300144</text:p>
      <text:p text:style-name="Standard">Frame 0, Y_N[235] = -0.853633</text:p>
      <text:p text:style-name="Standard">Frame 0, Y_N[236] = -1.178951</text:p>
      <text:p text:style-name="Standard">Frame 0, Y_N[237] = 0.953595</text:p>
      <text:p text:style-name="Standard">Frame 0, Y_N[238] = -1.496481</text:p>
      <text:p text:style-name="Standard">Frame 0, Y_N[239] = 1.123251</text:p>
      <text:p text:style-name="Standard">Frame 0, Y_N[240] = -0.654612</text:p>
      <text:p text:style-name="Standard">Frame 0, Y_N[241] = 1.330905</text:p>
      <text:p text:style-name="Standard">Frame 0, Y_N[242] = 0.949747</text:p>
      <text:p text:style-name="Standard">Frame 0, Y_N[243] = 0.843033</text:p>
      <text:p text:style-name="Standard">Frame 0, Y_N[244] = -1.242442</text:p>
      <text:p text:style-name="Standard"><text:soft-page-break/>Frame 0, Y_N[245] = 1.054465</text:p>
      <text:p text:style-name="Standard">Frame 0, Y_N[246] = -0.909397</text:p>
      <text:p text:style-name="Standard">Frame 0, Y_N[247] = 0.120538</text:p>
      <text:p text:style-name="Standard">Frame 0, Y_N[248] = 1.449699</text:p>
      <text:p text:style-name="Standard">Frame 0, Y_N[249] = -0.809844</text:p>
      <text:p text:style-name="Standard">Frame 0, Y_N[250] = -0.887068</text:p>
      <text:p text:style-name="Standard">Frame 0, Y_N[251] = -0.333160</text:p>
      <text:p text:style-name="Standard">Frame 0, Y_N[252] = -0.728229</text:p>
      <text:p text:style-name="Standard">Frame 0, Y_N[253] = -1.082350</text:p>
      <text:p text:style-name="Standard">Frame 0, Y_N[254] = -1.661423</text:p>
      <text:p text:style-name="Standard">Frame 0, Y_N[255] = 0.241798</text:p>
      <text:p text:style-name="Standard">Frame 0, Y_N[256] = -2.009922</text:p>
      <text:p text:style-name="Standard">Frame 0, Y_N[257] = -1.187259</text:p>
      <text:p text:style-name="Standard">Frame 0, Y_N[258] = -0.567141</text:p>
      <text:p text:style-name="Standard">Frame 0, Y_N[259] = 0.467194</text:p>
      <text:p text:style-name="Standard">Frame 0, Y_N[260] = 0.842622</text:p>
      <text:p text:style-name="Standard">Frame 0, Y_N[261] = -1.509977</text:p>
      <text:p text:style-name="Standard">Frame 0, Y_N[262] = -1.287630</text:p>
      <text:p text:style-name="Standard">Frame 0, Y_N[263] = -0.604277</text:p>
      <text:p text:style-name="Standard">Frame 0, Y_N[264] = 1.065699</text:p>
      <text:p text:style-name="Standard">Frame 0, Y_N[265] = -0.313663</text:p>
      <text:p text:style-name="Standard">Frame 0, Y_N[266] = 1.181165</text:p>
      <text:p text:style-name="Standard">Frame 0, Y_N[267] = 1.301496</text:p>
      <text:p text:style-name="Standard">Frame 0, Y_N[268] = 1.605856</text:p>
      <text:p text:style-name="Standard">Frame 0, Y_N[269] = -0.880358</text:p>
      <text:p text:style-name="Standard">Frame 0, Y_N[270] = 1.635280</text:p>
      <text:p text:style-name="Standard">Frame 0, Y_N[271] = -0.570674</text:p>
      <text:p text:style-name="Standard">Frame 0, Y_N[272] = -0.946459</text:p>
      <text:p text:style-name="Standard">Frame 0, Y_N[273] = -0.967170</text:p>
      <text:p text:style-name="Standard">Frame 0, Y_N[274] = 0.962366</text:p>
      <text:p text:style-name="Standard">Frame 0, Y_N[275] = 0.644251</text:p>
      <text:p text:style-name="Standard">Frame 0, Y_N[276] = -1.173566</text:p>
      <text:p text:style-name="Standard">Frame 0, Y_N[277] = 0.736118</text:p>
      <text:p text:style-name="Standard">Frame 0, Y_N[278] = -1.590610</text:p>
      <text:p text:style-name="Standard">Frame 0, Y_N[279] = -1.226533</text:p>
      <text:p text:style-name="Standard">Frame 0, Y_N[280] = -0.876708</text:p>
      <text:p text:style-name="Standard">Frame 0, Y_N[281] = 0.672711</text:p>
      <text:p text:style-name="Standard">Frame 0, Y_N[282] = 0.518649</text:p>
      <text:p text:style-name="Standard">Frame 0, Y_N[283] = 0.907586</text:p>
      <text:p text:style-name="Standard">Frame 0, Y_N[284] = -0.451749</text:p>
      <text:p text:style-name="Standard">Frame 0, Y_N[285] = 0.861031</text:p>
      <text:p text:style-name="Standard">Frame 0, Y_N[286] = 0.080304</text:p>
      <text:p text:style-name="Standard">Frame 0, Y_N[287] = -1.537211</text:p>
      <text:p text:style-name="Standard">Frame 0, Y_N[288] = -0.815032</text:p>
      <text:p text:style-name="Standard">Frame 0, Y_N[289] = 1.152313</text:p>
      <text:p text:style-name="Standard">Frame 0, Y_N[290] = -1.433382</text:p>
      <text:p text:style-name="Standard">Frame 0, Y_N[291] = -0.634371</text:p>
      <text:p text:style-name="Standard">Frame 0, Y_N[292] = 1.041217</text:p>
      <text:p text:style-name="Standard">Frame 0, Y_N[293] = 0.984648</text:p>
      <text:p text:style-name="Standard">Frame 0, Y_N[294] = 1.129846</text:p>
      <text:p text:style-name="Standard">Frame 0, Y_N[295] = 0.647211</text:p>
      <text:p text:style-name="Standard">Frame 0, Y_N[296] = 0.791918</text:p>
      <text:p text:style-name="Standard"><text:soft-page-break/>Frame 0, Y_N[297] = -1.014271</text:p>
      <text:p text:style-name="Standard">Frame 0, Y_N[298] = 0.659948</text:p>
      <text:p text:style-name="Standard">Frame 0, Y_N[299] = 0.808016</text:p>
      <text:p text:style-name="Standard">Frame 0, Y_N[300] = -1.764752</text:p>
      <text:p text:style-name="Standard">Frame 0, Y_N[301] = -0.611179</text:p>
      <text:p text:style-name="Standard">Frame 0, Y_N[302] = 0.741412</text:p>
      <text:p text:style-name="Standard">Frame 0, Y_N[303] = 1.368578</text:p>
      <text:p text:style-name="Standard">Frame 0, Y_N[304] = -1.476500</text:p>
      <text:p text:style-name="Standard">Frame 0, Y_N[305] = 1.554695</text:p>
      <text:p text:style-name="Standard">Frame 0, Y_N[306] = -0.413337</text:p>
      <text:p text:style-name="Standard">Frame 0, Y_N[307] = 1.321732</text:p>
      <text:p text:style-name="Standard">Frame 0, Y_N[308] = 1.056336</text:p>
      <text:p text:style-name="Standard">Frame 0, Y_N[309] = -0.892248</text:p>
      <text:p text:style-name="Standard">Frame 0, Y_N[310] = 1.067975</text:p>
      <text:p text:style-name="Standard">Frame 0, Y_N[311] = -1.255758</text:p>
      <text:p text:style-name="Standard">Frame 0, Y_N[312] = 0.914326</text:p>
      <text:p text:style-name="Standard">Frame 0, Y_N[313] = 0.828865</text:p>
      <text:p text:style-name="Standard">Frame 0, Y_N[314] = -0.845067</text:p>
      <text:p text:style-name="Standard">Frame 0, Y_N[315] = -1.848181</text:p>
      <text:p text:style-name="Standard">Frame 0, Y_N[316] = 1.052769</text:p>
      <text:p text:style-name="Standard">Frame 0, Y_N[317] = -1.209308</text:p>
      <text:p text:style-name="Standard">Frame 0, Y_N[318] = 1.283080</text:p>
      <text:p text:style-name="Standard">Frame 0, Y_N[319] = -0.960599</text:p>
      <text:p text:style-name="Standard">Frame 0, Y_N[320] = 1.014301</text:p>
      <text:p text:style-name="Standard">Frame 0, Y_N[321] = -0.799148</text:p>
      <text:p text:style-name="Standard">Frame 0, Y_N[322] = 1.365478</text:p>
      <text:p text:style-name="Standard">Frame 0, Y_N[323] = -1.185557</text:p>
      <text:p text:style-name="Standard">Frame 0, Y_N[324] = 0.936466</text:p>
      <text:p text:style-name="Standard">Frame 0, Y_N[325] = 0.944412</text:p>
      <text:p text:style-name="Standard">Frame 0, Y_N[326] = -2.050048</text:p>
      <text:p text:style-name="Standard">Frame 0, Y_N[327] = 1.511819</text:p>
      <text:p text:style-name="Standard">Frame 0, Y_N[328] = 1.727062</text:p>
      <text:p text:style-name="Standard">Frame 0, Y_N[329] = -1.408083</text:p>
      <text:p text:style-name="Standard">Frame 0, Y_N[330] = 0.529047</text:p>
      <text:p text:style-name="Standard">Frame 0, Y_N[331] = -1.180512</text:p>
      <text:p text:style-name="Standard">Frame 0, Y_N[332] = -1.157981</text:p>
      <text:p text:style-name="Standard">Frame 0, Y_N[333] = 1.090156</text:p>
      <text:p text:style-name="Standard">Frame 0, Y_N[334] = -1.288968</text:p>
      <text:p text:style-name="Standard">Frame 0, Y_N[335] = -0.319535</text:p>
      <text:p text:style-name="Standard">Frame 0, Y_N[336] = 1.430120</text:p>
      <text:p text:style-name="Standard">Frame 0, Y_N[337] = -0.791190</text:p>
      <text:p text:style-name="Standard">Frame 0, Y_N[338] = 0.455304</text:p>
      <text:p text:style-name="Standard">Frame 0, Y_N[339] = -0.994504</text:p>
      <text:p text:style-name="Standard">Frame 0, Y_N[340] = 1.012774</text:p>
      <text:p text:style-name="Standard">Frame 0, Y_N[341] = 1.139666</text:p>
      <text:p text:style-name="Standard">Frame 0, Y_N[342] = -0.411513</text:p>
      <text:p text:style-name="Standard">Frame 0, Y_N[343] = 0.143803</text:p>
      <text:p text:style-name="Standard">Frame 0, Y_N[344] = -0.550288</text:p>
      <text:p text:style-name="Standard">Frame 0, Y_N[345] = -0.949930</text:p>
      <text:p text:style-name="Standard">Frame 0, Y_N[346] = -0.958360</text:p>
      <text:p text:style-name="Standard">Frame 0, Y_N[347] = 1.458945</text:p>
      <text:p text:style-name="Standard">Frame 0, Y_N[348] = -1.200165</text:p>
      <text:p text:style-name="Standard"><text:soft-page-break/>Frame 0, Y_N[349] = 0.851760</text:p>
      <text:p text:style-name="Standard">Frame 0, Y_N[350] = 0.710332</text:p>
      <text:p text:style-name="Standard">Frame 0, Y_N[351] = 0.656967</text:p>
      <text:p text:style-name="Standard">Frame 0, Y_N[352] = -1.119059</text:p>
      <text:p text:style-name="Standard">Frame 0, Y_N[353] = 0.740393</text:p>
      <text:p text:style-name="Standard">Frame 0, Y_N[354] = -1.021829</text:p>
      <text:p text:style-name="Standard">Frame 0, Y_N[355] = 0.182236</text:p>
      <text:p text:style-name="Standard">Frame 0, Y_N[356] = 0.127323</text:p>
      <text:p text:style-name="Standard">Frame 0, Y_N[357] = -0.750639</text:p>
      <text:p text:style-name="Standard">Frame 0, Y_N[358] = -0.559713</text:p>
      <text:p text:style-name="Standard">Frame 0, Y_N[359] = -0.393960</text:p>
      <text:p text:style-name="Standard">Frame 0, Y_N[360] = 0.835046</text:p>
      <text:p text:style-name="Standard">Frame 0, Y_N[361] = 1.322788</text:p>
      <text:p text:style-name="Standard">Frame 0, Y_N[362] = 1.443848</text:p>
      <text:p text:style-name="Standard">Frame 0, Y_N[363] = -1.328472</text:p>
      <text:p text:style-name="Standard">Frame 0, Y_N[364] = 0.831242</text:p>
      <text:p text:style-name="Standard">Frame 0, Y_N[365] = 1.232003</text:p>
      <text:p text:style-name="Standard">Frame 0, Y_N[366] = 0.780704</text:p>
      <text:p text:style-name="Standard">Frame 0, Y_N[367] = -0.798974</text:p>
      <text:p text:style-name="Standard">Frame 0, Y_N[368] = 0.539864</text:p>
      <text:p text:style-name="Standard">Frame 0, Y_N[369] = 1.292142</text:p>
      <text:p text:style-name="Standard">Frame 0, Y_N[370] = -1.458927</text:p>
      <text:p text:style-name="Standard">Frame 0, Y_N[371] = -1.039717</text:p>
      <text:p text:style-name="Standard">Frame 0, Y_N[372] = -1.756453</text:p>
      <text:p text:style-name="Standard">Frame 0, Y_N[373] = 0.921233</text:p>
      <text:p text:style-name="Standard">Frame 0, Y_N[374] = -0.624429</text:p>
      <text:p text:style-name="Standard">Frame 0, Y_N[375] = -0.846166</text:p>
      <text:p text:style-name="Standard">Frame 0, Y_N[376] = 1.036014</text:p>
      <text:p text:style-name="Standard">Frame 0, Y_N[377] = 0.760396</text:p>
      <text:p text:style-name="Standard">Frame 0, Y_N[378] = -1.277309</text:p>
      <text:p text:style-name="Standard">Frame 0, Y_N[379] = 0.196968</text:p>
      <text:p text:style-name="Standard">Frame 0, Y_N[380] = 1.631877</text:p>
      <text:p text:style-name="Standard">Frame 0, Y_N[381] = -1.138691</text:p>
      <text:p text:style-name="Standard">Frame 0, Y_N[382] = 1.306556</text:p>
      <text:p text:style-name="Standard">Frame 0, Y_N[383] = 0.133662</text:p>
      <text:p text:style-name="Standard">Frame 0, Y_N[384] = -0.850945</text:p>
      <text:p text:style-name="Standard">Frame 0, Y_N[385] = 0.370679</text:p>
      <text:p text:style-name="Standard">Frame 0, Y_N[386] = 1.618323</text:p>
      <text:p text:style-name="Standard">Frame 0, Y_N[387] = -1.272083</text:p>
      <text:p text:style-name="Standard">Frame 0, Y_N[388] = 1.014321</text:p>
      <text:p text:style-name="Standard">Frame 0, Y_N[389] = 0.128059</text:p>
      <text:p text:style-name="Standard">Frame 0, Y_N[390] = -0.379539</text:p>
      <text:p text:style-name="Standard">Frame 0, Y_N[391] = 0.702332</text:p>
      <text:p text:style-name="Standard">Frame 0, Y_N[392] = 0.557764</text:p>
      <text:p text:style-name="Standard">Frame 0, Y_N[393] = 0.945062</text:p>
      <text:p text:style-name="Standard">Frame 0, Y_N[394] = -1.028423</text:p>
      <text:p text:style-name="Standard">Frame 0, Y_N[395] = 0.423476</text:p>
      <text:p text:style-name="Standard">Frame 0, Y_N[396] = 0.572608</text:p>
      <text:p text:style-name="Standard">Frame 0, Y_N[397] = 0.998274</text:p>
      <text:p text:style-name="Standard">Frame 0, Y_N[398] = -1.726728</text:p>
      <text:p text:style-name="Standard">Frame 0, Y_N[399] = -1.087328</text:p>
      <text:p text:style-name="Standard">Frame 0, Y_N[400] = 1.368045</text:p>
      <text:p text:style-name="Standard"><text:soft-page-break/>Frame 0, Y_N[401] = -1.053246</text:p>
      <text:p text:style-name="Standard">Frame 0, Y_N[402] = 1.400797</text:p>
      <text:p text:style-name="Standard">Frame 0, Y_N[403] = -0.878507</text:p>
      <text:p text:style-name="Standard">Frame 0, Y_N[404] = -0.328447</text:p>
      <text:p text:style-name="Standard">Frame 0, Y_N[405] = 0.727421</text:p>
      <text:p text:style-name="Standard">Frame 0, Y_N[406] = 1.628166</text:p>
      <text:p text:style-name="Standard">Frame 0, Y_N[407] = -1.606897</text:p>
      <text:p text:style-name="Standard">Frame 0, Y_N[408] = 1.723294</text:p>
      <text:p text:style-name="Standard">Frame 0, Y_N[409] = 1.125042</text:p>
      <text:p text:style-name="Standard">Frame 0, Y_N[410] = 0.717430</text:p>
      <text:p text:style-name="Standard">Frame 0, Y_N[411] = -0.754080</text:p>
      <text:p text:style-name="Standard">Frame 0, Y_N[412] = 0.674612</text:p>
      <text:p text:style-name="Standard">Frame 0, Y_N[413] = -1.093073</text:p>
      <text:p text:style-name="Standard">Frame 0, Y_N[414] = 1.769204</text:p>
      <text:p text:style-name="Standard">Frame 0, Y_N[415] = -0.982244</text:p>
      <text:p text:style-name="Standard">Frame 0, Y_N[416] = 1.160545</text:p>
      <text:p text:style-name="Standard">Frame 0, Y_N[417] = -0.488199</text:p>
      <text:p text:style-name="Standard">Frame 0, Y_N[418] = -0.952044</text:p>
      <text:p text:style-name="Standard">Frame 0, Y_N[419] = 1.321159</text:p>
      <text:p text:style-name="Standard">Frame 0, Y_N[420] = 0.411023</text:p>
      <text:p text:style-name="Standard">Frame 0, Y_N[421] = -2.013831</text:p>
      <text:p text:style-name="Standard">Frame 0, Y_N[422] = -0.943136</text:p>
      <text:p text:style-name="Standard">Frame 0, Y_N[423] = 0.539263</text:p>
      <text:p text:style-name="Standard">Frame 0, Y_N[424] = -0.294465</text:p>
      <text:p text:style-name="Standard">Frame 0, Y_N[425] = 1.145920</text:p>
      <text:p text:style-name="Standard">Frame 0, Y_N[426] = 1.358054</text:p>
      <text:p text:style-name="Standard">Frame 0, Y_N[427] = -1.011957</text:p>
      <text:p text:style-name="Standard">Frame 0, Y_N[428] = 1.024402</text:p>
      <text:p text:style-name="Standard">Frame 0, Y_N[429] = -1.294868</text:p>
      <text:p text:style-name="Standard">Frame 0, Y_N[430] = 0.789080</text:p>
      <text:p text:style-name="Standard">Frame 0, Y_N[431] = 1.254571</text:p>
      <text:p text:style-name="Standard">Frame 0, Y_N[432] = -1.070848</text:p>
      <text:p text:style-name="Standard">Frame 0, Y_N[433] = -1.887341</text:p>
      <text:p text:style-name="Standard">Frame 0, Y_N[434] = -1.237199</text:p>
      <text:p text:style-name="Standard">Frame 0, Y_N[435] = 1.209146</text:p>
      <text:p text:style-name="Standard">Frame 0, Y_N[436] = -0.960876</text:p>
      <text:p text:style-name="Standard">Frame 0, Y_N[437] = 0.789541</text:p>
      <text:p text:style-name="Standard">Frame 0, Y_N[438] = 0.236885</text:p>
      <text:p text:style-name="Standard">Frame 0, Y_N[439] = 0.718956</text:p>
      <text:p text:style-name="Standard">Frame 0, Y_N[440] = 1.170260</text:p>
      <text:p text:style-name="Standard">Frame 0, Y_N[441] = -1.296286</text:p>
      <text:p text:style-name="Standard">Frame 0, Y_N[442] = -1.501365</text:p>
      <text:p text:style-name="Standard">Frame 0, Y_N[443] = -0.150830</text:p>
      <text:p text:style-name="Standard">Frame 0, Y_N[444] = -0.659432</text:p>
      <text:p text:style-name="Standard">Frame 0, Y_N[445] = -0.688108</text:p>
      <text:p text:style-name="Standard">Frame 0, Y_N[446] = 1.173700</text:p>
      <text:p text:style-name="Standard">Frame 0, Y_N[447] = 0.933168</text:p>
      <text:p text:style-name="Standard">Frame 0, Y_N[448] = -1.229861</text:p>
      <text:p text:style-name="Standard">Frame 0, Y_N[449] = -0.822096</text:p>
      <text:p text:style-name="Standard">Frame 0, Y_N[450] = -0.994004</text:p>
      <text:p text:style-name="Standard">Frame 0, Y_N[451] = 0.625081</text:p>
      <text:p text:style-name="Standard">Frame 0, Y_N[452] = -0.840126</text:p>
      <text:p text:style-name="Standard"><text:soft-page-break/>Frame 0, Y_N[453] = 0.892414</text:p>
      <text:p text:style-name="Standard">Frame 0, Y_N[454] = 1.583175</text:p>
      <text:p text:style-name="Standard">Frame 0, Y_N[455] = -0.244476</text:p>
      <text:p text:style-name="Standard">Frame 0, Y_N[456] = -0.439059</text:p>
      <text:p text:style-name="Standard">Frame 0, Y_N[457] = 1.532019</text:p>
      <text:p text:style-name="Standard">Frame 0, Y_N[458] = -1.311469</text:p>
      <text:p text:style-name="Standard">Frame 0, Y_N[459] = -0.351967</text:p>
      <text:p text:style-name="Standard">Frame 0, Y_N[460] = -0.840662</text:p>
      <text:p text:style-name="Standard">Frame 0, Y_N[461] = 1.435292</text:p>
      <text:p text:style-name="Standard">Frame 0, Y_N[462] = 0.138332</text:p>
      <text:p text:style-name="Standard">Frame 0, Y_N[463] = 0.119886</text:p>
      <text:p text:style-name="Standard">Frame 0, Y_N[464] = 0.875615</text:p>
      <text:p text:style-name="Standard">Frame 0, Y_N[465] = -1.544975</text:p>
      <text:p text:style-name="Standard">Frame 0, Y_N[466] = 0.862202</text:p>
      <text:p text:style-name="Standard">Frame 0, Y_N[467] = 1.422029</text:p>
      <text:p text:style-name="Standard">Frame 0, Y_N[468] = 0.652845</text:p>
      <text:p text:style-name="Standard">Frame 0, Y_N[469] = -0.760743</text:p>
      <text:p text:style-name="Standard">Frame 0, Y_N[470] = 0.336819</text:p>
      <text:p text:style-name="Standard">Frame 0, Y_N[471] = 1.792878</text:p>
      <text:p text:style-name="Standard">Frame 0, Y_N[472] = 0.064246</text:p>
      <text:p text:style-name="Standard">Frame 0, Y_N[473] = -1.201546</text:p>
      <text:p text:style-name="Standard">Frame 0, Y_N[474] = -1.540329</text:p>
      <text:p text:style-name="Standard">Frame 0, Y_N[475] = 0.530250</text:p>
      <text:p text:style-name="Standard">Frame 0, Y_N[476] = 0.039275</text:p>
      <text:p text:style-name="Standard">Frame 0, Y_N[477] = -1.661110</text:p>
      <text:p text:style-name="Standard">Frame 0, Y_N[478] = 1.564565</text:p>
      <text:p text:style-name="Standard">Frame 0, Y_N[479] = -0.373973</text:p>
      <text:p text:style-name="Standard">Frame 0, Y_N[480] = 1.229947</text:p>
      <text:p text:style-name="Standard">Frame 0, Y_N[481] = 1.080682</text:p>
      <text:p text:style-name="Standard">Frame 0, Y_N[482] = -1.196050</text:p>
      <text:p text:style-name="Standard">Frame 0, Y_N[483] = -0.576023</text:p>
      <text:p text:style-name="Standard">Frame 0, Y_N[484] = -1.059278</text:p>
      <text:p text:style-name="Standard">Frame 0, Y_N[485] = -0.589409</text:p>
      <text:p text:style-name="Standard">Frame 0, Y_N[486] = -1.182171</text:p>
      <text:p text:style-name="Standard">Frame 0, Y_N[487] = -0.695368</text:p>
      <text:p text:style-name="Standard">Frame 0, Y_N[488] = 0.706459</text:p>
      <text:p text:style-name="Standard">Frame 0, Y_N[489] = -1.479066</text:p>
      <text:p text:style-name="Standard">Frame 0, Y_N[490] = -0.998787</text:p>
      <text:p text:style-name="Standard">Frame 0, Y_N[491] = -0.820497</text:p>
      <text:p text:style-name="Standard">Frame 0, Y_N[492] = -0.754432</text:p>
      <text:p text:style-name="Standard">Frame 0, Y_N[493] = 1.390850</text:p>
      <text:p text:style-name="Standard">Frame 0, Y_N[494] = 0.900263</text:p>
      <text:p text:style-name="Standard">Frame 0, Y_N[495] = -0.457274</text:p>
      <text:p text:style-name="Standard">Frame 0, Y_N[496] = -0.686636</text:p>
      <text:p text:style-name="Standard">Frame 0, Y_N[497] = -0.871801</text:p>
      <text:p text:style-name="Standard">Frame 0, Y_N[498] = 1.227489</text:p>
      <text:p text:style-name="Standard">Frame 0, Y_N[499] = 1.342384</text:p>
      <text:p text:style-name="Standard">Frame 0, Y_N[500] = 1.441404</text:p>
      <text:p text:style-name="Standard">Frame 0, Y_N[501] = 1.042112</text:p>
      <text:p text:style-name="Standard">Frame 0, Y_N[502] = 0.840502</text:p>
      <text:p text:style-name="Standard">Frame 0, Y_N[503] = 0.620601</text:p>
      <text:p text:style-name="Standard">Frame 0, Y_N[504] = -0.949518</text:p>
      <text:p text:style-name="Standard"><text:soft-page-break/>Frame 0, Y_N[505] = 0.471995</text:p>
      <text:p text:style-name="Standard">Frame 0, Y_N[506] = -1.447729</text:p>
      <text:p text:style-name="Standard">Frame 0, Y_N[507] = 0.874158</text:p>
      <text:p text:style-name="Standard">Frame 0, Y_N[508] = -0.709855</text:p>
      <text:p text:style-name="Standard">Frame 0, Y_N[509] = -0.641999</text:p>
      <text:p text:style-name="Standard">Frame 0, Y_N[510] = 1.060881</text:p>
      <text:p text:style-name="Standard">Frame 0, Y_N[511] = -0.764403</text:p>
      <text:p text:style-name="Standard">Frame 0, Y_N[512] = -1.139060</text:p>
      <text:p text:style-name="Standard">Frame 0, Y_N[513] = 0.962891</text:p>
      <text:p text:style-name="Standard">Frame 0, Y_N[514] = -1.979848</text:p>
      <text:p text:style-name="Standard">Frame 0, Y_N[515] = 0.971291</text:p>
      <text:p text:style-name="Standard">Frame 0, Y_N[516] = 1.012891</text:p>
      <text:p text:style-name="Standard">Frame 0, Y_N[517] = 0.746412</text:p>
      <text:p text:style-name="Standard">Frame 0, Y_N[518] = 0.992839</text:p>
      <text:p text:style-name="Standard">Frame 0, Y_N[519] = -0.291319</text:p>
      <text:p text:style-name="Standard">Frame 0, Y_N[520] = -0.850378</text:p>
      <text:p text:style-name="Standard">Frame 0, Y_N[521] = 1.122526</text:p>
      <text:p text:style-name="Standard">Frame 0, Y_N[522] = 1.189168</text:p>
      <text:p text:style-name="Standard">Frame 0, Y_N[523] = 1.346470</text:p>
      <text:p text:style-name="Standard">Frame 0, Y_N[524] = -1.188512</text:p>
      <text:p text:style-name="Standard">Frame 0, Y_N[525] = -0.794367</text:p>
      <text:p text:style-name="Standard">Frame 0, Y_N[526] = 1.156855</text:p>
      <text:p text:style-name="Standard">Frame 0, Y_N[527] = -0.821236</text:p>
      <text:p text:style-name="Standard">Frame 0, Y_N[528] = 0.057806</text:p>
      <text:p text:style-name="Standard">Frame 0, Y_N[529] = 1.417597</text:p>
      <text:p text:style-name="Standard">Frame 0, Y_N[530] = -1.058637</text:p>
      <text:p text:style-name="Standard">Frame 0, Y_N[531] = 1.018789</text:p>
      <text:p text:style-name="Standard">Frame 0, Y_N[532] = 1.648275</text:p>
      <text:p text:style-name="Standard">Frame 0, Y_N[533] = -1.334856</text:p>
      <text:p text:style-name="Standard">Frame 0, Y_N[534] = 0.428841</text:p>
      <text:p text:style-name="Standard">Frame 0, Y_N[535] = 0.695855</text:p>
      <text:p text:style-name="Standard">Frame 0, Y_N[536] = -0.652139</text:p>
      <text:p text:style-name="Standard">Frame 0, Y_N[537] = 1.085767</text:p>
      <text:p text:style-name="Standard">Frame 0, Y_N[538] = -1.774539</text:p>
      <text:p text:style-name="Standard">Frame 0, Y_N[539] = -0.285558</text:p>
      <text:p text:style-name="Standard">Frame 0, Y_N[540] = 0.479014</text:p>
      <text:p text:style-name="Standard">Frame 0, Y_N[541] = 1.383676</text:p>
      <text:p text:style-name="Standard">Frame 0, Y_N[542] = 0.855182</text:p>
      <text:p text:style-name="Standard">Frame 0, Y_N[543] = 0.941929</text:p>
      <text:p text:style-name="Standard">Frame 0, Y_N[544] = 1.708782</text:p>
      <text:p text:style-name="Standard">Frame 0, Y_N[545] = -0.488028</text:p>
      <text:p text:style-name="Standard">Frame 0, Y_N[546] = 1.481840</text:p>
      <text:p text:style-name="Standard">Frame 0, Y_N[547] = 0.437429</text:p>
      <text:p text:style-name="Standard">Frame 0, Y_N[548] = -1.268038</text:p>
      <text:p text:style-name="Standard">Frame 0, Y_N[549] = -1.435876</text:p>
      <text:p text:style-name="Standard">Frame 0, Y_N[550] = 1.727793</text:p>
      <text:p text:style-name="Standard">Frame 0, Y_N[551] = -1.019772</text:p>
      <text:p text:style-name="Standard">Frame 0, Y_N[552] = -0.030336</text:p>
      <text:p text:style-name="Standard">Frame 0, Y_N[553] = -0.018946</text:p>
      <text:p text:style-name="Standard">Frame 0, Y_N[554] = -0.610220</text:p>
      <text:p text:style-name="Standard">Frame 0, Y_N[555] = -0.070894</text:p>
      <text:p text:style-name="Standard">Frame 0, Y_N[556] = 0.210453</text:p>
      <text:p text:style-name="Standard"><text:soft-page-break/>Frame 0, Y_N[557] = 0.641130</text:p>
      <text:p text:style-name="Standard">Frame 0, Y_N[558] = -1.220507</text:p>
      <text:p text:style-name="Standard">Frame 0, Y_N[559] = -0.895071</text:p>
      <text:p text:style-name="Standard">Frame 0, Y_N[560] = -0.922155</text:p>
      <text:p text:style-name="Standard">Frame 0, Y_N[561] = -0.752043</text:p>
      <text:p text:style-name="Standard">Frame 0, Y_N[562] = -0.727467</text:p>
      <text:p text:style-name="Standard">Frame 0, Y_N[563] = 1.163320</text:p>
      <text:p text:style-name="Standard">Frame 0, Y_N[564] = 0.334202</text:p>
      <text:p text:style-name="Standard">Frame 0, Y_N[565] = -0.979470</text:p>
      <text:p text:style-name="Standard">Frame 0, Y_N[566] = -1.092607</text:p>
      <text:p text:style-name="Standard">Frame 0, Y_N[567] = 1.337182</text:p>
      <text:p text:style-name="Standard">Frame 0, Y_N[568] = -0.539487</text:p>
      <text:p text:style-name="Standard">Frame 0, Y_N[569] = 1.124927</text:p>
      <text:p text:style-name="Standard">Frame 0, Y_N[570] = 0.391645</text:p>
      <text:p text:style-name="Standard">Frame 0, Y_N[571] = 1.244543</text:p>
      <text:p text:style-name="Standard">Frame 0, Y_N[572] = 0.447764</text:p>
      <text:p text:style-name="Standard">Frame 0, Y_N[573] = 1.820729</text:p>
      <text:p text:style-name="Standard">Frame 0, Y_N[574] = 0.832691</text:p>
      <text:p text:style-name="Standard">Frame 0, Y_N[575] = -1.032764</text:p>
      <text:p text:style-name="Standard">Frame 0, Y_N[576] = -0.083455</text:p>
      <text:p text:style-name="Standard">Frame 0, Y_N[577] = -1.129879</text:p>
      <text:p text:style-name="Standard">Frame 0, Y_N[578] = 0.767022</text:p>
      <text:p text:style-name="Standard">Frame 0, Y_N[579] = -1.065538</text:p>
      <text:p text:style-name="Standard">Frame 0, Y_N[580] = -1.094312</text:p>
      <text:p text:style-name="Standard">Frame 0, Y_N[581] = -0.874859</text:p>
      <text:p text:style-name="Standard">Frame 0, Y_N[582] = 0.932321</text:p>
      <text:p text:style-name="Standard">Frame 0, Y_N[583] = 0.408632</text:p>
      <text:p text:style-name="Standard">Frame 0, Y_N[584] = 1.272423</text:p>
      <text:p text:style-name="Standard">Frame 0, Y_N[585] = 0.625562</text:p>
      <text:p text:style-name="Standard">Frame 0, Y_N[586] = 1.365621</text:p>
      <text:p text:style-name="Standard">Frame 0, Y_N[587] = -0.643226</text:p>
      <text:p text:style-name="Standard">Frame 0, Y_N[588] = 0.663240</text:p>
      <text:p text:style-name="Standard">Frame 0, Y_N[589] = -1.130525</text:p>
      <text:p text:style-name="Standard">Frame 0, Y_N[590] = 1.499985</text:p>
      <text:p text:style-name="Standard">Frame 0, Y_N[591] = 0.652206</text:p>
      <text:p text:style-name="Standard">Frame 0, Y_N[592] = 1.786077</text:p>
      <text:p text:style-name="Standard">Frame 0, Y_N[593] = -1.156916</text:p>
      <text:p text:style-name="Standard">Frame 0, Y_N[594] = -0.690807</text:p>
      <text:p text:style-name="Standard">Frame 0, Y_N[595] = 0.565894</text:p>
      <text:p text:style-name="Standard">Frame 0, Y_N[596] = -1.088278</text:p>
      <text:p text:style-name="Standard">Frame 0, Y_N[597] = 0.938445</text:p>
      <text:p text:style-name="Standard">Frame 0, Y_N[598] = -1.242418</text:p>
      <text:p text:style-name="Standard">Frame 0, Y_N[599] = 1.372020</text:p>
      <text:p text:style-name="Standard">Frame 0, Y_N[600] = 0.932636</text:p>
      <text:p text:style-name="Standard">Frame 0, Y_N[601] = 0.654650</text:p>
      <text:p text:style-name="Standard">Frame 0, Y_N[602] = -0.698549</text:p>
      <text:p text:style-name="Standard">Frame 0, Y_N[603] = -0.602607</text:p>
      <text:p text:style-name="Standard">Frame 0, Y_N[604] = -0.223099</text:p>
      <text:p text:style-name="Standard">Frame 0, Y_N[605] = -0.837014</text:p>
      <text:p text:style-name="Standard">Frame 0, Y_N[606] = -1.960545</text:p>
      <text:p text:style-name="Standard">Frame 0, Y_N[607] = 1.235407</text:p>
      <text:p text:style-name="Standard">Frame 0, Y_N[608] = -1.241510</text:p>
      <text:p text:style-name="Standard"><text:soft-page-break/>Frame 0, Y_N[609] = 0.577424</text:p>
      <text:p text:style-name="Standard">Frame 0, Y_N[610] = 0.597632</text:p>
      <text:p text:style-name="Standard">Frame 0, Y_N[611] = 1.710080</text:p>
      <text:p text:style-name="Standard">Frame 0, Y_N[612] = 1.020819</text:p>
      <text:p text:style-name="Standard">Frame 0, Y_N[613] = 0.770012</text:p>
      <text:p text:style-name="Standard">Frame 0, Y_N[614] = 0.407411</text:p>
      <text:p text:style-name="Standard">Frame 0, Y_N[615] = -0.354958</text:p>
      <text:p text:style-name="Standard">Frame 0, Y_N[616] = 0.704163</text:p>
      <text:p text:style-name="Standard">Frame 0, Y_N[617] = -0.708613</text:p>
      <text:p text:style-name="Standard">Frame 0, Y_N[618] = -0.867134</text:p>
      <text:p text:style-name="Standard">Frame 0, Y_N[619] = 0.986906</text:p>
      <text:p text:style-name="Standard">Frame 0, Y_N[620] = -1.043630</text:p>
      <text:p text:style-name="Standard">Frame 0, Y_N[621] = -0.654661</text:p>
      <text:p text:style-name="Standard">Frame 0, Y_N[622] = 0.839579</text:p>
      <text:p text:style-name="Standard">Frame 0, Y_N[623] = 0.561792</text:p>
      <text:p text:style-name="Standard">Frame 0, Y_N[624] = -1.018785</text:p>
      <text:p text:style-name="Standard">Frame 0, Y_N[625] = 1.371018</text:p>
      <text:p text:style-name="Standard">Frame 0, Y_N[626] = -1.110074</text:p>
      <text:p text:style-name="Standard">Frame 0, Y_N[627] = 0.313643</text:p>
      <text:p text:style-name="Standard">Frame 0, Y_N[628] = 0.893520</text:p>
      <text:p text:style-name="Standard">Frame 0, Y_N[629] = -0.509010</text:p>
      <text:p text:style-name="Standard">Frame 0, Y_N[630] = 1.851167</text:p>
      <text:p text:style-name="Standard">Frame 0, Y_N[631] = -1.280254</text:p>
      <text:p text:style-name="Standard">Frame 0, Y_N[632] = -0.895622</text:p>
      <text:p text:style-name="Standard">Frame 0, Y_N[633] = -1.043698</text:p>
      <text:p text:style-name="Standard">Frame 0, Y_N[634] = 0.441524</text:p>
      <text:p text:style-name="Standard">Frame 0, Y_N[635] = -1.560217</text:p>
      <text:p text:style-name="Standard">Frame 0, Y_N[636] = 0.990394</text:p>
      <text:p text:style-name="Standard">Frame 0, Y_N[637] = 1.438083</text:p>
      <text:p text:style-name="Standard">Frame 0, Y_N[638] = -0.771942</text:p>
      <text:p text:style-name="Standard">Frame 0, Y_N[639] = 0.878924</text:p>
      <text:p text:style-name="Standard">Frame 0, Y_N[640] = -0.738171</text:p>
      <text:p text:style-name="Standard">Frame 0, Y_N[641] = 1.446533</text:p>
      <text:p text:style-name="Standard">Frame 0, Y_N[642] = 0.507662</text:p>
      <text:p text:style-name="Standard">Frame 0, Y_N[643] = -0.805708</text:p>
      <text:p text:style-name="Standard">Frame 0, Y_N[644] = -0.942603</text:p>
      <text:p text:style-name="Standard">Frame 0, Y_N[645] = 1.077043</text:p>
      <text:p text:style-name="Standard">Frame 0, Y_N[646] = -0.536282</text:p>
      <text:p text:style-name="Standard">Frame 0, Y_N[647] = -1.319080</text:p>
      <text:p text:style-name="Standard">Decoder input Y_N[0] = 4.3696</text:p>
      <text:p text:style-name="Standard">Decoder input Y_N[1] = 1.72271</text:p>
      <text:p text:style-name="Standard">Decoder input Y_N[2] = 10.236</text:p>
      <text:p text:style-name="Standard">Decoder input Y_N[3] = 7.94648</text:p>
      <text:p text:style-name="Standard">Decoder input Y_N[4] = 16.1663</text:p>
      <text:p text:style-name="Standard">Decoder input Y_N[5] = 11.2963</text:p>
      <text:p text:style-name="Standard">Decoder input Y_N[6] = 15.1918</text:p>
      <text:p text:style-name="Standard">Decoder input Y_N[7] = 10.6144</text:p>
      <text:p text:style-name="Standard">Decoder input Y_N[8] = 14.8975</text:p>
      <text:p text:style-name="Standard">Decoder input Y_N[9] = 18.4056</text:p>
      <text:p text:style-name="Standard">Decoder input Y_N[10] = 16.0818</text:p>
      <text:p text:style-name="Standard">Decoder input Y_N[11] = -1.63246</text:p>
      <text:p text:style-name="Standard">Decoder input Y_N[12] = 10.0573</text:p>
      <text:p text:style-name="Standard"><text:soft-page-break/>Decoder input Y_N[13] = 11.961</text:p>
      <text:p text:style-name="Standard">Decoder input Y_N[14] = 6.83049</text:p>
      <text:p text:style-name="Standard">Decoder input Y_N[15] = 10.7846</text:p>
      <text:p text:style-name="Standard">Decoder input Y_N[16] = 4.87093</text:p>
      <text:p text:style-name="Standard">Decoder input Y_N[17] = 10.2205</text:p>
      <text:p text:style-name="Standard">Decoder input Y_N[18] = 6.25859</text:p>
      <text:p text:style-name="Standard">Decoder input Y_N[19] = 4.70373</text:p>
      <text:p text:style-name="Standard">Decoder input Y_N[20] = 7.4184</text:p>
      <text:p text:style-name="Standard">Decoder input Y_N[21] = 6.79057</text:p>
      <text:p text:style-name="Standard">Decoder input Y_N[22] = 18.7093</text:p>
      <text:p text:style-name="Standard">Decoder input Y_N[23] = 11.2975</text:p>
      <text:p text:style-name="Standard">Decoder input Y_N[24] = -1.81069</text:p>
      <text:p text:style-name="Standard">Decoder input Y_N[25] = 5.66555</text:p>
      <text:p text:style-name="Standard">Decoder input Y_N[26] = 8.31339</text:p>
      <text:p text:style-name="Standard">Decoder input Y_N[27] = 17.763</text:p>
      <text:p text:style-name="Standard">Decoder input Y_N[28] = 10.5824</text:p>
      <text:p text:style-name="Standard">Decoder input Y_N[29] = 2.89002</text:p>
      <text:p text:style-name="Standard">Decoder input Y_N[30] = 3.78974</text:p>
      <text:p text:style-name="Standard">Decoder input Y_N[31] = 11.6455</text:p>
      <text:p text:style-name="Standard">Decoder input Y_N[32] = 11.3367</text:p>
      <text:p text:style-name="Standard">Decoder input Y_N[33] = 11.6119</text:p>
      <text:p text:style-name="Standard">Decoder input Y_N[34] = 11.0915</text:p>
      <text:p text:style-name="Standard">Decoder input Y_N[35] = 18.7994</text:p>
      <text:p text:style-name="Standard">Decoder input Y_N[36] = 15.0794</text:p>
      <text:p text:style-name="Standard">Decoder input Y_N[37] = 7.16501</text:p>
      <text:p text:style-name="Standard">Decoder input Y_N[38] = 14.7248</text:p>
      <text:p text:style-name="Standard">Decoder input Y_N[39] = 1.79239</text:p>
      <text:p text:style-name="Standard">Decoder input Y_N[40] = 9.65201</text:p>
      <text:p text:style-name="Standard">Decoder input Y_N[41] = 12.8471</text:p>
      <text:p text:style-name="Standard">Decoder input Y_N[42] = 10.7895</text:p>
      <text:p text:style-name="Standard">Decoder input Y_N[43] = 10.8738</text:p>
      <text:p text:style-name="Standard">Decoder input Y_N[44] = 16.7979</text:p>
      <text:p text:style-name="Standard">Decoder input Y_N[45] = 17.5778</text:p>
      <text:p text:style-name="Standard">Decoder input Y_N[46] = 9.95674</text:p>
      <text:p text:style-name="Standard">Decoder input Y_N[47] = 11.7635</text:p>
      <text:p text:style-name="Standard">Decoder input Y_N[48] = 11.9292</text:p>
      <text:p text:style-name="Standard">Decoder input Y_N[49] = 1.93887</text:p>
      <text:p text:style-name="Standard">Decoder input Y_N[50] = 9.37262</text:p>
      <text:p text:style-name="Standard">Decoder input Y_N[51] = 5.25575</text:p>
      <text:p text:style-name="Standard">Decoder input Y_N[52] = 13.6261</text:p>
      <text:p text:style-name="Standard">Decoder input Y_N[53] = 9.60583</text:p>
      <text:p text:style-name="Standard">Decoder input Y_N[54] = 9.64849</text:p>
      <text:p text:style-name="Standard">Decoder input Y_N[55] = 0.0722732</text:p>
      <text:p text:style-name="Standard">Decoder input Y_N[56] = 13.457</text:p>
      <text:p text:style-name="Standard">Decoder input Y_N[57] = 15.0642</text:p>
      <text:p text:style-name="Standard">Decoder input Y_N[58] = 16.2205</text:p>
      <text:p text:style-name="Standard">Decoder input Y_N[59] = 9.64084</text:p>
      <text:p text:style-name="Standard">Decoder input Y_N[60] = 11.4237</text:p>
      <text:p text:style-name="Standard">Decoder input Y_N[61] = 8.03039</text:p>
      <text:p text:style-name="Standard">Decoder input Y_N[62] = 9.16426</text:p>
      <text:p text:style-name="Standard">Decoder input Y_N[63] = 8.94111</text:p>
      <text:p text:style-name="Standard">Decoder input Y_N[64] = 13.3772</text:p>
      <text:p text:style-name="Standard"><text:soft-page-break/>Decoder input Y_N[65] = 12.199</text:p>
      <text:p text:style-name="Standard">Decoder input Y_N[66] = 16.5064</text:p>
      <text:p text:style-name="Standard">Decoder input Y_N[67] = 15.8178</text:p>
      <text:p text:style-name="Standard">Decoder input Y_N[68] = 13.3552</text:p>
      <text:p text:style-name="Standard">Decoder input Y_N[69] = 11.1331</text:p>
      <text:p text:style-name="Standard">Decoder input Y_N[70] = 7.00299</text:p>
      <text:p text:style-name="Standard">Decoder input Y_N[71] = 13.594</text:p>
      <text:p text:style-name="Standard">Decoder input Y_N[72] = 6.00373</text:p>
      <text:p text:style-name="Standard">Decoder input Y_N[73] = 10.6782</text:p>
      <text:p text:style-name="Standard">Decoder input Y_N[74] = 11.4471</text:p>
      <text:p text:style-name="Standard">Decoder input Y_N[75] = 11.6102</text:p>
      <text:p text:style-name="Standard">Decoder input Y_N[76] = 8.90879</text:p>
      <text:p text:style-name="Standard">Decoder input Y_N[77] = 12.9601</text:p>
      <text:p text:style-name="Standard">Decoder input Y_N[78] = 11.1941</text:p>
      <text:p text:style-name="Standard">Decoder input Y_N[79] = 8.22359</text:p>
      <text:p text:style-name="Standard">Decoder input Y_N[80] = 7.15211</text:p>
      <text:p text:style-name="Standard">Decoder input Y_N[81] = 20.0605</text:p>
      <text:p text:style-name="Standard">Decoder input Y_N[82] = 10.4469</text:p>
      <text:p text:style-name="Standard">Decoder input Y_N[83] = 16.6889</text:p>
      <text:p text:style-name="Standard">Decoder input Y_N[84] = 18.673</text:p>
      <text:p text:style-name="Standard">Decoder input Y_N[85] = 11.6498</text:p>
      <text:p text:style-name="Standard">Decoder input Y_N[86] = 9.91195</text:p>
      <text:p text:style-name="Standard">Decoder input Y_N[87] = 17.9606</text:p>
      <text:p text:style-name="Standard">Decoder input Y_N[88] = 7.02591</text:p>
      <text:p text:style-name="Standard">Decoder input Y_N[89] = 9.722</text:p>
      <text:p text:style-name="Standard">Decoder input Y_N[90] = 3.31067</text:p>
      <text:p text:style-name="Standard">Decoder input Y_N[91] = 17.8542</text:p>
      <text:p text:style-name="Standard">Decoder input Y_N[92] = 9.27858</text:p>
      <text:p text:style-name="Standard">Decoder input Y_N[93] = 14.0077</text:p>
      <text:p text:style-name="Standard">Decoder input Y_N[94] = 8.3316</text:p>
      <text:p text:style-name="Standard">Decoder input Y_N[95] = 5.23829</text:p>
      <text:p text:style-name="Standard">Decoder input Y_N[96] = 7.52958</text:p>
      <text:p text:style-name="Standard">Decoder input Y_N[97] = 13.4843</text:p>
      <text:p text:style-name="Standard">Decoder input Y_N[98] = 3.13722</text:p>
      <text:p text:style-name="Standard">Decoder input Y_N[99] = 14.8134</text:p>
      <text:p text:style-name="Standard">Decoder input Y_N[100] = 11.0325</text:p>
      <text:p text:style-name="Standard">Decoder input Y_N[101] = 10.3527</text:p>
      <text:p text:style-name="Standard">Decoder input Y_N[102] = 21.318</text:p>
      <text:p text:style-name="Standard">Decoder input Y_N[103] = 18.5198</text:p>
      <text:p text:style-name="Standard">Decoder input Y_N[104] = 6.07153</text:p>
      <text:p text:style-name="Standard">Decoder input Y_N[105] = 5.83306</text:p>
      <text:p text:style-name="Standard">Decoder input Y_N[106] = 6.80998</text:p>
      <text:p text:style-name="Standard">Decoder input Y_N[107] = 4.36893</text:p>
      <text:p text:style-name="Standard">Decoder input Y_N[108] = 13.8747</text:p>
      <text:p text:style-name="Standard">Decoder input Y_N[109] = 14.8071</text:p>
      <text:p text:style-name="Standard">Decoder input Y_N[110] = 15.6243</text:p>
      <text:p text:style-name="Standard">Decoder input Y_N[111] = 6.78265</text:p>
      <text:p text:style-name="Standard">Decoder input Y_N[112] = 4.78926</text:p>
      <text:p text:style-name="Standard">Decoder input Y_N[113] = 10.9582</text:p>
      <text:p text:style-name="Standard">Decoder input Y_N[114] = 7.33789</text:p>
      <text:p text:style-name="Standard">Decoder input Y_N[115] = 17.3588</text:p>
      <text:p text:style-name="Standard">Decoder input Y_N[116] = 7.46922</text:p>
      <text:p text:style-name="Standard"><text:soft-page-break/>Decoder input Y_N[117] = 17.856</text:p>
      <text:p text:style-name="Standard">Decoder input Y_N[118] = 0.470061</text:p>
      <text:p text:style-name="Standard">Decoder input Y_N[119] = 3.89978</text:p>
      <text:p text:style-name="Standard">Decoder input Y_N[120] = 12.0688</text:p>
      <text:p text:style-name="Standard">Decoder input Y_N[121] = 10.5946</text:p>
      <text:p text:style-name="Standard">Decoder input Y_N[122] = 18.0465</text:p>
      <text:p text:style-name="Standard">Decoder input Y_N[123] = 7.84266</text:p>
      <text:p text:style-name="Standard">Decoder input Y_N[124] = 6.556</text:p>
      <text:p text:style-name="Standard">Decoder input Y_N[125] = 11.1287</text:p>
      <text:p text:style-name="Standard">Decoder input Y_N[126] = 21.7942</text:p>
      <text:p text:style-name="Standard">Decoder input Y_N[127] = 4.19082</text:p>
      <text:p text:style-name="Standard">Decoder input Y_N[128] = 14.1935</text:p>
      <text:p text:style-name="Standard">Decoder input Y_N[129] = 3.70712</text:p>
      <text:p text:style-name="Standard">Decoder input Y_N[130] = 13.373</text:p>
      <text:p text:style-name="Standard">Decoder input Y_N[131] = 8.18143</text:p>
      <text:p text:style-name="Standard">Decoder input Y_N[132] = 14.1982</text:p>
      <text:p text:style-name="Standard">Decoder input Y_N[133] = 8.48867</text:p>
      <text:p text:style-name="Standard">Decoder input Y_N[134] = 9.16615</text:p>
      <text:p text:style-name="Standard">Decoder input Y_N[135] = 9.98838</text:p>
      <text:p text:style-name="Standard">Decoder input Y_N[136] = 11.4771</text:p>
      <text:p text:style-name="Standard">Decoder input Y_N[137] = 11.0948</text:p>
      <text:p text:style-name="Standard">Decoder input Y_N[138] = 15.6982</text:p>
      <text:p text:style-name="Standard">Decoder input Y_N[139] = 8.00939</text:p>
      <text:p text:style-name="Standard">Decoder input Y_N[140] = 12.0251</text:p>
      <text:p text:style-name="Standard">Decoder input Y_N[141] = 10.1249</text:p>
      <text:p text:style-name="Standard">Decoder input Y_N[142] = 10.4926</text:p>
      <text:p text:style-name="Standard">Decoder input Y_N[143] = 9.43639</text:p>
      <text:p text:style-name="Standard">Decoder input Y_N[144] = 11.3985</text:p>
      <text:p text:style-name="Standard">Decoder input Y_N[145] = 7.83218</text:p>
      <text:p text:style-name="Standard">Decoder input Y_N[146] = 12.5849</text:p>
      <text:p text:style-name="Standard">Decoder input Y_N[147] = 2.61641</text:p>
      <text:p text:style-name="Standard">Decoder input Y_N[148] = 14.0398</text:p>
      <text:p text:style-name="Standard">Decoder input Y_N[149] = 11.04</text:p>
      <text:p text:style-name="Standard">Decoder input Y_N[150] = 7.79122</text:p>
      <text:p text:style-name="Standard">Decoder input Y_N[151] = 9.53899</text:p>
      <text:p text:style-name="Standard">Decoder input Y_N[152] = 9.18239</text:p>
      <text:p text:style-name="Standard">Decoder input Y_N[153] = 11.2733</text:p>
      <text:p text:style-name="Standard">Decoder input Y_N[154] = 9.86269</text:p>
      <text:p text:style-name="Standard">Decoder input Y_N[155] = 12.2788</text:p>
      <text:p text:style-name="Standard">Decoder input Y_N[156] = 11.1708</text:p>
      <text:p text:style-name="Standard">Decoder input Y_N[157] = 16.8531</text:p>
      <text:p text:style-name="Standard">Decoder input Y_N[158] = 6.30048</text:p>
      <text:p text:style-name="Standard">Decoder input Y_N[159] = 5.28107</text:p>
      <text:p text:style-name="Standard">Decoder input Y_N[160] = 12.7111</text:p>
      <text:p text:style-name="Standard">Decoder input Y_N[161] = 13.2708</text:p>
      <text:p text:style-name="Standard">Decoder input Y_N[162] = 7.11889</text:p>
      <text:p text:style-name="Standard">Decoder input Y_N[163] = 13.7963</text:p>
      <text:p text:style-name="Standard">Decoder input Y_N[164] = 13.9557</text:p>
      <text:p text:style-name="Standard">Decoder input Y_N[165] = 20.4693</text:p>
      <text:p text:style-name="Standard">Decoder input Y_N[166] = 10.0344</text:p>
      <text:p text:style-name="Standard">Decoder input Y_N[167] = 18.7563</text:p>
      <text:p text:style-name="Standard">Decoder input Y_N[168] = 6.43602</text:p>
      <text:p text:style-name="Standard"><text:soft-page-break/>Decoder input Y_N[169] = 1.5257</text:p>
      <text:p text:style-name="Standard">Decoder input Y_N[170] = 13.0218</text:p>
      <text:p text:style-name="Standard">Decoder input Y_N[171] = 10.5532</text:p>
      <text:p text:style-name="Standard">Decoder input Y_N[172] = 12.6253</text:p>
      <text:p text:style-name="Standard">Decoder input Y_N[173] = 9.48234</text:p>
      <text:p text:style-name="Standard">Decoder input Y_N[174] = 10.5789</text:p>
      <text:p text:style-name="Standard">Decoder input Y_N[175] = 11.6103</text:p>
      <text:p text:style-name="Standard">Decoder input Y_N[176] = 14.6548</text:p>
      <text:p text:style-name="Standard">Decoder input Y_N[177] = 11.7676</text:p>
      <text:p text:style-name="Standard">Decoder input Y_N[178] = 13.0314</text:p>
      <text:p text:style-name="Standard">Decoder input Y_N[179] = 5.67223</text:p>
      <text:p text:style-name="Standard">Decoder input Y_N[180] = 11.5069</text:p>
      <text:p text:style-name="Standard">Decoder input Y_N[181] = 15.0461</text:p>
      <text:p text:style-name="Standard">Decoder input Y_N[182] = 10.7172</text:p>
      <text:p text:style-name="Standard">Decoder input Y_N[183] = 8.49684</text:p>
      <text:p text:style-name="Standard">Decoder input Y_N[184] = 12.6285</text:p>
      <text:p text:style-name="Standard">Decoder input Y_N[185] = 8.6183</text:p>
      <text:p text:style-name="Standard">Decoder input Y_N[186] = -1.09822</text:p>
      <text:p text:style-name="Standard">Decoder input Y_N[187] = 4.71085</text:p>
      <text:p text:style-name="Standard">Decoder input Y_N[188] = 12.4191</text:p>
      <text:p text:style-name="Standard">Decoder input Y_N[189] = 18.0257</text:p>
      <text:p text:style-name="Standard">Decoder input Y_N[190] = 4.52129</text:p>
      <text:p text:style-name="Standard">Decoder input Y_N[191] = 14.9822</text:p>
      <text:p text:style-name="Standard">Decoder input Y_N[192] = -0.496613</text:p>
      <text:p text:style-name="Standard">Decoder input Y_N[193] = 13.3372</text:p>
      <text:p text:style-name="Standard">Decoder input Y_N[194] = 14.9751</text:p>
      <text:p text:style-name="Standard">Decoder input Y_N[195] = 4.15618</text:p>
      <text:p text:style-name="Standard">Decoder input Y_N[196] = 15.5085</text:p>
      <text:p text:style-name="Standard">Decoder input Y_N[197] = 15.4615</text:p>
      <text:p text:style-name="Standard">Decoder input Y_N[198] = 2.40097</text:p>
      <text:p text:style-name="Standard">Decoder input Y_N[199] = 16.3125</text:p>
      <text:p text:style-name="Standard">Decoder input Y_N[200] = 10.5668</text:p>
      <text:p text:style-name="Standard">Decoder input Y_N[201] = 15.4414</text:p>
      <text:p text:style-name="Standard">Decoder input Y_N[202] = 7.14258</text:p>
      <text:p text:style-name="Standard">Decoder input Y_N[203] = 11.1909</text:p>
      <text:p text:style-name="Standard">Decoder input Y_N[204] = 15.2563</text:p>
      <text:p text:style-name="Standard">Decoder input Y_N[205] = 8.31754</text:p>
      <text:p text:style-name="Standard">Decoder input Y_N[206] = 3.06947</text:p>
      <text:p text:style-name="Standard">Decoder input Y_N[207] = 18.1603</text:p>
      <text:p text:style-name="Standard">Decoder input Y_N[208] = 12.5697</text:p>
      <text:p text:style-name="Standard">Decoder input Y_N[209] = 10.8854</text:p>
      <text:p text:style-name="Standard">Decoder input Y_N[210] = 6.24022</text:p>
      <text:p text:style-name="Standard">Decoder input Y_N[211] = 8.5344</text:p>
      <text:p text:style-name="Standard">Decoder input Y_N[212] = 9.60647</text:p>
      <text:p text:style-name="Standard">Decoder input Y_N[213] = 11.3627</text:p>
      <text:p text:style-name="Standard">Decoder input Y_N[214] = 12.8715</text:p>
      <text:p text:style-name="Standard">Decoder input Y_N[215] = 17.4839</text:p>
      <text:p text:style-name="Standard">Decoder input Y_N[216] = 19.6124</text:p>
      <text:p text:style-name="Standard">Decoder input Y_N[217] = 11.7706</text:p>
      <text:p text:style-name="Standard">Decoder input Y_N[218] = 7.17881</text:p>
      <text:p text:style-name="Standard">Decoder input Y_N[219] = 1.96582</text:p>
      <text:p text:style-name="Standard">Decoder input Y_N[220] = 18.4619</text:p>
      <text:p text:style-name="Standard"><text:soft-page-break/>Decoder input Y_N[221] = -6.89593</text:p>
      <text:p text:style-name="Standard">Decoder input Y_N[222] = 5.43171</text:p>
      <text:p text:style-name="Standard">Decoder input Y_N[223] = 9.22534</text:p>
      <text:p text:style-name="Standard">Decoder input Y_N[224] = 3.52871</text:p>
      <text:p text:style-name="Standard">Decoder input Y_N[225] = 3.74063</text:p>
      <text:p text:style-name="Standard">Decoder input Y_N[226] = 17.2808</text:p>
      <text:p text:style-name="Standard">Decoder input Y_N[227] = 9.27318</text:p>
      <text:p text:style-name="Standard">Decoder input Y_N[228] = 8.14933</text:p>
      <text:p text:style-name="Standard">Decoder input Y_N[229] = 11.8523</text:p>
      <text:p text:style-name="Standard">Decoder input Y_N[230] = 7.0054</text:p>
      <text:p text:style-name="Standard">Decoder input Y_N[231] = 16.6233</text:p>
      <text:p text:style-name="Standard">Decoder input Y_N[232] = 2.39072</text:p>
      <text:p text:style-name="Standard">Decoder input Y_N[233] = 2.98416</text:p>
      <text:p text:style-name="Standard">Decoder input Y_N[234] = 13.7047</text:p>
      <text:p text:style-name="Standard">Decoder input Y_N[235] = 8.99808</text:p>
      <text:p text:style-name="Standard">Decoder input Y_N[236] = 12.4272</text:p>
      <text:p text:style-name="Standard">Decoder input Y_N[237] = 10.0518</text:p>
      <text:p text:style-name="Standard">Decoder input Y_N[238] = 15.7743</text:p>
      <text:p text:style-name="Standard">Decoder input Y_N[239] = 11.8401</text:p>
      <text:p text:style-name="Standard">Decoder input Y_N[240] = 6.90021</text:p>
      <text:p text:style-name="Standard">Decoder input Y_N[241] = 14.029</text:p>
      <text:p text:style-name="Standard">Decoder input Y_N[242] = 10.0112</text:p>
      <text:p text:style-name="Standard">Decoder input Y_N[243] = 8.88635</text:p>
      <text:p text:style-name="Standard">Decoder input Y_N[244] = 13.0965</text:p>
      <text:p text:style-name="Standard">Decoder input Y_N[245] = 11.115</text:p>
      <text:p text:style-name="Standard">Decoder input Y_N[246] = 9.58589</text:p>
      <text:p text:style-name="Standard">Decoder input Y_N[247] = 1.27058</text:p>
      <text:p text:style-name="Standard">Decoder input Y_N[248] = 15.2812</text:p>
      <text:p text:style-name="Standard">Decoder input Y_N[249] = 8.53651</text:p>
      <text:p text:style-name="Standard">Decoder input Y_N[250] = 9.35052</text:p>
      <text:p text:style-name="Standard">Decoder input Y_N[251] = 3.51182</text:p>
      <text:p text:style-name="Standard">Decoder input Y_N[252] = 7.6762</text:p>
      <text:p text:style-name="Standard">Decoder input Y_N[253] = 11.409</text:p>
      <text:p text:style-name="Standard">Decoder input Y_N[254] = 17.5129</text:p>
      <text:p text:style-name="Standard">Decoder input Y_N[255] = 2.54877</text:p>
      <text:p text:style-name="Standard">Decoder input Y_N[256] = 21.1864</text:p>
      <text:p text:style-name="Standard">Decoder input Y_N[257] = 12.5148</text:p>
      <text:p text:style-name="Standard">Decoder input Y_N[258] = 5.97819</text:p>
      <text:p text:style-name="Standard">Decoder input Y_N[259] = 4.92465</text:p>
      <text:p text:style-name="Standard">Decoder input Y_N[260] = 8.88201</text:p>
      <text:p text:style-name="Standard">Decoder input Y_N[261] = 15.9166</text:p>
      <text:p text:style-name="Standard">Decoder input Y_N[262] = 13.5728</text:p>
      <text:p text:style-name="Standard">Decoder input Y_N[263] = 6.36964</text:p>
      <text:p text:style-name="Standard">Decoder input Y_N[264] = 11.2334</text:p>
      <text:p text:style-name="Standard">Decoder input Y_N[265] = 3.3063</text:p>
      <text:p text:style-name="Standard">Decoder input Y_N[266] = 12.4506</text:p>
      <text:p text:style-name="Standard">Decoder input Y_N[267] = 13.719</text:p>
      <text:p text:style-name="Standard">Decoder input Y_N[268] = 16.9272</text:p>
      <text:p text:style-name="Standard">Decoder input Y_N[269] = 9.27979</text:p>
      <text:p text:style-name="Standard">Decoder input Y_N[270] = 17.2374</text:p>
      <text:p text:style-name="Standard">Decoder input Y_N[271] = 6.01543</text:p>
      <text:p text:style-name="Standard">Decoder input Y_N[272] = 9.97655</text:p>
      <text:p text:style-name="Standard"><text:soft-page-break/>Decoder input Y_N[273] = 10.1949</text:p>
      <text:p text:style-name="Standard">Decoder input Y_N[274] = 10.1442</text:p>
      <text:p text:style-name="Standard">Decoder input Y_N[275] = 6.791</text:p>
      <text:p text:style-name="Standard">Decoder input Y_N[276] = 12.3705</text:p>
      <text:p text:style-name="Standard">Decoder input Y_N[277] = 7.75937</text:p>
      <text:p text:style-name="Standard">Decoder input Y_N[278] = 16.7665</text:p>
      <text:p text:style-name="Standard">Decoder input Y_N[279] = 12.9288</text:p>
      <text:p text:style-name="Standard">Decoder input Y_N[280] = 9.24131</text:p>
      <text:p text:style-name="Standard">Decoder input Y_N[281] = 7.09099</text:p>
      <text:p text:style-name="Standard">Decoder input Y_N[282] = 5.46704</text:p>
      <text:p text:style-name="Standard">Decoder input Y_N[283] = 9.5668</text:p>
      <text:p text:style-name="Standard">Decoder input Y_N[284] = 4.76185</text:p>
      <text:p text:style-name="Standard">Decoder input Y_N[285] = 9.07606</text:p>
      <text:p text:style-name="Standard">Decoder input Y_N[286] = -0.846475</text:p>
      <text:p text:style-name="Standard">Decoder input Y_N[287] = 16.2036</text:p>
      <text:p text:style-name="Standard">Decoder input Y_N[288] = 8.59119</text:p>
      <text:p text:style-name="Standard">Decoder input Y_N[289] = 12.1464</text:p>
      <text:p text:style-name="Standard">Decoder input Y_N[290] = 15.1092</text:p>
      <text:p text:style-name="Standard">Decoder input Y_N[291] = 6.68686</text:p>
      <text:p text:style-name="Standard">Decoder input Y_N[292] = 10.9754</text:p>
      <text:p text:style-name="Standard">Decoder input Y_N[293] = 10.3791</text:p>
      <text:p text:style-name="Standard">Decoder input Y_N[294] = 11.9096</text:p>
      <text:p text:style-name="Standard">Decoder input Y_N[295] = 6.82221</text:p>
      <text:p text:style-name="Standard">Decoder input Y_N[296] = 8.34754</text:p>
      <text:p text:style-name="Standard">Decoder input Y_N[297] = 10.6914</text:p>
      <text:p text:style-name="Standard">Decoder input Y_N[298] = 6.95646</text:p>
      <text:p text:style-name="Standard">Decoder input Y_N[299] = 8.51723</text:p>
      <text:p text:style-name="Standard">Decoder input Y_N[300] = 18.6021</text:p>
      <text:p text:style-name="Standard">Decoder input Y_N[301] = 6.44239</text:p>
      <text:p text:style-name="Standard">Decoder input Y_N[302] = 7.81517</text:p>
      <text:p text:style-name="Standard">Decoder input Y_N[303] = 14.4261</text:p>
      <text:p text:style-name="Standard">Decoder input Y_N[304] = 15.5637</text:p>
      <text:p text:style-name="Standard">Decoder input Y_N[305] = 16.3879</text:p>
      <text:p text:style-name="Standard">Decoder input Y_N[306] = 4.35695</text:p>
      <text:p text:style-name="Standard">Decoder input Y_N[307] = 13.9323</text:p>
      <text:p text:style-name="Standard">Decoder input Y_N[308] = 11.1348</text:p>
      <text:p text:style-name="Standard">Decoder input Y_N[309] = 9.40512</text:p>
      <text:p text:style-name="Standard">Decoder input Y_N[310] = 11.2574</text:p>
      <text:p text:style-name="Standard">Decoder input Y_N[311] = 13.2368</text:p>
      <text:p text:style-name="Standard">Decoder input Y_N[312] = 9.63784</text:p>
      <text:p text:style-name="Standard">Decoder input Y_N[313] = 8.73701</text:p>
      <text:p text:style-name="Standard">Decoder input Y_N[314] = 8.90778</text:p>
      <text:p text:style-name="Standard">Decoder input Y_N[315] = 19.4815</text:p>
      <text:p text:style-name="Standard">Decoder input Y_N[316] = 11.0972</text:p>
      <text:p text:style-name="Standard">Decoder input Y_N[317] = 12.7472</text:p>
      <text:p text:style-name="Standard">Decoder input Y_N[318] = 13.5248</text:p>
      <text:p text:style-name="Standard">Decoder input Y_N[319] = 10.1256</text:p>
      <text:p text:style-name="Standard">Decoder input Y_N[320] = 10.6917</text:p>
      <text:p text:style-name="Standard">Decoder input Y_N[321] = 8.42376</text:p>
      <text:p text:style-name="Standard">Decoder input Y_N[322] = 14.3934</text:p>
      <text:p text:style-name="Standard">Decoder input Y_N[323] = 12.4969</text:p>
      <text:p text:style-name="Standard">Decoder input Y_N[324] = 9.87122</text:p>
      <text:p text:style-name="Standard"><text:soft-page-break/>Decoder input Y_N[325] = 9.95497</text:p>
      <text:p text:style-name="Standard">Decoder input Y_N[326] = 21.6094</text:p>
      <text:p text:style-name="Standard">Decoder input Y_N[327] = 15.936</text:p>
      <text:p text:style-name="Standard">Decoder input Y_N[328] = 18.2048</text:p>
      <text:p text:style-name="Standard">Decoder input Y_N[329] = 14.8425</text:p>
      <text:p text:style-name="Standard">Decoder input Y_N[330] = 5.57665</text:p>
      <text:p text:style-name="Standard">Decoder input Y_N[331] = 12.4437</text:p>
      <text:p text:style-name="Standard">Decoder input Y_N[332] = 12.2062</text:p>
      <text:p text:style-name="Standard">Decoder input Y_N[333] = 11.4913</text:p>
      <text:p text:style-name="Standard">Decoder input Y_N[334] = 13.5869</text:p>
      <text:p text:style-name="Standard">Decoder input Y_N[335] = 3.3682</text:p>
      <text:p text:style-name="Standard">Decoder input Y_N[336] = 15.0748</text:p>
      <text:p text:style-name="Standard">Decoder input Y_N[337] = 8.33987</text:p>
      <text:p text:style-name="Standard">Decoder input Y_N[338] = 4.79932</text:p>
      <text:p text:style-name="Standard">Decoder input Y_N[339] = 10.483</text:p>
      <text:p text:style-name="Standard">Decoder input Y_N[340] = 10.6756</text:p>
      <text:p text:style-name="Standard">Decoder input Y_N[341] = 12.0131</text:p>
      <text:p text:style-name="Standard">Decoder input Y_N[342] = 4.33773</text:p>
      <text:p text:style-name="Standard">Decoder input Y_N[343] = -1.51581</text:p>
      <text:p text:style-name="Standard">Decoder input Y_N[344] = 5.80054</text:p>
      <text:p text:style-name="Standard">Decoder input Y_N[345] = 10.0131</text:p>
      <text:p text:style-name="Standard">Decoder input Y_N[346] = 10.102</text:p>
      <text:p text:style-name="Standard">Decoder input Y_N[347] = 15.3786</text:p>
      <text:p text:style-name="Standard">Decoder input Y_N[348] = 12.6508</text:p>
      <text:p text:style-name="Standard">Decoder input Y_N[349] = 8.97834</text:p>
      <text:p text:style-name="Standard">Decoder input Y_N[350] = 7.48756</text:p>
      <text:p text:style-name="Standard">Decoder input Y_N[351] = 6.92504</text:p>
      <text:p text:style-name="Standard">Decoder input Y_N[352] = 11.7959</text:p>
      <text:p text:style-name="Standard">Decoder input Y_N[353] = 7.80442</text:p>
      <text:p text:style-name="Standard">Decoder input Y_N[354] = 10.771</text:p>
      <text:p text:style-name="Standard">Decoder input Y_N[355] = 1.92094</text:p>
      <text:p text:style-name="Standard">Decoder input Y_N[356] = 1.3421</text:p>
      <text:p text:style-name="Standard">Decoder input Y_N[357] = 7.91243</text:p>
      <text:p text:style-name="Standard">Decoder input Y_N[358] = -5.89989</text:p>
      <text:p text:style-name="Standard">Decoder input Y_N[359] = 4.15271</text:p>
      <text:p text:style-name="Standard">Decoder input Y_N[360] = 8.80216</text:p>
      <text:p text:style-name="Standard">Decoder input Y_N[361] = 13.9434</text:p>
      <text:p text:style-name="Standard">Decoder input Y_N[362] = 15.2195</text:p>
      <text:p text:style-name="Standard">Decoder input Y_N[363] = 14.0033</text:p>
      <text:p text:style-name="Standard">Decoder input Y_N[364] = 8.76206</text:p>
      <text:p text:style-name="Standard">Decoder input Y_N[365] = 12.9864</text:p>
      <text:p text:style-name="Standard">Decoder input Y_N[366] = 8.22934</text:p>
      <text:p text:style-name="Standard">Decoder input Y_N[367] = 8.42192</text:p>
      <text:p text:style-name="Standard">Decoder input Y_N[368] = 5.69067</text:p>
      <text:p text:style-name="Standard">Decoder input Y_N[369] = 13.6204</text:p>
      <text:p text:style-name="Standard">Decoder input Y_N[370] = 15.3784</text:p>
      <text:p text:style-name="Standard">Decoder input Y_N[371] = 10.9596</text:p>
      <text:p text:style-name="Standard">Decoder input Y_N[372] = 18.5146</text:p>
      <text:p text:style-name="Standard">Decoder input Y_N[373] = 9.71064</text:p>
      <text:p text:style-name="Standard">Decoder input Y_N[374] = 6.58206</text:p>
      <text:p text:style-name="Standard">Decoder input Y_N[375] = 8.91937</text:p>
      <text:p text:style-name="Standard">Decoder input Y_N[376] = 10.9205</text:p>
      <text:p text:style-name="Standard"><text:soft-page-break/>Decoder input Y_N[377] = 8.01527</text:p>
      <text:p text:style-name="Standard">Decoder input Y_N[378] = 13.464</text:p>
      <text:p text:style-name="Standard">Decoder input Y_N[379] = 2.07622</text:p>
      <text:p text:style-name="Standard">Decoder input Y_N[380] = 17.2015</text:p>
      <text:p text:style-name="Standard">Decoder input Y_N[381] = 12.0029</text:p>
      <text:p text:style-name="Standard">Decoder input Y_N[382] = 13.7723</text:p>
      <text:p text:style-name="Standard">Decoder input Y_N[383] = -1.40892</text:p>
      <text:p text:style-name="Standard">Decoder input Y_N[384] = 8.96975</text:p>
      <text:p text:style-name="Standard">Decoder input Y_N[385] = 3.9073</text:p>
      <text:p text:style-name="Standard">Decoder input Y_N[386] = 17.0586</text:p>
      <text:p text:style-name="Standard">Decoder input Y_N[387] = 13.4089</text:p>
      <text:p text:style-name="Standard">Decoder input Y_N[388] = 10.6919</text:p>
      <text:p text:style-name="Standard">Decoder input Y_N[389] = 1.34986</text:p>
      <text:p text:style-name="Standard">Decoder input Y_N[390] = 4.00069</text:p>
      <text:p text:style-name="Standard">Decoder input Y_N[391] = 7.40323</text:p>
      <text:p text:style-name="Standard">Decoder input Y_N[392] = 5.87935</text:p>
      <text:p text:style-name="Standard">Decoder input Y_N[393] = 9.96183</text:p>
      <text:p text:style-name="Standard">Decoder input Y_N[394] = 10.8405</text:p>
      <text:p text:style-name="Standard">Decoder input Y_N[395] = 4.46383</text:p>
      <text:p text:style-name="Standard">Decoder input Y_N[396] = 6.03582</text:p>
      <text:p text:style-name="Standard">Decoder input Y_N[397] = 10.5227</text:p>
      <text:p text:style-name="Standard">Decoder input Y_N[398] = 18.2013</text:p>
      <text:p text:style-name="Standard">Decoder input Y_N[399] = 11.4614</text:p>
      <text:p text:style-name="Standard">Decoder input Y_N[400] = 14.4205</text:p>
      <text:p text:style-name="Standard">Decoder input Y_N[401] = 11.1022</text:p>
      <text:p text:style-name="Standard">Decoder input Y_N[402] = 14.7657</text:p>
      <text:p text:style-name="Standard">Decoder input Y_N[403] = 9.26028</text:p>
      <text:p text:style-name="Standard">Decoder input Y_N[404] = 3.46214</text:p>
      <text:p text:style-name="Standard">Decoder input Y_N[405] = 7.66769</text:p>
      <text:p text:style-name="Standard">Decoder input Y_N[406] = 17.1624</text:p>
      <text:p text:style-name="Standard">Decoder input Y_N[407] = 16.9382</text:p>
      <text:p text:style-name="Standard">Decoder input Y_N[408] = 18.1651</text:p>
      <text:p text:style-name="Standard">Decoder input Y_N[409] = 11.859</text:p>
      <text:p text:style-name="Standard">Decoder input Y_N[410] = 7.56237</text:p>
      <text:p text:style-name="Standard">Decoder input Y_N[411] = 7.9487</text:p>
      <text:p text:style-name="Standard">Decoder input Y_N[412] = 7.11103</text:p>
      <text:p text:style-name="Standard">Decoder input Y_N[413] = 11.522</text:p>
      <text:p text:style-name="Standard">Decoder input Y_N[414] = 18.649</text:p>
      <text:p text:style-name="Standard">Decoder input Y_N[415] = 10.3538</text:p>
      <text:p text:style-name="Standard">Decoder input Y_N[416] = 12.2332</text:p>
      <text:p text:style-name="Standard">Decoder input Y_N[417] = 5.14606</text:p>
      <text:p text:style-name="Standard">Decoder input Y_N[418] = 10.0354</text:p>
      <text:p text:style-name="Standard">Decoder input Y_N[419] = 13.9262</text:p>
      <text:p text:style-name="Standard">Decoder input Y_N[420] = 4.33256</text:p>
      <text:p text:style-name="Standard">Decoder input Y_N[421] = 21.2276</text:p>
      <text:p text:style-name="Standard">Decoder input Y_N[422] = 9.94153</text:p>
      <text:p text:style-name="Standard">Decoder input Y_N[423] = 5.68433</text:p>
      <text:p text:style-name="Standard">Decoder input Y_N[424] = 3.10394</text:p>
      <text:p text:style-name="Standard">Decoder input Y_N[425] = 12.0791</text:p>
      <text:p text:style-name="Standard">Decoder input Y_N[426] = 14.3151</text:p>
      <text:p text:style-name="Standard">Decoder input Y_N[427] = 10.667</text:p>
      <text:p text:style-name="Standard">Decoder input Y_N[428] = 10.7981</text:p>
      <text:p text:style-name="Standard"><text:soft-page-break/>Decoder input Y_N[429] = 13.6491</text:p>
      <text:p text:style-name="Standard">Decoder input Y_N[430] = 8.31763</text:p>
      <text:p text:style-name="Standard">Decoder input Y_N[431] = 13.2243</text:p>
      <text:p text:style-name="Standard">Decoder input Y_N[432] = 11.2877</text:p>
      <text:p text:style-name="Standard">Decoder input Y_N[433] = 19.8943</text:p>
      <text:p text:style-name="Standard">Decoder input Y_N[434] = 13.0412</text:p>
      <text:p text:style-name="Standard">Decoder input Y_N[435] = 12.7455</text:p>
      <text:p text:style-name="Standard">Decoder input Y_N[436] = 10.1285</text:p>
      <text:p text:style-name="Standard">Decoder input Y_N[437] = 8.32249</text:p>
      <text:p text:style-name="Standard">Decoder input Y_N[438] = 2.49699</text:p>
      <text:p text:style-name="Standard">Decoder input Y_N[439] = 7.57846</text:p>
      <text:p text:style-name="Standard">Decoder input Y_N[440] = 12.3356</text:p>
      <text:p text:style-name="Standard">Decoder input Y_N[441] = 13.6641</text:p>
      <text:p text:style-name="Standard">Decoder input Y_N[442] = 15.8258</text:p>
      <text:p text:style-name="Standard">Decoder input Y_N[443] = 1.58989</text:p>
      <text:p text:style-name="Standard">Decoder input Y_N[444] = 6.95102</text:p>
      <text:p text:style-name="Standard">Decoder input Y_N[445] = 7.25329</text:p>
      <text:p text:style-name="Standard">Decoder input Y_N[446] = 12.3719</text:p>
      <text:p text:style-name="Standard">Decoder input Y_N[447] = 9.83645</text:p>
      <text:p text:style-name="Standard">Decoder input Y_N[448] = 12.9639</text:p>
      <text:p text:style-name="Standard">Decoder input Y_N[449] = 8.66565</text:p>
      <text:p text:style-name="Standard">Decoder input Y_N[450] = 10.4777</text:p>
      <text:p text:style-name="Standard">Decoder input Y_N[451] = 6.58894</text:p>
      <text:p text:style-name="Standard">Decoder input Y_N[452] = 8.85571</text:p>
      <text:p text:style-name="Standard">Decoder input Y_N[453] = 9.40687</text:p>
      <text:p text:style-name="Standard">Decoder input Y_N[454] = 16.6881</text:p>
      <text:p text:style-name="Standard">Decoder input Y_N[455] = 2.577</text:p>
      <text:p text:style-name="Standard">Decoder input Y_N[456] = 4.62809</text:p>
      <text:p text:style-name="Standard">Decoder input Y_N[457] = 16.1489</text:p>
      <text:p text:style-name="Standard">Decoder input Y_N[458] = 13.8241</text:p>
      <text:p text:style-name="Standard">Decoder input Y_N[459] = 3.71006</text:p>
      <text:p text:style-name="Standard">Decoder input Y_N[460] = 8.86135</text:p>
      <text:p text:style-name="Standard">Decoder input Y_N[461] = 15.1293</text:p>
      <text:p text:style-name="Standard">Decoder input Y_N[462] = 1.45815</text:p>
      <text:p text:style-name="Standard">Decoder input Y_N[463] = 1.26371</text:p>
      <text:p text:style-name="Standard">Decoder input Y_N[464] = 9.22979</text:p>
      <text:p text:style-name="Standard">Decoder input Y_N[465] = 16.2855</text:p>
      <text:p text:style-name="Standard">Decoder input Y_N[466] = 9.08841</text:p>
      <text:p text:style-name="Standard">Decoder input Y_N[467] = 14.9895</text:p>
      <text:p text:style-name="Standard">Decoder input Y_N[468] = 6.88159</text:p>
      <text:p text:style-name="Standard">Decoder input Y_N[469] = 8.01894</text:p>
      <text:p text:style-name="Standard">Decoder input Y_N[470] = 3.55038</text:p>
      <text:p text:style-name="Standard">Decoder input Y_N[471] = 18.8986</text:p>
      <text:p text:style-name="Standard">Decoder input Y_N[472] = -0.677214</text:p>
      <text:p text:style-name="Standard">Decoder input Y_N[473] = 12.6654</text:p>
      <text:p text:style-name="Standard">Decoder input Y_N[474] = 16.2365</text:p>
      <text:p text:style-name="Standard">Decoder input Y_N[475] = 5.58932</text:p>
      <text:p text:style-name="Standard">Decoder input Y_N[476] = 0.413997</text:p>
      <text:p text:style-name="Standard">Decoder input Y_N[477] = 17.5096</text:p>
      <text:p text:style-name="Standard">Decoder input Y_N[478] = 16.492</text:p>
      <text:p text:style-name="Standard">Decoder input Y_N[479] = 3.94202</text:p>
      <text:p text:style-name="Standard">Decoder input Y_N[480] = 12.9648</text:p>
      <text:p text:style-name="Standard"><text:soft-page-break/>Decoder input Y_N[481] = 11.3914</text:p>
      <text:p text:style-name="Standard">Decoder input Y_N[482] = 12.6075</text:p>
      <text:p text:style-name="Standard">Decoder input Y_N[483] = 6.07182</text:p>
      <text:p text:style-name="Standard">Decoder input Y_N[484] = 11.1658</text:p>
      <text:p text:style-name="Standard">Decoder input Y_N[485] = 6.21292</text:p>
      <text:p text:style-name="Standard">Decoder input Y_N[486] = 12.4612</text:p>
      <text:p text:style-name="Standard">Decoder input Y_N[487] = 7.32982</text:p>
      <text:p text:style-name="Standard">Decoder input Y_N[488] = 7.44673</text:p>
      <text:p text:style-name="Standard">Decoder input Y_N[489] = 15.5907</text:p>
      <text:p text:style-name="Standard">Decoder input Y_N[490] = 10.5281</text:p>
      <text:p text:style-name="Standard">Decoder input Y_N[491] = 8.64879</text:p>
      <text:p text:style-name="Standard">Decoder input Y_N[492] = 7.95241</text:p>
      <text:p text:style-name="Standard">Decoder input Y_N[493] = 14.6608</text:p>
      <text:p text:style-name="Standard">Decoder input Y_N[494] = 9.48961</text:p>
      <text:p text:style-name="Standard">Decoder input Y_N[495] = 4.82009</text:p>
      <text:p text:style-name="Standard">Decoder input Y_N[496] = 7.23777</text:p>
      <text:p text:style-name="Standard">Decoder input Y_N[497] = 9.18959</text:p>
      <text:p text:style-name="Standard">Decoder input Y_N[498] = 12.9389</text:p>
      <text:p text:style-name="Standard">Decoder input Y_N[499] = 14.15</text:p>
      <text:p text:style-name="Standard">Decoder input Y_N[500] = 15.1937</text:p>
      <text:p text:style-name="Standard">Decoder input Y_N[501] = 10.9848</text:p>
      <text:p text:style-name="Standard">Decoder input Y_N[502] = 8.85967</text:p>
      <text:p text:style-name="Standard">Decoder input Y_N[503] = 6.54171</text:p>
      <text:p text:style-name="Standard">Decoder input Y_N[504] = 10.0088</text:p>
      <text:p text:style-name="Standard">Decoder input Y_N[505] = 4.97526</text:p>
      <text:p text:style-name="Standard">Decoder input Y_N[506] = 15.2604</text:p>
      <text:p text:style-name="Standard">Decoder input Y_N[507] = 9.21444</text:p>
      <text:p text:style-name="Standard">Decoder input Y_N[508] = 7.48253</text:p>
      <text:p text:style-name="Standard">Decoder input Y_N[509] = 6.76726</text:p>
      <text:p text:style-name="Standard">Decoder input Y_N[510] = 11.1827</text:p>
      <text:p text:style-name="Standard">Decoder input Y_N[511] = 8.05751</text:p>
      <text:p text:style-name="Standard">Decoder input Y_N[512] = 12.0067</text:p>
      <text:p text:style-name="Standard">Decoder input Y_N[513] = 10.1498</text:p>
      <text:p text:style-name="Standard">Decoder input Y_N[514] = 20.8694</text:p>
      <text:p text:style-name="Standard">Decoder input Y_N[515] = 10.2383</text:p>
      <text:p text:style-name="Standard">Decoder input Y_N[516] = 10.6768</text:p>
      <text:p text:style-name="Standard">Decoder input Y_N[517] = 7.86787</text:p>
      <text:p text:style-name="Standard">Decoder input Y_N[518] = 10.4654</text:p>
      <text:p text:style-name="Standard">Decoder input Y_N[519] = 3.07077</text:p>
      <text:p text:style-name="Standard">Decoder input Y_N[520] = 8.96377</text:p>
      <text:p text:style-name="Standard">Decoder input Y_N[521] = 11.8325</text:p>
      <text:p text:style-name="Standard">Decoder input Y_N[522] = 12.5349</text:p>
      <text:p text:style-name="Standard">Decoder input Y_N[523] = 14.193</text:p>
      <text:p text:style-name="Standard">Decoder input Y_N[524] = 12.528</text:p>
      <text:p text:style-name="Standard">Decoder input Y_N[525] = 8.37336</text:p>
      <text:p text:style-name="Standard">Decoder input Y_N[526] = 12.1943</text:p>
      <text:p text:style-name="Standard">Decoder input Y_N[527] = 8.65658</text:p>
      <text:p text:style-name="Standard">Decoder input Y_N[528] = -0.609325</text:p>
      <text:p text:style-name="Standard">Decoder input Y_N[529] = 14.9428</text:p>
      <text:p text:style-name="Standard">Decoder input Y_N[530] = 11.159</text:p>
      <text:p text:style-name="Standard">Decoder input Y_N[531] = 10.739</text:p>
      <text:p text:style-name="Standard">Decoder input Y_N[532] = 17.3743</text:p>
      <text:p text:style-name="Standard"><text:soft-page-break/>Decoder input Y_N[533] = 14.0706</text:p>
      <text:p text:style-name="Standard">Decoder input Y_N[534] = 4.52038</text:p>
      <text:p text:style-name="Standard">Decoder input Y_N[535] = 7.33495</text:p>
      <text:p text:style-name="Standard">Decoder input Y_N[536] = 6.87415</text:p>
      <text:p text:style-name="Standard">Decoder input Y_N[537] = 11.445</text:p>
      <text:p text:style-name="Standard">Decoder input Y_N[538] = 18.7053</text:p>
      <text:p text:style-name="Standard">Decoder input Y_N[539] = 3.01005</text:p>
      <text:p text:style-name="Standard">Decoder input Y_N[540] = 5.04925</text:p>
      <text:p text:style-name="Standard">Decoder input Y_N[541] = 14.5852</text:p>
      <text:p text:style-name="Standard">Decoder input Y_N[542] = 9.0144</text:p>
      <text:p text:style-name="Standard">Decoder input Y_N[543] = 9.9288</text:p>
      <text:p text:style-name="Standard">Decoder input Y_N[544] = 18.0121</text:p>
      <text:p text:style-name="Standard">Decoder input Y_N[545] = 5.14427</text:p>
      <text:p text:style-name="Standard">Decoder input Y_N[546] = 15.62</text:p>
      <text:p text:style-name="Standard">Decoder input Y_N[547] = 4.6109</text:p>
      <text:p text:style-name="Standard">Decoder input Y_N[548] = 13.3663</text:p>
      <text:p text:style-name="Standard">Decoder input Y_N[549] = 15.1355</text:p>
      <text:p text:style-name="Standard">Decoder input Y_N[550] = 18.2125</text:p>
      <text:p text:style-name="Standard">Decoder input Y_N[551] = 10.7493</text:p>
      <text:p text:style-name="Standard">Decoder input Y_N[552] = 0.319773</text:p>
      <text:p text:style-name="Standard">Decoder input Y_N[553] = 0.19971</text:p>
      <text:p text:style-name="Standard">Decoder input Y_N[554] = 6.43228</text:p>
      <text:p text:style-name="Standard">Decoder input Y_N[555] = -0.747285</text:p>
      <text:p text:style-name="Standard">Decoder input Y_N[556] = 2.21837</text:p>
      <text:p text:style-name="Standard">Decoder input Y_N[557] = 6.7581</text:p>
      <text:p text:style-name="Standard">Decoder input Y_N[558] = 12.8653</text:p>
      <text:p text:style-name="Standard">Decoder input Y_N[559] = 9.43488</text:p>
      <text:p text:style-name="Standard">Decoder input Y_N[560] = 9.72037</text:p>
      <text:p text:style-name="Standard">Decoder input Y_N[561] = 7.92723</text:p>
      <text:p text:style-name="Standard">Decoder input Y_N[562] = 7.66818</text:p>
      <text:p text:style-name="Standard">Decoder input Y_N[563] = 12.2625</text:p>
      <text:p text:style-name="Standard">Decoder input Y_N[564] = 3.5228</text:p>
      <text:p text:style-name="Standard">Decoder input Y_N[565] = 10.3245</text:p>
      <text:p text:style-name="Standard">Decoder input Y_N[566] = 11.5171</text:p>
      <text:p text:style-name="Standard">Decoder input Y_N[567] = 14.0951</text:p>
      <text:p text:style-name="Standard">Decoder input Y_N[568] = 5.6867</text:p>
      <text:p text:style-name="Standard">Decoder input Y_N[569] = 11.8578</text:p>
      <text:p text:style-name="Standard">Decoder input Y_N[570] = 4.1283</text:p>
      <text:p text:style-name="Standard">Decoder input Y_N[571] = 13.1186</text:p>
      <text:p text:style-name="Standard">Decoder input Y_N[572] = 4.71985</text:p>
      <text:p text:style-name="Standard">Decoder input Y_N[573] = 19.1922</text:p>
      <text:p text:style-name="Standard">Decoder input Y_N[574] = 8.77733</text:p>
      <text:p text:style-name="Standard">Decoder input Y_N[575] = 10.8863</text:p>
      <text:p text:style-name="Standard">Decoder input Y_N[576] = 0.87969</text:p>
      <text:p text:style-name="Standard">Decoder input Y_N[577] = 11.91</text:p>
      <text:p text:style-name="Standard">Decoder input Y_N[578] = 8.08512</text:p>
      <text:p text:style-name="Standard">Decoder input Y_N[579] = 11.2318</text:p>
      <text:p text:style-name="Standard">Decoder input Y_N[580] = 11.5351</text:p>
      <text:p text:style-name="Standard">Decoder input Y_N[581] = 9.22182</text:p>
      <text:p text:style-name="Standard">Decoder input Y_N[582] = 9.82753</text:p>
      <text:p text:style-name="Standard">Decoder input Y_N[583] = 4.30735</text:p>
      <text:p text:style-name="Standard">Decoder input Y_N[584] = 13.4125</text:p>
      <text:p text:style-name="Standard"><text:soft-page-break/>Decoder input Y_N[585] = 6.594</text:p>
      <text:p text:style-name="Standard">Decoder input Y_N[586] = 14.3949</text:p>
      <text:p text:style-name="Standard">Decoder input Y_N[587] = 6.78019</text:p>
      <text:p text:style-name="Standard">Decoder input Y_N[588] = 6.99117</text:p>
      <text:p text:style-name="Standard">Decoder input Y_N[589] = 11.9168</text:p>
      <text:p text:style-name="Standard">Decoder input Y_N[590] = 15.8112</text:p>
      <text:p text:style-name="Standard">Decoder input Y_N[591] = 6.87485</text:p>
      <text:p text:style-name="Standard">Decoder input Y_N[592] = 18.8269</text:p>
      <text:p text:style-name="Standard">Decoder input Y_N[593] = 12.195</text:p>
      <text:p text:style-name="Standard">Decoder input Y_N[594] = 7.28174</text:p>
      <text:p text:style-name="Standard">Decoder input Y_N[595] = 5.96504</text:p>
      <text:p text:style-name="Standard">Decoder input Y_N[596] = 11.4715</text:p>
      <text:p text:style-name="Standard">Decoder input Y_N[597] = 9.89208</text:p>
      <text:p text:style-name="Standard">Decoder input Y_N[598] = 13.0962</text:p>
      <text:p text:style-name="Standard">Decoder input Y_N[599] = 14.4624</text:p>
      <text:p text:style-name="Standard">Decoder input Y_N[600] = 9.83085</text:p>
      <text:p text:style-name="Standard">Decoder input Y_N[601] = 6.90061</text:p>
      <text:p text:style-name="Standard">Decoder input Y_N[602] = 7.36335</text:p>
      <text:p text:style-name="Standard">Decoder input Y_N[603] = 6.35204</text:p>
      <text:p text:style-name="Standard">Decoder input Y_N[604] = 2.35167</text:p>
      <text:p text:style-name="Standard">Decoder input Y_N[605] = 8.8229</text:p>
      <text:p text:style-name="Standard">Decoder input Y_N[606] = 20.666</text:p>
      <text:p text:style-name="Standard">Decoder input Y_N[607] = 13.0223</text:p>
      <text:p text:style-name="Standard">Decoder input Y_N[608] = 13.0867</text:p>
      <text:p text:style-name="Standard">Decoder input Y_N[609] = 6.08659</text:p>
      <text:p text:style-name="Standard">Decoder input Y_N[610] = 6.29959</text:p>
      <text:p text:style-name="Standard">Decoder input Y_N[611] = 18.0258</text:p>
      <text:p text:style-name="Standard">Decoder input Y_N[612] = 10.7604</text:p>
      <text:p text:style-name="Standard">Decoder input Y_N[613] = 8.11664</text:p>
      <text:p text:style-name="Standard">Decoder input Y_N[614] = 4.29449</text:p>
      <text:p text:style-name="Standard">Decoder input Y_N[615] = 3.74158</text:p>
      <text:p text:style-name="Standard">Decoder input Y_N[616] = 7.42253</text:p>
      <text:p text:style-name="Standard">Decoder input Y_N[617] = 7.46943</text:p>
      <text:p text:style-name="Standard">Decoder input Y_N[618] = 9.14039</text:p>
      <text:p text:style-name="Standard">Decoder input Y_N[619] = 10.4029</text:p>
      <text:p text:style-name="Standard">Decoder input Y_N[620] = 11.0008</text:p>
      <text:p text:style-name="Standard">Decoder input Y_N[621] = 6.90073</text:p>
      <text:p text:style-name="Standard">Decoder input Y_N[622] = 8.84994</text:p>
      <text:p text:style-name="Standard">Decoder input Y_N[623] = 5.92181</text:p>
      <text:p text:style-name="Standard">Decoder input Y_N[624] = 10.7389</text:p>
      <text:p text:style-name="Standard">Decoder input Y_N[625] = 14.4518</text:p>
      <text:p text:style-name="Standard">Decoder input Y_N[626] = 11.7012</text:p>
      <text:p text:style-name="Standard">Decoder input Y_N[627] = 3.30609</text:p>
      <text:p text:style-name="Standard">Decoder input Y_N[628] = 9.41852</text:p>
      <text:p text:style-name="Standard">Decoder input Y_N[629] = 5.36544</text:p>
      <text:p text:style-name="Standard">Decoder input Y_N[630] = 19.513</text:p>
      <text:p text:style-name="Standard">Decoder input Y_N[631] = 13.4951</text:p>
      <text:p text:style-name="Standard">Decoder input Y_N[632] = 9.44069</text:p>
      <text:p text:style-name="Standard">Decoder input Y_N[633] = 11.0015</text:p>
      <text:p text:style-name="Standard">Decoder input Y_N[634] = 4.65407</text:p>
      <text:p text:style-name="Standard">Decoder input Y_N[635] = 16.4461</text:p>
      <text:p text:style-name="Standard">Decoder input Y_N[636] = 10.4397</text:p>
      <text:p text:style-name="Standard"><text:soft-page-break/>Decoder input Y_N[637] = 15.1587</text:p>
      <text:p text:style-name="Standard">Decoder input Y_N[638] = 8.13699</text:p>
      <text:p text:style-name="Standard">Decoder input Y_N[639] = 9.26467</text:p>
      <text:p text:style-name="Standard">Decoder input Y_N[640] = 7.781</text:p>
      <text:p text:style-name="Standard">Decoder input Y_N[641] = 15.2478</text:p>
      <text:p text:style-name="Standard">Decoder input Y_N[642] = 5.35123</text:p>
      <text:p text:style-name="Standard">Decoder input Y_N[643] = 8.49291</text:p>
      <text:p text:style-name="Standard">Decoder input Y_N[644] = 9.93591</text:p>
      <text:p text:style-name="Standard">Decoder input Y_N[645] = 11.353</text:p>
      <text:p text:style-name="Standard">Decoder input Y_N[646] = 5.6529</text:p>
      <text:p text:style-name="Standard">Decoder input Y_N[647] = 13.9043</text:p>
      <text:p text:style-name="Standard"><text:s text:c="7"/>4.21 | <text:s text:c="4"/>5.00 || <text:s text:c="3"/>1365424 | <text:s text:c="5"/>586 | <text:s text:c="5"/>100 | 7.95e-07 | 7.32e-05 || <text:s text:c="3"/>0.105 | 01h56'38 <text:s text:c="2"/></text:p>
      <text:p text:style-name="Standard">[Thread 0x7ffff77ff640 (LWP 18306) exited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22:56:45.263990219</meta:creation-date>
    <dc:date>2025-05-07T22:57:45.691150532</dc:date>
    <meta:editing-duration>PT1M</meta:editing-duration>
    <meta:editing-cycles>1</meta:editing-cycles>
    <meta:document-statistic meta:table-count="0" meta:image-count="0" meta:object-count="0" meta:page-count="193" meta:paragraph-count="9997" meta:word-count="53237" meta:character-count="296942" meta:non-whitespace-character-count="253672"/>
    <meta:generator>LibreOffice/7.3.7.2$Linux_X86_64 LibreOffice_project/30$Build-2</meta:generator>
  </office:meta>
</office:document-meta>
</file>